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130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0" style:family="table-cell" style:parent-style-name="Default" style:data-style-name="N13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11" style:family="table-cell" style:parent-style-name="Default" style:data-style-name="N13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text-position=""/>
    </style:style>
    <style:style style:name="ce12" style:family="table-cell" style:parent-style-name="Default" style:data-style-name="N40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3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/>
    </style:style>
    <style:style style:name="ce14" style:family="table-cell" style:parent-style-name="Default" style:data-style-name="N13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15" style:family="table-cell" style:parent-style-name="Default" style:data-style-name="N13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2" style:family="table-cell" style:parent-style-name="Default" style:data-style-name="N39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pt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39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39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pt"/>
      <style:text-properties style:text-position="" fo:font-weight="bold" style:font-weight-asian="bold" style:font-weight-complex="bold"/>
    </style:style>
    <style:style style:name="ce5" style:family="table-cell" style:parent-style-name="Default" style:data-style-name="N4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6" style:family="table-cell" style:parent-style-name="Default" style:data-style-name="N13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7" style:family="table-cell" style:parent-style-name="Default" style:data-style-name="N13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text-position=""/>
    </style:style>
    <style:style style:name="ce8" style:family="table-cell" style:parent-style-name="Default" style:data-style-name="N13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text-position=""/>
    </style:style>
    <style:style style:name="ce9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22" style:family="table-cell" style:parent-style-name="Default" style:data-style-name="N130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39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24" style:family="table-cell" style:parent-style-name="Default" style:data-style-name="N39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pt"/>
      <style:text-properties fo:font-weight="bold" style:font-weight-asian="bold" style:font-weight-complex="bold"/>
    </style:style>
    <style:style style:name="ce25" style:family="table-cell" style:parent-style-name="Default" style:data-style-name="N39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pt"/>
      <style:text-properties fo:font-weight="bold" style:font-weight-asian="bold" style:font-weight-complex="bold"/>
    </style:style>
    <style:style style:name="ce26" style:family="table-cell" style:parent-style-name="Default" style:data-style-name="N4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 style:data-style-name="N13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8" style:family="table-cell" style:parent-style-name="Default" style:data-style-name="N13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9" style:family="table-cell" style:parent-style-name="Default" style:data-style-name="N13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30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 style:data-style-name="N13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32" style:family="table-cell" style:parent-style-name="Default" style:data-style-name="N13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3" style:family="table-cell" style:parent-style-name="Default" style:data-style-name="N40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 style:data-style-name="N13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5" style:family="table-cell" style:parent-style-name="Default" style:data-style-name="N13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6" style:family="table-cell" style:parent-style-name="Default" style:data-style-name="N13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</office:automatic-styles>
  <office:body>
    <office:spreadsheet>
      <table:table table:name="Hoja1" table:style-name="ta1">
        <table:table-column table:style-name="co1" table:number-columns-repeated="1024" table:default-cell-style-name="ce1"/>
        <table:table-row table:style-name="ro1">
          <table:table-cell/>
          <table:table-cell table:style-name="ce5" office:value-type="time" office:time-value="PT15H00M00S" calcext:value-type="time">
            <text:p>15:00</text:p>
          </table:table-cell>
          <table:table-cell table:style-name="ce9" office:value-type="time" office:time-value="PT16H00M00S" calcext:value-type="time">
            <text:p>16:00</text:p>
          </table:table-cell>
          <table:table-cell table:style-name="ce9" table:formula="of:=[.C1]+([.$C1]-[.$B1])" office:value-type="time" office:time-value="PT17H00M00S" calcext:value-type="time">
            <text:p>17:00</text:p>
          </table:table-cell>
          <table:table-cell table:style-name="ce9" table:formula="of:=[.D1]+([.$C1]-[.$B1])" office:value-type="time" office:time-value="PT18H00M00S" calcext:value-type="time">
            <text:p>18:00</text:p>
          </table:table-cell>
          <table:table-cell table:style-name="ce9" table:formula="of:=[.E1]+([.$C1]-[.$B1])" office:value-type="time" office:time-value="PT19H00M00S" calcext:value-type="time">
            <text:p>19:00</text:p>
          </table:table-cell>
          <table:table-cell table:style-name="ce9" table:formula="of:=[.F1]+([.$C1]-[.$B1])" office:value-type="time" office:time-value="PT20H00M00S" calcext:value-type="time">
            <text:p>20:00</text:p>
          </table:table-cell>
          <table:table-cell table:style-name="ce9" table:formula="of:=[.G1]+([.$C1]-[.$B1])" office:value-type="time" office:time-value="PT21H00M00S" calcext:value-type="time">
            <text:p>21:00</text:p>
          </table:table-cell>
          <table:table-cell table:style-name="ce9" table:formula="of:=[.H1]+([.$C1]-[.$B1])" office:value-type="time" office:time-value="PT22H00M00S" calcext:value-type="time">
            <text:p>22:00</text:p>
          </table:table-cell>
          <table:table-cell table:style-name="ce9" table:formula="of:=[.I1]+([.$C1]-[.$B1])" office:value-type="time" office:time-value="PT23H00M00S" calcext:value-type="time">
            <text:p>23:00</text:p>
          </table:table-cell>
          <table:table-cell table:style-name="ce9" table:formula="of:=[.J1]+([.$C1]-[.$B1])" office:value-type="time" office:time-value="PT24H00M00S" calcext:value-type="time">
            <text:p>00:00</text:p>
          </table:table-cell>
          <table:table-cell table:style-name="ce9" table:formula="of:=[.K1]+([.$C1]-[.$B1])" office:value-type="time" office:time-value="PT25H00M00S" calcext:value-type="time">
            <text:p>01:00</text:p>
          </table:table-cell>
          <table:table-cell table:style-name="ce9" table:formula="of:=[.L1]+([.$C1]-[.$B1])" office:value-type="time" office:time-value="PT26H00M00S" calcext:value-type="time">
            <text:p>02:00</text:p>
          </table:table-cell>
          <table:table-cell table:style-name="ce9" table:formula="of:=[.M1]+([.$C1]-[.$B1])" office:value-type="time" office:time-value="PT27H00M00S" calcext:value-type="time">
            <text:p>03:00</text:p>
          </table:table-cell>
          <table:table-cell table:style-name="ce9" table:formula="of:=[.N1]+([.$C1]-[.$B1])" office:value-type="time" office:time-value="PT28H00M00S" calcext:value-type="time">
            <text:p>04:00</text:p>
          </table:table-cell>
          <table:table-cell table:style-name="ce9" table:formula="of:=[.O1]+([.$C1]-[.$B1])" office:value-type="time" office:time-value="PT29H00M00S" calcext:value-type="time">
            <text:p>05:00</text:p>
          </table:table-cell>
          <table:table-cell table:style-name="ce9" table:formula="of:=[.P1]+([.$C1]-[.$B1])" office:value-type="time" office:time-value="PT30H00M00S" calcext:value-type="time">
            <text:p>06:00</text:p>
          </table:table-cell>
          <table:table-cell table:style-name="ce9" table:formula="of:=[.Q1]+([.$C1]-[.$B1])" office:value-type="time" office:time-value="PT31H00M00S" calcext:value-type="time">
            <text:p>07:00</text:p>
          </table:table-cell>
          <table:table-cell table:style-name="ce9" table:formula="of:=[.R1]+([.$C1]-[.$B1])" office:value-type="time" office:time-value="PT32H00M00S" calcext:value-type="time">
            <text:p>08:00</text:p>
          </table:table-cell>
          <table:table-cell table:style-name="ce9" table:formula="of:=[.S1]+([.$C1]-[.$B1])" office:value-type="time" office:time-value="PT33H00M00S" calcext:value-type="time">
            <text:p>09:00</text:p>
          </table:table-cell>
          <table:table-cell table:style-name="ce9" table:formula="of:=[.T1]+([.$C1]-[.$B1])" office:value-type="time" office:time-value="PT34H00M00S" calcext:value-type="time">
            <text:p>10:00</text:p>
          </table:table-cell>
          <table:table-cell table:style-name="ce9" table:formula="of:=[.U1]+([.$C1]-[.$B1])" office:value-type="time" office:time-value="PT35H00M00S" calcext:value-type="time">
            <text:p>11:00</text:p>
          </table:table-cell>
          <table:table-cell table:style-name="ce9" table:formula="of:=[.V1]+([.$C1]-[.$B1])" office:value-type="time" office:time-value="PT36H00M00S" calcext:value-type="time">
            <text:p>12:00</text:p>
          </table:table-cell>
          <table:table-cell table:style-name="ce9" table:formula="of:=[.W1]+([.$C1]-[.$B1])" office:value-type="time" office:time-value="PT37H00M00S" calcext:value-type="time">
            <text:p>13:00</text:p>
          </table:table-cell>
          <table:table-cell table:style-name="ce9" table:formula="of:=[.X1]+([.$C1]-[.$B1])" office:value-type="time" office:time-value="PT38H00M00S" calcext:value-type="time">
            <text:p>14:00</text:p>
          </table:table-cell>
          <table:table-cell table:style-name="ce9" table:formula="of:=[.Y1]+([.$C1]-[.$B1])" office:value-type="time" office:time-value="PT39H00M00S" calcext:value-type="time">
            <text:p>15:00</text:p>
          </table:table-cell>
          <table:table-cell table:style-name="ce9" table:formula="of:=[.Z1]+([.$C1]-[.$B1])" office:value-type="time" office:time-value="PT40H00M00S" calcext:value-type="time">
            <text:p>16:00</text:p>
          </table:table-cell>
          <table:table-cell table:style-name="ce9" table:formula="of:=[.AA1]+([.$C1]-[.$B1])" office:value-type="time" office:time-value="PT41H00M00S" calcext:value-type="time">
            <text:p>17:00</text:p>
          </table:table-cell>
          <table:table-cell table:style-name="ce9" table:formula="of:=[.AB1]+([.$C1]-[.$B1])" office:value-type="time" office:time-value="PT42H00M00S" calcext:value-type="time">
            <text:p>18:00</text:p>
          </table:table-cell>
          <table:table-cell table:style-name="ce9" table:formula="of:=[.AC1]+([.$C1]-[.$B1])" office:value-type="time" office:time-value="PT43H00M00S" calcext:value-type="time">
            <text:p>19:00</text:p>
          </table:table-cell>
          <table:table-cell table:style-name="ce9" table:formula="of:=[.AD1]+([.$C1]-[.$B1])" office:value-type="time" office:time-value="PT44H00M00S" calcext:value-type="time">
            <text:p>20:00</text:p>
          </table:table-cell>
          <table:table-cell table:style-name="ce9" table:formula="of:=[.AE1]+([.$C1]-[.$B1])" office:value-type="time" office:time-value="PT45H00M00S" calcext:value-type="time">
            <text:p>21:00</text:p>
          </table:table-cell>
          <table:table-cell table:style-name="ce9" table:formula="of:=[.AF1]+([.$C1]-[.$B1])" office:value-type="time" office:time-value="PT46H00M00S" calcext:value-type="time">
            <text:p>22:00</text:p>
          </table:table-cell>
          <table:table-cell table:style-name="ce9" table:formula="of:=[.AG1]+([.$C1]-[.$B1])" office:value-type="time" office:time-value="PT47H00M00S" calcext:value-type="time">
            <text:p>23:00</text:p>
          </table:table-cell>
          <table:table-cell table:style-name="ce9" table:formula="of:=[.AH1]+([.$C1]-[.$B1])" office:value-type="time" office:time-value="PT48H00M00S" calcext:value-type="time">
            <text:p>00:00</text:p>
          </table:table-cell>
          <table:table-cell table:style-name="ce9" table:formula="of:=[.AI1]+([.$C1]-[.$B1])" office:value-type="time" office:time-value="PT49H00M00S" calcext:value-type="time">
            <text:p>01:00</text:p>
          </table:table-cell>
          <table:table-cell table:style-name="ce9" table:formula="of:=[.AJ1]+([.$C1]-[.$B1])" office:value-type="time" office:time-value="PT50H00M00S" calcext:value-type="time">
            <text:p>02:00</text:p>
          </table:table-cell>
          <table:table-cell table:style-name="ce9" table:formula="of:=[.AK1]+([.$C1]-[.$B1])" office:value-type="time" office:time-value="PT51H00M00S" calcext:value-type="time">
            <text:p>03:00</text:p>
          </table:table-cell>
          <table:table-cell table:style-name="ce9" table:formula="of:=[.AL1]+([.$C1]-[.$B1])" office:value-type="time" office:time-value="PT52H00M00S" calcext:value-type="time">
            <text:p>04:00</text:p>
          </table:table-cell>
          <table:table-cell table:style-name="ce9" table:formula="of:=[.AM1]+([.$C1]-[.$B1])" office:value-type="time" office:time-value="PT53H00M00S" calcext:value-type="time">
            <text:p>05:00</text:p>
          </table:table-cell>
          <table:table-cell table:style-name="ce9" table:formula="of:=[.AN1]+([.$C1]-[.$B1])" office:value-type="time" office:time-value="PT54H00M00S" calcext:value-type="time">
            <text:p>06:00</text:p>
          </table:table-cell>
          <table:table-cell table:style-name="ce9" table:formula="of:=[.AO1]+([.$C1]-[.$B1])" office:value-type="time" office:time-value="PT55H00M00S" calcext:value-type="time">
            <text:p>07:00</text:p>
          </table:table-cell>
          <table:table-cell table:style-name="ce9" table:formula="of:=[.AP1]+([.$C1]-[.$B1])" office:value-type="time" office:time-value="PT56H00M00S" calcext:value-type="time">
            <text:p>08:00</text:p>
          </table:table-cell>
          <table:table-cell table:style-name="ce9" table:formula="of:=[.AQ1]+([.$C1]-[.$B1])" office:value-type="time" office:time-value="PT57H00M00S" calcext:value-type="time">
            <text:p>09:00</text:p>
          </table:table-cell>
          <table:table-cell table:style-name="ce9" table:formula="of:=[.AR1]+([.$C1]-[.$B1])" office:value-type="time" office:time-value="PT58H00M00S" calcext:value-type="time">
            <text:p>10:00</text:p>
          </table:table-cell>
          <table:table-cell table:style-name="ce9" table:formula="of:=[.AS1]+([.$C1]-[.$B1])" office:value-type="time" office:time-value="PT59H00M00S" calcext:value-type="time">
            <text:p>11:00</text:p>
          </table:table-cell>
          <table:table-cell table:style-name="ce9" table:formula="of:=[.AT1]+([.$C1]-[.$B1])" office:value-type="time" office:time-value="PT60H00M00S" calcext:value-type="time">
            <text:p>12:00</text:p>
          </table:table-cell>
          <table:table-cell table:style-name="ce9" table:formula="of:=[.AU1]+([.$C1]-[.$B1])" office:value-type="time" office:time-value="PT61H00M00S" calcext:value-type="time">
            <text:p>13:00</text:p>
          </table:table-cell>
          <table:table-cell table:style-name="ce9" table:formula="of:=[.AV1]+([.$C1]-[.$B1])" office:value-type="time" office:time-value="PT62H00M00S" calcext:value-type="time">
            <text:p>14:00</text:p>
          </table:table-cell>
          <table:table-cell table:style-name="ce9" table:formula="of:=[.AW1]+([.$C1]-[.$B1])" office:value-type="time" office:time-value="PT62H59M59.999999999S" calcext:value-type="time">
            <text:p>15:00</text:p>
          </table:table-cell>
          <table:table-cell table:style-name="ce9" table:formula="of:=[.AX1]+([.$C1]-[.$B1])" office:value-type="time" office:time-value="PT63H59M59.999999999S" calcext:value-type="time">
            <text:p>16:00</text:p>
          </table:table-cell>
          <table:table-cell table:style-name="ce9" table:formula="of:=[.AY1]+([.$C1]-[.$B1])" office:value-type="time" office:time-value="PT64H59M59.999999999S" calcext:value-type="time">
            <text:p>17:00</text:p>
          </table:table-cell>
          <table:table-cell table:style-name="ce9" table:formula="of:=[.AZ1]+([.$C1]-[.$B1])" office:value-type="time" office:time-value="PT65H59M59.999999999S" calcext:value-type="time">
            <text:p>18:00</text:p>
          </table:table-cell>
          <table:table-cell table:style-name="ce9" table:formula="of:=[.BA1]+([.$C1]-[.$B1])" office:value-type="time" office:time-value="PT66H59M59.999999999S" calcext:value-type="time">
            <text:p>19:00</text:p>
          </table:table-cell>
          <table:table-cell table:style-name="ce9" table:formula="of:=[.BB1]+([.$C1]-[.$B1])" office:value-type="time" office:time-value="PT67H59M59.999999999S" calcext:value-type="time">
            <text:p>20:00</text:p>
          </table:table-cell>
          <table:table-cell table:style-name="ce9" table:formula="of:=[.BC1]+([.$C1]-[.$B1])" office:value-type="time" office:time-value="PT68H59M59.999999999S" calcext:value-type="time">
            <text:p>21:00</text:p>
          </table:table-cell>
          <table:table-cell table:style-name="ce9" table:formula="of:=[.BD1]+([.$C1]-[.$B1])" office:value-type="time" office:time-value="PT69H59M59.999999999S" calcext:value-type="time">
            <text:p>22:00</text:p>
          </table:table-cell>
          <table:table-cell table:style-name="ce9" table:formula="of:=[.BE1]+([.$C1]-[.$B1])" office:value-type="time" office:time-value="PT70H59M59.999999999S" calcext:value-type="time">
            <text:p>23:00</text:p>
          </table:table-cell>
          <table:table-cell table:style-name="ce9" table:formula="of:=[.BF1]+([.$C1]-[.$B1])" office:value-type="time" office:time-value="PT71H59M59.999999999S" calcext:value-type="time">
            <text:p>00:00</text:p>
          </table:table-cell>
          <table:table-cell table:style-name="ce9" table:formula="of:=[.BG1]+([.$C1]-[.$B1])" office:value-type="time" office:time-value="PT72H59M59.999999999S" calcext:value-type="time">
            <text:p>01:00</text:p>
          </table:table-cell>
          <table:table-cell table:style-name="ce9" table:formula="of:=[.BH1]+([.$C1]-[.$B1])" office:value-type="time" office:time-value="PT73H59M59.999999999S" calcext:value-type="time">
            <text:p>02:00</text:p>
          </table:table-cell>
          <table:table-cell table:style-name="ce9" table:formula="of:=[.BI1]+([.$C1]-[.$B1])" office:value-type="time" office:time-value="PT74H59M59.999999999S" calcext:value-type="time">
            <text:p>03:00</text:p>
          </table:table-cell>
          <table:table-cell table:style-name="ce9" table:formula="of:=[.BJ1]+([.$C1]-[.$B1])" office:value-type="time" office:time-value="PT75H59M59.999999999S" calcext:value-type="time">
            <text:p>04:00</text:p>
          </table:table-cell>
          <table:table-cell table:style-name="ce9" table:formula="of:=[.BK1]+([.$C1]-[.$B1])" office:value-type="time" office:time-value="PT76H59M59.999999999S" calcext:value-type="time">
            <text:p>05:00</text:p>
          </table:table-cell>
          <table:table-cell table:style-name="ce9" table:formula="of:=[.BL1]+([.$C1]-[.$B1])" office:value-type="time" office:time-value="PT77H59M59.999999999S" calcext:value-type="time">
            <text:p>06:00</text:p>
          </table:table-cell>
          <table:table-cell table:style-name="ce9" table:formula="of:=[.BM1]+([.$C1]-[.$B1])" office:value-type="time" office:time-value="PT78H59M59.999999999S" calcext:value-type="time">
            <text:p>07:00</text:p>
          </table:table-cell>
          <table:table-cell table:style-name="ce9" table:formula="of:=[.BN1]+([.$C1]-[.$B1])" office:value-type="time" office:time-value="PT79H59M59.999999999S" calcext:value-type="time">
            <text:p>08:00</text:p>
          </table:table-cell>
          <table:table-cell table:style-name="ce9" table:formula="of:=[.BO1]+([.$C1]-[.$B1])" office:value-type="time" office:time-value="PT80H59M59.999999999S" calcext:value-type="time">
            <text:p>09:00</text:p>
          </table:table-cell>
          <table:table-cell table:style-name="ce9" table:formula="of:=[.BP1]+([.$C1]-[.$B1])" office:value-type="time" office:time-value="PT81H59M59.999999999S" calcext:value-type="time">
            <text:p>10:00</text:p>
          </table:table-cell>
          <table:table-cell table:style-name="ce9" table:formula="of:=[.BQ1]+([.$C1]-[.$B1])" office:value-type="time" office:time-value="PT82H59M59.999999999S" calcext:value-type="time">
            <text:p>11:00</text:p>
          </table:table-cell>
          <table:table-cell table:style-name="ce9" table:formula="of:=[.BR1]+([.$C1]-[.$B1])" office:value-type="time" office:time-value="PT83H59M59.999999999S" calcext:value-type="time">
            <text:p>12:00</text:p>
          </table:table-cell>
          <table:table-cell table:style-name="ce9" table:formula="of:=[.BS1]+([.$C1]-[.$B1])" office:value-type="time" office:time-value="PT84H59M59.999999999S" calcext:value-type="time">
            <text:p>13:00</text:p>
          </table:table-cell>
          <table:table-cell table:style-name="ce12" table:formula="of:=[.BT1]+([.$C1]-[.$B1])" office:value-type="time" office:time-value="PT85H59M59.999999999S" calcext:value-type="time">
            <text:p>14:00</text:p>
          </table:table-cell>
          <table:table-cell table:number-columns-repeated="951"/>
        </table:table-row>
        <table:table-row table:style-name="ro1">
          <table:table-cell table:style-name="ce2" office:value-type="date" office:date-value="2016-03-01" calcext:value-type="date">
            <text:p>Mar 1, 16</text:p>
          </table:table-cell>
          <table:table-cell table:style-name="ce6" office:value-type="float" office:value="422.836844418703" calcext:value-type="float">
            <text:p>422.8</text:p>
          </table:table-cell>
          <table:table-cell table:style-name="ce10" office:value-type="float" office:value="377.704450623919" calcext:value-type="float">
            <text:p>377.7</text:p>
          </table:table-cell>
          <table:table-cell table:style-name="ce10" office:value-type="float" office:value="309.21723430955" calcext:value-type="float">
            <text:p>309.2</text:p>
          </table:table-cell>
          <table:table-cell table:style-name="ce10" office:value-type="float" office:value="329.051536842621" calcext:value-type="float">
            <text:p>329.1</text:p>
          </table:table-cell>
          <table:table-cell table:style-name="ce10" office:value-type="float" office:value="456.209176606099" calcext:value-type="float">
            <text:p>456.2</text:p>
          </table:table-cell>
          <table:table-cell table:style-name="ce10" office:value-type="float" office:value="486.911756522681" calcext:value-type="float">
            <text:p>486.9</text:p>
          </table:table-cell>
          <table:table-cell table:style-name="ce10" office:value-type="float" office:value="517.064304559079" calcext:value-type="float">
            <text:p>517.1</text:p>
          </table:table-cell>
          <table:table-cell table:style-name="ce10" office:value-type="float" office:value="512.387948543111" calcext:value-type="float">
            <text:p>512.4</text:p>
          </table:table-cell>
          <table:table-cell table:style-name="ce10" office:value-type="float" office:value="509.391264692491" calcext:value-type="float">
            <text:p>509.4</text:p>
          </table:table-cell>
          <table:table-cell table:style-name="ce10" office:value-type="float" office:value="493.116573421865" calcext:value-type="float">
            <text:p>493.1</text:p>
          </table:table-cell>
          <table:table-cell table:style-name="ce10" office:value-type="float" office:value="469.46934256168" calcext:value-type="float">
            <text:p>469.5</text:p>
          </table:table-cell>
          <table:table-cell table:style-name="ce10" office:value-type="float" office:value="427.368880644761" calcext:value-type="float">
            <text:p>427.4</text:p>
          </table:table-cell>
          <table:table-cell table:style-name="ce10" office:value-type="float" office:value="398.471665808078" calcext:value-type="float">
            <text:p>398.5</text:p>
          </table:table-cell>
          <table:table-cell table:style-name="ce10" office:value-type="float" office:value="377.180787089001" calcext:value-type="float">
            <text:p>377.2</text:p>
          </table:table-cell>
          <table:table-cell table:style-name="ce10" office:value-type="float" office:value="374.557866839618" calcext:value-type="float">
            <text:p>374.6</text:p>
          </table:table-cell>
          <table:table-cell table:style-name="ce10" office:value-type="float" office:value="377.538320301756" calcext:value-type="float">
            <text:p>377.5</text:p>
          </table:table-cell>
          <table:table-cell table:style-name="ce10" office:value-type="float" office:value="349.744582170035" calcext:value-type="float">
            <text:p>349.7</text:p>
          </table:table-cell>
          <table:table-cell table:style-name="ce10" office:value-type="float" office:value="334.225010257614" calcext:value-type="float">
            <text:p>334.2</text:p>
          </table:table-cell>
          <table:table-cell table:style-name="ce10" office:value-type="float" office:value="187.520385210095" calcext:value-type="float">
            <text:p>187.5</text:p>
          </table:table-cell>
          <table:table-cell table:style-name="ce10" office:value-type="float" office:value="205.966765592377" calcext:value-type="float">
            <text:p>206.0</text:p>
          </table:table-cell>
          <table:table-cell table:style-name="ce10" office:value-type="float" office:value="184.350263914224" calcext:value-type="float">
            <text:p>184.4</text:p>
          </table:table-cell>
          <table:table-cell table:style-name="ce10" office:value-type="float" office:value="177.001805101776" calcext:value-type="float">
            <text:p>177.0</text:p>
          </table:table-cell>
          <table:table-cell table:style-name="ce10" office:value-type="float" office:value="164.365984538379" calcext:value-type="float">
            <text:p>164.4</text:p>
          </table:table-cell>
          <table:table-cell table:style-name="ce10" office:value-type="float" office:value="182.675943681613" calcext:value-type="float">
            <text:p>182.7</text:p>
          </table:table-cell>
          <table:table-cell table:style-name="ce10" office:value-type="float" office:value="203.979355686673" calcext:value-type="float">
            <text:p>204.0</text:p>
          </table:table-cell>
          <table:table-cell table:style-name="ce10" office:value-type="float" office:value="238.332591808203" calcext:value-type="float">
            <text:p>238.3</text:p>
          </table:table-cell>
          <table:table-cell table:style-name="ce10" office:value-type="float" office:value="289.204220880543" calcext:value-type="float">
            <text:p>289.2</text:p>
          </table:table-cell>
          <table:table-cell table:style-name="ce10" office:value-type="float" office:value="348.37264268896" calcext:value-type="float">
            <text:p>348.4</text:p>
          </table:table-cell>
          <table:table-cell table:style-name="ce10" office:value-type="float" office:value="384.481008045362" calcext:value-type="float">
            <text:p>384.5</text:p>
          </table:table-cell>
          <table:table-cell table:style-name="ce10" office:value-type="float" office:value="473.694233454494" calcext:value-type="float">
            <text:p>473.7</text:p>
          </table:table-cell>
          <table:table-cell table:style-name="ce10" office:value-type="float" office:value="496.707544721576" calcext:value-type="float">
            <text:p>496.7</text:p>
          </table:table-cell>
          <table:table-cell table:style-name="ce10" office:value-type="float" office:value="557.437273565424" calcext:value-type="float">
            <text:p>557.4</text:p>
          </table:table-cell>
          <table:table-cell table:style-name="ce10" office:value-type="float" office:value="542.0457078311" calcext:value-type="float">
            <text:p>542.0</text:p>
          </table:table-cell>
          <table:table-cell table:style-name="ce10" office:value-type="float" office:value="510.334792289124" calcext:value-type="float">
            <text:p>510.3</text:p>
          </table:table-cell>
          <table:table-cell table:style-name="ce10" office:value-type="float" office:value="496.873973679049" calcext:value-type="float">
            <text:p>496.9</text:p>
          </table:table-cell>
          <table:table-cell table:style-name="ce10" office:value-type="float" office:value="491.009345202743" calcext:value-type="float">
            <text:p>491.0</text:p>
          </table:table-cell>
          <table:table-cell table:style-name="ce10" office:value-type="float" office:value="485.793963872603" calcext:value-type="float">
            <text:p>485.8</text:p>
          </table:table-cell>
          <table:table-cell table:style-name="ce10" office:value-type="float" office:value="454.113719659507" calcext:value-type="float">
            <text:p>454.1</text:p>
          </table:table-cell>
          <table:table-cell table:style-name="ce10" office:value-type="float" office:value="436.842142127783" calcext:value-type="float">
            <text:p>436.8</text:p>
          </table:table-cell>
          <table:table-cell table:style-name="ce10" office:value-type="float" office:value="413.976496894861" calcext:value-type="float">
            <text:p>414.0</text:p>
          </table:table-cell>
          <table:table-cell table:style-name="ce10" office:value-type="float" office:value="397.958843467251" calcext:value-type="float">
            <text:p>398.0</text:p>
          </table:table-cell>
          <table:table-cell table:style-name="ce10" office:value-type="float" office:value="332.763871146046" calcext:value-type="float">
            <text:p>332.8</text:p>
          </table:table-cell>
          <table:table-cell table:style-name="ce10" office:value-type="float" office:value="197.403405944329" calcext:value-type="float">
            <text:p>197.4</text:p>
          </table:table-cell>
          <table:table-cell table:style-name="ce10" office:value-type="float" office:value="234.271093218129" calcext:value-type="float">
            <text:p>234.3</text:p>
          </table:table-cell>
          <table:table-cell table:style-name="ce10" office:value-type="float" office:value="196.099209146142" calcext:value-type="float">
            <text:p>196.1</text:p>
          </table:table-cell>
          <table:table-cell table:style-name="ce10" office:value-type="float" office:value="153.608351040573" calcext:value-type="float">
            <text:p>153.6</text:p>
          </table:table-cell>
          <table:table-cell table:style-name="ce10" office:value-type="float" office:value="104.543467887449" calcext:value-type="float">
            <text:p>104.5</text:p>
          </table:table-cell>
          <table:table-cell table:style-name="ce10" office:value-type="float" office:value="96.8184881979848" calcext:value-type="float">
            <text:p>96.8</text:p>
          </table:table-cell>
          <table:table-cell table:style-name="ce10" office:value-type="float" office:value="150.954202699807" calcext:value-type="float">
            <text:p>151.0</text:p>
          </table:table-cell>
          <table:table-cell table:style-name="ce10" office:value-type="float" office:value="192.382390629351" calcext:value-type="float">
            <text:p>192.4</text:p>
          </table:table-cell>
          <table:table-cell table:style-name="ce10" office:value-type="float" office:value="273.673413439506" calcext:value-type="float">
            <text:p>273.7</text:p>
          </table:table-cell>
          <table:table-cell table:style-name="ce10" office:value-type="float" office:value="331.495247751761" calcext:value-type="float">
            <text:p>331.5</text:p>
          </table:table-cell>
          <table:table-cell table:style-name="ce10" office:value-type="float" office:value="313.568632328967" calcext:value-type="float">
            <text:p>313.6</text:p>
          </table:table-cell>
          <table:table-cell table:style-name="ce10" office:value-type="float" office:value="467.587267510146" calcext:value-type="float">
            <text:p>467.6</text:p>
          </table:table-cell>
          <table:table-cell table:style-name="ce10" office:value-type="float" office:value="590.91724960826" calcext:value-type="float">
            <text:p>590.9</text:p>
          </table:table-cell>
          <table:table-cell table:style-name="ce10" office:value-type="float" office:value="570.369963563711" calcext:value-type="float">
            <text:p>570.4</text:p>
          </table:table-cell>
          <table:table-cell table:style-name="ce10" office:value-type="float" office:value="545.656622521676" calcext:value-type="float">
            <text:p>545.7</text:p>
          </table:table-cell>
          <table:table-cell table:style-name="ce10" office:value-type="float" office:value="496.541957150659" calcext:value-type="float">
            <text:p>496.5</text:p>
          </table:table-cell>
          <table:table-cell table:style-name="ce10" office:value-type="float" office:value="462.779218209342" calcext:value-type="float">
            <text:p>462.8</text:p>
          </table:table-cell>
          <table:table-cell table:style-name="ce10" office:value-type="float" office:value="440.546543065996" calcext:value-type="float">
            <text:p>440.5</text:p>
          </table:table-cell>
          <table:table-cell table:style-name="ce10" office:value-type="float" office:value="442.98579371438" calcext:value-type="float">
            <text:p>443.0</text:p>
          </table:table-cell>
          <table:table-cell table:style-name="ce10" office:value-type="float" office:value="433.989507863928" calcext:value-type="float">
            <text:p>434.0</text:p>
          </table:table-cell>
          <table:table-cell table:style-name="ce10" office:value-type="float" office:value="345.671821693924" calcext:value-type="float">
            <text:p>345.7</text:p>
          </table:table-cell>
          <table:table-cell table:style-name="ce10" office:value-type="float" office:value="273.575440873157" calcext:value-type="float">
            <text:p>273.6</text:p>
          </table:table-cell>
          <table:table-cell table:style-name="ce10" office:value-type="float" office:value="243.555892345409" calcext:value-type="float">
            <text:p>243.6</text:p>
          </table:table-cell>
          <table:table-cell table:style-name="ce10" office:value-type="float" office:value="193.450375967818" calcext:value-type="float">
            <text:p>193.5</text:p>
          </table:table-cell>
          <table:table-cell table:style-name="ce10" office:value-type="float" office:value="105.896285324159" calcext:value-type="float">
            <text:p>105.9</text:p>
          </table:table-cell>
          <table:table-cell table:style-name="ce10" office:value-type="float" office:value="101.433408841085" calcext:value-type="float">
            <text:p>101.4</text:p>
          </table:table-cell>
          <table:table-cell table:style-name="ce10" office:value-type="float" office:value="114.990420145278" calcext:value-type="float">
            <text:p>115.0</text:p>
          </table:table-cell>
          <table:table-cell table:style-name="ce10" office:value-type="float" office:value="111.334456682761" calcext:value-type="float">
            <text:p>111.3</text:p>
          </table:table-cell>
          <table:table-cell table:style-name="ce10" office:value-type="float" office:value="70.8933867594311" calcext:value-type="float">
            <text:p>70.9</text:p>
          </table:table-cell>
          <table:table-cell table:style-name="ce13" office:value-type="float" office:value="52.5388813429146" calcext:value-type="float">
            <text:p>52.5</text:p>
          </table:table-cell>
          <table:table-cell table:number-columns-repeated="951"/>
        </table:table-row>
        <table:table-row table:style-name="ro1">
          <table:table-cell table:style-name="ce3" table:formula="of:=[.A2]+1" office:value-type="date" office:date-value="2016-03-02" calcext:value-type="date">
            <text:p>Mar 2, 16</text:p>
          </table:table-cell>
          <table:table-cell table:style-name="ce7" office:value-type="float" office:value="515.400763784406" calcext:value-type="float">
            <text:p>515.4</text:p>
          </table:table-cell>
          <table:table-cell office:value-type="float" office:value="504.739539495897" calcext:value-type="float">
            <text:p>504.7</text:p>
          </table:table-cell>
          <table:table-cell office:value-type="float" office:value="512.862018893543" calcext:value-type="float">
            <text:p>512.9</text:p>
          </table:table-cell>
          <table:table-cell office:value-type="float" office:value="575.320512025377" calcext:value-type="float">
            <text:p>575.3</text:p>
          </table:table-cell>
          <table:table-cell office:value-type="float" office:value="550.71475476651" calcext:value-type="float">
            <text:p>550.7</text:p>
          </table:table-cell>
          <table:table-cell office:value-type="float" office:value="559.307504382794" calcext:value-type="float">
            <text:p>559.3</text:p>
          </table:table-cell>
          <table:table-cell office:value-type="float" office:value="550.870847074478" calcext:value-type="float">
            <text:p>550.9</text:p>
          </table:table-cell>
          <table:table-cell office:value-type="float" office:value="526.691942387379" calcext:value-type="float">
            <text:p>526.7</text:p>
          </table:table-cell>
          <table:table-cell office:value-type="float" office:value="444.902533446378" calcext:value-type="float">
            <text:p>444.9</text:p>
          </table:table-cell>
          <table:table-cell office:value-type="float" office:value="402.27175936982" calcext:value-type="float">
            <text:p>402.3</text:p>
          </table:table-cell>
          <table:table-cell office:value-type="float" office:value="351.161083576098" calcext:value-type="float">
            <text:p>351.2</text:p>
          </table:table-cell>
          <table:table-cell office:value-type="float" office:value="313.825662576148" calcext:value-type="float">
            <text:p>313.8</text:p>
          </table:table-cell>
          <table:table-cell office:value-type="float" office:value="326.918483680715" calcext:value-type="float">
            <text:p>326.9</text:p>
          </table:table-cell>
          <table:table-cell office:value-type="float" office:value="287.40192103617" calcext:value-type="float">
            <text:p>287.4</text:p>
          </table:table-cell>
          <table:table-cell office:value-type="float" office:value="302.82386190421" calcext:value-type="float">
            <text:p>302.8</text:p>
          </table:table-cell>
          <table:table-cell office:value-type="float" office:value="288.241228448998" calcext:value-type="float">
            <text:p>288.2</text:p>
          </table:table-cell>
          <table:table-cell office:value-type="float" office:value="277.664120662852" calcext:value-type="float">
            <text:p>277.7</text:p>
          </table:table-cell>
          <table:table-cell office:value-type="float" office:value="303.453250215598" calcext:value-type="float">
            <text:p>303.5</text:p>
          </table:table-cell>
          <table:table-cell office:value-type="float" office:value="204.384375322218" calcext:value-type="float">
            <text:p>204.4</text:p>
          </table:table-cell>
          <table:table-cell office:value-type="float" office:value="224.886096509402" calcext:value-type="float">
            <text:p>224.9</text:p>
          </table:table-cell>
          <table:table-cell office:value-type="float" office:value="200.602078057986" calcext:value-type="float">
            <text:p>200.6</text:p>
          </table:table-cell>
          <table:table-cell office:value-type="float" office:value="178.508232704599" calcext:value-type="float">
            <text:p>178.5</text:p>
          </table:table-cell>
          <table:table-cell office:value-type="float" office:value="195.590277086087" calcext:value-type="float">
            <text:p>195.6</text:p>
          </table:table-cell>
          <table:table-cell office:value-type="float" office:value="221.479343861368" calcext:value-type="float">
            <text:p>221.5</text:p>
          </table:table-cell>
          <table:table-cell office:value-type="float" office:value="248.040352026808" calcext:value-type="float">
            <text:p>248.0</text:p>
          </table:table-cell>
          <table:table-cell office:value-type="float" office:value="269.545271844559" calcext:value-type="float">
            <text:p>269.5</text:p>
          </table:table-cell>
          <table:table-cell office:value-type="float" office:value="300.366517617368" calcext:value-type="float">
            <text:p>300.4</text:p>
          </table:table-cell>
          <table:table-cell office:value-type="float" office:value="381.279182581523" calcext:value-type="float">
            <text:p>381.3</text:p>
          </table:table-cell>
          <table:table-cell office:value-type="float" office:value="349.830540548661" calcext:value-type="float">
            <text:p>349.8</text:p>
          </table:table-cell>
          <table:table-cell office:value-type="float" office:value="441.661853554312" calcext:value-type="float">
            <text:p>441.7</text:p>
          </table:table-cell>
          <table:table-cell office:value-type="float" office:value="426.577247301568" calcext:value-type="float">
            <text:p>426.6</text:p>
          </table:table-cell>
          <table:table-cell office:value-type="float" office:value="443.040489869736" calcext:value-type="float">
            <text:p>443.0</text:p>
          </table:table-cell>
          <table:table-cell office:value-type="float" office:value="402.896858185103" calcext:value-type="float">
            <text:p>402.9</text:p>
          </table:table-cell>
          <table:table-cell office:value-type="float" office:value="349.618539098783" calcext:value-type="float">
            <text:p>349.6</text:p>
          </table:table-cell>
          <table:table-cell office:value-type="float" office:value="305.37784955593" calcext:value-type="float">
            <text:p>305.4</text:p>
          </table:table-cell>
          <table:table-cell office:value-type="float" office:value="268.399970147281" calcext:value-type="float">
            <text:p>268.4</text:p>
          </table:table-cell>
          <table:table-cell office:value-type="float" office:value="263.838019930841" calcext:value-type="float">
            <text:p>263.8</text:p>
          </table:table-cell>
          <table:table-cell office:value-type="float" office:value="281.913240221362" calcext:value-type="float">
            <text:p>281.9</text:p>
          </table:table-cell>
          <table:table-cell office:value-type="float" office:value="234.130408161418" calcext:value-type="float">
            <text:p>234.1</text:p>
          </table:table-cell>
          <table:table-cell office:value-type="float" office:value="245.732857870917" calcext:value-type="float">
            <text:p>245.7</text:p>
          </table:table-cell>
          <table:table-cell office:value-type="float" office:value="277.814059619054" calcext:value-type="float">
            <text:p>277.8</text:p>
          </table:table-cell>
          <table:table-cell office:value-type="float" office:value="271.995871041591" calcext:value-type="float">
            <text:p>272.0</text:p>
          </table:table-cell>
          <table:table-cell office:value-type="float" office:value="149.639421382422" calcext:value-type="float">
            <text:p>149.6</text:p>
          </table:table-cell>
          <table:table-cell office:value-type="float" office:value="124.082019861685" calcext:value-type="float">
            <text:p>124.1</text:p>
          </table:table-cell>
          <table:table-cell office:value-type="float" office:value="72.6531728648302" calcext:value-type="float">
            <text:p>72.7</text:p>
          </table:table-cell>
          <table:table-cell office:value-type="float" office:value="41.3554282568518" calcext:value-type="float">
            <text:p>41.4</text:p>
          </table:table-cell>
          <table:table-cell office:value-type="float" office:value="57.8916090761796" calcext:value-type="float">
            <text:p>57.9</text:p>
          </table:table-cell>
          <table:table-cell office:value-type="float" office:value="88.7794227216684" calcext:value-type="float">
            <text:p>88.8</text:p>
          </table:table-cell>
          <table:table-cell office:value-type="float" office:value="94.8478474795233" calcext:value-type="float">
            <text:p>94.8</text:p>
          </table:table-cell>
          <table:table-cell office:value-type="float" office:value="111.390248276759" calcext:value-type="float">
            <text:p>111.4</text:p>
          </table:table-cell>
          <table:table-cell office:value-type="float" office:value="156.317544768549" calcext:value-type="float">
            <text:p>156.3</text:p>
          </table:table-cell>
          <table:table-cell office:value-type="float" office:value="207.146144728564" calcext:value-type="float">
            <text:p>207.1</text:p>
          </table:table-cell>
          <table:table-cell office:value-type="float" office:value="200.912577484687" calcext:value-type="float">
            <text:p>200.9</text:p>
          </table:table-cell>
          <table:table-cell office:value-type="float" office:value="226.486918940769" calcext:value-type="float">
            <text:p>226.5</text:p>
          </table:table-cell>
          <table:table-cell office:value-type="float" office:value="288.830037790542" calcext:value-type="float">
            <text:p>288.8</text:p>
          </table:table-cell>
          <table:table-cell office:value-type="float" office:value="270.773322639767" calcext:value-type="float">
            <text:p>270.8</text:p>
          </table:table-cell>
          <table:table-cell office:value-type="float" office:value="239.652709293463" calcext:value-type="float">
            <text:p>239.7</text:p>
          </table:table-cell>
          <table:table-cell office:value-type="float" office:value="217.446157480977" calcext:value-type="float">
            <text:p>217.4</text:p>
          </table:table-cell>
          <table:table-cell office:value-type="float" office:value="215.347977497449" calcext:value-type="float">
            <text:p>215.3</text:p>
          </table:table-cell>
          <table:table-cell office:value-type="float" office:value="196.792811362682" calcext:value-type="float">
            <text:p>196.8</text:p>
          </table:table-cell>
          <table:table-cell office:value-type="float" office:value="197.305654203417" calcext:value-type="float">
            <text:p>197.3</text:p>
          </table:table-cell>
          <table:table-cell office:value-type="float" office:value="152.546694888731" calcext:value-type="float">
            <text:p>152.5</text:p>
          </table:table-cell>
          <table:table-cell office:value-type="float" office:value="127.576495455131" calcext:value-type="float">
            <text:p>127.6</text:p>
          </table:table-cell>
          <table:table-cell office:value-type="float" office:value="107.340959095348" calcext:value-type="float">
            <text:p>107.3</text:p>
          </table:table-cell>
          <table:table-cell office:value-type="float" office:value="91.3855985488641" calcext:value-type="float">
            <text:p>91.4</text:p>
          </table:table-cell>
          <table:table-cell office:value-type="float" office:value="108.943163077215" calcext:value-type="float">
            <text:p>108.9</text:p>
          </table:table-cell>
          <table:table-cell office:value-type="float" office:value="27.8834047945247" calcext:value-type="float">
            <text:p>27.9</text:p>
          </table:table-cell>
          <table:table-cell office:value-type="float" office:value="10.4898854791116" calcext:value-type="float">
            <text:p>10.5</text:p>
          </table:table-cell>
          <table:table-cell office:value-type="float" office:value="11.097090475398" calcext:value-type="float">
            <text:p>11.1</text:p>
          </table:table-cell>
          <table:table-cell office:value-type="float" office:value="11.1495766715807" calcext:value-type="float">
            <text:p>11.1</text:p>
          </table:table-cell>
          <table:table-cell office:value-type="float" office:value="12.3088643302651" calcext:value-type="float">
            <text:p>12.3</text:p>
          </table:table-cell>
          <table:table-cell table:style-name="ce14" office:value-type="float" office:value="58.029240205306" calcext:value-type="float">
            <text:p>58.0</text:p>
          </table:table-cell>
          <table:table-cell table:number-columns-repeated="951"/>
        </table:table-row>
        <table:table-row table:style-name="ro1">
          <table:table-cell table:style-name="ce3" table:formula="of:=[.A3]+1" office:value-type="date" office:date-value="2016-03-03" calcext:value-type="date">
            <text:p>Mar 3, 16</text:p>
          </table:table-cell>
          <table:table-cell table:style-name="ce7" office:value-type="float" office:value="206.347095588696" calcext:value-type="float">
            <text:p>206.3</text:p>
          </table:table-cell>
          <table:table-cell office:value-type="float" office:value="215.106472304375" calcext:value-type="float">
            <text:p>215.1</text:p>
          </table:table-cell>
          <table:table-cell office:value-type="float" office:value="244.275950940948" calcext:value-type="float">
            <text:p>244.3</text:p>
          </table:table-cell>
          <table:table-cell office:value-type="float" office:value="271.652650057647" calcext:value-type="float">
            <text:p>271.7</text:p>
          </table:table-cell>
          <table:table-cell office:value-type="float" office:value="316.352243950045" calcext:value-type="float">
            <text:p>316.4</text:p>
          </table:table-cell>
          <table:table-cell office:value-type="float" office:value="384.280634567615" calcext:value-type="float">
            <text:p>384.3</text:p>
          </table:table-cell>
          <table:table-cell office:value-type="float" office:value="440.993397662396" calcext:value-type="float">
            <text:p>441.0</text:p>
          </table:table-cell>
          <table:table-cell office:value-type="float" office:value="477.57080480552" calcext:value-type="float">
            <text:p>477.6</text:p>
          </table:table-cell>
          <table:table-cell office:value-type="float" office:value="427.457763198237" calcext:value-type="float">
            <text:p>427.5</text:p>
          </table:table-cell>
          <table:table-cell office:value-type="float" office:value="356.361598290688" calcext:value-type="float">
            <text:p>356.4</text:p>
          </table:table-cell>
          <table:table-cell office:value-type="float" office:value="322.06038479271" calcext:value-type="float">
            <text:p>322.1</text:p>
          </table:table-cell>
          <table:table-cell office:value-type="float" office:value="300.158049961153" calcext:value-type="float">
            <text:p>300.2</text:p>
          </table:table-cell>
          <table:table-cell office:value-type="float" office:value="264.471654113717" calcext:value-type="float">
            <text:p>264.5</text:p>
          </table:table-cell>
          <table:table-cell office:value-type="float" office:value="253.665707438695" calcext:value-type="float">
            <text:p>253.7</text:p>
          </table:table-cell>
          <table:table-cell office:value-type="float" office:value="208.350492662904" calcext:value-type="float">
            <text:p>208.4</text:p>
          </table:table-cell>
          <table:table-cell office:value-type="float" office:value="178.284430199732" calcext:value-type="float">
            <text:p>178.3</text:p>
          </table:table-cell>
          <table:table-cell office:value-type="float" office:value="154.023407176411" calcext:value-type="float">
            <text:p>154.0</text:p>
          </table:table-cell>
          <table:table-cell office:value-type="float" office:value="128.142546810031" calcext:value-type="float">
            <text:p>128.1</text:p>
          </table:table-cell>
          <table:table-cell office:value-type="float" office:value="67.3052162087939" calcext:value-type="float">
            <text:p>67.3</text:p>
          </table:table-cell>
          <table:table-cell office:value-type="float" office:value="34.7426400512467" calcext:value-type="float">
            <text:p>34.7</text:p>
          </table:table-cell>
          <table:table-cell office:value-type="float" office:value="25.5262341655002" calcext:value-type="float">
            <text:p>25.5</text:p>
          </table:table-cell>
          <table:table-cell office:value-type="float" office:value="17.8037666039048" calcext:value-type="float">
            <text:p>17.8</text:p>
          </table:table-cell>
          <table:table-cell office:value-type="float" office:value="22.6004954330064" calcext:value-type="float">
            <text:p>22.6</text:p>
          </table:table-cell>
          <table:table-cell office:value-type="float" office:value="40.543983235578" calcext:value-type="float">
            <text:p>40.5</text:p>
          </table:table-cell>
          <table:table-cell office:value-type="float" office:value="45.1538595959622" calcext:value-type="float">
            <text:p>45.2</text:p>
          </table:table-cell>
          <table:table-cell office:value-type="float" office:value="60.7000399855204" calcext:value-type="float">
            <text:p>60.7</text:p>
          </table:table-cell>
          <table:table-cell office:value-type="float" office:value="74.4892848563297" calcext:value-type="float">
            <text:p>74.5</text:p>
          </table:table-cell>
          <table:table-cell office:value-type="float" office:value="94.9920959183082" calcext:value-type="float">
            <text:p>95.0</text:p>
          </table:table-cell>
          <table:table-cell office:value-type="float" office:value="110.873387925296" calcext:value-type="float">
            <text:p>110.9</text:p>
          </table:table-cell>
          <table:table-cell office:value-type="float" office:value="205.213880241961" calcext:value-type="float">
            <text:p>205.2</text:p>
          </table:table-cell>
          <table:table-cell office:value-type="float" office:value="252.894991250186" calcext:value-type="float">
            <text:p>252.9</text:p>
          </table:table-cell>
          <table:table-cell office:value-type="float" office:value="230.413558980679" calcext:value-type="float">
            <text:p>230.4</text:p>
          </table:table-cell>
          <table:table-cell office:value-type="float" office:value="187.788105554152" calcext:value-type="float">
            <text:p>187.8</text:p>
          </table:table-cell>
          <table:table-cell office:value-type="float" office:value="214.076003280024" calcext:value-type="float">
            <text:p>214.1</text:p>
          </table:table-cell>
          <table:table-cell office:value-type="float" office:value="196.764610929354" calcext:value-type="float">
            <text:p>196.8</text:p>
          </table:table-cell>
          <table:table-cell office:value-type="float" office:value="166.081145195615" calcext:value-type="float">
            <text:p>166.1</text:p>
          </table:table-cell>
          <table:table-cell office:value-type="float" office:value="128.252328057091" calcext:value-type="float">
            <text:p>128.3</text:p>
          </table:table-cell>
          <table:table-cell office:value-type="float" office:value="96.0496898766584" calcext:value-type="float">
            <text:p>96.0</text:p>
          </table:table-cell>
          <table:table-cell office:value-type="float" office:value="90.7866277628723" calcext:value-type="float">
            <text:p>90.8</text:p>
          </table:table-cell>
          <table:table-cell office:value-type="float" office:value="87.5749098925556" calcext:value-type="float">
            <text:p>87.6</text:p>
          </table:table-cell>
          <table:table-cell office:value-type="float" office:value="76.4629919659121" calcext:value-type="float">
            <text:p>76.5</text:p>
          </table:table-cell>
          <table:table-cell office:value-type="float" office:value="76.2466438627833" calcext:value-type="float">
            <text:p>76.2</text:p>
          </table:table-cell>
          <table:table-cell office:value-type="float" office:value="27.9122928813016" calcext:value-type="float">
            <text:p>27.9</text:p>
          </table:table-cell>
          <table:table-cell office:value-type="float" office:value="39.8334931607971" calcext:value-type="float">
            <text:p>39.8</text:p>
          </table:table-cell>
          <table:table-cell office:value-type="float" office:value="57.3331992968739" calcext:value-type="float">
            <text:p>57.3</text:p>
          </table:table-cell>
          <table:table-cell office:value-type="float" office:value="20.9978152763592" calcext:value-type="float">
            <text:p>21.0</text:p>
          </table:table-cell>
          <table:table-cell office:value-type="float" office:value="20.1294854235754" calcext:value-type="float">
            <text:p>20.1</text:p>
          </table:table-cell>
          <table:table-cell office:value-type="float" office:value="16.7915789472896" calcext:value-type="float">
            <text:p>16.8</text:p>
          </table:table-cell>
          <table:table-cell office:value-type="float" office:value="6.94310976322397" calcext:value-type="float">
            <text:p>6.9</text:p>
          </table:table-cell>
          <table:table-cell office:value-type="float" office:value="18.8620815199596" calcext:value-type="float">
            <text:p>18.9</text:p>
          </table:table-cell>
          <table:table-cell office:value-type="float" office:value="63.2910304662848" calcext:value-type="float">
            <text:p>63.3</text:p>
          </table:table-cell>
          <table:table-cell office:value-type="float" office:value="88.9552328732594" calcext:value-type="float">
            <text:p>89.0</text:p>
          </table:table-cell>
          <table:table-cell office:value-type="float" office:value="91.3044462254784" calcext:value-type="float">
            <text:p>91.3</text:p>
          </table:table-cell>
          <table:table-cell office:value-type="float" office:value="111.684643084141" calcext:value-type="float">
            <text:p>111.7</text:p>
          </table:table-cell>
          <table:table-cell office:value-type="float" office:value="134.216802887576" calcext:value-type="float">
            <text:p>134.2</text:p>
          </table:table-cell>
          <table:table-cell office:value-type="float" office:value="144.929548871609" calcext:value-type="float">
            <text:p>144.9</text:p>
          </table:table-cell>
          <table:table-cell office:value-type="float" office:value="178.980887217776" calcext:value-type="float">
            <text:p>179.0</text:p>
          </table:table-cell>
          <table:table-cell office:value-type="float" office:value="199.456326010543" calcext:value-type="float">
            <text:p>199.5</text:p>
          </table:table-cell>
          <table:table-cell office:value-type="float" office:value="204.219357145623" calcext:value-type="float">
            <text:p>204.2</text:p>
          </table:table-cell>
          <table:table-cell office:value-type="float" office:value="224.554008936711" calcext:value-type="float">
            <text:p>224.6</text:p>
          </table:table-cell>
          <table:table-cell office:value-type="float" office:value="224.880245238404" calcext:value-type="float">
            <text:p>224.9</text:p>
          </table:table-cell>
          <table:table-cell office:value-type="float" office:value="216.105763999346" calcext:value-type="float">
            <text:p>216.1</text:p>
          </table:table-cell>
          <table:table-cell office:value-type="float" office:value="205.951991614693" calcext:value-type="float">
            <text:p>206.0</text:p>
          </table:table-cell>
          <table:table-cell office:value-type="float" office:value="229.795183379534" calcext:value-type="float">
            <text:p>229.8</text:p>
          </table:table-cell>
          <table:table-cell office:value-type="float" office:value="204.716389686632" calcext:value-type="float">
            <text:p>204.7</text:p>
          </table:table-cell>
          <table:table-cell office:value-type="float" office:value="187.613981502202" calcext:value-type="float">
            <text:p>187.6</text:p>
          </table:table-cell>
          <table:table-cell office:value-type="float" office:value="103.83387180268" calcext:value-type="float">
            <text:p>103.8</text:p>
          </table:table-cell>
          <table:table-cell office:value-type="float" office:value="61.0633070137308" calcext:value-type="float">
            <text:p>61.1</text:p>
          </table:table-cell>
          <table:table-cell office:value-type="float" office:value="63.5720576525195" calcext:value-type="float">
            <text:p>63.6</text:p>
          </table:table-cell>
          <table:table-cell office:value-type="float" office:value="97.4520749137509" calcext:value-type="float">
            <text:p>97.5</text:p>
          </table:table-cell>
          <table:table-cell office:value-type="float" office:value="110.722916060036" calcext:value-type="float">
            <text:p>110.7</text:p>
          </table:table-cell>
          <table:table-cell table:style-name="ce14" office:value-type="float" office:value="148.310063654932" calcext:value-type="float">
            <text:p>148.3</text:p>
          </table:table-cell>
          <table:table-cell table:number-columns-repeated="951"/>
        </table:table-row>
        <table:table-row table:style-name="ro1">
          <table:table-cell table:style-name="ce3" table:formula="of:=[.A4]+1" office:value-type="date" office:date-value="2016-03-04" calcext:value-type="date">
            <text:p>Mar 4, 16</text:p>
          </table:table-cell>
          <table:table-cell table:style-name="ce7" office:value-type="float" office:value="13.8488138927645" calcext:value-type="float">
            <text:p>13.8</text:p>
          </table:table-cell>
          <table:table-cell office:value-type="float" office:value="18.0896136172868" calcext:value-type="float">
            <text:p>18.1</text:p>
          </table:table-cell>
          <table:table-cell office:value-type="float" office:value="28.2875641627985" calcext:value-type="float">
            <text:p>28.3</text:p>
          </table:table-cell>
          <table:table-cell office:value-type="float" office:value="41.7403430825931" calcext:value-type="float">
            <text:p>41.7</text:p>
          </table:table-cell>
          <table:table-cell office:value-type="float" office:value="61.0589631405048" calcext:value-type="float">
            <text:p>61.1</text:p>
          </table:table-cell>
          <table:table-cell office:value-type="float" office:value="95.1584125418607" calcext:value-type="float">
            <text:p>95.2</text:p>
          </table:table-cell>
          <table:table-cell office:value-type="float" office:value="188.753377210992" calcext:value-type="float">
            <text:p>188.8</text:p>
          </table:table-cell>
          <table:table-cell office:value-type="float" office:value="181.398389729126" calcext:value-type="float">
            <text:p>181.4</text:p>
          </table:table-cell>
          <table:table-cell office:value-type="float" office:value="168.615795677715" calcext:value-type="float">
            <text:p>168.6</text:p>
          </table:table-cell>
          <table:table-cell office:value-type="float" office:value="200.850194394845" calcext:value-type="float">
            <text:p>200.9</text:p>
          </table:table-cell>
          <table:table-cell office:value-type="float" office:value="188.629948217136" calcext:value-type="float">
            <text:p>188.6</text:p>
          </table:table-cell>
          <table:table-cell office:value-type="float" office:value="187.765833004962" calcext:value-type="float">
            <text:p>187.8</text:p>
          </table:table-cell>
          <table:table-cell office:value-type="float" office:value="178.500061919509" calcext:value-type="float">
            <text:p>178.5</text:p>
          </table:table-cell>
          <table:table-cell office:value-type="float" office:value="164.003651174661" calcext:value-type="float">
            <text:p>164.0</text:p>
          </table:table-cell>
          <table:table-cell office:value-type="float" office:value="169.461048162023" calcext:value-type="float">
            <text:p>169.5</text:p>
          </table:table-cell>
          <table:table-cell office:value-type="float" office:value="163.397568687284" calcext:value-type="float">
            <text:p>163.4</text:p>
          </table:table-cell>
          <table:table-cell office:value-type="float" office:value="143.611822582253" calcext:value-type="float">
            <text:p>143.6</text:p>
          </table:table-cell>
          <table:table-cell office:value-type="float" office:value="234.237302491782" calcext:value-type="float">
            <text:p>234.2</text:p>
          </table:table-cell>
          <table:table-cell office:value-type="float" office:value="165.741872432971" calcext:value-type="float">
            <text:p>165.7</text:p>
          </table:table-cell>
          <table:table-cell office:value-type="float" office:value="151.636574578677" calcext:value-type="float">
            <text:p>151.6</text:p>
          </table:table-cell>
          <table:table-cell office:value-type="float" office:value="178.548162128487" calcext:value-type="float">
            <text:p>178.5</text:p>
          </table:table-cell>
          <table:table-cell office:value-type="float" office:value="245.075695934875" calcext:value-type="float">
            <text:p>245.1</text:p>
          </table:table-cell>
          <table:table-cell office:value-type="float" office:value="259.866394681321" calcext:value-type="float">
            <text:p>259.9</text:p>
          </table:table-cell>
          <table:table-cell office:value-type="float" office:value="271.945022207614" calcext:value-type="float">
            <text:p>271.9</text:p>
          </table:table-cell>
          <table:table-cell office:value-type="float" office:value="269.617395725052" calcext:value-type="float">
            <text:p>269.6</text:p>
          </table:table-cell>
          <table:table-cell office:value-type="float" office:value="363.849868631732" calcext:value-type="float">
            <text:p>363.8</text:p>
          </table:table-cell>
          <table:table-cell office:value-type="float" office:value="379.709272894791" calcext:value-type="float">
            <text:p>379.7</text:p>
          </table:table-cell>
          <table:table-cell office:value-type="float" office:value="385.595272178298" calcext:value-type="float">
            <text:p>385.6</text:p>
          </table:table-cell>
          <table:table-cell office:value-type="float" office:value="323.876891478953" calcext:value-type="float">
            <text:p>323.9</text:p>
          </table:table-cell>
          <table:table-cell office:value-type="float" office:value="320.555459997466" calcext:value-type="float">
            <text:p>320.6</text:p>
          </table:table-cell>
          <table:table-cell office:value-type="float" office:value="324.425240978422" calcext:value-type="float">
            <text:p>324.4</text:p>
          </table:table-cell>
          <table:table-cell office:value-type="float" office:value="348.613108724841" calcext:value-type="float">
            <text:p>348.6</text:p>
          </table:table-cell>
          <table:table-cell office:value-type="float" office:value="322.345632158162" calcext:value-type="float">
            <text:p>322.3</text:p>
          </table:table-cell>
          <table:table-cell office:value-type="float" office:value="347.482138303771" calcext:value-type="float">
            <text:p>347.5</text:p>
          </table:table-cell>
          <table:table-cell office:value-type="float" office:value="358.53104026428" calcext:value-type="float">
            <text:p>358.5</text:p>
          </table:table-cell>
          <table:table-cell office:value-type="float" office:value="358.308621823445" calcext:value-type="float">
            <text:p>358.3</text:p>
          </table:table-cell>
          <table:table-cell office:value-type="float" office:value="337.635544623007" calcext:value-type="float">
            <text:p>337.6</text:p>
          </table:table-cell>
          <table:table-cell office:value-type="float" office:value="354.177092120497" calcext:value-type="float">
            <text:p>354.2</text:p>
          </table:table-cell>
          <table:table-cell office:value-type="float" office:value="383.376226016907" calcext:value-type="float">
            <text:p>383.4</text:p>
          </table:table-cell>
          <table:table-cell office:value-type="float" office:value="407.007977228373" calcext:value-type="float">
            <text:p>407.0</text:p>
          </table:table-cell>
          <table:table-cell office:value-type="float" office:value="389.983814562567" calcext:value-type="float">
            <text:p>390.0</text:p>
          </table:table-cell>
          <table:table-cell office:value-type="float" office:value="445.967607677532" calcext:value-type="float">
            <text:p>446.0</text:p>
          </table:table-cell>
          <table:table-cell office:value-type="float" office:value="334.336725745009" calcext:value-type="float">
            <text:p>334.3</text:p>
          </table:table-cell>
          <table:table-cell office:value-type="float" office:value="245.674516903406" calcext:value-type="float">
            <text:p>245.7</text:p>
          </table:table-cell>
          <table:table-cell office:value-type="float" office:value="234.749590581162" calcext:value-type="float">
            <text:p>234.7</text:p>
          </table:table-cell>
          <table:table-cell office:value-type="float" office:value="270.542671995852" calcext:value-type="float">
            <text:p>270.5</text:p>
          </table:table-cell>
          <table:table-cell office:value-type="float" office:value="319.398801819107" calcext:value-type="float">
            <text:p>319.4</text:p>
          </table:table-cell>
          <table:table-cell office:value-type="float" office:value="343.352476609598" calcext:value-type="float">
            <text:p>343.4</text:p>
          </table:table-cell>
          <table:table-cell office:value-type="float" office:value="359.956673123344" calcext:value-type="float">
            <text:p>360.0</text:p>
          </table:table-cell>
          <table:table-cell office:value-type="float" office:value="332.244139950637" calcext:value-type="float">
            <text:p>332.2</text:p>
          </table:table-cell>
          <table:table-cell office:value-type="float" office:value="275.102769832271" calcext:value-type="float">
            <text:p>275.1</text:p>
          </table:table-cell>
          <table:table-cell office:value-type="float" office:value="245.074385098127" calcext:value-type="float">
            <text:p>245.1</text:p>
          </table:table-cell>
          <table:table-cell office:value-type="float" office:value="179.152771833297" calcext:value-type="float">
            <text:p>179.2</text:p>
          </table:table-cell>
          <table:table-cell office:value-type="float" office:value="186.407141622151" calcext:value-type="float">
            <text:p>186.4</text:p>
          </table:table-cell>
          <table:table-cell office:value-type="float" office:value="205.859104515694" calcext:value-type="float">
            <text:p>205.9</text:p>
          </table:table-cell>
          <table:table-cell office:value-type="float" office:value="164.038474552321" calcext:value-type="float">
            <text:p>164.0</text:p>
          </table:table-cell>
          <table:table-cell office:value-type="float" office:value="150.232925585176" calcext:value-type="float">
            <text:p>150.2</text:p>
          </table:table-cell>
          <table:table-cell office:value-type="float" office:value="152.853594007162" calcext:value-type="float">
            <text:p>152.9</text:p>
          </table:table-cell>
          <table:table-cell office:value-type="float" office:value="145.331859730078" calcext:value-type="float">
            <text:p>145.3</text:p>
          </table:table-cell>
          <table:table-cell office:value-type="float" office:value="144.474964310379" calcext:value-type="float">
            <text:p>144.5</text:p>
          </table:table-cell>
          <table:table-cell office:value-type="float" office:value="138.111480554417" calcext:value-type="float">
            <text:p>138.1</text:p>
          </table:table-cell>
          <table:table-cell office:value-type="float" office:value="107.259495554824" calcext:value-type="float">
            <text:p>107.3</text:p>
          </table:table-cell>
          <table:table-cell office:value-type="float" office:value="91.44185651699" calcext:value-type="float">
            <text:p>91.4</text:p>
          </table:table-cell>
          <table:table-cell office:value-type="float" office:value="92.7520713944742" calcext:value-type="float">
            <text:p>92.8</text:p>
          </table:table-cell>
          <table:table-cell office:value-type="float" office:value="105.300442013691" calcext:value-type="float">
            <text:p>105.3</text:p>
          </table:table-cell>
          <table:table-cell office:value-type="float" office:value="107.342079025884" calcext:value-type="float">
            <text:p>107.3</text:p>
          </table:table-cell>
          <table:table-cell office:value-type="float" office:value="83.6732786521956" calcext:value-type="float">
            <text:p>83.7</text:p>
          </table:table-cell>
          <table:table-cell office:value-type="float" office:value="43.0309067149264" calcext:value-type="float">
            <text:p>43.0</text:p>
          </table:table-cell>
          <table:table-cell office:value-type="float" office:value="36.7461463524304" calcext:value-type="float">
            <text:p>36.7</text:p>
          </table:table-cell>
          <table:table-cell office:value-type="float" office:value="48.2943461794937" calcext:value-type="float">
            <text:p>48.3</text:p>
          </table:table-cell>
          <table:table-cell office:value-type="float" office:value="58.3662705073139" calcext:value-type="float">
            <text:p>58.4</text:p>
          </table:table-cell>
          <table:table-cell table:style-name="ce14" office:value-type="float" office:value="67.5403854238451" calcext:value-type="float">
            <text:p>67.5</text:p>
          </table:table-cell>
          <table:table-cell table:number-columns-repeated="951"/>
        </table:table-row>
        <table:table-row table:style-name="ro1">
          <table:table-cell table:style-name="ce3" table:formula="of:=[.A5]+1" office:value-type="date" office:date-value="2016-03-05" calcext:value-type="date">
            <text:p>Mar 5, 16</text:p>
          </table:table-cell>
          <table:table-cell table:style-name="ce7" office:value-type="float" office:value="541.794681412482" calcext:value-type="float">
            <text:p>541.8</text:p>
          </table:table-cell>
          <table:table-cell office:value-type="float" office:value="526.815397809325" calcext:value-type="float">
            <text:p>526.8</text:p>
          </table:table-cell>
          <table:table-cell office:value-type="float" office:value="512.279177039171" calcext:value-type="float">
            <text:p>512.3</text:p>
          </table:table-cell>
          <table:table-cell office:value-type="float" office:value="498.990876564362" calcext:value-type="float">
            <text:p>499.0</text:p>
          </table:table-cell>
          <table:table-cell office:value-type="float" office:value="478.132013798665" calcext:value-type="float">
            <text:p>478.1</text:p>
          </table:table-cell>
          <table:table-cell office:value-type="float" office:value="479.19461935644" calcext:value-type="float">
            <text:p>479.2</text:p>
          </table:table-cell>
          <table:table-cell office:value-type="float" office:value="450.403610856963" calcext:value-type="float">
            <text:p>450.4</text:p>
          </table:table-cell>
          <table:table-cell office:value-type="float" office:value="507.0104065181" calcext:value-type="float">
            <text:p>507.0</text:p>
          </table:table-cell>
          <table:table-cell office:value-type="float" office:value="524.590756020038" calcext:value-type="float">
            <text:p>524.6</text:p>
          </table:table-cell>
          <table:table-cell office:value-type="float" office:value="490.947342846432" calcext:value-type="float">
            <text:p>490.9</text:p>
          </table:table-cell>
          <table:table-cell office:value-type="float" office:value="459.97530436739" calcext:value-type="float">
            <text:p>460.0</text:p>
          </table:table-cell>
          <table:table-cell office:value-type="float" office:value="441.329171153925" calcext:value-type="float">
            <text:p>441.3</text:p>
          </table:table-cell>
          <table:table-cell office:value-type="float" office:value="418.011378104084" calcext:value-type="float">
            <text:p>418.0</text:p>
          </table:table-cell>
          <table:table-cell office:value-type="float" office:value="441.389934053215" calcext:value-type="float">
            <text:p>441.4</text:p>
          </table:table-cell>
          <table:table-cell office:value-type="float" office:value="428.360286085701" calcext:value-type="float">
            <text:p>428.4</text:p>
          </table:table-cell>
          <table:table-cell office:value-type="float" office:value="422.725865516374" calcext:value-type="float">
            <text:p>422.7</text:p>
          </table:table-cell>
          <table:table-cell office:value-type="float" office:value="402.625960778881" calcext:value-type="float">
            <text:p>402.6</text:p>
          </table:table-cell>
          <table:table-cell office:value-type="float" office:value="350.398583121207" calcext:value-type="float">
            <text:p>350.4</text:p>
          </table:table-cell>
          <table:table-cell office:value-type="float" office:value="335.919278075453" calcext:value-type="float">
            <text:p>335.9</text:p>
          </table:table-cell>
          <table:table-cell office:value-type="float" office:value="322.229634849057" calcext:value-type="float">
            <text:p>322.2</text:p>
          </table:table-cell>
          <table:table-cell office:value-type="float" office:value="343.604728301931" calcext:value-type="float">
            <text:p>343.6</text:p>
          </table:table-cell>
          <table:table-cell office:value-type="float" office:value="371.710466454343" calcext:value-type="float">
            <text:p>371.7</text:p>
          </table:table-cell>
          <table:table-cell office:value-type="float" office:value="399.952539954399" calcext:value-type="float">
            <text:p>400.0</text:p>
          </table:table-cell>
          <table:table-cell office:value-type="float" office:value="431.704265059356" calcext:value-type="float">
            <text:p>431.7</text:p>
          </table:table-cell>
          <table:table-cell office:value-type="float" office:value="470.012517737502" calcext:value-type="float">
            <text:p>470.0</text:p>
          </table:table-cell>
          <table:table-cell office:value-type="float" office:value="445.3915210847" calcext:value-type="float">
            <text:p>445.4</text:p>
          </table:table-cell>
          <table:table-cell office:value-type="float" office:value="400.600946400932" calcext:value-type="float">
            <text:p>400.6</text:p>
          </table:table-cell>
          <table:table-cell office:value-type="float" office:value="393.42501569113" calcext:value-type="float">
            <text:p>393.4</text:p>
          </table:table-cell>
          <table:table-cell office:value-type="float" office:value="356.188152241977" calcext:value-type="float">
            <text:p>356.2</text:p>
          </table:table-cell>
          <table:table-cell office:value-type="float" office:value="364.075416814481" calcext:value-type="float">
            <text:p>364.1</text:p>
          </table:table-cell>
          <table:table-cell office:value-type="float" office:value="336.334771150789" calcext:value-type="float">
            <text:p>336.3</text:p>
          </table:table-cell>
          <table:table-cell office:value-type="float" office:value="299.031868111862" calcext:value-type="float">
            <text:p>299.0</text:p>
          </table:table-cell>
          <table:table-cell office:value-type="float" office:value="248.635935228599" calcext:value-type="float">
            <text:p>248.6</text:p>
          </table:table-cell>
          <table:table-cell office:value-type="float" office:value="248.226258042077" calcext:value-type="float">
            <text:p>248.2</text:p>
          </table:table-cell>
          <table:table-cell office:value-type="float" office:value="239.098526373282" calcext:value-type="float">
            <text:p>239.1</text:p>
          </table:table-cell>
          <table:table-cell office:value-type="float" office:value="231.79570372783" calcext:value-type="float">
            <text:p>231.8</text:p>
          </table:table-cell>
          <table:table-cell office:value-type="float" office:value="218.835182020535" calcext:value-type="float">
            <text:p>218.8</text:p>
          </table:table-cell>
          <table:table-cell office:value-type="float" office:value="178.35335853772" calcext:value-type="float">
            <text:p>178.4</text:p>
          </table:table-cell>
          <table:table-cell office:value-type="float" office:value="160.807588298775" calcext:value-type="float">
            <text:p>160.8</text:p>
          </table:table-cell>
          <table:table-cell office:value-type="float" office:value="155.351206591224" calcext:value-type="float">
            <text:p>155.4</text:p>
          </table:table-cell>
          <table:table-cell office:value-type="float" office:value="144.160620965185" calcext:value-type="float">
            <text:p>144.2</text:p>
          </table:table-cell>
          <table:table-cell office:value-type="float" office:value="168.952420877527" calcext:value-type="float">
            <text:p>169.0</text:p>
          </table:table-cell>
          <table:table-cell office:value-type="float" office:value="81.0980359053767" calcext:value-type="float">
            <text:p>81.1</text:p>
          </table:table-cell>
          <table:table-cell office:value-type="float" office:value="34.412414430266" calcext:value-type="float">
            <text:p>34.4</text:p>
          </table:table-cell>
          <table:table-cell office:value-type="float" office:value="26.5823256848431" calcext:value-type="float">
            <text:p>26.6</text:p>
          </table:table-cell>
          <table:table-cell office:value-type="float" office:value="29.0326401268127" calcext:value-type="float">
            <text:p>29.0</text:p>
          </table:table-cell>
          <table:table-cell office:value-type="float" office:value="37.4373682085267" calcext:value-type="float">
            <text:p>37.4</text:p>
          </table:table-cell>
          <table:table-cell office:value-type="float" office:value="48.1432544274195" calcext:value-type="float">
            <text:p>48.1</text:p>
          </table:table-cell>
          <table:table-cell office:value-type="float" office:value="65.6098403500519" calcext:value-type="float">
            <text:p>65.6</text:p>
          </table:table-cell>
          <table:table-cell office:value-type="float" office:value="60.3392030646393" calcext:value-type="float">
            <text:p>60.3</text:p>
          </table:table-cell>
          <table:table-cell office:value-type="float" office:value="68.2459725706824" calcext:value-type="float">
            <text:p>68.2</text:p>
          </table:table-cell>
          <table:table-cell office:value-type="float" office:value="83.7576116967817" calcext:value-type="float">
            <text:p>83.8</text:p>
          </table:table-cell>
          <table:table-cell office:value-type="float" office:value="80.6208112505027" calcext:value-type="float">
            <text:p>80.6</text:p>
          </table:table-cell>
          <table:table-cell office:value-type="float" office:value="135.738784738666" calcext:value-type="float">
            <text:p>135.7</text:p>
          </table:table-cell>
          <table:table-cell office:value-type="float" office:value="171.06023951612" calcext:value-type="float">
            <text:p>171.1</text:p>
          </table:table-cell>
          <table:table-cell office:value-type="float" office:value="190.547809287721" calcext:value-type="float">
            <text:p>190.5</text:p>
          </table:table-cell>
          <table:table-cell office:value-type="float" office:value="203.747590093178" calcext:value-type="float">
            <text:p>203.7</text:p>
          </table:table-cell>
          <table:table-cell office:value-type="float" office:value="186.969026848416" calcext:value-type="float">
            <text:p>187.0</text:p>
          </table:table-cell>
          <table:table-cell office:value-type="float" office:value="191.851761525437" calcext:value-type="float">
            <text:p>191.9</text:p>
          </table:table-cell>
          <table:table-cell office:value-type="float" office:value="150.90079991837" calcext:value-type="float">
            <text:p>150.9</text:p>
          </table:table-cell>
          <table:table-cell office:value-type="float" office:value="140.096607355584" calcext:value-type="float">
            <text:p>140.1</text:p>
          </table:table-cell>
          <table:table-cell office:value-type="float" office:value="114.042383196691" calcext:value-type="float">
            <text:p>114.0</text:p>
          </table:table-cell>
          <table:table-cell office:value-type="float" office:value="95.5787204375552" calcext:value-type="float">
            <text:p>95.6</text:p>
          </table:table-cell>
          <table:table-cell office:value-type="float" office:value="84.2584801096896" calcext:value-type="float">
            <text:p>84.3</text:p>
          </table:table-cell>
          <table:table-cell office:value-type="float" office:value="90.4813242835487" calcext:value-type="float">
            <text:p>90.5</text:p>
          </table:table-cell>
          <table:table-cell office:value-type="float" office:value="86.2724522935344" calcext:value-type="float">
            <text:p>86.3</text:p>
          </table:table-cell>
          <table:table-cell office:value-type="float" office:value="29.7661414337048" calcext:value-type="float">
            <text:p>29.8</text:p>
          </table:table-cell>
          <table:table-cell office:value-type="float" office:value="6.4881382502059" calcext:value-type="float">
            <text:p>6.5</text:p>
          </table:table-cell>
          <table:table-cell office:value-type="float" office:value="1.81473376084458" calcext:value-type="float">
            <text:p>1.8</text:p>
          </table:table-cell>
          <table:table-cell office:value-type="float" office:value="1.23346265045751" calcext:value-type="float">
            <text:p>1.2</text:p>
          </table:table-cell>
          <table:table-cell office:value-type="float" office:value="8.21124275752191" calcext:value-type="float">
            <text:p>8.2</text:p>
          </table:table-cell>
          <table:table-cell table:style-name="ce14" office:value-type="float" office:value="12.1493545124122" calcext:value-type="float">
            <text:p>12.1</text:p>
          </table:table-cell>
          <table:table-cell table:number-columns-repeated="951"/>
        </table:table-row>
        <table:table-row table:style-name="ro1">
          <table:table-cell table:style-name="ce3" table:formula="of:=[.A6]+1" office:value-type="date" office:date-value="2016-03-06" calcext:value-type="date">
            <text:p>Mar 6, 16</text:p>
          </table:table-cell>
          <table:table-cell table:style-name="ce7" office:value-type="float" office:value="377.412696687218" calcext:value-type="float">
            <text:p>377.4</text:p>
          </table:table-cell>
          <table:table-cell office:value-type="float" office:value="371.942133089749" calcext:value-type="float">
            <text:p>371.9</text:p>
          </table:table-cell>
          <table:table-cell office:value-type="float" office:value="351.197570627071" calcext:value-type="float">
            <text:p>351.2</text:p>
          </table:table-cell>
          <table:table-cell office:value-type="float" office:value="340.154182012544" calcext:value-type="float">
            <text:p>340.2</text:p>
          </table:table-cell>
          <table:table-cell office:value-type="float" office:value="302.702082037609" calcext:value-type="float">
            <text:p>302.7</text:p>
          </table:table-cell>
          <table:table-cell office:value-type="float" office:value="319.791410269168" calcext:value-type="float">
            <text:p>319.8</text:p>
          </table:table-cell>
          <table:table-cell office:value-type="float" office:value="286.843834026199" calcext:value-type="float">
            <text:p>286.8</text:p>
          </table:table-cell>
          <table:table-cell office:value-type="float" office:value="211.180671055823" calcext:value-type="float">
            <text:p>211.2</text:p>
          </table:table-cell>
          <table:table-cell office:value-type="float" office:value="184.299129362537" calcext:value-type="float">
            <text:p>184.3</text:p>
          </table:table-cell>
          <table:table-cell office:value-type="float" office:value="177.45320814331" calcext:value-type="float">
            <text:p>177.5</text:p>
          </table:table-cell>
          <table:table-cell office:value-type="float" office:value="173.034328734561" calcext:value-type="float">
            <text:p>173.0</text:p>
          </table:table-cell>
          <table:table-cell office:value-type="float" office:value="164.907090903455" calcext:value-type="float">
            <text:p>164.9</text:p>
          </table:table-cell>
          <table:table-cell office:value-type="float" office:value="156.722170850436" calcext:value-type="float">
            <text:p>156.7</text:p>
          </table:table-cell>
          <table:table-cell office:value-type="float" office:value="115.748609311447" calcext:value-type="float">
            <text:p>115.7</text:p>
          </table:table-cell>
          <table:table-cell office:value-type="float" office:value="112.207151544183" calcext:value-type="float">
            <text:p>112.2</text:p>
          </table:table-cell>
          <table:table-cell office:value-type="float" office:value="128.583293010004" calcext:value-type="float">
            <text:p>128.6</text:p>
          </table:table-cell>
          <table:table-cell office:value-type="float" office:value="128.593480089262" calcext:value-type="float">
            <text:p>128.6</text:p>
          </table:table-cell>
          <table:table-cell office:value-type="float" office:value="135.137806422513" calcext:value-type="float">
            <text:p>135.1</text:p>
          </table:table-cell>
          <table:table-cell office:value-type="float" office:value="91.857759348751" calcext:value-type="float">
            <text:p>91.9</text:p>
          </table:table-cell>
          <table:table-cell office:value-type="float" office:value="38.2608362291833" calcext:value-type="float">
            <text:p>38.3</text:p>
          </table:table-cell>
          <table:table-cell office:value-type="float" office:value="46.1169691491923" calcext:value-type="float">
            <text:p>46.1</text:p>
          </table:table-cell>
          <table:table-cell office:value-type="float" office:value="54.7697913943309" calcext:value-type="float">
            <text:p>54.8</text:p>
          </table:table-cell>
          <table:table-cell office:value-type="float" office:value="62.8932803261502" calcext:value-type="float">
            <text:p>62.9</text:p>
          </table:table-cell>
          <table:table-cell office:value-type="float" office:value="74.3941509859711" calcext:value-type="float">
            <text:p>74.4</text:p>
          </table:table-cell>
          <table:table-cell office:value-type="float" office:value="81.4429118860556" calcext:value-type="float">
            <text:p>81.4</text:p>
          </table:table-cell>
          <table:table-cell office:value-type="float" office:value="55.0079723859084" calcext:value-type="float">
            <text:p>55.0</text:p>
          </table:table-cell>
          <table:table-cell office:value-type="float" office:value="49.521168107448" calcext:value-type="float">
            <text:p>49.5</text:p>
          </table:table-cell>
          <table:table-cell office:value-type="float" office:value="60.8562087773926" calcext:value-type="float">
            <text:p>60.9</text:p>
          </table:table-cell>
          <table:table-cell office:value-type="float" office:value="78.6905162494502" calcext:value-type="float">
            <text:p>78.7</text:p>
          </table:table-cell>
          <table:table-cell office:value-type="float" office:value="89.8669927776057" calcext:value-type="float">
            <text:p>89.9</text:p>
          </table:table-cell>
          <table:table-cell office:value-type="float" office:value="108.867153606579" calcext:value-type="float">
            <text:p>108.9</text:p>
          </table:table-cell>
          <table:table-cell office:value-type="float" office:value="108.959265300199" calcext:value-type="float">
            <text:p>109.0</text:p>
          </table:table-cell>
          <table:table-cell office:value-type="float" office:value="86.5083342732827" calcext:value-type="float">
            <text:p>86.5</text:p>
          </table:table-cell>
          <table:table-cell office:value-type="float" office:value="86.5251759797789" calcext:value-type="float">
            <text:p>86.5</text:p>
          </table:table-cell>
          <table:table-cell office:value-type="float" office:value="86.6789245712405" calcext:value-type="float">
            <text:p>86.7</text:p>
          </table:table-cell>
          <table:table-cell office:value-type="float" office:value="72.1529039368227" calcext:value-type="float">
            <text:p>72.2</text:p>
          </table:table-cell>
          <table:table-cell office:value-type="float" office:value="67.117281519182" calcext:value-type="float">
            <text:p>67.1</text:p>
          </table:table-cell>
          <table:table-cell office:value-type="float" office:value="60.1246420414354" calcext:value-type="float">
            <text:p>60.1</text:p>
          </table:table-cell>
          <table:table-cell office:value-type="float" office:value="70.8980808834223" calcext:value-type="float">
            <text:p>70.9</text:p>
          </table:table-cell>
          <table:table-cell office:value-type="float" office:value="69.8865917734514" calcext:value-type="float">
            <text:p>69.9</text:p>
          </table:table-cell>
          <table:table-cell office:value-type="float" office:value="94.7445900163572" calcext:value-type="float">
            <text:p>94.7</text:p>
          </table:table-cell>
          <table:table-cell office:value-type="float" office:value="113.318956977468" calcext:value-type="float">
            <text:p>113.3</text:p>
          </table:table-cell>
          <table:table-cell office:value-type="float" office:value="89.4897874833396" calcext:value-type="float">
            <text:p>89.5</text:p>
          </table:table-cell>
          <table:table-cell office:value-type="float" office:value="20.2430747352947" calcext:value-type="float">
            <text:p>20.2</text:p>
          </table:table-cell>
          <table:table-cell office:value-type="float" office:value="16.4743386412739" calcext:value-type="float">
            <text:p>16.5</text:p>
          </table:table-cell>
          <table:table-cell office:value-type="float" office:value="11.9412473507212" calcext:value-type="float">
            <text:p>11.9</text:p>
          </table:table-cell>
          <table:table-cell office:value-type="float" office:value="16.2690327738901" calcext:value-type="float">
            <text:p>16.3</text:p>
          </table:table-cell>
          <table:table-cell office:value-type="float" office:value="15.8240418735411" calcext:value-type="float">
            <text:p>15.8</text:p>
          </table:table-cell>
          <table:table-cell office:value-type="float" office:value="15.8852308320628" calcext:value-type="float">
            <text:p>15.9</text:p>
          </table:table-cell>
          <table:table-cell office:value-type="float" office:value="15.7099494734155" calcext:value-type="float">
            <text:p>15.7</text:p>
          </table:table-cell>
          <table:table-cell office:value-type="float" office:value="28.9226531638525" calcext:value-type="float">
            <text:p>28.9</text:p>
          </table:table-cell>
          <table:table-cell office:value-type="float" office:value="18.4451632944798" calcext:value-type="float">
            <text:p>18.4</text:p>
          </table:table-cell>
          <table:table-cell office:value-type="float" office:value="7.2574007615406" calcext:value-type="float">
            <text:p>7.3</text:p>
          </table:table-cell>
          <table:table-cell office:value-type="float" office:value="10.3853482552264" calcext:value-type="float">
            <text:p>10.4</text:p>
          </table:table-cell>
          <table:table-cell office:value-type="float" office:value="33.6285177970531" calcext:value-type="float">
            <text:p>33.6</text:p>
          </table:table-cell>
          <table:table-cell office:value-type="float" office:value="39.1490756540868" calcext:value-type="float">
            <text:p>39.1</text:p>
          </table:table-cell>
          <table:table-cell office:value-type="float" office:value="59.0036529384682" calcext:value-type="float">
            <text:p>59.0</text:p>
          </table:table-cell>
          <table:table-cell office:value-type="float" office:value="62.0963088227613" calcext:value-type="float">
            <text:p>62.1</text:p>
          </table:table-cell>
          <table:table-cell office:value-type="float" office:value="80.5884754445152" calcext:value-type="float">
            <text:p>80.6</text:p>
          </table:table-cell>
          <table:table-cell office:value-type="float" office:value="116.480961957905" calcext:value-type="float">
            <text:p>116.5</text:p>
          </table:table-cell>
          <table:table-cell office:value-type="float" office:value="151.149071753149" calcext:value-type="float">
            <text:p>151.1</text:p>
          </table:table-cell>
          <table:table-cell office:value-type="float" office:value="218.901622941451" calcext:value-type="float">
            <text:p>218.9</text:p>
          </table:table-cell>
          <table:table-cell office:value-type="float" office:value="254.9117474158" calcext:value-type="float">
            <text:p>254.9</text:p>
          </table:table-cell>
          <table:table-cell office:value-type="float" office:value="288.876318562809" calcext:value-type="float">
            <text:p>288.9</text:p>
          </table:table-cell>
          <table:table-cell office:value-type="float" office:value="299.093511224629" calcext:value-type="float">
            <text:p>299.1</text:p>
          </table:table-cell>
          <table:table-cell office:value-type="float" office:value="303.269137288672" calcext:value-type="float">
            <text:p>303.3</text:p>
          </table:table-cell>
          <table:table-cell office:value-type="float" office:value="237.136294005289" calcext:value-type="float">
            <text:p>237.1</text:p>
          </table:table-cell>
          <table:table-cell office:value-type="float" office:value="97.8153801043255" calcext:value-type="float">
            <text:p>97.8</text:p>
          </table:table-cell>
          <table:table-cell office:value-type="float" office:value="66.6175937684398" calcext:value-type="float">
            <text:p>66.6</text:p>
          </table:table-cell>
          <table:table-cell office:value-type="float" office:value="32.6862125474163" calcext:value-type="float">
            <text:p>32.7</text:p>
          </table:table-cell>
          <table:table-cell office:value-type="float" office:value="23.309771562986" calcext:value-type="float">
            <text:p>23.3</text:p>
          </table:table-cell>
          <table:table-cell table:style-name="ce14" office:value-type="float" office:value="41.3558389111902" calcext:value-type="float">
            <text:p>41.4</text:p>
          </table:table-cell>
          <table:table-cell table:number-columns-repeated="951"/>
        </table:table-row>
        <table:table-row table:style-name="ro1">
          <table:table-cell table:style-name="ce3" table:formula="of:=[.A7]+1" office:value-type="date" office:date-value="2016-03-07" calcext:value-type="date">
            <text:p>Mar 7, 16</text:p>
          </table:table-cell>
          <table:table-cell table:style-name="ce7" office:value-type="float" office:value="69.5623830406698" calcext:value-type="float">
            <text:p>69.6</text:p>
          </table:table-cell>
          <table:table-cell office:value-type="float" office:value="64.3671705003504" calcext:value-type="float">
            <text:p>64.4</text:p>
          </table:table-cell>
          <table:table-cell office:value-type="float" office:value="61.3112401522916" calcext:value-type="float">
            <text:p>61.3</text:p>
          </table:table-cell>
          <table:table-cell office:value-type="float" office:value="66.978690941787" calcext:value-type="float">
            <text:p>67.0</text:p>
          </table:table-cell>
          <table:table-cell office:value-type="float" office:value="67.169616863636" calcext:value-type="float">
            <text:p>67.2</text:p>
          </table:table-cell>
          <table:table-cell office:value-type="float" office:value="83.3564661810502" calcext:value-type="float">
            <text:p>83.4</text:p>
          </table:table-cell>
          <table:table-cell office:value-type="float" office:value="150.808334141627" calcext:value-type="float">
            <text:p>150.8</text:p>
          </table:table-cell>
          <table:table-cell office:value-type="float" office:value="133.780135622073" calcext:value-type="float">
            <text:p>133.8</text:p>
          </table:table-cell>
          <table:table-cell office:value-type="float" office:value="146.294512932981" calcext:value-type="float">
            <text:p>146.3</text:p>
          </table:table-cell>
          <table:table-cell office:value-type="float" office:value="126.519238294164" calcext:value-type="float">
            <text:p>126.5</text:p>
          </table:table-cell>
          <table:table-cell office:value-type="float" office:value="100.382516781521" calcext:value-type="float">
            <text:p>100.4</text:p>
          </table:table-cell>
          <table:table-cell office:value-type="float" office:value="94.024894008475" calcext:value-type="float">
            <text:p>94.0</text:p>
          </table:table-cell>
          <table:table-cell office:value-type="float" office:value="82.4638946705404" calcext:value-type="float">
            <text:p>82.5</text:p>
          </table:table-cell>
          <table:table-cell office:value-type="float" office:value="69.7840337785306" calcext:value-type="float">
            <text:p>69.8</text:p>
          </table:table-cell>
          <table:table-cell office:value-type="float" office:value="52.1212530212963" calcext:value-type="float">
            <text:p>52.1</text:p>
          </table:table-cell>
          <table:table-cell office:value-type="float" office:value="46.92536897817" calcext:value-type="float">
            <text:p>46.9</text:p>
          </table:table-cell>
          <table:table-cell office:value-type="float" office:value="43.7633909487138" calcext:value-type="float">
            <text:p>43.8</text:p>
          </table:table-cell>
          <table:table-cell office:value-type="float" office:value="57.4952338584093" calcext:value-type="float">
            <text:p>57.5</text:p>
          </table:table-cell>
          <table:table-cell office:value-type="float" office:value="31.4397799885675" calcext:value-type="float">
            <text:p>31.4</text:p>
          </table:table-cell>
          <table:table-cell office:value-type="float" office:value="13.2937756184256" calcext:value-type="float">
            <text:p>13.3</text:p>
          </table:table-cell>
          <table:table-cell office:value-type="float" office:value="6.28776869431249" calcext:value-type="float">
            <text:p>6.3</text:p>
          </table:table-cell>
          <table:table-cell office:value-type="float" office:value="2.74339474037621" calcext:value-type="float">
            <text:p>2.7</text:p>
          </table:table-cell>
          <table:table-cell office:value-type="float" office:value="11.4759140528082" calcext:value-type="float">
            <text:p>11.5</text:p>
          </table:table-cell>
          <table:table-cell office:value-type="float" office:value="13.2119415895178" calcext:value-type="float">
            <text:p>13.2</text:p>
          </table:table-cell>
          <table:table-cell office:value-type="float" office:value="9.36481516252576" calcext:value-type="float">
            <text:p>9.4</text:p>
          </table:table-cell>
          <table:table-cell office:value-type="float" office:value="3.9309559741091" calcext:value-type="float">
            <text:p>3.9</text:p>
          </table:table-cell>
          <table:table-cell office:value-type="float" office:value="13.4845393089248" calcext:value-type="float">
            <text:p>13.5</text:p>
          </table:table-cell>
          <table:table-cell office:value-type="float" office:value="18.3432671046684" calcext:value-type="float">
            <text:p>18.3</text:p>
          </table:table-cell>
          <table:table-cell office:value-type="float" office:value="16.0544109573673" calcext:value-type="float">
            <text:p>16.1</text:p>
          </table:table-cell>
          <table:table-cell office:value-type="float" office:value="26.8580433107994" calcext:value-type="float">
            <text:p>26.9</text:p>
          </table:table-cell>
          <table:table-cell office:value-type="float" office:value="50.3526018934497" calcext:value-type="float">
            <text:p>50.4</text:p>
          </table:table-cell>
          <table:table-cell office:value-type="float" office:value="100.585058185533" calcext:value-type="float">
            <text:p>100.6</text:p>
          </table:table-cell>
          <table:table-cell office:value-type="float" office:value="85.1744138315183" calcext:value-type="float">
            <text:p>85.2</text:p>
          </table:table-cell>
          <table:table-cell office:value-type="float" office:value="103.371266422896" calcext:value-type="float">
            <text:p>103.4</text:p>
          </table:table-cell>
          <table:table-cell office:value-type="float" office:value="127.216902155441" calcext:value-type="float">
            <text:p>127.2</text:p>
          </table:table-cell>
          <table:table-cell office:value-type="float" office:value="157.393146830527" calcext:value-type="float">
            <text:p>157.4</text:p>
          </table:table-cell>
          <table:table-cell office:value-type="float" office:value="244.699469216166" calcext:value-type="float">
            <text:p>244.7</text:p>
          </table:table-cell>
          <table:table-cell office:value-type="float" office:value="310.635720990488" calcext:value-type="float">
            <text:p>310.6</text:p>
          </table:table-cell>
          <table:table-cell office:value-type="float" office:value="332.296499374681" calcext:value-type="float">
            <text:p>332.3</text:p>
          </table:table-cell>
          <table:table-cell office:value-type="float" office:value="338.502026842528" calcext:value-type="float">
            <text:p>338.5</text:p>
          </table:table-cell>
          <table:table-cell office:value-type="float" office:value="345.910505892497" calcext:value-type="float">
            <text:p>345.9</text:p>
          </table:table-cell>
          <table:table-cell office:value-type="float" office:value="376.974202792235" calcext:value-type="float">
            <text:p>377.0</text:p>
          </table:table-cell>
          <table:table-cell office:value-type="float" office:value="236.194782696546" calcext:value-type="float">
            <text:p>236.2</text:p>
          </table:table-cell>
          <table:table-cell office:value-type="float" office:value="112.302611563787" calcext:value-type="float">
            <text:p>112.3</text:p>
          </table:table-cell>
          <table:table-cell office:value-type="float" office:value="91.236719197265" calcext:value-type="float">
            <text:p>91.2</text:p>
          </table:table-cell>
          <table:table-cell office:value-type="float" office:value="62.7881468081777" calcext:value-type="float">
            <text:p>62.8</text:p>
          </table:table-cell>
          <table:table-cell office:value-type="float" office:value="71.6417177616648" calcext:value-type="float">
            <text:p>71.6</text:p>
          </table:table-cell>
          <table:table-cell office:value-type="float" office:value="126.994732368234" calcext:value-type="float">
            <text:p>127.0</text:p>
          </table:table-cell>
          <table:table-cell office:value-type="float" office:value="169.305306265613" calcext:value-type="float">
            <text:p>169.3</text:p>
          </table:table-cell>
          <table:table-cell office:value-type="float" office:value="270.624945846229" calcext:value-type="float">
            <text:p>270.6</text:p>
          </table:table-cell>
          <table:table-cell office:value-type="float" office:value="398.719326921373" calcext:value-type="float">
            <text:p>398.7</text:p>
          </table:table-cell>
          <table:table-cell office:value-type="float" office:value="428.511449575766" calcext:value-type="float">
            <text:p>428.5</text:p>
          </table:table-cell>
          <table:table-cell office:value-type="float" office:value="435.342339679953" calcext:value-type="float">
            <text:p>435.3</text:p>
          </table:table-cell>
          <table:table-cell office:value-type="float" office:value="499.305373422344" calcext:value-type="float">
            <text:p>499.3</text:p>
          </table:table-cell>
          <table:table-cell office:value-type="float" office:value="551.139599756762" calcext:value-type="float">
            <text:p>551.1</text:p>
          </table:table-cell>
          <table:table-cell office:value-type="float" office:value="621.821213887209" calcext:value-type="float">
            <text:p>621.8</text:p>
          </table:table-cell>
          <table:table-cell office:value-type="float" office:value="597.786059804434" calcext:value-type="float">
            <text:p>597.8</text:p>
          </table:table-cell>
          <table:table-cell office:value-type="float" office:value="562.703291670367" calcext:value-type="float">
            <text:p>562.7</text:p>
          </table:table-cell>
          <table:table-cell office:value-type="float" office:value="550.438770875878" calcext:value-type="float">
            <text:p>550.4</text:p>
          </table:table-cell>
          <table:table-cell office:value-type="float" office:value="535.730881967501" calcext:value-type="float">
            <text:p>535.7</text:p>
          </table:table-cell>
          <table:table-cell office:value-type="float" office:value="557.275576963954" calcext:value-type="float">
            <text:p>557.3</text:p>
          </table:table-cell>
          <table:table-cell office:value-type="float" office:value="603.273704299797" calcext:value-type="float">
            <text:p>603.3</text:p>
          </table:table-cell>
          <table:table-cell office:value-type="float" office:value="591.160992574771" calcext:value-type="float">
            <text:p>591.2</text:p>
          </table:table-cell>
          <table:table-cell office:value-type="float" office:value="570.053510721522" calcext:value-type="float">
            <text:p>570.1</text:p>
          </table:table-cell>
          <table:table-cell office:value-type="float" office:value="545.666989406296" calcext:value-type="float">
            <text:p>545.7</text:p>
          </table:table-cell>
          <table:table-cell office:value-type="float" office:value="517.309735642133" calcext:value-type="float">
            <text:p>517.3</text:p>
          </table:table-cell>
          <table:table-cell office:value-type="float" office:value="451.449478310736" calcext:value-type="float">
            <text:p>451.4</text:p>
          </table:table-cell>
          <table:table-cell office:value-type="float" office:value="548.799999262663" calcext:value-type="float">
            <text:p>548.8</text:p>
          </table:table-cell>
          <table:table-cell office:value-type="float" office:value="489.289083192414" calcext:value-type="float">
            <text:p>489.3</text:p>
          </table:table-cell>
          <table:table-cell office:value-type="float" office:value="463.883124741251" calcext:value-type="float">
            <text:p>463.9</text:p>
          </table:table-cell>
          <table:table-cell office:value-type="float" office:value="452.607677127392" calcext:value-type="float">
            <text:p>452.6</text:p>
          </table:table-cell>
          <table:table-cell table:style-name="ce14" office:value-type="float" office:value="430.530243164179" calcext:value-type="float">
            <text:p>430.5</text:p>
          </table:table-cell>
          <table:table-cell table:number-columns-repeated="951"/>
        </table:table-row>
        <table:table-row table:style-name="ro1">
          <table:table-cell table:style-name="ce3" table:formula="of:=[.A8]+1" office:value-type="date" office:date-value="2016-03-08" calcext:value-type="date">
            <text:p>Mar 8, 16</text:p>
          </table:table-cell>
          <table:table-cell table:style-name="ce7" office:value-type="float" office:value="5.39803188425671" calcext:value-type="float">
            <text:p>5.4</text:p>
          </table:table-cell>
          <table:table-cell office:value-type="float" office:value="6.04316341491708" calcext:value-type="float">
            <text:p>6.0</text:p>
          </table:table-cell>
          <table:table-cell office:value-type="float" office:value="17.8946313204525" calcext:value-type="float">
            <text:p>17.9</text:p>
          </table:table-cell>
          <table:table-cell office:value-type="float" office:value="20.0413470834572" calcext:value-type="float">
            <text:p>20.0</text:p>
          </table:table-cell>
          <table:table-cell office:value-type="float" office:value="20.0463382823594" calcext:value-type="float">
            <text:p>20.0</text:p>
          </table:table-cell>
          <table:table-cell office:value-type="float" office:value="34.9703737051086" calcext:value-type="float">
            <text:p>35.0</text:p>
          </table:table-cell>
          <table:table-cell office:value-type="float" office:value="55.3552927407238" calcext:value-type="float">
            <text:p>55.4</text:p>
          </table:table-cell>
          <table:table-cell office:value-type="float" office:value="50.7339135457217" calcext:value-type="float">
            <text:p>50.7</text:p>
          </table:table-cell>
          <table:table-cell office:value-type="float" office:value="66.5096176245517" calcext:value-type="float">
            <text:p>66.5</text:p>
          </table:table-cell>
          <table:table-cell office:value-type="float" office:value="89.0327559779434" calcext:value-type="float">
            <text:p>89.0</text:p>
          </table:table-cell>
          <table:table-cell office:value-type="float" office:value="122.656269245461" calcext:value-type="float">
            <text:p>122.7</text:p>
          </table:table-cell>
          <table:table-cell office:value-type="float" office:value="156.521594658648" calcext:value-type="float">
            <text:p>156.5</text:p>
          </table:table-cell>
          <table:table-cell office:value-type="float" office:value="201.328082936277" calcext:value-type="float">
            <text:p>201.3</text:p>
          </table:table-cell>
          <table:table-cell office:value-type="float" office:value="232.676972987102" calcext:value-type="float">
            <text:p>232.7</text:p>
          </table:table-cell>
          <table:table-cell office:value-type="float" office:value="232.599066717089" calcext:value-type="float">
            <text:p>232.6</text:p>
          </table:table-cell>
          <table:table-cell office:value-type="float" office:value="222.923885453731" calcext:value-type="float">
            <text:p>222.9</text:p>
          </table:table-cell>
          <table:table-cell office:value-type="float" office:value="231.350372463907" calcext:value-type="float">
            <text:p>231.4</text:p>
          </table:table-cell>
          <table:table-cell office:value-type="float" office:value="252.502040423764" calcext:value-type="float">
            <text:p>252.5</text:p>
          </table:table-cell>
          <table:table-cell office:value-type="float" office:value="166.965510236099" calcext:value-type="float">
            <text:p>167.0</text:p>
          </table:table-cell>
          <table:table-cell office:value-type="float" office:value="49.710617883756" calcext:value-type="float">
            <text:p>49.7</text:p>
          </table:table-cell>
          <table:table-cell office:value-type="float" office:value="43.9480084990549" calcext:value-type="float">
            <text:p>43.9</text:p>
          </table:table-cell>
          <table:table-cell office:value-type="float" office:value="76.4056875039936" calcext:value-type="float">
            <text:p>76.4</text:p>
          </table:table-cell>
          <table:table-cell office:value-type="float" office:value="133.409060572048" calcext:value-type="float">
            <text:p>133.4</text:p>
          </table:table-cell>
          <table:table-cell office:value-type="float" office:value="161.927638062453" calcext:value-type="float">
            <text:p>161.9</text:p>
          </table:table-cell>
          <table:table-cell office:value-type="float" office:value="161.360512195762" calcext:value-type="float">
            <text:p>161.4</text:p>
          </table:table-cell>
          <table:table-cell office:value-type="float" office:value="249.795760647342" calcext:value-type="float">
            <text:p>249.8</text:p>
          </table:table-cell>
          <table:table-cell office:value-type="float" office:value="356.612467302671" calcext:value-type="float">
            <text:p>356.6</text:p>
          </table:table-cell>
          <table:table-cell office:value-type="float" office:value="374.122095042904" calcext:value-type="float">
            <text:p>374.1</text:p>
          </table:table-cell>
          <table:table-cell office:value-type="float" office:value="385.864710643434" calcext:value-type="float">
            <text:p>385.9</text:p>
          </table:table-cell>
          <table:table-cell office:value-type="float" office:value="515.37013869457" calcext:value-type="float">
            <text:p>515.4</text:p>
          </table:table-cell>
          <table:table-cell office:value-type="float" office:value="543.300498218407" calcext:value-type="float">
            <text:p>543.3</text:p>
          </table:table-cell>
          <table:table-cell office:value-type="float" office:value="567.996072210488" calcext:value-type="float">
            <text:p>568.0</text:p>
          </table:table-cell>
          <table:table-cell office:value-type="float" office:value="529.205524629282" calcext:value-type="float">
            <text:p>529.2</text:p>
          </table:table-cell>
          <table:table-cell office:value-type="float" office:value="446.963891045729" calcext:value-type="float">
            <text:p>447.0</text:p>
          </table:table-cell>
          <table:table-cell office:value-type="float" office:value="405.86220379515" calcext:value-type="float">
            <text:p>405.9</text:p>
          </table:table-cell>
          <table:table-cell office:value-type="float" office:value="322.728960367956" calcext:value-type="float">
            <text:p>322.7</text:p>
          </table:table-cell>
          <table:table-cell office:value-type="float" office:value="295.552331555375" calcext:value-type="float">
            <text:p>295.6</text:p>
          </table:table-cell>
          <table:table-cell office:value-type="float" office:value="287.405366072701" calcext:value-type="float">
            <text:p>287.4</text:p>
          </table:table-cell>
          <table:table-cell office:value-type="float" office:value="326.327280879702" calcext:value-type="float">
            <text:p>326.3</text:p>
          </table:table-cell>
          <table:table-cell office:value-type="float" office:value="323.267487757137" calcext:value-type="float">
            <text:p>323.3</text:p>
          </table:table-cell>
          <table:table-cell office:value-type="float" office:value="281.759874849249" calcext:value-type="float">
            <text:p>281.8</text:p>
          </table:table-cell>
          <table:table-cell office:value-type="float" office:value="304.428470308224" calcext:value-type="float">
            <text:p>304.4</text:p>
          </table:table-cell>
          <table:table-cell office:value-type="float" office:value="252.982446182728" calcext:value-type="float">
            <text:p>253.0</text:p>
          </table:table-cell>
          <table:table-cell office:value-type="float" office:value="202.197299412642" calcext:value-type="float">
            <text:p>202.2</text:p>
          </table:table-cell>
          <table:table-cell office:value-type="float" office:value="147.660978770795" calcext:value-type="float">
            <text:p>147.7</text:p>
          </table:table-cell>
          <table:table-cell office:value-type="float" office:value="113.739328287509" calcext:value-type="float">
            <text:p>113.7</text:p>
          </table:table-cell>
          <table:table-cell office:value-type="float" office:value="131.589561844418" calcext:value-type="float">
            <text:p>131.6</text:p>
          </table:table-cell>
          <table:table-cell office:value-type="float" office:value="135.917127037967" calcext:value-type="float">
            <text:p>135.9</text:p>
          </table:table-cell>
          <table:table-cell office:value-type="float" office:value="259.831423433328" calcext:value-type="float">
            <text:p>259.8</text:p>
          </table:table-cell>
          <table:table-cell office:value-type="float" office:value="280.563896154109" calcext:value-type="float">
            <text:p>280.6</text:p>
          </table:table-cell>
          <table:table-cell office:value-type="float" office:value="314.87327983884" calcext:value-type="float">
            <text:p>314.9</text:p>
          </table:table-cell>
          <table:table-cell office:value-type="float" office:value="351.439561429096" calcext:value-type="float">
            <text:p>351.4</text:p>
          </table:table-cell>
          <table:table-cell office:value-type="float" office:value="388.353858254719" calcext:value-type="float">
            <text:p>388.4</text:p>
          </table:table-cell>
          <table:table-cell office:value-type="float" office:value="411.727087549805" calcext:value-type="float">
            <text:p>411.7</text:p>
          </table:table-cell>
          <table:table-cell office:value-type="float" office:value="415.426916708498" calcext:value-type="float">
            <text:p>415.4</text:p>
          </table:table-cell>
          <table:table-cell office:value-type="float" office:value="450.217644830716" calcext:value-type="float">
            <text:p>450.2</text:p>
          </table:table-cell>
          <table:table-cell office:value-type="float" office:value="473.651119574093" calcext:value-type="float">
            <text:p>473.7</text:p>
          </table:table-cell>
          <table:table-cell office:value-type="float" office:value="384.28529783962" calcext:value-type="float">
            <text:p>384.3</text:p>
          </table:table-cell>
          <table:table-cell office:value-type="float" office:value="375.542156865884" calcext:value-type="float">
            <text:p>375.5</text:p>
          </table:table-cell>
          <table:table-cell office:value-type="float" office:value="355.504006398792" calcext:value-type="float">
            <text:p>355.5</text:p>
          </table:table-cell>
          <table:table-cell office:value-type="float" office:value="334.838686986565" calcext:value-type="float">
            <text:p>334.8</text:p>
          </table:table-cell>
          <table:table-cell office:value-type="float" office:value="328.551508410419" calcext:value-type="float">
            <text:p>328.6</text:p>
          </table:table-cell>
          <table:table-cell office:value-type="float" office:value="333.846970468022" calcext:value-type="float">
            <text:p>333.8</text:p>
          </table:table-cell>
          <table:table-cell office:value-type="float" office:value="363.293399123088" calcext:value-type="float">
            <text:p>363.3</text:p>
          </table:table-cell>
          <table:table-cell office:value-type="float" office:value="301.698890921833" calcext:value-type="float">
            <text:p>301.7</text:p>
          </table:table-cell>
          <table:table-cell office:value-type="float" office:value="305.081481914396" calcext:value-type="float">
            <text:p>305.1</text:p>
          </table:table-cell>
          <table:table-cell office:value-type="float" office:value="289.264885254857" calcext:value-type="float">
            <text:p>289.3</text:p>
          </table:table-cell>
          <table:table-cell office:value-type="float" office:value="303.406825973143" calcext:value-type="float">
            <text:p>303.4</text:p>
          </table:table-cell>
          <table:table-cell office:value-type="float" office:value="269.011543442861" calcext:value-type="float">
            <text:p>269.0</text:p>
          </table:table-cell>
          <table:table-cell office:value-type="float" office:value="242.171595317444" calcext:value-type="float">
            <text:p>242.2</text:p>
          </table:table-cell>
          <table:table-cell office:value-type="float" office:value="230.771207991797" calcext:value-type="float">
            <text:p>230.8</text:p>
          </table:table-cell>
          <table:table-cell table:style-name="ce14" office:value-type="float" office:value="186.085842261858" calcext:value-type="float">
            <text:p>186.1</text:p>
          </table:table-cell>
          <table:table-cell table:number-columns-repeated="951"/>
        </table:table-row>
        <table:table-row table:style-name="ro1">
          <table:table-cell table:style-name="ce3" table:formula="of:=[.A9]+1" office:value-type="date" office:date-value="2016-03-09" calcext:value-type="date">
            <text:p>Mar 9, 16</text:p>
          </table:table-cell>
          <table:table-cell table:style-name="ce7" office:value-type="float" office:value="146.945373344185" calcext:value-type="float">
            <text:p>146.9</text:p>
          </table:table-cell>
          <table:table-cell office:value-type="float" office:value="172.689230402363" calcext:value-type="float">
            <text:p>172.7</text:p>
          </table:table-cell>
          <table:table-cell office:value-type="float" office:value="314.216864773111" calcext:value-type="float">
            <text:p>314.2</text:p>
          </table:table-cell>
          <table:table-cell office:value-type="float" office:value="336.162174618778" calcext:value-type="float">
            <text:p>336.2</text:p>
          </table:table-cell>
          <table:table-cell office:value-type="float" office:value="350.295081997349" calcext:value-type="float">
            <text:p>350.3</text:p>
          </table:table-cell>
          <table:table-cell office:value-type="float" office:value="424.458207546505" calcext:value-type="float">
            <text:p>424.5</text:p>
          </table:table-cell>
          <table:table-cell office:value-type="float" office:value="511.058792161923" calcext:value-type="float">
            <text:p>511.1</text:p>
          </table:table-cell>
          <table:table-cell office:value-type="float" office:value="518.638254249283" calcext:value-type="float">
            <text:p>518.6</text:p>
          </table:table-cell>
          <table:table-cell office:value-type="float" office:value="486.078342688159" calcext:value-type="float">
            <text:p>486.1</text:p>
          </table:table-cell>
          <table:table-cell office:value-type="float" office:value="469.39595146885" calcext:value-type="float">
            <text:p>469.4</text:p>
          </table:table-cell>
          <table:table-cell office:value-type="float" office:value="473.963140652962" calcext:value-type="float">
            <text:p>474.0</text:p>
          </table:table-cell>
          <table:table-cell office:value-type="float" office:value="442.899628961017" calcext:value-type="float">
            <text:p>442.9</text:p>
          </table:table-cell>
          <table:table-cell office:value-type="float" office:value="431.549492940901" calcext:value-type="float">
            <text:p>431.5</text:p>
          </table:table-cell>
          <table:table-cell office:value-type="float" office:value="396.905076783232" calcext:value-type="float">
            <text:p>396.9</text:p>
          </table:table-cell>
          <table:table-cell office:value-type="float" office:value="401.173430427561" calcext:value-type="float">
            <text:p>401.2</text:p>
          </table:table-cell>
          <table:table-cell office:value-type="float" office:value="401.316567605738" calcext:value-type="float">
            <text:p>401.3</text:p>
          </table:table-cell>
          <table:table-cell office:value-type="float" office:value="384.889304888361" calcext:value-type="float">
            <text:p>384.9</text:p>
          </table:table-cell>
          <table:table-cell office:value-type="float" office:value="407.164025910039" calcext:value-type="float">
            <text:p>407.2</text:p>
          </table:table-cell>
          <table:table-cell office:value-type="float" office:value="325.960352616671" calcext:value-type="float">
            <text:p>326.0</text:p>
          </table:table-cell>
          <table:table-cell office:value-type="float" office:value="301.501655013478" calcext:value-type="float">
            <text:p>301.5</text:p>
          </table:table-cell>
          <table:table-cell office:value-type="float" office:value="309.538977985479" calcext:value-type="float">
            <text:p>309.5</text:p>
          </table:table-cell>
          <table:table-cell office:value-type="float" office:value="304.064751588142" calcext:value-type="float">
            <text:p>304.1</text:p>
          </table:table-cell>
          <table:table-cell office:value-type="float" office:value="314.547853875575" calcext:value-type="float">
            <text:p>314.5</text:p>
          </table:table-cell>
          <table:table-cell office:value-type="float" office:value="325.446531160852" calcext:value-type="float">
            <text:p>325.4</text:p>
          </table:table-cell>
          <table:table-cell office:value-type="float" office:value="338.432067086506" calcext:value-type="float">
            <text:p>338.4</text:p>
          </table:table-cell>
          <table:table-cell office:value-type="float" office:value="388.119602138361" calcext:value-type="float">
            <text:p>388.1</text:p>
          </table:table-cell>
          <table:table-cell office:value-type="float" office:value="384.77994528508" calcext:value-type="float">
            <text:p>384.8</text:p>
          </table:table-cell>
          <table:table-cell office:value-type="float" office:value="449.324663601561" calcext:value-type="float">
            <text:p>449.3</text:p>
          </table:table-cell>
          <table:table-cell office:value-type="float" office:value="436.525167010827" calcext:value-type="float">
            <text:p>436.5</text:p>
          </table:table-cell>
          <table:table-cell office:value-type="float" office:value="488.903483743085" calcext:value-type="float">
            <text:p>488.9</text:p>
          </table:table-cell>
          <table:table-cell office:value-type="float" office:value="511.013880240673" calcext:value-type="float">
            <text:p>511.0</text:p>
          </table:table-cell>
          <table:table-cell office:value-type="float" office:value="463.493200530637" calcext:value-type="float">
            <text:p>463.5</text:p>
          </table:table-cell>
          <table:table-cell office:value-type="float" office:value="418.187939797251" calcext:value-type="float">
            <text:p>418.2</text:p>
          </table:table-cell>
          <table:table-cell office:value-type="float" office:value="371.865925410164" calcext:value-type="float">
            <text:p>371.9</text:p>
          </table:table-cell>
          <table:table-cell office:value-type="float" office:value="338.244376792368" calcext:value-type="float">
            <text:p>338.2</text:p>
          </table:table-cell>
          <table:table-cell office:value-type="float" office:value="256.806635408371" calcext:value-type="float">
            <text:p>256.8</text:p>
          </table:table-cell>
          <table:table-cell office:value-type="float" office:value="240.488625226431" calcext:value-type="float">
            <text:p>240.5</text:p>
          </table:table-cell>
          <table:table-cell office:value-type="float" office:value="284.044766434891" calcext:value-type="float">
            <text:p>284.0</text:p>
          </table:table-cell>
          <table:table-cell office:value-type="float" office:value="274.373715001308" calcext:value-type="float">
            <text:p>274.4</text:p>
          </table:table-cell>
          <table:table-cell office:value-type="float" office:value="306.964330757713" calcext:value-type="float">
            <text:p>307.0</text:p>
          </table:table-cell>
          <table:table-cell office:value-type="float" office:value="316.843127651097" calcext:value-type="float">
            <text:p>316.8</text:p>
          </table:table-cell>
          <table:table-cell office:value-type="float" office:value="316.526890011772" calcext:value-type="float">
            <text:p>316.5</text:p>
          </table:table-cell>
          <table:table-cell office:value-type="float" office:value="165.585242133538" calcext:value-type="float">
            <text:p>165.6</text:p>
          </table:table-cell>
          <table:table-cell office:value-type="float" office:value="188.546313431756" calcext:value-type="float">
            <text:p>188.5</text:p>
          </table:table-cell>
          <table:table-cell office:value-type="float" office:value="141.318779156288" calcext:value-type="float">
            <text:p>141.3</text:p>
          </table:table-cell>
          <table:table-cell office:value-type="float" office:value="117.287193688087" calcext:value-type="float">
            <text:p>117.3</text:p>
          </table:table-cell>
          <table:table-cell office:value-type="float" office:value="134.795350677039" calcext:value-type="float">
            <text:p>134.8</text:p>
          </table:table-cell>
          <table:table-cell office:value-type="float" office:value="169.57321308011" calcext:value-type="float">
            <text:p>169.6</text:p>
          </table:table-cell>
          <table:table-cell office:value-type="float" office:value="218.055720037029" calcext:value-type="float">
            <text:p>218.1</text:p>
          </table:table-cell>
          <table:table-cell office:value-type="float" office:value="299.73438437207" calcext:value-type="float">
            <text:p>299.7</text:p>
          </table:table-cell>
          <table:table-cell office:value-type="float" office:value="337.716724602656" calcext:value-type="float">
            <text:p>337.7</text:p>
          </table:table-cell>
          <table:table-cell office:value-type="float" office:value="377.068607814452" calcext:value-type="float">
            <text:p>377.1</text:p>
          </table:table-cell>
          <table:table-cell office:value-type="float" office:value="312.75099895896" calcext:value-type="float">
            <text:p>312.8</text:p>
          </table:table-cell>
          <table:table-cell office:value-type="float" office:value="359.457375361955" calcext:value-type="float">
            <text:p>359.5</text:p>
          </table:table-cell>
          <table:table-cell office:value-type="float" office:value="369.024612359355" calcext:value-type="float">
            <text:p>369.0</text:p>
          </table:table-cell>
          <table:table-cell office:value-type="float" office:value="380.665343530006" calcext:value-type="float">
            <text:p>380.7</text:p>
          </table:table-cell>
          <table:table-cell office:value-type="float" office:value="388.126920516266" calcext:value-type="float">
            <text:p>388.1</text:p>
          </table:table-cell>
          <table:table-cell office:value-type="float" office:value="364.75029053414" calcext:value-type="float">
            <text:p>364.8</text:p>
          </table:table-cell>
          <table:table-cell office:value-type="float" office:value="329.564459742857" calcext:value-type="float">
            <text:p>329.6</text:p>
          </table:table-cell>
          <table:table-cell office:value-type="float" office:value="295.038740468426" calcext:value-type="float">
            <text:p>295.0</text:p>
          </table:table-cell>
          <table:table-cell office:value-type="float" office:value="282.669424967659" calcext:value-type="float">
            <text:p>282.7</text:p>
          </table:table-cell>
          <table:table-cell office:value-type="float" office:value="261.555579650708" calcext:value-type="float">
            <text:p>261.6</text:p>
          </table:table-cell>
          <table:table-cell office:value-type="float" office:value="243.6645733285" calcext:value-type="float">
            <text:p>243.7</text:p>
          </table:table-cell>
          <table:table-cell office:value-type="float" office:value="226.146274209214" calcext:value-type="float">
            <text:p>226.1</text:p>
          </table:table-cell>
          <table:table-cell office:value-type="float" office:value="241.768792340437" calcext:value-type="float">
            <text:p>241.8</text:p>
          </table:table-cell>
          <table:table-cell office:value-type="float" office:value="235.729196952554" calcext:value-type="float">
            <text:p>235.7</text:p>
          </table:table-cell>
          <table:table-cell office:value-type="float" office:value="190.04857044757" calcext:value-type="float">
            <text:p>190.0</text:p>
          </table:table-cell>
          <table:table-cell office:value-type="float" office:value="194.198169909123" calcext:value-type="float">
            <text:p>194.2</text:p>
          </table:table-cell>
          <table:table-cell office:value-type="float" office:value="215.215768176163" calcext:value-type="float">
            <text:p>215.2</text:p>
          </table:table-cell>
          <table:table-cell office:value-type="float" office:value="253.999358079091" calcext:value-type="float">
            <text:p>254.0</text:p>
          </table:table-cell>
          <table:table-cell office:value-type="float" office:value="260.403244756847" calcext:value-type="float">
            <text:p>260.4</text:p>
          </table:table-cell>
          <table:table-cell table:style-name="ce14" office:value-type="float" office:value="255.353782901562" calcext:value-type="float">
            <text:p>255.4</text:p>
          </table:table-cell>
          <table:table-cell table:number-columns-repeated="951"/>
        </table:table-row>
        <table:table-row table:style-name="ro1">
          <table:table-cell table:style-name="ce3" table:formula="of:=[.A10]+1" office:value-type="date" office:date-value="2016-03-10" calcext:value-type="date">
            <text:p>Mar 10, 16</text:p>
          </table:table-cell>
          <table:table-cell table:style-name="ce7" office:value-type="float" office:value="511.846915256713" calcext:value-type="float">
            <text:p>511.8</text:p>
          </table:table-cell>
          <table:table-cell office:value-type="float" office:value="505.195891968901" calcext:value-type="float">
            <text:p>505.2</text:p>
          </table:table-cell>
          <table:table-cell office:value-type="float" office:value="531.91685848973" calcext:value-type="float">
            <text:p>531.9</text:p>
          </table:table-cell>
          <table:table-cell office:value-type="float" office:value="540.192445284854" calcext:value-type="float">
            <text:p>540.2</text:p>
          </table:table-cell>
          <table:table-cell office:value-type="float" office:value="549.456875207085" calcext:value-type="float">
            <text:p>549.5</text:p>
          </table:table-cell>
          <table:table-cell office:value-type="float" office:value="529.446542264835" calcext:value-type="float">
            <text:p>529.4</text:p>
          </table:table-cell>
          <table:table-cell office:value-type="float" office:value="475.991928157316" calcext:value-type="float">
            <text:p>476.0</text:p>
          </table:table-cell>
          <table:table-cell office:value-type="float" office:value="522.424312648457" calcext:value-type="float">
            <text:p>522.4</text:p>
          </table:table-cell>
          <table:table-cell office:value-type="float" office:value="473.56511913115" calcext:value-type="float">
            <text:p>473.6</text:p>
          </table:table-cell>
          <table:table-cell office:value-type="float" office:value="481.515589231483" calcext:value-type="float">
            <text:p>481.5</text:p>
          </table:table-cell>
          <table:table-cell office:value-type="float" office:value="411.862865879749" calcext:value-type="float">
            <text:p>411.9</text:p>
          </table:table-cell>
          <table:table-cell office:value-type="float" office:value="367.91985446262" calcext:value-type="float">
            <text:p>367.9</text:p>
          </table:table-cell>
          <table:table-cell office:value-type="float" office:value="410.856330572172" calcext:value-type="float">
            <text:p>410.9</text:p>
          </table:table-cell>
          <table:table-cell office:value-type="float" office:value="372.132263491188" calcext:value-type="float">
            <text:p>372.1</text:p>
          </table:table-cell>
          <table:table-cell office:value-type="float" office:value="378.435459312459" calcext:value-type="float">
            <text:p>378.4</text:p>
          </table:table-cell>
          <table:table-cell office:value-type="float" office:value="378.846124727626" calcext:value-type="float">
            <text:p>378.8</text:p>
          </table:table-cell>
          <table:table-cell office:value-type="float" office:value="314.193376007921" calcext:value-type="float">
            <text:p>314.2</text:p>
          </table:table-cell>
          <table:table-cell office:value-type="float" office:value="317.627645891299" calcext:value-type="float">
            <text:p>317.6</text:p>
          </table:table-cell>
          <table:table-cell office:value-type="float" office:value="279.185899398982" calcext:value-type="float">
            <text:p>279.2</text:p>
          </table:table-cell>
          <table:table-cell office:value-type="float" office:value="293.79771813103" calcext:value-type="float">
            <text:p>293.8</text:p>
          </table:table-cell>
          <table:table-cell office:value-type="float" office:value="311.488445242594" calcext:value-type="float">
            <text:p>311.5</text:p>
          </table:table-cell>
          <table:table-cell office:value-type="float" office:value="327.74578416436" calcext:value-type="float">
            <text:p>327.7</text:p>
          </table:table-cell>
          <table:table-cell office:value-type="float" office:value="337.723902639664" calcext:value-type="float">
            <text:p>337.7</text:p>
          </table:table-cell>
          <table:table-cell office:value-type="float" office:value="323.367115622668" calcext:value-type="float">
            <text:p>323.4</text:p>
          </table:table-cell>
          <table:table-cell office:value-type="float" office:value="289.142049280237" calcext:value-type="float">
            <text:p>289.1</text:p>
          </table:table-cell>
          <table:table-cell office:value-type="float" office:value="293.200021663821" calcext:value-type="float">
            <text:p>293.2</text:p>
          </table:table-cell>
          <table:table-cell office:value-type="float" office:value="414.403498991673" calcext:value-type="float">
            <text:p>414.4</text:p>
          </table:table-cell>
          <table:table-cell office:value-type="float" office:value="480.442860299942" calcext:value-type="float">
            <text:p>480.4</text:p>
          </table:table-cell>
          <table:table-cell office:value-type="float" office:value="465.866470861786" calcext:value-type="float">
            <text:p>465.9</text:p>
          </table:table-cell>
          <table:table-cell office:value-type="float" office:value="435.205881093364" calcext:value-type="float">
            <text:p>435.2</text:p>
          </table:table-cell>
          <table:table-cell office:value-type="float" office:value="418.408097734376" calcext:value-type="float">
            <text:p>418.4</text:p>
          </table:table-cell>
          <table:table-cell office:value-type="float" office:value="402.729943395091" calcext:value-type="float">
            <text:p>402.7</text:p>
          </table:table-cell>
          <table:table-cell office:value-type="float" office:value="347.478562737373" calcext:value-type="float">
            <text:p>347.5</text:p>
          </table:table-cell>
          <table:table-cell office:value-type="float" office:value="305.015161613839" calcext:value-type="float">
            <text:p>305.0</text:p>
          </table:table-cell>
          <table:table-cell office:value-type="float" office:value="241.242763791539" calcext:value-type="float">
            <text:p>241.2</text:p>
          </table:table-cell>
          <table:table-cell office:value-type="float" office:value="205.978945015158" calcext:value-type="float">
            <text:p>206.0</text:p>
          </table:table-cell>
          <table:table-cell office:value-type="float" office:value="177.926118197139" calcext:value-type="float">
            <text:p>177.9</text:p>
          </table:table-cell>
          <table:table-cell office:value-type="float" office:value="157.385469597385" calcext:value-type="float">
            <text:p>157.4</text:p>
          </table:table-cell>
          <table:table-cell office:value-type="float" office:value="157.023117864385" calcext:value-type="float">
            <text:p>157.0</text:p>
          </table:table-cell>
          <table:table-cell office:value-type="float" office:value="165.837402069438" calcext:value-type="float">
            <text:p>165.8</text:p>
          </table:table-cell>
          <table:table-cell office:value-type="float" office:value="213.077613807996" calcext:value-type="float">
            <text:p>213.1</text:p>
          </table:table-cell>
          <table:table-cell office:value-type="float" office:value="239.36917723588" calcext:value-type="float">
            <text:p>239.4</text:p>
          </table:table-cell>
          <table:table-cell office:value-type="float" office:value="154.478693720551" calcext:value-type="float">
            <text:p>154.5</text:p>
          </table:table-cell>
          <table:table-cell office:value-type="float" office:value="179.772319715866" calcext:value-type="float">
            <text:p>179.8</text:p>
          </table:table-cell>
          <table:table-cell office:value-type="float" office:value="195.804575694612" calcext:value-type="float">
            <text:p>195.8</text:p>
          </table:table-cell>
          <table:table-cell office:value-type="float" office:value="232.180281135337" calcext:value-type="float">
            <text:p>232.2</text:p>
          </table:table-cell>
          <table:table-cell office:value-type="float" office:value="230.459663501373" calcext:value-type="float">
            <text:p>230.5</text:p>
          </table:table-cell>
          <table:table-cell office:value-type="float" office:value="232.265679903666" calcext:value-type="float">
            <text:p>232.3</text:p>
          </table:table-cell>
          <table:table-cell office:value-type="float" office:value="242.665242245278" calcext:value-type="float">
            <text:p>242.7</text:p>
          </table:table-cell>
          <table:table-cell office:value-type="float" office:value="246.749447255807" calcext:value-type="float">
            <text:p>246.7</text:p>
          </table:table-cell>
          <table:table-cell office:value-type="float" office:value="257.256130398142" calcext:value-type="float">
            <text:p>257.3</text:p>
          </table:table-cell>
          <table:table-cell office:value-type="float" office:value="292.913260186807" calcext:value-type="float">
            <text:p>292.9</text:p>
          </table:table-cell>
          <table:table-cell office:value-type="float" office:value="265.281601768933" calcext:value-type="float">
            <text:p>265.3</text:p>
          </table:table-cell>
          <table:table-cell office:value-type="float" office:value="309.986836536294" calcext:value-type="float">
            <text:p>310.0</text:p>
          </table:table-cell>
          <table:table-cell office:value-type="float" office:value="383.806497925303" calcext:value-type="float">
            <text:p>383.8</text:p>
          </table:table-cell>
          <table:table-cell office:value-type="float" office:value="366.445927962528" calcext:value-type="float">
            <text:p>366.4</text:p>
          </table:table-cell>
          <table:table-cell office:value-type="float" office:value="320.176889870292" calcext:value-type="float">
            <text:p>320.2</text:p>
          </table:table-cell>
          <table:table-cell office:value-type="float" office:value="274.620072029959" calcext:value-type="float">
            <text:p>274.6</text:p>
          </table:table-cell>
          <table:table-cell office:value-type="float" office:value="242.097280848135" calcext:value-type="float">
            <text:p>242.1</text:p>
          </table:table-cell>
          <table:table-cell office:value-type="float" office:value="218.227864302233" calcext:value-type="float">
            <text:p>218.2</text:p>
          </table:table-cell>
          <table:table-cell office:value-type="float" office:value="210.584432342938" calcext:value-type="float">
            <text:p>210.6</text:p>
          </table:table-cell>
          <table:table-cell office:value-type="float" office:value="169.185077809587" calcext:value-type="float">
            <text:p>169.2</text:p>
          </table:table-cell>
          <table:table-cell office:value-type="float" office:value="139.211358204908" calcext:value-type="float">
            <text:p>139.2</text:p>
          </table:table-cell>
          <table:table-cell office:value-type="float" office:value="113.936457192015" calcext:value-type="float">
            <text:p>113.9</text:p>
          </table:table-cell>
          <table:table-cell office:value-type="float" office:value="88.2392419147065" calcext:value-type="float">
            <text:p>88.2</text:p>
          </table:table-cell>
          <table:table-cell office:value-type="float" office:value="78.9362457387569" calcext:value-type="float">
            <text:p>78.9</text:p>
          </table:table-cell>
          <table:table-cell office:value-type="float" office:value="45.8829983324994" calcext:value-type="float">
            <text:p>45.9</text:p>
          </table:table-cell>
          <table:table-cell office:value-type="float" office:value="30.7350492662355" calcext:value-type="float">
            <text:p>30.7</text:p>
          </table:table-cell>
          <table:table-cell office:value-type="float" office:value="36.7888162085304" calcext:value-type="float">
            <text:p>36.8</text:p>
          </table:table-cell>
          <table:table-cell office:value-type="float" office:value="43.013673284099" calcext:value-type="float">
            <text:p>43.0</text:p>
          </table:table-cell>
          <table:table-cell office:value-type="float" office:value="45.3694215773434" calcext:value-type="float">
            <text:p>45.4</text:p>
          </table:table-cell>
          <table:table-cell table:style-name="ce14" office:value-type="float" office:value="49.0458826930805" calcext:value-type="float">
            <text:p>49.0</text:p>
          </table:table-cell>
          <table:table-cell table:number-columns-repeated="951"/>
        </table:table-row>
        <table:table-row table:style-name="ro1">
          <table:table-cell table:style-name="ce3" table:formula="of:=[.A11]+1" office:value-type="date" office:date-value="2016-03-11" calcext:value-type="date">
            <text:p>Mar 11, 16</text:p>
          </table:table-cell>
          <table:table-cell table:style-name="ce7" office:value-type="float" office:value="387.93250465075" calcext:value-type="float">
            <text:p>387.9</text:p>
          </table:table-cell>
          <table:table-cell office:value-type="float" office:value="394.36991123506" calcext:value-type="float">
            <text:p>394.4</text:p>
          </table:table-cell>
          <table:table-cell office:value-type="float" office:value="412.849719257191" calcext:value-type="float">
            <text:p>412.8</text:p>
          </table:table-cell>
          <table:table-cell office:value-type="float" office:value="418.413009453701" calcext:value-type="float">
            <text:p>418.4</text:p>
          </table:table-cell>
          <table:table-cell office:value-type="float" office:value="365.787449118364" calcext:value-type="float">
            <text:p>365.8</text:p>
          </table:table-cell>
          <table:table-cell office:value-type="float" office:value="340.346795642007" calcext:value-type="float">
            <text:p>340.3</text:p>
          </table:table-cell>
          <table:table-cell office:value-type="float" office:value="286.306112133448" calcext:value-type="float">
            <text:p>286.3</text:p>
          </table:table-cell>
          <table:table-cell office:value-type="float" office:value="248.318918236875" calcext:value-type="float">
            <text:p>248.3</text:p>
          </table:table-cell>
          <table:table-cell office:value-type="float" office:value="231.863121023603" calcext:value-type="float">
            <text:p>231.9</text:p>
          </table:table-cell>
          <table:table-cell office:value-type="float" office:value="205.036236726547" calcext:value-type="float">
            <text:p>205.0</text:p>
          </table:table-cell>
          <table:table-cell office:value-type="float" office:value="171.742647176669" calcext:value-type="float">
            <text:p>171.7</text:p>
          </table:table-cell>
          <table:table-cell office:value-type="float" office:value="139.093590237771" calcext:value-type="float">
            <text:p>139.1</text:p>
          </table:table-cell>
          <table:table-cell office:value-type="float" office:value="128.019726349525" calcext:value-type="float">
            <text:p>128.0</text:p>
          </table:table-cell>
          <table:table-cell office:value-type="float" office:value="139.880084922705" calcext:value-type="float">
            <text:p>139.9</text:p>
          </table:table-cell>
          <table:table-cell office:value-type="float" office:value="147.598698682064" calcext:value-type="float">
            <text:p>147.6</text:p>
          </table:table-cell>
          <table:table-cell office:value-type="float" office:value="170.83166542006" calcext:value-type="float">
            <text:p>170.8</text:p>
          </table:table-cell>
          <table:table-cell office:value-type="float" office:value="203.411632609957" calcext:value-type="float">
            <text:p>203.4</text:p>
          </table:table-cell>
          <table:table-cell office:value-type="float" office:value="242.069564807185" calcext:value-type="float">
            <text:p>242.1</text:p>
          </table:table-cell>
          <table:table-cell office:value-type="float" office:value="239.159146062836" calcext:value-type="float">
            <text:p>239.2</text:p>
          </table:table-cell>
          <table:table-cell office:value-type="float" office:value="230.130315757854" calcext:value-type="float">
            <text:p>230.1</text:p>
          </table:table-cell>
          <table:table-cell office:value-type="float" office:value="231.905741948963" calcext:value-type="float">
            <text:p>231.9</text:p>
          </table:table-cell>
          <table:table-cell office:value-type="float" office:value="226.921474871278" calcext:value-type="float">
            <text:p>226.9</text:p>
          </table:table-cell>
          <table:table-cell office:value-type="float" office:value="254.109022111687" calcext:value-type="float">
            <text:p>254.1</text:p>
          </table:table-cell>
          <table:table-cell office:value-type="float" office:value="263.512653451436" calcext:value-type="float">
            <text:p>263.5</text:p>
          </table:table-cell>
          <table:table-cell office:value-type="float" office:value="257.578554977398" calcext:value-type="float">
            <text:p>257.6</text:p>
          </table:table-cell>
          <table:table-cell office:value-type="float" office:value="224.483952908287" calcext:value-type="float">
            <text:p>224.5</text:p>
          </table:table-cell>
          <table:table-cell office:value-type="float" office:value="222.575375190698" calcext:value-type="float">
            <text:p>222.6</text:p>
          </table:table-cell>
          <table:table-cell office:value-type="float" office:value="276.196097184112" calcext:value-type="float">
            <text:p>276.2</text:p>
          </table:table-cell>
          <table:table-cell office:value-type="float" office:value="254.899446047449" calcext:value-type="float">
            <text:p>254.9</text:p>
          </table:table-cell>
          <table:table-cell office:value-type="float" office:value="347.955629325913" calcext:value-type="float">
            <text:p>348.0</text:p>
          </table:table-cell>
          <table:table-cell office:value-type="float" office:value="356.382035736251" calcext:value-type="float">
            <text:p>356.4</text:p>
          </table:table-cell>
          <table:table-cell office:value-type="float" office:value="328.119407450449" calcext:value-type="float">
            <text:p>328.1</text:p>
          </table:table-cell>
          <table:table-cell office:value-type="float" office:value="292.915341856529" calcext:value-type="float">
            <text:p>292.9</text:p>
          </table:table-cell>
          <table:table-cell office:value-type="float" office:value="261.65561362024" calcext:value-type="float">
            <text:p>261.7</text:p>
          </table:table-cell>
          <table:table-cell office:value-type="float" office:value="249.765142661228" calcext:value-type="float">
            <text:p>249.8</text:p>
          </table:table-cell>
          <table:table-cell office:value-type="float" office:value="234.529927929779" calcext:value-type="float">
            <text:p>234.5</text:p>
          </table:table-cell>
          <table:table-cell office:value-type="float" office:value="213.99886918668" calcext:value-type="float">
            <text:p>214.0</text:p>
          </table:table-cell>
          <table:table-cell office:value-type="float" office:value="193.358260325415" calcext:value-type="float">
            <text:p>193.4</text:p>
          </table:table-cell>
          <table:table-cell office:value-type="float" office:value="190.077987494021" calcext:value-type="float">
            <text:p>190.1</text:p>
          </table:table-cell>
          <table:table-cell office:value-type="float" office:value="167.724846691768" calcext:value-type="float">
            <text:p>167.7</text:p>
          </table:table-cell>
          <table:table-cell office:value-type="float" office:value="133.678922789463" calcext:value-type="float">
            <text:p>133.7</text:p>
          </table:table-cell>
          <table:table-cell office:value-type="float" office:value="133.920163493617" calcext:value-type="float">
            <text:p>133.9</text:p>
          </table:table-cell>
          <table:table-cell office:value-type="float" office:value="71.9381587711349" calcext:value-type="float">
            <text:p>71.9</text:p>
          </table:table-cell>
          <table:table-cell office:value-type="float" office:value="42.843106159221" calcext:value-type="float">
            <text:p>42.8</text:p>
          </table:table-cell>
          <table:table-cell office:value-type="float" office:value="41.8232432408306" calcext:value-type="float">
            <text:p>41.8</text:p>
          </table:table-cell>
          <table:table-cell office:value-type="float" office:value="43.1529957657699" calcext:value-type="float">
            <text:p>43.2</text:p>
          </table:table-cell>
          <table:table-cell office:value-type="float" office:value="41.3786036969195" calcext:value-type="float">
            <text:p>41.4</text:p>
          </table:table-cell>
          <table:table-cell office:value-type="float" office:value="55.8580213816404" calcext:value-type="float">
            <text:p>55.9</text:p>
          </table:table-cell>
          <table:table-cell office:value-type="float" office:value="60.032779686078" calcext:value-type="float">
            <text:p>60.0</text:p>
          </table:table-cell>
          <table:table-cell office:value-type="float" office:value="66.1868358124776" calcext:value-type="float">
            <text:p>66.2</text:p>
          </table:table-cell>
          <table:table-cell office:value-type="float" office:value="96.2711760118015" calcext:value-type="float">
            <text:p>96.3</text:p>
          </table:table-cell>
          <table:table-cell office:value-type="float" office:value="126.131167249672" calcext:value-type="float">
            <text:p>126.1</text:p>
          </table:table-cell>
          <table:table-cell office:value-type="float" office:value="142.919546812946" calcext:value-type="float">
            <text:p>142.9</text:p>
          </table:table-cell>
          <table:table-cell office:value-type="float" office:value="191.235884591046" calcext:value-type="float">
            <text:p>191.2</text:p>
          </table:table-cell>
          <table:table-cell office:value-type="float" office:value="229.394264295219" calcext:value-type="float">
            <text:p>229.4</text:p>
          </table:table-cell>
          <table:table-cell office:value-type="float" office:value="271.981660865254" calcext:value-type="float">
            <text:p>272.0</text:p>
          </table:table-cell>
          <table:table-cell office:value-type="float" office:value="327.245723097643" calcext:value-type="float">
            <text:p>327.2</text:p>
          </table:table-cell>
          <table:table-cell office:value-type="float" office:value="369.253499114564" calcext:value-type="float">
            <text:p>369.3</text:p>
          </table:table-cell>
          <table:table-cell office:value-type="float" office:value="381.310296961562" calcext:value-type="float">
            <text:p>381.3</text:p>
          </table:table-cell>
          <table:table-cell office:value-type="float" office:value="347.234218552711" calcext:value-type="float">
            <text:p>347.2</text:p>
          </table:table-cell>
          <table:table-cell office:value-type="float" office:value="302.112188804996" calcext:value-type="float">
            <text:p>302.1</text:p>
          </table:table-cell>
          <table:table-cell office:value-type="float" office:value="283.62025755943" calcext:value-type="float">
            <text:p>283.6</text:p>
          </table:table-cell>
          <table:table-cell office:value-type="float" office:value="256.910374547359" calcext:value-type="float">
            <text:p>256.9</text:p>
          </table:table-cell>
          <table:table-cell office:value-type="float" office:value="221.344097208295" calcext:value-type="float">
            <text:p>221.3</text:p>
          </table:table-cell>
          <table:table-cell office:value-type="float" office:value="209.495631733113" calcext:value-type="float">
            <text:p>209.5</text:p>
          </table:table-cell>
          <table:table-cell office:value-type="float" office:value="191.438865458717" calcext:value-type="float">
            <text:p>191.4</text:p>
          </table:table-cell>
          <table:table-cell office:value-type="float" office:value="102.051557519744" calcext:value-type="float">
            <text:p>102.1</text:p>
          </table:table-cell>
          <table:table-cell office:value-type="float" office:value="66.7464860244946" calcext:value-type="float">
            <text:p>66.7</text:p>
          </table:table-cell>
          <table:table-cell office:value-type="float" office:value="73.6560303611312" calcext:value-type="float">
            <text:p>73.7</text:p>
          </table:table-cell>
          <table:table-cell office:value-type="float" office:value="62.860780688695" calcext:value-type="float">
            <text:p>62.9</text:p>
          </table:table-cell>
          <table:table-cell office:value-type="float" office:value="54.1381758209981" calcext:value-type="float">
            <text:p>54.1</text:p>
          </table:table-cell>
          <table:table-cell table:style-name="ce14" office:value-type="float" office:value="49.0303426867502" calcext:value-type="float">
            <text:p>49.0</text:p>
          </table:table-cell>
          <table:table-cell table:number-columns-repeated="951"/>
        </table:table-row>
        <table:table-row table:style-name="ro1">
          <table:table-cell table:style-name="ce3" table:formula="of:=[.A12]+1" office:value-type="date" office:date-value="2016-03-12" calcext:value-type="date">
            <text:p>Mar 12, 16</text:p>
          </table:table-cell>
          <table:table-cell table:style-name="ce7" office:value-type="float" office:value="136.756634671171" calcext:value-type="float">
            <text:p>136.8</text:p>
          </table:table-cell>
          <table:table-cell office:value-type="float" office:value="136.351843809224" calcext:value-type="float">
            <text:p>136.4</text:p>
          </table:table-cell>
          <table:table-cell office:value-type="float" office:value="147.34983071739" calcext:value-type="float">
            <text:p>147.3</text:p>
          </table:table-cell>
          <table:table-cell office:value-type="float" office:value="164.11247640575" calcext:value-type="float">
            <text:p>164.1</text:p>
          </table:table-cell>
          <table:table-cell office:value-type="float" office:value="172.564064185107" calcext:value-type="float">
            <text:p>172.6</text:p>
          </table:table-cell>
          <table:table-cell office:value-type="float" office:value="247.510672806452" calcext:value-type="float">
            <text:p>247.5</text:p>
          </table:table-cell>
          <table:table-cell office:value-type="float" office:value="312.0613657478" calcext:value-type="float">
            <text:p>312.1</text:p>
          </table:table-cell>
          <table:table-cell office:value-type="float" office:value="343.386641458152" calcext:value-type="float">
            <text:p>343.4</text:p>
          </table:table-cell>
          <table:table-cell office:value-type="float" office:value="348.047562008062" calcext:value-type="float">
            <text:p>348.0</text:p>
          </table:table-cell>
          <table:table-cell office:value-type="float" office:value="332.320809217498" calcext:value-type="float">
            <text:p>332.3</text:p>
          </table:table-cell>
          <table:table-cell office:value-type="float" office:value="310.39908482427" calcext:value-type="float">
            <text:p>310.4</text:p>
          </table:table-cell>
          <table:table-cell office:value-type="float" office:value="276.285682418654" calcext:value-type="float">
            <text:p>276.3</text:p>
          </table:table-cell>
          <table:table-cell office:value-type="float" office:value="238.863744970526" calcext:value-type="float">
            <text:p>238.9</text:p>
          </table:table-cell>
          <table:table-cell office:value-type="float" office:value="203.639903594396" calcext:value-type="float">
            <text:p>203.6</text:p>
          </table:table-cell>
          <table:table-cell office:value-type="float" office:value="203.85942441962" calcext:value-type="float">
            <text:p>203.9</text:p>
          </table:table-cell>
          <table:table-cell office:value-type="float" office:value="186.670796243709" calcext:value-type="float">
            <text:p>186.7</text:p>
          </table:table-cell>
          <table:table-cell office:value-type="float" office:value="162.961778725864" calcext:value-type="float">
            <text:p>163.0</text:p>
          </table:table-cell>
          <table:table-cell office:value-type="float" office:value="162.743882124296" calcext:value-type="float">
            <text:p>162.7</text:p>
          </table:table-cell>
          <table:table-cell office:value-type="float" office:value="79.5273423882669" calcext:value-type="float">
            <text:p>79.5</text:p>
          </table:table-cell>
          <table:table-cell office:value-type="float" office:value="49.3124059984614" calcext:value-type="float">
            <text:p>49.3</text:p>
          </table:table-cell>
          <table:table-cell office:value-type="float" office:value="72.51573029526" calcext:value-type="float">
            <text:p>72.5</text:p>
          </table:table-cell>
          <table:table-cell office:value-type="float" office:value="76.7665470891609" calcext:value-type="float">
            <text:p>76.8</text:p>
          </table:table-cell>
          <table:table-cell office:value-type="float" office:value="64.222958348646" calcext:value-type="float">
            <text:p>64.2</text:p>
          </table:table-cell>
          <table:table-cell office:value-type="float" office:value="51.3074217941996" calcext:value-type="float">
            <text:p>51.3</text:p>
          </table:table-cell>
          <table:table-cell office:value-type="float" office:value="76.016512107194" calcext:value-type="float">
            <text:p>76.0</text:p>
          </table:table-cell>
          <table:table-cell office:value-type="float" office:value="87.3509321901564" calcext:value-type="float">
            <text:p>87.4</text:p>
          </table:table-cell>
          <table:table-cell office:value-type="float" office:value="133.416201872057" calcext:value-type="float">
            <text:p>133.4</text:p>
          </table:table-cell>
          <table:table-cell office:value-type="float" office:value="180.962601442983" calcext:value-type="float">
            <text:p>181.0</text:p>
          </table:table-cell>
          <table:table-cell office:value-type="float" office:value="195.211164830285" calcext:value-type="float">
            <text:p>195.2</text:p>
          </table:table-cell>
          <table:table-cell office:value-type="float" office:value="304.320292349764" calcext:value-type="float">
            <text:p>304.3</text:p>
          </table:table-cell>
          <table:table-cell office:value-type="float" office:value="372.955846632438" calcext:value-type="float">
            <text:p>373.0</text:p>
          </table:table-cell>
          <table:table-cell office:value-type="float" office:value="447.157763628372" calcext:value-type="float">
            <text:p>447.2</text:p>
          </table:table-cell>
          <table:table-cell office:value-type="float" office:value="508.659476809727" calcext:value-type="float">
            <text:p>508.7</text:p>
          </table:table-cell>
          <table:table-cell office:value-type="float" office:value="558.873954209446" calcext:value-type="float">
            <text:p>558.9</text:p>
          </table:table-cell>
          <table:table-cell office:value-type="float" office:value="546.744954393159" calcext:value-type="float">
            <text:p>546.7</text:p>
          </table:table-cell>
          <table:table-cell office:value-type="float" office:value="503.054393816932" calcext:value-type="float">
            <text:p>503.1</text:p>
          </table:table-cell>
          <table:table-cell office:value-type="float" office:value="475.250536174269" calcext:value-type="float">
            <text:p>475.3</text:p>
          </table:table-cell>
          <table:table-cell office:value-type="float" office:value="468.834204954817" calcext:value-type="float">
            <text:p>468.8</text:p>
          </table:table-cell>
          <table:table-cell office:value-type="float" office:value="434.271031953326" calcext:value-type="float">
            <text:p>434.3</text:p>
          </table:table-cell>
          <table:table-cell office:value-type="float" office:value="395.301977105616" calcext:value-type="float">
            <text:p>395.3</text:p>
          </table:table-cell>
          <table:table-cell office:value-type="float" office:value="344.856092110373" calcext:value-type="float">
            <text:p>344.9</text:p>
          </table:table-cell>
          <table:table-cell office:value-type="float" office:value="286.580918359307" calcext:value-type="float">
            <text:p>286.6</text:p>
          </table:table-cell>
          <table:table-cell office:value-type="float" office:value="115.770599653667" calcext:value-type="float">
            <text:p>115.8</text:p>
          </table:table-cell>
          <table:table-cell office:value-type="float" office:value="105.691173294664" calcext:value-type="float">
            <text:p>105.7</text:p>
          </table:table-cell>
          <table:table-cell office:value-type="float" office:value="85.4060174618988" calcext:value-type="float">
            <text:p>85.4</text:p>
          </table:table-cell>
          <table:table-cell office:value-type="float" office:value="74.4031678998156" calcext:value-type="float">
            <text:p>74.4</text:p>
          </table:table-cell>
          <table:table-cell office:value-type="float" office:value="72.622898574044" calcext:value-type="float">
            <text:p>72.6</text:p>
          </table:table-cell>
          <table:table-cell office:value-type="float" office:value="73.9901759871493" calcext:value-type="float">
            <text:p>74.0</text:p>
          </table:table-cell>
          <table:table-cell office:value-type="float" office:value="90.257049381824" calcext:value-type="float">
            <text:p>90.3</text:p>
          </table:table-cell>
          <table:table-cell office:value-type="float" office:value="108.649174940143" calcext:value-type="float">
            <text:p>108.6</text:p>
          </table:table-cell>
          <table:table-cell office:value-type="float" office:value="136.072620644996" calcext:value-type="float">
            <text:p>136.1</text:p>
          </table:table-cell>
          <table:table-cell office:value-type="float" office:value="211.746411034643" calcext:value-type="float">
            <text:p>211.7</text:p>
          </table:table-cell>
          <table:table-cell office:value-type="float" office:value="242.937171741919" calcext:value-type="float">
            <text:p>242.9</text:p>
          </table:table-cell>
          <table:table-cell office:value-type="float" office:value="338.615842857164" calcext:value-type="float">
            <text:p>338.6</text:p>
          </table:table-cell>
          <table:table-cell office:value-type="float" office:value="493.106227717723" calcext:value-type="float">
            <text:p>493.1</text:p>
          </table:table-cell>
          <table:table-cell office:value-type="float" office:value="543.158949135355" calcext:value-type="float">
            <text:p>543.2</text:p>
          </table:table-cell>
          <table:table-cell office:value-type="float" office:value="577.373186240069" calcext:value-type="float">
            <text:p>577.4</text:p>
          </table:table-cell>
          <table:table-cell office:value-type="float" office:value="606.366210597317" calcext:value-type="float">
            <text:p>606.4</text:p>
          </table:table-cell>
          <table:table-cell office:value-type="float" office:value="581.33761463017" calcext:value-type="float">
            <text:p>581.3</text:p>
          </table:table-cell>
          <table:table-cell office:value-type="float" office:value="551.463004754864" calcext:value-type="float">
            <text:p>551.5</text:p>
          </table:table-cell>
          <table:table-cell office:value-type="float" office:value="536.448869420014" calcext:value-type="float">
            <text:p>536.4</text:p>
          </table:table-cell>
          <table:table-cell office:value-type="float" office:value="511.64755416705" calcext:value-type="float">
            <text:p>511.6</text:p>
          </table:table-cell>
          <table:table-cell office:value-type="float" office:value="500.068102559928" calcext:value-type="float">
            <text:p>500.1</text:p>
          </table:table-cell>
          <table:table-cell office:value-type="float" office:value="466.643494182316" calcext:value-type="float">
            <text:p>466.6</text:p>
          </table:table-cell>
          <table:table-cell office:value-type="float" office:value="453.246511433005" calcext:value-type="float">
            <text:p>453.2</text:p>
          </table:table-cell>
          <table:table-cell office:value-type="float" office:value="358.492130925098" calcext:value-type="float">
            <text:p>358.5</text:p>
          </table:table-cell>
          <table:table-cell office:value-type="float" office:value="175.593818741306" calcext:value-type="float">
            <text:p>175.6</text:p>
          </table:table-cell>
          <table:table-cell office:value-type="float" office:value="145.280319452613" calcext:value-type="float">
            <text:p>145.3</text:p>
          </table:table-cell>
          <table:table-cell office:value-type="float" office:value="135.239298895158" calcext:value-type="float">
            <text:p>135.2</text:p>
          </table:table-cell>
          <table:table-cell office:value-type="float" office:value="128.048270408551" calcext:value-type="float">
            <text:p>128.0</text:p>
          </table:table-cell>
          <table:table-cell office:value-type="float" office:value="104.975407753413" calcext:value-type="float">
            <text:p>105.0</text:p>
          </table:table-cell>
          <table:table-cell table:style-name="ce14" office:value-type="float" office:value="81.2340998747586" calcext:value-type="float">
            <text:p>81.2</text:p>
          </table:table-cell>
          <table:table-cell table:number-columns-repeated="951"/>
        </table:table-row>
        <table:table-row table:style-name="ro1">
          <table:table-cell table:style-name="ce3" table:formula="of:=[.A13]+1" office:value-type="date" office:date-value="2016-03-13" calcext:value-type="date">
            <text:p>Mar 13, 16</text:p>
          </table:table-cell>
          <table:table-cell table:style-name="ce7" office:value-type="float" office:value="64.734588363779" calcext:value-type="float">
            <text:p>64.7</text:p>
          </table:table-cell>
          <table:table-cell office:value-type="float" office:value="75.6724728098868" calcext:value-type="float">
            <text:p>75.7</text:p>
          </table:table-cell>
          <table:table-cell office:value-type="float" office:value="115.946831297447" calcext:value-type="float">
            <text:p>115.9</text:p>
          </table:table-cell>
          <table:table-cell office:value-type="float" office:value="158.770650172519" calcext:value-type="float">
            <text:p>158.8</text:p>
          </table:table-cell>
          <table:table-cell office:value-type="float" office:value="166.070469174954" calcext:value-type="float">
            <text:p>166.1</text:p>
          </table:table-cell>
          <table:table-cell office:value-type="float" office:value="261.013115203275" calcext:value-type="float">
            <text:p>261.0</text:p>
          </table:table-cell>
          <table:table-cell office:value-type="float" office:value="426.783850619214" calcext:value-type="float">
            <text:p>426.8</text:p>
          </table:table-cell>
          <table:table-cell office:value-type="float" office:value="455.878349256288" calcext:value-type="float">
            <text:p>455.9</text:p>
          </table:table-cell>
          <table:table-cell office:value-type="float" office:value="542.96667141727" calcext:value-type="float">
            <text:p>543.0</text:p>
          </table:table-cell>
          <table:table-cell office:value-type="float" office:value="580.464347944306" calcext:value-type="float">
            <text:p>580.5</text:p>
          </table:table-cell>
          <table:table-cell office:value-type="float" office:value="565.525895427732" calcext:value-type="float">
            <text:p>565.5</text:p>
          </table:table-cell>
          <table:table-cell office:value-type="float" office:value="559.813740035604" calcext:value-type="float">
            <text:p>559.8</text:p>
          </table:table-cell>
          <table:table-cell office:value-type="float" office:value="550.588111156354" calcext:value-type="float">
            <text:p>550.6</text:p>
          </table:table-cell>
          <table:table-cell office:value-type="float" office:value="531.183240764845" calcext:value-type="float">
            <text:p>531.2</text:p>
          </table:table-cell>
          <table:table-cell office:value-type="float" office:value="498.549287901611" calcext:value-type="float">
            <text:p>498.5</text:p>
          </table:table-cell>
          <table:table-cell office:value-type="float" office:value="469.504695888035" calcext:value-type="float">
            <text:p>469.5</text:p>
          </table:table-cell>
          <table:table-cell office:value-type="float" office:value="437.425598427163" calcext:value-type="float">
            <text:p>437.4</text:p>
          </table:table-cell>
          <table:table-cell office:value-type="float" office:value="410.806618467799" calcext:value-type="float">
            <text:p>410.8</text:p>
          </table:table-cell>
          <table:table-cell office:value-type="float" office:value="157.113927368447" calcext:value-type="float">
            <text:p>157.1</text:p>
          </table:table-cell>
          <table:table-cell office:value-type="float" office:value="132.987620816672" calcext:value-type="float">
            <text:p>133.0</text:p>
          </table:table-cell>
          <table:table-cell office:value-type="float" office:value="124.784037564025" calcext:value-type="float">
            <text:p>124.8</text:p>
          </table:table-cell>
          <table:table-cell office:value-type="float" office:value="100.014258442449" calcext:value-type="float">
            <text:p>100.0</text:p>
          </table:table-cell>
          <table:table-cell office:value-type="float" office:value="61.0539899729938" calcext:value-type="float">
            <text:p>61.1</text:p>
          </table:table-cell>
          <table:table-cell office:value-type="float" office:value="57.7383731291858" calcext:value-type="float">
            <text:p>57.7</text:p>
          </table:table-cell>
          <table:table-cell office:value-type="float" office:value="77.1385200298421" calcext:value-type="float">
            <text:p>77.1</text:p>
          </table:table-cell>
          <table:table-cell office:value-type="float" office:value="97.8465271754801" calcext:value-type="float">
            <text:p>97.8</text:p>
          </table:table-cell>
          <table:table-cell office:value-type="float" office:value="127.499334555034" calcext:value-type="float">
            <text:p>127.5</text:p>
          </table:table-cell>
          <table:table-cell office:value-type="float" office:value="186.939368031479" calcext:value-type="float">
            <text:p>186.9</text:p>
          </table:table-cell>
          <table:table-cell office:value-type="float" office:value="198.649256733062" calcext:value-type="float">
            <text:p>198.6</text:p>
          </table:table-cell>
          <table:table-cell office:value-type="float" office:value="372.306993356664" calcext:value-type="float">
            <text:p>372.3</text:p>
          </table:table-cell>
          <table:table-cell office:value-type="float" office:value="510.50071212785" calcext:value-type="float">
            <text:p>510.5</text:p>
          </table:table-cell>
          <table:table-cell office:value-type="float" office:value="586.01362761725" calcext:value-type="float">
            <text:p>586.0</text:p>
          </table:table-cell>
          <table:table-cell office:value-type="float" office:value="618.080492999567" calcext:value-type="float">
            <text:p>618.1</text:p>
          </table:table-cell>
          <table:table-cell office:value-type="float" office:value="633.962647777605" calcext:value-type="float">
            <text:p>634.0</text:p>
          </table:table-cell>
          <table:table-cell office:value-type="float" office:value="611.533505743496" calcext:value-type="float">
            <text:p>611.5</text:p>
          </table:table-cell>
          <table:table-cell office:value-type="float" office:value="570.213739432712" calcext:value-type="float">
            <text:p>570.2</text:p>
          </table:table-cell>
          <table:table-cell office:value-type="float" office:value="547.296233637672" calcext:value-type="float">
            <text:p>547.3</text:p>
          </table:table-cell>
          <table:table-cell office:value-type="float" office:value="529.477281176653" calcext:value-type="float">
            <text:p>529.5</text:p>
          </table:table-cell>
          <table:table-cell office:value-type="float" office:value="499.582234465355" calcext:value-type="float">
            <text:p>499.6</text:p>
          </table:table-cell>
          <table:table-cell office:value-type="float" office:value="471.406321790394" calcext:value-type="float">
            <text:p>471.4</text:p>
          </table:table-cell>
          <table:table-cell office:value-type="float" office:value="428.354707345086" calcext:value-type="float">
            <text:p>428.4</text:p>
          </table:table-cell>
          <table:table-cell office:value-type="float" office:value="356.66116640283" calcext:value-type="float">
            <text:p>356.7</text:p>
          </table:table-cell>
          <table:table-cell office:value-type="float" office:value="214.575849116669" calcext:value-type="float">
            <text:p>214.6</text:p>
          </table:table-cell>
          <table:table-cell office:value-type="float" office:value="187.983990117334" calcext:value-type="float">
            <text:p>188.0</text:p>
          </table:table-cell>
          <table:table-cell office:value-type="float" office:value="162.308726845788" calcext:value-type="float">
            <text:p>162.3</text:p>
          </table:table-cell>
          <table:table-cell office:value-type="float" office:value="164.237514193103" calcext:value-type="float">
            <text:p>164.2</text:p>
          </table:table-cell>
          <table:table-cell office:value-type="float" office:value="138.836161054976" calcext:value-type="float">
            <text:p>138.8</text:p>
          </table:table-cell>
          <table:table-cell office:value-type="float" office:value="104.273626421136" calcext:value-type="float">
            <text:p>104.3</text:p>
          </table:table-cell>
          <table:table-cell office:value-type="float" office:value="88.7177121220258" calcext:value-type="float">
            <text:p>88.7</text:p>
          </table:table-cell>
          <table:table-cell office:value-type="float" office:value="76.2752793330317" calcext:value-type="float">
            <text:p>76.3</text:p>
          </table:table-cell>
          <table:table-cell office:value-type="float" office:value="98.5443823082441" calcext:value-type="float">
            <text:p>98.5</text:p>
          </table:table-cell>
          <table:table-cell office:value-type="float" office:value="140.253707331373" calcext:value-type="float">
            <text:p>140.3</text:p>
          </table:table-cell>
          <table:table-cell office:value-type="float" office:value="197.503135352194" calcext:value-type="float">
            <text:p>197.5</text:p>
          </table:table-cell>
          <table:table-cell office:value-type="float" office:value="370.978023538464" calcext:value-type="float">
            <text:p>371.0</text:p>
          </table:table-cell>
          <table:table-cell office:value-type="float" office:value="504.410082919434" calcext:value-type="float">
            <text:p>504.4</text:p>
          </table:table-cell>
          <table:table-cell office:value-type="float" office:value="539.307286585529" calcext:value-type="float">
            <text:p>539.3</text:p>
          </table:table-cell>
          <table:table-cell office:value-type="float" office:value="540.158144666967" calcext:value-type="float">
            <text:p>540.2</text:p>
          </table:table-cell>
          <table:table-cell office:value-type="float" office:value="521.006183491655" calcext:value-type="float">
            <text:p>521.0</text:p>
          </table:table-cell>
          <table:table-cell office:value-type="float" office:value="557.718281719961" calcext:value-type="float">
            <text:p>557.7</text:p>
          </table:table-cell>
          <table:table-cell office:value-type="float" office:value="538.24218371556" calcext:value-type="float">
            <text:p>538.2</text:p>
          </table:table-cell>
          <table:table-cell office:value-type="float" office:value="465.189946262685" calcext:value-type="float">
            <text:p>465.2</text:p>
          </table:table-cell>
          <table:table-cell office:value-type="float" office:value="386.679539219" calcext:value-type="float">
            <text:p>386.7</text:p>
          </table:table-cell>
          <table:table-cell office:value-type="float" office:value="355.57040726976" calcext:value-type="float">
            <text:p>355.6</text:p>
          </table:table-cell>
          <table:table-cell office:value-type="float" office:value="311.524717682996" calcext:value-type="float">
            <text:p>311.5</text:p>
          </table:table-cell>
          <table:table-cell office:value-type="float" office:value="324.873362306611" calcext:value-type="float">
            <text:p>324.9</text:p>
          </table:table-cell>
          <table:table-cell office:value-type="float" office:value="253.773461393058" calcext:value-type="float">
            <text:p>253.8</text:p>
          </table:table-cell>
          <table:table-cell office:value-type="float" office:value="129.147337748807" calcext:value-type="float">
            <text:p>129.1</text:p>
          </table:table-cell>
          <table:table-cell office:value-type="float" office:value="53.1269109021178" calcext:value-type="float">
            <text:p>53.1</text:p>
          </table:table-cell>
          <table:table-cell office:value-type="float" office:value="34.3259195949004" calcext:value-type="float">
            <text:p>34.3</text:p>
          </table:table-cell>
          <table:table-cell office:value-type="float" office:value="14.3222348994529" calcext:value-type="float">
            <text:p>14.3</text:p>
          </table:table-cell>
          <table:table-cell office:value-type="float" office:value="9.52451982006113" calcext:value-type="float">
            <text:p>9.5</text:p>
          </table:table-cell>
          <table:table-cell table:style-name="ce14" office:value-type="float" office:value="16.5435814648232" calcext:value-type="float">
            <text:p>16.5</text:p>
          </table:table-cell>
          <table:table-cell table:number-columns-repeated="951"/>
        </table:table-row>
        <table:table-row table:style-name="ro1">
          <table:table-cell table:style-name="ce3" table:formula="of:=[.A14]+1" office:value-type="date" office:date-value="2016-03-14" calcext:value-type="date">
            <text:p>Mar 14, 16</text:p>
          </table:table-cell>
          <table:table-cell table:style-name="ce7" office:value-type="float" office:value="81.0668573125369" calcext:value-type="float">
            <text:p>81.1</text:p>
          </table:table-cell>
          <table:table-cell office:value-type="float" office:value="81.6205208033353" calcext:value-type="float">
            <text:p>81.6</text:p>
          </table:table-cell>
          <table:table-cell office:value-type="float" office:value="89.4126631741183" calcext:value-type="float">
            <text:p>89.4</text:p>
          </table:table-cell>
          <table:table-cell office:value-type="float" office:value="139.385938672954" calcext:value-type="float">
            <text:p>139.4</text:p>
          </table:table-cell>
          <table:table-cell office:value-type="float" office:value="170.911938284214" calcext:value-type="float">
            <text:p>170.9</text:p>
          </table:table-cell>
          <table:table-cell office:value-type="float" office:value="297.737241007063" calcext:value-type="float">
            <text:p>297.7</text:p>
          </table:table-cell>
          <table:table-cell office:value-type="float" office:value="496.177996598019" calcext:value-type="float">
            <text:p>496.2</text:p>
          </table:table-cell>
          <table:table-cell office:value-type="float" office:value="569.85084263209" calcext:value-type="float">
            <text:p>569.9</text:p>
          </table:table-cell>
          <table:table-cell office:value-type="float" office:value="615.527643418862" calcext:value-type="float">
            <text:p>615.5</text:p>
          </table:table-cell>
          <table:table-cell office:value-type="float" office:value="623.595690272334" calcext:value-type="float">
            <text:p>623.6</text:p>
          </table:table-cell>
          <table:table-cell office:value-type="float" office:value="605.224364106267" calcext:value-type="float">
            <text:p>605.2</text:p>
          </table:table-cell>
          <table:table-cell office:value-type="float" office:value="580.283386848826" calcext:value-type="float">
            <text:p>580.3</text:p>
          </table:table-cell>
          <table:table-cell office:value-type="float" office:value="549.557926696999" calcext:value-type="float">
            <text:p>549.6</text:p>
          </table:table-cell>
          <table:table-cell office:value-type="float" office:value="507.193610603683" calcext:value-type="float">
            <text:p>507.2</text:p>
          </table:table-cell>
          <table:table-cell office:value-type="float" office:value="464.288138438929" calcext:value-type="float">
            <text:p>464.3</text:p>
          </table:table-cell>
          <table:table-cell office:value-type="float" office:value="398.976372214582" calcext:value-type="float">
            <text:p>399.0</text:p>
          </table:table-cell>
          <table:table-cell office:value-type="float" office:value="353.599786197599" calcext:value-type="float">
            <text:p>353.6</text:p>
          </table:table-cell>
          <table:table-cell office:value-type="float" office:value="289.07667285063" calcext:value-type="float">
            <text:p>289.1</text:p>
          </table:table-cell>
          <table:table-cell office:value-type="float" office:value="222.370327098465" calcext:value-type="float">
            <text:p>222.4</text:p>
          </table:table-cell>
          <table:table-cell office:value-type="float" office:value="185.421616630805" calcext:value-type="float">
            <text:p>185.4</text:p>
          </table:table-cell>
          <table:table-cell office:value-type="float" office:value="145.15297904522" calcext:value-type="float">
            <text:p>145.2</text:p>
          </table:table-cell>
          <table:table-cell office:value-type="float" office:value="135.770165546856" calcext:value-type="float">
            <text:p>135.8</text:p>
          </table:table-cell>
          <table:table-cell office:value-type="float" office:value="113.908298333085" calcext:value-type="float">
            <text:p>113.9</text:p>
          </table:table-cell>
          <table:table-cell office:value-type="float" office:value="94.1111582870068" calcext:value-type="float">
            <text:p>94.1</text:p>
          </table:table-cell>
          <table:table-cell office:value-type="float" office:value="78.6989735155005" calcext:value-type="float">
            <text:p>78.7</text:p>
          </table:table-cell>
          <table:table-cell office:value-type="float" office:value="79.2730444617757" calcext:value-type="float">
            <text:p>79.3</text:p>
          </table:table-cell>
          <table:table-cell office:value-type="float" office:value="53.6120284960211" calcext:value-type="float">
            <text:p>53.6</text:p>
          </table:table-cell>
          <table:table-cell office:value-type="float" office:value="92.0782757546634" calcext:value-type="float">
            <text:p>92.1</text:p>
          </table:table-cell>
          <table:table-cell office:value-type="float" office:value="178.335043477904" calcext:value-type="float">
            <text:p>178.3</text:p>
          </table:table-cell>
          <table:table-cell office:value-type="float" office:value="353.20784777219" calcext:value-type="float">
            <text:p>353.2</text:p>
          </table:table-cell>
          <table:table-cell office:value-type="float" office:value="522.417985163877" calcext:value-type="float">
            <text:p>522.4</text:p>
          </table:table-cell>
          <table:table-cell office:value-type="float" office:value="564.231184872332" calcext:value-type="float">
            <text:p>564.2</text:p>
          </table:table-cell>
          <table:table-cell office:value-type="float" office:value="546.496161922061" calcext:value-type="float">
            <text:p>546.5</text:p>
          </table:table-cell>
          <table:table-cell office:value-type="float" office:value="529.26089008867" calcext:value-type="float">
            <text:p>529.3</text:p>
          </table:table-cell>
          <table:table-cell office:value-type="float" office:value="539.060137012717" calcext:value-type="float">
            <text:p>539.1</text:p>
          </table:table-cell>
          <table:table-cell office:value-type="float" office:value="482.904663301851" calcext:value-type="float">
            <text:p>482.9</text:p>
          </table:table-cell>
          <table:table-cell office:value-type="float" office:value="446.518229724508" calcext:value-type="float">
            <text:p>446.5</text:p>
          </table:table-cell>
          <table:table-cell office:value-type="float" office:value="375.236696147233" calcext:value-type="float">
            <text:p>375.2</text:p>
          </table:table-cell>
          <table:table-cell office:value-type="float" office:value="341.243271282474" calcext:value-type="float">
            <text:p>341.2</text:p>
          </table:table-cell>
          <table:table-cell office:value-type="float" office:value="273.16642408658" calcext:value-type="float">
            <text:p>273.2</text:p>
          </table:table-cell>
          <table:table-cell office:value-type="float" office:value="241.462700682677" calcext:value-type="float">
            <text:p>241.5</text:p>
          </table:table-cell>
          <table:table-cell office:value-type="float" office:value="190.703398946979" calcext:value-type="float">
            <text:p>190.7</text:p>
          </table:table-cell>
          <table:table-cell office:value-type="float" office:value="117.09564455075" calcext:value-type="float">
            <text:p>117.1</text:p>
          </table:table-cell>
          <table:table-cell office:value-type="float" office:value="51.2460866837379" calcext:value-type="float">
            <text:p>51.2</text:p>
          </table:table-cell>
          <table:table-cell office:value-type="float" office:value="31.5076081487086" calcext:value-type="float">
            <text:p>31.5</text:p>
          </table:table-cell>
          <table:table-cell office:value-type="float" office:value="12.2671722806521" calcext:value-type="float">
            <text:p>12.3</text:p>
          </table:table-cell>
          <table:table-cell office:value-type="float" office:value="6.58011446971371" calcext:value-type="float">
            <text:p>6.6</text:p>
          </table:table-cell>
          <table:table-cell office:value-type="float" office:value="12.0717431126261" calcext:value-type="float">
            <text:p>12.1</text:p>
          </table:table-cell>
          <table:table-cell office:value-type="float" office:value="27.3021342870027" calcext:value-type="float">
            <text:p>27.3</text:p>
          </table:table-cell>
          <table:table-cell office:value-type="float" office:value="47.6621773689571" calcext:value-type="float">
            <text:p>47.7</text:p>
          </table:table-cell>
          <table:table-cell office:value-type="float" office:value="88.3873546938731" calcext:value-type="float">
            <text:p>88.4</text:p>
          </table:table-cell>
          <table:table-cell office:value-type="float" office:value="213.543465438691" calcext:value-type="float">
            <text:p>213.5</text:p>
          </table:table-cell>
          <table:table-cell office:value-type="float" office:value="294.894287786472" calcext:value-type="float">
            <text:p>294.9</text:p>
          </table:table-cell>
          <table:table-cell office:value-type="float" office:value="414.379500933795" calcext:value-type="float">
            <text:p>414.4</text:p>
          </table:table-cell>
          <table:table-cell office:value-type="float" office:value="476.070928099703" calcext:value-type="float">
            <text:p>476.1</text:p>
          </table:table-cell>
          <table:table-cell office:value-type="float" office:value="554.999689843058" calcext:value-type="float">
            <text:p>555.0</text:p>
          </table:table-cell>
          <table:table-cell office:value-type="float" office:value="541.534742142603" calcext:value-type="float">
            <text:p>541.5</text:p>
          </table:table-cell>
          <table:table-cell office:value-type="float" office:value="520.692587574783" calcext:value-type="float">
            <text:p>520.7</text:p>
          </table:table-cell>
          <table:table-cell office:value-type="float" office:value="517.195430011209" calcext:value-type="float">
            <text:p>517.2</text:p>
          </table:table-cell>
          <table:table-cell office:value-type="float" office:value="495.550452901939" calcext:value-type="float">
            <text:p>495.6</text:p>
          </table:table-cell>
          <table:table-cell office:value-type="float" office:value="476.880900612785" calcext:value-type="float">
            <text:p>476.9</text:p>
          </table:table-cell>
          <table:table-cell office:value-type="float" office:value="413.644658075229" calcext:value-type="float">
            <text:p>413.6</text:p>
          </table:table-cell>
          <table:table-cell office:value-type="float" office:value="392.290430214303" calcext:value-type="float">
            <text:p>392.3</text:p>
          </table:table-cell>
          <table:table-cell office:value-type="float" office:value="370.869932037838" calcext:value-type="float">
            <text:p>370.9</text:p>
          </table:table-cell>
          <table:table-cell office:value-type="float" office:value="358.068071255285" calcext:value-type="float">
            <text:p>358.1</text:p>
          </table:table-cell>
          <table:table-cell office:value-type="float" office:value="266.883041751626" calcext:value-type="float">
            <text:p>266.9</text:p>
          </table:table-cell>
          <table:table-cell office:value-type="float" office:value="153.898454195566" calcext:value-type="float">
            <text:p>153.9</text:p>
          </table:table-cell>
          <table:table-cell office:value-type="float" office:value="174.909062368148" calcext:value-type="float">
            <text:p>174.9</text:p>
          </table:table-cell>
          <table:table-cell office:value-type="float" office:value="184.471824244691" calcext:value-type="float">
            <text:p>184.5</text:p>
          </table:table-cell>
          <table:table-cell office:value-type="float" office:value="199.286873640586" calcext:value-type="float">
            <text:p>199.3</text:p>
          </table:table-cell>
          <table:table-cell office:value-type="float" office:value="205.518555919599" calcext:value-type="float">
            <text:p>205.5</text:p>
          </table:table-cell>
          <table:table-cell table:style-name="ce14" office:value-type="float" office:value="197.976355035571" calcext:value-type="float">
            <text:p>198.0</text:p>
          </table:table-cell>
          <table:table-cell table:number-columns-repeated="951"/>
        </table:table-row>
        <table:table-row table:style-name="ro1">
          <table:table-cell table:style-name="ce3" table:formula="of:=[.A15]+1" office:value-type="date" office:date-value="2016-03-15" calcext:value-type="date">
            <text:p>Mar 15, 16</text:p>
          </table:table-cell>
          <table:table-cell table:style-name="ce7" office:value-type="float" office:value="64.2884994048579" calcext:value-type="float">
            <text:p>64.3</text:p>
          </table:table-cell>
          <table:table-cell office:value-type="float" office:value="77.488928241169" calcext:value-type="float">
            <text:p>77.5</text:p>
          </table:table-cell>
          <table:table-cell office:value-type="float" office:value="96.3938409360866" calcext:value-type="float">
            <text:p>96.4</text:p>
          </table:table-cell>
          <table:table-cell office:value-type="float" office:value="98.7019283783741" calcext:value-type="float">
            <text:p>98.7</text:p>
          </table:table-cell>
          <table:table-cell office:value-type="float" office:value="178.459554726176" calcext:value-type="float">
            <text:p>178.5</text:p>
          </table:table-cell>
          <table:table-cell office:value-type="float" office:value="348.846739112841" calcext:value-type="float">
            <text:p>348.8</text:p>
          </table:table-cell>
          <table:table-cell office:value-type="float" office:value="539.721663890844" calcext:value-type="float">
            <text:p>539.7</text:p>
          </table:table-cell>
          <table:table-cell office:value-type="float" office:value="575.522694721887" calcext:value-type="float">
            <text:p>575.5</text:p>
          </table:table-cell>
          <table:table-cell office:value-type="float" office:value="595.21915216901" calcext:value-type="float">
            <text:p>595.2</text:p>
          </table:table-cell>
          <table:table-cell office:value-type="float" office:value="597.293140318576" calcext:value-type="float">
            <text:p>597.3</text:p>
          </table:table-cell>
          <table:table-cell office:value-type="float" office:value="586.339431166162" calcext:value-type="float">
            <text:p>586.3</text:p>
          </table:table-cell>
          <table:table-cell office:value-type="float" office:value="553.245045839657" calcext:value-type="float">
            <text:p>553.2</text:p>
          </table:table-cell>
          <table:table-cell office:value-type="float" office:value="535.391389838205" calcext:value-type="float">
            <text:p>535.4</text:p>
          </table:table-cell>
          <table:table-cell office:value-type="float" office:value="483.168712286753" calcext:value-type="float">
            <text:p>483.2</text:p>
          </table:table-cell>
          <table:table-cell office:value-type="float" office:value="437.406064992381" calcext:value-type="float">
            <text:p>437.4</text:p>
          </table:table-cell>
          <table:table-cell office:value-type="float" office:value="362.593081198548" calcext:value-type="float">
            <text:p>362.6</text:p>
          </table:table-cell>
          <table:table-cell office:value-type="float" office:value="322.170328368103" calcext:value-type="float">
            <text:p>322.2</text:p>
          </table:table-cell>
          <table:table-cell office:value-type="float" office:value="296.714640977466" calcext:value-type="float">
            <text:p>296.7</text:p>
          </table:table-cell>
          <table:table-cell office:value-type="float" office:value="139.990650675247" calcext:value-type="float">
            <text:p>140.0</text:p>
          </table:table-cell>
          <table:table-cell office:value-type="float" office:value="78.7939059812346" calcext:value-type="float">
            <text:p>78.8</text:p>
          </table:table-cell>
          <table:table-cell office:value-type="float" office:value="46.4848490415675" calcext:value-type="float">
            <text:p>46.5</text:p>
          </table:table-cell>
          <table:table-cell office:value-type="float" office:value="26.5707556014439" calcext:value-type="float">
            <text:p>26.6</text:p>
          </table:table-cell>
          <table:table-cell office:value-type="float" office:value="19.416717584853" calcext:value-type="float">
            <text:p>19.4</text:p>
          </table:table-cell>
          <table:table-cell office:value-type="float" office:value="17.2099862145112" calcext:value-type="float">
            <text:p>17.2</text:p>
          </table:table-cell>
          <table:table-cell office:value-type="float" office:value="31.9617765360698" calcext:value-type="float">
            <text:p>32.0</text:p>
          </table:table-cell>
          <table:table-cell office:value-type="float" office:value="55.6838230778065" calcext:value-type="float">
            <text:p>55.7</text:p>
          </table:table-cell>
          <table:table-cell office:value-type="float" office:value="89.1313951589615" calcext:value-type="float">
            <text:p>89.1</text:p>
          </table:table-cell>
          <table:table-cell office:value-type="float" office:value="181.602841037767" calcext:value-type="float">
            <text:p>181.6</text:p>
          </table:table-cell>
          <table:table-cell office:value-type="float" office:value="238.647332959775" calcext:value-type="float">
            <text:p>238.6</text:p>
          </table:table-cell>
          <table:table-cell office:value-type="float" office:value="378.746604835097" calcext:value-type="float">
            <text:p>378.7</text:p>
          </table:table-cell>
          <table:table-cell office:value-type="float" office:value="460.278773455023" calcext:value-type="float">
            <text:p>460.3</text:p>
          </table:table-cell>
          <table:table-cell office:value-type="float" office:value="493.558464913371" calcext:value-type="float">
            <text:p>493.6</text:p>
          </table:table-cell>
          <table:table-cell office:value-type="float" office:value="511.923168338778" calcext:value-type="float">
            <text:p>511.9</text:p>
          </table:table-cell>
          <table:table-cell office:value-type="float" office:value="489.42580208529" calcext:value-type="float">
            <text:p>489.4</text:p>
          </table:table-cell>
          <table:table-cell office:value-type="float" office:value="416.935597460972" calcext:value-type="float">
            <text:p>416.9</text:p>
          </table:table-cell>
          <table:table-cell office:value-type="float" office:value="392.483997427529" calcext:value-type="float">
            <text:p>392.5</text:p>
          </table:table-cell>
          <table:table-cell office:value-type="float" office:value="354.508636855838" calcext:value-type="float">
            <text:p>354.5</text:p>
          </table:table-cell>
          <table:table-cell office:value-type="float" office:value="293.57341275226" calcext:value-type="float">
            <text:p>293.6</text:p>
          </table:table-cell>
          <table:table-cell office:value-type="float" office:value="242.894507486433" calcext:value-type="float">
            <text:p>242.9</text:p>
          </table:table-cell>
          <table:table-cell office:value-type="float" office:value="197.482732662077" calcext:value-type="float">
            <text:p>197.5</text:p>
          </table:table-cell>
          <table:table-cell office:value-type="float" office:value="135.005697017151" calcext:value-type="float">
            <text:p>135.0</text:p>
          </table:table-cell>
          <table:table-cell office:value-type="float" office:value="115.049149645505" calcext:value-type="float">
            <text:p>115.0</text:p>
          </table:table-cell>
          <table:table-cell office:value-type="float" office:value="98.8695161626663" calcext:value-type="float">
            <text:p>98.9</text:p>
          </table:table-cell>
          <table:table-cell office:value-type="float" office:value="92.8122520564859" calcext:value-type="float">
            <text:p>92.8</text:p>
          </table:table-cell>
          <table:table-cell office:value-type="float" office:value="91.1493223622247" calcext:value-type="float">
            <text:p>91.1</text:p>
          </table:table-cell>
          <table:table-cell office:value-type="float" office:value="104.335681901365" calcext:value-type="float">
            <text:p>104.3</text:p>
          </table:table-cell>
          <table:table-cell office:value-type="float" office:value="94.2741885529164" calcext:value-type="float">
            <text:p>94.3</text:p>
          </table:table-cell>
          <table:table-cell office:value-type="float" office:value="116.388360325087" calcext:value-type="float">
            <text:p>116.4</text:p>
          </table:table-cell>
          <table:table-cell office:value-type="float" office:value="124.740758182479" calcext:value-type="float">
            <text:p>124.7</text:p>
          </table:table-cell>
          <table:table-cell office:value-type="float" office:value="154.984761403018" calcext:value-type="float">
            <text:p>155.0</text:p>
          </table:table-cell>
          <table:table-cell office:value-type="float" office:value="181.30266793112" calcext:value-type="float">
            <text:p>181.3</text:p>
          </table:table-cell>
          <table:table-cell office:value-type="float" office:value="241.799082054283" calcext:value-type="float">
            <text:p>241.8</text:p>
          </table:table-cell>
          <table:table-cell office:value-type="float" office:value="301.468829309752" calcext:value-type="float">
            <text:p>301.5</text:p>
          </table:table-cell>
          <table:table-cell office:value-type="float" office:value="449.164853618927" calcext:value-type="float">
            <text:p>449.2</text:p>
          </table:table-cell>
          <table:table-cell office:value-type="float" office:value="541.347496553865" calcext:value-type="float">
            <text:p>541.3</text:p>
          </table:table-cell>
          <table:table-cell office:value-type="float" office:value="551.284993119727" calcext:value-type="float">
            <text:p>551.3</text:p>
          </table:table-cell>
          <table:table-cell office:value-type="float" office:value="612.925445811321" calcext:value-type="float">
            <text:p>612.9</text:p>
          </table:table-cell>
          <table:table-cell office:value-type="float" office:value="614.669571291996" calcext:value-type="float">
            <text:p>614.7</text:p>
          </table:table-cell>
          <table:table-cell office:value-type="float" office:value="602.275743883124" calcext:value-type="float">
            <text:p>602.3</text:p>
          </table:table-cell>
          <table:table-cell office:value-type="float" office:value="582.170258827279" calcext:value-type="float">
            <text:p>582.2</text:p>
          </table:table-cell>
          <table:table-cell office:value-type="float" office:value="607.429393436086" calcext:value-type="float">
            <text:p>607.4</text:p>
          </table:table-cell>
          <table:table-cell office:value-type="float" office:value="638.04022128029" calcext:value-type="float">
            <text:p>638.0</text:p>
          </table:table-cell>
          <table:table-cell office:value-type="float" office:value="641.831617066478" calcext:value-type="float">
            <text:p>641.8</text:p>
          </table:table-cell>
          <table:table-cell office:value-type="float" office:value="644.257378402301" calcext:value-type="float">
            <text:p>644.3</text:p>
          </table:table-cell>
          <table:table-cell office:value-type="float" office:value="621.67009576462" calcext:value-type="float">
            <text:p>621.7</text:p>
          </table:table-cell>
          <table:table-cell office:value-type="float" office:value="521.133528345363" calcext:value-type="float">
            <text:p>521.1</text:p>
          </table:table-cell>
          <table:table-cell office:value-type="float" office:value="363.638617049304" calcext:value-type="float">
            <text:p>363.6</text:p>
          </table:table-cell>
          <table:table-cell office:value-type="float" office:value="397.263470004057" calcext:value-type="float">
            <text:p>397.3</text:p>
          </table:table-cell>
          <table:table-cell office:value-type="float" office:value="257.757138598829" calcext:value-type="float">
            <text:p>257.8</text:p>
          </table:table-cell>
          <table:table-cell office:value-type="float" office:value="154.993697936257" calcext:value-type="float">
            <text:p>155.0</text:p>
          </table:table-cell>
          <table:table-cell office:value-type="float" office:value="178.130710128629" calcext:value-type="float">
            <text:p>178.1</text:p>
          </table:table-cell>
          <table:table-cell table:style-name="ce14" office:value-type="float" office:value="221.90471046059" calcext:value-type="float">
            <text:p>221.9</text:p>
          </table:table-cell>
          <table:table-cell table:number-columns-repeated="951"/>
        </table:table-row>
        <table:table-row table:style-name="ro1">
          <table:table-cell table:style-name="ce3" table:formula="of:=[.A16]+1" office:value-type="date" office:date-value="2016-03-16" calcext:value-type="date">
            <text:p>Mar 16, 16</text:p>
          </table:table-cell>
          <table:table-cell table:style-name="ce7" office:value-type="float" office:value="37.7955968246234" calcext:value-type="float">
            <text:p>37.8</text:p>
          </table:table-cell>
          <table:table-cell office:value-type="float" office:value="46.2168347095584" calcext:value-type="float">
            <text:p>46.2</text:p>
          </table:table-cell>
          <table:table-cell office:value-type="float" office:value="67.6932816116639" calcext:value-type="float">
            <text:p>67.7</text:p>
          </table:table-cell>
          <table:table-cell office:value-type="float" office:value="115.163830579479" calcext:value-type="float">
            <text:p>115.2</text:p>
          </table:table-cell>
          <table:table-cell office:value-type="float" office:value="181.453197953855" calcext:value-type="float">
            <text:p>181.5</text:p>
          </table:table-cell>
          <table:table-cell office:value-type="float" office:value="345.105637214028" calcext:value-type="float">
            <text:p>345.1</text:p>
          </table:table-cell>
          <table:table-cell office:value-type="float" office:value="547.32823753366" calcext:value-type="float">
            <text:p>547.3</text:p>
          </table:table-cell>
          <table:table-cell office:value-type="float" office:value="571.363881379964" calcext:value-type="float">
            <text:p>571.4</text:p>
          </table:table-cell>
          <table:table-cell office:value-type="float" office:value="612.067967052698" calcext:value-type="float">
            <text:p>612.1</text:p>
          </table:table-cell>
          <table:table-cell office:value-type="float" office:value="620.333131503653" calcext:value-type="float">
            <text:p>620.3</text:p>
          </table:table-cell>
          <table:table-cell office:value-type="float" office:value="602.819744067275" calcext:value-type="float">
            <text:p>602.8</text:p>
          </table:table-cell>
          <table:table-cell office:value-type="float" office:value="577.65465383498" calcext:value-type="float">
            <text:p>577.7</text:p>
          </table:table-cell>
          <table:table-cell office:value-type="float" office:value="546.814519689068" calcext:value-type="float">
            <text:p>546.8</text:p>
          </table:table-cell>
          <table:table-cell office:value-type="float" office:value="529.837935371379" calcext:value-type="float">
            <text:p>529.8</text:p>
          </table:table-cell>
          <table:table-cell office:value-type="float" office:value="515.908207835045" calcext:value-type="float">
            <text:p>515.9</text:p>
          </table:table-cell>
          <table:table-cell office:value-type="float" office:value="478.548965902392" calcext:value-type="float">
            <text:p>478.5</text:p>
          </table:table-cell>
          <table:table-cell office:value-type="float" office:value="434.799338841127" calcext:value-type="float">
            <text:p>434.8</text:p>
          </table:table-cell>
          <table:table-cell office:value-type="float" office:value="343.976070726782" calcext:value-type="float">
            <text:p>344.0</text:p>
          </table:table-cell>
          <table:table-cell office:value-type="float" office:value="249.818468350744" calcext:value-type="float">
            <text:p>249.8</text:p>
          </table:table-cell>
          <table:table-cell office:value-type="float" office:value="233.796539722437" calcext:value-type="float">
            <text:p>233.8</text:p>
          </table:table-cell>
          <table:table-cell office:value-type="float" office:value="211.769569712733" calcext:value-type="float">
            <text:p>211.8</text:p>
          </table:table-cell>
          <table:table-cell office:value-type="float" office:value="216.991669178529" calcext:value-type="float">
            <text:p>217.0</text:p>
          </table:table-cell>
          <table:table-cell office:value-type="float" office:value="197.06272996193" calcext:value-type="float">
            <text:p>197.1</text:p>
          </table:table-cell>
          <table:table-cell office:value-type="float" office:value="178.965379870651" calcext:value-type="float">
            <text:p>179.0</text:p>
          </table:table-cell>
          <table:table-cell office:value-type="float" office:value="186.886053499733" calcext:value-type="float">
            <text:p>186.9</text:p>
          </table:table-cell>
          <table:table-cell office:value-type="float" office:value="213.892590422927" calcext:value-type="float">
            <text:p>213.9</text:p>
          </table:table-cell>
          <table:table-cell office:value-type="float" office:value="261.391647903444" calcext:value-type="float">
            <text:p>261.4</text:p>
          </table:table-cell>
          <table:table-cell office:value-type="float" office:value="290.655327052901" calcext:value-type="float">
            <text:p>290.7</text:p>
          </table:table-cell>
          <table:table-cell office:value-type="float" office:value="337.048291127144" calcext:value-type="float">
            <text:p>337.0</text:p>
          </table:table-cell>
          <table:table-cell office:value-type="float" office:value="488.643195161179" calcext:value-type="float">
            <text:p>488.6</text:p>
          </table:table-cell>
          <table:table-cell office:value-type="float" office:value="570.494620356156" calcext:value-type="float">
            <text:p>570.5</text:p>
          </table:table-cell>
          <table:table-cell office:value-type="float" office:value="587.806031278655" calcext:value-type="float">
            <text:p>587.8</text:p>
          </table:table-cell>
          <table:table-cell office:value-type="float" office:value="626.633454196976" calcext:value-type="float">
            <text:p>626.6</text:p>
          </table:table-cell>
          <table:table-cell office:value-type="float" office:value="621.601238084581" calcext:value-type="float">
            <text:p>621.6</text:p>
          </table:table-cell>
          <table:table-cell office:value-type="float" office:value="597.966683771943" calcext:value-type="float">
            <text:p>598.0</text:p>
          </table:table-cell>
          <table:table-cell office:value-type="float" office:value="583.187650689089" calcext:value-type="float">
            <text:p>583.2</text:p>
          </table:table-cell>
          <table:table-cell office:value-type="float" office:value="609.097217925205" calcext:value-type="float">
            <text:p>609.1</text:p>
          </table:table-cell>
          <table:table-cell office:value-type="float" office:value="637.968099545493" calcext:value-type="float">
            <text:p>638.0</text:p>
          </table:table-cell>
          <table:table-cell office:value-type="float" office:value="650.073696492431" calcext:value-type="float">
            <text:p>650.1</text:p>
          </table:table-cell>
          <table:table-cell office:value-type="float" office:value="645.474553044288" calcext:value-type="float">
            <text:p>645.5</text:p>
          </table:table-cell>
          <table:table-cell office:value-type="float" office:value="645.909395135198" calcext:value-type="float">
            <text:p>645.9</text:p>
          </table:table-cell>
          <table:table-cell office:value-type="float" office:value="552.301922840197" calcext:value-type="float">
            <text:p>552.3</text:p>
          </table:table-cell>
          <table:table-cell office:value-type="float" office:value="447.671185935223" calcext:value-type="float">
            <text:p>447.7</text:p>
          </table:table-cell>
          <table:table-cell office:value-type="float" office:value="440.731843261302" calcext:value-type="float">
            <text:p>440.7</text:p>
          </table:table-cell>
          <table:table-cell office:value-type="float" office:value="428.893129617131" calcext:value-type="float">
            <text:p>428.9</text:p>
          </table:table-cell>
          <table:table-cell office:value-type="float" office:value="421.16800456038" calcext:value-type="float">
            <text:p>421.2</text:p>
          </table:table-cell>
          <table:table-cell office:value-type="float" office:value="415.334528110563" calcext:value-type="float">
            <text:p>415.3</text:p>
          </table:table-cell>
          <table:table-cell office:value-type="float" office:value="240.138642241254" calcext:value-type="float">
            <text:p>240.1</text:p>
          </table:table-cell>
          <table:table-cell office:value-type="float" office:value="158.777212424277" calcext:value-type="float">
            <text:p>158.8</text:p>
          </table:table-cell>
          <table:table-cell office:value-type="float" office:value="231.138946205538" calcext:value-type="float">
            <text:p>231.1</text:p>
          </table:table-cell>
          <table:table-cell office:value-type="float" office:value="365.752410013799" calcext:value-type="float">
            <text:p>365.8</text:p>
          </table:table-cell>
          <table:table-cell office:value-type="float" office:value="508.070396631142" calcext:value-type="float">
            <text:p>508.1</text:p>
          </table:table-cell>
          <table:table-cell office:value-type="float" office:value="541.781911508506" calcext:value-type="float">
            <text:p>541.8</text:p>
          </table:table-cell>
          <table:table-cell office:value-type="float" office:value="522.808177819988" calcext:value-type="float">
            <text:p>522.8</text:p>
          </table:table-cell>
          <table:table-cell office:value-type="float" office:value="519.040924170066" calcext:value-type="float">
            <text:p>519.0</text:p>
          </table:table-cell>
          <table:table-cell office:value-type="float" office:value="617.105502446539" calcext:value-type="float">
            <text:p>617.1</text:p>
          </table:table-cell>
          <table:table-cell office:value-type="float" office:value="624.867996315216" calcext:value-type="float">
            <text:p>624.9</text:p>
          </table:table-cell>
          <table:table-cell office:value-type="float" office:value="623.141493390159" calcext:value-type="float">
            <text:p>623.1</text:p>
          </table:table-cell>
          <table:table-cell office:value-type="float" office:value="618.340776063957" calcext:value-type="float">
            <text:p>618.3</text:p>
          </table:table-cell>
          <table:table-cell office:value-type="float" office:value="609.301810911612" calcext:value-type="float">
            <text:p>609.3</text:p>
          </table:table-cell>
          <table:table-cell office:value-type="float" office:value="634.911558876322" calcext:value-type="float">
            <text:p>634.9</text:p>
          </table:table-cell>
          <table:table-cell office:value-type="float" office:value="629.792012940545" calcext:value-type="float">
            <text:p>629.8</text:p>
          </table:table-cell>
          <table:table-cell office:value-type="float" office:value="609.235328411299" calcext:value-type="float">
            <text:p>609.2</text:p>
          </table:table-cell>
          <table:table-cell office:value-type="float" office:value="574.611557564793" calcext:value-type="float">
            <text:p>574.6</text:p>
          </table:table-cell>
          <table:table-cell office:value-type="float" office:value="555.240342141168" calcext:value-type="float">
            <text:p>555.2</text:p>
          </table:table-cell>
          <table:table-cell office:value-type="float" office:value="546.683160260643" calcext:value-type="float">
            <text:p>546.7</text:p>
          </table:table-cell>
          <table:table-cell office:value-type="float" office:value="483.370009222337" calcext:value-type="float">
            <text:p>483.4</text:p>
          </table:table-cell>
          <table:table-cell office:value-type="float" office:value="490.727393524161" calcext:value-type="float">
            <text:p>490.7</text:p>
          </table:table-cell>
          <table:table-cell office:value-type="float" office:value="472.152726774882" calcext:value-type="float">
            <text:p>472.2</text:p>
          </table:table-cell>
          <table:table-cell office:value-type="float" office:value="464.936637110033" calcext:value-type="float">
            <text:p>464.9</text:p>
          </table:table-cell>
          <table:table-cell office:value-type="float" office:value="456.505557739635" calcext:value-type="float">
            <text:p>456.5</text:p>
          </table:table-cell>
          <table:table-cell table:style-name="ce14" office:value-type="float" office:value="419.066069277873" calcext:value-type="float">
            <text:p>419.1</text:p>
          </table:table-cell>
          <table:table-cell table:number-columns-repeated="951"/>
        </table:table-row>
        <table:table-row table:style-name="ro1">
          <table:table-cell table:style-name="ce3" table:formula="of:=[.A17]+1" office:value-type="date" office:date-value="2016-03-17" calcext:value-type="date">
            <text:p>Mar 17, 16</text:p>
          </table:table-cell>
          <table:table-cell table:style-name="ce7" office:value-type="float" office:value="104.129073942084" calcext:value-type="float">
            <text:p>104.1</text:p>
          </table:table-cell>
          <table:table-cell office:value-type="float" office:value="121.023910279597" calcext:value-type="float">
            <text:p>121.0</text:p>
          </table:table-cell>
          <table:table-cell office:value-type="float" office:value="154.588967550649" calcext:value-type="float">
            <text:p>154.6</text:p>
          </table:table-cell>
          <table:table-cell office:value-type="float" office:value="157.996539411622" calcext:value-type="float">
            <text:p>158.0</text:p>
          </table:table-cell>
          <table:table-cell office:value-type="float" office:value="226.173472033333" calcext:value-type="float">
            <text:p>226.2</text:p>
          </table:table-cell>
          <table:table-cell office:value-type="float" office:value="419.673753577027" calcext:value-type="float">
            <text:p>419.7</text:p>
          </table:table-cell>
          <table:table-cell office:value-type="float" office:value="554.673942100954" calcext:value-type="float">
            <text:p>554.7</text:p>
          </table:table-cell>
          <table:table-cell office:value-type="float" office:value="583.420004273827" calcext:value-type="float">
            <text:p>583.4</text:p>
          </table:table-cell>
          <table:table-cell office:value-type="float" office:value="619.171175302644" calcext:value-type="float">
            <text:p>619.2</text:p>
          </table:table-cell>
          <table:table-cell office:value-type="float" office:value="621.921521296788" calcext:value-type="float">
            <text:p>621.9</text:p>
          </table:table-cell>
          <table:table-cell office:value-type="float" office:value="582.173770732355" calcext:value-type="float">
            <text:p>582.2</text:p>
          </table:table-cell>
          <table:table-cell office:value-type="float" office:value="576.574335885529" calcext:value-type="float">
            <text:p>576.6</text:p>
          </table:table-cell>
          <table:table-cell office:value-type="float" office:value="622.215280992378" calcext:value-type="float">
            <text:p>622.2</text:p>
          </table:table-cell>
          <table:table-cell office:value-type="float" office:value="653.80526172844" calcext:value-type="float">
            <text:p>653.8</text:p>
          </table:table-cell>
          <table:table-cell office:value-type="float" office:value="658.26699993718" calcext:value-type="float">
            <text:p>658.3</text:p>
          </table:table-cell>
          <table:table-cell office:value-type="float" office:value="646.425919820466" calcext:value-type="float">
            <text:p>646.4</text:p>
          </table:table-cell>
          <table:table-cell office:value-type="float" office:value="643.621158772391" calcext:value-type="float">
            <text:p>643.6</text:p>
          </table:table-cell>
          <table:table-cell office:value-type="float" office:value="525.929685817799" calcext:value-type="float">
            <text:p>525.9</text:p>
          </table:table-cell>
          <table:table-cell office:value-type="float" office:value="458.003026051158" calcext:value-type="float">
            <text:p>458.0</text:p>
          </table:table-cell>
          <table:table-cell office:value-type="float" office:value="451.725095486835" calcext:value-type="float">
            <text:p>451.7</text:p>
          </table:table-cell>
          <table:table-cell office:value-type="float" office:value="412.667302412071" calcext:value-type="float">
            <text:p>412.7</text:p>
          </table:table-cell>
          <table:table-cell office:value-type="float" office:value="326.732402924027" calcext:value-type="float">
            <text:p>326.7</text:p>
          </table:table-cell>
          <table:table-cell office:value-type="float" office:value="267.761452945396" calcext:value-type="float">
            <text:p>267.8</text:p>
          </table:table-cell>
          <table:table-cell office:value-type="float" office:value="163.814677961129" calcext:value-type="float">
            <text:p>163.8</text:p>
          </table:table-cell>
          <table:table-cell office:value-type="float" office:value="189.817117280165" calcext:value-type="float">
            <text:p>189.8</text:p>
          </table:table-cell>
          <table:table-cell office:value-type="float" office:value="241.804845008752" calcext:value-type="float">
            <text:p>241.8</text:p>
          </table:table-cell>
          <table:table-cell office:value-type="float" office:value="403.762664197384" calcext:value-type="float">
            <text:p>403.8</text:p>
          </table:table-cell>
          <table:table-cell office:value-type="float" office:value="549.693929346846" calcext:value-type="float">
            <text:p>549.7</text:p>
          </table:table-cell>
          <table:table-cell office:value-type="float" office:value="585.611792532808" calcext:value-type="float">
            <text:p>585.6</text:p>
          </table:table-cell>
          <table:table-cell office:value-type="float" office:value="582.62118725509" calcext:value-type="float">
            <text:p>582.6</text:p>
          </table:table-cell>
          <table:table-cell office:value-type="float" office:value="621.536811041347" calcext:value-type="float">
            <text:p>621.5</text:p>
          </table:table-cell>
          <table:table-cell office:value-type="float" office:value="589.845402936653" calcext:value-type="float">
            <text:p>589.8</text:p>
          </table:table-cell>
          <table:table-cell office:value-type="float" office:value="577.849113202898" calcext:value-type="float">
            <text:p>577.8</text:p>
          </table:table-cell>
          <table:table-cell office:value-type="float" office:value="597.690319645468" calcext:value-type="float">
            <text:p>597.7</text:p>
          </table:table-cell>
          <table:table-cell office:value-type="float" office:value="654.672857175661" calcext:value-type="float">
            <text:p>654.7</text:p>
          </table:table-cell>
          <table:table-cell office:value-type="float" office:value="646.813102130134" calcext:value-type="float">
            <text:p>646.8</text:p>
          </table:table-cell>
          <table:table-cell office:value-type="float" office:value="629.094045616253" calcext:value-type="float">
            <text:p>629.1</text:p>
          </table:table-cell>
          <table:table-cell office:value-type="float" office:value="619.374722629247" calcext:value-type="float">
            <text:p>619.4</text:p>
          </table:table-cell>
          <table:table-cell office:value-type="float" office:value="605.422547547692" calcext:value-type="float">
            <text:p>605.4</text:p>
          </table:table-cell>
          <table:table-cell office:value-type="float" office:value="592.888568450526" calcext:value-type="float">
            <text:p>592.9</text:p>
          </table:table-cell>
          <table:table-cell office:value-type="float" office:value="549.92806925854" calcext:value-type="float">
            <text:p>549.9</text:p>
          </table:table-cell>
          <table:table-cell office:value-type="float" office:value="526.343524556093" calcext:value-type="float">
            <text:p>526.3</text:p>
          </table:table-cell>
          <table:table-cell office:value-type="float" office:value="510.223376405046" calcext:value-type="float">
            <text:p>510.2</text:p>
          </table:table-cell>
          <table:table-cell office:value-type="float" office:value="533.571062887552" calcext:value-type="float">
            <text:p>533.6</text:p>
          </table:table-cell>
          <table:table-cell office:value-type="float" office:value="523.706896673938" calcext:value-type="float">
            <text:p>523.7</text:p>
          </table:table-cell>
          <table:table-cell office:value-type="float" office:value="504.201625069019" calcext:value-type="float">
            <text:p>504.2</text:p>
          </table:table-cell>
          <table:table-cell office:value-type="float" office:value="540.228402276501" calcext:value-type="float">
            <text:p>540.2</text:p>
          </table:table-cell>
          <table:table-cell office:value-type="float" office:value="530.426304383578" calcext:value-type="float">
            <text:p>530.4</text:p>
          </table:table-cell>
          <table:table-cell office:value-type="float" office:value="536.226047591397" calcext:value-type="float">
            <text:p>536.2</text:p>
          </table:table-cell>
          <table:table-cell office:value-type="float" office:value="512.801895237646" calcext:value-type="float">
            <text:p>512.8</text:p>
          </table:table-cell>
          <table:table-cell office:value-type="float" office:value="500.968435228966" calcext:value-type="float">
            <text:p>501.0</text:p>
          </table:table-cell>
          <table:table-cell office:value-type="float" office:value="504.755926686535" calcext:value-type="float">
            <text:p>504.8</text:p>
          </table:table-cell>
          <table:table-cell office:value-type="float" office:value="535.802678921641" calcext:value-type="float">
            <text:p>535.8</text:p>
          </table:table-cell>
          <table:table-cell office:value-type="float" office:value="580.378895841204" calcext:value-type="float">
            <text:p>580.4</text:p>
          </table:table-cell>
          <table:table-cell office:value-type="float" office:value="556.376660811541" calcext:value-type="float">
            <text:p>556.4</text:p>
          </table:table-cell>
          <table:table-cell office:value-type="float" office:value="552.180848800094" calcext:value-type="float">
            <text:p>552.2</text:p>
          </table:table-cell>
          <table:table-cell office:value-type="float" office:value="590.407730903836" calcext:value-type="float">
            <text:p>590.4</text:p>
          </table:table-cell>
          <table:table-cell office:value-type="float" office:value="551.436195270277" calcext:value-type="float">
            <text:p>551.4</text:p>
          </table:table-cell>
          <table:table-cell office:value-type="float" office:value="518.499549750894" calcext:value-type="float">
            <text:p>518.5</text:p>
          </table:table-cell>
          <table:table-cell office:value-type="float" office:value="474.898667330333" calcext:value-type="float">
            <text:p>474.9</text:p>
          </table:table-cell>
          <table:table-cell office:value-type="float" office:value="469.99398610806" calcext:value-type="float">
            <text:p>470.0</text:p>
          </table:table-cell>
          <table:table-cell office:value-type="float" office:value="433.228722870845" calcext:value-type="float">
            <text:p>433.2</text:p>
          </table:table-cell>
          <table:table-cell office:value-type="float" office:value="439.719898732307" calcext:value-type="float">
            <text:p>439.7</text:p>
          </table:table-cell>
          <table:table-cell office:value-type="float" office:value="450.376609856272" calcext:value-type="float">
            <text:p>450.4</text:p>
          </table:table-cell>
          <table:table-cell office:value-type="float" office:value="396.97028513177" calcext:value-type="float">
            <text:p>397.0</text:p>
          </table:table-cell>
          <table:table-cell office:value-type="float" office:value="493.102445891521" calcext:value-type="float">
            <text:p>493.1</text:p>
          </table:table-cell>
          <table:table-cell office:value-type="float" office:value="375.425445561164" calcext:value-type="float">
            <text:p>375.4</text:p>
          </table:table-cell>
          <table:table-cell office:value-type="float" office:value="325.912762565995" calcext:value-type="float">
            <text:p>325.9</text:p>
          </table:table-cell>
          <table:table-cell office:value-type="float" office:value="367.266740660125" calcext:value-type="float">
            <text:p>367.3</text:p>
          </table:table-cell>
          <table:table-cell office:value-type="float" office:value="381.895920898295" calcext:value-type="float">
            <text:p>381.9</text:p>
          </table:table-cell>
          <table:table-cell office:value-type="float" office:value="329.190019527931" calcext:value-type="float">
            <text:p>329.2</text:p>
          </table:table-cell>
          <table:table-cell table:style-name="ce14" office:value-type="float" office:value="291.987582948297" calcext:value-type="float">
            <text:p>292.0</text:p>
          </table:table-cell>
          <table:table-cell table:number-columns-repeated="951"/>
        </table:table-row>
        <table:table-row table:style-name="ro1">
          <table:table-cell table:style-name="ce3" table:formula="of:=[.A18]+1" office:value-type="date" office:date-value="2016-03-18" calcext:value-type="date">
            <text:p>Mar 18, 16</text:p>
          </table:table-cell>
          <table:table-cell table:style-name="ce7" office:value-type="float" office:value="288.809615844356" calcext:value-type="float">
            <text:p>288.8</text:p>
          </table:table-cell>
          <table:table-cell office:value-type="float" office:value="340.413847806823" calcext:value-type="float">
            <text:p>340.4</text:p>
          </table:table-cell>
          <table:table-cell office:value-type="float" office:value="423.701291230043" calcext:value-type="float">
            <text:p>423.7</text:p>
          </table:table-cell>
          <table:table-cell office:value-type="float" office:value="441.554740421556" calcext:value-type="float">
            <text:p>441.6</text:p>
          </table:table-cell>
          <table:table-cell office:value-type="float" office:value="512.768185978483" calcext:value-type="float">
            <text:p>512.8</text:p>
          </table:table-cell>
          <table:table-cell office:value-type="float" office:value="556.880116775579" calcext:value-type="float">
            <text:p>556.9</text:p>
          </table:table-cell>
          <table:table-cell office:value-type="float" office:value="616.041658533424" calcext:value-type="float">
            <text:p>616.0</text:p>
          </table:table-cell>
          <table:table-cell office:value-type="float" office:value="675.080318112289" calcext:value-type="float">
            <text:p>675.1</text:p>
          </table:table-cell>
          <table:table-cell office:value-type="float" office:value="640.338387938955" calcext:value-type="float">
            <text:p>640.3</text:p>
          </table:table-cell>
          <table:table-cell office:value-type="float" office:value="613.651011421077" calcext:value-type="float">
            <text:p>613.7</text:p>
          </table:table-cell>
          <table:table-cell office:value-type="float" office:value="585.929729683089" calcext:value-type="float">
            <text:p>585.9</text:p>
          </table:table-cell>
          <table:table-cell office:value-type="float" office:value="553.441799215187" calcext:value-type="float">
            <text:p>553.4</text:p>
          </table:table-cell>
          <table:table-cell office:value-type="float" office:value="563.169550959584" calcext:value-type="float">
            <text:p>563.2</text:p>
          </table:table-cell>
          <table:table-cell office:value-type="float" office:value="541.085671629164" calcext:value-type="float">
            <text:p>541.1</text:p>
          </table:table-cell>
          <table:table-cell office:value-type="float" office:value="528.373920221035" calcext:value-type="float">
            <text:p>528.4</text:p>
          </table:table-cell>
          <table:table-cell office:value-type="float" office:value="527.232333525217" calcext:value-type="float">
            <text:p>527.2</text:p>
          </table:table-cell>
          <table:table-cell office:value-type="float" office:value="530.628107475965" calcext:value-type="float">
            <text:p>530.6</text:p>
          </table:table-cell>
          <table:table-cell office:value-type="float" office:value="560.949048020206" calcext:value-type="float">
            <text:p>560.9</text:p>
          </table:table-cell>
          <table:table-cell office:value-type="float" office:value="514.458555676196" calcext:value-type="float">
            <text:p>514.5</text:p>
          </table:table-cell>
          <table:table-cell office:value-type="float" office:value="474.884705925264" calcext:value-type="float">
            <text:p>474.9</text:p>
          </table:table-cell>
          <table:table-cell office:value-type="float" office:value="396.740919787364" calcext:value-type="float">
            <text:p>396.7</text:p>
          </table:table-cell>
          <table:table-cell office:value-type="float" office:value="385.644558430283" calcext:value-type="float">
            <text:p>385.6</text:p>
          </table:table-cell>
          <table:table-cell office:value-type="float" office:value="405.723893314215" calcext:value-type="float">
            <text:p>405.7</text:p>
          </table:table-cell>
          <table:table-cell office:value-type="float" office:value="411.996248515902" calcext:value-type="float">
            <text:p>412.0</text:p>
          </table:table-cell>
          <table:table-cell office:value-type="float" office:value="438.727938907759" calcext:value-type="float">
            <text:p>438.7</text:p>
          </table:table-cell>
          <table:table-cell office:value-type="float" office:value="441.121295010005" calcext:value-type="float">
            <text:p>441.1</text:p>
          </table:table-cell>
          <table:table-cell office:value-type="float" office:value="480.022823401248" calcext:value-type="float">
            <text:p>480.0</text:p>
          </table:table-cell>
          <table:table-cell office:value-type="float" office:value="490.441062461698" calcext:value-type="float">
            <text:p>490.4</text:p>
          </table:table-cell>
          <table:table-cell office:value-type="float" office:value="428.663919348803" calcext:value-type="float">
            <text:p>428.7</text:p>
          </table:table-cell>
          <table:table-cell office:value-type="float" office:value="483.23521744863" calcext:value-type="float">
            <text:p>483.2</text:p>
          </table:table-cell>
          <table:table-cell office:value-type="float" office:value="539.585660126061" calcext:value-type="float">
            <text:p>539.6</text:p>
          </table:table-cell>
          <table:table-cell office:value-type="float" office:value="515.862718834474" calcext:value-type="float">
            <text:p>515.9</text:p>
          </table:table-cell>
          <table:table-cell office:value-type="float" office:value="505.699029934992" calcext:value-type="float">
            <text:p>505.7</text:p>
          </table:table-cell>
          <table:table-cell office:value-type="float" office:value="435.276995352302" calcext:value-type="float">
            <text:p>435.3</text:p>
          </table:table-cell>
          <table:table-cell office:value-type="float" office:value="380.659729997355" calcext:value-type="float">
            <text:p>380.7</text:p>
          </table:table-cell>
          <table:table-cell office:value-type="float" office:value="368.208036124679" calcext:value-type="float">
            <text:p>368.2</text:p>
          </table:table-cell>
          <table:table-cell office:value-type="float" office:value="364.119686106398" calcext:value-type="float">
            <text:p>364.1</text:p>
          </table:table-cell>
          <table:table-cell office:value-type="float" office:value="297.932752982275" calcext:value-type="float">
            <text:p>297.9</text:p>
          </table:table-cell>
          <table:table-cell office:value-type="float" office:value="315.873058720501" calcext:value-type="float">
            <text:p>315.9</text:p>
          </table:table-cell>
          <table:table-cell office:value-type="float" office:value="300.564145083137" calcext:value-type="float">
            <text:p>300.6</text:p>
          </table:table-cell>
          <table:table-cell office:value-type="float" office:value="368.583363668819" calcext:value-type="float">
            <text:p>368.6</text:p>
          </table:table-cell>
          <table:table-cell office:value-type="float" office:value="401.33690532296" calcext:value-type="float">
            <text:p>401.3</text:p>
          </table:table-cell>
          <table:table-cell office:value-type="float" office:value="308.97127305955" calcext:value-type="float">
            <text:p>309.0</text:p>
          </table:table-cell>
          <table:table-cell office:value-type="float" office:value="338.304091675496" calcext:value-type="float">
            <text:p>338.3</text:p>
          </table:table-cell>
          <table:table-cell office:value-type="float" office:value="345.922971008744" calcext:value-type="float">
            <text:p>345.9</text:p>
          </table:table-cell>
          <table:table-cell office:value-type="float" office:value="301.813014636065" calcext:value-type="float">
            <text:p>301.8</text:p>
          </table:table-cell>
          <table:table-cell office:value-type="float" office:value="300.150503179132" calcext:value-type="float">
            <text:p>300.2</text:p>
          </table:table-cell>
          <table:table-cell office:value-type="float" office:value="333.766184968969" calcext:value-type="float">
            <text:p>333.8</text:p>
          </table:table-cell>
          <table:table-cell office:value-type="float" office:value="335.403428916523" calcext:value-type="float">
            <text:p>335.4</text:p>
          </table:table-cell>
          <table:table-cell office:value-type="float" office:value="317.383903669737" calcext:value-type="float">
            <text:p>317.4</text:p>
          </table:table-cell>
          <table:table-cell office:value-type="float" office:value="342.02024488717" calcext:value-type="float">
            <text:p>342.0</text:p>
          </table:table-cell>
          <table:table-cell office:value-type="float" office:value="342.3581387157" calcext:value-type="float">
            <text:p>342.4</text:p>
          </table:table-cell>
          <table:table-cell office:value-type="float" office:value="374.07960252258" calcext:value-type="float">
            <text:p>374.1</text:p>
          </table:table-cell>
          <table:table-cell office:value-type="float" office:value="424.212769610382" calcext:value-type="float">
            <text:p>424.2</text:p>
          </table:table-cell>
          <table:table-cell office:value-type="float" office:value="408.192124045113" calcext:value-type="float">
            <text:p>408.2</text:p>
          </table:table-cell>
          <table:table-cell office:value-type="float" office:value="454.832600921603" calcext:value-type="float">
            <text:p>454.8</text:p>
          </table:table-cell>
          <table:table-cell office:value-type="float" office:value="418.247064388431" calcext:value-type="float">
            <text:p>418.2</text:p>
          </table:table-cell>
          <table:table-cell office:value-type="float" office:value="369.933378910398" calcext:value-type="float">
            <text:p>369.9</text:p>
          </table:table-cell>
          <table:table-cell office:value-type="float" office:value="358.99991112848" calcext:value-type="float">
            <text:p>359.0</text:p>
          </table:table-cell>
          <table:table-cell office:value-type="float" office:value="340.963167748092" calcext:value-type="float">
            <text:p>341.0</text:p>
          </table:table-cell>
          <table:table-cell office:value-type="float" office:value="341.820746931744" calcext:value-type="float">
            <text:p>341.8</text:p>
          </table:table-cell>
          <table:table-cell office:value-type="float" office:value="343.401677259795" calcext:value-type="float">
            <text:p>343.4</text:p>
          </table:table-cell>
          <table:table-cell office:value-type="float" office:value="359.238224883764" calcext:value-type="float">
            <text:p>359.2</text:p>
          </table:table-cell>
          <table:table-cell office:value-type="float" office:value="342.924873731952" calcext:value-type="float">
            <text:p>342.9</text:p>
          </table:table-cell>
          <table:table-cell office:value-type="float" office:value="322.954533439158" calcext:value-type="float">
            <text:p>323.0</text:p>
          </table:table-cell>
          <table:table-cell office:value-type="float" office:value="304.500468870543" calcext:value-type="float">
            <text:p>304.5</text:p>
          </table:table-cell>
          <table:table-cell office:value-type="float" office:value="251.506003928666" calcext:value-type="float">
            <text:p>251.5</text:p>
          </table:table-cell>
          <table:table-cell office:value-type="float" office:value="215.055198160746" calcext:value-type="float">
            <text:p>215.1</text:p>
          </table:table-cell>
          <table:table-cell office:value-type="float" office:value="184.909565182714" calcext:value-type="float">
            <text:p>184.9</text:p>
          </table:table-cell>
          <table:table-cell office:value-type="float" office:value="140.258830654942" calcext:value-type="float">
            <text:p>140.3</text:p>
          </table:table-cell>
          <table:table-cell office:value-type="float" office:value="115.307296684552" calcext:value-type="float">
            <text:p>115.3</text:p>
          </table:table-cell>
          <table:table-cell table:style-name="ce14" office:value-type="float" office:value="118.935208626674" calcext:value-type="float">
            <text:p>118.9</text:p>
          </table:table-cell>
          <table:table-cell table:number-columns-repeated="951"/>
        </table:table-row>
        <table:table-row table:style-name="ro1">
          <table:table-cell table:style-name="ce3" table:formula="of:=[.A19]+1" office:value-type="date" office:date-value="2016-03-19" calcext:value-type="date">
            <text:p>Mar 19, 16</text:p>
          </table:table-cell>
          <table:table-cell table:style-name="ce7" office:value-type="float" office:value="330.170664333497" calcext:value-type="float">
            <text:p>330.2</text:p>
          </table:table-cell>
          <table:table-cell office:value-type="float" office:value="338.584785260491" calcext:value-type="float">
            <text:p>338.6</text:p>
          </table:table-cell>
          <table:table-cell office:value-type="float" office:value="390.743733197765" calcext:value-type="float">
            <text:p>390.7</text:p>
          </table:table-cell>
          <table:table-cell office:value-type="float" office:value="455.12015186917" calcext:value-type="float">
            <text:p>455.1</text:p>
          </table:table-cell>
          <table:table-cell office:value-type="float" office:value="454.433942686177" calcext:value-type="float">
            <text:p>454.4</text:p>
          </table:table-cell>
          <table:table-cell office:value-type="float" office:value="503.527334796579" calcext:value-type="float">
            <text:p>503.5</text:p>
          </table:table-cell>
          <table:table-cell office:value-type="float" office:value="544.546256241186" calcext:value-type="float">
            <text:p>544.5</text:p>
          </table:table-cell>
          <table:table-cell office:value-type="float" office:value="551.115324068218" calcext:value-type="float">
            <text:p>551.1</text:p>
          </table:table-cell>
          <table:table-cell office:value-type="float" office:value="520.730750723119" calcext:value-type="float">
            <text:p>520.7</text:p>
          </table:table-cell>
          <table:table-cell office:value-type="float" office:value="482.637895677321" calcext:value-type="float">
            <text:p>482.6</text:p>
          </table:table-cell>
          <table:table-cell office:value-type="float" office:value="433.427258056574" calcext:value-type="float">
            <text:p>433.4</text:p>
          </table:table-cell>
          <table:table-cell office:value-type="float" office:value="400.210970120225" calcext:value-type="float">
            <text:p>400.2</text:p>
          </table:table-cell>
          <table:table-cell office:value-type="float" office:value="414.791474680551" calcext:value-type="float">
            <text:p>414.8</text:p>
          </table:table-cell>
          <table:table-cell office:value-type="float" office:value="423.250951847731" calcext:value-type="float">
            <text:p>423.3</text:p>
          </table:table-cell>
          <table:table-cell office:value-type="float" office:value="419.506427768706" calcext:value-type="float">
            <text:p>419.5</text:p>
          </table:table-cell>
          <table:table-cell office:value-type="float" office:value="390.233102080688" calcext:value-type="float">
            <text:p>390.2</text:p>
          </table:table-cell>
          <table:table-cell office:value-type="float" office:value="412.162348876084" calcext:value-type="float">
            <text:p>412.2</text:p>
          </table:table-cell>
          <table:table-cell office:value-type="float" office:value="389.26883129133" calcext:value-type="float">
            <text:p>389.3</text:p>
          </table:table-cell>
          <table:table-cell office:value-type="float" office:value="340.317723173014" calcext:value-type="float">
            <text:p>340.3</text:p>
          </table:table-cell>
          <table:table-cell office:value-type="float" office:value="387.163752178055" calcext:value-type="float">
            <text:p>387.2</text:p>
          </table:table-cell>
          <table:table-cell office:value-type="float" office:value="346.383531448372" calcext:value-type="float">
            <text:p>346.4</text:p>
          </table:table-cell>
          <table:table-cell office:value-type="float" office:value="346.368875706684" calcext:value-type="float">
            <text:p>346.4</text:p>
          </table:table-cell>
          <table:table-cell office:value-type="float" office:value="344.298039602995" calcext:value-type="float">
            <text:p>344.3</text:p>
          </table:table-cell>
          <table:table-cell office:value-type="float" office:value="324.980500244102" calcext:value-type="float">
            <text:p>325.0</text:p>
          </table:table-cell>
          <table:table-cell office:value-type="float" office:value="347.073253148115" calcext:value-type="float">
            <text:p>347.1</text:p>
          </table:table-cell>
          <table:table-cell office:value-type="float" office:value="360.129026424404" calcext:value-type="float">
            <text:p>360.1</text:p>
          </table:table-cell>
          <table:table-cell office:value-type="float" office:value="357.873470243587" calcext:value-type="float">
            <text:p>357.9</text:p>
          </table:table-cell>
          <table:table-cell office:value-type="float" office:value="339.299885130218" calcext:value-type="float">
            <text:p>339.3</text:p>
          </table:table-cell>
          <table:table-cell office:value-type="float" office:value="373.911044059626" calcext:value-type="float">
            <text:p>373.9</text:p>
          </table:table-cell>
          <table:table-cell office:value-type="float" office:value="380.483147641234" calcext:value-type="float">
            <text:p>380.5</text:p>
          </table:table-cell>
          <table:table-cell office:value-type="float" office:value="439.313498062437" calcext:value-type="float">
            <text:p>439.3</text:p>
          </table:table-cell>
          <table:table-cell office:value-type="float" office:value="455.862927221325" calcext:value-type="float">
            <text:p>455.9</text:p>
          </table:table-cell>
          <table:table-cell office:value-type="float" office:value="443.383873406726" calcext:value-type="float">
            <text:p>443.4</text:p>
          </table:table-cell>
          <table:table-cell office:value-type="float" office:value="416.159700607655" calcext:value-type="float">
            <text:p>416.2</text:p>
          </table:table-cell>
          <table:table-cell office:value-type="float" office:value="403.473971970502" calcext:value-type="float">
            <text:p>403.5</text:p>
          </table:table-cell>
          <table:table-cell office:value-type="float" office:value="360.855325029415" calcext:value-type="float">
            <text:p>360.9</text:p>
          </table:table-cell>
          <table:table-cell office:value-type="float" office:value="352.984602123215" calcext:value-type="float">
            <text:p>353.0</text:p>
          </table:table-cell>
          <table:table-cell office:value-type="float" office:value="336.987733308717" calcext:value-type="float">
            <text:p>337.0</text:p>
          </table:table-cell>
          <table:table-cell office:value-type="float" office:value="362.528715913238" calcext:value-type="float">
            <text:p>362.5</text:p>
          </table:table-cell>
          <table:table-cell office:value-type="float" office:value="402.491689821021" calcext:value-type="float">
            <text:p>402.5</text:p>
          </table:table-cell>
          <table:table-cell office:value-type="float" office:value="432.47244684508" calcext:value-type="float">
            <text:p>432.5</text:p>
          </table:table-cell>
          <table:table-cell office:value-type="float" office:value="398.751699668474" calcext:value-type="float">
            <text:p>398.8</text:p>
          </table:table-cell>
          <table:table-cell office:value-type="float" office:value="296.629366811507" calcext:value-type="float">
            <text:p>296.6</text:p>
          </table:table-cell>
          <table:table-cell office:value-type="float" office:value="314.70006487953" calcext:value-type="float">
            <text:p>314.7</text:p>
          </table:table-cell>
          <table:table-cell office:value-type="float" office:value="266.567379372896" calcext:value-type="float">
            <text:p>266.6</text:p>
          </table:table-cell>
          <table:table-cell office:value-type="float" office:value="221.146845777262" calcext:value-type="float">
            <text:p>221.1</text:p>
          </table:table-cell>
          <table:table-cell office:value-type="float" office:value="202.655041913977" calcext:value-type="float">
            <text:p>202.7</text:p>
          </table:table-cell>
          <table:table-cell office:value-type="float" office:value="190.588316445968" calcext:value-type="float">
            <text:p>190.6</text:p>
          </table:table-cell>
          <table:table-cell office:value-type="float" office:value="217.717009041911" calcext:value-type="float">
            <text:p>217.7</text:p>
          </table:table-cell>
          <table:table-cell office:value-type="float" office:value="208.015334594965" calcext:value-type="float">
            <text:p>208.0</text:p>
          </table:table-cell>
          <table:table-cell office:value-type="float" office:value="194.303222917443" calcext:value-type="float">
            <text:p>194.3</text:p>
          </table:table-cell>
          <table:table-cell office:value-type="float" office:value="153.338585461933" calcext:value-type="float">
            <text:p>153.3</text:p>
          </table:table-cell>
          <table:table-cell office:value-type="float" office:value="125.307532241828" calcext:value-type="float">
            <text:p>125.3</text:p>
          </table:table-cell>
          <table:table-cell office:value-type="float" office:value="121.451229950349" calcext:value-type="float">
            <text:p>121.5</text:p>
          </table:table-cell>
          <table:table-cell office:value-type="float" office:value="108.132445033732" calcext:value-type="float">
            <text:p>108.1</text:p>
          </table:table-cell>
          <table:table-cell office:value-type="float" office:value="123.444137707517" calcext:value-type="float">
            <text:p>123.4</text:p>
          </table:table-cell>
          <table:table-cell office:value-type="float" office:value="100.884500885863" calcext:value-type="float">
            <text:p>100.9</text:p>
          </table:table-cell>
          <table:table-cell office:value-type="float" office:value="82.2153668318803" calcext:value-type="float">
            <text:p>82.2</text:p>
          </table:table-cell>
          <table:table-cell office:value-type="float" office:value="70.7554408752643" calcext:value-type="float">
            <text:p>70.8</text:p>
          </table:table-cell>
          <table:table-cell office:value-type="float" office:value="68.8432131835239" calcext:value-type="float">
            <text:p>68.8</text:p>
          </table:table-cell>
          <table:table-cell office:value-type="float" office:value="67.6097812164222" calcext:value-type="float">
            <text:p>67.6</text:p>
          </table:table-cell>
          <table:table-cell office:value-type="float" office:value="65.8171864972944" calcext:value-type="float">
            <text:p>65.8</text:p>
          </table:table-cell>
          <table:table-cell office:value-type="float" office:value="64.9467327525382" calcext:value-type="float">
            <text:p>64.9</text:p>
          </table:table-cell>
          <table:table-cell office:value-type="float" office:value="54.745980593512" calcext:value-type="float">
            <text:p>54.7</text:p>
          </table:table-cell>
          <table:table-cell office:value-type="float" office:value="58.4364843925174" calcext:value-type="float">
            <text:p>58.4</text:p>
          </table:table-cell>
          <table:table-cell office:value-type="float" office:value="72.9278484820493" calcext:value-type="float">
            <text:p>72.9</text:p>
          </table:table-cell>
          <table:table-cell office:value-type="float" office:value="87.1990610609345" calcext:value-type="float">
            <text:p>87.2</text:p>
          </table:table-cell>
          <table:table-cell office:value-type="float" office:value="47.6943858610716" calcext:value-type="float">
            <text:p>47.7</text:p>
          </table:table-cell>
          <table:table-cell office:value-type="float" office:value="54.1541507157972" calcext:value-type="float">
            <text:p>54.2</text:p>
          </table:table-cell>
          <table:table-cell office:value-type="float" office:value="68.0390719175423" calcext:value-type="float">
            <text:p>68.0</text:p>
          </table:table-cell>
          <table:table-cell office:value-type="float" office:value="87.4802147510781" calcext:value-type="float">
            <text:p>87.5</text:p>
          </table:table-cell>
          <table:table-cell table:style-name="ce14" office:value-type="float" office:value="81.9754241975052" calcext:value-type="float">
            <text:p>82.0</text:p>
          </table:table-cell>
          <table:table-cell table:number-columns-repeated="951"/>
        </table:table-row>
        <table:table-row table:style-name="ro1">
          <table:table-cell table:style-name="ce3" table:formula="of:=[.A20]+1" office:value-type="date" office:date-value="2016-03-20" calcext:value-type="date">
            <text:p>Mar 20, 16</text:p>
          </table:table-cell>
          <table:table-cell table:style-name="ce7" office:value-type="float" office:value="254.263176144547" calcext:value-type="float">
            <text:p>254.3</text:p>
          </table:table-cell>
          <table:table-cell office:value-type="float" office:value="258.886846227282" calcext:value-type="float">
            <text:p>258.9</text:p>
          </table:table-cell>
          <table:table-cell office:value-type="float" office:value="274.254663813939" calcext:value-type="float">
            <text:p>274.3</text:p>
          </table:table-cell>
          <table:table-cell office:value-type="float" office:value="284.971668961881" calcext:value-type="float">
            <text:p>285.0</text:p>
          </table:table-cell>
          <table:table-cell office:value-type="float" office:value="285.81566395748" calcext:value-type="float">
            <text:p>285.8</text:p>
          </table:table-cell>
          <table:table-cell office:value-type="float" office:value="254.011627081691" calcext:value-type="float">
            <text:p>254.0</text:p>
          </table:table-cell>
          <table:table-cell office:value-type="float" office:value="229.469378330228" calcext:value-type="float">
            <text:p>229.5</text:p>
          </table:table-cell>
          <table:table-cell office:value-type="float" office:value="306.188113727408" calcext:value-type="float">
            <text:p>306.2</text:p>
          </table:table-cell>
          <table:table-cell office:value-type="float" office:value="312.721895700761" calcext:value-type="float">
            <text:p>312.7</text:p>
          </table:table-cell>
          <table:table-cell office:value-type="float" office:value="267.116791748756" calcext:value-type="float">
            <text:p>267.1</text:p>
          </table:table-cell>
          <table:table-cell office:value-type="float" office:value="291.621299423718" calcext:value-type="float">
            <text:p>291.6</text:p>
          </table:table-cell>
          <table:table-cell office:value-type="float" office:value="262.398156145015" calcext:value-type="float">
            <text:p>262.4</text:p>
          </table:table-cell>
          <table:table-cell office:value-type="float" office:value="263.241074968219" calcext:value-type="float">
            <text:p>263.2</text:p>
          </table:table-cell>
          <table:table-cell office:value-type="float" office:value="284.109074399169" calcext:value-type="float">
            <text:p>284.1</text:p>
          </table:table-cell>
          <table:table-cell office:value-type="float" office:value="297.630491516061" calcext:value-type="float">
            <text:p>297.6</text:p>
          </table:table-cell>
          <table:table-cell office:value-type="float" office:value="304.243012165997" calcext:value-type="float">
            <text:p>304.2</text:p>
          </table:table-cell>
          <table:table-cell office:value-type="float" office:value="294.782730407582" calcext:value-type="float">
            <text:p>294.8</text:p>
          </table:table-cell>
          <table:table-cell office:value-type="float" office:value="308.149080125107" calcext:value-type="float">
            <text:p>308.1</text:p>
          </table:table-cell>
          <table:table-cell office:value-type="float" office:value="263.237774135645" calcext:value-type="float">
            <text:p>263.2</text:p>
          </table:table-cell>
          <table:table-cell office:value-type="float" office:value="255.829042637995" calcext:value-type="float">
            <text:p>255.8</text:p>
          </table:table-cell>
          <table:table-cell office:value-type="float" office:value="246.186059807831" calcext:value-type="float">
            <text:p>246.2</text:p>
          </table:table-cell>
          <table:table-cell office:value-type="float" office:value="246.343461713823" calcext:value-type="float">
            <text:p>246.3</text:p>
          </table:table-cell>
          <table:table-cell office:value-type="float" office:value="254.922410688316" calcext:value-type="float">
            <text:p>254.9</text:p>
          </table:table-cell>
          <table:table-cell office:value-type="float" office:value="191.932480562961" calcext:value-type="float">
            <text:p>191.9</text:p>
          </table:table-cell>
          <table:table-cell office:value-type="float" office:value="204.452164355338" calcext:value-type="float">
            <text:p>204.5</text:p>
          </table:table-cell>
          <table:table-cell office:value-type="float" office:value="219.724311854042" calcext:value-type="float">
            <text:p>219.7</text:p>
          </table:table-cell>
          <table:table-cell office:value-type="float" office:value="183.663986143716" calcext:value-type="float">
            <text:p>183.7</text:p>
          </table:table-cell>
          <table:table-cell office:value-type="float" office:value="195.212136097946" calcext:value-type="float">
            <text:p>195.2</text:p>
          </table:table-cell>
          <table:table-cell office:value-type="float" office:value="161.334110028896" calcext:value-type="float">
            <text:p>161.3</text:p>
          </table:table-cell>
          <table:table-cell office:value-type="float" office:value="171.689477174941" calcext:value-type="float">
            <text:p>171.7</text:p>
          </table:table-cell>
          <table:table-cell office:value-type="float" office:value="168.659469865041" calcext:value-type="float">
            <text:p>168.7</text:p>
          </table:table-cell>
          <table:table-cell office:value-type="float" office:value="145.497505457059" calcext:value-type="float">
            <text:p>145.5</text:p>
          </table:table-cell>
          <table:table-cell office:value-type="float" office:value="137.29442052847" calcext:value-type="float">
            <text:p>137.3</text:p>
          </table:table-cell>
          <table:table-cell office:value-type="float" office:value="115.163093868709" calcext:value-type="float">
            <text:p>115.2</text:p>
          </table:table-cell>
          <table:table-cell office:value-type="float" office:value="117.904910987313" calcext:value-type="float">
            <text:p>117.9</text:p>
          </table:table-cell>
          <table:table-cell office:value-type="float" office:value="71.6820677557383" calcext:value-type="float">
            <text:p>71.7</text:p>
          </table:table-cell>
          <table:table-cell office:value-type="float" office:value="82.1204880955411" calcext:value-type="float">
            <text:p>82.1</text:p>
          </table:table-cell>
          <table:table-cell office:value-type="float" office:value="95.288218631888" calcext:value-type="float">
            <text:p>95.3</text:p>
          </table:table-cell>
          <table:table-cell office:value-type="float" office:value="72.4403336414098" calcext:value-type="float">
            <text:p>72.4</text:p>
          </table:table-cell>
          <table:table-cell office:value-type="float" office:value="73.1326595184875" calcext:value-type="float">
            <text:p>73.1</text:p>
          </table:table-cell>
          <table:table-cell office:value-type="float" office:value="75.4687961994705" calcext:value-type="float">
            <text:p>75.5</text:p>
          </table:table-cell>
          <table:table-cell office:value-type="float" office:value="66.5750448169899" calcext:value-type="float">
            <text:p>66.6</text:p>
          </table:table-cell>
          <table:table-cell office:value-type="float" office:value="74.0996935547576" calcext:value-type="float">
            <text:p>74.1</text:p>
          </table:table-cell>
          <table:table-cell office:value-type="float" office:value="38.6309405856844" calcext:value-type="float">
            <text:p>38.6</text:p>
          </table:table-cell>
          <table:table-cell office:value-type="float" office:value="26.0782290761954" calcext:value-type="float">
            <text:p>26.1</text:p>
          </table:table-cell>
          <table:table-cell office:value-type="float" office:value="43.4327301153435" calcext:value-type="float">
            <text:p>43.4</text:p>
          </table:table-cell>
          <table:table-cell office:value-type="float" office:value="62.2456318103563" calcext:value-type="float">
            <text:p>62.2</text:p>
          </table:table-cell>
          <table:table-cell office:value-type="float" office:value="54.5866880780166" calcext:value-type="float">
            <text:p>54.6</text:p>
          </table:table-cell>
          <table:table-cell office:value-type="float" office:value="40.2873609741673" calcext:value-type="float">
            <text:p>40.3</text:p>
          </table:table-cell>
          <table:table-cell office:value-type="float" office:value="42.8676260797231" calcext:value-type="float">
            <text:p>42.9</text:p>
          </table:table-cell>
          <table:table-cell office:value-type="float" office:value="37.9100921567878" calcext:value-type="float">
            <text:p>37.9</text:p>
          </table:table-cell>
          <table:table-cell office:value-type="float" office:value="34.549410095793" calcext:value-type="float">
            <text:p>34.5</text:p>
          </table:table-cell>
          <table:table-cell office:value-type="float" office:value="25.1629617627871" calcext:value-type="float">
            <text:p>25.2</text:p>
          </table:table-cell>
          <table:table-cell office:value-type="float" office:value="37.8587305811833" calcext:value-type="float">
            <text:p>37.9</text:p>
          </table:table-cell>
          <table:table-cell office:value-type="float" office:value="35.2552174699196" calcext:value-type="float">
            <text:p>35.3</text:p>
          </table:table-cell>
          <table:table-cell office:value-type="float" office:value="69.1261678348872" calcext:value-type="float">
            <text:p>69.1</text:p>
          </table:table-cell>
          <table:table-cell office:value-type="float" office:value="54.260652976332" calcext:value-type="float">
            <text:p>54.3</text:p>
          </table:table-cell>
          <table:table-cell office:value-type="float" office:value="45.1116500286497" calcext:value-type="float">
            <text:p>45.1</text:p>
          </table:table-cell>
          <table:table-cell office:value-type="float" office:value="51.1673902184846" calcext:value-type="float">
            <text:p>51.2</text:p>
          </table:table-cell>
          <table:table-cell office:value-type="float" office:value="61.3807277661114" calcext:value-type="float">
            <text:p>61.4</text:p>
          </table:table-cell>
          <table:table-cell office:value-type="float" office:value="76.5347957129803" calcext:value-type="float">
            <text:p>76.5</text:p>
          </table:table-cell>
          <table:table-cell office:value-type="float" office:value="122.472123301386" calcext:value-type="float">
            <text:p>122.5</text:p>
          </table:table-cell>
          <table:table-cell office:value-type="float" office:value="155.084463282609" calcext:value-type="float">
            <text:p>155.1</text:p>
          </table:table-cell>
          <table:table-cell office:value-type="float" office:value="169.754618615483" calcext:value-type="float">
            <text:p>169.8</text:p>
          </table:table-cell>
          <table:table-cell office:value-type="float" office:value="192.985820291413" calcext:value-type="float">
            <text:p>193.0</text:p>
          </table:table-cell>
          <table:table-cell office:value-type="float" office:value="203.776586511622" calcext:value-type="float">
            <text:p>203.8</text:p>
          </table:table-cell>
          <table:table-cell office:value-type="float" office:value="206.114801118505" calcext:value-type="float">
            <text:p>206.1</text:p>
          </table:table-cell>
          <table:table-cell office:value-type="float" office:value="92.2013627363308" calcext:value-type="float">
            <text:p>92.2</text:p>
          </table:table-cell>
          <table:table-cell office:value-type="float" office:value="61.7935964504694" calcext:value-type="float">
            <text:p>61.8</text:p>
          </table:table-cell>
          <table:table-cell office:value-type="float" office:value="38.0884902544737" calcext:value-type="float">
            <text:p>38.1</text:p>
          </table:table-cell>
          <table:table-cell office:value-type="float" office:value="27.8201668335633" calcext:value-type="float">
            <text:p>27.8</text:p>
          </table:table-cell>
          <table:table-cell table:style-name="ce14" office:value-type="float" office:value="28.721494071935" calcext:value-type="float">
            <text:p>28.7</text:p>
          </table:table-cell>
          <table:table-cell table:number-columns-repeated="951"/>
        </table:table-row>
        <table:table-row table:style-name="ro1">
          <table:table-cell table:style-name="ce3" table:formula="of:=[.A21]+1" office:value-type="date" office:date-value="2016-03-21" calcext:value-type="date">
            <text:p>Mar 21, 16</text:p>
          </table:table-cell>
          <table:table-cell table:style-name="ce7" office:value-type="float" office:value="218.535282120682" calcext:value-type="float">
            <text:p>218.5</text:p>
          </table:table-cell>
          <table:table-cell office:value-type="float" office:value="212.187040573107" calcext:value-type="float">
            <text:p>212.2</text:p>
          </table:table-cell>
          <table:table-cell office:value-type="float" office:value="202.027261890598" calcext:value-type="float">
            <text:p>202.0</text:p>
          </table:table-cell>
          <table:table-cell office:value-type="float" office:value="223.14296853915" calcext:value-type="float">
            <text:p>223.1</text:p>
          </table:table-cell>
          <table:table-cell office:value-type="float" office:value="205.809222845714" calcext:value-type="float">
            <text:p>205.8</text:p>
          </table:table-cell>
          <table:table-cell office:value-type="float" office:value="170.197326951228" calcext:value-type="float">
            <text:p>170.2</text:p>
          </table:table-cell>
          <table:table-cell office:value-type="float" office:value="160.326920458585" calcext:value-type="float">
            <text:p>160.3</text:p>
          </table:table-cell>
          <table:table-cell office:value-type="float" office:value="145.07293832517" calcext:value-type="float">
            <text:p>145.1</text:p>
          </table:table-cell>
          <table:table-cell office:value-type="float" office:value="107.913164988933" calcext:value-type="float">
            <text:p>107.9</text:p>
          </table:table-cell>
          <table:table-cell office:value-type="float" office:value="54.804727201503" calcext:value-type="float">
            <text:p>54.8</text:p>
          </table:table-cell>
          <table:table-cell office:value-type="float" office:value="37.385248589356" calcext:value-type="float">
            <text:p>37.4</text:p>
          </table:table-cell>
          <table:table-cell office:value-type="float" office:value="26.7220765291119" calcext:value-type="float">
            <text:p>26.7</text:p>
          </table:table-cell>
          <table:table-cell office:value-type="float" office:value="20.5360131592318" calcext:value-type="float">
            <text:p>20.5</text:p>
          </table:table-cell>
          <table:table-cell office:value-type="float" office:value="9.63665632279926" calcext:value-type="float">
            <text:p>9.6</text:p>
          </table:table-cell>
          <table:table-cell office:value-type="float" office:value="9.60093930958451" calcext:value-type="float">
            <text:p>9.6</text:p>
          </table:table-cell>
          <table:table-cell office:value-type="float" office:value="15.998495780461" calcext:value-type="float">
            <text:p>16.0</text:p>
          </table:table-cell>
          <table:table-cell office:value-type="float" office:value="18.5522908020849" calcext:value-type="float">
            <text:p>18.6</text:p>
          </table:table-cell>
          <table:table-cell office:value-type="float" office:value="19.2438077670979" calcext:value-type="float">
            <text:p>19.2</text:p>
          </table:table-cell>
          <table:table-cell office:value-type="float" office:value="17.0723120886728" calcext:value-type="float">
            <text:p>17.1</text:p>
          </table:table-cell>
          <table:table-cell office:value-type="float" office:value="9.3848782390879" calcext:value-type="float">
            <text:p>9.4</text:p>
          </table:table-cell>
          <table:table-cell office:value-type="float" office:value="5.67384148611478" calcext:value-type="float">
            <text:p>5.7</text:p>
          </table:table-cell>
          <table:table-cell office:value-type="float" office:value="12.0717722507393" calcext:value-type="float">
            <text:p>12.1</text:p>
          </table:table-cell>
          <table:table-cell office:value-type="float" office:value="18.6330046324409" calcext:value-type="float">
            <text:p>18.6</text:p>
          </table:table-cell>
          <table:table-cell office:value-type="float" office:value="25.6606017844437" calcext:value-type="float">
            <text:p>25.7</text:p>
          </table:table-cell>
          <table:table-cell office:value-type="float" office:value="29.9199442972327" calcext:value-type="float">
            <text:p>29.9</text:p>
          </table:table-cell>
          <table:table-cell office:value-type="float" office:value="51.3561789571088" calcext:value-type="float">
            <text:p>51.4</text:p>
          </table:table-cell>
          <table:table-cell office:value-type="float" office:value="38.0784127579487" calcext:value-type="float">
            <text:p>38.1</text:p>
          </table:table-cell>
          <table:table-cell office:value-type="float" office:value="26.5896674699338" calcext:value-type="float">
            <text:p>26.6</text:p>
          </table:table-cell>
          <table:table-cell office:value-type="float" office:value="21.2198775749997" calcext:value-type="float">
            <text:p>21.2</text:p>
          </table:table-cell>
          <table:table-cell office:value-type="float" office:value="29.7152628909553" calcext:value-type="float">
            <text:p>29.7</text:p>
          </table:table-cell>
          <table:table-cell office:value-type="float" office:value="47.7369047916083" calcext:value-type="float">
            <text:p>47.7</text:p>
          </table:table-cell>
          <table:table-cell office:value-type="float" office:value="51.1211224311776" calcext:value-type="float">
            <text:p>51.1</text:p>
          </table:table-cell>
          <table:table-cell office:value-type="float" office:value="85.4741882200472" calcext:value-type="float">
            <text:p>85.5</text:p>
          </table:table-cell>
          <table:table-cell office:value-type="float" office:value="106.425427113679" calcext:value-type="float">
            <text:p>106.4</text:p>
          </table:table-cell>
          <table:table-cell office:value-type="float" office:value="106.513314386394" calcext:value-type="float">
            <text:p>106.5</text:p>
          </table:table-cell>
          <table:table-cell office:value-type="float" office:value="133.274408394641" calcext:value-type="float">
            <text:p>133.3</text:p>
          </table:table-cell>
          <table:table-cell office:value-type="float" office:value="125.181462023214" calcext:value-type="float">
            <text:p>125.2</text:p>
          </table:table-cell>
          <table:table-cell office:value-type="float" office:value="153.576408642768" calcext:value-type="float">
            <text:p>153.6</text:p>
          </table:table-cell>
          <table:table-cell office:value-type="float" office:value="167.319124619361" calcext:value-type="float">
            <text:p>167.3</text:p>
          </table:table-cell>
          <table:table-cell office:value-type="float" office:value="171.52183952393" calcext:value-type="float">
            <text:p>171.5</text:p>
          </table:table-cell>
          <table:table-cell office:value-type="float" office:value="147.408008334499" calcext:value-type="float">
            <text:p>147.4</text:p>
          </table:table-cell>
          <table:table-cell office:value-type="float" office:value="101.911615407827" calcext:value-type="float">
            <text:p>101.9</text:p>
          </table:table-cell>
          <table:table-cell office:value-type="float" office:value="49.4197316305231" calcext:value-type="float">
            <text:p>49.4</text:p>
          </table:table-cell>
          <table:table-cell office:value-type="float" office:value="22.2262671609378" calcext:value-type="float">
            <text:p>22.2</text:p>
          </table:table-cell>
          <table:table-cell office:value-type="float" office:value="36.6755578532759" calcext:value-type="float">
            <text:p>36.7</text:p>
          </table:table-cell>
          <table:table-cell office:value-type="float" office:value="45.3411381694012" calcext:value-type="float">
            <text:p>45.3</text:p>
          </table:table-cell>
          <table:table-cell office:value-type="float" office:value="54.3320413620257" calcext:value-type="float">
            <text:p>54.3</text:p>
          </table:table-cell>
          <table:table-cell office:value-type="float" office:value="69.999561715125" calcext:value-type="float">
            <text:p>70.0</text:p>
          </table:table-cell>
          <table:table-cell office:value-type="float" office:value="75.9948611407005" calcext:value-type="float">
            <text:p>76.0</text:p>
          </table:table-cell>
          <table:table-cell office:value-type="float" office:value="89.079209287471" calcext:value-type="float">
            <text:p>89.1</text:p>
          </table:table-cell>
          <table:table-cell office:value-type="float" office:value="90.2707717369545" calcext:value-type="float">
            <text:p>90.3</text:p>
          </table:table-cell>
          <table:table-cell office:value-type="float" office:value="83.3613430565276" calcext:value-type="float">
            <text:p>83.4</text:p>
          </table:table-cell>
          <table:table-cell office:value-type="float" office:value="107.706459387117" calcext:value-type="float">
            <text:p>107.7</text:p>
          </table:table-cell>
          <table:table-cell office:value-type="float" office:value="192.300017124623" calcext:value-type="float">
            <text:p>192.3</text:p>
          </table:table-cell>
          <table:table-cell office:value-type="float" office:value="163.517627023879" calcext:value-type="float">
            <text:p>163.5</text:p>
          </table:table-cell>
          <table:table-cell office:value-type="float" office:value="152.379371337077" calcext:value-type="float">
            <text:p>152.4</text:p>
          </table:table-cell>
          <table:table-cell office:value-type="float" office:value="128.429338776238" calcext:value-type="float">
            <text:p>128.4</text:p>
          </table:table-cell>
          <table:table-cell office:value-type="float" office:value="118.543677543186" calcext:value-type="float">
            <text:p>118.5</text:p>
          </table:table-cell>
          <table:table-cell office:value-type="float" office:value="115.325991138459" calcext:value-type="float">
            <text:p>115.3</text:p>
          </table:table-cell>
          <table:table-cell office:value-type="float" office:value="148.062879636566" calcext:value-type="float">
            <text:p>148.1</text:p>
          </table:table-cell>
          <table:table-cell office:value-type="float" office:value="128.597598806753" calcext:value-type="float">
            <text:p>128.6</text:p>
          </table:table-cell>
          <table:table-cell office:value-type="float" office:value="98.4921346714799" calcext:value-type="float">
            <text:p>98.5</text:p>
          </table:table-cell>
          <table:table-cell office:value-type="float" office:value="82.7217890848224" calcext:value-type="float">
            <text:p>82.7</text:p>
          </table:table-cell>
          <table:table-cell office:value-type="float" office:value="78.1860606967162" calcext:value-type="float">
            <text:p>78.2</text:p>
          </table:table-cell>
          <table:table-cell office:value-type="float" office:value="94.3281632238569" calcext:value-type="float">
            <text:p>94.3</text:p>
          </table:table-cell>
          <table:table-cell office:value-type="float" office:value="93.4293111160881" calcext:value-type="float">
            <text:p>93.4</text:p>
          </table:table-cell>
          <table:table-cell office:value-type="float" office:value="102.085056524993" calcext:value-type="float">
            <text:p>102.1</text:p>
          </table:table-cell>
          <table:table-cell office:value-type="float" office:value="54.7804556453849" calcext:value-type="float">
            <text:p>54.8</text:p>
          </table:table-cell>
          <table:table-cell office:value-type="float" office:value="50.5630613390038" calcext:value-type="float">
            <text:p>50.6</text:p>
          </table:table-cell>
          <table:table-cell office:value-type="float" office:value="104.370483628002" calcext:value-type="float">
            <text:p>104.4</text:p>
          </table:table-cell>
          <table:table-cell office:value-type="float" office:value="188.594018422793" calcext:value-type="float">
            <text:p>188.6</text:p>
          </table:table-cell>
          <table:table-cell table:style-name="ce14" office:value-type="float" office:value="266.201116867627" calcext:value-type="float">
            <text:p>266.2</text:p>
          </table:table-cell>
          <table:table-cell table:number-columns-repeated="951"/>
        </table:table-row>
        <table:table-row table:style-name="ro1">
          <table:table-cell table:style-name="ce3" table:formula="of:=[.A22]+1" office:value-type="date" office:date-value="2016-03-22" calcext:value-type="date">
            <text:p>Mar 22, 16</text:p>
          </table:table-cell>
          <table:table-cell table:style-name="ce7" office:value-type="float" office:value="44.1872724323736" calcext:value-type="float">
            <text:p>44.2</text:p>
          </table:table-cell>
          <table:table-cell office:value-type="float" office:value="51.8412111021388" calcext:value-type="float">
            <text:p>51.8</text:p>
          </table:table-cell>
          <table:table-cell office:value-type="float" office:value="56.9051154196583" calcext:value-type="float">
            <text:p>56.9</text:p>
          </table:table-cell>
          <table:table-cell office:value-type="float" office:value="66.4000776403733" calcext:value-type="float">
            <text:p>66.4</text:p>
          </table:table-cell>
          <table:table-cell office:value-type="float" office:value="51.3269159612673" calcext:value-type="float">
            <text:p>51.3</text:p>
          </table:table-cell>
          <table:table-cell office:value-type="float" office:value="76.8197746086784" calcext:value-type="float">
            <text:p>76.8</text:p>
          </table:table-cell>
          <table:table-cell office:value-type="float" office:value="91.5989378791184" calcext:value-type="float">
            <text:p>91.6</text:p>
          </table:table-cell>
          <table:table-cell office:value-type="float" office:value="103.937861330376" calcext:value-type="float">
            <text:p>103.9</text:p>
          </table:table-cell>
          <table:table-cell office:value-type="float" office:value="114.343704557807" calcext:value-type="float">
            <text:p>114.3</text:p>
          </table:table-cell>
          <table:table-cell office:value-type="float" office:value="89.0727845202544" calcext:value-type="float">
            <text:p>89.1</text:p>
          </table:table-cell>
          <table:table-cell office:value-type="float" office:value="84.3642672718133" calcext:value-type="float">
            <text:p>84.4</text:p>
          </table:table-cell>
          <table:table-cell office:value-type="float" office:value="84.5049938933036" calcext:value-type="float">
            <text:p>84.5</text:p>
          </table:table-cell>
          <table:table-cell office:value-type="float" office:value="77.2085287820678" calcext:value-type="float">
            <text:p>77.2</text:p>
          </table:table-cell>
          <table:table-cell office:value-type="float" office:value="90.3620471534163" calcext:value-type="float">
            <text:p>90.4</text:p>
          </table:table-cell>
          <table:table-cell office:value-type="float" office:value="94.3170049173891" calcext:value-type="float">
            <text:p>94.3</text:p>
          </table:table-cell>
          <table:table-cell office:value-type="float" office:value="91.9276948991135" calcext:value-type="float">
            <text:p>91.9</text:p>
          </table:table-cell>
          <table:table-cell office:value-type="float" office:value="84.9198600946977" calcext:value-type="float">
            <text:p>84.9</text:p>
          </table:table-cell>
          <table:table-cell office:value-type="float" office:value="99.0061706951697" calcext:value-type="float">
            <text:p>99.0</text:p>
          </table:table-cell>
          <table:table-cell office:value-type="float" office:value="74.0602157875918" calcext:value-type="float">
            <text:p>74.1</text:p>
          </table:table-cell>
          <table:table-cell office:value-type="float" office:value="36.736403643006" calcext:value-type="float">
            <text:p>36.7</text:p>
          </table:table-cell>
          <table:table-cell office:value-type="float" office:value="17.2468297976762" calcext:value-type="float">
            <text:p>17.2</text:p>
          </table:table-cell>
          <table:table-cell office:value-type="float" office:value="7.31531938208665" calcext:value-type="float">
            <text:p>7.3</text:p>
          </table:table-cell>
          <table:table-cell office:value-type="float" office:value="2.16370868573578" calcext:value-type="float">
            <text:p>2.2</text:p>
          </table:table-cell>
          <table:table-cell office:value-type="float" office:value="4.21538220713106" calcext:value-type="float">
            <text:p>4.2</text:p>
          </table:table-cell>
          <table:table-cell office:value-type="float" office:value="7.27378361152385" calcext:value-type="float">
            <text:p>7.3</text:p>
          </table:table-cell>
          <table:table-cell office:value-type="float" office:value="13.209500046356" calcext:value-type="float">
            <text:p>13.2</text:p>
          </table:table-cell>
          <table:table-cell office:value-type="float" office:value="21.2397695634975" calcext:value-type="float">
            <text:p>21.2</text:p>
          </table:table-cell>
          <table:table-cell office:value-type="float" office:value="30.4017229195731" calcext:value-type="float">
            <text:p>30.4</text:p>
          </table:table-cell>
          <table:table-cell office:value-type="float" office:value="42.4732854102774" calcext:value-type="float">
            <text:p>42.5</text:p>
          </table:table-cell>
          <table:table-cell office:value-type="float" office:value="85.8885426812616" calcext:value-type="float">
            <text:p>85.9</text:p>
          </table:table-cell>
          <table:table-cell office:value-type="float" office:value="104.741283171575" calcext:value-type="float">
            <text:p>104.7</text:p>
          </table:table-cell>
          <table:table-cell office:value-type="float" office:value="146.189080600194" calcext:value-type="float">
            <text:p>146.2</text:p>
          </table:table-cell>
          <table:table-cell office:value-type="float" office:value="185.074789345185" calcext:value-type="float">
            <text:p>185.1</text:p>
          </table:table-cell>
          <table:table-cell office:value-type="float" office:value="201.857124769502" calcext:value-type="float">
            <text:p>201.9</text:p>
          </table:table-cell>
          <table:table-cell office:value-type="float" office:value="294.026588971579" calcext:value-type="float">
            <text:p>294.0</text:p>
          </table:table-cell>
          <table:table-cell office:value-type="float" office:value="401.314746712535" calcext:value-type="float">
            <text:p>401.3</text:p>
          </table:table-cell>
          <table:table-cell office:value-type="float" office:value="461.069733408501" calcext:value-type="float">
            <text:p>461.1</text:p>
          </table:table-cell>
          <table:table-cell office:value-type="float" office:value="469.141519175611" calcext:value-type="float">
            <text:p>469.1</text:p>
          </table:table-cell>
          <table:table-cell office:value-type="float" office:value="413.669461255873" calcext:value-type="float">
            <text:p>413.7</text:p>
          </table:table-cell>
          <table:table-cell office:value-type="float" office:value="340.619332317023" calcext:value-type="float">
            <text:p>340.6</text:p>
          </table:table-cell>
          <table:table-cell office:value-type="float" office:value="291.037037418982" calcext:value-type="float">
            <text:p>291.0</text:p>
          </table:table-cell>
          <table:table-cell office:value-type="float" office:value="286.414880474627" calcext:value-type="float">
            <text:p>286.4</text:p>
          </table:table-cell>
          <table:table-cell office:value-type="float" office:value="193.079871192819" calcext:value-type="float">
            <text:p>193.1</text:p>
          </table:table-cell>
          <table:table-cell office:value-type="float" office:value="70.205463630084" calcext:value-type="float">
            <text:p>70.2</text:p>
          </table:table-cell>
          <table:table-cell office:value-type="float" office:value="28.4909168431272" calcext:value-type="float">
            <text:p>28.5</text:p>
          </table:table-cell>
          <table:table-cell office:value-type="float" office:value="31.443163467373" calcext:value-type="float">
            <text:p>31.4</text:p>
          </table:table-cell>
          <table:table-cell office:value-type="float" office:value="54.7267644700203" calcext:value-type="float">
            <text:p>54.7</text:p>
          </table:table-cell>
          <table:table-cell office:value-type="float" office:value="115.112731802964" calcext:value-type="float">
            <text:p>115.1</text:p>
          </table:table-cell>
          <table:table-cell office:value-type="float" office:value="218.402832355582" calcext:value-type="float">
            <text:p>218.4</text:p>
          </table:table-cell>
          <table:table-cell office:value-type="float" office:value="375.951934369314" calcext:value-type="float">
            <text:p>376.0</text:p>
          </table:table-cell>
          <table:table-cell office:value-type="float" office:value="542.042294150369" calcext:value-type="float">
            <text:p>542.0</text:p>
          </table:table-cell>
          <table:table-cell office:value-type="float" office:value="575.581977731253" calcext:value-type="float">
            <text:p>575.6</text:p>
          </table:table-cell>
          <table:table-cell office:value-type="float" office:value="597.568668973034" calcext:value-type="float">
            <text:p>597.6</text:p>
          </table:table-cell>
          <table:table-cell office:value-type="float" office:value="611.50817717484" calcext:value-type="float">
            <text:p>611.5</text:p>
          </table:table-cell>
          <table:table-cell office:value-type="float" office:value="617.611123986216" calcext:value-type="float">
            <text:p>617.6</text:p>
          </table:table-cell>
          <table:table-cell office:value-type="float" office:value="636.583064611975" calcext:value-type="float">
            <text:p>636.6</text:p>
          </table:table-cell>
          <table:table-cell office:value-type="float" office:value="629.282860179566" calcext:value-type="float">
            <text:p>629.3</text:p>
          </table:table-cell>
          <table:table-cell office:value-type="float" office:value="608.315721597962" calcext:value-type="float">
            <text:p>608.3</text:p>
          </table:table-cell>
          <table:table-cell office:value-type="float" office:value="582.203981193425" calcext:value-type="float">
            <text:p>582.2</text:p>
          </table:table-cell>
          <table:table-cell office:value-type="float" office:value="580.111248769456" calcext:value-type="float">
            <text:p>580.1</text:p>
          </table:table-cell>
          <table:table-cell office:value-type="float" office:value="566.035425017895" calcext:value-type="float">
            <text:p>566.0</text:p>
          </table:table-cell>
          <table:table-cell office:value-type="float" office:value="557.206489525978" calcext:value-type="float">
            <text:p>557.2</text:p>
          </table:table-cell>
          <table:table-cell office:value-type="float" office:value="574.172505352546" calcext:value-type="float">
            <text:p>574.2</text:p>
          </table:table-cell>
          <table:table-cell office:value-type="float" office:value="575.727631611134" calcext:value-type="float">
            <text:p>575.7</text:p>
          </table:table-cell>
          <table:table-cell office:value-type="float" office:value="564.832549527439" calcext:value-type="float">
            <text:p>564.8</text:p>
          </table:table-cell>
          <table:table-cell office:value-type="float" office:value="565.665793695873" calcext:value-type="float">
            <text:p>565.7</text:p>
          </table:table-cell>
          <table:table-cell office:value-type="float" office:value="528.668719017364" calcext:value-type="float">
            <text:p>528.7</text:p>
          </table:table-cell>
          <table:table-cell office:value-type="float" office:value="534.158725596565" calcext:value-type="float">
            <text:p>534.2</text:p>
          </table:table-cell>
          <table:table-cell office:value-type="float" office:value="490.222133291828" calcext:value-type="float">
            <text:p>490.2</text:p>
          </table:table-cell>
          <table:table-cell office:value-type="float" office:value="492.662738290447" calcext:value-type="float">
            <text:p>492.7</text:p>
          </table:table-cell>
          <table:table-cell office:value-type="float" office:value="515.245573784588" calcext:value-type="float">
            <text:p>515.2</text:p>
          </table:table-cell>
          <table:table-cell table:style-name="ce14" office:value-type="float" office:value="558.349267863655" calcext:value-type="float">
            <text:p>558.3</text:p>
          </table:table-cell>
          <table:table-cell table:number-columns-repeated="951"/>
        </table:table-row>
        <table:table-row table:style-name="ro1">
          <table:table-cell table:style-name="ce3" table:formula="of:=[.A23]+1" office:value-type="date" office:date-value="2016-03-23" calcext:value-type="date">
            <text:p>Mar 23, 16</text:p>
          </table:table-cell>
          <table:table-cell table:style-name="ce7" office:value-type="float" office:value="17.5514082307826" calcext:value-type="float">
            <text:p>17.6</text:p>
          </table:table-cell>
          <table:table-cell office:value-type="float" office:value="25.7734617740983" calcext:value-type="float">
            <text:p>25.8</text:p>
          </table:table-cell>
          <table:table-cell office:value-type="float" office:value="39.286653329513" calcext:value-type="float">
            <text:p>39.3</text:p>
          </table:table-cell>
          <table:table-cell office:value-type="float" office:value="47.317877670151" calcext:value-type="float">
            <text:p>47.3</text:p>
          </table:table-cell>
          <table:table-cell office:value-type="float" office:value="53.3633025206825" calcext:value-type="float">
            <text:p>53.4</text:p>
          </table:table-cell>
          <table:table-cell office:value-type="float" office:value="81.3600977526517" calcext:value-type="float">
            <text:p>81.4</text:p>
          </table:table-cell>
          <table:table-cell office:value-type="float" office:value="166.857233070821" calcext:value-type="float">
            <text:p>166.9</text:p>
          </table:table-cell>
          <table:table-cell office:value-type="float" office:value="283.026238525505" calcext:value-type="float">
            <text:p>283.0</text:p>
          </table:table-cell>
          <table:table-cell office:value-type="float" office:value="350.453407460945" calcext:value-type="float">
            <text:p>350.5</text:p>
          </table:table-cell>
          <table:table-cell office:value-type="float" office:value="341.850209324366" calcext:value-type="float">
            <text:p>341.9</text:p>
          </table:table-cell>
          <table:table-cell office:value-type="float" office:value="387.62753573942" calcext:value-type="float">
            <text:p>387.6</text:p>
          </table:table-cell>
          <table:table-cell office:value-type="float" office:value="447.352636100194" calcext:value-type="float">
            <text:p>447.4</text:p>
          </table:table-cell>
          <table:table-cell office:value-type="float" office:value="490.666983442554" calcext:value-type="float">
            <text:p>490.7</text:p>
          </table:table-cell>
          <table:table-cell office:value-type="float" office:value="492.458453884416" calcext:value-type="float">
            <text:p>492.5</text:p>
          </table:table-cell>
          <table:table-cell office:value-type="float" office:value="479.400338986448" calcext:value-type="float">
            <text:p>479.4</text:p>
          </table:table-cell>
          <table:table-cell office:value-type="float" office:value="422.854888192709" calcext:value-type="float">
            <text:p>422.9</text:p>
          </table:table-cell>
          <table:table-cell office:value-type="float" office:value="344.532594955418" calcext:value-type="float">
            <text:p>344.5</text:p>
          </table:table-cell>
          <table:table-cell office:value-type="float" office:value="313.44203125039" calcext:value-type="float">
            <text:p>313.4</text:p>
          </table:table-cell>
          <table:table-cell office:value-type="float" office:value="208.419093151152" calcext:value-type="float">
            <text:p>208.4</text:p>
          </table:table-cell>
          <table:table-cell office:value-type="float" office:value="74.8260118498928" calcext:value-type="float">
            <text:p>74.8</text:p>
          </table:table-cell>
          <table:table-cell office:value-type="float" office:value="25.7612798044446" calcext:value-type="float">
            <text:p>25.8</text:p>
          </table:table-cell>
          <table:table-cell office:value-type="float" office:value="38.5036897894163" calcext:value-type="float">
            <text:p>38.5</text:p>
          </table:table-cell>
          <table:table-cell office:value-type="float" office:value="48.6852895242174" calcext:value-type="float">
            <text:p>48.7</text:p>
          </table:table-cell>
          <table:table-cell office:value-type="float" office:value="93.7729536039906" calcext:value-type="float">
            <text:p>93.8</text:p>
          </table:table-cell>
          <table:table-cell office:value-type="float" office:value="170.1986653769" calcext:value-type="float">
            <text:p>170.2</text:p>
          </table:table-cell>
          <table:table-cell office:value-type="float" office:value="361.854784751366" calcext:value-type="float">
            <text:p>361.9</text:p>
          </table:table-cell>
          <table:table-cell office:value-type="float" office:value="477.090248663325" calcext:value-type="float">
            <text:p>477.1</text:p>
          </table:table-cell>
          <table:table-cell office:value-type="float" office:value="570.145230730471" calcext:value-type="float">
            <text:p>570.1</text:p>
          </table:table-cell>
          <table:table-cell office:value-type="float" office:value="563.616958615672" calcext:value-type="float">
            <text:p>563.6</text:p>
          </table:table-cell>
          <table:table-cell office:value-type="float" office:value="579.129771367192" calcext:value-type="float">
            <text:p>579.1</text:p>
          </table:table-cell>
          <table:table-cell office:value-type="float" office:value="626.695859804741" calcext:value-type="float">
            <text:p>626.7</text:p>
          </table:table-cell>
          <table:table-cell office:value-type="float" office:value="642.905821280143" calcext:value-type="float">
            <text:p>642.9</text:p>
          </table:table-cell>
          <table:table-cell office:value-type="float" office:value="626.700409293174" calcext:value-type="float">
            <text:p>626.7</text:p>
          </table:table-cell>
          <table:table-cell office:value-type="float" office:value="614.946887885338" calcext:value-type="float">
            <text:p>614.9</text:p>
          </table:table-cell>
          <table:table-cell office:value-type="float" office:value="594.513754150457" calcext:value-type="float">
            <text:p>594.5</text:p>
          </table:table-cell>
          <table:table-cell office:value-type="float" office:value="605.571804232132" calcext:value-type="float">
            <text:p>605.6</text:p>
          </table:table-cell>
          <table:table-cell office:value-type="float" office:value="598.838950611667" calcext:value-type="float">
            <text:p>598.8</text:p>
          </table:table-cell>
          <table:table-cell office:value-type="float" office:value="576.367105738873" calcext:value-type="float">
            <text:p>576.4</text:p>
          </table:table-cell>
          <table:table-cell office:value-type="float" office:value="589.020185743997" calcext:value-type="float">
            <text:p>589.0</text:p>
          </table:table-cell>
          <table:table-cell office:value-type="float" office:value="597.292106163244" calcext:value-type="float">
            <text:p>597.3</text:p>
          </table:table-cell>
          <table:table-cell office:value-type="float" office:value="603.679163158616" calcext:value-type="float">
            <text:p>603.7</text:p>
          </table:table-cell>
          <table:table-cell office:value-type="float" office:value="591.787134460246" calcext:value-type="float">
            <text:p>591.8</text:p>
          </table:table-cell>
          <table:table-cell office:value-type="float" office:value="580.886320134823" calcext:value-type="float">
            <text:p>580.9</text:p>
          </table:table-cell>
          <table:table-cell office:value-type="float" office:value="574.327682415579" calcext:value-type="float">
            <text:p>574.3</text:p>
          </table:table-cell>
          <table:table-cell office:value-type="float" office:value="574.695229982038" calcext:value-type="float">
            <text:p>574.7</text:p>
          </table:table-cell>
          <table:table-cell office:value-type="float" office:value="586.091536368916" calcext:value-type="float">
            <text:p>586.1</text:p>
          </table:table-cell>
          <table:table-cell office:value-type="float" office:value="603.411128239437" calcext:value-type="float">
            <text:p>603.4</text:p>
          </table:table-cell>
          <table:table-cell office:value-type="float" office:value="596.829579781519" calcext:value-type="float">
            <text:p>596.8</text:p>
          </table:table-cell>
          <table:table-cell office:value-type="float" office:value="602.967658757225" calcext:value-type="float">
            <text:p>603.0</text:p>
          </table:table-cell>
          <table:table-cell office:value-type="float" office:value="628.32130019199" calcext:value-type="float">
            <text:p>628.3</text:p>
          </table:table-cell>
          <table:table-cell office:value-type="float" office:value="649.090815291918" calcext:value-type="float">
            <text:p>649.1</text:p>
          </table:table-cell>
          <table:table-cell office:value-type="float" office:value="642.452507414491" calcext:value-type="float">
            <text:p>642.5</text:p>
          </table:table-cell>
          <table:table-cell office:value-type="float" office:value="634.720918376378" calcext:value-type="float">
            <text:p>634.7</text:p>
          </table:table-cell>
          <table:table-cell office:value-type="float" office:value="614.921256648243" calcext:value-type="float">
            <text:p>614.9</text:p>
          </table:table-cell>
          <table:table-cell office:value-type="float" office:value="616.02421833689" calcext:value-type="float">
            <text:p>616.0</text:p>
          </table:table-cell>
          <table:table-cell office:value-type="float" office:value="609.497895251861" calcext:value-type="float">
            <text:p>609.5</text:p>
          </table:table-cell>
          <table:table-cell office:value-type="float" office:value="594.730639833372" calcext:value-type="float">
            <text:p>594.7</text:p>
          </table:table-cell>
          <table:table-cell office:value-type="float" office:value="562.585856855579" calcext:value-type="float">
            <text:p>562.6</text:p>
          </table:table-cell>
          <table:table-cell office:value-type="float" office:value="563.440219866444" calcext:value-type="float">
            <text:p>563.4</text:p>
          </table:table-cell>
          <table:table-cell office:value-type="float" office:value="547.775249335946" calcext:value-type="float">
            <text:p>547.8</text:p>
          </table:table-cell>
          <table:table-cell office:value-type="float" office:value="549.381156703778" calcext:value-type="float">
            <text:p>549.4</text:p>
          </table:table-cell>
          <table:table-cell office:value-type="float" office:value="556.903747109839" calcext:value-type="float">
            <text:p>556.9</text:p>
          </table:table-cell>
          <table:table-cell office:value-type="float" office:value="560.586896283956" calcext:value-type="float">
            <text:p>560.6</text:p>
          </table:table-cell>
          <table:table-cell office:value-type="float" office:value="532.126806974282" calcext:value-type="float">
            <text:p>532.1</text:p>
          </table:table-cell>
          <table:table-cell office:value-type="float" office:value="514.820262565779" calcext:value-type="float">
            <text:p>514.8</text:p>
          </table:table-cell>
          <table:table-cell office:value-type="float" office:value="537.480400602111" calcext:value-type="float">
            <text:p>537.5</text:p>
          </table:table-cell>
          <table:table-cell office:value-type="float" office:value="491.245930724341" calcext:value-type="float">
            <text:p>491.2</text:p>
          </table:table-cell>
          <table:table-cell office:value-type="float" office:value="502.240709060656" calcext:value-type="float">
            <text:p>502.2</text:p>
          </table:table-cell>
          <table:table-cell office:value-type="float" office:value="533.529225619548" calcext:value-type="float">
            <text:p>533.5</text:p>
          </table:table-cell>
          <table:table-cell office:value-type="float" office:value="561.101048327225" calcext:value-type="float">
            <text:p>561.1</text:p>
          </table:table-cell>
          <table:table-cell office:value-type="float" office:value="564.675922640126" calcext:value-type="float">
            <text:p>564.7</text:p>
          </table:table-cell>
          <table:table-cell table:style-name="ce14" office:value-type="float" office:value="564.176578012584" calcext:value-type="float">
            <text:p>564.2</text:p>
          </table:table-cell>
          <table:table-cell table:number-columns-repeated="951"/>
        </table:table-row>
        <table:table-row table:style-name="ro1">
          <table:table-cell table:style-name="ce3" table:formula="of:=[.A24]+1" office:value-type="date" office:date-value="2016-03-24" calcext:value-type="date">
            <text:p>Mar 24, 16</text:p>
          </table:table-cell>
          <table:table-cell table:style-name="ce7" office:value-type="float" office:value="163.607742841868" calcext:value-type="float">
            <text:p>163.6</text:p>
          </table:table-cell>
          <table:table-cell office:value-type="float" office:value="177.982124562345" calcext:value-type="float">
            <text:p>178.0</text:p>
          </table:table-cell>
          <table:table-cell office:value-type="float" office:value="265.75108545366" calcext:value-type="float">
            <text:p>265.8</text:p>
          </table:table-cell>
          <table:table-cell office:value-type="float" office:value="398.327968481928" calcext:value-type="float">
            <text:p>398.3</text:p>
          </table:table-cell>
          <table:table-cell office:value-type="float" office:value="402.35553490025" calcext:value-type="float">
            <text:p>402.4</text:p>
          </table:table-cell>
          <table:table-cell office:value-type="float" office:value="422.046516817047" calcext:value-type="float">
            <text:p>422.0</text:p>
          </table:table-cell>
          <table:table-cell office:value-type="float" office:value="517.428836995164" calcext:value-type="float">
            <text:p>517.4</text:p>
          </table:table-cell>
          <table:table-cell office:value-type="float" office:value="541.996682536522" calcext:value-type="float">
            <text:p>542.0</text:p>
          </table:table-cell>
          <table:table-cell office:value-type="float" office:value="594.114926195114" calcext:value-type="float">
            <text:p>594.1</text:p>
          </table:table-cell>
          <table:table-cell office:value-type="float" office:value="593.359591653667" calcext:value-type="float">
            <text:p>593.4</text:p>
          </table:table-cell>
          <table:table-cell office:value-type="float" office:value="606.89437991289" calcext:value-type="float">
            <text:p>606.9</text:p>
          </table:table-cell>
          <table:table-cell office:value-type="float" office:value="581.545565422809" calcext:value-type="float">
            <text:p>581.5</text:p>
          </table:table-cell>
          <table:table-cell office:value-type="float" office:value="547.613819226197" calcext:value-type="float">
            <text:p>547.6</text:p>
          </table:table-cell>
          <table:table-cell office:value-type="float" office:value="568.913355136051" calcext:value-type="float">
            <text:p>568.9</text:p>
          </table:table-cell>
          <table:table-cell office:value-type="float" office:value="597.873058597995" calcext:value-type="float">
            <text:p>597.9</text:p>
          </table:table-cell>
          <table:table-cell office:value-type="float" office:value="592.912591989837" calcext:value-type="float">
            <text:p>592.9</text:p>
          </table:table-cell>
          <table:table-cell office:value-type="float" office:value="613.296778404142" calcext:value-type="float">
            <text:p>613.3</text:p>
          </table:table-cell>
          <table:table-cell office:value-type="float" office:value="624.259058916029" calcext:value-type="float">
            <text:p>624.3</text:p>
          </table:table-cell>
          <table:table-cell office:value-type="float" office:value="638.120126230177" calcext:value-type="float">
            <text:p>638.1</text:p>
          </table:table-cell>
          <table:table-cell office:value-type="float" office:value="647.663070587695" calcext:value-type="float">
            <text:p>647.7</text:p>
          </table:table-cell>
          <table:table-cell office:value-type="float" office:value="639.606049624962" calcext:value-type="float">
            <text:p>639.6</text:p>
          </table:table-cell>
          <table:table-cell office:value-type="float" office:value="639.648915541382" calcext:value-type="float">
            <text:p>639.6</text:p>
          </table:table-cell>
          <table:table-cell office:value-type="float" office:value="646.239656862732" calcext:value-type="float">
            <text:p>646.2</text:p>
          </table:table-cell>
          <table:table-cell office:value-type="float" office:value="631.720114346101" calcext:value-type="float">
            <text:p>631.7</text:p>
          </table:table-cell>
          <table:table-cell office:value-type="float" office:value="643.110703825831" calcext:value-type="float">
            <text:p>643.1</text:p>
          </table:table-cell>
          <table:table-cell office:value-type="float" office:value="650.620994848938" calcext:value-type="float">
            <text:p>650.6</text:p>
          </table:table-cell>
          <table:table-cell office:value-type="float" office:value="661.539668913646" calcext:value-type="float">
            <text:p>661.5</text:p>
          </table:table-cell>
          <table:table-cell office:value-type="float" office:value="651.156583152411" calcext:value-type="float">
            <text:p>651.2</text:p>
          </table:table-cell>
          <table:table-cell office:value-type="float" office:value="637.144936702108" calcext:value-type="float">
            <text:p>637.1</text:p>
          </table:table-cell>
          <table:table-cell office:value-type="float" office:value="626.900570175944" calcext:value-type="float">
            <text:p>626.9</text:p>
          </table:table-cell>
          <table:table-cell office:value-type="float" office:value="620.58885077465" calcext:value-type="float">
            <text:p>620.6</text:p>
          </table:table-cell>
          <table:table-cell office:value-type="float" office:value="623.207952009638" calcext:value-type="float">
            <text:p>623.2</text:p>
          </table:table-cell>
          <table:table-cell office:value-type="float" office:value="567.833989757374" calcext:value-type="float">
            <text:p>567.8</text:p>
          </table:table-cell>
          <table:table-cell office:value-type="float" office:value="518.96404055161" calcext:value-type="float">
            <text:p>519.0</text:p>
          </table:table-cell>
          <table:table-cell office:value-type="float" office:value="488.355411590895" calcext:value-type="float">
            <text:p>488.4</text:p>
          </table:table-cell>
          <table:table-cell office:value-type="float" office:value="488.008032725208" calcext:value-type="float">
            <text:p>488.0</text:p>
          </table:table-cell>
          <table:table-cell office:value-type="float" office:value="480.323957129709" calcext:value-type="float">
            <text:p>480.3</text:p>
          </table:table-cell>
          <table:table-cell office:value-type="float" office:value="448.591160548895" calcext:value-type="float">
            <text:p>448.6</text:p>
          </table:table-cell>
          <table:table-cell office:value-type="float" office:value="474.353273353218" calcext:value-type="float">
            <text:p>474.4</text:p>
          </table:table-cell>
          <table:table-cell office:value-type="float" office:value="468.583410632717" calcext:value-type="float">
            <text:p>468.6</text:p>
          </table:table-cell>
          <table:table-cell office:value-type="float" office:value="464.074649712657" calcext:value-type="float">
            <text:p>464.1</text:p>
          </table:table-cell>
          <table:table-cell office:value-type="float" office:value="451.295151410729" calcext:value-type="float">
            <text:p>451.3</text:p>
          </table:table-cell>
          <table:table-cell office:value-type="float" office:value="405.00037034746" calcext:value-type="float">
            <text:p>405.0</text:p>
          </table:table-cell>
          <table:table-cell office:value-type="float" office:value="444.127383523091" calcext:value-type="float">
            <text:p>444.1</text:p>
          </table:table-cell>
          <table:table-cell office:value-type="float" office:value="448.77105244977" calcext:value-type="float">
            <text:p>448.8</text:p>
          </table:table-cell>
          <table:table-cell office:value-type="float" office:value="433.409529915823" calcext:value-type="float">
            <text:p>433.4</text:p>
          </table:table-cell>
          <table:table-cell office:value-type="float" office:value="438.212156629612" calcext:value-type="float">
            <text:p>438.2</text:p>
          </table:table-cell>
          <table:table-cell office:value-type="float" office:value="428.054923655573" calcext:value-type="float">
            <text:p>428.1</text:p>
          </table:table-cell>
          <table:table-cell office:value-type="float" office:value="362.404541935924" calcext:value-type="float">
            <text:p>362.4</text:p>
          </table:table-cell>
          <table:table-cell office:value-type="float" office:value="342.946135749206" calcext:value-type="float">
            <text:p>342.9</text:p>
          </table:table-cell>
          <table:table-cell office:value-type="float" office:value="362.904192822701" calcext:value-type="float">
            <text:p>362.9</text:p>
          </table:table-cell>
          <table:table-cell office:value-type="float" office:value="311.04926881084" calcext:value-type="float">
            <text:p>311.0</text:p>
          </table:table-cell>
          <table:table-cell office:value-type="float" office:value="333.85557991618" calcext:value-type="float">
            <text:p>333.9</text:p>
          </table:table-cell>
          <table:table-cell office:value-type="float" office:value="360.937254147463" calcext:value-type="float">
            <text:p>360.9</text:p>
          </table:table-cell>
          <table:table-cell office:value-type="float" office:value="407.988761233672" calcext:value-type="float">
            <text:p>408.0</text:p>
          </table:table-cell>
          <table:table-cell office:value-type="float" office:value="426.829426700034" calcext:value-type="float">
            <text:p>426.8</text:p>
          </table:table-cell>
          <table:table-cell office:value-type="float" office:value="393.801340074182" calcext:value-type="float">
            <text:p>393.8</text:p>
          </table:table-cell>
          <table:table-cell office:value-type="float" office:value="382.370377737743" calcext:value-type="float">
            <text:p>382.4</text:p>
          </table:table-cell>
          <table:table-cell office:value-type="float" office:value="390.462293207156" calcext:value-type="float">
            <text:p>390.5</text:p>
          </table:table-cell>
          <table:table-cell office:value-type="float" office:value="401.870372100882" calcext:value-type="float">
            <text:p>401.9</text:p>
          </table:table-cell>
          <table:table-cell office:value-type="float" office:value="388.307162212284" calcext:value-type="float">
            <text:p>388.3</text:p>
          </table:table-cell>
          <table:table-cell office:value-type="float" office:value="306.739473714748" calcext:value-type="float">
            <text:p>306.7</text:p>
          </table:table-cell>
          <table:table-cell office:value-type="float" office:value="277.405532470871" calcext:value-type="float">
            <text:p>277.4</text:p>
          </table:table-cell>
          <table:table-cell office:value-type="float" office:value="270.730910053425" calcext:value-type="float">
            <text:p>270.7</text:p>
          </table:table-cell>
          <table:table-cell office:value-type="float" office:value="278.119361035705" calcext:value-type="float">
            <text:p>278.1</text:p>
          </table:table-cell>
          <table:table-cell office:value-type="float" office:value="273.513145783661" calcext:value-type="float">
            <text:p>273.5</text:p>
          </table:table-cell>
          <table:table-cell office:value-type="float" office:value="213.758849619969" calcext:value-type="float">
            <text:p>213.8</text:p>
          </table:table-cell>
          <table:table-cell office:value-type="float" office:value="194.140858094198" calcext:value-type="float">
            <text:p>194.1</text:p>
          </table:table-cell>
          <table:table-cell office:value-type="float" office:value="185.650633242485" calcext:value-type="float">
            <text:p>185.7</text:p>
          </table:table-cell>
          <table:table-cell office:value-type="float" office:value="203.419273816479" calcext:value-type="float">
            <text:p>203.4</text:p>
          </table:table-cell>
          <table:table-cell office:value-type="float" office:value="242.826522872277" calcext:value-type="float">
            <text:p>242.8</text:p>
          </table:table-cell>
          <table:table-cell table:style-name="ce14" office:value-type="float" office:value="246.55668834797" calcext:value-type="float">
            <text:p>246.6</text:p>
          </table:table-cell>
          <table:table-cell table:number-columns-repeated="951"/>
        </table:table-row>
        <table:table-row table:style-name="ro1">
          <table:table-cell table:style-name="ce3" table:formula="of:=[.A25]+1" office:value-type="date" office:date-value="2016-03-25" calcext:value-type="date">
            <text:p>Mar 25, 16</text:p>
          </table:table-cell>
          <table:table-cell table:style-name="ce7" office:value-type="float" office:value="667.281656004051" calcext:value-type="float">
            <text:p>667.3</text:p>
          </table:table-cell>
          <table:table-cell office:value-type="float" office:value="667.41926216393" calcext:value-type="float">
            <text:p>667.4</text:p>
          </table:table-cell>
          <table:table-cell office:value-type="float" office:value="666.709713381398" calcext:value-type="float">
            <text:p>666.7</text:p>
          </table:table-cell>
          <table:table-cell office:value-type="float" office:value="662.886435979275" calcext:value-type="float">
            <text:p>662.9</text:p>
          </table:table-cell>
          <table:table-cell office:value-type="float" office:value="664.154919957274" calcext:value-type="float">
            <text:p>664.2</text:p>
          </table:table-cell>
          <table:table-cell office:value-type="float" office:value="658.037846558575" calcext:value-type="float">
            <text:p>658.0</text:p>
          </table:table-cell>
          <table:table-cell office:value-type="float" office:value="627.337030604056" calcext:value-type="float">
            <text:p>627.3</text:p>
          </table:table-cell>
          <table:table-cell office:value-type="float" office:value="644.398535622612" calcext:value-type="float">
            <text:p>644.4</text:p>
          </table:table-cell>
          <table:table-cell office:value-type="float" office:value="624.275698088336" calcext:value-type="float">
            <text:p>624.3</text:p>
          </table:table-cell>
          <table:table-cell office:value-type="float" office:value="600.33252331722" calcext:value-type="float">
            <text:p>600.3</text:p>
          </table:table-cell>
          <table:table-cell office:value-type="float" office:value="527.274898104216" calcext:value-type="float">
            <text:p>527.3</text:p>
          </table:table-cell>
          <table:table-cell office:value-type="float" office:value="523.82705873772" calcext:value-type="float">
            <text:p>523.8</text:p>
          </table:table-cell>
          <table:table-cell office:value-type="float" office:value="526.918058519988" calcext:value-type="float">
            <text:p>526.9</text:p>
          </table:table-cell>
          <table:table-cell office:value-type="float" office:value="556.078840466413" calcext:value-type="float">
            <text:p>556.1</text:p>
          </table:table-cell>
          <table:table-cell office:value-type="float" office:value="574.704972662954" calcext:value-type="float">
            <text:p>574.7</text:p>
          </table:table-cell>
          <table:table-cell office:value-type="float" office:value="563.301448954378" calcext:value-type="float">
            <text:p>563.3</text:p>
          </table:table-cell>
          <table:table-cell office:value-type="float" office:value="567.225553526531" calcext:value-type="float">
            <text:p>567.2</text:p>
          </table:table-cell>
          <table:table-cell office:value-type="float" office:value="591.120449243971" calcext:value-type="float">
            <text:p>591.1</text:p>
          </table:table-cell>
          <table:table-cell office:value-type="float" office:value="565.505436966386" calcext:value-type="float">
            <text:p>565.5</text:p>
          </table:table-cell>
          <table:table-cell office:value-type="float" office:value="491.731085667491" calcext:value-type="float">
            <text:p>491.7</text:p>
          </table:table-cell>
          <table:table-cell office:value-type="float" office:value="501.168714020006" calcext:value-type="float">
            <text:p>501.2</text:p>
          </table:table-cell>
          <table:table-cell office:value-type="float" office:value="453.771504764788" calcext:value-type="float">
            <text:p>453.8</text:p>
          </table:table-cell>
          <table:table-cell office:value-type="float" office:value="438.847520869505" calcext:value-type="float">
            <text:p>438.8</text:p>
          </table:table-cell>
          <table:table-cell office:value-type="float" office:value="450.437586701312" calcext:value-type="float">
            <text:p>450.4</text:p>
          </table:table-cell>
          <table:table-cell office:value-type="float" office:value="471.940811670955" calcext:value-type="float">
            <text:p>471.9</text:p>
          </table:table-cell>
          <table:table-cell office:value-type="float" office:value="529.787418520822" calcext:value-type="float">
            <text:p>529.8</text:p>
          </table:table-cell>
          <table:table-cell office:value-type="float" office:value="553.243059203897" calcext:value-type="float">
            <text:p>553.2</text:p>
          </table:table-cell>
          <table:table-cell office:value-type="float" office:value="532.966228679851" calcext:value-type="float">
            <text:p>533.0</text:p>
          </table:table-cell>
          <table:table-cell office:value-type="float" office:value="579.711365733939" calcext:value-type="float">
            <text:p>579.7</text:p>
          </table:table-cell>
          <table:table-cell office:value-type="float" office:value="600.828218440229" calcext:value-type="float">
            <text:p>600.8</text:p>
          </table:table-cell>
          <table:table-cell office:value-type="float" office:value="660.174443324361" calcext:value-type="float">
            <text:p>660.2</text:p>
          </table:table-cell>
          <table:table-cell office:value-type="float" office:value="680.226476544969" calcext:value-type="float">
            <text:p>680.2</text:p>
          </table:table-cell>
          <table:table-cell office:value-type="float" office:value="690.623458457046" calcext:value-type="float">
            <text:p>690.6</text:p>
          </table:table-cell>
          <table:table-cell office:value-type="float" office:value="693.730478704864" calcext:value-type="float">
            <text:p>693.7</text:p>
          </table:table-cell>
          <table:table-cell office:value-type="float" office:value="690.215153564739" calcext:value-type="float">
            <text:p>690.2</text:p>
          </table:table-cell>
          <table:table-cell office:value-type="float" office:value="689.781728065785" calcext:value-type="float">
            <text:p>689.8</text:p>
          </table:table-cell>
          <table:table-cell office:value-type="float" office:value="684.717570315679" calcext:value-type="float">
            <text:p>684.7</text:p>
          </table:table-cell>
          <table:table-cell office:value-type="float" office:value="665.453045533842" calcext:value-type="float">
            <text:p>665.5</text:p>
          </table:table-cell>
          <table:table-cell office:value-type="float" office:value="651.001028528106" calcext:value-type="float">
            <text:p>651.0</text:p>
          </table:table-cell>
          <table:table-cell office:value-type="float" office:value="632.46007218695" calcext:value-type="float">
            <text:p>632.5</text:p>
          </table:table-cell>
          <table:table-cell office:value-type="float" office:value="627.41945106016" calcext:value-type="float">
            <text:p>627.4</text:p>
          </table:table-cell>
          <table:table-cell office:value-type="float" office:value="619.802298541486" calcext:value-type="float">
            <text:p>619.8</text:p>
          </table:table-cell>
          <table:table-cell office:value-type="float" office:value="597.960294779544" calcext:value-type="float">
            <text:p>598.0</text:p>
          </table:table-cell>
          <table:table-cell office:value-type="float" office:value="600.619208821313" calcext:value-type="float">
            <text:p>600.6</text:p>
          </table:table-cell>
          <table:table-cell office:value-type="float" office:value="587.895454693122" calcext:value-type="float">
            <text:p>587.9</text:p>
          </table:table-cell>
          <table:table-cell office:value-type="float" office:value="574.110701666743" calcext:value-type="float">
            <text:p>574.1</text:p>
          </table:table-cell>
          <table:table-cell office:value-type="float" office:value="552.178365804804" calcext:value-type="float">
            <text:p>552.2</text:p>
          </table:table-cell>
          <table:table-cell office:value-type="float" office:value="528.393613807833" calcext:value-type="float">
            <text:p>528.4</text:p>
          </table:table-cell>
          <table:table-cell office:value-type="float" office:value="540.823011193747" calcext:value-type="float">
            <text:p>540.8</text:p>
          </table:table-cell>
          <table:table-cell office:value-type="float" office:value="525.476993242651" calcext:value-type="float">
            <text:p>525.5</text:p>
          </table:table-cell>
          <table:table-cell office:value-type="float" office:value="482.060327381834" calcext:value-type="float">
            <text:p>482.1</text:p>
          </table:table-cell>
          <table:table-cell office:value-type="float" office:value="443.238284203537" calcext:value-type="float">
            <text:p>443.2</text:p>
          </table:table-cell>
          <table:table-cell office:value-type="float" office:value="433.75857936499" calcext:value-type="float">
            <text:p>433.8</text:p>
          </table:table-cell>
          <table:table-cell office:value-type="float" office:value="393.19905716041" calcext:value-type="float">
            <text:p>393.2</text:p>
          </table:table-cell>
          <table:table-cell office:value-type="float" office:value="364.008457116808" calcext:value-type="float">
            <text:p>364.0</text:p>
          </table:table-cell>
          <table:table-cell office:value-type="float" office:value="330.173048808976" calcext:value-type="float">
            <text:p>330.2</text:p>
          </table:table-cell>
          <table:table-cell office:value-type="float" office:value="263.72955702816" calcext:value-type="float">
            <text:p>263.7</text:p>
          </table:table-cell>
          <table:table-cell office:value-type="float" office:value="212.238899475404" calcext:value-type="float">
            <text:p>212.2</text:p>
          </table:table-cell>
          <table:table-cell office:value-type="float" office:value="180.898763773365" calcext:value-type="float">
            <text:p>180.9</text:p>
          </table:table-cell>
          <table:table-cell office:value-type="float" office:value="155.546109759766" calcext:value-type="float">
            <text:p>155.5</text:p>
          </table:table-cell>
          <table:table-cell office:value-type="float" office:value="145.729954852792" calcext:value-type="float">
            <text:p>145.7</text:p>
          </table:table-cell>
          <table:table-cell office:value-type="float" office:value="129.226749001747" calcext:value-type="float">
            <text:p>129.2</text:p>
          </table:table-cell>
          <table:table-cell office:value-type="float" office:value="127.512376197656" calcext:value-type="float">
            <text:p>127.5</text:p>
          </table:table-cell>
          <table:table-cell office:value-type="float" office:value="148.086686349554" calcext:value-type="float">
            <text:p>148.1</text:p>
          </table:table-cell>
          <table:table-cell office:value-type="float" office:value="171.631117242008" calcext:value-type="float">
            <text:p>171.6</text:p>
          </table:table-cell>
          <table:table-cell office:value-type="float" office:value="154.252617706831" calcext:value-type="float">
            <text:p>154.3</text:p>
          </table:table-cell>
          <table:table-cell office:value-type="float" office:value="122.527779827584" calcext:value-type="float">
            <text:p>122.5</text:p>
          </table:table-cell>
          <table:table-cell office:value-type="float" office:value="110.76118821092" calcext:value-type="float">
            <text:p>110.8</text:p>
          </table:table-cell>
          <table:table-cell office:value-type="float" office:value="139.526954300089" calcext:value-type="float">
            <text:p>139.5</text:p>
          </table:table-cell>
          <table:table-cell office:value-type="float" office:value="128.254451270101" calcext:value-type="float">
            <text:p>128.3</text:p>
          </table:table-cell>
          <table:table-cell office:value-type="float" office:value="112.569389043767" calcext:value-type="float">
            <text:p>112.6</text:p>
          </table:table-cell>
          <table:table-cell table:style-name="ce14" office:value-type="float" office:value="150.465386383396" calcext:value-type="float">
            <text:p>150.5</text:p>
          </table:table-cell>
          <table:table-cell table:number-columns-repeated="951"/>
        </table:table-row>
        <table:table-row table:style-name="ro1">
          <table:table-cell table:style-name="ce3" table:formula="of:=[.A26]+1" office:value-type="date" office:date-value="2016-03-26" calcext:value-type="date">
            <text:p>Mar 26, 16</text:p>
          </table:table-cell>
          <table:table-cell table:style-name="ce7" office:value-type="float" office:value="646.931655993819" calcext:value-type="float">
            <text:p>646.9</text:p>
          </table:table-cell>
          <table:table-cell office:value-type="float" office:value="654.317622382926" calcext:value-type="float">
            <text:p>654.3</text:p>
          </table:table-cell>
          <table:table-cell office:value-type="float" office:value="664.351000872482" calcext:value-type="float">
            <text:p>664.4</text:p>
          </table:table-cell>
          <table:table-cell office:value-type="float" office:value="658.452336033932" calcext:value-type="float">
            <text:p>658.5</text:p>
          </table:table-cell>
          <table:table-cell office:value-type="float" office:value="670.466763349084" calcext:value-type="float">
            <text:p>670.5</text:p>
          </table:table-cell>
          <table:table-cell office:value-type="float" office:value="680.960519235212" calcext:value-type="float">
            <text:p>681.0</text:p>
          </table:table-cell>
          <table:table-cell office:value-type="float" office:value="688.438045838981" calcext:value-type="float">
            <text:p>688.4</text:p>
          </table:table-cell>
          <table:table-cell office:value-type="float" office:value="697.172747977554" calcext:value-type="float">
            <text:p>697.2</text:p>
          </table:table-cell>
          <table:table-cell office:value-type="float" office:value="656.893351395835" calcext:value-type="float">
            <text:p>656.9</text:p>
          </table:table-cell>
          <table:table-cell office:value-type="float" office:value="642.345848605719" calcext:value-type="float">
            <text:p>642.3</text:p>
          </table:table-cell>
          <table:table-cell office:value-type="float" office:value="636.155734979859" calcext:value-type="float">
            <text:p>636.2</text:p>
          </table:table-cell>
          <table:table-cell office:value-type="float" office:value="622.314613831702" calcext:value-type="float">
            <text:p>622.3</text:p>
          </table:table-cell>
          <table:table-cell office:value-type="float" office:value="621.079954383683" calcext:value-type="float">
            <text:p>621.1</text:p>
          </table:table-cell>
          <table:table-cell office:value-type="float" office:value="619.818593140703" calcext:value-type="float">
            <text:p>619.8</text:p>
          </table:table-cell>
          <table:table-cell office:value-type="float" office:value="598.752751366739" calcext:value-type="float">
            <text:p>598.8</text:p>
          </table:table-cell>
          <table:table-cell office:value-type="float" office:value="562.973971369428" calcext:value-type="float">
            <text:p>563.0</text:p>
          </table:table-cell>
          <table:table-cell office:value-type="float" office:value="535.810866974454" calcext:value-type="float">
            <text:p>535.8</text:p>
          </table:table-cell>
          <table:table-cell office:value-type="float" office:value="500.141563352594" calcext:value-type="float">
            <text:p>500.1</text:p>
          </table:table-cell>
          <table:table-cell office:value-type="float" office:value="437.271760879234" calcext:value-type="float">
            <text:p>437.3</text:p>
          </table:table-cell>
          <table:table-cell office:value-type="float" office:value="329.368825764765" calcext:value-type="float">
            <text:p>329.4</text:p>
          </table:table-cell>
          <table:table-cell office:value-type="float" office:value="235.682771874119" calcext:value-type="float">
            <text:p>235.7</text:p>
          </table:table-cell>
          <table:table-cell office:value-type="float" office:value="175.083255731175" calcext:value-type="float">
            <text:p>175.1</text:p>
          </table:table-cell>
          <table:table-cell office:value-type="float" office:value="138.851676385658" calcext:value-type="float">
            <text:p>138.9</text:p>
          </table:table-cell>
          <table:table-cell office:value-type="float" office:value="120.828694028025" calcext:value-type="float">
            <text:p>120.8</text:p>
          </table:table-cell>
          <table:table-cell office:value-type="float" office:value="111.723966047155" calcext:value-type="float">
            <text:p>111.7</text:p>
          </table:table-cell>
          <table:table-cell office:value-type="float" office:value="111.198503779297" calcext:value-type="float">
            <text:p>111.2</text:p>
          </table:table-cell>
          <table:table-cell office:value-type="float" office:value="111.545173757439" calcext:value-type="float">
            <text:p>111.5</text:p>
          </table:table-cell>
          <table:table-cell office:value-type="float" office:value="139.878442704088" calcext:value-type="float">
            <text:p>139.9</text:p>
          </table:table-cell>
          <table:table-cell office:value-type="float" office:value="146.684493875915" calcext:value-type="float">
            <text:p>146.7</text:p>
          </table:table-cell>
          <table:table-cell office:value-type="float" office:value="151.041718185355" calcext:value-type="float">
            <text:p>151.0</text:p>
          </table:table-cell>
          <table:table-cell office:value-type="float" office:value="134.433328998948" calcext:value-type="float">
            <text:p>134.4</text:p>
          </table:table-cell>
          <table:table-cell office:value-type="float" office:value="114.614916430346" calcext:value-type="float">
            <text:p>114.6</text:p>
          </table:table-cell>
          <table:table-cell office:value-type="float" office:value="88.1631515314132" calcext:value-type="float">
            <text:p>88.2</text:p>
          </table:table-cell>
          <table:table-cell office:value-type="float" office:value="73.6640396825097" calcext:value-type="float">
            <text:p>73.7</text:p>
          </table:table-cell>
          <table:table-cell office:value-type="float" office:value="66.4701561831168" calcext:value-type="float">
            <text:p>66.5</text:p>
          </table:table-cell>
          <table:table-cell office:value-type="float" office:value="54.1281041284768" calcext:value-type="float">
            <text:p>54.1</text:p>
          </table:table-cell>
          <table:table-cell office:value-type="float" office:value="47.5735885984584" calcext:value-type="float">
            <text:p>47.6</text:p>
          </table:table-cell>
          <table:table-cell office:value-type="float" office:value="59.382361450357" calcext:value-type="float">
            <text:p>59.4</text:p>
          </table:table-cell>
          <table:table-cell office:value-type="float" office:value="68.8613272276327" calcext:value-type="float">
            <text:p>68.9</text:p>
          </table:table-cell>
          <table:table-cell office:value-type="float" office:value="63.3499429257039" calcext:value-type="float">
            <text:p>63.3</text:p>
          </table:table-cell>
          <table:table-cell office:value-type="float" office:value="70.8634390383735" calcext:value-type="float">
            <text:p>70.9</text:p>
          </table:table-cell>
          <table:table-cell office:value-type="float" office:value="69.7580611954203" calcext:value-type="float">
            <text:p>69.8</text:p>
          </table:table-cell>
          <table:table-cell office:value-type="float" office:value="63.4224435947871" calcext:value-type="float">
            <text:p>63.4</text:p>
          </table:table-cell>
          <table:table-cell office:value-type="float" office:value="62.6268824065827" calcext:value-type="float">
            <text:p>62.6</text:p>
          </table:table-cell>
          <table:table-cell office:value-type="float" office:value="57.5301145636658" calcext:value-type="float">
            <text:p>57.5</text:p>
          </table:table-cell>
          <table:table-cell office:value-type="float" office:value="37.7818189901387" calcext:value-type="float">
            <text:p>37.8</text:p>
          </table:table-cell>
          <table:table-cell office:value-type="float" office:value="56.2644235245076" calcext:value-type="float">
            <text:p>56.3</text:p>
          </table:table-cell>
          <table:table-cell office:value-type="float" office:value="72.8651207415546" calcext:value-type="float">
            <text:p>72.9</text:p>
          </table:table-cell>
          <table:table-cell office:value-type="float" office:value="104.029940889061" calcext:value-type="float">
            <text:p>104.0</text:p>
          </table:table-cell>
          <table:table-cell office:value-type="float" office:value="154.703623695082" calcext:value-type="float">
            <text:p>154.7</text:p>
          </table:table-cell>
          <table:table-cell office:value-type="float" office:value="165.558528709207" calcext:value-type="float">
            <text:p>165.6</text:p>
          </table:table-cell>
          <table:table-cell office:value-type="float" office:value="162.363920285895" calcext:value-type="float">
            <text:p>162.4</text:p>
          </table:table-cell>
          <table:table-cell office:value-type="float" office:value="131.235112837776" calcext:value-type="float">
            <text:p>131.2</text:p>
          </table:table-cell>
          <table:table-cell office:value-type="float" office:value="169.83148352454" calcext:value-type="float">
            <text:p>169.8</text:p>
          </table:table-cell>
          <table:table-cell office:value-type="float" office:value="142.368804140671" calcext:value-type="float">
            <text:p>142.4</text:p>
          </table:table-cell>
          <table:table-cell office:value-type="float" office:value="131.934262858875" calcext:value-type="float">
            <text:p>131.9</text:p>
          </table:table-cell>
          <table:table-cell office:value-type="float" office:value="112.197875460069" calcext:value-type="float">
            <text:p>112.2</text:p>
          </table:table-cell>
          <table:table-cell office:value-type="float" office:value="114.503247236595" calcext:value-type="float">
            <text:p>114.5</text:p>
          </table:table-cell>
          <table:table-cell office:value-type="float" office:value="125.387938782849" calcext:value-type="float">
            <text:p>125.4</text:p>
          </table:table-cell>
          <table:table-cell office:value-type="float" office:value="121.389962325506" calcext:value-type="float">
            <text:p>121.4</text:p>
          </table:table-cell>
          <table:table-cell office:value-type="float" office:value="115.458809451885" calcext:value-type="float">
            <text:p>115.5</text:p>
          </table:table-cell>
          <table:table-cell office:value-type="float" office:value="104.341548899595" calcext:value-type="float">
            <text:p>104.3</text:p>
          </table:table-cell>
          <table:table-cell office:value-type="float" office:value="99.7130977558725" calcext:value-type="float">
            <text:p>99.7</text:p>
          </table:table-cell>
          <table:table-cell office:value-type="float" office:value="92.0478860773939" calcext:value-type="float">
            <text:p>92.0</text:p>
          </table:table-cell>
          <table:table-cell office:value-type="float" office:value="77.4886491700133" calcext:value-type="float">
            <text:p>77.5</text:p>
          </table:table-cell>
          <table:table-cell office:value-type="float" office:value="70.5030673372193" calcext:value-type="float">
            <text:p>70.5</text:p>
          </table:table-cell>
          <table:table-cell office:value-type="float" office:value="62.3713590900456" calcext:value-type="float">
            <text:p>62.4</text:p>
          </table:table-cell>
          <table:table-cell office:value-type="float" office:value="51.4560173170968" calcext:value-type="float">
            <text:p>51.5</text:p>
          </table:table-cell>
          <table:table-cell office:value-type="float" office:value="45.623746844079" calcext:value-type="float">
            <text:p>45.6</text:p>
          </table:table-cell>
          <table:table-cell office:value-type="float" office:value="45.6946193032042" calcext:value-type="float">
            <text:p>45.7</text:p>
          </table:table-cell>
          <table:table-cell office:value-type="float" office:value="32.952430324217" calcext:value-type="float">
            <text:p>33.0</text:p>
          </table:table-cell>
          <table:table-cell table:style-name="ce14" office:value-type="float" office:value="35.5742461190794" calcext:value-type="float">
            <text:p>35.6</text:p>
          </table:table-cell>
          <table:table-cell table:number-columns-repeated="951"/>
        </table:table-row>
        <table:table-row table:style-name="ro1">
          <table:table-cell table:style-name="ce3" table:formula="of:=[.A27]+1" office:value-type="date" office:date-value="2016-03-27" calcext:value-type="date">
            <text:p>Mar 27, 16</text:p>
          </table:table-cell>
          <table:table-cell table:style-name="ce7" office:value-type="float" office:value="478.222124981164" calcext:value-type="float">
            <text:p>478.2</text:p>
          </table:table-cell>
          <table:table-cell office:value-type="float" office:value="474.472614320605" calcext:value-type="float">
            <text:p>474.5</text:p>
          </table:table-cell>
          <table:table-cell office:value-type="float" office:value="472.128112887262" calcext:value-type="float">
            <text:p>472.1</text:p>
          </table:table-cell>
          <table:table-cell office:value-type="float" office:value="468.296368248514" calcext:value-type="float">
            <text:p>468.3</text:p>
          </table:table-cell>
          <table:table-cell office:value-type="float" office:value="457.752093641346" calcext:value-type="float">
            <text:p>457.8</text:p>
          </table:table-cell>
          <table:table-cell office:value-type="float" office:value="415.312783082813" calcext:value-type="float">
            <text:p>415.3</text:p>
          </table:table-cell>
          <table:table-cell office:value-type="float" office:value="349.204573832785" calcext:value-type="float">
            <text:p>349.2</text:p>
          </table:table-cell>
          <table:table-cell office:value-type="float" office:value="323.496068201167" calcext:value-type="float">
            <text:p>323.5</text:p>
          </table:table-cell>
          <table:table-cell office:value-type="float" office:value="260.87128957817" calcext:value-type="float">
            <text:p>260.9</text:p>
          </table:table-cell>
          <table:table-cell office:value-type="float" office:value="203.135309140533" calcext:value-type="float">
            <text:p>203.1</text:p>
          </table:table-cell>
          <table:table-cell office:value-type="float" office:value="191.474965930809" calcext:value-type="float">
            <text:p>191.5</text:p>
          </table:table-cell>
          <table:table-cell office:value-type="float" office:value="179.418549746362" calcext:value-type="float">
            <text:p>179.4</text:p>
          </table:table-cell>
          <table:table-cell office:value-type="float" office:value="175.658963523375" calcext:value-type="float">
            <text:p>175.7</text:p>
          </table:table-cell>
          <table:table-cell office:value-type="float" office:value="174.771782532187" calcext:value-type="float">
            <text:p>174.8</text:p>
          </table:table-cell>
          <table:table-cell office:value-type="float" office:value="194.634121900162" calcext:value-type="float">
            <text:p>194.6</text:p>
          </table:table-cell>
          <table:table-cell office:value-type="float" office:value="225.437417692172" calcext:value-type="float">
            <text:p>225.4</text:p>
          </table:table-cell>
          <table:table-cell office:value-type="float" office:value="271.937951271102" calcext:value-type="float">
            <text:p>271.9</text:p>
          </table:table-cell>
          <table:table-cell office:value-type="float" office:value="228.766094286926" calcext:value-type="float">
            <text:p>228.8</text:p>
          </table:table-cell>
          <table:table-cell office:value-type="float" office:value="239.016464157309" calcext:value-type="float">
            <text:p>239.0</text:p>
          </table:table-cell>
          <table:table-cell office:value-type="float" office:value="186.408706911219" calcext:value-type="float">
            <text:p>186.4</text:p>
          </table:table-cell>
          <table:table-cell office:value-type="float" office:value="196.217223727572" calcext:value-type="float">
            <text:p>196.2</text:p>
          </table:table-cell>
          <table:table-cell office:value-type="float" office:value="197.884489619261" calcext:value-type="float">
            <text:p>197.9</text:p>
          </table:table-cell>
          <table:table-cell office:value-type="float" office:value="212.417628166735" calcext:value-type="float">
            <text:p>212.4</text:p>
          </table:table-cell>
          <table:table-cell office:value-type="float" office:value="224.292172571342" calcext:value-type="float">
            <text:p>224.3</text:p>
          </table:table-cell>
          <table:table-cell office:value-type="float" office:value="253.876502465417" calcext:value-type="float">
            <text:p>253.9</text:p>
          </table:table-cell>
          <table:table-cell office:value-type="float" office:value="283.711977898374" calcext:value-type="float">
            <text:p>283.7</text:p>
          </table:table-cell>
          <table:table-cell office:value-type="float" office:value="260.243585749532" calcext:value-type="float">
            <text:p>260.2</text:p>
          </table:table-cell>
          <table:table-cell office:value-type="float" office:value="189.152088463294" calcext:value-type="float">
            <text:p>189.2</text:p>
          </table:table-cell>
          <table:table-cell office:value-type="float" office:value="189.977770066148" calcext:value-type="float">
            <text:p>190.0</text:p>
          </table:table-cell>
          <table:table-cell office:value-type="float" office:value="181.720600814538" calcext:value-type="float">
            <text:p>181.7</text:p>
          </table:table-cell>
          <table:table-cell office:value-type="float" office:value="144.439588686712" calcext:value-type="float">
            <text:p>144.4</text:p>
          </table:table-cell>
          <table:table-cell office:value-type="float" office:value="143.623924361167" calcext:value-type="float">
            <text:p>143.6</text:p>
          </table:table-cell>
          <table:table-cell office:value-type="float" office:value="137.211219607424" calcext:value-type="float">
            <text:p>137.2</text:p>
          </table:table-cell>
          <table:table-cell office:value-type="float" office:value="118.445441986398" calcext:value-type="float">
            <text:p>118.4</text:p>
          </table:table-cell>
          <table:table-cell office:value-type="float" office:value="116.353958897679" calcext:value-type="float">
            <text:p>116.4</text:p>
          </table:table-cell>
          <table:table-cell office:value-type="float" office:value="115.106688293006" calcext:value-type="float">
            <text:p>115.1</text:p>
          </table:table-cell>
          <table:table-cell office:value-type="float" office:value="109.581647005901" calcext:value-type="float">
            <text:p>109.6</text:p>
          </table:table-cell>
          <table:table-cell office:value-type="float" office:value="88.2802469778889" calcext:value-type="float">
            <text:p>88.3</text:p>
          </table:table-cell>
          <table:table-cell office:value-type="float" office:value="85.5815069195877" calcext:value-type="float">
            <text:p>85.6</text:p>
          </table:table-cell>
          <table:table-cell office:value-type="float" office:value="82.7032513926928" calcext:value-type="float">
            <text:p>82.7</text:p>
          </table:table-cell>
          <table:table-cell office:value-type="float" office:value="89.4885955280881" calcext:value-type="float">
            <text:p>89.5</text:p>
          </table:table-cell>
          <table:table-cell office:value-type="float" office:value="89.6840923379998" calcext:value-type="float">
            <text:p>89.7</text:p>
          </table:table-cell>
          <table:table-cell office:value-type="float" office:value="95.9456566519909" calcext:value-type="float">
            <text:p>95.9</text:p>
          </table:table-cell>
          <table:table-cell office:value-type="float" office:value="71.0088931120106" calcext:value-type="float">
            <text:p>71.0</text:p>
          </table:table-cell>
          <table:table-cell office:value-type="float" office:value="42.2773285651868" calcext:value-type="float">
            <text:p>42.3</text:p>
          </table:table-cell>
          <table:table-cell office:value-type="float" office:value="46.7795306019836" calcext:value-type="float">
            <text:p>46.8</text:p>
          </table:table-cell>
          <table:table-cell office:value-type="float" office:value="41.8183578745861" calcext:value-type="float">
            <text:p>41.8</text:p>
          </table:table-cell>
          <table:table-cell office:value-type="float" office:value="47.1973321705016" calcext:value-type="float">
            <text:p>47.2</text:p>
          </table:table-cell>
          <table:table-cell office:value-type="float" office:value="45.3056434197591" calcext:value-type="float">
            <text:p>45.3</text:p>
          </table:table-cell>
          <table:table-cell office:value-type="float" office:value="38.8069584861876" calcext:value-type="float">
            <text:p>38.8</text:p>
          </table:table-cell>
          <table:table-cell office:value-type="float" office:value="36.0094129449828" calcext:value-type="float">
            <text:p>36.0</text:p>
          </table:table-cell>
          <table:table-cell office:value-type="float" office:value="35.711850558309" calcext:value-type="float">
            <text:p>35.7</text:p>
          </table:table-cell>
          <table:table-cell office:value-type="float" office:value="30.5032167348843" calcext:value-type="float">
            <text:p>30.5</text:p>
          </table:table-cell>
          <table:table-cell office:value-type="float" office:value="44.1365587128916" calcext:value-type="float">
            <text:p>44.1</text:p>
          </table:table-cell>
          <table:table-cell office:value-type="float" office:value="46.0814784899605" calcext:value-type="float">
            <text:p>46.1</text:p>
          </table:table-cell>
          <table:table-cell office:value-type="float" office:value="50.0026971667005" calcext:value-type="float">
            <text:p>50.0</text:p>
          </table:table-cell>
          <table:table-cell office:value-type="float" office:value="50.8119634196418" calcext:value-type="float">
            <text:p>50.8</text:p>
          </table:table-cell>
          <table:table-cell office:value-type="float" office:value="51.7181720531075" calcext:value-type="float">
            <text:p>51.7</text:p>
          </table:table-cell>
          <table:table-cell office:value-type="float" office:value="47.1433964679918" calcext:value-type="float">
            <text:p>47.1</text:p>
          </table:table-cell>
          <table:table-cell office:value-type="float" office:value="42.4466462781117" calcext:value-type="float">
            <text:p>42.4</text:p>
          </table:table-cell>
          <table:table-cell office:value-type="float" office:value="34.8288421990609" calcext:value-type="float">
            <text:p>34.8</text:p>
          </table:table-cell>
          <table:table-cell office:value-type="float" office:value="32.0022039186954" calcext:value-type="float">
            <text:p>32.0</text:p>
          </table:table-cell>
          <table:table-cell office:value-type="float" office:value="27.1475474448859" calcext:value-type="float">
            <text:p>27.1</text:p>
          </table:table-cell>
          <table:table-cell office:value-type="float" office:value="27.5253023616068" calcext:value-type="float">
            <text:p>27.5</text:p>
          </table:table-cell>
          <table:table-cell office:value-type="float" office:value="31.2510584695267" calcext:value-type="float">
            <text:p>31.3</text:p>
          </table:table-cell>
          <table:table-cell office:value-type="float" office:value="30.3134611340763" calcext:value-type="float">
            <text:p>30.3</text:p>
          </table:table-cell>
          <table:table-cell office:value-type="float" office:value="40.0586478079478" calcext:value-type="float">
            <text:p>40.1</text:p>
          </table:table-cell>
          <table:table-cell office:value-type="float" office:value="19.9795510769843" calcext:value-type="float">
            <text:p>20.0</text:p>
          </table:table-cell>
          <table:table-cell office:value-type="float" office:value="3.6031921563914" calcext:value-type="float">
            <text:p>3.6</text:p>
          </table:table-cell>
          <table:table-cell office:value-type="float" office:value="0.820792461721479" calcext:value-type="float">
            <text:p>0.8</text:p>
          </table:table-cell>
          <table:table-cell office:value-type="float" office:value="2.75124011650499" calcext:value-type="float">
            <text:p>2.8</text:p>
          </table:table-cell>
          <table:table-cell table:style-name="ce14" office:value-type="float" office:value="13.3282960882763" calcext:value-type="float">
            <text:p>13.3</text:p>
          </table:table-cell>
          <table:table-cell table:number-columns-repeated="951"/>
        </table:table-row>
        <table:table-row table:style-name="ro1">
          <table:table-cell table:style-name="ce3" table:formula="of:=[.A28]+1" office:value-type="date" office:date-value="2016-03-28" calcext:value-type="date">
            <text:p>Mar 28, 16</text:p>
          </table:table-cell>
          <table:table-cell table:style-name="ce7" office:value-type="float" office:value="402.681316641425" calcext:value-type="float">
            <text:p>402.7</text:p>
          </table:table-cell>
          <table:table-cell office:value-type="float" office:value="394.298942231231" calcext:value-type="float">
            <text:p>394.3</text:p>
          </table:table-cell>
          <table:table-cell office:value-type="float" office:value="350.375419951562" calcext:value-type="float">
            <text:p>350.4</text:p>
          </table:table-cell>
          <table:table-cell office:value-type="float" office:value="338.760964180168" calcext:value-type="float">
            <text:p>338.8</text:p>
          </table:table-cell>
          <table:table-cell office:value-type="float" office:value="271.382667227576" calcext:value-type="float">
            <text:p>271.4</text:p>
          </table:table-cell>
          <table:table-cell office:value-type="float" office:value="234.945397321385" calcext:value-type="float">
            <text:p>234.9</text:p>
          </table:table-cell>
          <table:table-cell office:value-type="float" office:value="179.997517282847" calcext:value-type="float">
            <text:p>180.0</text:p>
          </table:table-cell>
          <table:table-cell office:value-type="float" office:value="172.879479962584" calcext:value-type="float">
            <text:p>172.9</text:p>
          </table:table-cell>
          <table:table-cell office:value-type="float" office:value="144.732046552099" calcext:value-type="float">
            <text:p>144.7</text:p>
          </table:table-cell>
          <table:table-cell office:value-type="float" office:value="120.44935743841" calcext:value-type="float">
            <text:p>120.4</text:p>
          </table:table-cell>
          <table:table-cell office:value-type="float" office:value="107.66548779687" calcext:value-type="float">
            <text:p>107.7</text:p>
          </table:table-cell>
          <table:table-cell office:value-type="float" office:value="86.2695135328507" calcext:value-type="float">
            <text:p>86.3</text:p>
          </table:table-cell>
          <table:table-cell office:value-type="float" office:value="79.9524640692891" calcext:value-type="float">
            <text:p>80.0</text:p>
          </table:table-cell>
          <table:table-cell office:value-type="float" office:value="62.0159081366483" calcext:value-type="float">
            <text:p>62.0</text:p>
          </table:table-cell>
          <table:table-cell office:value-type="float" office:value="57.4726238359832" calcext:value-type="float">
            <text:p>57.5</text:p>
          </table:table-cell>
          <table:table-cell office:value-type="float" office:value="56.2582503747677" calcext:value-type="float">
            <text:p>56.3</text:p>
          </table:table-cell>
          <table:table-cell office:value-type="float" office:value="59.0652025519879" calcext:value-type="float">
            <text:p>59.1</text:p>
          </table:table-cell>
          <table:table-cell office:value-type="float" office:value="84.5991276536548" calcext:value-type="float">
            <text:p>84.6</text:p>
          </table:table-cell>
          <table:table-cell office:value-type="float" office:value="78.2381470428477" calcext:value-type="float">
            <text:p>78.2</text:p>
          </table:table-cell>
          <table:table-cell office:value-type="float" office:value="35.3577009542566" calcext:value-type="float">
            <text:p>35.4</text:p>
          </table:table-cell>
          <table:table-cell office:value-type="float" office:value="25.704644892417" calcext:value-type="float">
            <text:p>25.7</text:p>
          </table:table-cell>
          <table:table-cell office:value-type="float" office:value="33.1683923960014" calcext:value-type="float">
            <text:p>33.2</text:p>
          </table:table-cell>
          <table:table-cell office:value-type="float" office:value="44.574844471495" calcext:value-type="float">
            <text:p>44.6</text:p>
          </table:table-cell>
          <table:table-cell office:value-type="float" office:value="57.1411048656477" calcext:value-type="float">
            <text:p>57.1</text:p>
          </table:table-cell>
          <table:table-cell office:value-type="float" office:value="59.4519057040329" calcext:value-type="float">
            <text:p>59.5</text:p>
          </table:table-cell>
          <table:table-cell office:value-type="float" office:value="50.5182104280865" calcext:value-type="float">
            <text:p>50.5</text:p>
          </table:table-cell>
          <table:table-cell office:value-type="float" office:value="30.7134415903606" calcext:value-type="float">
            <text:p>30.7</text:p>
          </table:table-cell>
          <table:table-cell office:value-type="float" office:value="28.4051478470802" calcext:value-type="float">
            <text:p>28.4</text:p>
          </table:table-cell>
          <table:table-cell office:value-type="float" office:value="15.8091811251695" calcext:value-type="float">
            <text:p>15.8</text:p>
          </table:table-cell>
          <table:table-cell office:value-type="float" office:value="29.180380977753" calcext:value-type="float">
            <text:p>29.2</text:p>
          </table:table-cell>
          <table:table-cell office:value-type="float" office:value="52.6188539680919" calcext:value-type="float">
            <text:p>52.6</text:p>
          </table:table-cell>
          <table:table-cell office:value-type="float" office:value="57.8611444543053" calcext:value-type="float">
            <text:p>57.9</text:p>
          </table:table-cell>
          <table:table-cell office:value-type="float" office:value="69.4327068111347" calcext:value-type="float">
            <text:p>69.4</text:p>
          </table:table-cell>
          <table:table-cell office:value-type="float" office:value="87.4077406199205" calcext:value-type="float">
            <text:p>87.4</text:p>
          </table:table-cell>
          <table:table-cell office:value-type="float" office:value="79.4859080446248" calcext:value-type="float">
            <text:p>79.5</text:p>
          </table:table-cell>
          <table:table-cell office:value-type="float" office:value="59.8373025360235" calcext:value-type="float">
            <text:p>59.8</text:p>
          </table:table-cell>
          <table:table-cell office:value-type="float" office:value="43.4299900340962" calcext:value-type="float">
            <text:p>43.4</text:p>
          </table:table-cell>
          <table:table-cell office:value-type="float" office:value="28.6237396127723" calcext:value-type="float">
            <text:p>28.6</text:p>
          </table:table-cell>
          <table:table-cell office:value-type="float" office:value="39.1199077162904" calcext:value-type="float">
            <text:p>39.1</text:p>
          </table:table-cell>
          <table:table-cell office:value-type="float" office:value="35.1135722000811" calcext:value-type="float">
            <text:p>35.1</text:p>
          </table:table-cell>
          <table:table-cell office:value-type="float" office:value="45.359363279166" calcext:value-type="float">
            <text:p>45.4</text:p>
          </table:table-cell>
          <table:table-cell office:value-type="float" office:value="45.4046917365658" calcext:value-type="float">
            <text:p>45.4</text:p>
          </table:table-cell>
          <table:table-cell office:value-type="float" office:value="40.5356663870565" calcext:value-type="float">
            <text:p>40.5</text:p>
          </table:table-cell>
          <table:table-cell office:value-type="float" office:value="9.37151411330109" calcext:value-type="float">
            <text:p>9.4</text:p>
          </table:table-cell>
          <table:table-cell office:value-type="float" office:value="4.78255336315672" calcext:value-type="float">
            <text:p>4.8</text:p>
          </table:table-cell>
          <table:table-cell office:value-type="float" office:value="2.20547091402126" calcext:value-type="float">
            <text:p>2.2</text:p>
          </table:table-cell>
          <table:table-cell office:value-type="float" office:value="1.92915898736084" calcext:value-type="float">
            <text:p>1.9</text:p>
          </table:table-cell>
          <table:table-cell office:value-type="float" office:value="10.5079915988892" calcext:value-type="float">
            <text:p>10.5</text:p>
          </table:table-cell>
          <table:table-cell office:value-type="float" office:value="15.9425108230456" calcext:value-type="float">
            <text:p>15.9</text:p>
          </table:table-cell>
          <table:table-cell office:value-type="float" office:value="18.2631786640917" calcext:value-type="float">
            <text:p>18.3</text:p>
          </table:table-cell>
          <table:table-cell office:value-type="float" office:value="29.7137996855294" calcext:value-type="float">
            <text:p>29.7</text:p>
          </table:table-cell>
          <table:table-cell office:value-type="float" office:value="48.5177696028751" calcext:value-type="float">
            <text:p>48.5</text:p>
          </table:table-cell>
          <table:table-cell office:value-type="float" office:value="61.3966411202854" calcext:value-type="float">
            <text:p>61.4</text:p>
          </table:table-cell>
          <table:table-cell office:value-type="float" office:value="92.006755127356" calcext:value-type="float">
            <text:p>92.0</text:p>
          </table:table-cell>
          <table:table-cell office:value-type="float" office:value="98.5752009623581" calcext:value-type="float">
            <text:p>98.6</text:p>
          </table:table-cell>
          <table:table-cell office:value-type="float" office:value="122.862194496114" calcext:value-type="float">
            <text:p>122.9</text:p>
          </table:table-cell>
          <table:table-cell office:value-type="float" office:value="142.931495380894" calcext:value-type="float">
            <text:p>142.9</text:p>
          </table:table-cell>
          <table:table-cell office:value-type="float" office:value="190.865713834978" calcext:value-type="float">
            <text:p>190.9</text:p>
          </table:table-cell>
          <table:table-cell office:value-type="float" office:value="183.615440688801" calcext:value-type="float">
            <text:p>183.6</text:p>
          </table:table-cell>
          <table:table-cell office:value-type="float" office:value="211.871087357164" calcext:value-type="float">
            <text:p>211.9</text:p>
          </table:table-cell>
          <table:table-cell office:value-type="float" office:value="210.331623082363" calcext:value-type="float">
            <text:p>210.3</text:p>
          </table:table-cell>
          <table:table-cell office:value-type="float" office:value="236.290685510042" calcext:value-type="float">
            <text:p>236.3</text:p>
          </table:table-cell>
          <table:table-cell office:value-type="float" office:value="187.019132474759" calcext:value-type="float">
            <text:p>187.0</text:p>
          </table:table-cell>
          <table:table-cell office:value-type="float" office:value="164.16313422896" calcext:value-type="float">
            <text:p>164.2</text:p>
          </table:table-cell>
          <table:table-cell office:value-type="float" office:value="115.76925762719" calcext:value-type="float">
            <text:p>115.8</text:p>
          </table:table-cell>
          <table:table-cell office:value-type="float" office:value="87.5521277094585" calcext:value-type="float">
            <text:p>87.6</text:p>
          </table:table-cell>
          <table:table-cell office:value-type="float" office:value="80.9869168399072" calcext:value-type="float">
            <text:p>81.0</text:p>
          </table:table-cell>
          <table:table-cell office:value-type="float" office:value="47.8280585032497" calcext:value-type="float">
            <text:p>47.8</text:p>
          </table:table-cell>
          <table:table-cell office:value-type="float" office:value="20.2230749263449" calcext:value-type="float">
            <text:p>20.2</text:p>
          </table:table-cell>
          <table:table-cell office:value-type="float" office:value="10.1260694947105" calcext:value-type="float">
            <text:p>10.1</text:p>
          </table:table-cell>
          <table:table-cell office:value-type="float" office:value="5.77581804405994" calcext:value-type="float">
            <text:p>5.8</text:p>
          </table:table-cell>
          <table:table-cell table:style-name="ce14" office:value-type="float" office:value="7.65437045438976" calcext:value-type="float">
            <text:p>7.7</text:p>
          </table:table-cell>
          <table:table-cell table:number-columns-repeated="951"/>
        </table:table-row>
        <table:table-row table:style-name="ro1">
          <table:table-cell table:style-name="ce3" table:formula="of:=[.A29]+1" office:value-type="date" office:date-value="2016-03-29" calcext:value-type="date">
            <text:p>Mar 29, 16</text:p>
          </table:table-cell>
          <table:table-cell table:style-name="ce7" office:value-type="float" office:value="115.748936245973" calcext:value-type="float">
            <text:p>115.7</text:p>
          </table:table-cell>
          <table:table-cell office:value-type="float" office:value="105.636602840536" calcext:value-type="float">
            <text:p>105.6</text:p>
          </table:table-cell>
          <table:table-cell office:value-type="float" office:value="83.5477104197205" calcext:value-type="float">
            <text:p>83.5</text:p>
          </table:table-cell>
          <table:table-cell office:value-type="float" office:value="66.5400551241447" calcext:value-type="float">
            <text:p>66.5</text:p>
          </table:table-cell>
          <table:table-cell office:value-type="float" office:value="58.8826654749827" calcext:value-type="float">
            <text:p>58.9</text:p>
          </table:table-cell>
          <table:table-cell office:value-type="float" office:value="51.6670443649652" calcext:value-type="float">
            <text:p>51.7</text:p>
          </table:table-cell>
          <table:table-cell office:value-type="float" office:value="31.5292324647508" calcext:value-type="float">
            <text:p>31.5</text:p>
          </table:table-cell>
          <table:table-cell office:value-type="float" office:value="36.0073666613864" calcext:value-type="float">
            <text:p>36.0</text:p>
          </table:table-cell>
          <table:table-cell office:value-type="float" office:value="46.4081365258041" calcext:value-type="float">
            <text:p>46.4</text:p>
          </table:table-cell>
          <table:table-cell office:value-type="float" office:value="39.3389740347424" calcext:value-type="float">
            <text:p>39.3</text:p>
          </table:table-cell>
          <table:table-cell office:value-type="float" office:value="46.2139830363107" calcext:value-type="float">
            <text:p>46.2</text:p>
          </table:table-cell>
          <table:table-cell office:value-type="float" office:value="38.8299549671955" calcext:value-type="float">
            <text:p>38.8</text:p>
          </table:table-cell>
          <table:table-cell office:value-type="float" office:value="34.4882830342848" calcext:value-type="float">
            <text:p>34.5</text:p>
          </table:table-cell>
          <table:table-cell office:value-type="float" office:value="27.711557393295" calcext:value-type="float">
            <text:p>27.7</text:p>
          </table:table-cell>
          <table:table-cell office:value-type="float" office:value="28.916039210857" calcext:value-type="float">
            <text:p>28.9</text:p>
          </table:table-cell>
          <table:table-cell office:value-type="float" office:value="20.2982873708316" calcext:value-type="float">
            <text:p>20.3</text:p>
          </table:table-cell>
          <table:table-cell office:value-type="float" office:value="20.0231329362935" calcext:value-type="float">
            <text:p>20.0</text:p>
          </table:table-cell>
          <table:table-cell office:value-type="float" office:value="20.2085993296799" calcext:value-type="float">
            <text:p>20.2</text:p>
          </table:table-cell>
          <table:table-cell office:value-type="float" office:value="23.656367550324" calcext:value-type="float">
            <text:p>23.7</text:p>
          </table:table-cell>
          <table:table-cell office:value-type="float" office:value="4.08916701417375" calcext:value-type="float">
            <text:p>4.1</text:p>
          </table:table-cell>
          <table:table-cell office:value-type="float" office:value="0.559397167985207" calcext:value-type="float">
            <text:p>0.6</text:p>
          </table:table-cell>
          <table:table-cell office:value-type="float" office:value="0.214896507284279" calcext:value-type="float">
            <text:p>0.2</text:p>
          </table:table-cell>
          <table:table-cell office:value-type="float" office:value="2.46054447018608" calcext:value-type="float">
            <text:p>2.5</text:p>
          </table:table-cell>
          <table:table-cell office:value-type="float" office:value="6.14482036293252" calcext:value-type="float">
            <text:p>6.1</text:p>
          </table:table-cell>
          <table:table-cell office:value-type="float" office:value="8.26280429836435" calcext:value-type="float">
            <text:p>8.3</text:p>
          </table:table-cell>
          <table:table-cell office:value-type="float" office:value="17.5819904066195" calcext:value-type="float">
            <text:p>17.6</text:p>
          </table:table-cell>
          <table:table-cell office:value-type="float" office:value="30.507237301797" calcext:value-type="float">
            <text:p>30.5</text:p>
          </table:table-cell>
          <table:table-cell office:value-type="float" office:value="48.1205046711833" calcext:value-type="float">
            <text:p>48.1</text:p>
          </table:table-cell>
          <table:table-cell office:value-type="float" office:value="82.5528255406621" calcext:value-type="float">
            <text:p>82.6</text:p>
          </table:table-cell>
          <table:table-cell office:value-type="float" office:value="115.724572520595" calcext:value-type="float">
            <text:p>115.7</text:p>
          </table:table-cell>
          <table:table-cell office:value-type="float" office:value="145.174173394033" calcext:value-type="float">
            <text:p>145.2</text:p>
          </table:table-cell>
          <table:table-cell office:value-type="float" office:value="201.89440534688" calcext:value-type="float">
            <text:p>201.9</text:p>
          </table:table-cell>
          <table:table-cell office:value-type="float" office:value="249.765983886613" calcext:value-type="float">
            <text:p>249.8</text:p>
          </table:table-cell>
          <table:table-cell office:value-type="float" office:value="230.508011877138" calcext:value-type="float">
            <text:p>230.5</text:p>
          </table:table-cell>
          <table:table-cell office:value-type="float" office:value="215.217601993379" calcext:value-type="float">
            <text:p>215.2</text:p>
          </table:table-cell>
          <table:table-cell office:value-type="float" office:value="224.035534037908" calcext:value-type="float">
            <text:p>224.0</text:p>
          </table:table-cell>
          <table:table-cell office:value-type="float" office:value="239.333613040693" calcext:value-type="float">
            <text:p>239.3</text:p>
          </table:table-cell>
          <table:table-cell office:value-type="float" office:value="238.399732073733" calcext:value-type="float">
            <text:p>238.4</text:p>
          </table:table-cell>
          <table:table-cell office:value-type="float" office:value="198.316450284321" calcext:value-type="float">
            <text:p>198.3</text:p>
          </table:table-cell>
          <table:table-cell office:value-type="float" office:value="149.527659768131" calcext:value-type="float">
            <text:p>149.5</text:p>
          </table:table-cell>
          <table:table-cell office:value-type="float" office:value="115.634683520179" calcext:value-type="float">
            <text:p>115.6</text:p>
          </table:table-cell>
          <table:table-cell office:value-type="float" office:value="65.6627621153547" calcext:value-type="float">
            <text:p>65.7</text:p>
          </table:table-cell>
          <table:table-cell office:value-type="float" office:value="45.1854682188847" calcext:value-type="float">
            <text:p>45.2</text:p>
          </table:table-cell>
          <table:table-cell office:value-type="float" office:value="24.8311658264584" calcext:value-type="float">
            <text:p>24.8</text:p>
          </table:table-cell>
          <table:table-cell office:value-type="float" office:value="14.5776661839712" calcext:value-type="float">
            <text:p>14.6</text:p>
          </table:table-cell>
          <table:table-cell office:value-type="float" office:value="10.9791355894669" calcext:value-type="float">
            <text:p>11.0</text:p>
          </table:table-cell>
          <table:table-cell office:value-type="float" office:value="9.54957379085098" calcext:value-type="float">
            <text:p>9.5</text:p>
          </table:table-cell>
          <table:table-cell office:value-type="float" office:value="14.7412854678397" calcext:value-type="float">
            <text:p>14.7</text:p>
          </table:table-cell>
          <table:table-cell office:value-type="float" office:value="19.2692046094699" calcext:value-type="float">
            <text:p>19.3</text:p>
          </table:table-cell>
          <table:table-cell office:value-type="float" office:value="27.0795476553044" calcext:value-type="float">
            <text:p>27.1</text:p>
          </table:table-cell>
          <table:table-cell office:value-type="float" office:value="47.4338574170731" calcext:value-type="float">
            <text:p>47.4</text:p>
          </table:table-cell>
          <table:table-cell office:value-type="float" office:value="51.4460870731636" calcext:value-type="float">
            <text:p>51.4</text:p>
          </table:table-cell>
          <table:table-cell office:value-type="float" office:value="97.8661043415321" calcext:value-type="float">
            <text:p>97.9</text:p>
          </table:table-cell>
          <table:table-cell office:value-type="float" office:value="160.664623243566" calcext:value-type="float">
            <text:p>160.7</text:p>
          </table:table-cell>
          <table:table-cell office:value-type="float" office:value="189.874018478906" calcext:value-type="float">
            <text:p>189.9</text:p>
          </table:table-cell>
          <table:table-cell office:value-type="float" office:value="283.829303037034" calcext:value-type="float">
            <text:p>283.8</text:p>
          </table:table-cell>
          <table:table-cell office:value-type="float" office:value="324.572159743324" calcext:value-type="float">
            <text:p>324.6</text:p>
          </table:table-cell>
          <table:table-cell office:value-type="float" office:value="376.658343220787" calcext:value-type="float">
            <text:p>376.7</text:p>
          </table:table-cell>
          <table:table-cell office:value-type="float" office:value="394.979962377574" calcext:value-type="float">
            <text:p>395.0</text:p>
          </table:table-cell>
          <table:table-cell office:value-type="float" office:value="356.127336259463" calcext:value-type="float">
            <text:p>356.1</text:p>
          </table:table-cell>
          <table:table-cell office:value-type="float" office:value="276.044604840836" calcext:value-type="float">
            <text:p>276.0</text:p>
          </table:table-cell>
          <table:table-cell office:value-type="float" office:value="243.650674878965" calcext:value-type="float">
            <text:p>243.7</text:p>
          </table:table-cell>
          <table:table-cell office:value-type="float" office:value="255.114536099274" calcext:value-type="float">
            <text:p>255.1</text:p>
          </table:table-cell>
          <table:table-cell office:value-type="float" office:value="221.824199955052" calcext:value-type="float">
            <text:p>221.8</text:p>
          </table:table-cell>
          <table:table-cell office:value-type="float" office:value="183.567073213165" calcext:value-type="float">
            <text:p>183.6</text:p>
          </table:table-cell>
          <table:table-cell office:value-type="float" office:value="162.831206054792" calcext:value-type="float">
            <text:p>162.8</text:p>
          </table:table-cell>
          <table:table-cell office:value-type="float" office:value="136.069591855364" calcext:value-type="float">
            <text:p>136.1</text:p>
          </table:table-cell>
          <table:table-cell office:value-type="float" office:value="123.098295408347" calcext:value-type="float">
            <text:p>123.1</text:p>
          </table:table-cell>
          <table:table-cell office:value-type="float" office:value="88.5277719347802" calcext:value-type="float">
            <text:p>88.5</text:p>
          </table:table-cell>
          <table:table-cell office:value-type="float" office:value="73.3809926421176" calcext:value-type="float">
            <text:p>73.4</text:p>
          </table:table-cell>
          <table:table-cell office:value-type="float" office:value="79.5534209664563" calcext:value-type="float">
            <text:p>79.6</text:p>
          </table:table-cell>
          <table:table-cell table:style-name="ce14" office:value-type="float" office:value="85.5991311645558" calcext:value-type="float">
            <text:p>85.6</text:p>
          </table:table-cell>
          <table:table-cell table:number-columns-repeated="951"/>
        </table:table-row>
        <table:table-row table:style-name="ro1">
          <table:table-cell table:style-name="ce3" table:formula="of:=[.A30]+1" office:value-type="date" office:date-value="2016-03-30" calcext:value-type="date">
            <text:p>Mar 30, 16</text:p>
          </table:table-cell>
          <table:table-cell table:style-name="ce7" office:value-type="float" office:value="7.72417258123409" calcext:value-type="float">
            <text:p>7.7</text:p>
          </table:table-cell>
          <table:table-cell office:value-type="float" office:value="11.5275573030847" calcext:value-type="float">
            <text:p>11.5</text:p>
          </table:table-cell>
          <table:table-cell office:value-type="float" office:value="21.3007479525206" calcext:value-type="float">
            <text:p>21.3</text:p>
          </table:table-cell>
          <table:table-cell office:value-type="float" office:value="27.4730957088132" calcext:value-type="float">
            <text:p>27.5</text:p>
          </table:table-cell>
          <table:table-cell office:value-type="float" office:value="42.1575487476046" calcext:value-type="float">
            <text:p>42.2</text:p>
          </table:table-cell>
          <table:table-cell office:value-type="float" office:value="68.8740846963065" calcext:value-type="float">
            <text:p>68.9</text:p>
          </table:table-cell>
          <table:table-cell office:value-type="float" office:value="95.3061491004129" calcext:value-type="float">
            <text:p>95.3</text:p>
          </table:table-cell>
          <table:table-cell office:value-type="float" office:value="152.072068605931" calcext:value-type="float">
            <text:p>152.1</text:p>
          </table:table-cell>
          <table:table-cell office:value-type="float" office:value="204.899674453867" calcext:value-type="float">
            <text:p>204.9</text:p>
          </table:table-cell>
          <table:table-cell office:value-type="float" office:value="280.305212369987" calcext:value-type="float">
            <text:p>280.3</text:p>
          </table:table-cell>
          <table:table-cell office:value-type="float" office:value="281.609754857894" calcext:value-type="float">
            <text:p>281.6</text:p>
          </table:table-cell>
          <table:table-cell office:value-type="float" office:value="285.226938788937" calcext:value-type="float">
            <text:p>285.2</text:p>
          </table:table-cell>
          <table:table-cell office:value-type="float" office:value="273.012074837414" calcext:value-type="float">
            <text:p>273.0</text:p>
          </table:table-cell>
          <table:table-cell office:value-type="float" office:value="227.227803931441" calcext:value-type="float">
            <text:p>227.2</text:p>
          </table:table-cell>
          <table:table-cell office:value-type="float" office:value="204.910818074867" calcext:value-type="float">
            <text:p>204.9</text:p>
          </table:table-cell>
          <table:table-cell office:value-type="float" office:value="168.008245018358" calcext:value-type="float">
            <text:p>168.0</text:p>
          </table:table-cell>
          <table:table-cell office:value-type="float" office:value="138.244950740155" calcext:value-type="float">
            <text:p>138.2</text:p>
          </table:table-cell>
          <table:table-cell office:value-type="float" office:value="110.167508982767" calcext:value-type="float">
            <text:p>110.2</text:p>
          </table:table-cell>
          <table:table-cell office:value-type="float" office:value="78.1674700571237" calcext:value-type="float">
            <text:p>78.2</text:p>
          </table:table-cell>
          <table:table-cell office:value-type="float" office:value="52.4997676914402" calcext:value-type="float">
            <text:p>52.5</text:p>
          </table:table-cell>
          <table:table-cell office:value-type="float" office:value="31.0466287951653" calcext:value-type="float">
            <text:p>31.0</text:p>
          </table:table-cell>
          <table:table-cell office:value-type="float" office:value="19.3442878896786" calcext:value-type="float">
            <text:p>19.3</text:p>
          </table:table-cell>
          <table:table-cell office:value-type="float" office:value="28.2137566116875" calcext:value-type="float">
            <text:p>28.2</text:p>
          </table:table-cell>
          <table:table-cell office:value-type="float" office:value="20.8010300053148" calcext:value-type="float">
            <text:p>20.8</text:p>
          </table:table-cell>
          <table:table-cell office:value-type="float" office:value="23.7608126116037" calcext:value-type="float">
            <text:p>23.8</text:p>
          </table:table-cell>
          <table:table-cell office:value-type="float" office:value="27.6757597247036" calcext:value-type="float">
            <text:p>27.7</text:p>
          </table:table-cell>
          <table:table-cell office:value-type="float" office:value="45.8754662962708" calcext:value-type="float">
            <text:p>45.9</text:p>
          </table:table-cell>
          <table:table-cell office:value-type="float" office:value="59.5112681961523" calcext:value-type="float">
            <text:p>59.5</text:p>
          </table:table-cell>
          <table:table-cell office:value-type="float" office:value="109.362379890802" calcext:value-type="float">
            <text:p>109.4</text:p>
          </table:table-cell>
          <table:table-cell office:value-type="float" office:value="194.023600242881" calcext:value-type="float">
            <text:p>194.0</text:p>
          </table:table-cell>
          <table:table-cell office:value-type="float" office:value="286.942579294501" calcext:value-type="float">
            <text:p>286.9</text:p>
          </table:table-cell>
          <table:table-cell office:value-type="float" office:value="360.845421447502" calcext:value-type="float">
            <text:p>360.8</text:p>
          </table:table-cell>
          <table:table-cell office:value-type="float" office:value="438.808902666712" calcext:value-type="float">
            <text:p>438.8</text:p>
          </table:table-cell>
          <table:table-cell office:value-type="float" office:value="475.199907713057" calcext:value-type="float">
            <text:p>475.2</text:p>
          </table:table-cell>
          <table:table-cell office:value-type="float" office:value="503.387572563075" calcext:value-type="float">
            <text:p>503.4</text:p>
          </table:table-cell>
          <table:table-cell office:value-type="float" office:value="448.927403949272" calcext:value-type="float">
            <text:p>448.9</text:p>
          </table:table-cell>
          <table:table-cell office:value-type="float" office:value="353.866566239023" calcext:value-type="float">
            <text:p>353.9</text:p>
          </table:table-cell>
          <table:table-cell office:value-type="float" office:value="325.678707049001" calcext:value-type="float">
            <text:p>325.7</text:p>
          </table:table-cell>
          <table:table-cell office:value-type="float" office:value="301.491620018236" calcext:value-type="float">
            <text:p>301.5</text:p>
          </table:table-cell>
          <table:table-cell office:value-type="float" office:value="260.58675512008" calcext:value-type="float">
            <text:p>260.6</text:p>
          </table:table-cell>
          <table:table-cell office:value-type="float" office:value="217.394995649228" calcext:value-type="float">
            <text:p>217.4</text:p>
          </table:table-cell>
          <table:table-cell office:value-type="float" office:value="209.682708300777" calcext:value-type="float">
            <text:p>209.7</text:p>
          </table:table-cell>
          <table:table-cell office:value-type="float" office:value="164.010483451562" calcext:value-type="float">
            <text:p>164.0</text:p>
          </table:table-cell>
          <table:table-cell office:value-type="float" office:value="153.635596213071" calcext:value-type="float">
            <text:p>153.6</text:p>
          </table:table-cell>
          <table:table-cell office:value-type="float" office:value="139.740592870716" calcext:value-type="float">
            <text:p>139.7</text:p>
          </table:table-cell>
          <table:table-cell office:value-type="float" office:value="123.281272430974" calcext:value-type="float">
            <text:p>123.3</text:p>
          </table:table-cell>
          <table:table-cell office:value-type="float" office:value="135.033316086951" calcext:value-type="float">
            <text:p>135.0</text:p>
          </table:table-cell>
          <table:table-cell office:value-type="float" office:value="123.43146048866" calcext:value-type="float">
            <text:p>123.4</text:p>
          </table:table-cell>
          <table:table-cell office:value-type="float" office:value="142.029704387964" calcext:value-type="float">
            <text:p>142.0</text:p>
          </table:table-cell>
          <table:table-cell office:value-type="float" office:value="159.624809948099" calcext:value-type="float">
            <text:p>159.6</text:p>
          </table:table-cell>
          <table:table-cell office:value-type="float" office:value="166.927381646427" calcext:value-type="float">
            <text:p>166.9</text:p>
          </table:table-cell>
          <table:table-cell office:value-type="float" office:value="208.392477437801" calcext:value-type="float">
            <text:p>208.4</text:p>
          </table:table-cell>
          <table:table-cell office:value-type="float" office:value="253.601118747746" calcext:value-type="float">
            <text:p>253.6</text:p>
          </table:table-cell>
          <table:table-cell office:value-type="float" office:value="405.746048328118" calcext:value-type="float">
            <text:p>405.7</text:p>
          </table:table-cell>
          <table:table-cell office:value-type="float" office:value="525.064530431281" calcext:value-type="float">
            <text:p>525.1</text:p>
          </table:table-cell>
          <table:table-cell office:value-type="float" office:value="560.619343451634" calcext:value-type="float">
            <text:p>560.6</text:p>
          </table:table-cell>
          <table:table-cell office:value-type="float" office:value="555.12163084242" calcext:value-type="float">
            <text:p>555.1</text:p>
          </table:table-cell>
          <table:table-cell office:value-type="float" office:value="546.462225005777" calcext:value-type="float">
            <text:p>546.5</text:p>
          </table:table-cell>
          <table:table-cell office:value-type="float" office:value="504.509894187644" calcext:value-type="float">
            <text:p>504.5</text:p>
          </table:table-cell>
          <table:table-cell office:value-type="float" office:value="484.800888377351" calcext:value-type="float">
            <text:p>484.8</text:p>
          </table:table-cell>
          <table:table-cell office:value-type="float" office:value="467.907802001771" calcext:value-type="float">
            <text:p>467.9</text:p>
          </table:table-cell>
          <table:table-cell office:value-type="float" office:value="452.411396971818" calcext:value-type="float">
            <text:p>452.4</text:p>
          </table:table-cell>
          <table:table-cell office:value-type="float" office:value="405.670237510495" calcext:value-type="float">
            <text:p>405.7</text:p>
          </table:table-cell>
          <table:table-cell office:value-type="float" office:value="393.177116343812" calcext:value-type="float">
            <text:p>393.2</text:p>
          </table:table-cell>
          <table:table-cell office:value-type="float" office:value="400.536128461993" calcext:value-type="float">
            <text:p>400.5</text:p>
          </table:table-cell>
          <table:table-cell office:value-type="float" office:value="362.224697724209" calcext:value-type="float">
            <text:p>362.2</text:p>
          </table:table-cell>
          <table:table-cell office:value-type="float" office:value="289.578963434486" calcext:value-type="float">
            <text:p>289.6</text:p>
          </table:table-cell>
          <table:table-cell office:value-type="float" office:value="268.873896263793" calcext:value-type="float">
            <text:p>268.9</text:p>
          </table:table-cell>
          <table:table-cell office:value-type="float" office:value="264.887479727649" calcext:value-type="float">
            <text:p>264.9</text:p>
          </table:table-cell>
          <table:table-cell office:value-type="float" office:value="265.552525392589" calcext:value-type="float">
            <text:p>265.6</text:p>
          </table:table-cell>
          <table:table-cell office:value-type="float" office:value="272.738708064446" calcext:value-type="float">
            <text:p>272.7</text:p>
          </table:table-cell>
          <table:table-cell table:style-name="ce14" office:value-type="float" office:value="347.111043624127" calcext:value-type="float">
            <text:p>347.1</text:p>
          </table:table-cell>
          <table:table-cell table:number-columns-repeated="951"/>
        </table:table-row>
        <table:table-row table:style-name="ro1">
          <table:table-cell table:style-name="ce3" table:formula="of:=[.A31]+1" office:value-type="date" office:date-value="2016-03-31" calcext:value-type="date">
            <text:p>Mar 31, 16</text:p>
          </table:table-cell>
          <table:table-cell table:style-name="ce7" office:value-type="float" office:value="17.1708173284086" calcext:value-type="float">
            <text:p>17.2</text:p>
          </table:table-cell>
          <table:table-cell office:value-type="float" office:value="19.0479908216286" calcext:value-type="float">
            <text:p>19.0</text:p>
          </table:table-cell>
          <table:table-cell office:value-type="float" office:value="31.2200283064355" calcext:value-type="float">
            <text:p>31.2</text:p>
          </table:table-cell>
          <table:table-cell office:value-type="float" office:value="37.9659363826241" calcext:value-type="float">
            <text:p>38.0</text:p>
          </table:table-cell>
          <table:table-cell office:value-type="float" office:value="62.4680458587879" calcext:value-type="float">
            <text:p>62.5</text:p>
          </table:table-cell>
          <table:table-cell office:value-type="float" office:value="113.796981328127" calcext:value-type="float">
            <text:p>113.8</text:p>
          </table:table-cell>
          <table:table-cell office:value-type="float" office:value="182.245749124858" calcext:value-type="float">
            <text:p>182.2</text:p>
          </table:table-cell>
          <table:table-cell office:value-type="float" office:value="245.895083274575" calcext:value-type="float">
            <text:p>245.9</text:p>
          </table:table-cell>
          <table:table-cell office:value-type="float" office:value="343.926620311372" calcext:value-type="float">
            <text:p>343.9</text:p>
          </table:table-cell>
          <table:table-cell office:value-type="float" office:value="412.544844758184" calcext:value-type="float">
            <text:p>412.5</text:p>
          </table:table-cell>
          <table:table-cell office:value-type="float" office:value="463.442041855318" calcext:value-type="float">
            <text:p>463.4</text:p>
          </table:table-cell>
          <table:table-cell office:value-type="float" office:value="505.492116132479" calcext:value-type="float">
            <text:p>505.5</text:p>
          </table:table-cell>
          <table:table-cell office:value-type="float" office:value="492.111951291345" calcext:value-type="float">
            <text:p>492.1</text:p>
          </table:table-cell>
          <table:table-cell office:value-type="float" office:value="505.904606982253" calcext:value-type="float">
            <text:p>505.9</text:p>
          </table:table-cell>
          <table:table-cell office:value-type="float" office:value="493.064213181718" calcext:value-type="float">
            <text:p>493.1</text:p>
          </table:table-cell>
          <table:table-cell office:value-type="float" office:value="407.250853774343" calcext:value-type="float">
            <text:p>407.3</text:p>
          </table:table-cell>
          <table:table-cell office:value-type="float" office:value="356.744614121564" calcext:value-type="float">
            <text:p>356.7</text:p>
          </table:table-cell>
          <table:table-cell office:value-type="float" office:value="300.198122962832" calcext:value-type="float">
            <text:p>300.2</text:p>
          </table:table-cell>
          <table:table-cell office:value-type="float" office:value="219.245771214923" calcext:value-type="float">
            <text:p>219.2</text:p>
          </table:table-cell>
          <table:table-cell office:value-type="float" office:value="171.914909876767" calcext:value-type="float">
            <text:p>171.9</text:p>
          </table:table-cell>
          <table:table-cell office:value-type="float" office:value="126.347959607398" calcext:value-type="float">
            <text:p>126.3</text:p>
          </table:table-cell>
          <table:table-cell office:value-type="float" office:value="118.881174516708" calcext:value-type="float">
            <text:p>118.9</text:p>
          </table:table-cell>
          <table:table-cell office:value-type="float" office:value="137.92550288492" calcext:value-type="float">
            <text:p>137.9</text:p>
          </table:table-cell>
          <table:table-cell office:value-type="float" office:value="144.189747174667" calcext:value-type="float">
            <text:p>144.2</text:p>
          </table:table-cell>
          <table:table-cell office:value-type="float" office:value="166.620855336754" calcext:value-type="float">
            <text:p>166.6</text:p>
          </table:table-cell>
          <table:table-cell office:value-type="float" office:value="196.741571884838" calcext:value-type="float">
            <text:p>196.7</text:p>
          </table:table-cell>
          <table:table-cell office:value-type="float" office:value="219.169219529274" calcext:value-type="float">
            <text:p>219.2</text:p>
          </table:table-cell>
          <table:table-cell office:value-type="float" office:value="246.334590383234" calcext:value-type="float">
            <text:p>246.3</text:p>
          </table:table-cell>
          <table:table-cell office:value-type="float" office:value="359.882816664509" calcext:value-type="float">
            <text:p>359.9</text:p>
          </table:table-cell>
          <table:table-cell office:value-type="float" office:value="454.212428869115" calcext:value-type="float">
            <text:p>454.2</text:p>
          </table:table-cell>
          <table:table-cell office:value-type="float" office:value="529.530153904291" calcext:value-type="float">
            <text:p>529.5</text:p>
          </table:table-cell>
          <table:table-cell office:value-type="float" office:value="566.812959825237" calcext:value-type="float">
            <text:p>566.8</text:p>
          </table:table-cell>
          <table:table-cell office:value-type="float" office:value="553.832057800121" calcext:value-type="float">
            <text:p>553.8</text:p>
          </table:table-cell>
          <table:table-cell office:value-type="float" office:value="576.46210244881" calcext:value-type="float">
            <text:p>576.5</text:p>
          </table:table-cell>
          <table:table-cell office:value-type="float" office:value="543.000584819672" calcext:value-type="float">
            <text:p>543.0</text:p>
          </table:table-cell>
          <table:table-cell office:value-type="float" office:value="536.137838478745" calcext:value-type="float">
            <text:p>536.1</text:p>
          </table:table-cell>
          <table:table-cell office:value-type="float" office:value="527.180243283505" calcext:value-type="float">
            <text:p>527.2</text:p>
          </table:table-cell>
          <table:table-cell office:value-type="float" office:value="519.311074282942" calcext:value-type="float">
            <text:p>519.3</text:p>
          </table:table-cell>
          <table:table-cell office:value-type="float" office:value="480.08726939101" calcext:value-type="float">
            <text:p>480.1</text:p>
          </table:table-cell>
          <table:table-cell office:value-type="float" office:value="432.187022474085" calcext:value-type="float">
            <text:p>432.2</text:p>
          </table:table-cell>
          <table:table-cell office:value-type="float" office:value="370.115306715545" calcext:value-type="float">
            <text:p>370.1</text:p>
          </table:table-cell>
          <table:table-cell office:value-type="float" office:value="290.776711649453" calcext:value-type="float">
            <text:p>290.8</text:p>
          </table:table-cell>
          <table:table-cell office:value-type="float" office:value="316.671595275749" calcext:value-type="float">
            <text:p>316.7</text:p>
          </table:table-cell>
          <table:table-cell office:value-type="float" office:value="341.777314484649" calcext:value-type="float">
            <text:p>341.8</text:p>
          </table:table-cell>
          <table:table-cell office:value-type="float" office:value="191.41301834103" calcext:value-type="float">
            <text:p>191.4</text:p>
          </table:table-cell>
          <table:table-cell office:value-type="float" office:value="95.1485378338287" calcext:value-type="float">
            <text:p>95.1</text:p>
          </table:table-cell>
          <table:table-cell office:value-type="float" office:value="236.799504914285" calcext:value-type="float">
            <text:p>236.8</text:p>
          </table:table-cell>
          <table:table-cell office:value-type="float" office:value="257.035753398969" calcext:value-type="float">
            <text:p>257.0</text:p>
          </table:table-cell>
          <table:table-cell office:value-type="float" office:value="309.766940228495" calcext:value-type="float">
            <text:p>309.8</text:p>
          </table:table-cell>
          <table:table-cell office:value-type="float" office:value="248.620944789208" calcext:value-type="float">
            <text:p>248.6</text:p>
          </table:table-cell>
          <table:table-cell office:value-type="float" office:value="308.117163990251" calcext:value-type="float">
            <text:p>308.1</text:p>
          </table:table-cell>
          <table:table-cell office:value-type="float" office:value="347.696345315713" calcext:value-type="float">
            <text:p>347.7</text:p>
          </table:table-cell>
          <table:table-cell office:value-type="float" office:value="220.384351283092" calcext:value-type="float">
            <text:p>220.4</text:p>
          </table:table-cell>
          <table:table-cell office:value-type="float" office:value="258.638488255231" calcext:value-type="float">
            <text:p>258.6</text:p>
          </table:table-cell>
          <table:table-cell office:value-type="float" office:value="210.097981095411" calcext:value-type="float">
            <text:p>210.1</text:p>
          </table:table-cell>
          <table:table-cell office:value-type="float" office:value="177.714862243545" calcext:value-type="float">
            <text:p>177.7</text:p>
          </table:table-cell>
          <table:table-cell office:value-type="float" office:value="160.855717550795" calcext:value-type="float">
            <text:p>160.9</text:p>
          </table:table-cell>
          <table:table-cell office:value-type="float" office:value="154.76118662093" calcext:value-type="float">
            <text:p>154.8</text:p>
          </table:table-cell>
          <table:table-cell office:value-type="float" office:value="168.749199271738" calcext:value-type="float">
            <text:p>168.7</text:p>
          </table:table-cell>
          <table:table-cell office:value-type="float" office:value="131.269032019901" calcext:value-type="float">
            <text:p>131.3</text:p>
          </table:table-cell>
          <table:table-cell office:value-type="float" office:value="122.586503439977" calcext:value-type="float">
            <text:p>122.6</text:p>
          </table:table-cell>
          <table:table-cell office:value-type="float" office:value="136.898276667544" calcext:value-type="float">
            <text:p>136.9</text:p>
          </table:table-cell>
          <table:table-cell office:value-type="float" office:value="104.542632552869" calcext:value-type="float">
            <text:p>104.5</text:p>
          </table:table-cell>
          <table:table-cell office:value-type="float" office:value="78.1099544204828" calcext:value-type="float">
            <text:p>78.1</text:p>
          </table:table-cell>
          <table:table-cell office:value-type="float" office:value="77.7124082592711" calcext:value-type="float">
            <text:p>77.7</text:p>
          </table:table-cell>
          <table:table-cell office:value-type="float" office:value="79.914907215113" calcext:value-type="float">
            <text:p>79.9</text:p>
          </table:table-cell>
          <table:table-cell office:value-type="float" office:value="63.1890669624975" calcext:value-type="float">
            <text:p>63.2</text:p>
          </table:table-cell>
          <table:table-cell office:value-type="float" office:value="36.6771945007816" calcext:value-type="float">
            <text:p>36.7</text:p>
          </table:table-cell>
          <table:table-cell office:value-type="float" office:value="13.3942757348888" calcext:value-type="float">
            <text:p>13.4</text:p>
          </table:table-cell>
          <table:table-cell office:value-type="float" office:value="19.5621804402837" calcext:value-type="float">
            <text:p>19.6</text:p>
          </table:table-cell>
          <table:table-cell office:value-type="float" office:value="39.2283378753531" calcext:value-type="float">
            <text:p>39.2</text:p>
          </table:table-cell>
          <table:table-cell table:style-name="ce14" office:value-type="float" office:value="76.4555881896756" calcext:value-type="float">
            <text:p>76.5</text:p>
          </table:table-cell>
          <table:table-cell table:number-columns-repeated="951"/>
        </table:table-row>
        <table:table-row table:style-name="ro1">
          <table:table-cell table:style-name="ce3" table:formula="of:=[.A32]+1" office:value-type="date" office:date-value="2016-04-01" calcext:value-type="date">
            <text:p>Apr 1, 16</text:p>
          </table:table-cell>
          <table:table-cell table:style-name="ce7" office:value-type="float" office:value="268.935721328618" calcext:value-type="float">
            <text:p>268.9</text:p>
          </table:table-cell>
          <table:table-cell office:value-type="float" office:value="274.435762240421" calcext:value-type="float">
            <text:p>274.4</text:p>
          </table:table-cell>
          <table:table-cell office:value-type="float" office:value="289.290428647778" calcext:value-type="float">
            <text:p>289.3</text:p>
          </table:table-cell>
          <table:table-cell office:value-type="float" office:value="292.86109506363" calcext:value-type="float">
            <text:p>292.9</text:p>
          </table:table-cell>
          <table:table-cell office:value-type="float" office:value="354.897838256927" calcext:value-type="float">
            <text:p>354.9</text:p>
          </table:table-cell>
          <table:table-cell office:value-type="float" office:value="443.171470231651" calcext:value-type="float">
            <text:p>443.2</text:p>
          </table:table-cell>
          <table:table-cell office:value-type="float" office:value="558.530798345182" calcext:value-type="float">
            <text:p>558.5</text:p>
          </table:table-cell>
          <table:table-cell office:value-type="float" office:value="552.997199430814" calcext:value-type="float">
            <text:p>553.0</text:p>
          </table:table-cell>
          <table:table-cell office:value-type="float" office:value="566.642659131914" calcext:value-type="float">
            <text:p>566.6</text:p>
          </table:table-cell>
          <table:table-cell office:value-type="float" office:value="537.058541564692" calcext:value-type="float">
            <text:p>537.1</text:p>
          </table:table-cell>
          <table:table-cell office:value-type="float" office:value="531.359547911294" calcext:value-type="float">
            <text:p>531.4</text:p>
          </table:table-cell>
          <table:table-cell office:value-type="float" office:value="531.598637759341" calcext:value-type="float">
            <text:p>531.6</text:p>
          </table:table-cell>
          <table:table-cell office:value-type="float" office:value="553.03490186133" calcext:value-type="float">
            <text:p>553.0</text:p>
          </table:table-cell>
          <table:table-cell office:value-type="float" office:value="557.399886949279" calcext:value-type="float">
            <text:p>557.4</text:p>
          </table:table-cell>
          <table:table-cell office:value-type="float" office:value="545.049001838096" calcext:value-type="float">
            <text:p>545.0</text:p>
          </table:table-cell>
          <table:table-cell office:value-type="float" office:value="533.137878185317" calcext:value-type="float">
            <text:p>533.1</text:p>
          </table:table-cell>
          <table:table-cell office:value-type="float" office:value="519.62129669399" calcext:value-type="float">
            <text:p>519.6</text:p>
          </table:table-cell>
          <table:table-cell office:value-type="float" office:value="500.18473129389" calcext:value-type="float">
            <text:p>500.2</text:p>
          </table:table-cell>
          <table:table-cell office:value-type="float" office:value="419.473307689282" calcext:value-type="float">
            <text:p>419.5</text:p>
          </table:table-cell>
          <table:table-cell office:value-type="float" office:value="385.652281208468" calcext:value-type="float">
            <text:p>385.7</text:p>
          </table:table-cell>
          <table:table-cell office:value-type="float" office:value="218.268614153686" calcext:value-type="float">
            <text:p>218.3</text:p>
          </table:table-cell>
          <table:table-cell office:value-type="float" office:value="181.169255720827" calcext:value-type="float">
            <text:p>181.2</text:p>
          </table:table-cell>
          <table:table-cell office:value-type="float" office:value="347.758084748378" calcext:value-type="float">
            <text:p>347.8</text:p>
          </table:table-cell>
          <table:table-cell office:value-type="float" office:value="462.110852472743" calcext:value-type="float">
            <text:p>462.1</text:p>
          </table:table-cell>
          <table:table-cell office:value-type="float" office:value="325.63752480685" calcext:value-type="float">
            <text:p>325.6</text:p>
          </table:table-cell>
          <table:table-cell office:value-type="float" office:value="178.456058492877" calcext:value-type="float">
            <text:p>178.5</text:p>
          </table:table-cell>
          <table:table-cell office:value-type="float" office:value="199.229217259615" calcext:value-type="float">
            <text:p>199.2</text:p>
          </table:table-cell>
          <table:table-cell office:value-type="float" office:value="271.772663029003" calcext:value-type="float">
            <text:p>271.8</text:p>
          </table:table-cell>
          <table:table-cell office:value-type="float" office:value="251.289018599082" calcext:value-type="float">
            <text:p>251.3</text:p>
          </table:table-cell>
          <table:table-cell office:value-type="float" office:value="241.95085817733" calcext:value-type="float">
            <text:p>242.0</text:p>
          </table:table-cell>
          <table:table-cell office:value-type="float" office:value="274.926380775515" calcext:value-type="float">
            <text:p>274.9</text:p>
          </table:table-cell>
          <table:table-cell office:value-type="float" office:value="271.83488413611" calcext:value-type="float">
            <text:p>271.8</text:p>
          </table:table-cell>
          <table:table-cell office:value-type="float" office:value="296.024400650948" calcext:value-type="float">
            <text:p>296.0</text:p>
          </table:table-cell>
          <table:table-cell office:value-type="float" office:value="317.062095220086" calcext:value-type="float">
            <text:p>317.1</text:p>
          </table:table-cell>
          <table:table-cell office:value-type="float" office:value="319.25897323095" calcext:value-type="float">
            <text:p>319.3</text:p>
          </table:table-cell>
          <table:table-cell office:value-type="float" office:value="284.654349756305" calcext:value-type="float">
            <text:p>284.7</text:p>
          </table:table-cell>
          <table:table-cell office:value-type="float" office:value="275.138598526205" calcext:value-type="float">
            <text:p>275.1</text:p>
          </table:table-cell>
          <table:table-cell office:value-type="float" office:value="231.361602636556" calcext:value-type="float">
            <text:p>231.4</text:p>
          </table:table-cell>
          <table:table-cell office:value-type="float" office:value="195.982603826552" calcext:value-type="float">
            <text:p>196.0</text:p>
          </table:table-cell>
          <table:table-cell office:value-type="float" office:value="158.142049084973" calcext:value-type="float">
            <text:p>158.1</text:p>
          </table:table-cell>
          <table:table-cell office:value-type="float" office:value="113.271187087602" calcext:value-type="float">
            <text:p>113.3</text:p>
          </table:table-cell>
          <table:table-cell office:value-type="float" office:value="88.5709938578898" calcext:value-type="float">
            <text:p>88.6</text:p>
          </table:table-cell>
          <table:table-cell office:value-type="float" office:value="68.1957776432705" calcext:value-type="float">
            <text:p>68.2</text:p>
          </table:table-cell>
          <table:table-cell office:value-type="float" office:value="38.3304842497607" calcext:value-type="float">
            <text:p>38.3</text:p>
          </table:table-cell>
          <table:table-cell office:value-type="float" office:value="31.7574213179365" calcext:value-type="float">
            <text:p>31.8</text:p>
          </table:table-cell>
          <table:table-cell office:value-type="float" office:value="25.1281780200473" calcext:value-type="float">
            <text:p>25.1</text:p>
          </table:table-cell>
          <table:table-cell office:value-type="float" office:value="28.0657403972439" calcext:value-type="float">
            <text:p>28.1</text:p>
          </table:table-cell>
          <table:table-cell office:value-type="float" office:value="42.5404293569888" calcext:value-type="float">
            <text:p>42.5</text:p>
          </table:table-cell>
          <table:table-cell office:value-type="float" office:value="79.467246498003" calcext:value-type="float">
            <text:p>79.5</text:p>
          </table:table-cell>
          <table:table-cell office:value-type="float" office:value="122.567367992778" calcext:value-type="float">
            <text:p>122.6</text:p>
          </table:table-cell>
          <table:table-cell office:value-type="float" office:value="183.907792950026" calcext:value-type="float">
            <text:p>183.9</text:p>
          </table:table-cell>
          <table:table-cell office:value-type="float" office:value="264.18376423496" calcext:value-type="float">
            <text:p>264.2</text:p>
          </table:table-cell>
          <table:table-cell office:value-type="float" office:value="367.413970745611" calcext:value-type="float">
            <text:p>367.4</text:p>
          </table:table-cell>
          <table:table-cell office:value-type="float" office:value="417.198431382543" calcext:value-type="float">
            <text:p>417.2</text:p>
          </table:table-cell>
          <table:table-cell office:value-type="float" office:value="409.41691714526" calcext:value-type="float">
            <text:p>409.4</text:p>
          </table:table-cell>
          <table:table-cell office:value-type="float" office:value="402.878640394552" calcext:value-type="float">
            <text:p>402.9</text:p>
          </table:table-cell>
          <table:table-cell office:value-type="float" office:value="370.825935158681" calcext:value-type="float">
            <text:p>370.8</text:p>
          </table:table-cell>
          <table:table-cell office:value-type="float" office:value="360.236890218758" calcext:value-type="float">
            <text:p>360.2</text:p>
          </table:table-cell>
          <table:table-cell office:value-type="float" office:value="382.108507668687" calcext:value-type="float">
            <text:p>382.1</text:p>
          </table:table-cell>
          <table:table-cell office:value-type="float" office:value="366.157659959206" calcext:value-type="float">
            <text:p>366.2</text:p>
          </table:table-cell>
          <table:table-cell office:value-type="float" office:value="292.666606842099" calcext:value-type="float">
            <text:p>292.7</text:p>
          </table:table-cell>
          <table:table-cell office:value-type="float" office:value="342.056885478481" calcext:value-type="float">
            <text:p>342.1</text:p>
          </table:table-cell>
          <table:table-cell office:value-type="float" office:value="395.800921822531" calcext:value-type="float">
            <text:p>395.8</text:p>
          </table:table-cell>
          <table:table-cell office:value-type="float" office:value="396.028684412059" calcext:value-type="float">
            <text:p>396.0</text:p>
          </table:table-cell>
          <table:table-cell office:value-type="float" office:value="396.759327177124" calcext:value-type="float">
            <text:p>396.8</text:p>
          </table:table-cell>
          <table:table-cell office:value-type="float" office:value="406.784189996163" calcext:value-type="float">
            <text:p>406.8</text:p>
          </table:table-cell>
          <table:table-cell office:value-type="float" office:value="352.243528198901" calcext:value-type="float">
            <text:p>352.2</text:p>
          </table:table-cell>
          <table:table-cell office:value-type="float" office:value="377.633921875068" calcext:value-type="float">
            <text:p>377.6</text:p>
          </table:table-cell>
          <table:table-cell office:value-type="float" office:value="360.345681882298" calcext:value-type="float">
            <text:p>360.3</text:p>
          </table:table-cell>
          <table:table-cell office:value-type="float" office:value="334.175094494484" calcext:value-type="float">
            <text:p>334.2</text:p>
          </table:table-cell>
          <table:table-cell office:value-type="float" office:value="297.751040317617" calcext:value-type="float">
            <text:p>297.8</text:p>
          </table:table-cell>
          <table:table-cell table:style-name="ce14" office:value-type="float" office:value="340.948362841693" calcext:value-type="float">
            <text:p>340.9</text:p>
          </table:table-cell>
          <table:table-cell table:number-columns-repeated="951"/>
        </table:table-row>
        <table:table-row table:style-name="ro1">
          <table:table-cell table:style-name="ce3" table:formula="of:=[.A33]+1" office:value-type="date" office:date-value="2016-04-02" calcext:value-type="date">
            <text:p>Apr 2, 16</text:p>
          </table:table-cell>
          <table:table-cell table:style-name="ce7" office:value-type="float" office:value="178.241486291397" calcext:value-type="float">
            <text:p>178.2</text:p>
          </table:table-cell>
          <table:table-cell office:value-type="float" office:value="181.918556710861" calcext:value-type="float">
            <text:p>181.9</text:p>
          </table:table-cell>
          <table:table-cell office:value-type="float" office:value="187.231897134733" calcext:value-type="float">
            <text:p>187.2</text:p>
          </table:table-cell>
          <table:table-cell office:value-type="float" office:value="131.622578295309" calcext:value-type="float">
            <text:p>131.6</text:p>
          </table:table-cell>
          <table:table-cell office:value-type="float" office:value="96.825968795329" calcext:value-type="float">
            <text:p>96.8</text:p>
          </table:table-cell>
          <table:table-cell office:value-type="float" office:value="76.8122398299137" calcext:value-type="float">
            <text:p>76.8</text:p>
          </table:table-cell>
          <table:table-cell office:value-type="float" office:value="147.152723261353" calcext:value-type="float">
            <text:p>147.2</text:p>
          </table:table-cell>
          <table:table-cell office:value-type="float" office:value="113.405817278577" calcext:value-type="float">
            <text:p>113.4</text:p>
          </table:table-cell>
          <table:table-cell office:value-type="float" office:value="143.43486637772" calcext:value-type="float">
            <text:p>143.4</text:p>
          </table:table-cell>
          <table:table-cell office:value-type="float" office:value="186.990619313518" calcext:value-type="float">
            <text:p>187.0</text:p>
          </table:table-cell>
          <table:table-cell office:value-type="float" office:value="223.987492988017" calcext:value-type="float">
            <text:p>224.0</text:p>
          </table:table-cell>
          <table:table-cell office:value-type="float" office:value="203.073223481694" calcext:value-type="float">
            <text:p>203.1</text:p>
          </table:table-cell>
          <table:table-cell office:value-type="float" office:value="173.740139765663" calcext:value-type="float">
            <text:p>173.7</text:p>
          </table:table-cell>
          <table:table-cell office:value-type="float" office:value="163.754850945786" calcext:value-type="float">
            <text:p>163.8</text:p>
          </table:table-cell>
          <table:table-cell office:value-type="float" office:value="172.626688453691" calcext:value-type="float">
            <text:p>172.6</text:p>
          </table:table-cell>
          <table:table-cell office:value-type="float" office:value="177.499936641621" calcext:value-type="float">
            <text:p>177.5</text:p>
          </table:table-cell>
          <table:table-cell office:value-type="float" office:value="133.781627925195" calcext:value-type="float">
            <text:p>133.8</text:p>
          </table:table-cell>
          <table:table-cell office:value-type="float" office:value="89.7909435531203" calcext:value-type="float">
            <text:p>89.8</text:p>
          </table:table-cell>
          <table:table-cell office:value-type="float" office:value="79.6595261170826" calcext:value-type="float">
            <text:p>79.7</text:p>
          </table:table-cell>
          <table:table-cell office:value-type="float" office:value="51.8159640783243" calcext:value-type="float">
            <text:p>51.8</text:p>
          </table:table-cell>
          <table:table-cell office:value-type="float" office:value="54.5793906235202" calcext:value-type="float">
            <text:p>54.6</text:p>
          </table:table-cell>
          <table:table-cell office:value-type="float" office:value="64.7537429106141" calcext:value-type="float">
            <text:p>64.8</text:p>
          </table:table-cell>
          <table:table-cell office:value-type="float" office:value="86.249191825718" calcext:value-type="float">
            <text:p>86.2</text:p>
          </table:table-cell>
          <table:table-cell office:value-type="float" office:value="111.726391357179" calcext:value-type="float">
            <text:p>111.7</text:p>
          </table:table-cell>
          <table:table-cell office:value-type="float" office:value="149.583290938685" calcext:value-type="float">
            <text:p>149.6</text:p>
          </table:table-cell>
          <table:table-cell office:value-type="float" office:value="214.90718914795" calcext:value-type="float">
            <text:p>214.9</text:p>
          </table:table-cell>
          <table:table-cell office:value-type="float" office:value="334.664594451248" calcext:value-type="float">
            <text:p>334.7</text:p>
          </table:table-cell>
          <table:table-cell office:value-type="float" office:value="382.756397882159" calcext:value-type="float">
            <text:p>382.8</text:p>
          </table:table-cell>
          <table:table-cell office:value-type="float" office:value="468.619670647622" calcext:value-type="float">
            <text:p>468.6</text:p>
          </table:table-cell>
          <table:table-cell office:value-type="float" office:value="468.286433690308" calcext:value-type="float">
            <text:p>468.3</text:p>
          </table:table-cell>
          <table:table-cell office:value-type="float" office:value="491.346923082677" calcext:value-type="float">
            <text:p>491.3</text:p>
          </table:table-cell>
          <table:table-cell office:value-type="float" office:value="499.899282699747" calcext:value-type="float">
            <text:p>499.9</text:p>
          </table:table-cell>
          <table:table-cell office:value-type="float" office:value="462.569325215719" calcext:value-type="float">
            <text:p>462.6</text:p>
          </table:table-cell>
          <table:table-cell office:value-type="float" office:value="407.652025763931" calcext:value-type="float">
            <text:p>407.7</text:p>
          </table:table-cell>
          <table:table-cell office:value-type="float" office:value="433.771167387162" calcext:value-type="float">
            <text:p>433.8</text:p>
          </table:table-cell>
          <table:table-cell office:value-type="float" office:value="413.143687082129" calcext:value-type="float">
            <text:p>413.1</text:p>
          </table:table-cell>
          <table:table-cell office:value-type="float" office:value="382.357871343164" calcext:value-type="float">
            <text:p>382.4</text:p>
          </table:table-cell>
          <table:table-cell office:value-type="float" office:value="409.198879358352" calcext:value-type="float">
            <text:p>409.2</text:p>
          </table:table-cell>
          <table:table-cell office:value-type="float" office:value="348.374523996329" calcext:value-type="float">
            <text:p>348.4</text:p>
          </table:table-cell>
          <table:table-cell office:value-type="float" office:value="409.327997833593" calcext:value-type="float">
            <text:p>409.3</text:p>
          </table:table-cell>
          <table:table-cell office:value-type="float" office:value="457.920600652078" calcext:value-type="float">
            <text:p>457.9</text:p>
          </table:table-cell>
          <table:table-cell office:value-type="float" office:value="474.315182864321" calcext:value-type="float">
            <text:p>474.3</text:p>
          </table:table-cell>
          <table:table-cell office:value-type="float" office:value="463.469715598927" calcext:value-type="float">
            <text:p>463.5</text:p>
          </table:table-cell>
          <table:table-cell office:value-type="float" office:value="443.833611390269" calcext:value-type="float">
            <text:p>443.8</text:p>
          </table:table-cell>
          <table:table-cell office:value-type="float" office:value="429.941151436339" calcext:value-type="float">
            <text:p>429.9</text:p>
          </table:table-cell>
          <table:table-cell office:value-type="float" office:value="449.159368924517" calcext:value-type="float">
            <text:p>449.2</text:p>
          </table:table-cell>
          <table:table-cell office:value-type="float" office:value="487.83699904867" calcext:value-type="float">
            <text:p>487.8</text:p>
          </table:table-cell>
          <table:table-cell office:value-type="float" office:value="487.734194521153" calcext:value-type="float">
            <text:p>487.7</text:p>
          </table:table-cell>
          <table:table-cell office:value-type="float" office:value="504.582752967359" calcext:value-type="float">
            <text:p>504.6</text:p>
          </table:table-cell>
          <table:table-cell office:value-type="float" office:value="496.92144044991" calcext:value-type="float">
            <text:p>496.9</text:p>
          </table:table-cell>
          <table:table-cell office:value-type="float" office:value="517.842805868808" calcext:value-type="float">
            <text:p>517.8</text:p>
          </table:table-cell>
          <table:table-cell office:value-type="float" office:value="525.240659944845" calcext:value-type="float">
            <text:p>525.2</text:p>
          </table:table-cell>
          <table:table-cell office:value-type="float" office:value="522.626251523061" calcext:value-type="float">
            <text:p>522.6</text:p>
          </table:table-cell>
          <table:table-cell office:value-type="float" office:value="508.131221666279" calcext:value-type="float">
            <text:p>508.1</text:p>
          </table:table-cell>
          <table:table-cell office:value-type="float" office:value="541.630444790415" calcext:value-type="float">
            <text:p>541.6</text:p>
          </table:table-cell>
          <table:table-cell office:value-type="float" office:value="575.704933380115" calcext:value-type="float">
            <text:p>575.7</text:p>
          </table:table-cell>
          <table:table-cell office:value-type="float" office:value="519.211672996511" calcext:value-type="float">
            <text:p>519.2</text:p>
          </table:table-cell>
          <table:table-cell office:value-type="float" office:value="514.409349696034" calcext:value-type="float">
            <text:p>514.4</text:p>
          </table:table-cell>
          <table:table-cell office:value-type="float" office:value="497.374143532312" calcext:value-type="float">
            <text:p>497.4</text:p>
          </table:table-cell>
          <table:table-cell office:value-type="float" office:value="473.136047845833" calcext:value-type="float">
            <text:p>473.1</text:p>
          </table:table-cell>
          <table:table-cell office:value-type="float" office:value="420.687423560713" calcext:value-type="float">
            <text:p>420.7</text:p>
          </table:table-cell>
          <table:table-cell office:value-type="float" office:value="406.114128224627" calcext:value-type="float">
            <text:p>406.1</text:p>
          </table:table-cell>
          <table:table-cell office:value-type="float" office:value="365.363190647269" calcext:value-type="float">
            <text:p>365.4</text:p>
          </table:table-cell>
          <table:table-cell office:value-type="float" office:value="381.290516085687" calcext:value-type="float">
            <text:p>381.3</text:p>
          </table:table-cell>
          <table:table-cell office:value-type="float" office:value="351.771377974351" calcext:value-type="float">
            <text:p>351.8</text:p>
          </table:table-cell>
          <table:table-cell office:value-type="float" office:value="344.626722334994" calcext:value-type="float">
            <text:p>344.6</text:p>
          </table:table-cell>
          <table:table-cell office:value-type="float" office:value="339.564452200505" calcext:value-type="float">
            <text:p>339.6</text:p>
          </table:table-cell>
          <table:table-cell office:value-type="float" office:value="325.217816959446" calcext:value-type="float">
            <text:p>325.2</text:p>
          </table:table-cell>
          <table:table-cell office:value-type="float" office:value="358.968504488625" calcext:value-type="float">
            <text:p>359.0</text:p>
          </table:table-cell>
          <table:table-cell office:value-type="float" office:value="274.421775334583" calcext:value-type="float">
            <text:p>274.4</text:p>
          </table:table-cell>
          <table:table-cell office:value-type="float" office:value="290.617469842862" calcext:value-type="float">
            <text:p>290.6</text:p>
          </table:table-cell>
          <table:table-cell table:style-name="ce14" office:value-type="float" office:value="209.367363349319" calcext:value-type="float">
            <text:p>209.4</text:p>
          </table:table-cell>
          <table:table-cell table:number-columns-repeated="951"/>
        </table:table-row>
        <table:table-row table:style-name="ro1">
          <table:table-cell table:style-name="ce3" table:formula="of:=[.A34]+1" office:value-type="date" office:date-value="2016-04-03" calcext:value-type="date">
            <text:p>Apr 3, 16</text:p>
          </table:table-cell>
          <table:table-cell table:style-name="ce7" office:value-type="float" office:value="36.058668270986" calcext:value-type="float">
            <text:p>36.1</text:p>
          </table:table-cell>
          <table:table-cell office:value-type="float" office:value="45.029107855113" calcext:value-type="float">
            <text:p>45.0</text:p>
          </table:table-cell>
          <table:table-cell office:value-type="float" office:value="63.9371066505066" calcext:value-type="float">
            <text:p>63.9</text:p>
          </table:table-cell>
          <table:table-cell office:value-type="float" office:value="106.038411334225" calcext:value-type="float">
            <text:p>106.0</text:p>
          </table:table-cell>
          <table:table-cell office:value-type="float" office:value="123.827555112058" calcext:value-type="float">
            <text:p>123.8</text:p>
          </table:table-cell>
          <table:table-cell office:value-type="float" office:value="199.68950684455" calcext:value-type="float">
            <text:p>199.7</text:p>
          </table:table-cell>
          <table:table-cell office:value-type="float" office:value="275.407038485379" calcext:value-type="float">
            <text:p>275.4</text:p>
          </table:table-cell>
          <table:table-cell office:value-type="float" office:value="316.104508359426" calcext:value-type="float">
            <text:p>316.1</text:p>
          </table:table-cell>
          <table:table-cell office:value-type="float" office:value="355.549127272134" calcext:value-type="float">
            <text:p>355.5</text:p>
          </table:table-cell>
          <table:table-cell office:value-type="float" office:value="388.37838331263" calcext:value-type="float">
            <text:p>388.4</text:p>
          </table:table-cell>
          <table:table-cell office:value-type="float" office:value="410.181061820934" calcext:value-type="float">
            <text:p>410.2</text:p>
          </table:table-cell>
          <table:table-cell office:value-type="float" office:value="356.401280554161" calcext:value-type="float">
            <text:p>356.4</text:p>
          </table:table-cell>
          <table:table-cell office:value-type="float" office:value="347.398752684609" calcext:value-type="float">
            <text:p>347.4</text:p>
          </table:table-cell>
          <table:table-cell office:value-type="float" office:value="332.686510777659" calcext:value-type="float">
            <text:p>332.7</text:p>
          </table:table-cell>
          <table:table-cell office:value-type="float" office:value="386.981730647842" calcext:value-type="float">
            <text:p>387.0</text:p>
          </table:table-cell>
          <table:table-cell office:value-type="float" office:value="461.34886952434" calcext:value-type="float">
            <text:p>461.3</text:p>
          </table:table-cell>
          <table:table-cell office:value-type="float" office:value="426.622149907485" calcext:value-type="float">
            <text:p>426.6</text:p>
          </table:table-cell>
          <table:table-cell office:value-type="float" office:value="367.187330171497" calcext:value-type="float">
            <text:p>367.2</text:p>
          </table:table-cell>
          <table:table-cell office:value-type="float" office:value="329.691599938196" calcext:value-type="float">
            <text:p>329.7</text:p>
          </table:table-cell>
          <table:table-cell office:value-type="float" office:value="331.434265490216" calcext:value-type="float">
            <text:p>331.4</text:p>
          </table:table-cell>
          <table:table-cell office:value-type="float" office:value="373.746792746974" calcext:value-type="float">
            <text:p>373.7</text:p>
          </table:table-cell>
          <table:table-cell office:value-type="float" office:value="405.609366412494" calcext:value-type="float">
            <text:p>405.6</text:p>
          </table:table-cell>
          <table:table-cell office:value-type="float" office:value="461.607101324066" calcext:value-type="float">
            <text:p>461.6</text:p>
          </table:table-cell>
          <table:table-cell office:value-type="float" office:value="450.094054318711" calcext:value-type="float">
            <text:p>450.1</text:p>
          </table:table-cell>
          <table:table-cell office:value-type="float" office:value="449.782455891789" calcext:value-type="float">
            <text:p>449.8</text:p>
          </table:table-cell>
          <table:table-cell office:value-type="float" office:value="472.018100194819" calcext:value-type="float">
            <text:p>472.0</text:p>
          </table:table-cell>
          <table:table-cell office:value-type="float" office:value="446.286054647114" calcext:value-type="float">
            <text:p>446.3</text:p>
          </table:table-cell>
          <table:table-cell office:value-type="float" office:value="543.6687849792" calcext:value-type="float">
            <text:p>543.7</text:p>
          </table:table-cell>
          <table:table-cell office:value-type="float" office:value="529.370514306131" calcext:value-type="float">
            <text:p>529.4</text:p>
          </table:table-cell>
          <table:table-cell office:value-type="float" office:value="541.04409423153" calcext:value-type="float">
            <text:p>541.0</text:p>
          </table:table-cell>
          <table:table-cell office:value-type="float" office:value="544.46063228722" calcext:value-type="float">
            <text:p>544.5</text:p>
          </table:table-cell>
          <table:table-cell office:value-type="float" office:value="504.345471006409" calcext:value-type="float">
            <text:p>504.3</text:p>
          </table:table-cell>
          <table:table-cell office:value-type="float" office:value="474.904819773105" calcext:value-type="float">
            <text:p>474.9</text:p>
          </table:table-cell>
          <table:table-cell office:value-type="float" office:value="483.692221602064" calcext:value-type="float">
            <text:p>483.7</text:p>
          </table:table-cell>
          <table:table-cell office:value-type="float" office:value="456.801068977384" calcext:value-type="float">
            <text:p>456.8</text:p>
          </table:table-cell>
          <table:table-cell office:value-type="float" office:value="407.819603071898" calcext:value-type="float">
            <text:p>407.8</text:p>
          </table:table-cell>
          <table:table-cell office:value-type="float" office:value="383.603984222946" calcext:value-type="float">
            <text:p>383.6</text:p>
          </table:table-cell>
          <table:table-cell office:value-type="float" office:value="392.688124320962" calcext:value-type="float">
            <text:p>392.7</text:p>
          </table:table-cell>
          <table:table-cell office:value-type="float" office:value="287.671617433622" calcext:value-type="float">
            <text:p>287.7</text:p>
          </table:table-cell>
          <table:table-cell office:value-type="float" office:value="252.496105601232" calcext:value-type="float">
            <text:p>252.5</text:p>
          </table:table-cell>
          <table:table-cell office:value-type="float" office:value="296.907456996738" calcext:value-type="float">
            <text:p>296.9</text:p>
          </table:table-cell>
          <table:table-cell office:value-type="float" office:value="256.547762484326" calcext:value-type="float">
            <text:p>256.5</text:p>
          </table:table-cell>
          <table:table-cell office:value-type="float" office:value="258.944530557735" calcext:value-type="float">
            <text:p>258.9</text:p>
          </table:table-cell>
          <table:table-cell office:value-type="float" office:value="296.599905086627" calcext:value-type="float">
            <text:p>296.6</text:p>
          </table:table-cell>
          <table:table-cell office:value-type="float" office:value="309.835149645504" calcext:value-type="float">
            <text:p>309.8</text:p>
          </table:table-cell>
          <table:table-cell office:value-type="float" office:value="246.591813021005" calcext:value-type="float">
            <text:p>246.6</text:p>
          </table:table-cell>
          <table:table-cell office:value-type="float" office:value="175.184932341326" calcext:value-type="float">
            <text:p>175.2</text:p>
          </table:table-cell>
          <table:table-cell office:value-type="float" office:value="169.790853543814" calcext:value-type="float">
            <text:p>169.8</text:p>
          </table:table-cell>
          <table:table-cell office:value-type="float" office:value="122.60117979641" calcext:value-type="float">
            <text:p>122.6</text:p>
          </table:table-cell>
          <table:table-cell office:value-type="float" office:value="122.604552752118" calcext:value-type="float">
            <text:p>122.6</text:p>
          </table:table-cell>
          <table:table-cell office:value-type="float" office:value="144.099295074917" calcext:value-type="float">
            <text:p>144.1</text:p>
          </table:table-cell>
          <table:table-cell office:value-type="float" office:value="124.988098513613" calcext:value-type="float">
            <text:p>125.0</text:p>
          </table:table-cell>
          <table:table-cell office:value-type="float" office:value="124.823091265416" calcext:value-type="float">
            <text:p>124.8</text:p>
          </table:table-cell>
          <table:table-cell office:value-type="float" office:value="184.274478386429" calcext:value-type="float">
            <text:p>184.3</text:p>
          </table:table-cell>
          <table:table-cell office:value-type="float" office:value="190.137499116195" calcext:value-type="float">
            <text:p>190.1</text:p>
          </table:table-cell>
          <table:table-cell office:value-type="float" office:value="161.340251479574" calcext:value-type="float">
            <text:p>161.3</text:p>
          </table:table-cell>
          <table:table-cell office:value-type="float" office:value="191.1452877681" calcext:value-type="float">
            <text:p>191.1</text:p>
          </table:table-cell>
          <table:table-cell office:value-type="float" office:value="154.81195948595" calcext:value-type="float">
            <text:p>154.8</text:p>
          </table:table-cell>
          <table:table-cell office:value-type="float" office:value="140.900901847735" calcext:value-type="float">
            <text:p>140.9</text:p>
          </table:table-cell>
          <table:table-cell office:value-type="float" office:value="70.047130431694" calcext:value-type="float">
            <text:p>70.0</text:p>
          </table:table-cell>
          <table:table-cell office:value-type="float" office:value="88.531714279074" calcext:value-type="float">
            <text:p>88.5</text:p>
          </table:table-cell>
          <table:table-cell office:value-type="float" office:value="103.420459701136" calcext:value-type="float">
            <text:p>103.4</text:p>
          </table:table-cell>
          <table:table-cell office:value-type="float" office:value="109.093459603241" calcext:value-type="float">
            <text:p>109.1</text:p>
          </table:table-cell>
          <table:table-cell office:value-type="float" office:value="76.3135881996667" calcext:value-type="float">
            <text:p>76.3</text:p>
          </table:table-cell>
          <table:table-cell office:value-type="float" office:value="89.286395409983" calcext:value-type="float">
            <text:p>89.3</text:p>
          </table:table-cell>
          <table:table-cell office:value-type="float" office:value="15.2809211412976" calcext:value-type="float">
            <text:p>15.3</text:p>
          </table:table-cell>
          <table:table-cell office:value-type="float" office:value="24.7223237431685" calcext:value-type="float">
            <text:p>24.7</text:p>
          </table:table-cell>
          <table:table-cell office:value-type="float" office:value="20.2632103878885" calcext:value-type="float">
            <text:p>20.3</text:p>
          </table:table-cell>
          <table:table-cell office:value-type="float" office:value="23.2590824521109" calcext:value-type="float">
            <text:p>23.3</text:p>
          </table:table-cell>
          <table:table-cell office:value-type="float" office:value="47.857084859605" calcext:value-type="float">
            <text:p>47.9</text:p>
          </table:table-cell>
          <table:table-cell office:value-type="float" office:value="63.0575991500142" calcext:value-type="float">
            <text:p>63.1</text:p>
          </table:table-cell>
          <table:table-cell table:style-name="ce14" office:value-type="float" office:value="69.1160604167842" calcext:value-type="float">
            <text:p>69.1</text:p>
          </table:table-cell>
          <table:table-cell table:number-columns-repeated="951"/>
        </table:table-row>
        <table:table-row table:style-name="ro1">
          <table:table-cell table:style-name="ce3" table:formula="of:=[.A35]+1" office:value-type="date" office:date-value="2016-04-04" calcext:value-type="date">
            <text:p>Apr 4, 16</text:p>
          </table:table-cell>
          <table:table-cell table:style-name="ce7" office:value-type="float" office:value="636.919145112209" calcext:value-type="float">
            <text:p>636.9</text:p>
          </table:table-cell>
          <table:table-cell office:value-type="float" office:value="616.167782175125" calcext:value-type="float">
            <text:p>616.2</text:p>
          </table:table-cell>
          <table:table-cell office:value-type="float" office:value="588.049413572668" calcext:value-type="float">
            <text:p>588.0</text:p>
          </table:table-cell>
          <table:table-cell office:value-type="float" office:value="591.605884247436" calcext:value-type="float">
            <text:p>591.6</text:p>
          </table:table-cell>
          <table:table-cell office:value-type="float" office:value="603.012268007719" calcext:value-type="float">
            <text:p>603.0</text:p>
          </table:table-cell>
          <table:table-cell office:value-type="float" office:value="561.563499848916" calcext:value-type="float">
            <text:p>561.6</text:p>
          </table:table-cell>
          <table:table-cell office:value-type="float" office:value="529.19211217886" calcext:value-type="float">
            <text:p>529.2</text:p>
          </table:table-cell>
          <table:table-cell office:value-type="float" office:value="538.9385466065" calcext:value-type="float">
            <text:p>538.9</text:p>
          </table:table-cell>
          <table:table-cell office:value-type="float" office:value="513.584340404807" calcext:value-type="float">
            <text:p>513.6</text:p>
          </table:table-cell>
          <table:table-cell office:value-type="float" office:value="492.482194661147" calcext:value-type="float">
            <text:p>492.5</text:p>
          </table:table-cell>
          <table:table-cell office:value-type="float" office:value="358.37182639121" calcext:value-type="float">
            <text:p>358.4</text:p>
          </table:table-cell>
          <table:table-cell office:value-type="float" office:value="268.800449685394" calcext:value-type="float">
            <text:p>268.8</text:p>
          </table:table-cell>
          <table:table-cell office:value-type="float" office:value="278.140768031428" calcext:value-type="float">
            <text:p>278.1</text:p>
          </table:table-cell>
          <table:table-cell office:value-type="float" office:value="230.879139646624" calcext:value-type="float">
            <text:p>230.9</text:p>
          </table:table-cell>
          <table:table-cell office:value-type="float" office:value="213.995828973502" calcext:value-type="float">
            <text:p>214.0</text:p>
          </table:table-cell>
          <table:table-cell office:value-type="float" office:value="229.364019097247" calcext:value-type="float">
            <text:p>229.4</text:p>
          </table:table-cell>
          <table:table-cell office:value-type="float" office:value="218.311365448351" calcext:value-type="float">
            <text:p>218.3</text:p>
          </table:table-cell>
          <table:table-cell office:value-type="float" office:value="206.322034998372" calcext:value-type="float">
            <text:p>206.3</text:p>
          </table:table-cell>
          <table:table-cell office:value-type="float" office:value="159.438503832678" calcext:value-type="float">
            <text:p>159.4</text:p>
          </table:table-cell>
          <table:table-cell office:value-type="float" office:value="89.2608934068806" calcext:value-type="float">
            <text:p>89.3</text:p>
          </table:table-cell>
          <table:table-cell office:value-type="float" office:value="123.521329654968" calcext:value-type="float">
            <text:p>123.5</text:p>
          </table:table-cell>
          <table:table-cell office:value-type="float" office:value="75.8501766890593" calcext:value-type="float">
            <text:p>75.9</text:p>
          </table:table-cell>
          <table:table-cell office:value-type="float" office:value="93.4215729997067" calcext:value-type="float">
            <text:p>93.4</text:p>
          </table:table-cell>
          <table:table-cell office:value-type="float" office:value="66.2755394657936" calcext:value-type="float">
            <text:p>66.3</text:p>
          </table:table-cell>
          <table:table-cell office:value-type="float" office:value="51.356671009535" calcext:value-type="float">
            <text:p>51.4</text:p>
          </table:table-cell>
          <table:table-cell office:value-type="float" office:value="29.0193791036347" calcext:value-type="float">
            <text:p>29.0</text:p>
          </table:table-cell>
          <table:table-cell office:value-type="float" office:value="20.9507651889349" calcext:value-type="float">
            <text:p>21.0</text:p>
          </table:table-cell>
          <table:table-cell office:value-type="float" office:value="14.0741710668866" calcext:value-type="float">
            <text:p>14.1</text:p>
          </table:table-cell>
          <table:table-cell office:value-type="float" office:value="12.0911263958532" calcext:value-type="float">
            <text:p>12.1</text:p>
          </table:table-cell>
          <table:table-cell office:value-type="float" office:value="74.9188730494348" calcext:value-type="float">
            <text:p>74.9</text:p>
          </table:table-cell>
          <table:table-cell office:value-type="float" office:value="108.209666228924" calcext:value-type="float">
            <text:p>108.2</text:p>
          </table:table-cell>
          <table:table-cell office:value-type="float" office:value="120.417471520052" calcext:value-type="float">
            <text:p>120.4</text:p>
          </table:table-cell>
          <table:table-cell office:value-type="float" office:value="196.325597276221" calcext:value-type="float">
            <text:p>196.3</text:p>
          </table:table-cell>
          <table:table-cell office:value-type="float" office:value="214.080645671276" calcext:value-type="float">
            <text:p>214.1</text:p>
          </table:table-cell>
          <table:table-cell office:value-type="float" office:value="340.922347722498" calcext:value-type="float">
            <text:p>340.9</text:p>
          </table:table-cell>
          <table:table-cell office:value-type="float" office:value="395.320632347815" calcext:value-type="float">
            <text:p>395.3</text:p>
          </table:table-cell>
          <table:table-cell office:value-type="float" office:value="445.060925102393" calcext:value-type="float">
            <text:p>445.1</text:p>
          </table:table-cell>
          <table:table-cell office:value-type="float" office:value="298.334434024961" calcext:value-type="float">
            <text:p>298.3</text:p>
          </table:table-cell>
          <table:table-cell office:value-type="float" office:value="352.963430925076" calcext:value-type="float">
            <text:p>353.0</text:p>
          </table:table-cell>
          <table:table-cell office:value-type="float" office:value="343.557101851439" calcext:value-type="float">
            <text:p>343.6</text:p>
          </table:table-cell>
          <table:table-cell office:value-type="float" office:value="313.014973952083" calcext:value-type="float">
            <text:p>313.0</text:p>
          </table:table-cell>
          <table:table-cell office:value-type="float" office:value="336.150508955792" calcext:value-type="float">
            <text:p>336.2</text:p>
          </table:table-cell>
          <table:table-cell office:value-type="float" office:value="334.525473200415" calcext:value-type="float">
            <text:p>334.5</text:p>
          </table:table-cell>
          <table:table-cell office:value-type="float" office:value="149.126908459899" calcext:value-type="float">
            <text:p>149.1</text:p>
          </table:table-cell>
          <table:table-cell office:value-type="float" office:value="157.611268481181" calcext:value-type="float">
            <text:p>157.6</text:p>
          </table:table-cell>
          <table:table-cell office:value-type="float" office:value="127.343118070151" calcext:value-type="float">
            <text:p>127.3</text:p>
          </table:table-cell>
          <table:table-cell office:value-type="float" office:value="120.440646936829" calcext:value-type="float">
            <text:p>120.4</text:p>
          </table:table-cell>
          <table:table-cell office:value-type="float" office:value="141.884282171722" calcext:value-type="float">
            <text:p>141.9</text:p>
          </table:table-cell>
          <table:table-cell office:value-type="float" office:value="130.702586318632" calcext:value-type="float">
            <text:p>130.7</text:p>
          </table:table-cell>
          <table:table-cell office:value-type="float" office:value="180.154466875486" calcext:value-type="float">
            <text:p>180.2</text:p>
          </table:table-cell>
          <table:table-cell office:value-type="float" office:value="145.878240519984" calcext:value-type="float">
            <text:p>145.9</text:p>
          </table:table-cell>
          <table:table-cell office:value-type="float" office:value="128.292547323445" calcext:value-type="float">
            <text:p>128.3</text:p>
          </table:table-cell>
          <table:table-cell office:value-type="float" office:value="97.6756836930549" calcext:value-type="float">
            <text:p>97.7</text:p>
          </table:table-cell>
          <table:table-cell office:value-type="float" office:value="115.751397160728" calcext:value-type="float">
            <text:p>115.8</text:p>
          </table:table-cell>
          <table:table-cell office:value-type="float" office:value="133.377681176702" calcext:value-type="float">
            <text:p>133.4</text:p>
          </table:table-cell>
          <table:table-cell office:value-type="float" office:value="148.405980550521" calcext:value-type="float">
            <text:p>148.4</text:p>
          </table:table-cell>
          <table:table-cell office:value-type="float" office:value="96.4242379467944" calcext:value-type="float">
            <text:p>96.4</text:p>
          </table:table-cell>
          <table:table-cell office:value-type="float" office:value="106.324490431325" calcext:value-type="float">
            <text:p>106.3</text:p>
          </table:table-cell>
          <table:table-cell office:value-type="float" office:value="95.8558749830812" calcext:value-type="float">
            <text:p>95.9</text:p>
          </table:table-cell>
          <table:table-cell office:value-type="float" office:value="84.064872050365" calcext:value-type="float">
            <text:p>84.1</text:p>
          </table:table-cell>
          <table:table-cell office:value-type="float" office:value="82.1594154356289" calcext:value-type="float">
            <text:p>82.2</text:p>
          </table:table-cell>
          <table:table-cell office:value-type="float" office:value="82.2215462970446" calcext:value-type="float">
            <text:p>82.2</text:p>
          </table:table-cell>
          <table:table-cell office:value-type="float" office:value="100.69947761654" calcext:value-type="float">
            <text:p>100.7</text:p>
          </table:table-cell>
          <table:table-cell office:value-type="float" office:value="80.4188209912229" calcext:value-type="float">
            <text:p>80.4</text:p>
          </table:table-cell>
          <table:table-cell office:value-type="float" office:value="93.8087565906435" calcext:value-type="float">
            <text:p>93.8</text:p>
          </table:table-cell>
          <table:table-cell office:value-type="float" office:value="105.631924007369" calcext:value-type="float">
            <text:p>105.6</text:p>
          </table:table-cell>
          <table:table-cell office:value-type="float" office:value="104.719315129299" calcext:value-type="float">
            <text:p>104.7</text:p>
          </table:table-cell>
          <table:table-cell office:value-type="float" office:value="105.183513251485" calcext:value-type="float">
            <text:p>105.2</text:p>
          </table:table-cell>
          <table:table-cell office:value-type="float" office:value="71.5092067332701" calcext:value-type="float">
            <text:p>71.5</text:p>
          </table:table-cell>
          <table:table-cell office:value-type="float" office:value="53.6842443217842" calcext:value-type="float">
            <text:p>53.7</text:p>
          </table:table-cell>
          <table:table-cell office:value-type="float" office:value="97.9155430871859" calcext:value-type="float">
            <text:p>97.9</text:p>
          </table:table-cell>
          <table:table-cell table:style-name="ce14" office:value-type="float" office:value="210.721711122072" calcext:value-type="float">
            <text:p>210.7</text:p>
          </table:table-cell>
          <table:table-cell table:number-columns-repeated="951"/>
        </table:table-row>
        <table:table-row table:style-name="ro1">
          <table:table-cell table:style-name="ce3" table:formula="of:=[.A36]+1" office:value-type="date" office:date-value="2016-04-05" calcext:value-type="date">
            <text:p>Apr 5, 16</text:p>
          </table:table-cell>
          <table:table-cell table:style-name="ce7" office:value-type="float" office:value="61.514142241042" calcext:value-type="float">
            <text:p>61.5</text:p>
          </table:table-cell>
          <table:table-cell office:value-type="float" office:value="49.0241754283063" calcext:value-type="float">
            <text:p>49.0</text:p>
          </table:table-cell>
          <table:table-cell office:value-type="float" office:value="30.719010522137" calcext:value-type="float">
            <text:p>30.7</text:p>
          </table:table-cell>
          <table:table-cell office:value-type="float" office:value="26.7842862719812" calcext:value-type="float">
            <text:p>26.8</text:p>
          </table:table-cell>
          <table:table-cell office:value-type="float" office:value="21.6827095755654" calcext:value-type="float">
            <text:p>21.7</text:p>
          </table:table-cell>
          <table:table-cell office:value-type="float" office:value="15.8135305380005" calcext:value-type="float">
            <text:p>15.8</text:p>
          </table:table-cell>
          <table:table-cell office:value-type="float" office:value="8.39257190540515" calcext:value-type="float">
            <text:p>8.4</text:p>
          </table:table-cell>
          <table:table-cell office:value-type="float" office:value="22.6084300031833" calcext:value-type="float">
            <text:p>22.6</text:p>
          </table:table-cell>
          <table:table-cell office:value-type="float" office:value="27.0005714886244" calcext:value-type="float">
            <text:p>27.0</text:p>
          </table:table-cell>
          <table:table-cell office:value-type="float" office:value="46.8104621232321" calcext:value-type="float">
            <text:p>46.8</text:p>
          </table:table-cell>
          <table:table-cell office:value-type="float" office:value="45.3796735569732" calcext:value-type="float">
            <text:p>45.4</text:p>
          </table:table-cell>
          <table:table-cell office:value-type="float" office:value="75.9546469592975" calcext:value-type="float">
            <text:p>76.0</text:p>
          </table:table-cell>
          <table:table-cell office:value-type="float" office:value="107.637621321698" calcext:value-type="float">
            <text:p>107.6</text:p>
          </table:table-cell>
          <table:table-cell office:value-type="float" office:value="146.201484371663" calcext:value-type="float">
            <text:p>146.2</text:p>
          </table:table-cell>
          <table:table-cell office:value-type="float" office:value="140.975103483764" calcext:value-type="float">
            <text:p>141.0</text:p>
          </table:table-cell>
          <table:table-cell office:value-type="float" office:value="164.694686258214" calcext:value-type="float">
            <text:p>164.7</text:p>
          </table:table-cell>
          <table:table-cell office:value-type="float" office:value="245.38051753306" calcext:value-type="float">
            <text:p>245.4</text:p>
          </table:table-cell>
          <table:table-cell office:value-type="float" office:value="236.017498883062" calcext:value-type="float">
            <text:p>236.0</text:p>
          </table:table-cell>
          <table:table-cell office:value-type="float" office:value="307.614624686489" calcext:value-type="float">
            <text:p>307.6</text:p>
          </table:table-cell>
          <table:table-cell office:value-type="float" office:value="307.797192734183" calcext:value-type="float">
            <text:p>307.8</text:p>
          </table:table-cell>
          <table:table-cell office:value-type="float" office:value="286.313723425478" calcext:value-type="float">
            <text:p>286.3</text:p>
          </table:table-cell>
          <table:table-cell office:value-type="float" office:value="139.980363113196" calcext:value-type="float">
            <text:p>140.0</text:p>
          </table:table-cell>
          <table:table-cell office:value-type="float" office:value="216.292579011076" calcext:value-type="float">
            <text:p>216.3</text:p>
          </table:table-cell>
          <table:table-cell office:value-type="float" office:value="167.2782045073" calcext:value-type="float">
            <text:p>167.3</text:p>
          </table:table-cell>
          <table:table-cell office:value-type="float" office:value="155.374976909715" calcext:value-type="float">
            <text:p>155.4</text:p>
          </table:table-cell>
          <table:table-cell office:value-type="float" office:value="284.679925005193" calcext:value-type="float">
            <text:p>284.7</text:p>
          </table:table-cell>
          <table:table-cell office:value-type="float" office:value="194.303984275742" calcext:value-type="float">
            <text:p>194.3</text:p>
          </table:table-cell>
          <table:table-cell office:value-type="float" office:value="244.013900777915" calcext:value-type="float">
            <text:p>244.0</text:p>
          </table:table-cell>
          <table:table-cell office:value-type="float" office:value="199.489168022061" calcext:value-type="float">
            <text:p>199.5</text:p>
          </table:table-cell>
          <table:table-cell office:value-type="float" office:value="150.919102366918" calcext:value-type="float">
            <text:p>150.9</text:p>
          </table:table-cell>
          <table:table-cell office:value-type="float" office:value="106.589061960581" calcext:value-type="float">
            <text:p>106.6</text:p>
          </table:table-cell>
          <table:table-cell office:value-type="float" office:value="120.133124823815" calcext:value-type="float">
            <text:p>120.1</text:p>
          </table:table-cell>
          <table:table-cell office:value-type="float" office:value="92.6021503206889" calcext:value-type="float">
            <text:p>92.6</text:p>
          </table:table-cell>
          <table:table-cell office:value-type="float" office:value="74.504779127326" calcext:value-type="float">
            <text:p>74.5</text:p>
          </table:table-cell>
          <table:table-cell office:value-type="float" office:value="74.3651951660818" calcext:value-type="float">
            <text:p>74.4</text:p>
          </table:table-cell>
          <table:table-cell office:value-type="float" office:value="97.9051493278471" calcext:value-type="float">
            <text:p>97.9</text:p>
          </table:table-cell>
          <table:table-cell office:value-type="float" office:value="97.2051901052854" calcext:value-type="float">
            <text:p>97.2</text:p>
          </table:table-cell>
          <table:table-cell office:value-type="float" office:value="73.4449152532399" calcext:value-type="float">
            <text:p>73.4</text:p>
          </table:table-cell>
          <table:table-cell office:value-type="float" office:value="50.4590973242561" calcext:value-type="float">
            <text:p>50.5</text:p>
          </table:table-cell>
          <table:table-cell office:value-type="float" office:value="42.7867608355217" calcext:value-type="float">
            <text:p>42.8</text:p>
          </table:table-cell>
          <table:table-cell office:value-type="float" office:value="39.5706148410562" calcext:value-type="float">
            <text:p>39.6</text:p>
          </table:table-cell>
          <table:table-cell office:value-type="float" office:value="40.7967246509923" calcext:value-type="float">
            <text:p>40.8</text:p>
          </table:table-cell>
          <table:table-cell office:value-type="float" office:value="34.8942375974493" calcext:value-type="float">
            <text:p>34.9</text:p>
          </table:table-cell>
          <table:table-cell office:value-type="float" office:value="20.6277750663061" calcext:value-type="float">
            <text:p>20.6</text:p>
          </table:table-cell>
          <table:table-cell office:value-type="float" office:value="11.1698029452516" calcext:value-type="float">
            <text:p>11.2</text:p>
          </table:table-cell>
          <table:table-cell office:value-type="float" office:value="20.38327094584" calcext:value-type="float">
            <text:p>20.4</text:p>
          </table:table-cell>
          <table:table-cell office:value-type="float" office:value="34.0134897969483" calcext:value-type="float">
            <text:p>34.0</text:p>
          </table:table-cell>
          <table:table-cell office:value-type="float" office:value="37.6759268537403" calcext:value-type="float">
            <text:p>37.7</text:p>
          </table:table-cell>
          <table:table-cell office:value-type="float" office:value="44.2074957533907" calcext:value-type="float">
            <text:p>44.2</text:p>
          </table:table-cell>
          <table:table-cell office:value-type="float" office:value="61.8963230602077" calcext:value-type="float">
            <text:p>61.9</text:p>
          </table:table-cell>
          <table:table-cell office:value-type="float" office:value="112.540757378747" calcext:value-type="float">
            <text:p>112.5</text:p>
          </table:table-cell>
          <table:table-cell office:value-type="float" office:value="123.449210412466" calcext:value-type="float">
            <text:p>123.4</text:p>
          </table:table-cell>
          <table:table-cell office:value-type="float" office:value="183.613854917612" calcext:value-type="float">
            <text:p>183.6</text:p>
          </table:table-cell>
          <table:table-cell office:value-type="float" office:value="196.727491190666" calcext:value-type="float">
            <text:p>196.7</text:p>
          </table:table-cell>
          <table:table-cell office:value-type="float" office:value="244.145857971256" calcext:value-type="float">
            <text:p>244.1</text:p>
          </table:table-cell>
          <table:table-cell office:value-type="float" office:value="248.229656581228" calcext:value-type="float">
            <text:p>248.2</text:p>
          </table:table-cell>
          <table:table-cell office:value-type="float" office:value="245.900607545653" calcext:value-type="float">
            <text:p>245.9</text:p>
          </table:table-cell>
          <table:table-cell office:value-type="float" office:value="166.944071392226" calcext:value-type="float">
            <text:p>166.9</text:p>
          </table:table-cell>
          <table:table-cell office:value-type="float" office:value="179.626975545129" calcext:value-type="float">
            <text:p>179.6</text:p>
          </table:table-cell>
          <table:table-cell office:value-type="float" office:value="147.306492124777" calcext:value-type="float">
            <text:p>147.3</text:p>
          </table:table-cell>
          <table:table-cell office:value-type="float" office:value="170.287377359814" calcext:value-type="float">
            <text:p>170.3</text:p>
          </table:table-cell>
          <table:table-cell office:value-type="float" office:value="235.153720723852" calcext:value-type="float">
            <text:p>235.2</text:p>
          </table:table-cell>
          <table:table-cell office:value-type="float" office:value="250.887593952334" calcext:value-type="float">
            <text:p>250.9</text:p>
          </table:table-cell>
          <table:table-cell office:value-type="float" office:value="172.667354283865" calcext:value-type="float">
            <text:p>172.7</text:p>
          </table:table-cell>
          <table:table-cell office:value-type="float" office:value="278.960498780916" calcext:value-type="float">
            <text:p>279.0</text:p>
          </table:table-cell>
          <table:table-cell office:value-type="float" office:value="305.880759144551" calcext:value-type="float">
            <text:p>305.9</text:p>
          </table:table-cell>
          <table:table-cell office:value-type="float" office:value="242.716908599624" calcext:value-type="float">
            <text:p>242.7</text:p>
          </table:table-cell>
          <table:table-cell office:value-type="float" office:value="264.05074175754" calcext:value-type="float">
            <text:p>264.1</text:p>
          </table:table-cell>
          <table:table-cell office:value-type="float" office:value="225.471798590729" calcext:value-type="float">
            <text:p>225.5</text:p>
          </table:table-cell>
          <table:table-cell office:value-type="float" office:value="188.227123024702" calcext:value-type="float">
            <text:p>188.2</text:p>
          </table:table-cell>
          <table:table-cell office:value-type="float" office:value="200.097024469971" calcext:value-type="float">
            <text:p>200.1</text:p>
          </table:table-cell>
          <table:table-cell table:style-name="ce14" office:value-type="float" office:value="230.011662375518" calcext:value-type="float">
            <text:p>230.0</text:p>
          </table:table-cell>
          <table:table-cell table:number-columns-repeated="951"/>
        </table:table-row>
        <table:table-row table:style-name="ro1">
          <table:table-cell table:style-name="ce3" table:formula="of:=[.A37]+1" office:value-type="date" office:date-value="2016-04-06" calcext:value-type="date">
            <text:p>Apr 6, 16</text:p>
          </table:table-cell>
          <table:table-cell table:style-name="ce7" office:value-type="float" office:value="200.441591179496" calcext:value-type="float">
            <text:p>200.4</text:p>
          </table:table-cell>
          <table:table-cell office:value-type="float" office:value="209.911201758897" calcext:value-type="float">
            <text:p>209.9</text:p>
          </table:table-cell>
          <table:table-cell office:value-type="float" office:value="179.923035566049" calcext:value-type="float">
            <text:p>179.9</text:p>
          </table:table-cell>
          <table:table-cell office:value-type="float" office:value="182.741303013929" calcext:value-type="float">
            <text:p>182.7</text:p>
          </table:table-cell>
          <table:table-cell office:value-type="float" office:value="167.503980859929" calcext:value-type="float">
            <text:p>167.5</text:p>
          </table:table-cell>
          <table:table-cell office:value-type="float" office:value="141.765301015087" calcext:value-type="float">
            <text:p>141.8</text:p>
          </table:table-cell>
          <table:table-cell office:value-type="float" office:value="121.99651547561" calcext:value-type="float">
            <text:p>122.0</text:p>
          </table:table-cell>
          <table:table-cell office:value-type="float" office:value="120.459450338031" calcext:value-type="float">
            <text:p>120.5</text:p>
          </table:table-cell>
          <table:table-cell office:value-type="float" office:value="98.6113544917424" calcext:value-type="float">
            <text:p>98.6</text:p>
          </table:table-cell>
          <table:table-cell office:value-type="float" office:value="70.5318443346478" calcext:value-type="float">
            <text:p>70.5</text:p>
          </table:table-cell>
          <table:table-cell office:value-type="float" office:value="89.2577284539104" calcext:value-type="float">
            <text:p>89.3</text:p>
          </table:table-cell>
          <table:table-cell office:value-type="float" office:value="99.9702460851049" calcext:value-type="float">
            <text:p>100.0</text:p>
          </table:table-cell>
          <table:table-cell office:value-type="float" office:value="102.214338164266" calcext:value-type="float">
            <text:p>102.2</text:p>
          </table:table-cell>
          <table:table-cell office:value-type="float" office:value="106.141044971011" calcext:value-type="float">
            <text:p>106.1</text:p>
          </table:table-cell>
          <table:table-cell office:value-type="float" office:value="80.9678710536715" calcext:value-type="float">
            <text:p>81.0</text:p>
          </table:table-cell>
          <table:table-cell office:value-type="float" office:value="62.577139175224" calcext:value-type="float">
            <text:p>62.6</text:p>
          </table:table-cell>
          <table:table-cell office:value-type="float" office:value="64.1356748990976" calcext:value-type="float">
            <text:p>64.1</text:p>
          </table:table-cell>
          <table:table-cell office:value-type="float" office:value="63.3117156280258" calcext:value-type="float">
            <text:p>63.3</text:p>
          </table:table-cell>
          <table:table-cell office:value-type="float" office:value="58.9548413277888" calcext:value-type="float">
            <text:p>59.0</text:p>
          </table:table-cell>
          <table:table-cell office:value-type="float" office:value="46.2362841800352" calcext:value-type="float">
            <text:p>46.2</text:p>
          </table:table-cell>
          <table:table-cell office:value-type="float" office:value="33.5621041416426" calcext:value-type="float">
            <text:p>33.6</text:p>
          </table:table-cell>
          <table:table-cell office:value-type="float" office:value="36.5678348344125" calcext:value-type="float">
            <text:p>36.6</text:p>
          </table:table-cell>
          <table:table-cell office:value-type="float" office:value="52.6013915828836" calcext:value-type="float">
            <text:p>52.6</text:p>
          </table:table-cell>
          <table:table-cell office:value-type="float" office:value="58.473053669934" calcext:value-type="float">
            <text:p>58.5</text:p>
          </table:table-cell>
          <table:table-cell office:value-type="float" office:value="77.986658629436" calcext:value-type="float">
            <text:p>78.0</text:p>
          </table:table-cell>
          <table:table-cell office:value-type="float" office:value="96.5184645571353" calcext:value-type="float">
            <text:p>96.5</text:p>
          </table:table-cell>
          <table:table-cell office:value-type="float" office:value="137.951519379253" calcext:value-type="float">
            <text:p>138.0</text:p>
          </table:table-cell>
          <table:table-cell office:value-type="float" office:value="199.402460692922" calcext:value-type="float">
            <text:p>199.4</text:p>
          </table:table-cell>
          <table:table-cell office:value-type="float" office:value="253.081394826978" calcext:value-type="float">
            <text:p>253.1</text:p>
          </table:table-cell>
          <table:table-cell office:value-type="float" office:value="295.600563167305" calcext:value-type="float">
            <text:p>295.6</text:p>
          </table:table-cell>
          <table:table-cell office:value-type="float" office:value="313.561823860644" calcext:value-type="float">
            <text:p>313.6</text:p>
          </table:table-cell>
          <table:table-cell office:value-type="float" office:value="359.348966690615" calcext:value-type="float">
            <text:p>359.3</text:p>
          </table:table-cell>
          <table:table-cell office:value-type="float" office:value="315.684173888454" calcext:value-type="float">
            <text:p>315.7</text:p>
          </table:table-cell>
          <table:table-cell office:value-type="float" office:value="243.798492203375" calcext:value-type="float">
            <text:p>243.8</text:p>
          </table:table-cell>
          <table:table-cell office:value-type="float" office:value="188.437317164593" calcext:value-type="float">
            <text:p>188.4</text:p>
          </table:table-cell>
          <table:table-cell office:value-type="float" office:value="173.160890000255" calcext:value-type="float">
            <text:p>173.2</text:p>
          </table:table-cell>
          <table:table-cell office:value-type="float" office:value="140.2834074012" calcext:value-type="float">
            <text:p>140.3</text:p>
          </table:table-cell>
          <table:table-cell office:value-type="float" office:value="218.757794225156" calcext:value-type="float">
            <text:p>218.8</text:p>
          </table:table-cell>
          <table:table-cell office:value-type="float" office:value="185.726570099509" calcext:value-type="float">
            <text:p>185.7</text:p>
          </table:table-cell>
          <table:table-cell office:value-type="float" office:value="280.200239754697" calcext:value-type="float">
            <text:p>280.2</text:p>
          </table:table-cell>
          <table:table-cell office:value-type="float" office:value="246.491507311125" calcext:value-type="float">
            <text:p>246.5</text:p>
          </table:table-cell>
          <table:table-cell office:value-type="float" office:value="256.710880480711" calcext:value-type="float">
            <text:p>256.7</text:p>
          </table:table-cell>
          <table:table-cell office:value-type="float" office:value="222.495071068042" calcext:value-type="float">
            <text:p>222.5</text:p>
          </table:table-cell>
          <table:table-cell office:value-type="float" office:value="187.225066288313" calcext:value-type="float">
            <text:p>187.2</text:p>
          </table:table-cell>
          <table:table-cell office:value-type="float" office:value="139.313998863421" calcext:value-type="float">
            <text:p>139.3</text:p>
          </table:table-cell>
          <table:table-cell office:value-type="float" office:value="122.758845930311" calcext:value-type="float">
            <text:p>122.8</text:p>
          </table:table-cell>
          <table:table-cell office:value-type="float" office:value="157.762261392744" calcext:value-type="float">
            <text:p>157.8</text:p>
          </table:table-cell>
          <table:table-cell office:value-type="float" office:value="203.804106148713" calcext:value-type="float">
            <text:p>203.8</text:p>
          </table:table-cell>
          <table:table-cell office:value-type="float" office:value="249.588722926149" calcext:value-type="float">
            <text:p>249.6</text:p>
          </table:table-cell>
          <table:table-cell office:value-type="float" office:value="228.181618466284" calcext:value-type="float">
            <text:p>228.2</text:p>
          </table:table-cell>
          <table:table-cell office:value-type="float" office:value="267.550428769942" calcext:value-type="float">
            <text:p>267.6</text:p>
          </table:table-cell>
          <table:table-cell office:value-type="float" office:value="328.931634684332" calcext:value-type="float">
            <text:p>328.9</text:p>
          </table:table-cell>
          <table:table-cell office:value-type="float" office:value="315.673468852417" calcext:value-type="float">
            <text:p>315.7</text:p>
          </table:table-cell>
          <table:table-cell office:value-type="float" office:value="297.846953391109" calcext:value-type="float">
            <text:p>297.8</text:p>
          </table:table-cell>
          <table:table-cell office:value-type="float" office:value="340.400262547802" calcext:value-type="float">
            <text:p>340.4</text:p>
          </table:table-cell>
          <table:table-cell office:value-type="float" office:value="288.056508504947" calcext:value-type="float">
            <text:p>288.1</text:p>
          </table:table-cell>
          <table:table-cell office:value-type="float" office:value="268.30148599701" calcext:value-type="float">
            <text:p>268.3</text:p>
          </table:table-cell>
          <table:table-cell office:value-type="float" office:value="275.441569771745" calcext:value-type="float">
            <text:p>275.4</text:p>
          </table:table-cell>
          <table:table-cell office:value-type="float" office:value="284.407121071423" calcext:value-type="float">
            <text:p>284.4</text:p>
          </table:table-cell>
          <table:table-cell office:value-type="float" office:value="240.461867182286" calcext:value-type="float">
            <text:p>240.5</text:p>
          </table:table-cell>
          <table:table-cell office:value-type="float" office:value="213.663008112994" calcext:value-type="float">
            <text:p>213.7</text:p>
          </table:table-cell>
          <table:table-cell office:value-type="float" office:value="206.188183122732" calcext:value-type="float">
            <text:p>206.2</text:p>
          </table:table-cell>
          <table:table-cell office:value-type="float" office:value="250.117117583441" calcext:value-type="float">
            <text:p>250.1</text:p>
          </table:table-cell>
          <table:table-cell office:value-type="float" office:value="275.182319549539" calcext:value-type="float">
            <text:p>275.2</text:p>
          </table:table-cell>
          <table:table-cell office:value-type="float" office:value="289.344982211724" calcext:value-type="float">
            <text:p>289.3</text:p>
          </table:table-cell>
          <table:table-cell office:value-type="float" office:value="295.565147020567" calcext:value-type="float">
            <text:p>295.6</text:p>
          </table:table-cell>
          <table:table-cell office:value-type="float" office:value="336.231992443406" calcext:value-type="float">
            <text:p>336.2</text:p>
          </table:table-cell>
          <table:table-cell office:value-type="float" office:value="342.669771532481" calcext:value-type="float">
            <text:p>342.7</text:p>
          </table:table-cell>
          <table:table-cell office:value-type="float" office:value="308.401548027192" calcext:value-type="float">
            <text:p>308.4</text:p>
          </table:table-cell>
          <table:table-cell office:value-type="float" office:value="317.552693582485" calcext:value-type="float">
            <text:p>317.6</text:p>
          </table:table-cell>
          <table:table-cell office:value-type="float" office:value="282.81786041525" calcext:value-type="float">
            <text:p>282.8</text:p>
          </table:table-cell>
          <table:table-cell table:style-name="ce14" office:value-type="float" office:value="278.26813056244" calcext:value-type="float">
            <text:p>278.3</text:p>
          </table:table-cell>
          <table:table-cell table:number-columns-repeated="951"/>
        </table:table-row>
        <table:table-row table:style-name="ro1">
          <table:table-cell table:style-name="ce3" table:formula="of:=[.A38]+1" office:value-type="date" office:date-value="2016-04-07" calcext:value-type="date">
            <text:p>Apr 7, 16</text:p>
          </table:table-cell>
          <table:table-cell table:style-name="ce7" office:value-type="float" office:value="38.8893798976255" calcext:value-type="float">
            <text:p>38.9</text:p>
          </table:table-cell>
          <table:table-cell office:value-type="float" office:value="37.664883522884" calcext:value-type="float">
            <text:p>37.7</text:p>
          </table:table-cell>
          <table:table-cell office:value-type="float" office:value="45.6651462438743" calcext:value-type="float">
            <text:p>45.7</text:p>
          </table:table-cell>
          <table:table-cell office:value-type="float" office:value="61.8678374161281" calcext:value-type="float">
            <text:p>61.9</text:p>
          </table:table-cell>
          <table:table-cell office:value-type="float" office:value="92.9950477645423" calcext:value-type="float">
            <text:p>93.0</text:p>
          </table:table-cell>
          <table:table-cell office:value-type="float" office:value="149.826930078997" calcext:value-type="float">
            <text:p>149.8</text:p>
          </table:table-cell>
          <table:table-cell office:value-type="float" office:value="227.448653736298" calcext:value-type="float">
            <text:p>227.4</text:p>
          </table:table-cell>
          <table:table-cell office:value-type="float" office:value="222.82390665556" calcext:value-type="float">
            <text:p>222.8</text:p>
          </table:table-cell>
          <table:table-cell office:value-type="float" office:value="219.948092950775" calcext:value-type="float">
            <text:p>219.9</text:p>
          </table:table-cell>
          <table:table-cell office:value-type="float" office:value="192.739935082866" calcext:value-type="float">
            <text:p>192.7</text:p>
          </table:table-cell>
          <table:table-cell office:value-type="float" office:value="178.426184566284" calcext:value-type="float">
            <text:p>178.4</text:p>
          </table:table-cell>
          <table:table-cell office:value-type="float" office:value="164.107596600372" calcext:value-type="float">
            <text:p>164.1</text:p>
          </table:table-cell>
          <table:table-cell office:value-type="float" office:value="150.643682019096" calcext:value-type="float">
            <text:p>150.6</text:p>
          </table:table-cell>
          <table:table-cell office:value-type="float" office:value="124.865665506872" calcext:value-type="float">
            <text:p>124.9</text:p>
          </table:table-cell>
          <table:table-cell office:value-type="float" office:value="116.536754146517" calcext:value-type="float">
            <text:p>116.5</text:p>
          </table:table-cell>
          <table:table-cell office:value-type="float" office:value="125.21336970039" calcext:value-type="float">
            <text:p>125.2</text:p>
          </table:table-cell>
          <table:table-cell office:value-type="float" office:value="119.339699040592" calcext:value-type="float">
            <text:p>119.3</text:p>
          </table:table-cell>
          <table:table-cell office:value-type="float" office:value="135.928331505886" calcext:value-type="float">
            <text:p>135.9</text:p>
          </table:table-cell>
          <table:table-cell office:value-type="float" office:value="109.46528023397" calcext:value-type="float">
            <text:p>109.5</text:p>
          </table:table-cell>
          <table:table-cell office:value-type="float" office:value="91.7923602781035" calcext:value-type="float">
            <text:p>91.8</text:p>
          </table:table-cell>
          <table:table-cell office:value-type="float" office:value="91.0555789820245" calcext:value-type="float">
            <text:p>91.1</text:p>
          </table:table-cell>
          <table:table-cell office:value-type="float" office:value="78.4942843494976" calcext:value-type="float">
            <text:p>78.5</text:p>
          </table:table-cell>
          <table:table-cell office:value-type="float" office:value="132.468460682015" calcext:value-type="float">
            <text:p>132.5</text:p>
          </table:table-cell>
          <table:table-cell office:value-type="float" office:value="142.297336742294" calcext:value-type="float">
            <text:p>142.3</text:p>
          </table:table-cell>
          <table:table-cell office:value-type="float" office:value="146.571191428231" calcext:value-type="float">
            <text:p>146.6</text:p>
          </table:table-cell>
          <table:table-cell office:value-type="float" office:value="127.314008320779" calcext:value-type="float">
            <text:p>127.3</text:p>
          </table:table-cell>
          <table:table-cell office:value-type="float" office:value="207.214672773434" calcext:value-type="float">
            <text:p>207.2</text:p>
          </table:table-cell>
          <table:table-cell office:value-type="float" office:value="240.41004194103" calcext:value-type="float">
            <text:p>240.4</text:p>
          </table:table-cell>
          <table:table-cell office:value-type="float" office:value="246.345898945445" calcext:value-type="float">
            <text:p>246.3</text:p>
          </table:table-cell>
          <table:table-cell office:value-type="float" office:value="240.15232867952" calcext:value-type="float">
            <text:p>240.2</text:p>
          </table:table-cell>
          <table:table-cell office:value-type="float" office:value="269.960816543398" calcext:value-type="float">
            <text:p>270.0</text:p>
          </table:table-cell>
          <table:table-cell office:value-type="float" office:value="219.519481558891" calcext:value-type="float">
            <text:p>219.5</text:p>
          </table:table-cell>
          <table:table-cell office:value-type="float" office:value="212.323537816497" calcext:value-type="float">
            <text:p>212.3</text:p>
          </table:table-cell>
          <table:table-cell office:value-type="float" office:value="207.410125915585" calcext:value-type="float">
            <text:p>207.4</text:p>
          </table:table-cell>
          <table:table-cell office:value-type="float" office:value="234.121209807422" calcext:value-type="float">
            <text:p>234.1</text:p>
          </table:table-cell>
          <table:table-cell office:value-type="float" office:value="147.045741010249" calcext:value-type="float">
            <text:p>147.0</text:p>
          </table:table-cell>
          <table:table-cell office:value-type="float" office:value="165.916706482504" calcext:value-type="float">
            <text:p>165.9</text:p>
          </table:table-cell>
          <table:table-cell office:value-type="float" office:value="161.655650448348" calcext:value-type="float">
            <text:p>161.7</text:p>
          </table:table-cell>
          <table:table-cell office:value-type="float" office:value="152.942160265991" calcext:value-type="float">
            <text:p>152.9</text:p>
          </table:table-cell>
          <table:table-cell office:value-type="float" office:value="168.677243602271" calcext:value-type="float">
            <text:p>168.7</text:p>
          </table:table-cell>
          <table:table-cell office:value-type="float" office:value="170.492295054637" calcext:value-type="float">
            <text:p>170.5</text:p>
          </table:table-cell>
          <table:table-cell office:value-type="float" office:value="168.905416617938" calcext:value-type="float">
            <text:p>168.9</text:p>
          </table:table-cell>
          <table:table-cell office:value-type="float" office:value="162.24290796009" calcext:value-type="float">
            <text:p>162.2</text:p>
          </table:table-cell>
          <table:table-cell office:value-type="float" office:value="146.246479406673" calcext:value-type="float">
            <text:p>146.2</text:p>
          </table:table-cell>
          <table:table-cell office:value-type="float" office:value="128.795462610499" calcext:value-type="float">
            <text:p>128.8</text:p>
          </table:table-cell>
          <table:table-cell office:value-type="float" office:value="166.115968549483" calcext:value-type="float">
            <text:p>166.1</text:p>
          </table:table-cell>
          <table:table-cell office:value-type="float" office:value="189.954102205222" calcext:value-type="float">
            <text:p>190.0</text:p>
          </table:table-cell>
          <table:table-cell office:value-type="float" office:value="260.219882504988" calcext:value-type="float">
            <text:p>260.2</text:p>
          </table:table-cell>
          <table:table-cell office:value-type="float" office:value="319.178718542617" calcext:value-type="float">
            <text:p>319.2</text:p>
          </table:table-cell>
          <table:table-cell office:value-type="float" office:value="374.507888152483" calcext:value-type="float">
            <text:p>374.5</text:p>
          </table:table-cell>
          <table:table-cell office:value-type="float" office:value="457.596372848426" calcext:value-type="float">
            <text:p>457.6</text:p>
          </table:table-cell>
          <table:table-cell office:value-type="float" office:value="448.167879928696" calcext:value-type="float">
            <text:p>448.2</text:p>
          </table:table-cell>
          <table:table-cell office:value-type="float" office:value="469.16741316692" calcext:value-type="float">
            <text:p>469.2</text:p>
          </table:table-cell>
          <table:table-cell office:value-type="float" office:value="415.943868018136" calcext:value-type="float">
            <text:p>415.9</text:p>
          </table:table-cell>
          <table:table-cell office:value-type="float" office:value="441.803069417045" calcext:value-type="float">
            <text:p>441.8</text:p>
          </table:table-cell>
          <table:table-cell office:value-type="float" office:value="493.367776081127" calcext:value-type="float">
            <text:p>493.4</text:p>
          </table:table-cell>
          <table:table-cell office:value-type="float" office:value="483.855201384055" calcext:value-type="float">
            <text:p>483.9</text:p>
          </table:table-cell>
          <table:table-cell office:value-type="float" office:value="478.510239284778" calcext:value-type="float">
            <text:p>478.5</text:p>
          </table:table-cell>
          <table:table-cell office:value-type="float" office:value="479.112251615408" calcext:value-type="float">
            <text:p>479.1</text:p>
          </table:table-cell>
          <table:table-cell office:value-type="float" office:value="462.57257918521" calcext:value-type="float">
            <text:p>462.6</text:p>
          </table:table-cell>
          <table:table-cell office:value-type="float" office:value="459.419049920072" calcext:value-type="float">
            <text:p>459.4</text:p>
          </table:table-cell>
          <table:table-cell office:value-type="float" office:value="471.311049709653" calcext:value-type="float">
            <text:p>471.3</text:p>
          </table:table-cell>
          <table:table-cell office:value-type="float" office:value="466.323553821853" calcext:value-type="float">
            <text:p>466.3</text:p>
          </table:table-cell>
          <table:table-cell office:value-type="float" office:value="463.384005971316" calcext:value-type="float">
            <text:p>463.4</text:p>
          </table:table-cell>
          <table:table-cell office:value-type="float" office:value="470.436932549537" calcext:value-type="float">
            <text:p>470.4</text:p>
          </table:table-cell>
          <table:table-cell office:value-type="float" office:value="492.877066445925" calcext:value-type="float">
            <text:p>492.9</text:p>
          </table:table-cell>
          <table:table-cell office:value-type="float" office:value="450.680988191695" calcext:value-type="float">
            <text:p>450.7</text:p>
          </table:table-cell>
          <table:table-cell office:value-type="float" office:value="440.011465576202" calcext:value-type="float">
            <text:p>440.0</text:p>
          </table:table-cell>
          <table:table-cell office:value-type="float" office:value="463.717587069505" calcext:value-type="float">
            <text:p>463.7</text:p>
          </table:table-cell>
          <table:table-cell office:value-type="float" office:value="479.396475685413" calcext:value-type="float">
            <text:p>479.4</text:p>
          </table:table-cell>
          <table:table-cell office:value-type="float" office:value="504.727985935056" calcext:value-type="float">
            <text:p>504.7</text:p>
          </table:table-cell>
          <table:table-cell table:style-name="ce14" office:value-type="float" office:value="529.011471792926" calcext:value-type="float">
            <text:p>529.0</text:p>
          </table:table-cell>
          <table:table-cell table:number-columns-repeated="951"/>
        </table:table-row>
        <table:table-row table:style-name="ro1">
          <table:table-cell table:style-name="ce3" table:formula="of:=[.A39]+1" office:value-type="date" office:date-value="2016-04-08" calcext:value-type="date">
            <text:p>Apr 8, 16</text:p>
          </table:table-cell>
          <table:table-cell table:style-name="ce7" office:value-type="float" office:value="148.793486030516" calcext:value-type="float">
            <text:p>148.8</text:p>
          </table:table-cell>
          <table:table-cell office:value-type="float" office:value="160.755173931397" calcext:value-type="float">
            <text:p>160.8</text:p>
          </table:table-cell>
          <table:table-cell office:value-type="float" office:value="203.424535750326" calcext:value-type="float">
            <text:p>203.4</text:p>
          </table:table-cell>
          <table:table-cell office:value-type="float" office:value="243.561147133448" calcext:value-type="float">
            <text:p>243.6</text:p>
          </table:table-cell>
          <table:table-cell office:value-type="float" office:value="321.670214943699" calcext:value-type="float">
            <text:p>321.7</text:p>
          </table:table-cell>
          <table:table-cell office:value-type="float" office:value="312.32268477972" calcext:value-type="float">
            <text:p>312.3</text:p>
          </table:table-cell>
          <table:table-cell office:value-type="float" office:value="356.489143026027" calcext:value-type="float">
            <text:p>356.5</text:p>
          </table:table-cell>
          <table:table-cell office:value-type="float" office:value="286.06829827646" calcext:value-type="float">
            <text:p>286.1</text:p>
          </table:table-cell>
          <table:table-cell office:value-type="float" office:value="296.791869282418" calcext:value-type="float">
            <text:p>296.8</text:p>
          </table:table-cell>
          <table:table-cell office:value-type="float" office:value="338.937089602135" calcext:value-type="float">
            <text:p>338.9</text:p>
          </table:table-cell>
          <table:table-cell office:value-type="float" office:value="323.085841030212" calcext:value-type="float">
            <text:p>323.1</text:p>
          </table:table-cell>
          <table:table-cell office:value-type="float" office:value="264.065651296547" calcext:value-type="float">
            <text:p>264.1</text:p>
          </table:table-cell>
          <table:table-cell office:value-type="float" office:value="195.829851136865" calcext:value-type="float">
            <text:p>195.8</text:p>
          </table:table-cell>
          <table:table-cell office:value-type="float" office:value="156.040067624699" calcext:value-type="float">
            <text:p>156.0</text:p>
          </table:table-cell>
          <table:table-cell office:value-type="float" office:value="147.259033060074" calcext:value-type="float">
            <text:p>147.3</text:p>
          </table:table-cell>
          <table:table-cell office:value-type="float" office:value="155.207006355273" calcext:value-type="float">
            <text:p>155.2</text:p>
          </table:table-cell>
          <table:table-cell office:value-type="float" office:value="124.343398985201" calcext:value-type="float">
            <text:p>124.3</text:p>
          </table:table-cell>
          <table:table-cell office:value-type="float" office:value="132.332569870028" calcext:value-type="float">
            <text:p>132.3</text:p>
          </table:table-cell>
          <table:table-cell office:value-type="float" office:value="129.668858274196" calcext:value-type="float">
            <text:p>129.7</text:p>
          </table:table-cell>
          <table:table-cell office:value-type="float" office:value="111.676026949329" calcext:value-type="float">
            <text:p>111.7</text:p>
          </table:table-cell>
          <table:table-cell office:value-type="float" office:value="98.9781366454118" calcext:value-type="float">
            <text:p>99.0</text:p>
          </table:table-cell>
          <table:table-cell office:value-type="float" office:value="101.642204195313" calcext:value-type="float">
            <text:p>101.6</text:p>
          </table:table-cell>
          <table:table-cell office:value-type="float" office:value="127.096452400075" calcext:value-type="float">
            <text:p>127.1</text:p>
          </table:table-cell>
          <table:table-cell office:value-type="float" office:value="150.803930053919" calcext:value-type="float">
            <text:p>150.8</text:p>
          </table:table-cell>
          <table:table-cell office:value-type="float" office:value="177.509576183329" calcext:value-type="float">
            <text:p>177.5</text:p>
          </table:table-cell>
          <table:table-cell office:value-type="float" office:value="258.864669747011" calcext:value-type="float">
            <text:p>258.9</text:p>
          </table:table-cell>
          <table:table-cell office:value-type="float" office:value="370.487138841972" calcext:value-type="float">
            <text:p>370.5</text:p>
          </table:table-cell>
          <table:table-cell office:value-type="float" office:value="411.992326981855" calcext:value-type="float">
            <text:p>412.0</text:p>
          </table:table-cell>
          <table:table-cell office:value-type="float" office:value="446.283161603933" calcext:value-type="float">
            <text:p>446.3</text:p>
          </table:table-cell>
          <table:table-cell office:value-type="float" office:value="475.008080093517" calcext:value-type="float">
            <text:p>475.0</text:p>
          </table:table-cell>
          <table:table-cell office:value-type="float" office:value="482.904382236967" calcext:value-type="float">
            <text:p>482.9</text:p>
          </table:table-cell>
          <table:table-cell office:value-type="float" office:value="553.78526344368" calcext:value-type="float">
            <text:p>553.8</text:p>
          </table:table-cell>
          <table:table-cell office:value-type="float" office:value="543.325640252839" calcext:value-type="float">
            <text:p>543.3</text:p>
          </table:table-cell>
          <table:table-cell office:value-type="float" office:value="509.555034077982" calcext:value-type="float">
            <text:p>509.6</text:p>
          </table:table-cell>
          <table:table-cell office:value-type="float" office:value="481.948038098495" calcext:value-type="float">
            <text:p>481.9</text:p>
          </table:table-cell>
          <table:table-cell office:value-type="float" office:value="496.85038077945" calcext:value-type="float">
            <text:p>496.9</text:p>
          </table:table-cell>
          <table:table-cell office:value-type="float" office:value="446.971618602518" calcext:value-type="float">
            <text:p>447.0</text:p>
          </table:table-cell>
          <table:table-cell office:value-type="float" office:value="457.437848132157" calcext:value-type="float">
            <text:p>457.4</text:p>
          </table:table-cell>
          <table:table-cell office:value-type="float" office:value="483.422401933655" calcext:value-type="float">
            <text:p>483.4</text:p>
          </table:table-cell>
          <table:table-cell office:value-type="float" office:value="536.297953776119" calcext:value-type="float">
            <text:p>536.3</text:p>
          </table:table-cell>
          <table:table-cell office:value-type="float" office:value="527.022387997146" calcext:value-type="float">
            <text:p>527.0</text:p>
          </table:table-cell>
          <table:table-cell office:value-type="float" office:value="532.139632849718" calcext:value-type="float">
            <text:p>532.1</text:p>
          </table:table-cell>
          <table:table-cell office:value-type="float" office:value="506.083977725259" calcext:value-type="float">
            <text:p>506.1</text:p>
          </table:table-cell>
          <table:table-cell office:value-type="float" office:value="500.123813183363" calcext:value-type="float">
            <text:p>500.1</text:p>
          </table:table-cell>
          <table:table-cell office:value-type="float" office:value="455.057402498337" calcext:value-type="float">
            <text:p>455.1</text:p>
          </table:table-cell>
          <table:table-cell office:value-type="float" office:value="486.053074173179" calcext:value-type="float">
            <text:p>486.1</text:p>
          </table:table-cell>
          <table:table-cell office:value-type="float" office:value="533.74735025087" calcext:value-type="float">
            <text:p>533.7</text:p>
          </table:table-cell>
          <table:table-cell office:value-type="float" office:value="547.177574627265" calcext:value-type="float">
            <text:p>547.2</text:p>
          </table:table-cell>
          <table:table-cell office:value-type="float" office:value="541.51049726894" calcext:value-type="float">
            <text:p>541.5</text:p>
          </table:table-cell>
          <table:table-cell office:value-type="float" office:value="528.885418459127" calcext:value-type="float">
            <text:p>528.9</text:p>
          </table:table-cell>
          <table:table-cell office:value-type="float" office:value="582.313228176348" calcext:value-type="float">
            <text:p>582.3</text:p>
          </table:table-cell>
          <table:table-cell office:value-type="float" office:value="600.905057901941" calcext:value-type="float">
            <text:p>600.9</text:p>
          </table:table-cell>
          <table:table-cell office:value-type="float" office:value="602.551525551726" calcext:value-type="float">
            <text:p>602.6</text:p>
          </table:table-cell>
          <table:table-cell office:value-type="float" office:value="606.412836989485" calcext:value-type="float">
            <text:p>606.4</text:p>
          </table:table-cell>
          <table:table-cell office:value-type="float" office:value="598.215871828824" calcext:value-type="float">
            <text:p>598.2</text:p>
          </table:table-cell>
          <table:table-cell office:value-type="float" office:value="617.212778352172" calcext:value-type="float">
            <text:p>617.2</text:p>
          </table:table-cell>
          <table:table-cell office:value-type="float" office:value="588.677563220939" calcext:value-type="float">
            <text:p>588.7</text:p>
          </table:table-cell>
          <table:table-cell office:value-type="float" office:value="557.619623484779" calcext:value-type="float">
            <text:p>557.6</text:p>
          </table:table-cell>
          <table:table-cell office:value-type="float" office:value="543.708054372815" calcext:value-type="float">
            <text:p>543.7</text:p>
          </table:table-cell>
          <table:table-cell office:value-type="float" office:value="544.895151279736" calcext:value-type="float">
            <text:p>544.9</text:p>
          </table:table-cell>
          <table:table-cell office:value-type="float" office:value="570.342753428415" calcext:value-type="float">
            <text:p>570.3</text:p>
          </table:table-cell>
          <table:table-cell office:value-type="float" office:value="591.496710663618" calcext:value-type="float">
            <text:p>591.5</text:p>
          </table:table-cell>
          <table:table-cell office:value-type="float" office:value="592.258606983584" calcext:value-type="float">
            <text:p>592.3</text:p>
          </table:table-cell>
          <table:table-cell office:value-type="float" office:value="576.970497637918" calcext:value-type="float">
            <text:p>577.0</text:p>
          </table:table-cell>
          <table:table-cell office:value-type="float" office:value="570.11370714429" calcext:value-type="float">
            <text:p>570.1</text:p>
          </table:table-cell>
          <table:table-cell office:value-type="float" office:value="541.630635825035" calcext:value-type="float">
            <text:p>541.6</text:p>
          </table:table-cell>
          <table:table-cell office:value-type="float" office:value="472.446547662476" calcext:value-type="float">
            <text:p>472.4</text:p>
          </table:table-cell>
          <table:table-cell office:value-type="float" office:value="467.552764907267" calcext:value-type="float">
            <text:p>467.6</text:p>
          </table:table-cell>
          <table:table-cell office:value-type="float" office:value="437.878209841325" calcext:value-type="float">
            <text:p>437.9</text:p>
          </table:table-cell>
          <table:table-cell office:value-type="float" office:value="418.37097070793" calcext:value-type="float">
            <text:p>418.4</text:p>
          </table:table-cell>
          <table:table-cell office:value-type="float" office:value="422.02779911566" calcext:value-type="float">
            <text:p>422.0</text:p>
          </table:table-cell>
          <table:table-cell table:style-name="ce14" office:value-type="float" office:value="403.438355791007" calcext:value-type="float">
            <text:p>403.4</text:p>
          </table:table-cell>
          <table:table-cell table:number-columns-repeated="951"/>
        </table:table-row>
        <table:table-row table:style-name="ro1">
          <table:table-cell table:style-name="ce3" table:formula="of:=[.A40]+1" office:value-type="date" office:date-value="2016-04-09" calcext:value-type="date">
            <text:p>Apr 9, 16</text:p>
          </table:table-cell>
          <table:table-cell table:style-name="ce7" office:value-type="float" office:value="325.904387893869" calcext:value-type="float">
            <text:p>325.9</text:p>
          </table:table-cell>
          <table:table-cell office:value-type="float" office:value="307.665918300216" calcext:value-type="float">
            <text:p>307.7</text:p>
          </table:table-cell>
          <table:table-cell office:value-type="float" office:value="335.859866647" calcext:value-type="float">
            <text:p>335.9</text:p>
          </table:table-cell>
          <table:table-cell office:value-type="float" office:value="387.6813785522" calcext:value-type="float">
            <text:p>387.7</text:p>
          </table:table-cell>
          <table:table-cell office:value-type="float" office:value="421.952175909344" calcext:value-type="float">
            <text:p>422.0</text:p>
          </table:table-cell>
          <table:table-cell office:value-type="float" office:value="454.447700334295" calcext:value-type="float">
            <text:p>454.4</text:p>
          </table:table-cell>
          <table:table-cell office:value-type="float" office:value="469.057547675167" calcext:value-type="float">
            <text:p>469.1</text:p>
          </table:table-cell>
          <table:table-cell office:value-type="float" office:value="465.141867486058" calcext:value-type="float">
            <text:p>465.1</text:p>
          </table:table-cell>
          <table:table-cell office:value-type="float" office:value="499.718648825511" calcext:value-type="float">
            <text:p>499.7</text:p>
          </table:table-cell>
          <table:table-cell office:value-type="float" office:value="488.709865400573" calcext:value-type="float">
            <text:p>488.7</text:p>
          </table:table-cell>
          <table:table-cell office:value-type="float" office:value="468.153443081712" calcext:value-type="float">
            <text:p>468.2</text:p>
          </table:table-cell>
          <table:table-cell office:value-type="float" office:value="455.190378736746" calcext:value-type="float">
            <text:p>455.2</text:p>
          </table:table-cell>
          <table:table-cell office:value-type="float" office:value="482.126339039401" calcext:value-type="float">
            <text:p>482.1</text:p>
          </table:table-cell>
          <table:table-cell office:value-type="float" office:value="491.127240650371" calcext:value-type="float">
            <text:p>491.1</text:p>
          </table:table-cell>
          <table:table-cell office:value-type="float" office:value="472.441597432435" calcext:value-type="float">
            <text:p>472.4</text:p>
          </table:table-cell>
          <table:table-cell office:value-type="float" office:value="438.274310116418" calcext:value-type="float">
            <text:p>438.3</text:p>
          </table:table-cell>
          <table:table-cell office:value-type="float" office:value="477.767435361275" calcext:value-type="float">
            <text:p>477.8</text:p>
          </table:table-cell>
          <table:table-cell office:value-type="float" office:value="496.790903879965" calcext:value-type="float">
            <text:p>496.8</text:p>
          </table:table-cell>
          <table:table-cell office:value-type="float" office:value="493.931484400092" calcext:value-type="float">
            <text:p>493.9</text:p>
          </table:table-cell>
          <table:table-cell office:value-type="float" office:value="487.416166352967" calcext:value-type="float">
            <text:p>487.4</text:p>
          </table:table-cell>
          <table:table-cell office:value-type="float" office:value="518.317365683348" calcext:value-type="float">
            <text:p>518.3</text:p>
          </table:table-cell>
          <table:table-cell office:value-type="float" office:value="555.074326213848" calcext:value-type="float">
            <text:p>555.1</text:p>
          </table:table-cell>
          <table:table-cell office:value-type="float" office:value="576.841333407144" calcext:value-type="float">
            <text:p>576.8</text:p>
          </table:table-cell>
          <table:table-cell office:value-type="float" office:value="589.417266990417" calcext:value-type="float">
            <text:p>589.4</text:p>
          </table:table-cell>
          <table:table-cell office:value-type="float" office:value="559.278476248845" calcext:value-type="float">
            <text:p>559.3</text:p>
          </table:table-cell>
          <table:table-cell office:value-type="float" office:value="598.98442130961" calcext:value-type="float">
            <text:p>599.0</text:p>
          </table:table-cell>
          <table:table-cell office:value-type="float" office:value="607.101015618401" calcext:value-type="float">
            <text:p>607.1</text:p>
          </table:table-cell>
          <table:table-cell office:value-type="float" office:value="622.985641095773" calcext:value-type="float">
            <text:p>623.0</text:p>
          </table:table-cell>
          <table:table-cell office:value-type="float" office:value="584.40989729673" calcext:value-type="float">
            <text:p>584.4</text:p>
          </table:table-cell>
          <table:table-cell office:value-type="float" office:value="594.702098911009" calcext:value-type="float">
            <text:p>594.7</text:p>
          </table:table-cell>
          <table:table-cell office:value-type="float" office:value="591.043045962057" calcext:value-type="float">
            <text:p>591.0</text:p>
          </table:table-cell>
          <table:table-cell office:value-type="float" office:value="602.425261678331" calcext:value-type="float">
            <text:p>602.4</text:p>
          </table:table-cell>
          <table:table-cell office:value-type="float" office:value="567.788971604984" calcext:value-type="float">
            <text:p>567.8</text:p>
          </table:table-cell>
          <table:table-cell office:value-type="float" office:value="518.462227932409" calcext:value-type="float">
            <text:p>518.5</text:p>
          </table:table-cell>
          <table:table-cell office:value-type="float" office:value="512.714795483245" calcext:value-type="float">
            <text:p>512.7</text:p>
          </table:table-cell>
          <table:table-cell office:value-type="float" office:value="506.645934191472" calcext:value-type="float">
            <text:p>506.6</text:p>
          </table:table-cell>
          <table:table-cell office:value-type="float" office:value="496.371945565525" calcext:value-type="float">
            <text:p>496.4</text:p>
          </table:table-cell>
          <table:table-cell office:value-type="float" office:value="504.472651793512" calcext:value-type="float">
            <text:p>504.5</text:p>
          </table:table-cell>
          <table:table-cell office:value-type="float" office:value="510.919142655643" calcext:value-type="float">
            <text:p>510.9</text:p>
          </table:table-cell>
          <table:table-cell office:value-type="float" office:value="489.092141081642" calcext:value-type="float">
            <text:p>489.1</text:p>
          </table:table-cell>
          <table:table-cell office:value-type="float" office:value="468.505169784775" calcext:value-type="float">
            <text:p>468.5</text:p>
          </table:table-cell>
          <table:table-cell office:value-type="float" office:value="469.576369288305" calcext:value-type="float">
            <text:p>469.6</text:p>
          </table:table-cell>
          <table:table-cell office:value-type="float" office:value="395.449009158599" calcext:value-type="float">
            <text:p>395.4</text:p>
          </table:table-cell>
          <table:table-cell office:value-type="float" office:value="400.522732921759" calcext:value-type="float">
            <text:p>400.5</text:p>
          </table:table-cell>
          <table:table-cell office:value-type="float" office:value="403.348551061337" calcext:value-type="float">
            <text:p>403.3</text:p>
          </table:table-cell>
          <table:table-cell office:value-type="float" office:value="394.160821100118" calcext:value-type="float">
            <text:p>394.2</text:p>
          </table:table-cell>
          <table:table-cell office:value-type="float" office:value="374.6217117279" calcext:value-type="float">
            <text:p>374.6</text:p>
          </table:table-cell>
          <table:table-cell office:value-type="float" office:value="369.586714690891" calcext:value-type="float">
            <text:p>369.6</text:p>
          </table:table-cell>
          <table:table-cell office:value-type="float" office:value="359.126697308378" calcext:value-type="float">
            <text:p>359.1</text:p>
          </table:table-cell>
          <table:table-cell office:value-type="float" office:value="369.102516487834" calcext:value-type="float">
            <text:p>369.1</text:p>
          </table:table-cell>
          <table:table-cell office:value-type="float" office:value="404.962132906405" calcext:value-type="float">
            <text:p>405.0</text:p>
          </table:table-cell>
          <table:table-cell office:value-type="float" office:value="378.221305412755" calcext:value-type="float">
            <text:p>378.2</text:p>
          </table:table-cell>
          <table:table-cell office:value-type="float" office:value="426.776988641206" calcext:value-type="float">
            <text:p>426.8</text:p>
          </table:table-cell>
          <table:table-cell office:value-type="float" office:value="469.718296611935" calcext:value-type="float">
            <text:p>469.7</text:p>
          </table:table-cell>
          <table:table-cell office:value-type="float" office:value="505.126921666507" calcext:value-type="float">
            <text:p>505.1</text:p>
          </table:table-cell>
          <table:table-cell office:value-type="float" office:value="516.018960759683" calcext:value-type="float">
            <text:p>516.0</text:p>
          </table:table-cell>
          <table:table-cell office:value-type="float" office:value="483.570262522808" calcext:value-type="float">
            <text:p>483.6</text:p>
          </table:table-cell>
          <table:table-cell office:value-type="float" office:value="467.358583324925" calcext:value-type="float">
            <text:p>467.4</text:p>
          </table:table-cell>
          <table:table-cell office:value-type="float" office:value="433.446380567104" calcext:value-type="float">
            <text:p>433.4</text:p>
          </table:table-cell>
          <table:table-cell office:value-type="float" office:value="395.889680059239" calcext:value-type="float">
            <text:p>395.9</text:p>
          </table:table-cell>
          <table:table-cell office:value-type="float" office:value="400.957821935467" calcext:value-type="float">
            <text:p>401.0</text:p>
          </table:table-cell>
          <table:table-cell office:value-type="float" office:value="371.807374021162" calcext:value-type="float">
            <text:p>371.8</text:p>
          </table:table-cell>
          <table:table-cell office:value-type="float" office:value="361.541852628281" calcext:value-type="float">
            <text:p>361.5</text:p>
          </table:table-cell>
          <table:table-cell office:value-type="float" office:value="338.671132266919" calcext:value-type="float">
            <text:p>338.7</text:p>
          </table:table-cell>
          <table:table-cell office:value-type="float" office:value="314.896886224114" calcext:value-type="float">
            <text:p>314.9</text:p>
          </table:table-cell>
          <table:table-cell office:value-type="float" office:value="320.979885314991" calcext:value-type="float">
            <text:p>321.0</text:p>
          </table:table-cell>
          <table:table-cell office:value-type="float" office:value="303.599564710412" calcext:value-type="float">
            <text:p>303.6</text:p>
          </table:table-cell>
          <table:table-cell office:value-type="float" office:value="292.062621203377" calcext:value-type="float">
            <text:p>292.1</text:p>
          </table:table-cell>
          <table:table-cell office:value-type="float" office:value="255.750120567674" calcext:value-type="float">
            <text:p>255.8</text:p>
          </table:table-cell>
          <table:table-cell office:value-type="float" office:value="260.482030093" calcext:value-type="float">
            <text:p>260.5</text:p>
          </table:table-cell>
          <table:table-cell office:value-type="float" office:value="296.52111422084" calcext:value-type="float">
            <text:p>296.5</text:p>
          </table:table-cell>
          <table:table-cell table:style-name="ce14" office:value-type="float" office:value="345.078466508986" calcext:value-type="float">
            <text:p>345.1</text:p>
          </table:table-cell>
          <table:table-cell table:number-columns-repeated="951"/>
        </table:table-row>
        <table:table-row table:style-name="ro1">
          <table:table-cell table:style-name="ce3" table:formula="of:=[.A41]+1" office:value-type="date" office:date-value="2016-04-10" calcext:value-type="date">
            <text:p>Apr 10, 16</text:p>
          </table:table-cell>
          <table:table-cell table:style-name="ce7" office:value-type="float" office:value="385.360816669813" calcext:value-type="float">
            <text:p>385.4</text:p>
          </table:table-cell>
          <table:table-cell office:value-type="float" office:value="422.745905488365" calcext:value-type="float">
            <text:p>422.7</text:p>
          </table:table-cell>
          <table:table-cell office:value-type="float" office:value="481.829313795267" calcext:value-type="float">
            <text:p>481.8</text:p>
          </table:table-cell>
          <table:table-cell office:value-type="float" office:value="488.666493650885" calcext:value-type="float">
            <text:p>488.7</text:p>
          </table:table-cell>
          <table:table-cell office:value-type="float" office:value="487.786486155685" calcext:value-type="float">
            <text:p>487.8</text:p>
          </table:table-cell>
          <table:table-cell office:value-type="float" office:value="528.37517902992" calcext:value-type="float">
            <text:p>528.4</text:p>
          </table:table-cell>
          <table:table-cell office:value-type="float" office:value="557.66847280804" calcext:value-type="float">
            <text:p>557.7</text:p>
          </table:table-cell>
          <table:table-cell office:value-type="float" office:value="558.140554522408" calcext:value-type="float">
            <text:p>558.1</text:p>
          </table:table-cell>
          <table:table-cell office:value-type="float" office:value="552.173031487378" calcext:value-type="float">
            <text:p>552.2</text:p>
          </table:table-cell>
          <table:table-cell office:value-type="float" office:value="534.364516192218" calcext:value-type="float">
            <text:p>534.4</text:p>
          </table:table-cell>
          <table:table-cell office:value-type="float" office:value="503.865552242956" calcext:value-type="float">
            <text:p>503.9</text:p>
          </table:table-cell>
          <table:table-cell office:value-type="float" office:value="482.650536292041" calcext:value-type="float">
            <text:p>482.7</text:p>
          </table:table-cell>
          <table:table-cell office:value-type="float" office:value="486.749835824774" calcext:value-type="float">
            <text:p>486.7</text:p>
          </table:table-cell>
          <table:table-cell office:value-type="float" office:value="490.147333922936" calcext:value-type="float">
            <text:p>490.1</text:p>
          </table:table-cell>
          <table:table-cell office:value-type="float" office:value="499.769811653403" calcext:value-type="float">
            <text:p>499.8</text:p>
          </table:table-cell>
          <table:table-cell office:value-type="float" office:value="493.200498186217" calcext:value-type="float">
            <text:p>493.2</text:p>
          </table:table-cell>
          <table:table-cell office:value-type="float" office:value="444.02345143517" calcext:value-type="float">
            <text:p>444.0</text:p>
          </table:table-cell>
          <table:table-cell office:value-type="float" office:value="447.655253332286" calcext:value-type="float">
            <text:p>447.7</text:p>
          </table:table-cell>
          <table:table-cell office:value-type="float" office:value="456.32569537447" calcext:value-type="float">
            <text:p>456.3</text:p>
          </table:table-cell>
          <table:table-cell office:value-type="float" office:value="438.892695434262" calcext:value-type="float">
            <text:p>438.9</text:p>
          </table:table-cell>
          <table:table-cell office:value-type="float" office:value="448.97837586687" calcext:value-type="float">
            <text:p>449.0</text:p>
          </table:table-cell>
          <table:table-cell office:value-type="float" office:value="448.572349022338" calcext:value-type="float">
            <text:p>448.6</text:p>
          </table:table-cell>
          <table:table-cell office:value-type="float" office:value="450.767656005236" calcext:value-type="float">
            <text:p>450.8</text:p>
          </table:table-cell>
          <table:table-cell office:value-type="float" office:value="463.795465820377" calcext:value-type="float">
            <text:p>463.8</text:p>
          </table:table-cell>
          <table:table-cell office:value-type="float" office:value="483.55661738808" calcext:value-type="float">
            <text:p>483.6</text:p>
          </table:table-cell>
          <table:table-cell office:value-type="float" office:value="493.032640833722" calcext:value-type="float">
            <text:p>493.0</text:p>
          </table:table-cell>
          <table:table-cell office:value-type="float" office:value="529.945614428179" calcext:value-type="float">
            <text:p>529.9</text:p>
          </table:table-cell>
          <table:table-cell office:value-type="float" office:value="576.027885597079" calcext:value-type="float">
            <text:p>576.0</text:p>
          </table:table-cell>
          <table:table-cell office:value-type="float" office:value="561.383528326301" calcext:value-type="float">
            <text:p>561.4</text:p>
          </table:table-cell>
          <table:table-cell office:value-type="float" office:value="576.878577367625" calcext:value-type="float">
            <text:p>576.9</text:p>
          </table:table-cell>
          <table:table-cell office:value-type="float" office:value="589.985105072429" calcext:value-type="float">
            <text:p>590.0</text:p>
          </table:table-cell>
          <table:table-cell office:value-type="float" office:value="593.588112931174" calcext:value-type="float">
            <text:p>593.6</text:p>
          </table:table-cell>
          <table:table-cell office:value-type="float" office:value="568.181089593298" calcext:value-type="float">
            <text:p>568.2</text:p>
          </table:table-cell>
          <table:table-cell office:value-type="float" office:value="557.159147284581" calcext:value-type="float">
            <text:p>557.2</text:p>
          </table:table-cell>
          <table:table-cell office:value-type="float" office:value="578.126132239696" calcext:value-type="float">
            <text:p>578.1</text:p>
          </table:table-cell>
          <table:table-cell office:value-type="float" office:value="546.35333067663" calcext:value-type="float">
            <text:p>546.4</text:p>
          </table:table-cell>
          <table:table-cell office:value-type="float" office:value="521.591140922246" calcext:value-type="float">
            <text:p>521.6</text:p>
          </table:table-cell>
          <table:table-cell office:value-type="float" office:value="504.891437824594" calcext:value-type="float">
            <text:p>504.9</text:p>
          </table:table-cell>
          <table:table-cell office:value-type="float" office:value="518.723519805627" calcext:value-type="float">
            <text:p>518.7</text:p>
          </table:table-cell>
          <table:table-cell office:value-type="float" office:value="490.250693784403" calcext:value-type="float">
            <text:p>490.3</text:p>
          </table:table-cell>
          <table:table-cell office:value-type="float" office:value="478.531400823329" calcext:value-type="float">
            <text:p>478.5</text:p>
          </table:table-cell>
          <table:table-cell office:value-type="float" office:value="466.402684762915" calcext:value-type="float">
            <text:p>466.4</text:p>
          </table:table-cell>
          <table:table-cell office:value-type="float" office:value="404.366944916805" calcext:value-type="float">
            <text:p>404.4</text:p>
          </table:table-cell>
          <table:table-cell office:value-type="float" office:value="390.50258552499" calcext:value-type="float">
            <text:p>390.5</text:p>
          </table:table-cell>
          <table:table-cell office:value-type="float" office:value="399.688483960435" calcext:value-type="float">
            <text:p>399.7</text:p>
          </table:table-cell>
          <table:table-cell office:value-type="float" office:value="385.711474880879" calcext:value-type="float">
            <text:p>385.7</text:p>
          </table:table-cell>
          <table:table-cell office:value-type="float" office:value="454.034809520635" calcext:value-type="float">
            <text:p>454.0</text:p>
          </table:table-cell>
          <table:table-cell office:value-type="float" office:value="454.232376277531" calcext:value-type="float">
            <text:p>454.2</text:p>
          </table:table-cell>
          <table:table-cell office:value-type="float" office:value="469.446058051439" calcext:value-type="float">
            <text:p>469.4</text:p>
          </table:table-cell>
          <table:table-cell office:value-type="float" office:value="475.020291062797" calcext:value-type="float">
            <text:p>475.0</text:p>
          </table:table-cell>
          <table:table-cell office:value-type="float" office:value="481.122949046283" calcext:value-type="float">
            <text:p>481.1</text:p>
          </table:table-cell>
          <table:table-cell office:value-type="float" office:value="462.529040970933" calcext:value-type="float">
            <text:p>462.5</text:p>
          </table:table-cell>
          <table:table-cell office:value-type="float" office:value="532.370038808589" calcext:value-type="float">
            <text:p>532.4</text:p>
          </table:table-cell>
          <table:table-cell office:value-type="float" office:value="583.254070406417" calcext:value-type="float">
            <text:p>583.3</text:p>
          </table:table-cell>
          <table:table-cell office:value-type="float" office:value="596.654077002349" calcext:value-type="float">
            <text:p>596.7</text:p>
          </table:table-cell>
          <table:table-cell office:value-type="float" office:value="594.513976710462" calcext:value-type="float">
            <text:p>594.5</text:p>
          </table:table-cell>
          <table:table-cell office:value-type="float" office:value="537.877835775873" calcext:value-type="float">
            <text:p>537.9</text:p>
          </table:table-cell>
          <table:table-cell office:value-type="float" office:value="525.177003301066" calcext:value-type="float">
            <text:p>525.2</text:p>
          </table:table-cell>
          <table:table-cell office:value-type="float" office:value="517.735726039553" calcext:value-type="float">
            <text:p>517.7</text:p>
          </table:table-cell>
          <table:table-cell office:value-type="float" office:value="529.584917093829" calcext:value-type="float">
            <text:p>529.6</text:p>
          </table:table-cell>
          <table:table-cell office:value-type="float" office:value="505.121892648268" calcext:value-type="float">
            <text:p>505.1</text:p>
          </table:table-cell>
          <table:table-cell office:value-type="float" office:value="532.051731823297" calcext:value-type="float">
            <text:p>532.1</text:p>
          </table:table-cell>
          <table:table-cell office:value-type="float" office:value="533.481167407521" calcext:value-type="float">
            <text:p>533.5</text:p>
          </table:table-cell>
          <table:table-cell office:value-type="float" office:value="544.079735140354" calcext:value-type="float">
            <text:p>544.1</text:p>
          </table:table-cell>
          <table:table-cell office:value-type="float" office:value="574.618635182103" calcext:value-type="float">
            <text:p>574.6</text:p>
          </table:table-cell>
          <table:table-cell office:value-type="float" office:value="555.401411248007" calcext:value-type="float">
            <text:p>555.4</text:p>
          </table:table-cell>
          <table:table-cell office:value-type="float" office:value="521.152959100723" calcext:value-type="float">
            <text:p>521.2</text:p>
          </table:table-cell>
          <table:table-cell office:value-type="float" office:value="508.340580956126" calcext:value-type="float">
            <text:p>508.3</text:p>
          </table:table-cell>
          <table:table-cell office:value-type="float" office:value="485.804589285032" calcext:value-type="float">
            <text:p>485.8</text:p>
          </table:table-cell>
          <table:table-cell office:value-type="float" office:value="465.055698728281" calcext:value-type="float">
            <text:p>465.1</text:p>
          </table:table-cell>
          <table:table-cell office:value-type="float" office:value="493.790271107945" calcext:value-type="float">
            <text:p>493.8</text:p>
          </table:table-cell>
          <table:table-cell table:style-name="ce14" office:value-type="float" office:value="540.679625376167" calcext:value-type="float">
            <text:p>540.7</text:p>
          </table:table-cell>
          <table:table-cell table:number-columns-repeated="951"/>
        </table:table-row>
        <table:table-row table:style-name="ro1">
          <table:table-cell table:style-name="ce3" table:formula="of:=[.A42]+1" office:value-type="date" office:date-value="2016-04-11" calcext:value-type="date">
            <text:p>Apr 11, 16</text:p>
          </table:table-cell>
          <table:table-cell table:style-name="ce7" office:value-type="float" office:value="369.043932850409" calcext:value-type="float">
            <text:p>369.0</text:p>
          </table:table-cell>
          <table:table-cell office:value-type="float" office:value="384.25450097503" calcext:value-type="float">
            <text:p>384.3</text:p>
          </table:table-cell>
          <table:table-cell office:value-type="float" office:value="383.885434171829" calcext:value-type="float">
            <text:p>383.9</text:p>
          </table:table-cell>
          <table:table-cell office:value-type="float" office:value="427.227956812341" calcext:value-type="float">
            <text:p>427.2</text:p>
          </table:table-cell>
          <table:table-cell office:value-type="float" office:value="449.887610945787" calcext:value-type="float">
            <text:p>449.9</text:p>
          </table:table-cell>
          <table:table-cell office:value-type="float" office:value="467.793179037625" calcext:value-type="float">
            <text:p>467.8</text:p>
          </table:table-cell>
          <table:table-cell office:value-type="float" office:value="539.665593386469" calcext:value-type="float">
            <text:p>539.7</text:p>
          </table:table-cell>
          <table:table-cell office:value-type="float" office:value="529.45992373968" calcext:value-type="float">
            <text:p>529.5</text:p>
          </table:table-cell>
          <table:table-cell office:value-type="float" office:value="488.722131398807" calcext:value-type="float">
            <text:p>488.7</text:p>
          </table:table-cell>
          <table:table-cell office:value-type="float" office:value="481.447916023866" calcext:value-type="float">
            <text:p>481.4</text:p>
          </table:table-cell>
          <table:table-cell office:value-type="float" office:value="508.427915200082" calcext:value-type="float">
            <text:p>508.4</text:p>
          </table:table-cell>
          <table:table-cell office:value-type="float" office:value="492.367147321428" calcext:value-type="float">
            <text:p>492.4</text:p>
          </table:table-cell>
          <table:table-cell office:value-type="float" office:value="477.788482791807" calcext:value-type="float">
            <text:p>477.8</text:p>
          </table:table-cell>
          <table:table-cell office:value-type="float" office:value="500.516417535269" calcext:value-type="float">
            <text:p>500.5</text:p>
          </table:table-cell>
          <table:table-cell office:value-type="float" office:value="499.454070258035" calcext:value-type="float">
            <text:p>499.5</text:p>
          </table:table-cell>
          <table:table-cell office:value-type="float" office:value="490.033805779476" calcext:value-type="float">
            <text:p>490.0</text:p>
          </table:table-cell>
          <table:table-cell office:value-type="float" office:value="476.80152468308" calcext:value-type="float">
            <text:p>476.8</text:p>
          </table:table-cell>
          <table:table-cell office:value-type="float" office:value="486.360673922033" calcext:value-type="float">
            <text:p>486.4</text:p>
          </table:table-cell>
          <table:table-cell office:value-type="float" office:value="473.594820259263" calcext:value-type="float">
            <text:p>473.6</text:p>
          </table:table-cell>
          <table:table-cell office:value-type="float" office:value="513.175097948116" calcext:value-type="float">
            <text:p>513.2</text:p>
          </table:table-cell>
          <table:table-cell office:value-type="float" office:value="502.413073143494" calcext:value-type="float">
            <text:p>502.4</text:p>
          </table:table-cell>
          <table:table-cell office:value-type="float" office:value="483.553050326412" calcext:value-type="float">
            <text:p>483.6</text:p>
          </table:table-cell>
          <table:table-cell office:value-type="float" office:value="482.549075332547" calcext:value-type="float">
            <text:p>482.5</text:p>
          </table:table-cell>
          <table:table-cell office:value-type="float" office:value="503.323213954952" calcext:value-type="float">
            <text:p>503.3</text:p>
          </table:table-cell>
          <table:table-cell office:value-type="float" office:value="531.386962965862" calcext:value-type="float">
            <text:p>531.4</text:p>
          </table:table-cell>
          <table:table-cell office:value-type="float" office:value="578.97384266866" calcext:value-type="float">
            <text:p>579.0</text:p>
          </table:table-cell>
          <table:table-cell office:value-type="float" office:value="568.615448661601" calcext:value-type="float">
            <text:p>568.6</text:p>
          </table:table-cell>
          <table:table-cell office:value-type="float" office:value="559.521460067692" calcext:value-type="float">
            <text:p>559.5</text:p>
          </table:table-cell>
          <table:table-cell office:value-type="float" office:value="564.138036113998" calcext:value-type="float">
            <text:p>564.1</text:p>
          </table:table-cell>
          <table:table-cell office:value-type="float" office:value="569.663295070883" calcext:value-type="float">
            <text:p>569.7</text:p>
          </table:table-cell>
          <table:table-cell office:value-type="float" office:value="599.822537176206" calcext:value-type="float">
            <text:p>599.8</text:p>
          </table:table-cell>
          <table:table-cell office:value-type="float" office:value="623.100111085996" calcext:value-type="float">
            <text:p>623.1</text:p>
          </table:table-cell>
          <table:table-cell office:value-type="float" office:value="583.461692730236" calcext:value-type="float">
            <text:p>583.5</text:p>
          </table:table-cell>
          <table:table-cell office:value-type="float" office:value="575.283146267528" calcext:value-type="float">
            <text:p>575.3</text:p>
          </table:table-cell>
          <table:table-cell office:value-type="float" office:value="610.73560426103" calcext:value-type="float">
            <text:p>610.7</text:p>
          </table:table-cell>
          <table:table-cell office:value-type="float" office:value="604.016711412965" calcext:value-type="float">
            <text:p>604.0</text:p>
          </table:table-cell>
          <table:table-cell office:value-type="float" office:value="612.473250186239" calcext:value-type="float">
            <text:p>612.5</text:p>
          </table:table-cell>
          <table:table-cell office:value-type="float" office:value="610.159251294772" calcext:value-type="float">
            <text:p>610.2</text:p>
          </table:table-cell>
          <table:table-cell office:value-type="float" office:value="610.233373441458" calcext:value-type="float">
            <text:p>610.2</text:p>
          </table:table-cell>
          <table:table-cell office:value-type="float" office:value="601.100278259621" calcext:value-type="float">
            <text:p>601.1</text:p>
          </table:table-cell>
          <table:table-cell office:value-type="float" office:value="586.274881826952" calcext:value-type="float">
            <text:p>586.3</text:p>
          </table:table-cell>
          <table:table-cell office:value-type="float" office:value="572.901014351109" calcext:value-type="float">
            <text:p>572.9</text:p>
          </table:table-cell>
          <table:table-cell office:value-type="float" office:value="496.633768683554" calcext:value-type="float">
            <text:p>496.6</text:p>
          </table:table-cell>
          <table:table-cell office:value-type="float" office:value="425.037365546932" calcext:value-type="float">
            <text:p>425.0</text:p>
          </table:table-cell>
          <table:table-cell office:value-type="float" office:value="367.786658784066" calcext:value-type="float">
            <text:p>367.8</text:p>
          </table:table-cell>
          <table:table-cell office:value-type="float" office:value="282.052964974391" calcext:value-type="float">
            <text:p>282.1</text:p>
          </table:table-cell>
          <table:table-cell office:value-type="float" office:value="211.355134300364" calcext:value-type="float">
            <text:p>211.4</text:p>
          </table:table-cell>
          <table:table-cell office:value-type="float" office:value="197.012272471217" calcext:value-type="float">
            <text:p>197.0</text:p>
          </table:table-cell>
          <table:table-cell office:value-type="float" office:value="199.584070828652" calcext:value-type="float">
            <text:p>199.6</text:p>
          </table:table-cell>
          <table:table-cell office:value-type="float" office:value="182.827334579917" calcext:value-type="float">
            <text:p>182.8</text:p>
          </table:table-cell>
          <table:table-cell office:value-type="float" office:value="205.09488170913" calcext:value-type="float">
            <text:p>205.1</text:p>
          </table:table-cell>
          <table:table-cell office:value-type="float" office:value="180.501100549096" calcext:value-type="float">
            <text:p>180.5</text:p>
          </table:table-cell>
          <table:table-cell office:value-type="float" office:value="216.398047964339" calcext:value-type="float">
            <text:p>216.4</text:p>
          </table:table-cell>
          <table:table-cell office:value-type="float" office:value="251.698342236101" calcext:value-type="float">
            <text:p>251.7</text:p>
          </table:table-cell>
          <table:table-cell office:value-type="float" office:value="259.771234977881" calcext:value-type="float">
            <text:p>259.8</text:p>
          </table:table-cell>
          <table:table-cell office:value-type="float" office:value="239.730370487376" calcext:value-type="float">
            <text:p>239.7</text:p>
          </table:table-cell>
          <table:table-cell office:value-type="float" office:value="228.17850531208" calcext:value-type="float">
            <text:p>228.2</text:p>
          </table:table-cell>
          <table:table-cell office:value-type="float" office:value="283.560787621668" calcext:value-type="float">
            <text:p>283.6</text:p>
          </table:table-cell>
          <table:table-cell office:value-type="float" office:value="327.580086780155" calcext:value-type="float">
            <text:p>327.6</text:p>
          </table:table-cell>
          <table:table-cell office:value-type="float" office:value="322.846428898112" calcext:value-type="float">
            <text:p>322.8</text:p>
          </table:table-cell>
          <table:table-cell office:value-type="float" office:value="308.269655258931" calcext:value-type="float">
            <text:p>308.3</text:p>
          </table:table-cell>
          <table:table-cell office:value-type="float" office:value="265.915048755403" calcext:value-type="float">
            <text:p>265.9</text:p>
          </table:table-cell>
          <table:table-cell office:value-type="float" office:value="229.663308450631" calcext:value-type="float">
            <text:p>229.7</text:p>
          </table:table-cell>
          <table:table-cell office:value-type="float" office:value="217.977416055281" calcext:value-type="float">
            <text:p>218.0</text:p>
          </table:table-cell>
          <table:table-cell office:value-type="float" office:value="186.171427001281" calcext:value-type="float">
            <text:p>186.2</text:p>
          </table:table-cell>
          <table:table-cell office:value-type="float" office:value="160.328189615083" calcext:value-type="float">
            <text:p>160.3</text:p>
          </table:table-cell>
          <table:table-cell office:value-type="float" office:value="123.585658780883" calcext:value-type="float">
            <text:p>123.6</text:p>
          </table:table-cell>
          <table:table-cell office:value-type="float" office:value="73.9214758572356" calcext:value-type="float">
            <text:p>73.9</text:p>
          </table:table-cell>
          <table:table-cell office:value-type="float" office:value="34.8854702204134" calcext:value-type="float">
            <text:p>34.9</text:p>
          </table:table-cell>
          <table:table-cell office:value-type="float" office:value="18.1035155770923" calcext:value-type="float">
            <text:p>18.1</text:p>
          </table:table-cell>
          <table:table-cell office:value-type="float" office:value="15.8631473950193" calcext:value-type="float">
            <text:p>15.9</text:p>
          </table:table-cell>
          <table:table-cell table:style-name="ce14" office:value-type="float" office:value="13.0683601028525" calcext:value-type="float">
            <text:p>13.1</text:p>
          </table:table-cell>
          <table:table-cell table:number-columns-repeated="951"/>
        </table:table-row>
        <table:table-row table:style-name="ro1">
          <table:table-cell table:style-name="ce3" table:formula="of:=[.A43]+1" office:value-type="date" office:date-value="2016-04-12" calcext:value-type="date">
            <text:p>Apr 12, 16</text:p>
          </table:table-cell>
          <table:table-cell table:style-name="ce7" office:value-type="float" office:value="581.652551116903" calcext:value-type="float">
            <text:p>581.7</text:p>
          </table:table-cell>
          <table:table-cell office:value-type="float" office:value="581.411727224079" calcext:value-type="float">
            <text:p>581.4</text:p>
          </table:table-cell>
          <table:table-cell office:value-type="float" office:value="572.574325376263" calcext:value-type="float">
            <text:p>572.6</text:p>
          </table:table-cell>
          <table:table-cell office:value-type="float" office:value="533.747809368195" calcext:value-type="float">
            <text:p>533.7</text:p>
          </table:table-cell>
          <table:table-cell office:value-type="float" office:value="583.735452928096" calcext:value-type="float">
            <text:p>583.7</text:p>
          </table:table-cell>
          <table:table-cell office:value-type="float" office:value="605.112214605854" calcext:value-type="float">
            <text:p>605.1</text:p>
          </table:table-cell>
          <table:table-cell office:value-type="float" office:value="613.383158393844" calcext:value-type="float">
            <text:p>613.4</text:p>
          </table:table-cell>
          <table:table-cell office:value-type="float" office:value="604.437105943768" calcext:value-type="float">
            <text:p>604.4</text:p>
          </table:table-cell>
          <table:table-cell office:value-type="float" office:value="568.090892544013" calcext:value-type="float">
            <text:p>568.1</text:p>
          </table:table-cell>
          <table:table-cell office:value-type="float" office:value="564.33331543186" calcext:value-type="float">
            <text:p>564.3</text:p>
          </table:table-cell>
          <table:table-cell office:value-type="float" office:value="565.76717291462" calcext:value-type="float">
            <text:p>565.8</text:p>
          </table:table-cell>
          <table:table-cell office:value-type="float" office:value="541.329395514107" calcext:value-type="float">
            <text:p>541.3</text:p>
          </table:table-cell>
          <table:table-cell office:value-type="float" office:value="535.541598236638" calcext:value-type="float">
            <text:p>535.5</text:p>
          </table:table-cell>
          <table:table-cell office:value-type="float" office:value="497.71075379305" calcext:value-type="float">
            <text:p>497.7</text:p>
          </table:table-cell>
          <table:table-cell office:value-type="float" office:value="530.039827835429" calcext:value-type="float">
            <text:p>530.0</text:p>
          </table:table-cell>
          <table:table-cell office:value-type="float" office:value="506.374646633449" calcext:value-type="float">
            <text:p>506.4</text:p>
          </table:table-cell>
          <table:table-cell office:value-type="float" office:value="473.64872911239" calcext:value-type="float">
            <text:p>473.6</text:p>
          </table:table-cell>
          <table:table-cell office:value-type="float" office:value="501.015022056388" calcext:value-type="float">
            <text:p>501.0</text:p>
          </table:table-cell>
          <table:table-cell office:value-type="float" office:value="484.794111666268" calcext:value-type="float">
            <text:p>484.8</text:p>
          </table:table-cell>
          <table:table-cell office:value-type="float" office:value="471.682811183169" calcext:value-type="float">
            <text:p>471.7</text:p>
          </table:table-cell>
          <table:table-cell office:value-type="float" office:value="445.194314306336" calcext:value-type="float">
            <text:p>445.2</text:p>
          </table:table-cell>
          <table:table-cell office:value-type="float" office:value="406.305451547211" calcext:value-type="float">
            <text:p>406.3</text:p>
          </table:table-cell>
          <table:table-cell office:value-type="float" office:value="377.901022152445" calcext:value-type="float">
            <text:p>377.9</text:p>
          </table:table-cell>
          <table:table-cell office:value-type="float" office:value="340.320176936533" calcext:value-type="float">
            <text:p>340.3</text:p>
          </table:table-cell>
          <table:table-cell office:value-type="float" office:value="286.505701745653" calcext:value-type="float">
            <text:p>286.5</text:p>
          </table:table-cell>
          <table:table-cell office:value-type="float" office:value="172.774973294434" calcext:value-type="float">
            <text:p>172.8</text:p>
          </table:table-cell>
          <table:table-cell office:value-type="float" office:value="119.075036327069" calcext:value-type="float">
            <text:p>119.1</text:p>
          </table:table-cell>
          <table:table-cell office:value-type="float" office:value="91.0201916737406" calcext:value-type="float">
            <text:p>91.0</text:p>
          </table:table-cell>
          <table:table-cell office:value-type="float" office:value="93.6895908980473" calcext:value-type="float">
            <text:p>93.7</text:p>
          </table:table-cell>
          <table:table-cell office:value-type="float" office:value="127.789613720769" calcext:value-type="float">
            <text:p>127.8</text:p>
          </table:table-cell>
          <table:table-cell office:value-type="float" office:value="147.894377597961" calcext:value-type="float">
            <text:p>147.9</text:p>
          </table:table-cell>
          <table:table-cell office:value-type="float" office:value="131.416167615354" calcext:value-type="float">
            <text:p>131.4</text:p>
          </table:table-cell>
          <table:table-cell office:value-type="float" office:value="156.28744643032" calcext:value-type="float">
            <text:p>156.3</text:p>
          </table:table-cell>
          <table:table-cell office:value-type="float" office:value="141.304786278268" calcext:value-type="float">
            <text:p>141.3</text:p>
          </table:table-cell>
          <table:table-cell office:value-type="float" office:value="133.659281547447" calcext:value-type="float">
            <text:p>133.7</text:p>
          </table:table-cell>
          <table:table-cell office:value-type="float" office:value="150.376475943158" calcext:value-type="float">
            <text:p>150.4</text:p>
          </table:table-cell>
          <table:table-cell office:value-type="float" office:value="161.245766122957" calcext:value-type="float">
            <text:p>161.2</text:p>
          </table:table-cell>
          <table:table-cell office:value-type="float" office:value="146.526834585306" calcext:value-type="float">
            <text:p>146.5</text:p>
          </table:table-cell>
          <table:table-cell office:value-type="float" office:value="121.722311822516" calcext:value-type="float">
            <text:p>121.7</text:p>
          </table:table-cell>
          <table:table-cell office:value-type="float" office:value="110.6787703458" calcext:value-type="float">
            <text:p>110.7</text:p>
          </table:table-cell>
          <table:table-cell office:value-type="float" office:value="92.0410550523608" calcext:value-type="float">
            <text:p>92.0</text:p>
          </table:table-cell>
          <table:table-cell office:value-type="float" office:value="92.4287290669172" calcext:value-type="float">
            <text:p>92.4</text:p>
          </table:table-cell>
          <table:table-cell office:value-type="float" office:value="100.101560840226" calcext:value-type="float">
            <text:p>100.1</text:p>
          </table:table-cell>
          <table:table-cell office:value-type="float" office:value="56.1119700450139" calcext:value-type="float">
            <text:p>56.1</text:p>
          </table:table-cell>
          <table:table-cell office:value-type="float" office:value="22.9580570753508" calcext:value-type="float">
            <text:p>23.0</text:p>
          </table:table-cell>
          <table:table-cell office:value-type="float" office:value="12.2175901637946" calcext:value-type="float">
            <text:p>12.2</text:p>
          </table:table-cell>
          <table:table-cell office:value-type="float" office:value="10.3360073127633" calcext:value-type="float">
            <text:p>10.3</text:p>
          </table:table-cell>
          <table:table-cell office:value-type="float" office:value="5.37513977097355" calcext:value-type="float">
            <text:p>5.4</text:p>
          </table:table-cell>
          <table:table-cell office:value-type="float" office:value="3.37485031881845" calcext:value-type="float">
            <text:p>3.4</text:p>
          </table:table-cell>
          <table:table-cell office:value-type="float" office:value="2.59549541905172" calcext:value-type="float">
            <text:p>2.6</text:p>
          </table:table-cell>
          <table:table-cell office:value-type="float" office:value="19.6728456282664" calcext:value-type="float">
            <text:p>19.7</text:p>
          </table:table-cell>
          <table:table-cell office:value-type="float" office:value="38.1741634359001" calcext:value-type="float">
            <text:p>38.2</text:p>
          </table:table-cell>
          <table:table-cell office:value-type="float" office:value="39.2290471033337" calcext:value-type="float">
            <text:p>39.2</text:p>
          </table:table-cell>
          <table:table-cell office:value-type="float" office:value="56.4729869568378" calcext:value-type="float">
            <text:p>56.5</text:p>
          </table:table-cell>
          <table:table-cell office:value-type="float" office:value="114.903848995409" calcext:value-type="float">
            <text:p>114.9</text:p>
          </table:table-cell>
          <table:table-cell office:value-type="float" office:value="167.09850893397" calcext:value-type="float">
            <text:p>167.1</text:p>
          </table:table-cell>
          <table:table-cell office:value-type="float" office:value="201.762650526287" calcext:value-type="float">
            <text:p>201.8</text:p>
          </table:table-cell>
          <table:table-cell office:value-type="float" office:value="234.549174202999" calcext:value-type="float">
            <text:p>234.5</text:p>
          </table:table-cell>
          <table:table-cell office:value-type="float" office:value="248.464651629917" calcext:value-type="float">
            <text:p>248.5</text:p>
          </table:table-cell>
          <table:table-cell office:value-type="float" office:value="218.512023981722" calcext:value-type="float">
            <text:p>218.5</text:p>
          </table:table-cell>
          <table:table-cell office:value-type="float" office:value="228.424506385276" calcext:value-type="float">
            <text:p>228.4</text:p>
          </table:table-cell>
          <table:table-cell office:value-type="float" office:value="260.896924074035" calcext:value-type="float">
            <text:p>260.9</text:p>
          </table:table-cell>
          <table:table-cell office:value-type="float" office:value="317.611335574235" calcext:value-type="float">
            <text:p>317.6</text:p>
          </table:table-cell>
          <table:table-cell office:value-type="float" office:value="344.491084450011" calcext:value-type="float">
            <text:p>344.5</text:p>
          </table:table-cell>
          <table:table-cell office:value-type="float" office:value="381.141884246824" calcext:value-type="float">
            <text:p>381.1</text:p>
          </table:table-cell>
          <table:table-cell office:value-type="float" office:value="403.826294763287" calcext:value-type="float">
            <text:p>403.8</text:p>
          </table:table-cell>
          <table:table-cell office:value-type="float" office:value="356.57623532771" calcext:value-type="float">
            <text:p>356.6</text:p>
          </table:table-cell>
          <table:table-cell office:value-type="float" office:value="356.853954813497" calcext:value-type="float">
            <text:p>356.9</text:p>
          </table:table-cell>
          <table:table-cell office:value-type="float" office:value="288.608252704501" calcext:value-type="float">
            <text:p>288.6</text:p>
          </table:table-cell>
          <table:table-cell office:value-type="float" office:value="333.24087856029" calcext:value-type="float">
            <text:p>333.2</text:p>
          </table:table-cell>
          <table:table-cell office:value-type="float" office:value="414.741293605325" calcext:value-type="float">
            <text:p>414.7</text:p>
          </table:table-cell>
          <table:table-cell table:style-name="ce14" office:value-type="float" office:value="318.142705628549" calcext:value-type="float">
            <text:p>318.1</text:p>
          </table:table-cell>
          <table:table-cell table:number-columns-repeated="951"/>
        </table:table-row>
        <table:table-row table:style-name="ro1">
          <table:table-cell table:style-name="ce3" table:formula="of:=[.A44]+1" office:value-type="date" office:date-value="2016-04-13" calcext:value-type="date">
            <text:p>Apr 13, 16</text:p>
          </table:table-cell>
          <table:table-cell table:style-name="ce7" office:value-type="float" office:value="99.2260973617696" calcext:value-type="float">
            <text:p>99.2</text:p>
          </table:table-cell>
          <table:table-cell office:value-type="float" office:value="78.4538040911743" calcext:value-type="float">
            <text:p>78.5</text:p>
          </table:table-cell>
          <table:table-cell office:value-type="float" office:value="59.0608943248811" calcext:value-type="float">
            <text:p>59.1</text:p>
          </table:table-cell>
          <table:table-cell office:value-type="float" office:value="66.1014529846166" calcext:value-type="float">
            <text:p>66.1</text:p>
          </table:table-cell>
          <table:table-cell office:value-type="float" office:value="103.082613727744" calcext:value-type="float">
            <text:p>103.1</text:p>
          </table:table-cell>
          <table:table-cell office:value-type="float" office:value="132.230189515761" calcext:value-type="float">
            <text:p>132.2</text:p>
          </table:table-cell>
          <table:table-cell office:value-type="float" office:value="102.364165808404" calcext:value-type="float">
            <text:p>102.4</text:p>
          </table:table-cell>
          <table:table-cell office:value-type="float" office:value="117.817501980205" calcext:value-type="float">
            <text:p>117.8</text:p>
          </table:table-cell>
          <table:table-cell office:value-type="float" office:value="97.3369291435298" calcext:value-type="float">
            <text:p>97.3</text:p>
          </table:table-cell>
          <table:table-cell office:value-type="float" office:value="77.5431102704164" calcext:value-type="float">
            <text:p>77.5</text:p>
          </table:table-cell>
          <table:table-cell office:value-type="float" office:value="78.3962025946449" calcext:value-type="float">
            <text:p>78.4</text:p>
          </table:table-cell>
          <table:table-cell office:value-type="float" office:value="91.530968029032" calcext:value-type="float">
            <text:p>91.5</text:p>
          </table:table-cell>
          <table:table-cell office:value-type="float" office:value="129.36380498357" calcext:value-type="float">
            <text:p>129.4</text:p>
          </table:table-cell>
          <table:table-cell office:value-type="float" office:value="122.162166142727" calcext:value-type="float">
            <text:p>122.2</text:p>
          </table:table-cell>
          <table:table-cell office:value-type="float" office:value="154.54049815496" calcext:value-type="float">
            <text:p>154.5</text:p>
          </table:table-cell>
          <table:table-cell office:value-type="float" office:value="162.570831159379" calcext:value-type="float">
            <text:p>162.6</text:p>
          </table:table-cell>
          <table:table-cell office:value-type="float" office:value="133.919174805663" calcext:value-type="float">
            <text:p>133.9</text:p>
          </table:table-cell>
          <table:table-cell office:value-type="float" office:value="115.347622957769" calcext:value-type="float">
            <text:p>115.3</text:p>
          </table:table-cell>
          <table:table-cell office:value-type="float" office:value="121.394939764752" calcext:value-type="float">
            <text:p>121.4</text:p>
          </table:table-cell>
          <table:table-cell office:value-type="float" office:value="96.4274952783983" calcext:value-type="float">
            <text:p>96.4</text:p>
          </table:table-cell>
          <table:table-cell office:value-type="float" office:value="65.9133639382548" calcext:value-type="float">
            <text:p>65.9</text:p>
          </table:table-cell>
          <table:table-cell office:value-type="float" office:value="44.0212626897694" calcext:value-type="float">
            <text:p>44.0</text:p>
          </table:table-cell>
          <table:table-cell office:value-type="float" office:value="38.2866918074311" calcext:value-type="float">
            <text:p>38.3</text:p>
          </table:table-cell>
          <table:table-cell office:value-type="float" office:value="34.1273709474395" calcext:value-type="float">
            <text:p>34.1</text:p>
          </table:table-cell>
          <table:table-cell office:value-type="float" office:value="29.3331921666858" calcext:value-type="float">
            <text:p>29.3</text:p>
          </table:table-cell>
          <table:table-cell office:value-type="float" office:value="19.711208873829" calcext:value-type="float">
            <text:p>19.7</text:p>
          </table:table-cell>
          <table:table-cell office:value-type="float" office:value="10.2586403430885" calcext:value-type="float">
            <text:p>10.3</text:p>
          </table:table-cell>
          <table:table-cell office:value-type="float" office:value="7.59930786250533" calcext:value-type="float">
            <text:p>7.6</text:p>
          </table:table-cell>
          <table:table-cell office:value-type="float" office:value="17.5382616857047" calcext:value-type="float">
            <text:p>17.5</text:p>
          </table:table-cell>
          <table:table-cell office:value-type="float" office:value="12.6156294181779" calcext:value-type="float">
            <text:p>12.6</text:p>
          </table:table-cell>
          <table:table-cell office:value-type="float" office:value="20.6697940455749" calcext:value-type="float">
            <text:p>20.7</text:p>
          </table:table-cell>
          <table:table-cell office:value-type="float" office:value="37.9064729744745" calcext:value-type="float">
            <text:p>37.9</text:p>
          </table:table-cell>
          <table:table-cell office:value-type="float" office:value="63.7868868674882" calcext:value-type="float">
            <text:p>63.8</text:p>
          </table:table-cell>
          <table:table-cell office:value-type="float" office:value="76.9793407701849" calcext:value-type="float">
            <text:p>77.0</text:p>
          </table:table-cell>
          <table:table-cell office:value-type="float" office:value="98.4085778806396" calcext:value-type="float">
            <text:p>98.4</text:p>
          </table:table-cell>
          <table:table-cell office:value-type="float" office:value="122.484340345499" calcext:value-type="float">
            <text:p>122.5</text:p>
          </table:table-cell>
          <table:table-cell office:value-type="float" office:value="133.064755689557" calcext:value-type="float">
            <text:p>133.1</text:p>
          </table:table-cell>
          <table:table-cell office:value-type="float" office:value="159.606728433592" calcext:value-type="float">
            <text:p>159.6</text:p>
          </table:table-cell>
          <table:table-cell office:value-type="float" office:value="217.748838683719" calcext:value-type="float">
            <text:p>217.7</text:p>
          </table:table-cell>
          <table:table-cell office:value-type="float" office:value="255.095506777173" calcext:value-type="float">
            <text:p>255.1</text:p>
          </table:table-cell>
          <table:table-cell office:value-type="float" office:value="281.791701095097" calcext:value-type="float">
            <text:p>281.8</text:p>
          </table:table-cell>
          <table:table-cell office:value-type="float" office:value="289.89170998538" calcext:value-type="float">
            <text:p>289.9</text:p>
          </table:table-cell>
          <table:table-cell office:value-type="float" office:value="303.653648693881" calcext:value-type="float">
            <text:p>303.7</text:p>
          </table:table-cell>
          <table:table-cell office:value-type="float" office:value="309.224195692422" calcext:value-type="float">
            <text:p>309.2</text:p>
          </table:table-cell>
          <table:table-cell office:value-type="float" office:value="290.064079845644" calcext:value-type="float">
            <text:p>290.1</text:p>
          </table:table-cell>
          <table:table-cell office:value-type="float" office:value="282.109974965301" calcext:value-type="float">
            <text:p>282.1</text:p>
          </table:table-cell>
          <table:table-cell office:value-type="float" office:value="272.757440603529" calcext:value-type="float">
            <text:p>272.8</text:p>
          </table:table-cell>
          <table:table-cell office:value-type="float" office:value="254.413571030318" calcext:value-type="float">
            <text:p>254.4</text:p>
          </table:table-cell>
          <table:table-cell office:value-type="float" office:value="279.789216207746" calcext:value-type="float">
            <text:p>279.8</text:p>
          </table:table-cell>
          <table:table-cell office:value-type="float" office:value="309.302524686997" calcext:value-type="float">
            <text:p>309.3</text:p>
          </table:table-cell>
          <table:table-cell office:value-type="float" office:value="286.386183381059" calcext:value-type="float">
            <text:p>286.4</text:p>
          </table:table-cell>
          <table:table-cell office:value-type="float" office:value="374.515056819565" calcext:value-type="float">
            <text:p>374.5</text:p>
          </table:table-cell>
          <table:table-cell office:value-type="float" office:value="462.67474504546" calcext:value-type="float">
            <text:p>462.7</text:p>
          </table:table-cell>
          <table:table-cell office:value-type="float" office:value="554.526792905381" calcext:value-type="float">
            <text:p>554.5</text:p>
          </table:table-cell>
          <table:table-cell office:value-type="float" office:value="607.704869337815" calcext:value-type="float">
            <text:p>607.7</text:p>
          </table:table-cell>
          <table:table-cell office:value-type="float" office:value="632.64174045407" calcext:value-type="float">
            <text:p>632.6</text:p>
          </table:table-cell>
          <table:table-cell office:value-type="float" office:value="613.761178145194" calcext:value-type="float">
            <text:p>613.8</text:p>
          </table:table-cell>
          <table:table-cell office:value-type="float" office:value="632.408081817249" calcext:value-type="float">
            <text:p>632.4</text:p>
          </table:table-cell>
          <table:table-cell office:value-type="float" office:value="616.923782426369" calcext:value-type="float">
            <text:p>616.9</text:p>
          </table:table-cell>
          <table:table-cell office:value-type="float" office:value="613.750150295873" calcext:value-type="float">
            <text:p>613.8</text:p>
          </table:table-cell>
          <table:table-cell office:value-type="float" office:value="615.252218870376" calcext:value-type="float">
            <text:p>615.3</text:p>
          </table:table-cell>
          <table:table-cell office:value-type="float" office:value="617.03773125706" calcext:value-type="float">
            <text:p>617.0</text:p>
          </table:table-cell>
          <table:table-cell office:value-type="float" office:value="538.319365158564" calcext:value-type="float">
            <text:p>538.3</text:p>
          </table:table-cell>
          <table:table-cell office:value-type="float" office:value="395.19240983149" calcext:value-type="float">
            <text:p>395.2</text:p>
          </table:table-cell>
          <table:table-cell office:value-type="float" office:value="437.032794849424" calcext:value-type="float">
            <text:p>437.0</text:p>
          </table:table-cell>
          <table:table-cell office:value-type="float" office:value="453.262390496146" calcext:value-type="float">
            <text:p>453.3</text:p>
          </table:table-cell>
          <table:table-cell office:value-type="float" office:value="409.183072410495" calcext:value-type="float">
            <text:p>409.2</text:p>
          </table:table-cell>
          <table:table-cell office:value-type="float" office:value="397.327543275647" calcext:value-type="float">
            <text:p>397.3</text:p>
          </table:table-cell>
          <table:table-cell office:value-type="float" office:value="361.283981451305" calcext:value-type="float">
            <text:p>361.3</text:p>
          </table:table-cell>
          <table:table-cell office:value-type="float" office:value="318.230854575316" calcext:value-type="float">
            <text:p>318.2</text:p>
          </table:table-cell>
          <table:table-cell office:value-type="float" office:value="289.048345581615" calcext:value-type="float">
            <text:p>289.0</text:p>
          </table:table-cell>
          <table:table-cell table:style-name="ce14" office:value-type="float" office:value="279.948165942716" calcext:value-type="float">
            <text:p>279.9</text:p>
          </table:table-cell>
          <table:table-cell table:number-columns-repeated="951"/>
        </table:table-row>
        <table:table-row table:style-name="ro1">
          <table:table-cell table:style-name="ce3" table:formula="of:=[.A45]+1" office:value-type="date" office:date-value="2016-04-14" calcext:value-type="date">
            <text:p>Apr 14, 16</text:p>
          </table:table-cell>
          <table:table-cell table:style-name="ce7" office:value-type="float" office:value="30.2121392550501" calcext:value-type="float">
            <text:p>30.2</text:p>
          </table:table-cell>
          <table:table-cell office:value-type="float" office:value="23.8033274713575" calcext:value-type="float">
            <text:p>23.8</text:p>
          </table:table-cell>
          <table:table-cell office:value-type="float" office:value="19.2126702061639" calcext:value-type="float">
            <text:p>19.2</text:p>
          </table:table-cell>
          <table:table-cell office:value-type="float" office:value="20.9653274964102" calcext:value-type="float">
            <text:p>21.0</text:p>
          </table:table-cell>
          <table:table-cell office:value-type="float" office:value="30.5397347796951" calcext:value-type="float">
            <text:p>30.5</text:p>
          </table:table-cell>
          <table:table-cell office:value-type="float" office:value="51.1838393160861" calcext:value-type="float">
            <text:p>51.2</text:p>
          </table:table-cell>
          <table:table-cell office:value-type="float" office:value="118.660418041334" calcext:value-type="float">
            <text:p>118.7</text:p>
          </table:table-cell>
          <table:table-cell office:value-type="float" office:value="222.005430025819" calcext:value-type="float">
            <text:p>222.0</text:p>
          </table:table-cell>
          <table:table-cell office:value-type="float" office:value="287.472511972071" calcext:value-type="float">
            <text:p>287.5</text:p>
          </table:table-cell>
          <table:table-cell office:value-type="float" office:value="364.495197195655" calcext:value-type="float">
            <text:p>364.5</text:p>
          </table:table-cell>
          <table:table-cell office:value-type="float" office:value="437.57408330473" calcext:value-type="float">
            <text:p>437.6</text:p>
          </table:table-cell>
          <table:table-cell office:value-type="float" office:value="436.810266961923" calcext:value-type="float">
            <text:p>436.8</text:p>
          </table:table-cell>
          <table:table-cell office:value-type="float" office:value="458.156322500686" calcext:value-type="float">
            <text:p>458.2</text:p>
          </table:table-cell>
          <table:table-cell office:value-type="float" office:value="496.876835753211" calcext:value-type="float">
            <text:p>496.9</text:p>
          </table:table-cell>
          <table:table-cell office:value-type="float" office:value="517.876067487982" calcext:value-type="float">
            <text:p>517.9</text:p>
          </table:table-cell>
          <table:table-cell office:value-type="float" office:value="453.262976406672" calcext:value-type="float">
            <text:p>453.3</text:p>
          </table:table-cell>
          <table:table-cell office:value-type="float" office:value="409.656744118743" calcext:value-type="float">
            <text:p>409.7</text:p>
          </table:table-cell>
          <table:table-cell office:value-type="float" office:value="393.968499990846" calcext:value-type="float">
            <text:p>394.0</text:p>
          </table:table-cell>
          <table:table-cell office:value-type="float" office:value="330.581805122119" calcext:value-type="float">
            <text:p>330.6</text:p>
          </table:table-cell>
          <table:table-cell office:value-type="float" office:value="301.676162085936" calcext:value-type="float">
            <text:p>301.7</text:p>
          </table:table-cell>
          <table:table-cell office:value-type="float" office:value="306.816407074992" calcext:value-type="float">
            <text:p>306.8</text:p>
          </table:table-cell>
          <table:table-cell office:value-type="float" office:value="328.644990497305" calcext:value-type="float">
            <text:p>328.6</text:p>
          </table:table-cell>
          <table:table-cell office:value-type="float" office:value="315.39981958559" calcext:value-type="float">
            <text:p>315.4</text:p>
          </table:table-cell>
          <table:table-cell office:value-type="float" office:value="309.789009402633" calcext:value-type="float">
            <text:p>309.8</text:p>
          </table:table-cell>
          <table:table-cell office:value-type="float" office:value="360.464329639825" calcext:value-type="float">
            <text:p>360.5</text:p>
          </table:table-cell>
          <table:table-cell office:value-type="float" office:value="380.293750720097" calcext:value-type="float">
            <text:p>380.3</text:p>
          </table:table-cell>
          <table:table-cell office:value-type="float" office:value="403.879620346215" calcext:value-type="float">
            <text:p>403.9</text:p>
          </table:table-cell>
          <table:table-cell office:value-type="float" office:value="414.232794057416" calcext:value-type="float">
            <text:p>414.2</text:p>
          </table:table-cell>
          <table:table-cell office:value-type="float" office:value="513.306281868339" calcext:value-type="float">
            <text:p>513.3</text:p>
          </table:table-cell>
          <table:table-cell office:value-type="float" office:value="577.465978605042" calcext:value-type="float">
            <text:p>577.5</text:p>
          </table:table-cell>
          <table:table-cell office:value-type="float" office:value="595.610555233797" calcext:value-type="float">
            <text:p>595.6</text:p>
          </table:table-cell>
          <table:table-cell office:value-type="float" office:value="579.888630541373" calcext:value-type="float">
            <text:p>579.9</text:p>
          </table:table-cell>
          <table:table-cell office:value-type="float" office:value="561.454734642348" calcext:value-type="float">
            <text:p>561.5</text:p>
          </table:table-cell>
          <table:table-cell office:value-type="float" office:value="543.067079844731" calcext:value-type="float">
            <text:p>543.1</text:p>
          </table:table-cell>
          <table:table-cell office:value-type="float" office:value="534.161555118284" calcext:value-type="float">
            <text:p>534.2</text:p>
          </table:table-cell>
          <table:table-cell office:value-type="float" office:value="606.430246989743" calcext:value-type="float">
            <text:p>606.4</text:p>
          </table:table-cell>
          <table:table-cell office:value-type="float" office:value="603.757852538338" calcext:value-type="float">
            <text:p>603.8</text:p>
          </table:table-cell>
          <table:table-cell office:value-type="float" office:value="561.885468991568" calcext:value-type="float">
            <text:p>561.9</text:p>
          </table:table-cell>
          <table:table-cell office:value-type="float" office:value="523.629867063683" calcext:value-type="float">
            <text:p>523.6</text:p>
          </table:table-cell>
          <table:table-cell office:value-type="float" office:value="548.214312669145" calcext:value-type="float">
            <text:p>548.2</text:p>
          </table:table-cell>
          <table:table-cell office:value-type="float" office:value="575.453946721923" calcext:value-type="float">
            <text:p>575.5</text:p>
          </table:table-cell>
          <table:table-cell office:value-type="float" office:value="472.014015016282" calcext:value-type="float">
            <text:p>472.0</text:p>
          </table:table-cell>
          <table:table-cell office:value-type="float" office:value="467.063358353245" calcext:value-type="float">
            <text:p>467.1</text:p>
          </table:table-cell>
          <table:table-cell office:value-type="float" office:value="405.436499023258" calcext:value-type="float">
            <text:p>405.4</text:p>
          </table:table-cell>
          <table:table-cell office:value-type="float" office:value="238.510000904831" calcext:value-type="float">
            <text:p>238.5</text:p>
          </table:table-cell>
          <table:table-cell office:value-type="float" office:value="191.329566179748" calcext:value-type="float">
            <text:p>191.3</text:p>
          </table:table-cell>
          <table:table-cell office:value-type="float" office:value="190.716925446157" calcext:value-type="float">
            <text:p>190.7</text:p>
          </table:table-cell>
          <table:table-cell office:value-type="float" office:value="219.493703177448" calcext:value-type="float">
            <text:p>219.5</text:p>
          </table:table-cell>
          <table:table-cell office:value-type="float" office:value="238.367919339354" calcext:value-type="float">
            <text:p>238.4</text:p>
          </table:table-cell>
          <table:table-cell office:value-type="float" office:value="290.928021016885" calcext:value-type="float">
            <text:p>290.9</text:p>
          </table:table-cell>
          <table:table-cell office:value-type="float" office:value="303.082726610247" calcext:value-type="float">
            <text:p>303.1</text:p>
          </table:table-cell>
          <table:table-cell office:value-type="float" office:value="329.670064206122" calcext:value-type="float">
            <text:p>329.7</text:p>
          </table:table-cell>
          <table:table-cell office:value-type="float" office:value="319.997836840128" calcext:value-type="float">
            <text:p>320.0</text:p>
          </table:table-cell>
          <table:table-cell office:value-type="float" office:value="326.742107020233" calcext:value-type="float">
            <text:p>326.7</text:p>
          </table:table-cell>
          <table:table-cell office:value-type="float" office:value="337.468506784993" calcext:value-type="float">
            <text:p>337.5</text:p>
          </table:table-cell>
          <table:table-cell office:value-type="float" office:value="375.238415646766" calcext:value-type="float">
            <text:p>375.2</text:p>
          </table:table-cell>
          <table:table-cell office:value-type="float" office:value="360.976324045372" calcext:value-type="float">
            <text:p>361.0</text:p>
          </table:table-cell>
          <table:table-cell office:value-type="float" office:value="339.330995804524" calcext:value-type="float">
            <text:p>339.3</text:p>
          </table:table-cell>
          <table:table-cell office:value-type="float" office:value="339.217469359912" calcext:value-type="float">
            <text:p>339.2</text:p>
          </table:table-cell>
          <table:table-cell office:value-type="float" office:value="335.047907172385" calcext:value-type="float">
            <text:p>335.0</text:p>
          </table:table-cell>
          <table:table-cell office:value-type="float" office:value="367.476012021695" calcext:value-type="float">
            <text:p>367.5</text:p>
          </table:table-cell>
          <table:table-cell office:value-type="float" office:value="310.657340649064" calcext:value-type="float">
            <text:p>310.7</text:p>
          </table:table-cell>
          <table:table-cell office:value-type="float" office:value="302.489561309643" calcext:value-type="float">
            <text:p>302.5</text:p>
          </table:table-cell>
          <table:table-cell office:value-type="float" office:value="252.190840870393" calcext:value-type="float">
            <text:p>252.2</text:p>
          </table:table-cell>
          <table:table-cell office:value-type="float" office:value="243.415571249038" calcext:value-type="float">
            <text:p>243.4</text:p>
          </table:table-cell>
          <table:table-cell office:value-type="float" office:value="265.66811620593" calcext:value-type="float">
            <text:p>265.7</text:p>
          </table:table-cell>
          <table:table-cell office:value-type="float" office:value="219.541918450231" calcext:value-type="float">
            <text:p>219.5</text:p>
          </table:table-cell>
          <table:table-cell office:value-type="float" office:value="137.865513959715" calcext:value-type="float">
            <text:p>137.9</text:p>
          </table:table-cell>
          <table:table-cell office:value-type="float" office:value="108.835271907365" calcext:value-type="float">
            <text:p>108.8</text:p>
          </table:table-cell>
          <table:table-cell office:value-type="float" office:value="121.537377528828" calcext:value-type="float">
            <text:p>121.5</text:p>
          </table:table-cell>
          <table:table-cell office:value-type="float" office:value="126.265198259793" calcext:value-type="float">
            <text:p>126.3</text:p>
          </table:table-cell>
          <table:table-cell table:style-name="ce14" office:value-type="float" office:value="142.579732240279" calcext:value-type="float">
            <text:p>142.6</text:p>
          </table:table-cell>
          <table:table-cell table:number-columns-repeated="951"/>
        </table:table-row>
        <table:table-row table:style-name="ro1">
          <table:table-cell table:style-name="ce3" table:formula="of:=[.A46]+1" office:value-type="date" office:date-value="2016-04-15" calcext:value-type="date">
            <text:p>Apr 15, 16</text:p>
          </table:table-cell>
          <table:table-cell table:style-name="ce7" office:value-type="float" office:value="406.784903863897" calcext:value-type="float">
            <text:p>406.8</text:p>
          </table:table-cell>
          <table:table-cell office:value-type="float" office:value="396.416081117007" calcext:value-type="float">
            <text:p>396.4</text:p>
          </table:table-cell>
          <table:table-cell office:value-type="float" office:value="400.883898181772" calcext:value-type="float">
            <text:p>400.9</text:p>
          </table:table-cell>
          <table:table-cell office:value-type="float" office:value="396.064778235599" calcext:value-type="float">
            <text:p>396.1</text:p>
          </table:table-cell>
          <table:table-cell office:value-type="float" office:value="449.26072789234" calcext:value-type="float">
            <text:p>449.3</text:p>
          </table:table-cell>
          <table:table-cell office:value-type="float" office:value="505.056586320986" calcext:value-type="float">
            <text:p>505.1</text:p>
          </table:table-cell>
          <table:table-cell office:value-type="float" office:value="527.424143534192" calcext:value-type="float">
            <text:p>527.4</text:p>
          </table:table-cell>
          <table:table-cell office:value-type="float" office:value="601.948682666309" calcext:value-type="float">
            <text:p>601.9</text:p>
          </table:table-cell>
          <table:table-cell office:value-type="float" office:value="614.443588798087" calcext:value-type="float">
            <text:p>614.4</text:p>
          </table:table-cell>
          <table:table-cell office:value-type="float" office:value="600.806850471652" calcext:value-type="float">
            <text:p>600.8</text:p>
          </table:table-cell>
          <table:table-cell office:value-type="float" office:value="614.566989606875" calcext:value-type="float">
            <text:p>614.6</text:p>
          </table:table-cell>
          <table:table-cell office:value-type="float" office:value="621.944723684436" calcext:value-type="float">
            <text:p>621.9</text:p>
          </table:table-cell>
          <table:table-cell office:value-type="float" office:value="611.831037685041" calcext:value-type="float">
            <text:p>611.8</text:p>
          </table:table-cell>
          <table:table-cell office:value-type="float" office:value="612.431669172732" calcext:value-type="float">
            <text:p>612.4</text:p>
          </table:table-cell>
          <table:table-cell office:value-type="float" office:value="577.444325249254" calcext:value-type="float">
            <text:p>577.4</text:p>
          </table:table-cell>
          <table:table-cell office:value-type="float" office:value="539.910313356649" calcext:value-type="float">
            <text:p>539.9</text:p>
          </table:table-cell>
          <table:table-cell office:value-type="float" office:value="551.015901576822" calcext:value-type="float">
            <text:p>551.0</text:p>
          </table:table-cell>
          <table:table-cell office:value-type="float" office:value="588.165123350462" calcext:value-type="float">
            <text:p>588.2</text:p>
          </table:table-cell>
          <table:table-cell office:value-type="float" office:value="494.694922502435" calcext:value-type="float">
            <text:p>494.7</text:p>
          </table:table-cell>
          <table:table-cell office:value-type="float" office:value="391.139933419165" calcext:value-type="float">
            <text:p>391.1</text:p>
          </table:table-cell>
          <table:table-cell office:value-type="float" office:value="393.034220688218" calcext:value-type="float">
            <text:p>393.0</text:p>
          </table:table-cell>
          <table:table-cell office:value-type="float" office:value="424.350391991871" calcext:value-type="float">
            <text:p>424.4</text:p>
          </table:table-cell>
          <table:table-cell office:value-type="float" office:value="450.852930301785" calcext:value-type="float">
            <text:p>450.9</text:p>
          </table:table-cell>
          <table:table-cell office:value-type="float" office:value="498.143559325728" calcext:value-type="float">
            <text:p>498.1</text:p>
          </table:table-cell>
          <table:table-cell office:value-type="float" office:value="513.167299134211" calcext:value-type="float">
            <text:p>513.2</text:p>
          </table:table-cell>
          <table:table-cell office:value-type="float" office:value="414.203981817002" calcext:value-type="float">
            <text:p>414.2</text:p>
          </table:table-cell>
          <table:table-cell office:value-type="float" office:value="431.266389330883" calcext:value-type="float">
            <text:p>431.3</text:p>
          </table:table-cell>
          <table:table-cell office:value-type="float" office:value="533.376062906977" calcext:value-type="float">
            <text:p>533.4</text:p>
          </table:table-cell>
          <table:table-cell office:value-type="float" office:value="502.19091409847" calcext:value-type="float">
            <text:p>502.2</text:p>
          </table:table-cell>
          <table:table-cell office:value-type="float" office:value="466.01079658153" calcext:value-type="float">
            <text:p>466.0</text:p>
          </table:table-cell>
          <table:table-cell office:value-type="float" office:value="494.278178296108" calcext:value-type="float">
            <text:p>494.3</text:p>
          </table:table-cell>
          <table:table-cell office:value-type="float" office:value="512.005305164743" calcext:value-type="float">
            <text:p>512.0</text:p>
          </table:table-cell>
          <table:table-cell office:value-type="float" office:value="402.133201220158" calcext:value-type="float">
            <text:p>402.1</text:p>
          </table:table-cell>
          <table:table-cell office:value-type="float" office:value="431.738773907507" calcext:value-type="float">
            <text:p>431.7</text:p>
          </table:table-cell>
          <table:table-cell office:value-type="float" office:value="564.747881675547" calcext:value-type="float">
            <text:p>564.7</text:p>
          </table:table-cell>
          <table:table-cell office:value-type="float" office:value="501.939190905" calcext:value-type="float">
            <text:p>501.9</text:p>
          </table:table-cell>
          <table:table-cell office:value-type="float" office:value="433.446790253066" calcext:value-type="float">
            <text:p>433.4</text:p>
          </table:table-cell>
          <table:table-cell office:value-type="float" office:value="404.535453396295" calcext:value-type="float">
            <text:p>404.5</text:p>
          </table:table-cell>
          <table:table-cell office:value-type="float" office:value="413.593419158764" calcext:value-type="float">
            <text:p>413.6</text:p>
          </table:table-cell>
          <table:table-cell office:value-type="float" office:value="386.800015086541" calcext:value-type="float">
            <text:p>386.8</text:p>
          </table:table-cell>
          <table:table-cell office:value-type="float" office:value="357.314691932302" calcext:value-type="float">
            <text:p>357.3</text:p>
          </table:table-cell>
          <table:table-cell office:value-type="float" office:value="394.924274817874" calcext:value-type="float">
            <text:p>394.9</text:p>
          </table:table-cell>
          <table:table-cell office:value-type="float" office:value="303.154723272713" calcext:value-type="float">
            <text:p>303.2</text:p>
          </table:table-cell>
          <table:table-cell office:value-type="float" office:value="264.128364365854" calcext:value-type="float">
            <text:p>264.1</text:p>
          </table:table-cell>
          <table:table-cell office:value-type="float" office:value="243.575884104497" calcext:value-type="float">
            <text:p>243.6</text:p>
          </table:table-cell>
          <table:table-cell office:value-type="float" office:value="269.840465689011" calcext:value-type="float">
            <text:p>269.8</text:p>
          </table:table-cell>
          <table:table-cell office:value-type="float" office:value="250.02530701119" calcext:value-type="float">
            <text:p>250.0</text:p>
          </table:table-cell>
          <table:table-cell office:value-type="float" office:value="311.747110944983" calcext:value-type="float">
            <text:p>311.7</text:p>
          </table:table-cell>
          <table:table-cell office:value-type="float" office:value="350.292821535034" calcext:value-type="float">
            <text:p>350.3</text:p>
          </table:table-cell>
          <table:table-cell office:value-type="float" office:value="375.892545183732" calcext:value-type="float">
            <text:p>375.9</text:p>
          </table:table-cell>
          <table:table-cell office:value-type="float" office:value="442.874461621277" calcext:value-type="float">
            <text:p>442.9</text:p>
          </table:table-cell>
          <table:table-cell office:value-type="float" office:value="494.147277341723" calcext:value-type="float">
            <text:p>494.1</text:p>
          </table:table-cell>
          <table:table-cell office:value-type="float" office:value="517.191582666963" calcext:value-type="float">
            <text:p>517.2</text:p>
          </table:table-cell>
          <table:table-cell office:value-type="float" office:value="523.307322750239" calcext:value-type="float">
            <text:p>523.3</text:p>
          </table:table-cell>
          <table:table-cell office:value-type="float" office:value="519.324218558796" calcext:value-type="float">
            <text:p>519.3</text:p>
          </table:table-cell>
          <table:table-cell office:value-type="float" office:value="594.717450715397" calcext:value-type="float">
            <text:p>594.7</text:p>
          </table:table-cell>
          <table:table-cell office:value-type="float" office:value="632.526781528554" calcext:value-type="float">
            <text:p>632.5</text:p>
          </table:table-cell>
          <table:table-cell office:value-type="float" office:value="602.829424840147" calcext:value-type="float">
            <text:p>602.8</text:p>
          </table:table-cell>
          <table:table-cell office:value-type="float" office:value="652.250926812305" calcext:value-type="float">
            <text:p>652.3</text:p>
          </table:table-cell>
          <table:table-cell office:value-type="float" office:value="543.904929205612" calcext:value-type="float">
            <text:p>543.9</text:p>
          </table:table-cell>
          <table:table-cell office:value-type="float" office:value="520.435000487402" calcext:value-type="float">
            <text:p>520.4</text:p>
          </table:table-cell>
          <table:table-cell office:value-type="float" office:value="523.644553972497" calcext:value-type="float">
            <text:p>523.6</text:p>
          </table:table-cell>
          <table:table-cell office:value-type="float" office:value="542.833180012246" calcext:value-type="float">
            <text:p>542.8</text:p>
          </table:table-cell>
          <table:table-cell office:value-type="float" office:value="589.846442490015" calcext:value-type="float">
            <text:p>589.8</text:p>
          </table:table-cell>
          <table:table-cell office:value-type="float" office:value="545.415397184715" calcext:value-type="float">
            <text:p>545.4</text:p>
          </table:table-cell>
          <table:table-cell office:value-type="float" office:value="552.72110989588" calcext:value-type="float">
            <text:p>552.7</text:p>
          </table:table-cell>
          <table:table-cell office:value-type="float" office:value="461.2549007543" calcext:value-type="float">
            <text:p>461.3</text:p>
          </table:table-cell>
          <table:table-cell office:value-type="float" office:value="527.896618383542" calcext:value-type="float">
            <text:p>527.9</text:p>
          </table:table-cell>
          <table:table-cell office:value-type="float" office:value="486.65225296106" calcext:value-type="float">
            <text:p>486.7</text:p>
          </table:table-cell>
          <table:table-cell office:value-type="float" office:value="478.165190775765" calcext:value-type="float">
            <text:p>478.2</text:p>
          </table:table-cell>
          <table:table-cell office:value-type="float" office:value="508.789884886197" calcext:value-type="float">
            <text:p>508.8</text:p>
          </table:table-cell>
          <table:table-cell table:style-name="ce14" office:value-type="float" office:value="524.674027801673" calcext:value-type="float">
            <text:p>524.7</text:p>
          </table:table-cell>
          <table:table-cell table:number-columns-repeated="951"/>
        </table:table-row>
        <table:table-row table:style-name="ro1">
          <table:table-cell table:style-name="ce3" table:formula="of:=[.A47]+1" office:value-type="date" office:date-value="2016-04-16" calcext:value-type="date">
            <text:p>Apr 16, 16</text:p>
          </table:table-cell>
          <table:table-cell table:style-name="ce7" office:value-type="float" office:value="305.203558284073" calcext:value-type="float">
            <text:p>305.2</text:p>
          </table:table-cell>
          <table:table-cell office:value-type="float" office:value="280.408288194439" calcext:value-type="float">
            <text:p>280.4</text:p>
          </table:table-cell>
          <table:table-cell office:value-type="float" office:value="332.493959365978" calcext:value-type="float">
            <text:p>332.5</text:p>
          </table:table-cell>
          <table:table-cell office:value-type="float" office:value="407.977767013586" calcext:value-type="float">
            <text:p>408.0</text:p>
          </table:table-cell>
          <table:table-cell office:value-type="float" office:value="412.616336437786" calcext:value-type="float">
            <text:p>412.6</text:p>
          </table:table-cell>
          <table:table-cell office:value-type="float" office:value="439.866218771872" calcext:value-type="float">
            <text:p>439.9</text:p>
          </table:table-cell>
          <table:table-cell office:value-type="float" office:value="397.389481798274" calcext:value-type="float">
            <text:p>397.4</text:p>
          </table:table-cell>
          <table:table-cell office:value-type="float" office:value="459.018265489959" calcext:value-type="float">
            <text:p>459.0</text:p>
          </table:table-cell>
          <table:table-cell office:value-type="float" office:value="401.885371155232" calcext:value-type="float">
            <text:p>401.9</text:p>
          </table:table-cell>
          <table:table-cell office:value-type="float" office:value="390.754841780911" calcext:value-type="float">
            <text:p>390.8</text:p>
          </table:table-cell>
          <table:table-cell office:value-type="float" office:value="393.990743056276" calcext:value-type="float">
            <text:p>394.0</text:p>
          </table:table-cell>
          <table:table-cell office:value-type="float" office:value="390.048485506669" calcext:value-type="float">
            <text:p>390.0</text:p>
          </table:table-cell>
          <table:table-cell office:value-type="float" office:value="375.311000881605" calcext:value-type="float">
            <text:p>375.3</text:p>
          </table:table-cell>
          <table:table-cell office:value-type="float" office:value="331.578214714904" calcext:value-type="float">
            <text:p>331.6</text:p>
          </table:table-cell>
          <table:table-cell office:value-type="float" office:value="389.916422949319" calcext:value-type="float">
            <text:p>389.9</text:p>
          </table:table-cell>
          <table:table-cell office:value-type="float" office:value="317.279807008444" calcext:value-type="float">
            <text:p>317.3</text:p>
          </table:table-cell>
          <table:table-cell office:value-type="float" office:value="239.92911937265" calcext:value-type="float">
            <text:p>239.9</text:p>
          </table:table-cell>
          <table:table-cell office:value-type="float" office:value="287.564553687875" calcext:value-type="float">
            <text:p>287.6</text:p>
          </table:table-cell>
          <table:table-cell office:value-type="float" office:value="288.763643530561" calcext:value-type="float">
            <text:p>288.8</text:p>
          </table:table-cell>
          <table:table-cell office:value-type="float" office:value="214.556561949617" calcext:value-type="float">
            <text:p>214.6</text:p>
          </table:table-cell>
          <table:table-cell office:value-type="float" office:value="191.729439842002" calcext:value-type="float">
            <text:p>191.7</text:p>
          </table:table-cell>
          <table:table-cell office:value-type="float" office:value="158.172022235453" calcext:value-type="float">
            <text:p>158.2</text:p>
          </table:table-cell>
          <table:table-cell office:value-type="float" office:value="146.305223375594" calcext:value-type="float">
            <text:p>146.3</text:p>
          </table:table-cell>
          <table:table-cell office:value-type="float" office:value="165.0177507955" calcext:value-type="float">
            <text:p>165.0</text:p>
          </table:table-cell>
          <table:table-cell office:value-type="float" office:value="240.75636930266" calcext:value-type="float">
            <text:p>240.8</text:p>
          </table:table-cell>
          <table:table-cell office:value-type="float" office:value="348.91665853082" calcext:value-type="float">
            <text:p>348.9</text:p>
          </table:table-cell>
          <table:table-cell office:value-type="float" office:value="435.368572488528" calcext:value-type="float">
            <text:p>435.4</text:p>
          </table:table-cell>
          <table:table-cell office:value-type="float" office:value="533.956511343613" calcext:value-type="float">
            <text:p>534.0</text:p>
          </table:table-cell>
          <table:table-cell office:value-type="float" office:value="556.016434302189" calcext:value-type="float">
            <text:p>556.0</text:p>
          </table:table-cell>
          <table:table-cell office:value-type="float" office:value="513.077569941639" calcext:value-type="float">
            <text:p>513.1</text:p>
          </table:table-cell>
          <table:table-cell office:value-type="float" office:value="523.126352060458" calcext:value-type="float">
            <text:p>523.1</text:p>
          </table:table-cell>
          <table:table-cell office:value-type="float" office:value="576.936122063256" calcext:value-type="float">
            <text:p>576.9</text:p>
          </table:table-cell>
          <table:table-cell office:value-type="float" office:value="575.73948609404" calcext:value-type="float">
            <text:p>575.7</text:p>
          </table:table-cell>
          <table:table-cell office:value-type="float" office:value="538.403542340413" calcext:value-type="float">
            <text:p>538.4</text:p>
          </table:table-cell>
          <table:table-cell office:value-type="float" office:value="625.019782591755" calcext:value-type="float">
            <text:p>625.0</text:p>
          </table:table-cell>
          <table:table-cell office:value-type="float" office:value="636.779014955972" calcext:value-type="float">
            <text:p>636.8</text:p>
          </table:table-cell>
          <table:table-cell office:value-type="float" office:value="633.657629861906" calcext:value-type="float">
            <text:p>633.7</text:p>
          </table:table-cell>
          <table:table-cell office:value-type="float" office:value="632.811688153196" calcext:value-type="float">
            <text:p>632.8</text:p>
          </table:table-cell>
          <table:table-cell office:value-type="float" office:value="587.035928622766" calcext:value-type="float">
            <text:p>587.0</text:p>
          </table:table-cell>
          <table:table-cell office:value-type="float" office:value="601.942539784082" calcext:value-type="float">
            <text:p>601.9</text:p>
          </table:table-cell>
          <table:table-cell office:value-type="float" office:value="579.300804031516" calcext:value-type="float">
            <text:p>579.3</text:p>
          </table:table-cell>
          <table:table-cell office:value-type="float" office:value="577.113380995397" calcext:value-type="float">
            <text:p>577.1</text:p>
          </table:table-cell>
          <table:table-cell office:value-type="float" office:value="501.925247641065" calcext:value-type="float">
            <text:p>501.9</text:p>
          </table:table-cell>
          <table:table-cell office:value-type="float" office:value="536.019229162572" calcext:value-type="float">
            <text:p>536.0</text:p>
          </table:table-cell>
          <table:table-cell office:value-type="float" office:value="523.39864915557" calcext:value-type="float">
            <text:p>523.4</text:p>
          </table:table-cell>
          <table:table-cell office:value-type="float" office:value="512.312599159868" calcext:value-type="float">
            <text:p>512.3</text:p>
          </table:table-cell>
          <table:table-cell office:value-type="float" office:value="512.257880863096" calcext:value-type="float">
            <text:p>512.3</text:p>
          </table:table-cell>
          <table:table-cell office:value-type="float" office:value="529.13288550692" calcext:value-type="float">
            <text:p>529.1</text:p>
          </table:table-cell>
          <table:table-cell office:value-type="float" office:value="551.976881250469" calcext:value-type="float">
            <text:p>552.0</text:p>
          </table:table-cell>
          <table:table-cell office:value-type="float" office:value="577.291085703155" calcext:value-type="float">
            <text:p>577.3</text:p>
          </table:table-cell>
          <table:table-cell office:value-type="float" office:value="550.553562516092" calcext:value-type="float">
            <text:p>550.6</text:p>
          </table:table-cell>
          <table:table-cell office:value-type="float" office:value="528.978437910802" calcext:value-type="float">
            <text:p>529.0</text:p>
          </table:table-cell>
          <table:table-cell office:value-type="float" office:value="514.957696934405" calcext:value-type="float">
            <text:p>515.0</text:p>
          </table:table-cell>
          <table:table-cell office:value-type="float" office:value="499.332034182552" calcext:value-type="float">
            <text:p>499.3</text:p>
          </table:table-cell>
          <table:table-cell office:value-type="float" office:value="489.385916621826" calcext:value-type="float">
            <text:p>489.4</text:p>
          </table:table-cell>
          <table:table-cell office:value-type="float" office:value="473.030731478553" calcext:value-type="float">
            <text:p>473.0</text:p>
          </table:table-cell>
          <table:table-cell office:value-type="float" office:value="413.746818701623" calcext:value-type="float">
            <text:p>413.7</text:p>
          </table:table-cell>
          <table:table-cell office:value-type="float" office:value="380.142338469584" calcext:value-type="float">
            <text:p>380.1</text:p>
          </table:table-cell>
          <table:table-cell office:value-type="float" office:value="337.16258060927" calcext:value-type="float">
            <text:p>337.2</text:p>
          </table:table-cell>
          <table:table-cell office:value-type="float" office:value="316.708584305443" calcext:value-type="float">
            <text:p>316.7</text:p>
          </table:table-cell>
          <table:table-cell office:value-type="float" office:value="316.363246424889" calcext:value-type="float">
            <text:p>316.4</text:p>
          </table:table-cell>
          <table:table-cell office:value-type="float" office:value="298.685658289704" calcext:value-type="float">
            <text:p>298.7</text:p>
          </table:table-cell>
          <table:table-cell office:value-type="float" office:value="293.264535039836" calcext:value-type="float">
            <text:p>293.3</text:p>
          </table:table-cell>
          <table:table-cell office:value-type="float" office:value="268.42105239463" calcext:value-type="float">
            <text:p>268.4</text:p>
          </table:table-cell>
          <table:table-cell office:value-type="float" office:value="255.784505523046" calcext:value-type="float">
            <text:p>255.8</text:p>
          </table:table-cell>
          <table:table-cell office:value-type="float" office:value="301.660837040429" calcext:value-type="float">
            <text:p>301.7</text:p>
          </table:table-cell>
          <table:table-cell office:value-type="float" office:value="247.922031511421" calcext:value-type="float">
            <text:p>247.9</text:p>
          </table:table-cell>
          <table:table-cell office:value-type="float" office:value="302.82615708029" calcext:value-type="float">
            <text:p>302.8</text:p>
          </table:table-cell>
          <table:table-cell office:value-type="float" office:value="342.440616446237" calcext:value-type="float">
            <text:p>342.4</text:p>
          </table:table-cell>
          <table:table-cell office:value-type="float" office:value="379.941299257043" calcext:value-type="float">
            <text:p>379.9</text:p>
          </table:table-cell>
          <table:table-cell office:value-type="float" office:value="333.082834200119" calcext:value-type="float">
            <text:p>333.1</text:p>
          </table:table-cell>
          <table:table-cell table:style-name="ce14" office:value-type="float" office:value="224.867410146106" calcext:value-type="float">
            <text:p>224.9</text:p>
          </table:table-cell>
          <table:table-cell table:number-columns-repeated="951"/>
        </table:table-row>
        <table:table-row table:style-name="ro1">
          <table:table-cell table:style-name="ce3" table:formula="of:=[.A48]+1" office:value-type="date" office:date-value="2016-04-17" calcext:value-type="date">
            <text:p>Apr 17, 16</text:p>
          </table:table-cell>
          <table:table-cell table:style-name="ce7" office:value-type="float" office:value="219.697309871539" calcext:value-type="float">
            <text:p>219.7</text:p>
          </table:table-cell>
          <table:table-cell office:value-type="float" office:value="234.990303885368" calcext:value-type="float">
            <text:p>235.0</text:p>
          </table:table-cell>
          <table:table-cell office:value-type="float" office:value="264.04621152363" calcext:value-type="float">
            <text:p>264.0</text:p>
          </table:table-cell>
          <table:table-cell office:value-type="float" office:value="288.505668374088" calcext:value-type="float">
            <text:p>288.5</text:p>
          </table:table-cell>
          <table:table-cell office:value-type="float" office:value="395.244012320519" calcext:value-type="float">
            <text:p>395.2</text:p>
          </table:table-cell>
          <table:table-cell office:value-type="float" office:value="409.404219519304" calcext:value-type="float">
            <text:p>409.4</text:p>
          </table:table-cell>
          <table:table-cell office:value-type="float" office:value="496.459954473455" calcext:value-type="float">
            <text:p>496.5</text:p>
          </table:table-cell>
          <table:table-cell office:value-type="float" office:value="536.743210453333" calcext:value-type="float">
            <text:p>536.7</text:p>
          </table:table-cell>
          <table:table-cell office:value-type="float" office:value="502.364177950204" calcext:value-type="float">
            <text:p>502.4</text:p>
          </table:table-cell>
          <table:table-cell office:value-type="float" office:value="526.993266863512" calcext:value-type="float">
            <text:p>527.0</text:p>
          </table:table-cell>
          <table:table-cell office:value-type="float" office:value="512.850418520129" calcext:value-type="float">
            <text:p>512.9</text:p>
          </table:table-cell>
          <table:table-cell office:value-type="float" office:value="479.982591514528" calcext:value-type="float">
            <text:p>480.0</text:p>
          </table:table-cell>
          <table:table-cell office:value-type="float" office:value="442.281872169881" calcext:value-type="float">
            <text:p>442.3</text:p>
          </table:table-cell>
          <table:table-cell office:value-type="float" office:value="424.415389832865" calcext:value-type="float">
            <text:p>424.4</text:p>
          </table:table-cell>
          <table:table-cell office:value-type="float" office:value="473.059518248446" calcext:value-type="float">
            <text:p>473.1</text:p>
          </table:table-cell>
          <table:table-cell office:value-type="float" office:value="455.809959771171" calcext:value-type="float">
            <text:p>455.8</text:p>
          </table:table-cell>
          <table:table-cell office:value-type="float" office:value="475.867706000373" calcext:value-type="float">
            <text:p>475.9</text:p>
          </table:table-cell>
          <table:table-cell office:value-type="float" office:value="494.371838900734" calcext:value-type="float">
            <text:p>494.4</text:p>
          </table:table-cell>
          <table:table-cell office:value-type="float" office:value="416.953312125237" calcext:value-type="float">
            <text:p>417.0</text:p>
          </table:table-cell>
          <table:table-cell office:value-type="float" office:value="456.212059723239" calcext:value-type="float">
            <text:p>456.2</text:p>
          </table:table-cell>
          <table:table-cell office:value-type="float" office:value="413.712683586261" calcext:value-type="float">
            <text:p>413.7</text:p>
          </table:table-cell>
          <table:table-cell office:value-type="float" office:value="414.334786013113" calcext:value-type="float">
            <text:p>414.3</text:p>
          </table:table-cell>
          <table:table-cell office:value-type="float" office:value="432.297325942527" calcext:value-type="float">
            <text:p>432.3</text:p>
          </table:table-cell>
          <table:table-cell office:value-type="float" office:value="453.703516136537" calcext:value-type="float">
            <text:p>453.7</text:p>
          </table:table-cell>
          <table:table-cell office:value-type="float" office:value="476.760417440645" calcext:value-type="float">
            <text:p>476.8</text:p>
          </table:table-cell>
          <table:table-cell office:value-type="float" office:value="479.729254053889" calcext:value-type="float">
            <text:p>479.7</text:p>
          </table:table-cell>
          <table:table-cell office:value-type="float" office:value="426.458748034146" calcext:value-type="float">
            <text:p>426.5</text:p>
          </table:table-cell>
          <table:table-cell office:value-type="float" office:value="441.712464855226" calcext:value-type="float">
            <text:p>441.7</text:p>
          </table:table-cell>
          <table:table-cell office:value-type="float" office:value="473.941749515928" calcext:value-type="float">
            <text:p>473.9</text:p>
          </table:table-cell>
          <table:table-cell office:value-type="float" office:value="489.82150987716" calcext:value-type="float">
            <text:p>489.8</text:p>
          </table:table-cell>
          <table:table-cell office:value-type="float" office:value="471.035584402417" calcext:value-type="float">
            <text:p>471.0</text:p>
          </table:table-cell>
          <table:table-cell office:value-type="float" office:value="465.695021444" calcext:value-type="float">
            <text:p>465.7</text:p>
          </table:table-cell>
          <table:table-cell office:value-type="float" office:value="435.009399572594" calcext:value-type="float">
            <text:p>435.0</text:p>
          </table:table-cell>
          <table:table-cell office:value-type="float" office:value="383.918435732232" calcext:value-type="float">
            <text:p>383.9</text:p>
          </table:table-cell>
          <table:table-cell office:value-type="float" office:value="412.142169104164" calcext:value-type="float">
            <text:p>412.1</text:p>
          </table:table-cell>
          <table:table-cell office:value-type="float" office:value="373.978656661187" calcext:value-type="float">
            <text:p>374.0</text:p>
          </table:table-cell>
          <table:table-cell office:value-type="float" office:value="405.128099233478" calcext:value-type="float">
            <text:p>405.1</text:p>
          </table:table-cell>
          <table:table-cell office:value-type="float" office:value="313.54428269089" calcext:value-type="float">
            <text:p>313.5</text:p>
          </table:table-cell>
          <table:table-cell office:value-type="float" office:value="307.070508132288" calcext:value-type="float">
            <text:p>307.1</text:p>
          </table:table-cell>
          <table:table-cell office:value-type="float" office:value="243.157966956529" calcext:value-type="float">
            <text:p>243.2</text:p>
          </table:table-cell>
          <table:table-cell office:value-type="float" office:value="185.054281479441" calcext:value-type="float">
            <text:p>185.1</text:p>
          </table:table-cell>
          <table:table-cell office:value-type="float" office:value="218.23538975761" calcext:value-type="float">
            <text:p>218.2</text:p>
          </table:table-cell>
          <table:table-cell office:value-type="float" office:value="218.673513971115" calcext:value-type="float">
            <text:p>218.7</text:p>
          </table:table-cell>
          <table:table-cell office:value-type="float" office:value="224.50814893539" calcext:value-type="float">
            <text:p>224.5</text:p>
          </table:table-cell>
          <table:table-cell office:value-type="float" office:value="212.258551247686" calcext:value-type="float">
            <text:p>212.3</text:p>
          </table:table-cell>
          <table:table-cell office:value-type="float" office:value="306.635514674028" calcext:value-type="float">
            <text:p>306.6</text:p>
          </table:table-cell>
          <table:table-cell office:value-type="float" office:value="268.934009422449" calcext:value-type="float">
            <text:p>268.9</text:p>
          </table:table-cell>
          <table:table-cell office:value-type="float" office:value="216.224217738854" calcext:value-type="float">
            <text:p>216.2</text:p>
          </table:table-cell>
          <table:table-cell office:value-type="float" office:value="194.518063632558" calcext:value-type="float">
            <text:p>194.5</text:p>
          </table:table-cell>
          <table:table-cell office:value-type="float" office:value="239.265712446531" calcext:value-type="float">
            <text:p>239.3</text:p>
          </table:table-cell>
          <table:table-cell office:value-type="float" office:value="305.02572893047" calcext:value-type="float">
            <text:p>305.0</text:p>
          </table:table-cell>
          <table:table-cell office:value-type="float" office:value="368.969478395554" calcext:value-type="float">
            <text:p>369.0</text:p>
          </table:table-cell>
          <table:table-cell office:value-type="float" office:value="341.995137314315" calcext:value-type="float">
            <text:p>342.0</text:p>
          </table:table-cell>
          <table:table-cell office:value-type="float" office:value="288.797016500087" calcext:value-type="float">
            <text:p>288.8</text:p>
          </table:table-cell>
          <table:table-cell office:value-type="float" office:value="238.775297431142" calcext:value-type="float">
            <text:p>238.8</text:p>
          </table:table-cell>
          <table:table-cell office:value-type="float" office:value="218.612436059152" calcext:value-type="float">
            <text:p>218.6</text:p>
          </table:table-cell>
          <table:table-cell office:value-type="float" office:value="254.734406734535" calcext:value-type="float">
            <text:p>254.7</text:p>
          </table:table-cell>
          <table:table-cell office:value-type="float" office:value="238.219867856053" calcext:value-type="float">
            <text:p>238.2</text:p>
          </table:table-cell>
          <table:table-cell office:value-type="float" office:value="210.736025908073" calcext:value-type="float">
            <text:p>210.7</text:p>
          </table:table-cell>
          <table:table-cell office:value-type="float" office:value="198.986920963862" calcext:value-type="float">
            <text:p>199.0</text:p>
          </table:table-cell>
          <table:table-cell office:value-type="float" office:value="166.380446506096" calcext:value-type="float">
            <text:p>166.4</text:p>
          </table:table-cell>
          <table:table-cell office:value-type="float" office:value="193.451181581296" calcext:value-type="float">
            <text:p>193.5</text:p>
          </table:table-cell>
          <table:table-cell office:value-type="float" office:value="121.922504345804" calcext:value-type="float">
            <text:p>121.9</text:p>
          </table:table-cell>
          <table:table-cell office:value-type="float" office:value="75.6743311407807" calcext:value-type="float">
            <text:p>75.7</text:p>
          </table:table-cell>
          <table:table-cell office:value-type="float" office:value="67.1083007365115" calcext:value-type="float">
            <text:p>67.1</text:p>
          </table:table-cell>
          <table:table-cell office:value-type="float" office:value="38.8204424965737" calcext:value-type="float">
            <text:p>38.8</text:p>
          </table:table-cell>
          <table:table-cell office:value-type="float" office:value="37.8108926480553" calcext:value-type="float">
            <text:p>37.8</text:p>
          </table:table-cell>
          <table:table-cell office:value-type="float" office:value="25.0171148400214" calcext:value-type="float">
            <text:p>25.0</text:p>
          </table:table-cell>
          <table:table-cell office:value-type="float" office:value="14.7985415478116" calcext:value-type="float">
            <text:p>14.8</text:p>
          </table:table-cell>
          <table:table-cell office:value-type="float" office:value="5.45647529322717" calcext:value-type="float">
            <text:p>5.5</text:p>
          </table:table-cell>
          <table:table-cell office:value-type="float" office:value="3.10206962470678" calcext:value-type="float">
            <text:p>3.1</text:p>
          </table:table-cell>
          <table:table-cell table:style-name="ce14" office:value-type="float" office:value="2.3750660830647" calcext:value-type="float">
            <text:p>2.4</text:p>
          </table:table-cell>
          <table:table-cell table:number-columns-repeated="951"/>
        </table:table-row>
        <table:table-row table:style-name="ro1">
          <table:table-cell table:style-name="ce3" table:formula="of:=[.A49]+1" office:value-type="date" office:date-value="2016-04-18" calcext:value-type="date">
            <text:p>Apr 18, 16</text:p>
          </table:table-cell>
          <table:table-cell table:style-name="ce7" office:value-type="float" office:value="593.133347267439" calcext:value-type="float">
            <text:p>593.1</text:p>
          </table:table-cell>
          <table:table-cell office:value-type="float" office:value="590.796701849811" calcext:value-type="float">
            <text:p>590.8</text:p>
          </table:table-cell>
          <table:table-cell office:value-type="float" office:value="586.278621146277" calcext:value-type="float">
            <text:p>586.3</text:p>
          </table:table-cell>
          <table:table-cell office:value-type="float" office:value="573.771974603197" calcext:value-type="float">
            <text:p>573.8</text:p>
          </table:table-cell>
          <table:table-cell office:value-type="float" office:value="564.293154525635" calcext:value-type="float">
            <text:p>564.3</text:p>
          </table:table-cell>
          <table:table-cell office:value-type="float" office:value="572.81600785126" calcext:value-type="float">
            <text:p>572.8</text:p>
          </table:table-cell>
          <table:table-cell office:value-type="float" office:value="538.490032529838" calcext:value-type="float">
            <text:p>538.5</text:p>
          </table:table-cell>
          <table:table-cell office:value-type="float" office:value="519.756155606958" calcext:value-type="float">
            <text:p>519.8</text:p>
          </table:table-cell>
          <table:table-cell office:value-type="float" office:value="507.493698398469" calcext:value-type="float">
            <text:p>507.5</text:p>
          </table:table-cell>
          <table:table-cell office:value-type="float" office:value="481.118446285699" calcext:value-type="float">
            <text:p>481.1</text:p>
          </table:table-cell>
          <table:table-cell office:value-type="float" office:value="527.918219517213" calcext:value-type="float">
            <text:p>527.9</text:p>
          </table:table-cell>
          <table:table-cell office:value-type="float" office:value="563.617754169695" calcext:value-type="float">
            <text:p>563.6</text:p>
          </table:table-cell>
          <table:table-cell office:value-type="float" office:value="410.843942551219" calcext:value-type="float">
            <text:p>410.8</text:p>
          </table:table-cell>
          <table:table-cell office:value-type="float" office:value="536.923374818278" calcext:value-type="float">
            <text:p>536.9</text:p>
          </table:table-cell>
          <table:table-cell office:value-type="float" office:value="556.748947374027" calcext:value-type="float">
            <text:p>556.7</text:p>
          </table:table-cell>
          <table:table-cell office:value-type="float" office:value="569.229595560722" calcext:value-type="float">
            <text:p>569.2</text:p>
          </table:table-cell>
          <table:table-cell office:value-type="float" office:value="511.984879988269" calcext:value-type="float">
            <text:p>512.0</text:p>
          </table:table-cell>
          <table:table-cell office:value-type="float" office:value="543.753274985155" calcext:value-type="float">
            <text:p>543.8</text:p>
          </table:table-cell>
          <table:table-cell office:value-type="float" office:value="513.826666451066" calcext:value-type="float">
            <text:p>513.8</text:p>
          </table:table-cell>
          <table:table-cell office:value-type="float" office:value="417.87834779746" calcext:value-type="float">
            <text:p>417.9</text:p>
          </table:table-cell>
          <table:table-cell office:value-type="float" office:value="332.39489080877" calcext:value-type="float">
            <text:p>332.4</text:p>
          </table:table-cell>
          <table:table-cell office:value-type="float" office:value="269.709186185089" calcext:value-type="float">
            <text:p>269.7</text:p>
          </table:table-cell>
          <table:table-cell office:value-type="float" office:value="106.503037954948" calcext:value-type="float">
            <text:p>106.5</text:p>
          </table:table-cell>
          <table:table-cell office:value-type="float" office:value="67.3046931511536" calcext:value-type="float">
            <text:p>67.3</text:p>
          </table:table-cell>
          <table:table-cell office:value-type="float" office:value="129.945118804674" calcext:value-type="float">
            <text:p>129.9</text:p>
          </table:table-cell>
          <table:table-cell office:value-type="float" office:value="214.814924350103" calcext:value-type="float">
            <text:p>214.8</text:p>
          </table:table-cell>
          <table:table-cell office:value-type="float" office:value="236.67044758601" calcext:value-type="float">
            <text:p>236.7</text:p>
          </table:table-cell>
          <table:table-cell office:value-type="float" office:value="285.490259473935" calcext:value-type="float">
            <text:p>285.5</text:p>
          </table:table-cell>
          <table:table-cell office:value-type="float" office:value="298.00255809525" calcext:value-type="float">
            <text:p>298.0</text:p>
          </table:table-cell>
          <table:table-cell office:value-type="float" office:value="255.993428028523" calcext:value-type="float">
            <text:p>256.0</text:p>
          </table:table-cell>
          <table:table-cell office:value-type="float" office:value="200.13631514777" calcext:value-type="float">
            <text:p>200.1</text:p>
          </table:table-cell>
          <table:table-cell office:value-type="float" office:value="184.618875712726" calcext:value-type="float">
            <text:p>184.6</text:p>
          </table:table-cell>
          <table:table-cell office:value-type="float" office:value="154.663664110391" calcext:value-type="float">
            <text:p>154.7</text:p>
          </table:table-cell>
          <table:table-cell office:value-type="float" office:value="95.7745074054295" calcext:value-type="float">
            <text:p>95.8</text:p>
          </table:table-cell>
          <table:table-cell office:value-type="float" office:value="89.0601129094349" calcext:value-type="float">
            <text:p>89.1</text:p>
          </table:table-cell>
          <table:table-cell office:value-type="float" office:value="80.1273943702178" calcext:value-type="float">
            <text:p>80.1</text:p>
          </table:table-cell>
          <table:table-cell office:value-type="float" office:value="127.751700704247" calcext:value-type="float">
            <text:p>127.8</text:p>
          </table:table-cell>
          <table:table-cell office:value-type="float" office:value="145.401120806082" calcext:value-type="float">
            <text:p>145.4</text:p>
          </table:table-cell>
          <table:table-cell office:value-type="float" office:value="100.64745022768" calcext:value-type="float">
            <text:p>100.6</text:p>
          </table:table-cell>
          <table:table-cell office:value-type="float" office:value="71.1811952354303" calcext:value-type="float">
            <text:p>71.2</text:p>
          </table:table-cell>
          <table:table-cell office:value-type="float" office:value="79.5580305546995" calcext:value-type="float">
            <text:p>79.6</text:p>
          </table:table-cell>
          <table:table-cell office:value-type="float" office:value="78.3048109921667" calcext:value-type="float">
            <text:p>78.3</text:p>
          </table:table-cell>
          <table:table-cell office:value-type="float" office:value="54.8366262268876" calcext:value-type="float">
            <text:p>54.8</text:p>
          </table:table-cell>
          <table:table-cell office:value-type="float" office:value="51.2364961984144" calcext:value-type="float">
            <text:p>51.2</text:p>
          </table:table-cell>
          <table:table-cell office:value-type="float" office:value="25.7650290260596" calcext:value-type="float">
            <text:p>25.8</text:p>
          </table:table-cell>
          <table:table-cell office:value-type="float" office:value="5.89313241040182" calcext:value-type="float">
            <text:p>5.9</text:p>
          </table:table-cell>
          <table:table-cell office:value-type="float" office:value="2.89359284020547" calcext:value-type="float">
            <text:p>2.9</text:p>
          </table:table-cell>
          <table:table-cell office:value-type="float" office:value="2.51739930411262" calcext:value-type="float">
            <text:p>2.5</text:p>
          </table:table-cell>
          <table:table-cell office:value-type="float" office:value="4.76383415411184" calcext:value-type="float">
            <text:p>4.8</text:p>
          </table:table-cell>
          <table:table-cell office:value-type="float" office:value="8.29356453840371" calcext:value-type="float">
            <text:p>8.3</text:p>
          </table:table-cell>
          <table:table-cell office:value-type="float" office:value="2.91005982623516" calcext:value-type="float">
            <text:p>2.9</text:p>
          </table:table-cell>
          <table:table-cell office:value-type="float" office:value="9.79407292330773" calcext:value-type="float">
            <text:p>9.8</text:p>
          </table:table-cell>
          <table:table-cell office:value-type="float" office:value="20.9216540456506" calcext:value-type="float">
            <text:p>20.9</text:p>
          </table:table-cell>
          <table:table-cell office:value-type="float" office:value="30.5080885517542" calcext:value-type="float">
            <text:p>30.5</text:p>
          </table:table-cell>
          <table:table-cell office:value-type="float" office:value="39.9431126206233" calcext:value-type="float">
            <text:p>39.9</text:p>
          </table:table-cell>
          <table:table-cell office:value-type="float" office:value="43.7191472894438" calcext:value-type="float">
            <text:p>43.7</text:p>
          </table:table-cell>
          <table:table-cell office:value-type="float" office:value="32.8374210252371" calcext:value-type="float">
            <text:p>32.8</text:p>
          </table:table-cell>
          <table:table-cell office:value-type="float" office:value="38.3814644934539" calcext:value-type="float">
            <text:p>38.4</text:p>
          </table:table-cell>
          <table:table-cell office:value-type="float" office:value="44.0339289045033" calcext:value-type="float">
            <text:p>44.0</text:p>
          </table:table-cell>
          <table:table-cell office:value-type="float" office:value="55.2626326403358" calcext:value-type="float">
            <text:p>55.3</text:p>
          </table:table-cell>
          <table:table-cell office:value-type="float" office:value="92.8947462823934" calcext:value-type="float">
            <text:p>92.9</text:p>
          </table:table-cell>
          <table:table-cell office:value-type="float" office:value="90.1849123064" calcext:value-type="float">
            <text:p>90.2</text:p>
          </table:table-cell>
          <table:table-cell office:value-type="float" office:value="40.9672735897383" calcext:value-type="float">
            <text:p>41.0</text:p>
          </table:table-cell>
          <table:table-cell office:value-type="float" office:value="18.1866647429532" calcext:value-type="float">
            <text:p>18.2</text:p>
          </table:table-cell>
          <table:table-cell office:value-type="float" office:value="36.9885321319814" calcext:value-type="float">
            <text:p>37.0</text:p>
          </table:table-cell>
          <table:table-cell office:value-type="float" office:value="56.3729288520149" calcext:value-type="float">
            <text:p>56.4</text:p>
          </table:table-cell>
          <table:table-cell office:value-type="float" office:value="29.9213393463563" calcext:value-type="float">
            <text:p>29.9</text:p>
          </table:table-cell>
          <table:table-cell office:value-type="float" office:value="40.458747193321" calcext:value-type="float">
            <text:p>40.5</text:p>
          </table:table-cell>
          <table:table-cell office:value-type="float" office:value="28.9944873221768" calcext:value-type="float">
            <text:p>29.0</text:p>
          </table:table-cell>
          <table:table-cell office:value-type="float" office:value="13.4146871380455" calcext:value-type="float">
            <text:p>13.4</text:p>
          </table:table-cell>
          <table:table-cell office:value-type="float" office:value="19.1138899518168" calcext:value-type="float">
            <text:p>19.1</text:p>
          </table:table-cell>
          <table:table-cell table:style-name="ce14" office:value-type="float" office:value="32.4347219058685" calcext:value-type="float">
            <text:p>32.4</text:p>
          </table:table-cell>
          <table:table-cell table:number-columns-repeated="951"/>
        </table:table-row>
        <table:table-row table:style-name="ro1">
          <table:table-cell table:style-name="ce3" table:formula="of:=[.A50]+1" office:value-type="date" office:date-value="2016-04-19" calcext:value-type="date">
            <text:p>Apr 19, 16</text:p>
          </table:table-cell>
          <table:table-cell table:style-name="ce7" office:value-type="string" calcext:value-type="string">
            <text:p>NaN</text:p>
          </table:table-cell>
          <table:table-cell table:number-columns-repeated="70" office:value-type="string" calcext:value-type="string">
            <text:p>NaN</text:p>
          </table:table-cell>
          <table:table-cell table:style-name="ce14" office:value-type="string" calcext:value-type="string">
            <text:p>NaN</text:p>
          </table:table-cell>
          <table:table-cell table:number-columns-repeated="951"/>
        </table:table-row>
        <table:table-row table:style-name="ro1">
          <table:table-cell table:style-name="ce3" table:formula="of:=[.A51]+1" office:value-type="date" office:date-value="2016-04-20" calcext:value-type="date">
            <text:p>Apr 20, 16</text:p>
          </table:table-cell>
          <table:table-cell table:style-name="ce7" office:value-type="float" office:value="54.2641848059377" calcext:value-type="float">
            <text:p>54.3</text:p>
          </table:table-cell>
          <table:table-cell office:value-type="float" office:value="45.2452046200984" calcext:value-type="float">
            <text:p>45.2</text:p>
          </table:table-cell>
          <table:table-cell office:value-type="float" office:value="41.7332581068939" calcext:value-type="float">
            <text:p>41.7</text:p>
          </table:table-cell>
          <table:table-cell office:value-type="float" office:value="58.6779452264014" calcext:value-type="float">
            <text:p>58.7</text:p>
          </table:table-cell>
          <table:table-cell office:value-type="float" office:value="87.0671037986712" calcext:value-type="float">
            <text:p>87.1</text:p>
          </table:table-cell>
          <table:table-cell office:value-type="float" office:value="96.3529128614451" calcext:value-type="float">
            <text:p>96.4</text:p>
          </table:table-cell>
          <table:table-cell office:value-type="float" office:value="93.5359744461788" calcext:value-type="float">
            <text:p>93.5</text:p>
          </table:table-cell>
          <table:table-cell office:value-type="float" office:value="86.0903879782527" calcext:value-type="float">
            <text:p>86.1</text:p>
          </table:table-cell>
          <table:table-cell office:value-type="float" office:value="136.44441922432" calcext:value-type="float">
            <text:p>136.4</text:p>
          </table:table-cell>
          <table:table-cell office:value-type="float" office:value="218.323772406992" calcext:value-type="float">
            <text:p>218.3</text:p>
          </table:table-cell>
          <table:table-cell office:value-type="float" office:value="325.903474698613" calcext:value-type="float">
            <text:p>325.9</text:p>
          </table:table-cell>
          <table:table-cell office:value-type="float" office:value="273.848738421338" calcext:value-type="float">
            <text:p>273.8</text:p>
          </table:table-cell>
          <table:table-cell office:value-type="float" office:value="312.836735718269" calcext:value-type="float">
            <text:p>312.8</text:p>
          </table:table-cell>
          <table:table-cell office:value-type="float" office:value="252.28761794528" calcext:value-type="float">
            <text:p>252.3</text:p>
          </table:table-cell>
          <table:table-cell office:value-type="float" office:value="139.488848839696" calcext:value-type="float">
            <text:p>139.5</text:p>
          </table:table-cell>
          <table:table-cell office:value-type="float" office:value="137.968019594243" calcext:value-type="float">
            <text:p>138.0</text:p>
          </table:table-cell>
          <table:table-cell office:value-type="float" office:value="148.572742316731" calcext:value-type="float">
            <text:p>148.6</text:p>
          </table:table-cell>
          <table:table-cell office:value-type="float" office:value="122.981199130192" calcext:value-type="float">
            <text:p>123.0</text:p>
          </table:table-cell>
          <table:table-cell office:value-type="float" office:value="102.030033489694" calcext:value-type="float">
            <text:p>102.0</text:p>
          </table:table-cell>
          <table:table-cell office:value-type="float" office:value="129.688492525057" calcext:value-type="float">
            <text:p>129.7</text:p>
          </table:table-cell>
          <table:table-cell office:value-type="float" office:value="78.3294392800289" calcext:value-type="float">
            <text:p>78.3</text:p>
          </table:table-cell>
          <table:table-cell office:value-type="float" office:value="66.775437046923" calcext:value-type="float">
            <text:p>66.8</text:p>
          </table:table-cell>
          <table:table-cell office:value-type="float" office:value="39.7074354150599" calcext:value-type="float">
            <text:p>39.7</text:p>
          </table:table-cell>
          <table:table-cell office:value-type="float" office:value="60.9764361013491" calcext:value-type="float">
            <text:p>61.0</text:p>
          </table:table-cell>
          <table:table-cell office:value-type="float" office:value="66.2143672385574" calcext:value-type="float">
            <text:p>66.2</text:p>
          </table:table-cell>
          <table:table-cell office:value-type="float" office:value="117.47905434921" calcext:value-type="float">
            <text:p>117.5</text:p>
          </table:table-cell>
          <table:table-cell office:value-type="float" office:value="127.566475728085" calcext:value-type="float">
            <text:p>127.6</text:p>
          </table:table-cell>
          <table:table-cell office:value-type="float" office:value="155.514030031291" calcext:value-type="float">
            <text:p>155.5</text:p>
          </table:table-cell>
          <table:table-cell office:value-type="float" office:value="158.955751959642" calcext:value-type="float">
            <text:p>159.0</text:p>
          </table:table-cell>
          <table:table-cell office:value-type="float" office:value="127.649645419124" calcext:value-type="float">
            <text:p>127.6</text:p>
          </table:table-cell>
          <table:table-cell office:value-type="float" office:value="117.43503045392" calcext:value-type="float">
            <text:p>117.4</text:p>
          </table:table-cell>
          <table:table-cell office:value-type="float" office:value="113.675592314333" calcext:value-type="float">
            <text:p>113.7</text:p>
          </table:table-cell>
          <table:table-cell office:value-type="float" office:value="114.298624667558" calcext:value-type="float">
            <text:p>114.3</text:p>
          </table:table-cell>
          <table:table-cell office:value-type="float" office:value="110.66853168663" calcext:value-type="float">
            <text:p>110.7</text:p>
          </table:table-cell>
          <table:table-cell office:value-type="float" office:value="94.8160338017671" calcext:value-type="float">
            <text:p>94.8</text:p>
          </table:table-cell>
          <table:table-cell office:value-type="float" office:value="83.646461281503" calcext:value-type="float">
            <text:p>83.6</text:p>
          </table:table-cell>
          <table:table-cell office:value-type="float" office:value="70.9956340236738" calcext:value-type="float">
            <text:p>71.0</text:p>
          </table:table-cell>
          <table:table-cell office:value-type="float" office:value="61.1572770579178" calcext:value-type="float">
            <text:p>61.2</text:p>
          </table:table-cell>
          <table:table-cell office:value-type="float" office:value="58.2069635563963" calcext:value-type="float">
            <text:p>58.2</text:p>
          </table:table-cell>
          <table:table-cell office:value-type="float" office:value="72.7591196454942" calcext:value-type="float">
            <text:p>72.8</text:p>
          </table:table-cell>
          <table:table-cell office:value-type="float" office:value="97.885148459877" calcext:value-type="float">
            <text:p>97.9</text:p>
          </table:table-cell>
          <table:table-cell office:value-type="float" office:value="136.823154276998" calcext:value-type="float">
            <text:p>136.8</text:p>
          </table:table-cell>
          <table:table-cell office:value-type="float" office:value="194.402399847337" calcext:value-type="float">
            <text:p>194.4</text:p>
          </table:table-cell>
          <table:table-cell office:value-type="float" office:value="209.052975093606" calcext:value-type="float">
            <text:p>209.1</text:p>
          </table:table-cell>
          <table:table-cell office:value-type="float" office:value="156.512698254657" calcext:value-type="float">
            <text:p>156.5</text:p>
          </table:table-cell>
          <table:table-cell office:value-type="float" office:value="165.317551325444" calcext:value-type="float">
            <text:p>165.3</text:p>
          </table:table-cell>
          <table:table-cell office:value-type="float" office:value="207.130412653414" calcext:value-type="float">
            <text:p>207.1</text:p>
          </table:table-cell>
          <table:table-cell office:value-type="float" office:value="226.90367464969" calcext:value-type="float">
            <text:p>226.9</text:p>
          </table:table-cell>
          <table:table-cell office:value-type="float" office:value="235.698901192887" calcext:value-type="float">
            <text:p>235.7</text:p>
          </table:table-cell>
          <table:table-cell office:value-type="float" office:value="295.456830210002" calcext:value-type="float">
            <text:p>295.5</text:p>
          </table:table-cell>
          <table:table-cell office:value-type="float" office:value="367.426610820658" calcext:value-type="float">
            <text:p>367.4</text:p>
          </table:table-cell>
          <table:table-cell office:value-type="float" office:value="375.999278865546" calcext:value-type="float">
            <text:p>376.0</text:p>
          </table:table-cell>
          <table:table-cell office:value-type="float" office:value="490.56867256056" calcext:value-type="float">
            <text:p>490.6</text:p>
          </table:table-cell>
          <table:table-cell office:value-type="float" office:value="572.519985400686" calcext:value-type="float">
            <text:p>572.5</text:p>
          </table:table-cell>
          <table:table-cell office:value-type="float" office:value="622.318235628545" calcext:value-type="float">
            <text:p>622.3</text:p>
          </table:table-cell>
          <table:table-cell office:value-type="float" office:value="647.061707087963" calcext:value-type="float">
            <text:p>647.1</text:p>
          </table:table-cell>
          <table:table-cell office:value-type="float" office:value="633.998807540823" calcext:value-type="float">
            <text:p>634.0</text:p>
          </table:table-cell>
          <table:table-cell office:value-type="float" office:value="630.574767008904" calcext:value-type="float">
            <text:p>630.6</text:p>
          </table:table-cell>
          <table:table-cell office:value-type="float" office:value="639.269369697975" calcext:value-type="float">
            <text:p>639.3</text:p>
          </table:table-cell>
          <table:table-cell office:value-type="float" office:value="630.979356682918" calcext:value-type="float">
            <text:p>631.0</text:p>
          </table:table-cell>
          <table:table-cell office:value-type="float" office:value="629.938508382201" calcext:value-type="float">
            <text:p>629.9</text:p>
          </table:table-cell>
          <table:table-cell office:value-type="float" office:value="595.059475722892" calcext:value-type="float">
            <text:p>595.1</text:p>
          </table:table-cell>
          <table:table-cell office:value-type="float" office:value="574.242039526483" calcext:value-type="float">
            <text:p>574.2</text:p>
          </table:table-cell>
          <table:table-cell office:value-type="float" office:value="529.351304183437" calcext:value-type="float">
            <text:p>529.4</text:p>
          </table:table-cell>
          <table:table-cell office:value-type="float" office:value="480.737561728256" calcext:value-type="float">
            <text:p>480.7</text:p>
          </table:table-cell>
          <table:table-cell office:value-type="float" office:value="471.270252227938" calcext:value-type="float">
            <text:p>471.3</text:p>
          </table:table-cell>
          <table:table-cell office:value-type="float" office:value="421.84562092797" calcext:value-type="float">
            <text:p>421.8</text:p>
          </table:table-cell>
          <table:table-cell office:value-type="float" office:value="339.563585635862" calcext:value-type="float">
            <text:p>339.6</text:p>
          </table:table-cell>
          <table:table-cell office:value-type="float" office:value="287.341995627525" calcext:value-type="float">
            <text:p>287.3</text:p>
          </table:table-cell>
          <table:table-cell office:value-type="float" office:value="256.745572158781" calcext:value-type="float">
            <text:p>256.7</text:p>
          </table:table-cell>
          <table:table-cell office:value-type="float" office:value="188.148777863923" calcext:value-type="float">
            <text:p>188.1</text:p>
          </table:table-cell>
          <table:table-cell table:style-name="ce14" office:value-type="float" office:value="128.930375733411" calcext:value-type="float">
            <text:p>128.9</text:p>
          </table:table-cell>
          <table:table-cell table:number-columns-repeated="951"/>
        </table:table-row>
        <table:table-row table:style-name="ro1">
          <table:table-cell table:style-name="ce3" table:formula="of:=[.A52]+1" office:value-type="date" office:date-value="2016-04-21" calcext:value-type="date">
            <text:p>Apr 21, 16</text:p>
          </table:table-cell>
          <table:table-cell table:style-name="ce7" office:value-type="float" office:value="179.289406616551" calcext:value-type="float">
            <text:p>179.3</text:p>
          </table:table-cell>
          <table:table-cell office:value-type="float" office:value="178.909271671749" calcext:value-type="float">
            <text:p>178.9</text:p>
          </table:table-cell>
          <table:table-cell office:value-type="float" office:value="221.619705115419" calcext:value-type="float">
            <text:p>221.6</text:p>
          </table:table-cell>
          <table:table-cell office:value-type="float" office:value="200.771566497848" calcext:value-type="float">
            <text:p>200.8</text:p>
          </table:table-cell>
          <table:table-cell office:value-type="float" office:value="195.726785921665" calcext:value-type="float">
            <text:p>195.7</text:p>
          </table:table-cell>
          <table:table-cell office:value-type="float" office:value="201.173592923472" calcext:value-type="float">
            <text:p>201.2</text:p>
          </table:table-cell>
          <table:table-cell office:value-type="float" office:value="228.44605881925" calcext:value-type="float">
            <text:p>228.4</text:p>
          </table:table-cell>
          <table:table-cell office:value-type="float" office:value="191.762434931206" calcext:value-type="float">
            <text:p>191.8</text:p>
          </table:table-cell>
          <table:table-cell office:value-type="float" office:value="164.118468320379" calcext:value-type="float">
            <text:p>164.1</text:p>
          </table:table-cell>
          <table:table-cell office:value-type="float" office:value="163.360811424232" calcext:value-type="float">
            <text:p>163.4</text:p>
          </table:table-cell>
          <table:table-cell office:value-type="float" office:value="166.22191643663" calcext:value-type="float">
            <text:p>166.2</text:p>
          </table:table-cell>
          <table:table-cell office:value-type="float" office:value="164.420681057515" calcext:value-type="float">
            <text:p>164.4</text:p>
          </table:table-cell>
          <table:table-cell office:value-type="float" office:value="161.045797218266" calcext:value-type="float">
            <text:p>161.0</text:p>
          </table:table-cell>
          <table:table-cell office:value-type="float" office:value="169.381237725847" calcext:value-type="float">
            <text:p>169.4</text:p>
          </table:table-cell>
          <table:table-cell office:value-type="float" office:value="179.9651378546" calcext:value-type="float">
            <text:p>180.0</text:p>
          </table:table-cell>
          <table:table-cell office:value-type="float" office:value="221.229937952439" calcext:value-type="float">
            <text:p>221.2</text:p>
          </table:table-cell>
          <table:table-cell office:value-type="float" office:value="280.004570687133" calcext:value-type="float">
            <text:p>280.0</text:p>
          </table:table-cell>
          <table:table-cell office:value-type="float" office:value="294.672743493132" calcext:value-type="float">
            <text:p>294.7</text:p>
          </table:table-cell>
          <table:table-cell office:value-type="float" office:value="293.109705383514" calcext:value-type="float">
            <text:p>293.1</text:p>
          </table:table-cell>
          <table:table-cell office:value-type="float" office:value="224.584703904436" calcext:value-type="float">
            <text:p>224.6</text:p>
          </table:table-cell>
          <table:table-cell office:value-type="float" office:value="206.544315766684" calcext:value-type="float">
            <text:p>206.5</text:p>
          </table:table-cell>
          <table:table-cell office:value-type="float" office:value="216.371516218792" calcext:value-type="float">
            <text:p>216.4</text:p>
          </table:table-cell>
          <table:table-cell office:value-type="float" office:value="237.05893424012" calcext:value-type="float">
            <text:p>237.1</text:p>
          </table:table-cell>
          <table:table-cell office:value-type="float" office:value="218.124944606117" calcext:value-type="float">
            <text:p>218.1</text:p>
          </table:table-cell>
          <table:table-cell office:value-type="float" office:value="238.43198393097" calcext:value-type="float">
            <text:p>238.4</text:p>
          </table:table-cell>
          <table:table-cell office:value-type="float" office:value="305.768647263918" calcext:value-type="float">
            <text:p>305.8</text:p>
          </table:table-cell>
          <table:table-cell office:value-type="float" office:value="369.714936614367" calcext:value-type="float">
            <text:p>369.7</text:p>
          </table:table-cell>
          <table:table-cell office:value-type="float" office:value="342.089616180274" calcext:value-type="float">
            <text:p>342.1</text:p>
          </table:table-cell>
          <table:table-cell office:value-type="float" office:value="444.943796346412" calcext:value-type="float">
            <text:p>444.9</text:p>
          </table:table-cell>
          <table:table-cell office:value-type="float" office:value="564.828800260704" calcext:value-type="float">
            <text:p>564.8</text:p>
          </table:table-cell>
          <table:table-cell office:value-type="float" office:value="619.053947020614" calcext:value-type="float">
            <text:p>619.1</text:p>
          </table:table-cell>
          <table:table-cell office:value-type="float" office:value="636.762571438714" calcext:value-type="float">
            <text:p>636.8</text:p>
          </table:table-cell>
          <table:table-cell office:value-type="float" office:value="613.273124441635" calcext:value-type="float">
            <text:p>613.3</text:p>
          </table:table-cell>
          <table:table-cell office:value-type="float" office:value="610.705942586395" calcext:value-type="float">
            <text:p>610.7</text:p>
          </table:table-cell>
          <table:table-cell office:value-type="float" office:value="588.99791156946" calcext:value-type="float">
            <text:p>589.0</text:p>
          </table:table-cell>
          <table:table-cell office:value-type="float" office:value="564.588053590789" calcext:value-type="float">
            <text:p>564.6</text:p>
          </table:table-cell>
          <table:table-cell office:value-type="float" office:value="538.846645721278" calcext:value-type="float">
            <text:p>538.8</text:p>
          </table:table-cell>
          <table:table-cell office:value-type="float" office:value="508.726751507907" calcext:value-type="float">
            <text:p>508.7</text:p>
          </table:table-cell>
          <table:table-cell office:value-type="float" office:value="435.160951531412" calcext:value-type="float">
            <text:p>435.2</text:p>
          </table:table-cell>
          <table:table-cell office:value-type="float" office:value="398.075311801005" calcext:value-type="float">
            <text:p>398.1</text:p>
          </table:table-cell>
          <table:table-cell office:value-type="float" office:value="377.768071674032" calcext:value-type="float">
            <text:p>377.8</text:p>
          </table:table-cell>
          <table:table-cell office:value-type="float" office:value="377.016538895186" calcext:value-type="float">
            <text:p>377.0</text:p>
          </table:table-cell>
          <table:table-cell office:value-type="float" office:value="337.642904058787" calcext:value-type="float">
            <text:p>337.6</text:p>
          </table:table-cell>
          <table:table-cell office:value-type="float" office:value="240.805426959951" calcext:value-type="float">
            <text:p>240.8</text:p>
          </table:table-cell>
          <table:table-cell office:value-type="float" office:value="180.553521737024" calcext:value-type="float">
            <text:p>180.6</text:p>
          </table:table-cell>
          <table:table-cell office:value-type="float" office:value="135.594658823292" calcext:value-type="float">
            <text:p>135.6</text:p>
          </table:table-cell>
          <table:table-cell office:value-type="float" office:value="100.395883193071" calcext:value-type="float">
            <text:p>100.4</text:p>
          </table:table-cell>
          <table:table-cell office:value-type="float" office:value="63.5497308009983" calcext:value-type="float">
            <text:p>63.5</text:p>
          </table:table-cell>
          <table:table-cell office:value-type="float" office:value="48.0239219104734" calcext:value-type="float">
            <text:p>48.0</text:p>
          </table:table-cell>
          <table:table-cell office:value-type="float" office:value="24.5658527514749" calcext:value-type="float">
            <text:p>24.6</text:p>
          </table:table-cell>
          <table:table-cell office:value-type="float" office:value="31.3407158183319" calcext:value-type="float">
            <text:p>31.3</text:p>
          </table:table-cell>
          <table:table-cell office:value-type="float" office:value="48.236927284648" calcext:value-type="float">
            <text:p>48.2</text:p>
          </table:table-cell>
          <table:table-cell office:value-type="float" office:value="63.5475912441778" calcext:value-type="float">
            <text:p>63.5</text:p>
          </table:table-cell>
          <table:table-cell office:value-type="float" office:value="104.143791975457" calcext:value-type="float">
            <text:p>104.1</text:p>
          </table:table-cell>
          <table:table-cell office:value-type="float" office:value="140.57858268876" calcext:value-type="float">
            <text:p>140.6</text:p>
          </table:table-cell>
          <table:table-cell office:value-type="float" office:value="168.61938732354" calcext:value-type="float">
            <text:p>168.6</text:p>
          </table:table-cell>
          <table:table-cell office:value-type="float" office:value="173.030225600574" calcext:value-type="float">
            <text:p>173.0</text:p>
          </table:table-cell>
          <table:table-cell office:value-type="float" office:value="201.92743066582" calcext:value-type="float">
            <text:p>201.9</text:p>
          </table:table-cell>
          <table:table-cell office:value-type="float" office:value="197.488002034325" calcext:value-type="float">
            <text:p>197.5</text:p>
          </table:table-cell>
          <table:table-cell office:value-type="float" office:value="206.597816478927" calcext:value-type="float">
            <text:p>206.6</text:p>
          </table:table-cell>
          <table:table-cell office:value-type="float" office:value="221.825187630405" calcext:value-type="float">
            <text:p>221.8</text:p>
          </table:table-cell>
          <table:table-cell office:value-type="float" office:value="216.950264634504" calcext:value-type="float">
            <text:p>217.0</text:p>
          </table:table-cell>
          <table:table-cell office:value-type="float" office:value="192.854382763469" calcext:value-type="float">
            <text:p>192.9</text:p>
          </table:table-cell>
          <table:table-cell office:value-type="float" office:value="216.565457019298" calcext:value-type="float">
            <text:p>216.6</text:p>
          </table:table-cell>
          <table:table-cell office:value-type="float" office:value="255.165578745516" calcext:value-type="float">
            <text:p>255.2</text:p>
          </table:table-cell>
          <table:table-cell office:value-type="float" office:value="259.25034031442" calcext:value-type="float">
            <text:p>259.3</text:p>
          </table:table-cell>
          <table:table-cell office:value-type="float" office:value="172.584153872181" calcext:value-type="float">
            <text:p>172.6</text:p>
          </table:table-cell>
          <table:table-cell office:value-type="float" office:value="94.478305137429" calcext:value-type="float">
            <text:p>94.5</text:p>
          </table:table-cell>
          <table:table-cell office:value-type="float" office:value="63.6079298542023" calcext:value-type="float">
            <text:p>63.6</text:p>
          </table:table-cell>
          <table:table-cell office:value-type="float" office:value="71.80276330106" calcext:value-type="float">
            <text:p>71.8</text:p>
          </table:table-cell>
          <table:table-cell office:value-type="float" office:value="93.2572151920318" calcext:value-type="float">
            <text:p>93.3</text:p>
          </table:table-cell>
          <table:table-cell table:style-name="ce14" office:value-type="float" office:value="154.904714508259" calcext:value-type="float">
            <text:p>154.9</text:p>
          </table:table-cell>
          <table:table-cell table:number-columns-repeated="951"/>
        </table:table-row>
        <table:table-row table:style-name="ro1">
          <table:table-cell table:style-name="ce3" table:formula="of:=[.A53]+1" office:value-type="date" office:date-value="2016-04-22" calcext:value-type="date">
            <text:p>Apr 22, 16</text:p>
          </table:table-cell>
          <table:table-cell table:style-name="ce7" office:value-type="float" office:value="315.672051175766" calcext:value-type="float">
            <text:p>315.7</text:p>
          </table:table-cell>
          <table:table-cell office:value-type="float" office:value="314.091049371679" calcext:value-type="float">
            <text:p>314.1</text:p>
          </table:table-cell>
          <table:table-cell office:value-type="float" office:value="333.522421457321" calcext:value-type="float">
            <text:p>333.5</text:p>
          </table:table-cell>
          <table:table-cell office:value-type="float" office:value="334.581023366709" calcext:value-type="float">
            <text:p>334.6</text:p>
          </table:table-cell>
          <table:table-cell office:value-type="float" office:value="424.059375046668" calcext:value-type="float">
            <text:p>424.1</text:p>
          </table:table-cell>
          <table:table-cell office:value-type="float" office:value="515.416083819321" calcext:value-type="float">
            <text:p>515.4</text:p>
          </table:table-cell>
          <table:table-cell office:value-type="float" office:value="617.397632445017" calcext:value-type="float">
            <text:p>617.4</text:p>
          </table:table-cell>
          <table:table-cell office:value-type="float" office:value="644.915418030852" calcext:value-type="float">
            <text:p>644.9</text:p>
          </table:table-cell>
          <table:table-cell office:value-type="float" office:value="603.346603416858" calcext:value-type="float">
            <text:p>603.3</text:p>
          </table:table-cell>
          <table:table-cell office:value-type="float" office:value="596.366141006717" calcext:value-type="float">
            <text:p>596.4</text:p>
          </table:table-cell>
          <table:table-cell office:value-type="float" office:value="608.423923225227" calcext:value-type="float">
            <text:p>608.4</text:p>
          </table:table-cell>
          <table:table-cell office:value-type="float" office:value="586.622246809171" calcext:value-type="float">
            <text:p>586.6</text:p>
          </table:table-cell>
          <table:table-cell office:value-type="float" office:value="560.815199298579" calcext:value-type="float">
            <text:p>560.8</text:p>
          </table:table-cell>
          <table:table-cell office:value-type="float" office:value="507.480790651857" calcext:value-type="float">
            <text:p>507.5</text:p>
          </table:table-cell>
          <table:table-cell office:value-type="float" office:value="468.531705773984" calcext:value-type="float">
            <text:p>468.5</text:p>
          </table:table-cell>
          <table:table-cell office:value-type="float" office:value="440.785665686187" calcext:value-type="float">
            <text:p>440.8</text:p>
          </table:table-cell>
          <table:table-cell office:value-type="float" office:value="387.609303996225" calcext:value-type="float">
            <text:p>387.6</text:p>
          </table:table-cell>
          <table:table-cell office:value-type="float" office:value="352.650674969993" calcext:value-type="float">
            <text:p>352.7</text:p>
          </table:table-cell>
          <table:table-cell office:value-type="float" office:value="343.981607399463" calcext:value-type="float">
            <text:p>344.0</text:p>
          </table:table-cell>
          <table:table-cell office:value-type="float" office:value="213.192342258249" calcext:value-type="float">
            <text:p>213.2</text:p>
          </table:table-cell>
          <table:table-cell office:value-type="float" office:value="159.793888071257" calcext:value-type="float">
            <text:p>159.8</text:p>
          </table:table-cell>
          <table:table-cell office:value-type="float" office:value="130.763624288566" calcext:value-type="float">
            <text:p>130.8</text:p>
          </table:table-cell>
          <table:table-cell office:value-type="float" office:value="103.779011790528" calcext:value-type="float">
            <text:p>103.8</text:p>
          </table:table-cell>
          <table:table-cell office:value-type="float" office:value="82.4505705675677" calcext:value-type="float">
            <text:p>82.5</text:p>
          </table:table-cell>
          <table:table-cell office:value-type="float" office:value="66.6362003959539" calcext:value-type="float">
            <text:p>66.6</text:p>
          </table:table-cell>
          <table:table-cell office:value-type="float" office:value="40.6825172579212" calcext:value-type="float">
            <text:p>40.7</text:p>
          </table:table-cell>
          <table:table-cell office:value-type="float" office:value="62.8998938078485" calcext:value-type="float">
            <text:p>62.9</text:p>
          </table:table-cell>
          <table:table-cell office:value-type="float" office:value="51.3234019294116" calcext:value-type="float">
            <text:p>51.3</text:p>
          </table:table-cell>
          <table:table-cell office:value-type="float" office:value="75.2009465653217" calcext:value-type="float">
            <text:p>75.2</text:p>
          </table:table-cell>
          <table:table-cell office:value-type="float" office:value="98.1093897408399" calcext:value-type="float">
            <text:p>98.1</text:p>
          </table:table-cell>
          <table:table-cell office:value-type="float" office:value="95.9509153078516" calcext:value-type="float">
            <text:p>96.0</text:p>
          </table:table-cell>
          <table:table-cell office:value-type="float" office:value="114.140397149276" calcext:value-type="float">
            <text:p>114.1</text:p>
          </table:table-cell>
          <table:table-cell office:value-type="float" office:value="114.139573874276" calcext:value-type="float">
            <text:p>114.1</text:p>
          </table:table-cell>
          <table:table-cell office:value-type="float" office:value="108.504247021007" calcext:value-type="float">
            <text:p>108.5</text:p>
          </table:table-cell>
          <table:table-cell office:value-type="float" office:value="100.726026611969" calcext:value-type="float">
            <text:p>100.7</text:p>
          </table:table-cell>
          <table:table-cell office:value-type="float" office:value="118.847755370082" calcext:value-type="float">
            <text:p>118.8</text:p>
          </table:table-cell>
          <table:table-cell office:value-type="float" office:value="113.496178915809" calcext:value-type="float">
            <text:p>113.5</text:p>
          </table:table-cell>
          <table:table-cell office:value-type="float" office:value="81.9045464698619" calcext:value-type="float">
            <text:p>81.9</text:p>
          </table:table-cell>
          <table:table-cell office:value-type="float" office:value="52.0231840949548" calcext:value-type="float">
            <text:p>52.0</text:p>
          </table:table-cell>
          <table:table-cell office:value-type="float" office:value="51.5939415086937" calcext:value-type="float">
            <text:p>51.6</text:p>
          </table:table-cell>
          <table:table-cell office:value-type="float" office:value="110.194279879329" calcext:value-type="float">
            <text:p>110.2</text:p>
          </table:table-cell>
          <table:table-cell office:value-type="float" office:value="216.62360563804" calcext:value-type="float">
            <text:p>216.6</text:p>
          </table:table-cell>
          <table:table-cell office:value-type="float" office:value="204.497542361999" calcext:value-type="float">
            <text:p>204.5</text:p>
          </table:table-cell>
          <table:table-cell office:value-type="float" office:value="206.556180680505" calcext:value-type="float">
            <text:p>206.6</text:p>
          </table:table-cell>
          <table:table-cell office:value-type="float" office:value="135.259375693024" calcext:value-type="float">
            <text:p>135.3</text:p>
          </table:table-cell>
          <table:table-cell office:value-type="float" office:value="106.930835908075" calcext:value-type="float">
            <text:p>106.9</text:p>
          </table:table-cell>
          <table:table-cell office:value-type="float" office:value="127.471464142933" calcext:value-type="float">
            <text:p>127.5</text:p>
          </table:table-cell>
          <table:table-cell office:value-type="float" office:value="160.831451285676" calcext:value-type="float">
            <text:p>160.8</text:p>
          </table:table-cell>
          <table:table-cell office:value-type="float" office:value="240.732199534045" calcext:value-type="float">
            <text:p>240.7</text:p>
          </table:table-cell>
          <table:table-cell office:value-type="float" office:value="314.868569250231" calcext:value-type="float">
            <text:p>314.9</text:p>
          </table:table-cell>
          <table:table-cell office:value-type="float" office:value="478.991982603415" calcext:value-type="float">
            <text:p>479.0</text:p>
          </table:table-cell>
          <table:table-cell office:value-type="float" office:value="544.750278365536" calcext:value-type="float">
            <text:p>544.8</text:p>
          </table:table-cell>
          <table:table-cell office:value-type="float" office:value="565.205463131023" calcext:value-type="float">
            <text:p>565.2</text:p>
          </table:table-cell>
          <table:table-cell office:value-type="float" office:value="585.31431537026" calcext:value-type="float">
            <text:p>585.3</text:p>
          </table:table-cell>
          <table:table-cell office:value-type="float" office:value="596.993423967319" calcext:value-type="float">
            <text:p>597.0</text:p>
          </table:table-cell>
          <table:table-cell office:value-type="float" office:value="601.86641613388" calcext:value-type="float">
            <text:p>601.9</text:p>
          </table:table-cell>
          <table:table-cell office:value-type="float" office:value="655.703575647941" calcext:value-type="float">
            <text:p>655.7</text:p>
          </table:table-cell>
          <table:table-cell office:value-type="float" office:value="662.438421527782" calcext:value-type="float">
            <text:p>662.4</text:p>
          </table:table-cell>
          <table:table-cell office:value-type="float" office:value="657.297845709993" calcext:value-type="float">
            <text:p>657.3</text:p>
          </table:table-cell>
          <table:table-cell office:value-type="float" office:value="648.001554883975" calcext:value-type="float">
            <text:p>648.0</text:p>
          </table:table-cell>
          <table:table-cell office:value-type="float" office:value="624.405488853605" calcext:value-type="float">
            <text:p>624.4</text:p>
          </table:table-cell>
          <table:table-cell office:value-type="float" office:value="596.668031496921" calcext:value-type="float">
            <text:p>596.7</text:p>
          </table:table-cell>
          <table:table-cell office:value-type="float" office:value="606.206553534821" calcext:value-type="float">
            <text:p>606.2</text:p>
          </table:table-cell>
          <table:table-cell office:value-type="float" office:value="628.076768345965" calcext:value-type="float">
            <text:p>628.1</text:p>
          </table:table-cell>
          <table:table-cell office:value-type="float" office:value="614.740670083343" calcext:value-type="float">
            <text:p>614.7</text:p>
          </table:table-cell>
          <table:table-cell office:value-type="float" office:value="641.893000237472" calcext:value-type="float">
            <text:p>641.9</text:p>
          </table:table-cell>
          <table:table-cell office:value-type="float" office:value="649.449554622362" calcext:value-type="float">
            <text:p>649.4</text:p>
          </table:table-cell>
          <table:table-cell office:value-type="float" office:value="664.341080966091" calcext:value-type="float">
            <text:p>664.3</text:p>
          </table:table-cell>
          <table:table-cell office:value-type="float" office:value="677.265408841504" calcext:value-type="float">
            <text:p>677.3</text:p>
          </table:table-cell>
          <table:table-cell office:value-type="float" office:value="695.420548759197" calcext:value-type="float">
            <text:p>695.4</text:p>
          </table:table-cell>
          <table:table-cell office:value-type="float" office:value="677.877742738463" calcext:value-type="float">
            <text:p>677.9</text:p>
          </table:table-cell>
          <table:table-cell table:style-name="ce14" office:value-type="float" office:value="667.309801561058" calcext:value-type="float">
            <text:p>667.3</text:p>
          </table:table-cell>
          <table:table-cell table:number-columns-repeated="951"/>
        </table:table-row>
        <table:table-row table:style-name="ro1">
          <table:table-cell table:style-name="ce3" table:formula="of:=[.A54]+1" office:value-type="date" office:date-value="2016-04-23" calcext:value-type="date">
            <text:p>Apr 23, 16</text:p>
          </table:table-cell>
          <table:table-cell table:style-name="ce7" office:value-type="float" office:value="159.675232174557" calcext:value-type="float">
            <text:p>159.7</text:p>
          </table:table-cell>
          <table:table-cell office:value-type="float" office:value="140.96969837679" calcext:value-type="float">
            <text:p>141.0</text:p>
          </table:table-cell>
          <table:table-cell office:value-type="float" office:value="104.986580657596" calcext:value-type="float">
            <text:p>105.0</text:p>
          </table:table-cell>
          <table:table-cell office:value-type="float" office:value="93.2035435677306" calcext:value-type="float">
            <text:p>93.2</text:p>
          </table:table-cell>
          <table:table-cell office:value-type="float" office:value="100.57405004743" calcext:value-type="float">
            <text:p>100.6</text:p>
          </table:table-cell>
          <table:table-cell office:value-type="float" office:value="89.5953488707299" calcext:value-type="float">
            <text:p>89.6</text:p>
          </table:table-cell>
          <table:table-cell office:value-type="float" office:value="112.314364300805" calcext:value-type="float">
            <text:p>112.3</text:p>
          </table:table-cell>
          <table:table-cell office:value-type="float" office:value="149.652167878564" calcext:value-type="float">
            <text:p>149.7</text:p>
          </table:table-cell>
          <table:table-cell office:value-type="float" office:value="155.461378004296" calcext:value-type="float">
            <text:p>155.5</text:p>
          </table:table-cell>
          <table:table-cell office:value-type="float" office:value="158.19814869019" calcext:value-type="float">
            <text:p>158.2</text:p>
          </table:table-cell>
          <table:table-cell office:value-type="float" office:value="146.130982139879" calcext:value-type="float">
            <text:p>146.1</text:p>
          </table:table-cell>
          <table:table-cell office:value-type="float" office:value="146.047100520878" calcext:value-type="float">
            <text:p>146.0</text:p>
          </table:table-cell>
          <table:table-cell office:value-type="float" office:value="137.792100640998" calcext:value-type="float">
            <text:p>137.8</text:p>
          </table:table-cell>
          <table:table-cell office:value-type="float" office:value="74.533947939778" calcext:value-type="float">
            <text:p>74.5</text:p>
          </table:table-cell>
          <table:table-cell office:value-type="float" office:value="66.0054650222549" calcext:value-type="float">
            <text:p>66.0</text:p>
          </table:table-cell>
          <table:table-cell office:value-type="float" office:value="97.8061447267757" calcext:value-type="float">
            <text:p>97.8</text:p>
          </table:table-cell>
          <table:table-cell office:value-type="float" office:value="116.684565511129" calcext:value-type="float">
            <text:p>116.7</text:p>
          </table:table-cell>
          <table:table-cell office:value-type="float" office:value="111.123560890662" calcext:value-type="float">
            <text:p>111.1</text:p>
          </table:table-cell>
          <table:table-cell office:value-type="float" office:value="100.989812840227" calcext:value-type="float">
            <text:p>101.0</text:p>
          </table:table-cell>
          <table:table-cell office:value-type="float" office:value="85.8652423910089" calcext:value-type="float">
            <text:p>85.9</text:p>
          </table:table-cell>
          <table:table-cell office:value-type="float" office:value="87.9778191998458" calcext:value-type="float">
            <text:p>88.0</text:p>
          </table:table-cell>
          <table:table-cell office:value-type="float" office:value="115.309880213328" calcext:value-type="float">
            <text:p>115.3</text:p>
          </table:table-cell>
          <table:table-cell office:value-type="float" office:value="184.450980682189" calcext:value-type="float">
            <text:p>184.5</text:p>
          </table:table-cell>
          <table:table-cell office:value-type="float" office:value="238.221482217074" calcext:value-type="float">
            <text:p>238.2</text:p>
          </table:table-cell>
          <table:table-cell office:value-type="float" office:value="299.255851268217" calcext:value-type="float">
            <text:p>299.3</text:p>
          </table:table-cell>
          <table:table-cell office:value-type="float" office:value="311.473779830998" calcext:value-type="float">
            <text:p>311.5</text:p>
          </table:table-cell>
          <table:table-cell office:value-type="float" office:value="367.896170053221" calcext:value-type="float">
            <text:p>367.9</text:p>
          </table:table-cell>
          <table:table-cell office:value-type="float" office:value="415.560676845827" calcext:value-type="float">
            <text:p>415.6</text:p>
          </table:table-cell>
          <table:table-cell office:value-type="float" office:value="407.888313045531" calcext:value-type="float">
            <text:p>407.9</text:p>
          </table:table-cell>
          <table:table-cell office:value-type="float" office:value="499.078174455108" calcext:value-type="float">
            <text:p>499.1</text:p>
          </table:table-cell>
          <table:table-cell office:value-type="float" office:value="506.853334349929" calcext:value-type="float">
            <text:p>506.9</text:p>
          </table:table-cell>
          <table:table-cell office:value-type="float" office:value="550.820034772765" calcext:value-type="float">
            <text:p>550.8</text:p>
          </table:table-cell>
          <table:table-cell office:value-type="float" office:value="534.6409109839" calcext:value-type="float">
            <text:p>534.6</text:p>
          </table:table-cell>
          <table:table-cell office:value-type="float" office:value="520.493120345871" calcext:value-type="float">
            <text:p>520.5</text:p>
          </table:table-cell>
          <table:table-cell office:value-type="float" office:value="547.297277955161" calcext:value-type="float">
            <text:p>547.3</text:p>
          </table:table-cell>
          <table:table-cell office:value-type="float" office:value="523.681878760413" calcext:value-type="float">
            <text:p>523.7</text:p>
          </table:table-cell>
          <table:table-cell office:value-type="float" office:value="525.630053437974" calcext:value-type="float">
            <text:p>525.6</text:p>
          </table:table-cell>
          <table:table-cell office:value-type="float" office:value="563.723717030436" calcext:value-type="float">
            <text:p>563.7</text:p>
          </table:table-cell>
          <table:table-cell office:value-type="float" office:value="554.585095254599" calcext:value-type="float">
            <text:p>554.6</text:p>
          </table:table-cell>
          <table:table-cell office:value-type="float" office:value="489.202647815961" calcext:value-type="float">
            <text:p>489.2</text:p>
          </table:table-cell>
          <table:table-cell office:value-type="float" office:value="467.084246285291" calcext:value-type="float">
            <text:p>467.1</text:p>
          </table:table-cell>
          <table:table-cell office:value-type="float" office:value="497.833470350199" calcext:value-type="float">
            <text:p>497.8</text:p>
          </table:table-cell>
          <table:table-cell office:value-type="float" office:value="474.057219777839" calcext:value-type="float">
            <text:p>474.1</text:p>
          </table:table-cell>
          <table:table-cell office:value-type="float" office:value="538.394571365191" calcext:value-type="float">
            <text:p>538.4</text:p>
          </table:table-cell>
          <table:table-cell office:value-type="float" office:value="551.268751497965" calcext:value-type="float">
            <text:p>551.3</text:p>
          </table:table-cell>
          <table:table-cell office:value-type="float" office:value="552.757452712773" calcext:value-type="float">
            <text:p>552.8</text:p>
          </table:table-cell>
          <table:table-cell office:value-type="float" office:value="535.771221577206" calcext:value-type="float">
            <text:p>535.8</text:p>
          </table:table-cell>
          <table:table-cell office:value-type="float" office:value="543.07221423954" calcext:value-type="float">
            <text:p>543.1</text:p>
          </table:table-cell>
          <table:table-cell office:value-type="float" office:value="569.01097360438" calcext:value-type="float">
            <text:p>569.0</text:p>
          </table:table-cell>
          <table:table-cell office:value-type="float" office:value="549.239747013514" calcext:value-type="float">
            <text:p>549.2</text:p>
          </table:table-cell>
          <table:table-cell office:value-type="float" office:value="556.85765526406" calcext:value-type="float">
            <text:p>556.9</text:p>
          </table:table-cell>
          <table:table-cell office:value-type="float" office:value="529.723419172461" calcext:value-type="float">
            <text:p>529.7</text:p>
          </table:table-cell>
          <table:table-cell office:value-type="float" office:value="501.83607039519" calcext:value-type="float">
            <text:p>501.8</text:p>
          </table:table-cell>
          <table:table-cell office:value-type="float" office:value="425.745724609089" calcext:value-type="float">
            <text:p>425.7</text:p>
          </table:table-cell>
          <table:table-cell office:value-type="float" office:value="389.303136954134" calcext:value-type="float">
            <text:p>389.3</text:p>
          </table:table-cell>
          <table:table-cell office:value-type="float" office:value="362.341088802009" calcext:value-type="float">
            <text:p>362.3</text:p>
          </table:table-cell>
          <table:table-cell office:value-type="float" office:value="342.684834636728" calcext:value-type="float">
            <text:p>342.7</text:p>
          </table:table-cell>
          <table:table-cell office:value-type="float" office:value="351.050092716115" calcext:value-type="float">
            <text:p>351.1</text:p>
          </table:table-cell>
          <table:table-cell office:value-type="float" office:value="401.723759882908" calcext:value-type="float">
            <text:p>401.7</text:p>
          </table:table-cell>
          <table:table-cell office:value-type="float" office:value="441.615511761587" calcext:value-type="float">
            <text:p>441.6</text:p>
          </table:table-cell>
          <table:table-cell office:value-type="float" office:value="500.240024398243" calcext:value-type="float">
            <text:p>500.2</text:p>
          </table:table-cell>
          <table:table-cell office:value-type="float" office:value="580.106263191463" calcext:value-type="float">
            <text:p>580.1</text:p>
          </table:table-cell>
          <table:table-cell office:value-type="float" office:value="609.021966132931" calcext:value-type="float">
            <text:p>609.0</text:p>
          </table:table-cell>
          <table:table-cell office:value-type="float" office:value="621.894651725023" calcext:value-type="float">
            <text:p>621.9</text:p>
          </table:table-cell>
          <table:table-cell office:value-type="float" office:value="614.898810479964" calcext:value-type="float">
            <text:p>614.9</text:p>
          </table:table-cell>
          <table:table-cell office:value-type="float" office:value="597.812346176023" calcext:value-type="float">
            <text:p>597.8</text:p>
          </table:table-cell>
          <table:table-cell office:value-type="float" office:value="557.716267022752" calcext:value-type="float">
            <text:p>557.7</text:p>
          </table:table-cell>
          <table:table-cell office:value-type="float" office:value="535.620418464412" calcext:value-type="float">
            <text:p>535.6</text:p>
          </table:table-cell>
          <table:table-cell office:value-type="float" office:value="615.913221415149" calcext:value-type="float">
            <text:p>615.9</text:p>
          </table:table-cell>
          <table:table-cell office:value-type="float" office:value="627.309987504237" calcext:value-type="float">
            <text:p>627.3</text:p>
          </table:table-cell>
          <table:table-cell office:value-type="float" office:value="623.905587312513" calcext:value-type="float">
            <text:p>623.9</text:p>
          </table:table-cell>
          <table:table-cell table:style-name="ce14" office:value-type="float" office:value="627.331759483436" calcext:value-type="float">
            <text:p>627.3</text:p>
          </table:table-cell>
          <table:table-cell table:number-columns-repeated="951"/>
        </table:table-row>
        <table:table-row table:style-name="ro1">
          <table:table-cell table:style-name="ce3" table:formula="of:=[.A55]+1" office:value-type="date" office:date-value="2016-04-24" calcext:value-type="date">
            <text:p>Apr 24, 16</text:p>
          </table:table-cell>
          <table:table-cell table:style-name="ce7" office:value-type="float" office:value="368.871470401908" calcext:value-type="float">
            <text:p>368.9</text:p>
          </table:table-cell>
          <table:table-cell office:value-type="float" office:value="362.396857200542" calcext:value-type="float">
            <text:p>362.4</text:p>
          </table:table-cell>
          <table:table-cell office:value-type="float" office:value="368.275818028127" calcext:value-type="float">
            <text:p>368.3</text:p>
          </table:table-cell>
          <table:table-cell office:value-type="float" office:value="355.81301666039" calcext:value-type="float">
            <text:p>355.8</text:p>
          </table:table-cell>
          <table:table-cell office:value-type="float" office:value="426.352180724374" calcext:value-type="float">
            <text:p>426.4</text:p>
          </table:table-cell>
          <table:table-cell office:value-type="float" office:value="453.669089920147" calcext:value-type="float">
            <text:p>453.7</text:p>
          </table:table-cell>
          <table:table-cell office:value-type="float" office:value="511.800296980489" calcext:value-type="float">
            <text:p>511.8</text:p>
          </table:table-cell>
          <table:table-cell office:value-type="float" office:value="499.188163477667" calcext:value-type="float">
            <text:p>499.2</text:p>
          </table:table-cell>
          <table:table-cell office:value-type="float" office:value="553.975079147352" calcext:value-type="float">
            <text:p>554.0</text:p>
          </table:table-cell>
          <table:table-cell office:value-type="float" office:value="579.549869752268" calcext:value-type="float">
            <text:p>579.5</text:p>
          </table:table-cell>
          <table:table-cell office:value-type="float" office:value="538.611730890059" calcext:value-type="float">
            <text:p>538.6</text:p>
          </table:table-cell>
          <table:table-cell office:value-type="float" office:value="529.85907347381" calcext:value-type="float">
            <text:p>529.9</text:p>
          </table:table-cell>
          <table:table-cell office:value-type="float" office:value="579.939511591478" calcext:value-type="float">
            <text:p>579.9</text:p>
          </table:table-cell>
          <table:table-cell office:value-type="float" office:value="594.303238367649" calcext:value-type="float">
            <text:p>594.3</text:p>
          </table:table-cell>
          <table:table-cell office:value-type="float" office:value="612.254319430796" calcext:value-type="float">
            <text:p>612.3</text:p>
          </table:table-cell>
          <table:table-cell office:value-type="float" office:value="615.382386185391" calcext:value-type="float">
            <text:p>615.4</text:p>
          </table:table-cell>
          <table:table-cell office:value-type="float" office:value="575.363453584731" calcext:value-type="float">
            <text:p>575.4</text:p>
          </table:table-cell>
          <table:table-cell office:value-type="float" office:value="553.731001746069" calcext:value-type="float">
            <text:p>553.7</text:p>
          </table:table-cell>
          <table:table-cell office:value-type="float" office:value="532.788081774834" calcext:value-type="float">
            <text:p>532.8</text:p>
          </table:table-cell>
          <table:table-cell office:value-type="float" office:value="626.092024964411" calcext:value-type="float">
            <text:p>626.1</text:p>
          </table:table-cell>
          <table:table-cell office:value-type="float" office:value="658.129957011631" calcext:value-type="float">
            <text:p>658.1</text:p>
          </table:table-cell>
          <table:table-cell office:value-type="float" office:value="661.11177474882" calcext:value-type="float">
            <text:p>661.1</text:p>
          </table:table-cell>
          <table:table-cell office:value-type="float" office:value="658.8804768643" calcext:value-type="float">
            <text:p>658.9</text:p>
          </table:table-cell>
          <table:table-cell office:value-type="float" office:value="650.647468059784" calcext:value-type="float">
            <text:p>650.6</text:p>
          </table:table-cell>
          <table:table-cell office:value-type="float" office:value="634.421526654915" calcext:value-type="float">
            <text:p>634.4</text:p>
          </table:table-cell>
          <table:table-cell office:value-type="float" office:value="612.624935351703" calcext:value-type="float">
            <text:p>612.6</text:p>
          </table:table-cell>
          <table:table-cell office:value-type="float" office:value="635.071480074578" calcext:value-type="float">
            <text:p>635.1</text:p>
          </table:table-cell>
          <table:table-cell office:value-type="float" office:value="643.298788309119" calcext:value-type="float">
            <text:p>643.3</text:p>
          </table:table-cell>
          <table:table-cell office:value-type="float" office:value="642.277548329942" calcext:value-type="float">
            <text:p>642.3</text:p>
          </table:table-cell>
          <table:table-cell office:value-type="float" office:value="598.240477198865" calcext:value-type="float">
            <text:p>598.2</text:p>
          </table:table-cell>
          <table:table-cell office:value-type="float" office:value="573.423126762301" calcext:value-type="float">
            <text:p>573.4</text:p>
          </table:table-cell>
          <table:table-cell office:value-type="float" office:value="582.006907505054" calcext:value-type="float">
            <text:p>582.0</text:p>
          </table:table-cell>
          <table:table-cell office:value-type="float" office:value="537.543023287131" calcext:value-type="float">
            <text:p>537.5</text:p>
          </table:table-cell>
          <table:table-cell office:value-type="float" office:value="467.945948715779" calcext:value-type="float">
            <text:p>467.9</text:p>
          </table:table-cell>
          <table:table-cell office:value-type="float" office:value="446.26401477095" calcext:value-type="float">
            <text:p>446.3</text:p>
          </table:table-cell>
          <table:table-cell office:value-type="float" office:value="433.778786519444" calcext:value-type="float">
            <text:p>433.8</text:p>
          </table:table-cell>
          <table:table-cell office:value-type="float" office:value="423.252265000154" calcext:value-type="float">
            <text:p>423.3</text:p>
          </table:table-cell>
          <table:table-cell office:value-type="float" office:value="566.988965668269" calcext:value-type="float">
            <text:p>567.0</text:p>
          </table:table-cell>
          <table:table-cell office:value-type="float" office:value="613.166266120031" calcext:value-type="float">
            <text:p>613.2</text:p>
          </table:table-cell>
          <table:table-cell office:value-type="float" office:value="635.828404147553" calcext:value-type="float">
            <text:p>635.8</text:p>
          </table:table-cell>
          <table:table-cell office:value-type="float" office:value="610.171976384879" calcext:value-type="float">
            <text:p>610.2</text:p>
          </table:table-cell>
          <table:table-cell office:value-type="float" office:value="628.459794768932" calcext:value-type="float">
            <text:p>628.5</text:p>
          </table:table-cell>
          <table:table-cell office:value-type="float" office:value="577.644809699073" calcext:value-type="float">
            <text:p>577.6</text:p>
          </table:table-cell>
          <table:table-cell office:value-type="float" office:value="623.536686783477" calcext:value-type="float">
            <text:p>623.5</text:p>
          </table:table-cell>
          <table:table-cell office:value-type="float" office:value="650.8617072196" calcext:value-type="float">
            <text:p>650.9</text:p>
          </table:table-cell>
          <table:table-cell office:value-type="float" office:value="638.2957970633" calcext:value-type="float">
            <text:p>638.3</text:p>
          </table:table-cell>
          <table:table-cell office:value-type="float" office:value="615.700642760307" calcext:value-type="float">
            <text:p>615.7</text:p>
          </table:table-cell>
          <table:table-cell office:value-type="float" office:value="624.33632278618" calcext:value-type="float">
            <text:p>624.3</text:p>
          </table:table-cell>
          <table:table-cell office:value-type="float" office:value="634.98515491976" calcext:value-type="float">
            <text:p>635.0</text:p>
          </table:table-cell>
          <table:table-cell office:value-type="float" office:value="618.758054489553" calcext:value-type="float">
            <text:p>618.8</text:p>
          </table:table-cell>
          <table:table-cell office:value-type="float" office:value="603.465255453244" calcext:value-type="float">
            <text:p>603.5</text:p>
          </table:table-cell>
          <table:table-cell office:value-type="float" office:value="464.079696056537" calcext:value-type="float">
            <text:p>464.1</text:p>
          </table:table-cell>
          <table:table-cell office:value-type="float" office:value="464.370421844745" calcext:value-type="float">
            <text:p>464.4</text:p>
          </table:table-cell>
          <table:table-cell office:value-type="float" office:value="524.178079892883" calcext:value-type="float">
            <text:p>524.2</text:p>
          </table:table-cell>
          <table:table-cell office:value-type="float" office:value="519.313108664973" calcext:value-type="float">
            <text:p>519.3</text:p>
          </table:table-cell>
          <table:table-cell office:value-type="float" office:value="532.423280080871" calcext:value-type="float">
            <text:p>532.4</text:p>
          </table:table-cell>
          <table:table-cell office:value-type="float" office:value="524.688158976442" calcext:value-type="float">
            <text:p>524.7</text:p>
          </table:table-cell>
          <table:table-cell office:value-type="float" office:value="523.07900124448" calcext:value-type="float">
            <text:p>523.1</text:p>
          </table:table-cell>
          <table:table-cell office:value-type="float" office:value="508.832300902964" calcext:value-type="float">
            <text:p>508.8</text:p>
          </table:table-cell>
          <table:table-cell office:value-type="float" office:value="485.140425538608" calcext:value-type="float">
            <text:p>485.1</text:p>
          </table:table-cell>
          <table:table-cell office:value-type="float" office:value="495.951711838824" calcext:value-type="float">
            <text:p>496.0</text:p>
          </table:table-cell>
          <table:table-cell office:value-type="float" office:value="542.711096146949" calcext:value-type="float">
            <text:p>542.7</text:p>
          </table:table-cell>
          <table:table-cell office:value-type="float" office:value="540.434173514438" calcext:value-type="float">
            <text:p>540.4</text:p>
          </table:table-cell>
          <table:table-cell office:value-type="float" office:value="548.048820498178" calcext:value-type="float">
            <text:p>548.0</text:p>
          </table:table-cell>
          <table:table-cell office:value-type="float" office:value="487.86980385761" calcext:value-type="float">
            <text:p>487.9</text:p>
          </table:table-cell>
          <table:table-cell office:value-type="float" office:value="463.875930097877" calcext:value-type="float">
            <text:p>463.9</text:p>
          </table:table-cell>
          <table:table-cell office:value-type="float" office:value="457.865375598159" calcext:value-type="float">
            <text:p>457.9</text:p>
          </table:table-cell>
          <table:table-cell office:value-type="float" office:value="451.579611362806" calcext:value-type="float">
            <text:p>451.6</text:p>
          </table:table-cell>
          <table:table-cell office:value-type="float" office:value="447.521055266159" calcext:value-type="float">
            <text:p>447.5</text:p>
          </table:table-cell>
          <table:table-cell office:value-type="float" office:value="427.517946618876" calcext:value-type="float">
            <text:p>427.5</text:p>
          </table:table-cell>
          <table:table-cell office:value-type="float" office:value="410.698705334176" calcext:value-type="float">
            <text:p>410.7</text:p>
          </table:table-cell>
          <table:table-cell table:style-name="ce14" office:value-type="float" office:value="412.728108358141" calcext:value-type="float">
            <text:p>412.7</text:p>
          </table:table-cell>
          <table:table-cell table:number-columns-repeated="951"/>
        </table:table-row>
        <table:table-row table:style-name="ro1">
          <table:table-cell table:style-name="ce3" table:formula="of:=[.A56]+1" office:value-type="date" office:date-value="2016-04-25" calcext:value-type="date">
            <text:p>Apr 25, 16</text:p>
          </table:table-cell>
          <table:table-cell table:style-name="ce7" office:value-type="string" calcext:value-type="string">
            <text:p>NaN</text:p>
          </table:table-cell>
          <table:table-cell table:number-columns-repeated="70" office:value-type="string" calcext:value-type="string">
            <text:p>NaN</text:p>
          </table:table-cell>
          <table:table-cell table:style-name="ce14" office:value-type="string" calcext:value-type="string">
            <text:p>NaN</text:p>
          </table:table-cell>
          <table:table-cell table:number-columns-repeated="951"/>
        </table:table-row>
        <table:table-row table:style-name="ro1">
          <table:table-cell table:style-name="ce3" table:formula="of:=[.A57]+1" office:value-type="date" office:date-value="2016-04-26" calcext:value-type="date">
            <text:p>Apr 26, 16</text:p>
          </table:table-cell>
          <table:table-cell table:style-name="ce7" office:value-type="string" calcext:value-type="string">
            <text:p>NaN</text:p>
          </table:table-cell>
          <table:table-cell table:number-columns-repeated="70" office:value-type="string" calcext:value-type="string">
            <text:p>NaN</text:p>
          </table:table-cell>
          <table:table-cell table:style-name="ce14" office:value-type="string" calcext:value-type="string">
            <text:p>NaN</text:p>
          </table:table-cell>
          <table:table-cell table:number-columns-repeated="951"/>
        </table:table-row>
        <table:table-row table:style-name="ro1">
          <table:table-cell table:style-name="ce3" table:formula="of:=[.A58]+1" office:value-type="date" office:date-value="2016-04-27" calcext:value-type="date">
            <text:p>Apr 27, 16</text:p>
          </table:table-cell>
          <table:table-cell table:style-name="ce7" office:value-type="string" calcext:value-type="string">
            <text:p>NaN</text:p>
          </table:table-cell>
          <table:table-cell table:number-columns-repeated="70" office:value-type="string" calcext:value-type="string">
            <text:p>NaN</text:p>
          </table:table-cell>
          <table:table-cell table:style-name="ce14" office:value-type="string" calcext:value-type="string">
            <text:p>NaN</text:p>
          </table:table-cell>
          <table:table-cell table:number-columns-repeated="951"/>
        </table:table-row>
        <table:table-row table:style-name="ro1">
          <table:table-cell table:style-name="ce3" table:formula="of:=[.A59]+1" office:value-type="date" office:date-value="2016-04-28" calcext:value-type="date">
            <text:p>Apr 28, 16</text:p>
          </table:table-cell>
          <table:table-cell table:style-name="ce7" office:value-type="string" calcext:value-type="string">
            <text:p>NaN</text:p>
          </table:table-cell>
          <table:table-cell table:number-columns-repeated="70" office:value-type="string" calcext:value-type="string">
            <text:p>NaN</text:p>
          </table:table-cell>
          <table:table-cell table:style-name="ce14" office:value-type="string" calcext:value-type="string">
            <text:p>NaN</text:p>
          </table:table-cell>
          <table:table-cell table:number-columns-repeated="951"/>
        </table:table-row>
        <table:table-row table:style-name="ro1">
          <table:table-cell table:style-name="ce3" table:formula="of:=[.A60]+1" office:value-type="date" office:date-value="2016-04-29" calcext:value-type="date">
            <text:p>Apr 29, 16</text:p>
          </table:table-cell>
          <table:table-cell table:style-name="ce7" office:value-type="string" calcext:value-type="string">
            <text:p>NaN</text:p>
          </table:table-cell>
          <table:table-cell table:number-columns-repeated="70" office:value-type="string" calcext:value-type="string">
            <text:p>NaN</text:p>
          </table:table-cell>
          <table:table-cell table:style-name="ce14" office:value-type="string" calcext:value-type="string">
            <text:p>NaN</text:p>
          </table:table-cell>
          <table:table-cell table:number-columns-repeated="951"/>
        </table:table-row>
        <table:table-row table:style-name="ro1">
          <table:table-cell table:style-name="ce3" table:formula="of:=[.A61]+1" office:value-type="date" office:date-value="2016-04-30" calcext:value-type="date">
            <text:p>Apr 30, 16</text:p>
          </table:table-cell>
          <table:table-cell table:style-name="ce7" office:value-type="string" calcext:value-type="string">
            <text:p>NaN</text:p>
          </table:table-cell>
          <table:table-cell table:number-columns-repeated="70" office:value-type="string" calcext:value-type="string">
            <text:p>NaN</text:p>
          </table:table-cell>
          <table:table-cell table:style-name="ce14" office:value-type="string" calcext:value-type="string">
            <text:p>NaN</text:p>
          </table:table-cell>
          <table:table-cell table:number-columns-repeated="951"/>
        </table:table-row>
        <table:table-row table:style-name="ro1">
          <table:table-cell table:style-name="ce3" table:formula="of:=[.A62]+1" office:value-type="date" office:date-value="2016-05-01" calcext:value-type="date">
            <text:p>May 1, 16</text:p>
          </table:table-cell>
          <table:table-cell table:style-name="ce7" office:value-type="string" calcext:value-type="string">
            <text:p>NaN</text:p>
          </table:table-cell>
          <table:table-cell table:number-columns-repeated="70" office:value-type="string" calcext:value-type="string">
            <text:p>NaN</text:p>
          </table:table-cell>
          <table:table-cell table:style-name="ce14" office:value-type="string" calcext:value-type="string">
            <text:p>NaN</text:p>
          </table:table-cell>
          <table:table-cell table:number-columns-repeated="951"/>
        </table:table-row>
        <table:table-row table:style-name="ro1">
          <table:table-cell table:style-name="ce3" table:formula="of:=[.A63]+1" office:value-type="date" office:date-value="2016-05-02" calcext:value-type="date">
            <text:p>May 2, 16</text:p>
          </table:table-cell>
          <table:table-cell table:style-name="ce7" office:value-type="string" calcext:value-type="string">
            <text:p>NaN</text:p>
          </table:table-cell>
          <table:table-cell table:number-columns-repeated="70" office:value-type="string" calcext:value-type="string">
            <text:p>NaN</text:p>
          </table:table-cell>
          <table:table-cell table:style-name="ce14" office:value-type="string" calcext:value-type="string">
            <text:p>NaN</text:p>
          </table:table-cell>
          <table:table-cell table:number-columns-repeated="951"/>
        </table:table-row>
        <table:table-row table:style-name="ro1">
          <table:table-cell table:style-name="ce3" table:formula="of:=[.A64]+1" office:value-type="date" office:date-value="2016-05-03" calcext:value-type="date">
            <text:p>May 3, 16</text:p>
          </table:table-cell>
          <table:table-cell table:style-name="ce7" office:value-type="float" office:value="12.1569599717091" calcext:value-type="float">
            <text:p>12.2</text:p>
          </table:table-cell>
          <table:table-cell office:value-type="float" office:value="13.9481830042587" calcext:value-type="float">
            <text:p>13.9</text:p>
          </table:table-cell>
          <table:table-cell office:value-type="float" office:value="20.6868246693761" calcext:value-type="float">
            <text:p>20.7</text:p>
          </table:table-cell>
          <table:table-cell office:value-type="float" office:value="21.3139827095586" calcext:value-type="float">
            <text:p>21.3</text:p>
          </table:table-cell>
          <table:table-cell office:value-type="float" office:value="32.4966204715137" calcext:value-type="float">
            <text:p>32.5</text:p>
          </table:table-cell>
          <table:table-cell office:value-type="float" office:value="51.8614701051558" calcext:value-type="float">
            <text:p>51.9</text:p>
          </table:table-cell>
          <table:table-cell office:value-type="float" office:value="48.7684448233441" calcext:value-type="float">
            <text:p>48.8</text:p>
          </table:table-cell>
          <table:table-cell office:value-type="float" office:value="58.7226375114321" calcext:value-type="float">
            <text:p>58.7</text:p>
          </table:table-cell>
          <table:table-cell office:value-type="float" office:value="51.9182747178207" calcext:value-type="float">
            <text:p>51.9</text:p>
          </table:table-cell>
          <table:table-cell office:value-type="float" office:value="42.9391890956617" calcext:value-type="float">
            <text:p>42.9</text:p>
          </table:table-cell>
          <table:table-cell office:value-type="float" office:value="32.3098620632107" calcext:value-type="float">
            <text:p>32.3</text:p>
          </table:table-cell>
          <table:table-cell office:value-type="float" office:value="31.1730009343012" calcext:value-type="float">
            <text:p>31.2</text:p>
          </table:table-cell>
          <table:table-cell office:value-type="float" office:value="23.8426999981204" calcext:value-type="float">
            <text:p>23.8</text:p>
          </table:table-cell>
          <table:table-cell office:value-type="float" office:value="38.3785463798912" calcext:value-type="float">
            <text:p>38.4</text:p>
          </table:table-cell>
          <table:table-cell office:value-type="float" office:value="20.5519446965721" calcext:value-type="float">
            <text:p>20.6</text:p>
          </table:table-cell>
          <table:table-cell office:value-type="float" office:value="21.6463054399393" calcext:value-type="float">
            <text:p>21.6</text:p>
          </table:table-cell>
          <table:table-cell office:value-type="float" office:value="17.9184371967265" calcext:value-type="float">
            <text:p>17.9</text:p>
          </table:table-cell>
          <table:table-cell office:value-type="float" office:value="18.2824665721114" calcext:value-type="float">
            <text:p>18.3</text:p>
          </table:table-cell>
          <table:table-cell office:value-type="float" office:value="26.9541071835083" calcext:value-type="float">
            <text:p>27.0</text:p>
          </table:table-cell>
          <table:table-cell office:value-type="float" office:value="35.6799600175201" calcext:value-type="float">
            <text:p>35.7</text:p>
          </table:table-cell>
          <table:table-cell office:value-type="float" office:value="18.3285492271595" calcext:value-type="float">
            <text:p>18.3</text:p>
          </table:table-cell>
          <table:table-cell office:value-type="float" office:value="12.8357083689505" calcext:value-type="float">
            <text:p>12.8</text:p>
          </table:table-cell>
          <table:table-cell office:value-type="float" office:value="8.89818907618419" calcext:value-type="float">
            <text:p>8.9</text:p>
          </table:table-cell>
          <table:table-cell office:value-type="float" office:value="8.70283167833803" calcext:value-type="float">
            <text:p>8.7</text:p>
          </table:table-cell>
          <table:table-cell office:value-type="float" office:value="10.4732105994905" calcext:value-type="float">
            <text:p>10.5</text:p>
          </table:table-cell>
          <table:table-cell office:value-type="float" office:value="19.6205810644775" calcext:value-type="float">
            <text:p>19.6</text:p>
          </table:table-cell>
          <table:table-cell office:value-type="float" office:value="25.3922662194034" calcext:value-type="float">
            <text:p>25.4</text:p>
          </table:table-cell>
          <table:table-cell office:value-type="float" office:value="22.6649173989741" calcext:value-type="float">
            <text:p>22.7</text:p>
          </table:table-cell>
          <table:table-cell office:value-type="float" office:value="23.7810144517077" calcext:value-type="float">
            <text:p>23.8</text:p>
          </table:table-cell>
          <table:table-cell office:value-type="float" office:value="24.1817696573206" calcext:value-type="float">
            <text:p>24.2</text:p>
          </table:table-cell>
          <table:table-cell office:value-type="float" office:value="23.3345082944837" calcext:value-type="float">
            <text:p>23.3</text:p>
          </table:table-cell>
          <table:table-cell office:value-type="float" office:value="35.5903708442326" calcext:value-type="float">
            <text:p>35.6</text:p>
          </table:table-cell>
          <table:table-cell office:value-type="float" office:value="37.2400548013251" calcext:value-type="float">
            <text:p>37.2</text:p>
          </table:table-cell>
          <table:table-cell office:value-type="float" office:value="33.1722905015749" calcext:value-type="float">
            <text:p>33.2</text:p>
          </table:table-cell>
          <table:table-cell office:value-type="float" office:value="34.6118053774325" calcext:value-type="float">
            <text:p>34.6</text:p>
          </table:table-cell>
          <table:table-cell office:value-type="float" office:value="35.6695159536784" calcext:value-type="float">
            <text:p>35.7</text:p>
          </table:table-cell>
          <table:table-cell office:value-type="float" office:value="40.9104625986301" calcext:value-type="float">
            <text:p>40.9</text:p>
          </table:table-cell>
          <table:table-cell office:value-type="float" office:value="36.5252466691708" calcext:value-type="float">
            <text:p>36.5</text:p>
          </table:table-cell>
          <table:table-cell office:value-type="float" office:value="41.0246398881658" calcext:value-type="float">
            <text:p>41.0</text:p>
          </table:table-cell>
          <table:table-cell office:value-type="float" office:value="38.8677637515127" calcext:value-type="float">
            <text:p>38.9</text:p>
          </table:table-cell>
          <table:table-cell office:value-type="float" office:value="42.9952918177113" calcext:value-type="float">
            <text:p>43.0</text:p>
          </table:table-cell>
          <table:table-cell office:value-type="float" office:value="47.8062532652213" calcext:value-type="float">
            <text:p>47.8</text:p>
          </table:table-cell>
          <table:table-cell office:value-type="float" office:value="72.0228355086993" calcext:value-type="float">
            <text:p>72.0</text:p>
          </table:table-cell>
          <table:table-cell office:value-type="float" office:value="34.8178472076793" calcext:value-type="float">
            <text:p>34.8</text:p>
          </table:table-cell>
          <table:table-cell office:value-type="float" office:value="9.89723463900727" calcext:value-type="float">
            <text:p>9.9</text:p>
          </table:table-cell>
          <table:table-cell office:value-type="float" office:value="7.69359692259504" calcext:value-type="float">
            <text:p>7.7</text:p>
          </table:table-cell>
          <table:table-cell office:value-type="float" office:value="9.8876186533947" calcext:value-type="float">
            <text:p>9.9</text:p>
          </table:table-cell>
          <table:table-cell office:value-type="float" office:value="18.3034016892799" calcext:value-type="float">
            <text:p>18.3</text:p>
          </table:table-cell>
          <table:table-cell office:value-type="float" office:value="22.8383462519574" calcext:value-type="float">
            <text:p>22.8</text:p>
          </table:table-cell>
          <table:table-cell office:value-type="float" office:value="26.1237411127478" calcext:value-type="float">
            <text:p>26.1</text:p>
          </table:table-cell>
          <table:table-cell office:value-type="float" office:value="36.5129693733327" calcext:value-type="float">
            <text:p>36.5</text:p>
          </table:table-cell>
          <table:table-cell office:value-type="float" office:value="44.9966950731702" calcext:value-type="float">
            <text:p>45.0</text:p>
          </table:table-cell>
          <table:table-cell office:value-type="float" office:value="58.9236709215207" calcext:value-type="float">
            <text:p>58.9</text:p>
          </table:table-cell>
          <table:table-cell office:value-type="float" office:value="77.726435412151" calcext:value-type="float">
            <text:p>77.7</text:p>
          </table:table-cell>
          <table:table-cell office:value-type="float" office:value="99.8639847273803" calcext:value-type="float">
            <text:p>99.9</text:p>
          </table:table-cell>
          <table:table-cell office:value-type="float" office:value="134.895326839569" calcext:value-type="float">
            <text:p>134.9</text:p>
          </table:table-cell>
          <table:table-cell office:value-type="float" office:value="155.286341088448" calcext:value-type="float">
            <text:p>155.3</text:p>
          </table:table-cell>
          <table:table-cell office:value-type="float" office:value="148.479040977294" calcext:value-type="float">
            <text:p>148.5</text:p>
          </table:table-cell>
          <table:table-cell office:value-type="float" office:value="155.774115365567" calcext:value-type="float">
            <text:p>155.8</text:p>
          </table:table-cell>
          <table:table-cell office:value-type="float" office:value="160.916934342564" calcext:value-type="float">
            <text:p>160.9</text:p>
          </table:table-cell>
          <table:table-cell office:value-type="float" office:value="154.543149839709" calcext:value-type="float">
            <text:p>154.5</text:p>
          </table:table-cell>
          <table:table-cell office:value-type="float" office:value="161.586262271455" calcext:value-type="float">
            <text:p>161.6</text:p>
          </table:table-cell>
          <table:table-cell office:value-type="float" office:value="159.908932483748" calcext:value-type="float">
            <text:p>159.9</text:p>
          </table:table-cell>
          <table:table-cell office:value-type="float" office:value="123.420318454344" calcext:value-type="float">
            <text:p>123.4</text:p>
          </table:table-cell>
          <table:table-cell office:value-type="float" office:value="139.244579178048" calcext:value-type="float">
            <text:p>139.2</text:p>
          </table:table-cell>
          <table:table-cell office:value-type="float" office:value="119.252958235732" calcext:value-type="float">
            <text:p>119.3</text:p>
          </table:table-cell>
          <table:table-cell office:value-type="float" office:value="124.455925843393" calcext:value-type="float">
            <text:p>124.5</text:p>
          </table:table-cell>
          <table:table-cell office:value-type="float" office:value="97.2137758213129" calcext:value-type="float">
            <text:p>97.2</text:p>
          </table:table-cell>
          <table:table-cell office:value-type="float" office:value="74.5739935847917" calcext:value-type="float">
            <text:p>74.6</text:p>
          </table:table-cell>
          <table:table-cell office:value-type="float" office:value="70.6894456978248" calcext:value-type="float">
            <text:p>70.7</text:p>
          </table:table-cell>
          <table:table-cell office:value-type="float" office:value="87.6275783800449" calcext:value-type="float">
            <text:p>87.6</text:p>
          </table:table-cell>
          <table:table-cell table:style-name="ce14" office:value-type="float" office:value="94.38814805782" calcext:value-type="float">
            <text:p>94.4</text:p>
          </table:table-cell>
          <table:table-cell table:number-columns-repeated="951"/>
        </table:table-row>
        <table:table-row table:style-name="ro1">
          <table:table-cell table:style-name="ce3" table:formula="of:=[.A65]+1" office:value-type="date" office:date-value="2016-05-04" calcext:value-type="date">
            <text:p>May 4, 16</text:p>
          </table:table-cell>
          <table:table-cell table:style-name="ce7" office:value-type="float" office:value="17.83652587792" calcext:value-type="float">
            <text:p>17.8</text:p>
          </table:table-cell>
          <table:table-cell office:value-type="float" office:value="17.8396845481062" calcext:value-type="float">
            <text:p>17.8</text:p>
          </table:table-cell>
          <table:table-cell office:value-type="float" office:value="18.9020382367842" calcext:value-type="float">
            <text:p>18.9</text:p>
          </table:table-cell>
          <table:table-cell office:value-type="float" office:value="16.1499788094282" calcext:value-type="float">
            <text:p>16.1</text:p>
          </table:table-cell>
          <table:table-cell office:value-type="float" office:value="17.4586243889452" calcext:value-type="float">
            <text:p>17.5</text:p>
          </table:table-cell>
          <table:table-cell office:value-type="float" office:value="20.3590987113427" calcext:value-type="float">
            <text:p>20.4</text:p>
          </table:table-cell>
          <table:table-cell office:value-type="float" office:value="20.3282830673547" calcext:value-type="float">
            <text:p>20.3</text:p>
          </table:table-cell>
          <table:table-cell office:value-type="float" office:value="23.9736042242667" calcext:value-type="float">
            <text:p>24.0</text:p>
          </table:table-cell>
          <table:table-cell office:value-type="float" office:value="28.8692393274012" calcext:value-type="float">
            <text:p>28.9</text:p>
          </table:table-cell>
          <table:table-cell office:value-type="float" office:value="30.7725032345235" calcext:value-type="float">
            <text:p>30.8</text:p>
          </table:table-cell>
          <table:table-cell office:value-type="float" office:value="30.8158211616082" calcext:value-type="float">
            <text:p>30.8</text:p>
          </table:table-cell>
          <table:table-cell office:value-type="float" office:value="33.779515917093" calcext:value-type="float">
            <text:p>33.8</text:p>
          </table:table-cell>
          <table:table-cell office:value-type="float" office:value="33.587473443763" calcext:value-type="float">
            <text:p>33.6</text:p>
          </table:table-cell>
          <table:table-cell office:value-type="float" office:value="33.4271694473321" calcext:value-type="float">
            <text:p>33.4</text:p>
          </table:table-cell>
          <table:table-cell office:value-type="float" office:value="35.4498089933022" calcext:value-type="float">
            <text:p>35.4</text:p>
          </table:table-cell>
          <table:table-cell office:value-type="float" office:value="36.2390644742987" calcext:value-type="float">
            <text:p>36.2</text:p>
          </table:table-cell>
          <table:table-cell office:value-type="float" office:value="40.7573127055596" calcext:value-type="float">
            <text:p>40.8</text:p>
          </table:table-cell>
          <table:table-cell office:value-type="float" office:value="45.3342994970665" calcext:value-type="float">
            <text:p>45.3</text:p>
          </table:table-cell>
          <table:table-cell office:value-type="float" office:value="74.3378896017634" calcext:value-type="float">
            <text:p>74.3</text:p>
          </table:table-cell>
          <table:table-cell office:value-type="float" office:value="32.9005129203709" calcext:value-type="float">
            <text:p>32.9</text:p>
          </table:table-cell>
          <table:table-cell office:value-type="float" office:value="21.5328331671491" calcext:value-type="float">
            <text:p>21.5</text:p>
          </table:table-cell>
          <table:table-cell office:value-type="float" office:value="35.9091391088597" calcext:value-type="float">
            <text:p>35.9</text:p>
          </table:table-cell>
          <table:table-cell office:value-type="float" office:value="46.4853758150023" calcext:value-type="float">
            <text:p>46.5</text:p>
          </table:table-cell>
          <table:table-cell office:value-type="float" office:value="72.0740940860961" calcext:value-type="float">
            <text:p>72.1</text:p>
          </table:table-cell>
          <table:table-cell office:value-type="float" office:value="67.5857199570535" calcext:value-type="float">
            <text:p>67.6</text:p>
          </table:table-cell>
          <table:table-cell office:value-type="float" office:value="66.4081612394376" calcext:value-type="float">
            <text:p>66.4</text:p>
          </table:table-cell>
          <table:table-cell office:value-type="float" office:value="85.8108790911815" calcext:value-type="float">
            <text:p>85.8</text:p>
          </table:table-cell>
          <table:table-cell office:value-type="float" office:value="84.9585857905822" calcext:value-type="float">
            <text:p>85.0</text:p>
          </table:table-cell>
          <table:table-cell office:value-type="float" office:value="130.053600994539" calcext:value-type="float">
            <text:p>130.1</text:p>
          </table:table-cell>
          <table:table-cell office:value-type="float" office:value="167.10519162973" calcext:value-type="float">
            <text:p>167.1</text:p>
          </table:table-cell>
          <table:table-cell office:value-type="float" office:value="217.393874962594" calcext:value-type="float">
            <text:p>217.4</text:p>
          </table:table-cell>
          <table:table-cell office:value-type="float" office:value="230.183275150428" calcext:value-type="float">
            <text:p>230.2</text:p>
          </table:table-cell>
          <table:table-cell office:value-type="float" office:value="249.62606876354" calcext:value-type="float">
            <text:p>249.6</text:p>
          </table:table-cell>
          <table:table-cell office:value-type="float" office:value="193.328836020425" calcext:value-type="float">
            <text:p>193.3</text:p>
          </table:table-cell>
          <table:table-cell office:value-type="float" office:value="159.895448706805" calcext:value-type="float">
            <text:p>159.9</text:p>
          </table:table-cell>
          <table:table-cell office:value-type="float" office:value="159.591552505906" calcext:value-type="float">
            <text:p>159.6</text:p>
          </table:table-cell>
          <table:table-cell office:value-type="float" office:value="189.010480953698" calcext:value-type="float">
            <text:p>189.0</text:p>
          </table:table-cell>
          <table:table-cell office:value-type="float" office:value="140.657042918778" calcext:value-type="float">
            <text:p>140.7</text:p>
          </table:table-cell>
          <table:table-cell office:value-type="float" office:value="154.156613187444" calcext:value-type="float">
            <text:p>154.2</text:p>
          </table:table-cell>
          <table:table-cell office:value-type="float" office:value="137.508769184686" calcext:value-type="float">
            <text:p>137.5</text:p>
          </table:table-cell>
          <table:table-cell office:value-type="float" office:value="153.267567554476" calcext:value-type="float">
            <text:p>153.3</text:p>
          </table:table-cell>
          <table:table-cell office:value-type="float" office:value="149.183459974153" calcext:value-type="float">
            <text:p>149.2</text:p>
          </table:table-cell>
          <table:table-cell office:value-type="float" office:value="143.560147036964" calcext:value-type="float">
            <text:p>143.6</text:p>
          </table:table-cell>
          <table:table-cell office:value-type="float" office:value="81.401581317783" calcext:value-type="float">
            <text:p>81.4</text:p>
          </table:table-cell>
          <table:table-cell office:value-type="float" office:value="83.0203248728031" calcext:value-type="float">
            <text:p>83.0</text:p>
          </table:table-cell>
          <table:table-cell office:value-type="float" office:value="71.5356984180098" calcext:value-type="float">
            <text:p>71.5</text:p>
          </table:table-cell>
          <table:table-cell office:value-type="float" office:value="81.2646320083246" calcext:value-type="float">
            <text:p>81.3</text:p>
          </table:table-cell>
          <table:table-cell office:value-type="float" office:value="81.7618987266554" calcext:value-type="float">
            <text:p>81.8</text:p>
          </table:table-cell>
          <table:table-cell office:value-type="float" office:value="106.036592120381" calcext:value-type="float">
            <text:p>106.0</text:p>
          </table:table-cell>
          <table:table-cell office:value-type="float" office:value="151.296761109602" calcext:value-type="float">
            <text:p>151.3</text:p>
          </table:table-cell>
          <table:table-cell office:value-type="float" office:value="189.309891890258" calcext:value-type="float">
            <text:p>189.3</text:p>
          </table:table-cell>
          <table:table-cell office:value-type="float" office:value="178.789084614616" calcext:value-type="float">
            <text:p>178.8</text:p>
          </table:table-cell>
          <table:table-cell office:value-type="float" office:value="218.424796453776" calcext:value-type="float">
            <text:p>218.4</text:p>
          </table:table-cell>
          <table:table-cell office:value-type="float" office:value="267.982164525663" calcext:value-type="float">
            <text:p>268.0</text:p>
          </table:table-cell>
          <table:table-cell office:value-type="float" office:value="269.058392940502" calcext:value-type="float">
            <text:p>269.1</text:p>
          </table:table-cell>
          <table:table-cell office:value-type="float" office:value="287.615633202911" calcext:value-type="float">
            <text:p>287.6</text:p>
          </table:table-cell>
          <table:table-cell office:value-type="float" office:value="296.101706651935" calcext:value-type="float">
            <text:p>296.1</text:p>
          </table:table-cell>
          <table:table-cell office:value-type="float" office:value="278.7790931528" calcext:value-type="float">
            <text:p>278.8</text:p>
          </table:table-cell>
          <table:table-cell office:value-type="float" office:value="268.463749693644" calcext:value-type="float">
            <text:p>268.5</text:p>
          </table:table-cell>
          <table:table-cell office:value-type="float" office:value="257.881581726937" calcext:value-type="float">
            <text:p>257.9</text:p>
          </table:table-cell>
          <table:table-cell office:value-type="float" office:value="264.150665208128" calcext:value-type="float">
            <text:p>264.2</text:p>
          </table:table-cell>
          <table:table-cell office:value-type="float" office:value="264.925483388138" calcext:value-type="float">
            <text:p>264.9</text:p>
          </table:table-cell>
          <table:table-cell office:value-type="float" office:value="256.22920637296" calcext:value-type="float">
            <text:p>256.2</text:p>
          </table:table-cell>
          <table:table-cell office:value-type="float" office:value="253.953171457932" calcext:value-type="float">
            <text:p>254.0</text:p>
          </table:table-cell>
          <table:table-cell office:value-type="float" office:value="213.474790878558" calcext:value-type="float">
            <text:p>213.5</text:p>
          </table:table-cell>
          <table:table-cell office:value-type="float" office:value="210.162847500259" calcext:value-type="float">
            <text:p>210.2</text:p>
          </table:table-cell>
          <table:table-cell office:value-type="float" office:value="214.240807882384" calcext:value-type="float">
            <text:p>214.2</text:p>
          </table:table-cell>
          <table:table-cell office:value-type="float" office:value="121.08676871196" calcext:value-type="float">
            <text:p>121.1</text:p>
          </table:table-cell>
          <table:table-cell office:value-type="float" office:value="65.3987862790643" calcext:value-type="float">
            <text:p>65.4</text:p>
          </table:table-cell>
          <table:table-cell office:value-type="float" office:value="81.576580940911" calcext:value-type="float">
            <text:p>81.6</text:p>
          </table:table-cell>
          <table:table-cell office:value-type="float" office:value="87.7418976465974" calcext:value-type="float">
            <text:p>87.7</text:p>
          </table:table-cell>
          <table:table-cell table:style-name="ce14" office:value-type="float" office:value="88.6814197599466" calcext:value-type="float">
            <text:p>88.7</text:p>
          </table:table-cell>
          <table:table-cell table:number-columns-repeated="951"/>
        </table:table-row>
        <table:table-row table:style-name="ro1">
          <table:table-cell table:style-name="ce3" table:formula="of:=[.A66]+1" office:value-type="date" office:date-value="2016-05-05" calcext:value-type="date">
            <text:p>May 5, 16</text:p>
          </table:table-cell>
          <table:table-cell table:style-name="ce7" office:value-type="float" office:value="50.0767320911556" calcext:value-type="float">
            <text:p>50.1</text:p>
          </table:table-cell>
          <table:table-cell office:value-type="float" office:value="64.0855894693037" calcext:value-type="float">
            <text:p>64.1</text:p>
          </table:table-cell>
          <table:table-cell office:value-type="float" office:value="80.0441625108317" calcext:value-type="float">
            <text:p>80.0</text:p>
          </table:table-cell>
          <table:table-cell office:value-type="float" office:value="91.7758801059359" calcext:value-type="float">
            <text:p>91.8</text:p>
          </table:table-cell>
          <table:table-cell office:value-type="float" office:value="114.255537774334" calcext:value-type="float">
            <text:p>114.3</text:p>
          </table:table-cell>
          <table:table-cell office:value-type="float" office:value="136.521276876545" calcext:value-type="float">
            <text:p>136.5</text:p>
          </table:table-cell>
          <table:table-cell office:value-type="float" office:value="220.011010169059" calcext:value-type="float">
            <text:p>220.0</text:p>
          </table:table-cell>
          <table:table-cell office:value-type="float" office:value="239.66006876085" calcext:value-type="float">
            <text:p>239.7</text:p>
          </table:table-cell>
          <table:table-cell office:value-type="float" office:value="238.202830972938" calcext:value-type="float">
            <text:p>238.2</text:p>
          </table:table-cell>
          <table:table-cell office:value-type="float" office:value="190.070990116687" calcext:value-type="float">
            <text:p>190.1</text:p>
          </table:table-cell>
          <table:table-cell office:value-type="float" office:value="176.976297277482" calcext:value-type="float">
            <text:p>177.0</text:p>
          </table:table-cell>
          <table:table-cell office:value-type="float" office:value="168.702555720291" calcext:value-type="float">
            <text:p>168.7</text:p>
          </table:table-cell>
          <table:table-cell office:value-type="float" office:value="160.46504804943" calcext:value-type="float">
            <text:p>160.5</text:p>
          </table:table-cell>
          <table:table-cell office:value-type="float" office:value="165.039223938475" calcext:value-type="float">
            <text:p>165.0</text:p>
          </table:table-cell>
          <table:table-cell office:value-type="float" office:value="167.858173109604" calcext:value-type="float">
            <text:p>167.9</text:p>
          </table:table-cell>
          <table:table-cell office:value-type="float" office:value="143.49813416976" calcext:value-type="float">
            <text:p>143.5</text:p>
          </table:table-cell>
          <table:table-cell office:value-type="float" office:value="143.358579987735" calcext:value-type="float">
            <text:p>143.4</text:p>
          </table:table-cell>
          <table:table-cell office:value-type="float" office:value="132.222474939226" calcext:value-type="float">
            <text:p>132.2</text:p>
          </table:table-cell>
          <table:table-cell office:value-type="float" office:value="153.766447240578" calcext:value-type="float">
            <text:p>153.8</text:p>
          </table:table-cell>
          <table:table-cell office:value-type="float" office:value="98.2319338054168" calcext:value-type="float">
            <text:p>98.2</text:p>
          </table:table-cell>
          <table:table-cell office:value-type="float" office:value="92.7350758439971" calcext:value-type="float">
            <text:p>92.7</text:p>
          </table:table-cell>
          <table:table-cell office:value-type="float" office:value="102.9561291845" calcext:value-type="float">
            <text:p>103.0</text:p>
          </table:table-cell>
          <table:table-cell office:value-type="float" office:value="92.2585699968432" calcext:value-type="float">
            <text:p>92.3</text:p>
          </table:table-cell>
          <table:table-cell office:value-type="float" office:value="85.2491234057913" calcext:value-type="float">
            <text:p>85.2</text:p>
          </table:table-cell>
          <table:table-cell office:value-type="float" office:value="89.0162980284215" calcext:value-type="float">
            <text:p>89.0</text:p>
          </table:table-cell>
          <table:table-cell office:value-type="float" office:value="83.246545096277" calcext:value-type="float">
            <text:p>83.2</text:p>
          </table:table-cell>
          <table:table-cell office:value-type="float" office:value="119.454483222595" calcext:value-type="float">
            <text:p>119.5</text:p>
          </table:table-cell>
          <table:table-cell office:value-type="float" office:value="150.083594508866" calcext:value-type="float">
            <text:p>150.1</text:p>
          </table:table-cell>
          <table:table-cell office:value-type="float" office:value="233.078908181004" calcext:value-type="float">
            <text:p>233.1</text:p>
          </table:table-cell>
          <table:table-cell office:value-type="float" office:value="256.933398006801" calcext:value-type="float">
            <text:p>256.9</text:p>
          </table:table-cell>
          <table:table-cell office:value-type="float" office:value="272.622970668476" calcext:value-type="float">
            <text:p>272.6</text:p>
          </table:table-cell>
          <table:table-cell office:value-type="float" office:value="291.439169608076" calcext:value-type="float">
            <text:p>291.4</text:p>
          </table:table-cell>
          <table:table-cell office:value-type="float" office:value="289.905995617952" calcext:value-type="float">
            <text:p>289.9</text:p>
          </table:table-cell>
          <table:table-cell office:value-type="float" office:value="293.626950220591" calcext:value-type="float">
            <text:p>293.6</text:p>
          </table:table-cell>
          <table:table-cell office:value-type="float" office:value="290.965165711792" calcext:value-type="float">
            <text:p>291.0</text:p>
          </table:table-cell>
          <table:table-cell office:value-type="float" office:value="280.796368987249" calcext:value-type="float">
            <text:p>280.8</text:p>
          </table:table-cell>
          <table:table-cell office:value-type="float" office:value="264.727137989809" calcext:value-type="float">
            <text:p>264.7</text:p>
          </table:table-cell>
          <table:table-cell office:value-type="float" office:value="256.571548698168" calcext:value-type="float">
            <text:p>256.6</text:p>
          </table:table-cell>
          <table:table-cell office:value-type="float" office:value="240.309457346278" calcext:value-type="float">
            <text:p>240.3</text:p>
          </table:table-cell>
          <table:table-cell office:value-type="float" office:value="231.818376178824" calcext:value-type="float">
            <text:p>231.8</text:p>
          </table:table-cell>
          <table:table-cell office:value-type="float" office:value="231.208634188815" calcext:value-type="float">
            <text:p>231.2</text:p>
          </table:table-cell>
          <table:table-cell office:value-type="float" office:value="216.611467747128" calcext:value-type="float">
            <text:p>216.6</text:p>
          </table:table-cell>
          <table:table-cell office:value-type="float" office:value="166.764880372369" calcext:value-type="float">
            <text:p>166.8</text:p>
          </table:table-cell>
          <table:table-cell office:value-type="float" office:value="140.760184509781" calcext:value-type="float">
            <text:p>140.8</text:p>
          </table:table-cell>
          <table:table-cell office:value-type="float" office:value="89.0857445850439" calcext:value-type="float">
            <text:p>89.1</text:p>
          </table:table-cell>
          <table:table-cell office:value-type="float" office:value="77.2712673634674" calcext:value-type="float">
            <text:p>77.3</text:p>
          </table:table-cell>
          <table:table-cell office:value-type="float" office:value="84.9523969771829" calcext:value-type="float">
            <text:p>85.0</text:p>
          </table:table-cell>
          <table:table-cell office:value-type="float" office:value="98.650358685633" calcext:value-type="float">
            <text:p>98.7</text:p>
          </table:table-cell>
          <table:table-cell office:value-type="float" office:value="121.51240607518" calcext:value-type="float">
            <text:p>121.5</text:p>
          </table:table-cell>
          <table:table-cell office:value-type="float" office:value="122.819538349953" calcext:value-type="float">
            <text:p>122.8</text:p>
          </table:table-cell>
          <table:table-cell office:value-type="float" office:value="181.003542277752" calcext:value-type="float">
            <text:p>181.0</text:p>
          </table:table-cell>
          <table:table-cell office:value-type="float" office:value="208.467519208659" calcext:value-type="float">
            <text:p>208.5</text:p>
          </table:table-cell>
          <table:table-cell office:value-type="float" office:value="298.316381538704" calcext:value-type="float">
            <text:p>298.3</text:p>
          </table:table-cell>
          <table:table-cell office:value-type="float" office:value="381.972097930899" calcext:value-type="float">
            <text:p>382.0</text:p>
          </table:table-cell>
          <table:table-cell office:value-type="float" office:value="390.410592302036" calcext:value-type="float">
            <text:p>390.4</text:p>
          </table:table-cell>
          <table:table-cell office:value-type="float" office:value="360.928900090621" calcext:value-type="float">
            <text:p>360.9</text:p>
          </table:table-cell>
          <table:table-cell office:value-type="float" office:value="332.306146905047" calcext:value-type="float">
            <text:p>332.3</text:p>
          </table:table-cell>
          <table:table-cell office:value-type="float" office:value="328.372527398033" calcext:value-type="float">
            <text:p>328.4</text:p>
          </table:table-cell>
          <table:table-cell office:value-type="float" office:value="335.407748579555" calcext:value-type="float">
            <text:p>335.4</text:p>
          </table:table-cell>
          <table:table-cell office:value-type="float" office:value="330.661007262794" calcext:value-type="float">
            <text:p>330.7</text:p>
          </table:table-cell>
          <table:table-cell office:value-type="float" office:value="325.322798583613" calcext:value-type="float">
            <text:p>325.3</text:p>
          </table:table-cell>
          <table:table-cell office:value-type="float" office:value="293.827984538427" calcext:value-type="float">
            <text:p>293.8</text:p>
          </table:table-cell>
          <table:table-cell office:value-type="float" office:value="248.720069468087" calcext:value-type="float">
            <text:p>248.7</text:p>
          </table:table-cell>
          <table:table-cell office:value-type="float" office:value="191.877070481993" calcext:value-type="float">
            <text:p>191.9</text:p>
          </table:table-cell>
          <table:table-cell office:value-type="float" office:value="151.952656922838" calcext:value-type="float">
            <text:p>152.0</text:p>
          </table:table-cell>
          <table:table-cell office:value-type="float" office:value="174.482926019804" calcext:value-type="float">
            <text:p>174.5</text:p>
          </table:table-cell>
          <table:table-cell office:value-type="float" office:value="148.680314739338" calcext:value-type="float">
            <text:p>148.7</text:p>
          </table:table-cell>
          <table:table-cell office:value-type="float" office:value="132.638919592559" calcext:value-type="float">
            <text:p>132.6</text:p>
          </table:table-cell>
          <table:table-cell office:value-type="float" office:value="83.3544035553967" calcext:value-type="float">
            <text:p>83.4</text:p>
          </table:table-cell>
          <table:table-cell office:value-type="float" office:value="60.7508609511213" calcext:value-type="float">
            <text:p>60.8</text:p>
          </table:table-cell>
          <table:table-cell office:value-type="float" office:value="52.9188916288915" calcext:value-type="float">
            <text:p>52.9</text:p>
          </table:table-cell>
          <table:table-cell table:style-name="ce14" office:value-type="float" office:value="50.9262894806859" calcext:value-type="float">
            <text:p>50.9</text:p>
          </table:table-cell>
          <table:table-cell table:number-columns-repeated="951"/>
        </table:table-row>
        <table:table-row table:style-name="ro1">
          <table:table-cell table:style-name="ce3" table:formula="of:=[.A67]+1" office:value-type="date" office:date-value="2016-05-06" calcext:value-type="date">
            <text:p>May 6, 16</text:p>
          </table:table-cell>
          <table:table-cell table:style-name="ce7" office:value-type="float" office:value="163.673991265921" calcext:value-type="float">
            <text:p>163.7</text:p>
          </table:table-cell>
          <table:table-cell office:value-type="float" office:value="151.377764988689" calcext:value-type="float">
            <text:p>151.4</text:p>
          </table:table-cell>
          <table:table-cell office:value-type="float" office:value="170.918726065743" calcext:value-type="float">
            <text:p>170.9</text:p>
          </table:table-cell>
          <table:table-cell office:value-type="float" office:value="179.324238966056" calcext:value-type="float">
            <text:p>179.3</text:p>
          </table:table-cell>
          <table:table-cell office:value-type="float" office:value="227.716383684265" calcext:value-type="float">
            <text:p>227.7</text:p>
          </table:table-cell>
          <table:table-cell office:value-type="float" office:value="310.97828152687" calcext:value-type="float">
            <text:p>311.0</text:p>
          </table:table-cell>
          <table:table-cell office:value-type="float" office:value="343.728498972854" calcext:value-type="float">
            <text:p>343.7</text:p>
          </table:table-cell>
          <table:table-cell office:value-type="float" office:value="325.299866847629" calcext:value-type="float">
            <text:p>325.3</text:p>
          </table:table-cell>
          <table:table-cell office:value-type="float" office:value="333.123264758354" calcext:value-type="float">
            <text:p>333.1</text:p>
          </table:table-cell>
          <table:table-cell office:value-type="float" office:value="326.267783627" calcext:value-type="float">
            <text:p>326.3</text:p>
          </table:table-cell>
          <table:table-cell office:value-type="float" office:value="321.070356327574" calcext:value-type="float">
            <text:p>321.1</text:p>
          </table:table-cell>
          <table:table-cell office:value-type="float" office:value="293.331641560881" calcext:value-type="float">
            <text:p>293.3</text:p>
          </table:table-cell>
          <table:table-cell office:value-type="float" office:value="288.80657198952" calcext:value-type="float">
            <text:p>288.8</text:p>
          </table:table-cell>
          <table:table-cell office:value-type="float" office:value="269.256880464555" calcext:value-type="float">
            <text:p>269.3</text:p>
          </table:table-cell>
          <table:table-cell office:value-type="float" office:value="265.002562044581" calcext:value-type="float">
            <text:p>265.0</text:p>
          </table:table-cell>
          <table:table-cell office:value-type="float" office:value="271.264119130878" calcext:value-type="float">
            <text:p>271.3</text:p>
          </table:table-cell>
          <table:table-cell office:value-type="float" office:value="273.952142632899" calcext:value-type="float">
            <text:p>274.0</text:p>
          </table:table-cell>
          <table:table-cell office:value-type="float" office:value="241.974378359251" calcext:value-type="float">
            <text:p>242.0</text:p>
          </table:table-cell>
          <table:table-cell office:value-type="float" office:value="189.714353597088" calcext:value-type="float">
            <text:p>189.7</text:p>
          </table:table-cell>
          <table:table-cell office:value-type="float" office:value="124.669062831215" calcext:value-type="float">
            <text:p>124.7</text:p>
          </table:table-cell>
          <table:table-cell office:value-type="float" office:value="66.7568681850658" calcext:value-type="float">
            <text:p>66.8</text:p>
          </table:table-cell>
          <table:table-cell office:value-type="float" office:value="73.062691931955" calcext:value-type="float">
            <text:p>73.1</text:p>
          </table:table-cell>
          <table:table-cell office:value-type="float" office:value="92.8923477943342" calcext:value-type="float">
            <text:p>92.9</text:p>
          </table:table-cell>
          <table:table-cell office:value-type="float" office:value="113.649595847075" calcext:value-type="float">
            <text:p>113.6</text:p>
          </table:table-cell>
          <table:table-cell office:value-type="float" office:value="116.18411894356" calcext:value-type="float">
            <text:p>116.2</text:p>
          </table:table-cell>
          <table:table-cell office:value-type="float" office:value="124.04898690726" calcext:value-type="float">
            <text:p>124.0</text:p>
          </table:table-cell>
          <table:table-cell office:value-type="float" office:value="172.832483957617" calcext:value-type="float">
            <text:p>172.8</text:p>
          </table:table-cell>
          <table:table-cell office:value-type="float" office:value="224.220791130048" calcext:value-type="float">
            <text:p>224.2</text:p>
          </table:table-cell>
          <table:table-cell office:value-type="float" office:value="294.501662224435" calcext:value-type="float">
            <text:p>294.5</text:p>
          </table:table-cell>
          <table:table-cell office:value-type="float" office:value="347.382158854729" calcext:value-type="float">
            <text:p>347.4</text:p>
          </table:table-cell>
          <table:table-cell office:value-type="float" office:value="357.401481859713" calcext:value-type="float">
            <text:p>357.4</text:p>
          </table:table-cell>
          <table:table-cell office:value-type="float" office:value="336.983003017494" calcext:value-type="float">
            <text:p>337.0</text:p>
          </table:table-cell>
          <table:table-cell office:value-type="float" office:value="275.0277460037" calcext:value-type="float">
            <text:p>275.0</text:p>
          </table:table-cell>
          <table:table-cell office:value-type="float" office:value="250.303544975959" calcext:value-type="float">
            <text:p>250.3</text:p>
          </table:table-cell>
          <table:table-cell office:value-type="float" office:value="233.251244046428" calcext:value-type="float">
            <text:p>233.3</text:p>
          </table:table-cell>
          <table:table-cell office:value-type="float" office:value="208.993012726652" calcext:value-type="float">
            <text:p>209.0</text:p>
          </table:table-cell>
          <table:table-cell office:value-type="float" office:value="182.505163689803" calcext:value-type="float">
            <text:p>182.5</text:p>
          </table:table-cell>
          <table:table-cell office:value-type="float" office:value="154.934279461596" calcext:value-type="float">
            <text:p>154.9</text:p>
          </table:table-cell>
          <table:table-cell office:value-type="float" office:value="122.800000898285" calcext:value-type="float">
            <text:p>122.8</text:p>
          </table:table-cell>
          <table:table-cell office:value-type="float" office:value="118.417279790182" calcext:value-type="float">
            <text:p>118.4</text:p>
          </table:table-cell>
          <table:table-cell office:value-type="float" office:value="122.242770953972" calcext:value-type="float">
            <text:p>122.2</text:p>
          </table:table-cell>
          <table:table-cell office:value-type="float" office:value="101.427194252001" calcext:value-type="float">
            <text:p>101.4</text:p>
          </table:table-cell>
          <table:table-cell office:value-type="float" office:value="92.4619544169032" calcext:value-type="float">
            <text:p>92.5</text:p>
          </table:table-cell>
          <table:table-cell office:value-type="float" office:value="92.8710356514481" calcext:value-type="float">
            <text:p>92.9</text:p>
          </table:table-cell>
          <table:table-cell office:value-type="float" office:value="75.9813815878755" calcext:value-type="float">
            <text:p>76.0</text:p>
          </table:table-cell>
          <table:table-cell office:value-type="float" office:value="36.2187239409363" calcext:value-type="float">
            <text:p>36.2</text:p>
          </table:table-cell>
          <table:table-cell office:value-type="float" office:value="31.2685263693698" calcext:value-type="float">
            <text:p>31.3</text:p>
          </table:table-cell>
          <table:table-cell office:value-type="float" office:value="29.4090233280485" calcext:value-type="float">
            <text:p>29.4</text:p>
          </table:table-cell>
          <table:table-cell office:value-type="float" office:value="37.552396180254" calcext:value-type="float">
            <text:p>37.6</text:p>
          </table:table-cell>
          <table:table-cell office:value-type="float" office:value="50.2424064428401" calcext:value-type="float">
            <text:p>50.2</text:p>
          </table:table-cell>
          <table:table-cell office:value-type="float" office:value="90.1396299187351" calcext:value-type="float">
            <text:p>90.1</text:p>
          </table:table-cell>
          <table:table-cell office:value-type="float" office:value="130.411003839692" calcext:value-type="float">
            <text:p>130.4</text:p>
          </table:table-cell>
          <table:table-cell office:value-type="float" office:value="173.61333110108" calcext:value-type="float">
            <text:p>173.6</text:p>
          </table:table-cell>
          <table:table-cell office:value-type="float" office:value="230.658066987108" calcext:value-type="float">
            <text:p>230.7</text:p>
          </table:table-cell>
          <table:table-cell office:value-type="float" office:value="219.293913600785" calcext:value-type="float">
            <text:p>219.3</text:p>
          </table:table-cell>
          <table:table-cell office:value-type="float" office:value="190.751008333561" calcext:value-type="float">
            <text:p>190.8</text:p>
          </table:table-cell>
          <table:table-cell office:value-type="float" office:value="199.552780168882" calcext:value-type="float">
            <text:p>199.6</text:p>
          </table:table-cell>
          <table:table-cell office:value-type="float" office:value="172.351431057381" calcext:value-type="float">
            <text:p>172.4</text:p>
          </table:table-cell>
          <table:table-cell office:value-type="float" office:value="137.476156932823" calcext:value-type="float">
            <text:p>137.5</text:p>
          </table:table-cell>
          <table:table-cell office:value-type="float" office:value="127.047828554112" calcext:value-type="float">
            <text:p>127.0</text:p>
          </table:table-cell>
          <table:table-cell office:value-type="float" office:value="114.01058912453" calcext:value-type="float">
            <text:p>114.0</text:p>
          </table:table-cell>
          <table:table-cell office:value-type="float" office:value="87.2521801759997" calcext:value-type="float">
            <text:p>87.3</text:p>
          </table:table-cell>
          <table:table-cell office:value-type="float" office:value="68.4686300415994" calcext:value-type="float">
            <text:p>68.5</text:p>
          </table:table-cell>
          <table:table-cell office:value-type="float" office:value="70.0050655064169" calcext:value-type="float">
            <text:p>70.0</text:p>
          </table:table-cell>
          <table:table-cell office:value-type="float" office:value="60.2681987602304" calcext:value-type="float">
            <text:p>60.3</text:p>
          </table:table-cell>
          <table:table-cell office:value-type="float" office:value="56.0921432402193" calcext:value-type="float">
            <text:p>56.1</text:p>
          </table:table-cell>
          <table:table-cell office:value-type="float" office:value="60.3604877926709" calcext:value-type="float">
            <text:p>60.4</text:p>
          </table:table-cell>
          <table:table-cell office:value-type="float" office:value="55.4999499937789" calcext:value-type="float">
            <text:p>55.5</text:p>
          </table:table-cell>
          <table:table-cell office:value-type="float" office:value="43.5881358020047" calcext:value-type="float">
            <text:p>43.6</text:p>
          </table:table-cell>
          <table:table-cell office:value-type="float" office:value="34.2126165576172" calcext:value-type="float">
            <text:p>34.2</text:p>
          </table:table-cell>
          <table:table-cell office:value-type="float" office:value="29.8920415686851" calcext:value-type="float">
            <text:p>29.9</text:p>
          </table:table-cell>
          <table:table-cell table:style-name="ce14" office:value-type="float" office:value="29.8622780768425" calcext:value-type="float">
            <text:p>29.9</text:p>
          </table:table-cell>
          <table:table-cell table:number-columns-repeated="951"/>
        </table:table-row>
        <table:table-row table:style-name="ro1">
          <table:table-cell table:style-name="ce3" table:formula="of:=[.A68]+1" office:value-type="date" office:date-value="2016-05-07" calcext:value-type="date">
            <text:p>May 7, 16</text:p>
          </table:table-cell>
          <table:table-cell table:style-name="ce7" office:value-type="float" office:value="100.802631964173" calcext:value-type="float">
            <text:p>100.8</text:p>
          </table:table-cell>
          <table:table-cell office:value-type="float" office:value="112.787706890228" calcext:value-type="float">
            <text:p>112.8</text:p>
          </table:table-cell>
          <table:table-cell office:value-type="float" office:value="135.346590386803" calcext:value-type="float">
            <text:p>135.3</text:p>
          </table:table-cell>
          <table:table-cell office:value-type="float" office:value="155.391263062282" calcext:value-type="float">
            <text:p>155.4</text:p>
          </table:table-cell>
          <table:table-cell office:value-type="float" office:value="202.110464804358" calcext:value-type="float">
            <text:p>202.1</text:p>
          </table:table-cell>
          <table:table-cell office:value-type="float" office:value="260.207666045751" calcext:value-type="float">
            <text:p>260.2</text:p>
          </table:table-cell>
          <table:table-cell office:value-type="float" office:value="330.350924941361" calcext:value-type="float">
            <text:p>330.4</text:p>
          </table:table-cell>
          <table:table-cell office:value-type="float" office:value="354.063309371923" calcext:value-type="float">
            <text:p>354.1</text:p>
          </table:table-cell>
          <table:table-cell office:value-type="float" office:value="366.18815445755" calcext:value-type="float">
            <text:p>366.2</text:p>
          </table:table-cell>
          <table:table-cell office:value-type="float" office:value="370.314172297198" calcext:value-type="float">
            <text:p>370.3</text:p>
          </table:table-cell>
          <table:table-cell office:value-type="float" office:value="352.203042197313" calcext:value-type="float">
            <text:p>352.2</text:p>
          </table:table-cell>
          <table:table-cell office:value-type="float" office:value="334.033103855458" calcext:value-type="float">
            <text:p>334.0</text:p>
          </table:table-cell>
          <table:table-cell office:value-type="float" office:value="287.399031635521" calcext:value-type="float">
            <text:p>287.4</text:p>
          </table:table-cell>
          <table:table-cell office:value-type="float" office:value="249.431947550878" calcext:value-type="float">
            <text:p>249.4</text:p>
          </table:table-cell>
          <table:table-cell office:value-type="float" office:value="225.423544066881" calcext:value-type="float">
            <text:p>225.4</text:p>
          </table:table-cell>
          <table:table-cell office:value-type="float" office:value="210.567430163932" calcext:value-type="float">
            <text:p>210.6</text:p>
          </table:table-cell>
          <table:table-cell office:value-type="float" office:value="197.182045912127" calcext:value-type="float">
            <text:p>197.2</text:p>
          </table:table-cell>
          <table:table-cell office:value-type="float" office:value="196.911855543586" calcext:value-type="float">
            <text:p>196.9</text:p>
          </table:table-cell>
          <table:table-cell office:value-type="float" office:value="186.973833021036" calcext:value-type="float">
            <text:p>187.0</text:p>
          </table:table-cell>
          <table:table-cell office:value-type="float" office:value="160.565176550956" calcext:value-type="float">
            <text:p>160.6</text:p>
          </table:table-cell>
          <table:table-cell office:value-type="float" office:value="105.781126333878" calcext:value-type="float">
            <text:p>105.8</text:p>
          </table:table-cell>
          <table:table-cell office:value-type="float" office:value="94.8233604574979" calcext:value-type="float">
            <text:p>94.8</text:p>
          </table:table-cell>
          <table:table-cell office:value-type="float" office:value="105.292393425982" calcext:value-type="float">
            <text:p>105.3</text:p>
          </table:table-cell>
          <table:table-cell office:value-type="float" office:value="129.200383354846" calcext:value-type="float">
            <text:p>129.2</text:p>
          </table:table-cell>
          <table:table-cell office:value-type="float" office:value="163.272859346982" calcext:value-type="float">
            <text:p>163.3</text:p>
          </table:table-cell>
          <table:table-cell office:value-type="float" office:value="166.945000183757" calcext:value-type="float">
            <text:p>166.9</text:p>
          </table:table-cell>
          <table:table-cell office:value-type="float" office:value="195.034938085204" calcext:value-type="float">
            <text:p>195.0</text:p>
          </table:table-cell>
          <table:table-cell office:value-type="float" office:value="159.917143952923" calcext:value-type="float">
            <text:p>159.9</text:p>
          </table:table-cell>
          <table:table-cell office:value-type="float" office:value="201.8717005895" calcext:value-type="float">
            <text:p>201.9</text:p>
          </table:table-cell>
          <table:table-cell office:value-type="float" office:value="252.332684388347" calcext:value-type="float">
            <text:p>252.3</text:p>
          </table:table-cell>
          <table:table-cell office:value-type="float" office:value="286.141724582773" calcext:value-type="float">
            <text:p>286.1</text:p>
          </table:table-cell>
          <table:table-cell office:value-type="float" office:value="312.842551319251" calcext:value-type="float">
            <text:p>312.8</text:p>
          </table:table-cell>
          <table:table-cell office:value-type="float" office:value="318.868744402399" calcext:value-type="float">
            <text:p>318.9</text:p>
          </table:table-cell>
          <table:table-cell office:value-type="float" office:value="311.227004919969" calcext:value-type="float">
            <text:p>311.2</text:p>
          </table:table-cell>
          <table:table-cell office:value-type="float" office:value="327.110179573267" calcext:value-type="float">
            <text:p>327.1</text:p>
          </table:table-cell>
          <table:table-cell office:value-type="float" office:value="338.824557798917" calcext:value-type="float">
            <text:p>338.8</text:p>
          </table:table-cell>
          <table:table-cell office:value-type="float" office:value="341.732609852574" calcext:value-type="float">
            <text:p>341.7</text:p>
          </table:table-cell>
          <table:table-cell office:value-type="float" office:value="307.704968025869" calcext:value-type="float">
            <text:p>307.7</text:p>
          </table:table-cell>
          <table:table-cell office:value-type="float" office:value="287.058146183252" calcext:value-type="float">
            <text:p>287.1</text:p>
          </table:table-cell>
          <table:table-cell office:value-type="float" office:value="252.881485917556" calcext:value-type="float">
            <text:p>252.9</text:p>
          </table:table-cell>
          <table:table-cell office:value-type="float" office:value="217.205277560092" calcext:value-type="float">
            <text:p>217.2</text:p>
          </table:table-cell>
          <table:table-cell office:value-type="float" office:value="206.410719357473" calcext:value-type="float">
            <text:p>206.4</text:p>
          </table:table-cell>
          <table:table-cell office:value-type="float" office:value="180.849033512077" calcext:value-type="float">
            <text:p>180.8</text:p>
          </table:table-cell>
          <table:table-cell office:value-type="float" office:value="132.041351931118" calcext:value-type="float">
            <text:p>132.0</text:p>
          </table:table-cell>
          <table:table-cell office:value-type="float" office:value="53.6974142198799" calcext:value-type="float">
            <text:p>53.7</text:p>
          </table:table-cell>
          <table:table-cell office:value-type="float" office:value="27.7512299992416" calcext:value-type="float">
            <text:p>27.8</text:p>
          </table:table-cell>
          <table:table-cell office:value-type="float" office:value="23.5274349688856" calcext:value-type="float">
            <text:p>23.5</text:p>
          </table:table-cell>
          <table:table-cell office:value-type="float" office:value="53.0459806093558" calcext:value-type="float">
            <text:p>53.0</text:p>
          </table:table-cell>
          <table:table-cell office:value-type="float" office:value="81.2315581478958" calcext:value-type="float">
            <text:p>81.2</text:p>
          </table:table-cell>
          <table:table-cell office:value-type="float" office:value="95.0671991295954" calcext:value-type="float">
            <text:p>95.1</text:p>
          </table:table-cell>
          <table:table-cell office:value-type="float" office:value="123.83395973038" calcext:value-type="float">
            <text:p>123.8</text:p>
          </table:table-cell>
          <table:table-cell office:value-type="float" office:value="208.945396612434" calcext:value-type="float">
            <text:p>208.9</text:p>
          </table:table-cell>
          <table:table-cell office:value-type="float" office:value="259.973905883029" calcext:value-type="float">
            <text:p>260.0</text:p>
          </table:table-cell>
          <table:table-cell office:value-type="float" office:value="291.262089638019" calcext:value-type="float">
            <text:p>291.3</text:p>
          </table:table-cell>
          <table:table-cell office:value-type="float" office:value="287.777738951326" calcext:value-type="float">
            <text:p>287.8</text:p>
          </table:table-cell>
          <table:table-cell office:value-type="float" office:value="325.441774159511" calcext:value-type="float">
            <text:p>325.4</text:p>
          </table:table-cell>
          <table:table-cell office:value-type="float" office:value="292.922500553678" calcext:value-type="float">
            <text:p>292.9</text:p>
          </table:table-cell>
          <table:table-cell office:value-type="float" office:value="245.261205961888" calcext:value-type="float">
            <text:p>245.3</text:p>
          </table:table-cell>
          <table:table-cell office:value-type="float" office:value="233.838024283044" calcext:value-type="float">
            <text:p>233.8</text:p>
          </table:table-cell>
          <table:table-cell office:value-type="float" office:value="232.812586619269" calcext:value-type="float">
            <text:p>232.8</text:p>
          </table:table-cell>
          <table:table-cell office:value-type="float" office:value="225.718260752462" calcext:value-type="float">
            <text:p>225.7</text:p>
          </table:table-cell>
          <table:table-cell office:value-type="float" office:value="232.378225972624" calcext:value-type="float">
            <text:p>232.4</text:p>
          </table:table-cell>
          <table:table-cell office:value-type="float" office:value="235.93567377112" calcext:value-type="float">
            <text:p>235.9</text:p>
          </table:table-cell>
          <table:table-cell office:value-type="float" office:value="274.987662468138" calcext:value-type="float">
            <text:p>275.0</text:p>
          </table:table-cell>
          <table:table-cell office:value-type="float" office:value="280.387311966176" calcext:value-type="float">
            <text:p>280.4</text:p>
          </table:table-cell>
          <table:table-cell office:value-type="float" office:value="301.130032354104" calcext:value-type="float">
            <text:p>301.1</text:p>
          </table:table-cell>
          <table:table-cell office:value-type="float" office:value="320.8877113644" calcext:value-type="float">
            <text:p>320.9</text:p>
          </table:table-cell>
          <table:table-cell office:value-type="float" office:value="196.453736570342" calcext:value-type="float">
            <text:p>196.5</text:p>
          </table:table-cell>
          <table:table-cell office:value-type="float" office:value="253.927085389443" calcext:value-type="float">
            <text:p>253.9</text:p>
          </table:table-cell>
          <table:table-cell office:value-type="float" office:value="287.250212900388" calcext:value-type="float">
            <text:p>287.3</text:p>
          </table:table-cell>
          <table:table-cell office:value-type="float" office:value="298.770650999021" calcext:value-type="float">
            <text:p>298.8</text:p>
          </table:table-cell>
          <table:table-cell table:style-name="ce14" office:value-type="float" office:value="306.15238434807" calcext:value-type="float">
            <text:p>306.2</text:p>
          </table:table-cell>
          <table:table-cell table:number-columns-repeated="951"/>
        </table:table-row>
        <table:table-row table:style-name="ro1">
          <table:table-cell table:style-name="ce3" table:formula="of:=[.A69]+1" office:value-type="date" office:date-value="2016-05-08" calcext:value-type="date">
            <text:p>May 8, 16</text:p>
          </table:table-cell>
          <table:table-cell table:style-name="ce7" office:value-type="float" office:value="200.527724157325" calcext:value-type="float">
            <text:p>200.5</text:p>
          </table:table-cell>
          <table:table-cell office:value-type="float" office:value="205.552241254339" calcext:value-type="float">
            <text:p>205.6</text:p>
          </table:table-cell>
          <table:table-cell office:value-type="float" office:value="226.162610902267" calcext:value-type="float">
            <text:p>226.2</text:p>
          </table:table-cell>
          <table:table-cell office:value-type="float" office:value="279.702870111223" calcext:value-type="float">
            <text:p>279.7</text:p>
          </table:table-cell>
          <table:table-cell office:value-type="float" office:value="313.203229342439" calcext:value-type="float">
            <text:p>313.2</text:p>
          </table:table-cell>
          <table:table-cell office:value-type="float" office:value="339.290047063042" calcext:value-type="float">
            <text:p>339.3</text:p>
          </table:table-cell>
          <table:table-cell office:value-type="float" office:value="396.143167124989" calcext:value-type="float">
            <text:p>396.1</text:p>
          </table:table-cell>
          <table:table-cell office:value-type="float" office:value="406.661765232277" calcext:value-type="float">
            <text:p>406.7</text:p>
          </table:table-cell>
          <table:table-cell office:value-type="float" office:value="367.209259818064" calcext:value-type="float">
            <text:p>367.2</text:p>
          </table:table-cell>
          <table:table-cell office:value-type="float" office:value="339.977728165164" calcext:value-type="float">
            <text:p>340.0</text:p>
          </table:table-cell>
          <table:table-cell office:value-type="float" office:value="300.155567890632" calcext:value-type="float">
            <text:p>300.2</text:p>
          </table:table-cell>
          <table:table-cell office:value-type="float" office:value="274.045752726153" calcext:value-type="float">
            <text:p>274.0</text:p>
          </table:table-cell>
          <table:table-cell office:value-type="float" office:value="291.055699046405" calcext:value-type="float">
            <text:p>291.1</text:p>
          </table:table-cell>
          <table:table-cell office:value-type="float" office:value="259.009312628253" calcext:value-type="float">
            <text:p>259.0</text:p>
          </table:table-cell>
          <table:table-cell office:value-type="float" office:value="252.014345571037" calcext:value-type="float">
            <text:p>252.0</text:p>
          </table:table-cell>
          <table:table-cell office:value-type="float" office:value="262.514041156547" calcext:value-type="float">
            <text:p>262.5</text:p>
          </table:table-cell>
          <table:table-cell office:value-type="float" office:value="282.726400352204" calcext:value-type="float">
            <text:p>282.7</text:p>
          </table:table-cell>
          <table:table-cell office:value-type="float" office:value="255.227919147581" calcext:value-type="float">
            <text:p>255.2</text:p>
          </table:table-cell>
          <table:table-cell office:value-type="float" office:value="243.174466497699" calcext:value-type="float">
            <text:p>243.2</text:p>
          </table:table-cell>
          <table:table-cell office:value-type="float" office:value="141.521707487566" calcext:value-type="float">
            <text:p>141.5</text:p>
          </table:table-cell>
          <table:table-cell office:value-type="float" office:value="54.0839076105049" calcext:value-type="float">
            <text:p>54.1</text:p>
          </table:table-cell>
          <table:table-cell office:value-type="float" office:value="30.0495484861306" calcext:value-type="float">
            <text:p>30.0</text:p>
          </table:table-cell>
          <table:table-cell office:value-type="float" office:value="35.9777976770819" calcext:value-type="float">
            <text:p>36.0</text:p>
          </table:table-cell>
          <table:table-cell office:value-type="float" office:value="33.1241366309237" calcext:value-type="float">
            <text:p>33.1</text:p>
          </table:table-cell>
          <table:table-cell office:value-type="float" office:value="51.6049250634429" calcext:value-type="float">
            <text:p>51.6</text:p>
          </table:table-cell>
          <table:table-cell office:value-type="float" office:value="82.8511302775185" calcext:value-type="float">
            <text:p>82.9</text:p>
          </table:table-cell>
          <table:table-cell office:value-type="float" office:value="106.178369922943" calcext:value-type="float">
            <text:p>106.2</text:p>
          </table:table-cell>
          <table:table-cell office:value-type="float" office:value="111.834344669993" calcext:value-type="float">
            <text:p>111.8</text:p>
          </table:table-cell>
          <table:table-cell office:value-type="float" office:value="99.0127156028134" calcext:value-type="float">
            <text:p>99.0</text:p>
          </table:table-cell>
          <table:table-cell office:value-type="float" office:value="122.30955251219" calcext:value-type="float">
            <text:p>122.3</text:p>
          </table:table-cell>
          <table:table-cell office:value-type="float" office:value="127.452930864313" calcext:value-type="float">
            <text:p>127.5</text:p>
          </table:table-cell>
          <table:table-cell office:value-type="float" office:value="137.237127122887" calcext:value-type="float">
            <text:p>137.2</text:p>
          </table:table-cell>
          <table:table-cell office:value-type="float" office:value="115.298118936199" calcext:value-type="float">
            <text:p>115.3</text:p>
          </table:table-cell>
          <table:table-cell office:value-type="float" office:value="125.390758218801" calcext:value-type="float">
            <text:p>125.4</text:p>
          </table:table-cell>
          <table:table-cell office:value-type="float" office:value="111.436629412644" calcext:value-type="float">
            <text:p>111.4</text:p>
          </table:table-cell>
          <table:table-cell office:value-type="float" office:value="99.5655114972629" calcext:value-type="float">
            <text:p>99.6</text:p>
          </table:table-cell>
          <table:table-cell office:value-type="float" office:value="98.6897242281075" calcext:value-type="float">
            <text:p>98.7</text:p>
          </table:table-cell>
          <table:table-cell office:value-type="float" office:value="109.413850119615" calcext:value-type="float">
            <text:p>109.4</text:p>
          </table:table-cell>
          <table:table-cell office:value-type="float" office:value="100.983239488642" calcext:value-type="float">
            <text:p>101.0</text:p>
          </table:table-cell>
          <table:table-cell office:value-type="float" office:value="109.042082900136" calcext:value-type="float">
            <text:p>109.0</text:p>
          </table:table-cell>
          <table:table-cell office:value-type="float" office:value="105.687684370139" calcext:value-type="float">
            <text:p>105.7</text:p>
          </table:table-cell>
          <table:table-cell office:value-type="float" office:value="120.539847957558" calcext:value-type="float">
            <text:p>120.5</text:p>
          </table:table-cell>
          <table:table-cell office:value-type="float" office:value="125.475384799413" calcext:value-type="float">
            <text:p>125.5</text:p>
          </table:table-cell>
          <table:table-cell office:value-type="float" office:value="147.180758965879" calcext:value-type="float">
            <text:p>147.2</text:p>
          </table:table-cell>
          <table:table-cell office:value-type="float" office:value="131.326603113417" calcext:value-type="float">
            <text:p>131.3</text:p>
          </table:table-cell>
          <table:table-cell office:value-type="float" office:value="131.161604830174" calcext:value-type="float">
            <text:p>131.2</text:p>
          </table:table-cell>
          <table:table-cell office:value-type="float" office:value="164.341185728219" calcext:value-type="float">
            <text:p>164.3</text:p>
          </table:table-cell>
          <table:table-cell office:value-type="float" office:value="184.235748405518" calcext:value-type="float">
            <text:p>184.2</text:p>
          </table:table-cell>
          <table:table-cell office:value-type="float" office:value="196.714834498254" calcext:value-type="float">
            <text:p>196.7</text:p>
          </table:table-cell>
          <table:table-cell office:value-type="float" office:value="207.600799616001" calcext:value-type="float">
            <text:p>207.6</text:p>
          </table:table-cell>
          <table:table-cell office:value-type="float" office:value="241.848714839276" calcext:value-type="float">
            <text:p>241.8</text:p>
          </table:table-cell>
          <table:table-cell office:value-type="float" office:value="256.8926080313" calcext:value-type="float">
            <text:p>256.9</text:p>
          </table:table-cell>
          <table:table-cell office:value-type="float" office:value="289.264830553902" calcext:value-type="float">
            <text:p>289.3</text:p>
          </table:table-cell>
          <table:table-cell office:value-type="float" office:value="306.718692396936" calcext:value-type="float">
            <text:p>306.7</text:p>
          </table:table-cell>
          <table:table-cell office:value-type="float" office:value="347.844042043135" calcext:value-type="float">
            <text:p>347.8</text:p>
          </table:table-cell>
          <table:table-cell office:value-type="float" office:value="271.50032992072" calcext:value-type="float">
            <text:p>271.5</text:p>
          </table:table-cell>
          <table:table-cell office:value-type="float" office:value="221.986085553102" calcext:value-type="float">
            <text:p>222.0</text:p>
          </table:table-cell>
          <table:table-cell office:value-type="float" office:value="195.242679231485" calcext:value-type="float">
            <text:p>195.2</text:p>
          </table:table-cell>
          <table:table-cell office:value-type="float" office:value="199.201194910427" calcext:value-type="float">
            <text:p>199.2</text:p>
          </table:table-cell>
          <table:table-cell office:value-type="float" office:value="173.182276680399" calcext:value-type="float">
            <text:p>173.2</text:p>
          </table:table-cell>
          <table:table-cell office:value-type="float" office:value="173.409884215308" calcext:value-type="float">
            <text:p>173.4</text:p>
          </table:table-cell>
          <table:table-cell office:value-type="float" office:value="181.852664906384" calcext:value-type="float">
            <text:p>181.9</text:p>
          </table:table-cell>
          <table:table-cell office:value-type="float" office:value="213.091689803978" calcext:value-type="float">
            <text:p>213.1</text:p>
          </table:table-cell>
          <table:table-cell office:value-type="float" office:value="194.05135741419" calcext:value-type="float">
            <text:p>194.1</text:p>
          </table:table-cell>
          <table:table-cell office:value-type="float" office:value="221.016891120672" calcext:value-type="float">
            <text:p>221.0</text:p>
          </table:table-cell>
          <table:table-cell office:value-type="float" office:value="197.756791595389" calcext:value-type="float">
            <text:p>197.8</text:p>
          </table:table-cell>
          <table:table-cell office:value-type="float" office:value="196.255347844625" calcext:value-type="float">
            <text:p>196.3</text:p>
          </table:table-cell>
          <table:table-cell office:value-type="float" office:value="158.970692357172" calcext:value-type="float">
            <text:p>159.0</text:p>
          </table:table-cell>
          <table:table-cell office:value-type="float" office:value="169.181921275871" calcext:value-type="float">
            <text:p>169.2</text:p>
          </table:table-cell>
          <table:table-cell office:value-type="float" office:value="170.012972422499" calcext:value-type="float">
            <text:p>170.0</text:p>
          </table:table-cell>
          <table:table-cell office:value-type="float" office:value="175.1083130406" calcext:value-type="float">
            <text:p>175.1</text:p>
          </table:table-cell>
          <table:table-cell table:style-name="ce14" office:value-type="float" office:value="185.710497378922" calcext:value-type="float">
            <text:p>185.7</text:p>
          </table:table-cell>
          <table:table-cell table:number-columns-repeated="951"/>
        </table:table-row>
        <table:table-row table:style-name="ro1">
          <table:table-cell table:style-name="ce3" table:formula="of:=[.A70]+1" office:value-type="date" office:date-value="2016-05-09" calcext:value-type="date">
            <text:p>May 9, 16</text:p>
          </table:table-cell>
          <table:table-cell table:style-name="ce7" office:value-type="float" office:value="79.781399944601" calcext:value-type="float">
            <text:p>79.8</text:p>
          </table:table-cell>
          <table:table-cell office:value-type="float" office:value="81.2750577554537" calcext:value-type="float">
            <text:p>81.3</text:p>
          </table:table-cell>
          <table:table-cell office:value-type="float" office:value="96.6684061312057" calcext:value-type="float">
            <text:p>96.7</text:p>
          </table:table-cell>
          <table:table-cell office:value-type="float" office:value="119.716912273902" calcext:value-type="float">
            <text:p>119.7</text:p>
          </table:table-cell>
          <table:table-cell office:value-type="float" office:value="175.238224167215" calcext:value-type="float">
            <text:p>175.2</text:p>
          </table:table-cell>
          <table:table-cell office:value-type="float" office:value="216.672192518504" calcext:value-type="float">
            <text:p>216.7</text:p>
          </table:table-cell>
          <table:table-cell office:value-type="float" office:value="223.649332392378" calcext:value-type="float">
            <text:p>223.6</text:p>
          </table:table-cell>
          <table:table-cell office:value-type="float" office:value="238.375138634824" calcext:value-type="float">
            <text:p>238.4</text:p>
          </table:table-cell>
          <table:table-cell office:value-type="float" office:value="200.735700173494" calcext:value-type="float">
            <text:p>200.7</text:p>
          </table:table-cell>
          <table:table-cell office:value-type="float" office:value="182.939171518668" calcext:value-type="float">
            <text:p>182.9</text:p>
          </table:table-cell>
          <table:table-cell office:value-type="float" office:value="193.852897042764" calcext:value-type="float">
            <text:p>193.9</text:p>
          </table:table-cell>
          <table:table-cell office:value-type="float" office:value="156.71679764408" calcext:value-type="float">
            <text:p>156.7</text:p>
          </table:table-cell>
          <table:table-cell office:value-type="float" office:value="136.334673599921" calcext:value-type="float">
            <text:p>136.3</text:p>
          </table:table-cell>
          <table:table-cell office:value-type="float" office:value="134.034643950066" calcext:value-type="float">
            <text:p>134.0</text:p>
          </table:table-cell>
          <table:table-cell office:value-type="float" office:value="126.020911607568" calcext:value-type="float">
            <text:p>126.0</text:p>
          </table:table-cell>
          <table:table-cell office:value-type="float" office:value="127.302683799196" calcext:value-type="float">
            <text:p>127.3</text:p>
          </table:table-cell>
          <table:table-cell office:value-type="float" office:value="133.416649780877" calcext:value-type="float">
            <text:p>133.4</text:p>
          </table:table-cell>
          <table:table-cell office:value-type="float" office:value="154.796650456362" calcext:value-type="float">
            <text:p>154.8</text:p>
          </table:table-cell>
          <table:table-cell office:value-type="float" office:value="168.062221473298" calcext:value-type="float">
            <text:p>168.1</text:p>
          </table:table-cell>
          <table:table-cell office:value-type="float" office:value="182.661401240157" calcext:value-type="float">
            <text:p>182.7</text:p>
          </table:table-cell>
          <table:table-cell office:value-type="float" office:value="117.062035152981" calcext:value-type="float">
            <text:p>117.1</text:p>
          </table:table-cell>
          <table:table-cell office:value-type="float" office:value="160.10337425089" calcext:value-type="float">
            <text:p>160.1</text:p>
          </table:table-cell>
          <table:table-cell office:value-type="float" office:value="166.211682372535" calcext:value-type="float">
            <text:p>166.2</text:p>
          </table:table-cell>
          <table:table-cell office:value-type="float" office:value="200.730486806443" calcext:value-type="float">
            <text:p>200.7</text:p>
          </table:table-cell>
          <table:table-cell office:value-type="float" office:value="215.176047044928" calcext:value-type="float">
            <text:p>215.2</text:p>
          </table:table-cell>
          <table:table-cell office:value-type="float" office:value="204.19519633273" calcext:value-type="float">
            <text:p>204.2</text:p>
          </table:table-cell>
          <table:table-cell office:value-type="float" office:value="246.979746145914" calcext:value-type="float">
            <text:p>247.0</text:p>
          </table:table-cell>
          <table:table-cell office:value-type="float" office:value="267.48700803894" calcext:value-type="float">
            <text:p>267.5</text:p>
          </table:table-cell>
          <table:table-cell office:value-type="float" office:value="320.977800588218" calcext:value-type="float">
            <text:p>321.0</text:p>
          </table:table-cell>
          <table:table-cell office:value-type="float" office:value="367.137087639337" calcext:value-type="float">
            <text:p>367.1</text:p>
          </table:table-cell>
          <table:table-cell office:value-type="float" office:value="309.8395893721" calcext:value-type="float">
            <text:p>309.8</text:p>
          </table:table-cell>
          <table:table-cell office:value-type="float" office:value="319.851416964421" calcext:value-type="float">
            <text:p>319.9</text:p>
          </table:table-cell>
          <table:table-cell office:value-type="float" office:value="306.822831416741" calcext:value-type="float">
            <text:p>306.8</text:p>
          </table:table-cell>
          <table:table-cell office:value-type="float" office:value="257.285330595444" calcext:value-type="float">
            <text:p>257.3</text:p>
          </table:table-cell>
          <table:table-cell office:value-type="float" office:value="241.263325726721" calcext:value-type="float">
            <text:p>241.3</text:p>
          </table:table-cell>
          <table:table-cell office:value-type="float" office:value="211.136815067637" calcext:value-type="float">
            <text:p>211.1</text:p>
          </table:table-cell>
          <table:table-cell office:value-type="float" office:value="191.741772226706" calcext:value-type="float">
            <text:p>191.7</text:p>
          </table:table-cell>
          <table:table-cell office:value-type="float" office:value="226.340072405078" calcext:value-type="float">
            <text:p>226.3</text:p>
          </table:table-cell>
          <table:table-cell office:value-type="float" office:value="243.477167956334" calcext:value-type="float">
            <text:p>243.5</text:p>
          </table:table-cell>
          <table:table-cell office:value-type="float" office:value="229.799319146306" calcext:value-type="float">
            <text:p>229.8</text:p>
          </table:table-cell>
          <table:table-cell office:value-type="float" office:value="226.344592768047" calcext:value-type="float">
            <text:p>226.3</text:p>
          </table:table-cell>
          <table:table-cell office:value-type="float" office:value="216.39607926922" calcext:value-type="float">
            <text:p>216.4</text:p>
          </table:table-cell>
          <table:table-cell office:value-type="float" office:value="227.39073802815" calcext:value-type="float">
            <text:p>227.4</text:p>
          </table:table-cell>
          <table:table-cell office:value-type="float" office:value="181.585441192956" calcext:value-type="float">
            <text:p>181.6</text:p>
          </table:table-cell>
          <table:table-cell office:value-type="float" office:value="162.790534300128" calcext:value-type="float">
            <text:p>162.8</text:p>
          </table:table-cell>
          <table:table-cell office:value-type="float" office:value="161.696692511755" calcext:value-type="float">
            <text:p>161.7</text:p>
          </table:table-cell>
          <table:table-cell office:value-type="float" office:value="156.909391290799" calcext:value-type="float">
            <text:p>156.9</text:p>
          </table:table-cell>
          <table:table-cell office:value-type="float" office:value="146.416181855193" calcext:value-type="float">
            <text:p>146.4</text:p>
          </table:table-cell>
          <table:table-cell office:value-type="float" office:value="143.000518906555" calcext:value-type="float">
            <text:p>143.0</text:p>
          </table:table-cell>
          <table:table-cell office:value-type="float" office:value="141.633775554491" calcext:value-type="float">
            <text:p>141.6</text:p>
          </table:table-cell>
          <table:table-cell office:value-type="float" office:value="151.711704338516" calcext:value-type="float">
            <text:p>151.7</text:p>
          </table:table-cell>
          <table:table-cell office:value-type="float" office:value="139.235031976994" calcext:value-type="float">
            <text:p>139.2</text:p>
          </table:table-cell>
          <table:table-cell office:value-type="float" office:value="186.380453337324" calcext:value-type="float">
            <text:p>186.4</text:p>
          </table:table-cell>
          <table:table-cell office:value-type="float" office:value="204.914032077301" calcext:value-type="float">
            <text:p>204.9</text:p>
          </table:table-cell>
          <table:table-cell office:value-type="float" office:value="229.980167328529" calcext:value-type="float">
            <text:p>230.0</text:p>
          </table:table-cell>
          <table:table-cell office:value-type="float" office:value="248.369430266181" calcext:value-type="float">
            <text:p>248.4</text:p>
          </table:table-cell>
          <table:table-cell office:value-type="float" office:value="238.504123563284" calcext:value-type="float">
            <text:p>238.5</text:p>
          </table:table-cell>
          <table:table-cell office:value-type="float" office:value="206.227527462165" calcext:value-type="float">
            <text:p>206.2</text:p>
          </table:table-cell>
          <table:table-cell office:value-type="float" office:value="186.7778815834" calcext:value-type="float">
            <text:p>186.8</text:p>
          </table:table-cell>
          <table:table-cell office:value-type="float" office:value="190.400912592068" calcext:value-type="float">
            <text:p>190.4</text:p>
          </table:table-cell>
          <table:table-cell office:value-type="float" office:value="172.879169092754" calcext:value-type="float">
            <text:p>172.9</text:p>
          </table:table-cell>
          <table:table-cell office:value-type="float" office:value="173.945189363587" calcext:value-type="float">
            <text:p>173.9</text:p>
          </table:table-cell>
          <table:table-cell office:value-type="float" office:value="163.278213674357" calcext:value-type="float">
            <text:p>163.3</text:p>
          </table:table-cell>
          <table:table-cell office:value-type="float" office:value="169.868992607324" calcext:value-type="float">
            <text:p>169.9</text:p>
          </table:table-cell>
          <table:table-cell office:value-type="float" office:value="160.574275713407" calcext:value-type="float">
            <text:p>160.6</text:p>
          </table:table-cell>
          <table:table-cell office:value-type="float" office:value="149.615041263392" calcext:value-type="float">
            <text:p>149.6</text:p>
          </table:table-cell>
          <table:table-cell office:value-type="float" office:value="132.131073847658" calcext:value-type="float">
            <text:p>132.1</text:p>
          </table:table-cell>
          <table:table-cell office:value-type="float" office:value="99.0450033427819" calcext:value-type="float">
            <text:p>99.0</text:p>
          </table:table-cell>
          <table:table-cell office:value-type="float" office:value="79.6649282043131" calcext:value-type="float">
            <text:p>79.7</text:p>
          </table:table-cell>
          <table:table-cell office:value-type="float" office:value="82.0137641966993" calcext:value-type="float">
            <text:p>82.0</text:p>
          </table:table-cell>
          <table:table-cell office:value-type="float" office:value="98.2224156464926" calcext:value-type="float">
            <text:p>98.2</text:p>
          </table:table-cell>
          <table:table-cell table:style-name="ce14" office:value-type="float" office:value="115.367404267881" calcext:value-type="float">
            <text:p>115.4</text:p>
          </table:table-cell>
          <table:table-cell table:number-columns-repeated="951"/>
        </table:table-row>
        <table:table-row table:style-name="ro1">
          <table:table-cell table:style-name="ce3" table:formula="of:=[.A71]+1" office:value-type="date" office:date-value="2016-05-10" calcext:value-type="date">
            <text:p>May 10, 16</text:p>
          </table:table-cell>
          <table:table-cell table:style-name="ce7" office:value-type="float" office:value="260.542933236933" calcext:value-type="float">
            <text:p>260.5</text:p>
          </table:table-cell>
          <table:table-cell office:value-type="float" office:value="263.825883285524" calcext:value-type="float">
            <text:p>263.8</text:p>
          </table:table-cell>
          <table:table-cell office:value-type="float" office:value="285.300473929398" calcext:value-type="float">
            <text:p>285.3</text:p>
          </table:table-cell>
          <table:table-cell office:value-type="float" office:value="288.006324006279" calcext:value-type="float">
            <text:p>288.0</text:p>
          </table:table-cell>
          <table:table-cell office:value-type="float" office:value="339.65278202982" calcext:value-type="float">
            <text:p>339.7</text:p>
          </table:table-cell>
          <table:table-cell office:value-type="float" office:value="347.07105012051" calcext:value-type="float">
            <text:p>347.1</text:p>
          </table:table-cell>
          <table:table-cell office:value-type="float" office:value="330.217648992186" calcext:value-type="float">
            <text:p>330.2</text:p>
          </table:table-cell>
          <table:table-cell office:value-type="float" office:value="312.481190111225" calcext:value-type="float">
            <text:p>312.5</text:p>
          </table:table-cell>
          <table:table-cell office:value-type="float" office:value="285.465623917135" calcext:value-type="float">
            <text:p>285.5</text:p>
          </table:table-cell>
          <table:table-cell office:value-type="float" office:value="269.53554988672" calcext:value-type="float">
            <text:p>269.5</text:p>
          </table:table-cell>
          <table:table-cell office:value-type="float" office:value="264.425229972777" calcext:value-type="float">
            <text:p>264.4</text:p>
          </table:table-cell>
          <table:table-cell office:value-type="float" office:value="225.34795495006" calcext:value-type="float">
            <text:p>225.3</text:p>
          </table:table-cell>
          <table:table-cell office:value-type="float" office:value="213.295994675718" calcext:value-type="float">
            <text:p>213.3</text:p>
          </table:table-cell>
          <table:table-cell office:value-type="float" office:value="241.488626031974" calcext:value-type="float">
            <text:p>241.5</text:p>
          </table:table-cell>
          <table:table-cell office:value-type="float" office:value="230.817870664196" calcext:value-type="float">
            <text:p>230.8</text:p>
          </table:table-cell>
          <table:table-cell office:value-type="float" office:value="230.158055331645" calcext:value-type="float">
            <text:p>230.2</text:p>
          </table:table-cell>
          <table:table-cell office:value-type="float" office:value="259.638214588465" calcext:value-type="float">
            <text:p>259.6</text:p>
          </table:table-cell>
          <table:table-cell office:value-type="float" office:value="235.666592970393" calcext:value-type="float">
            <text:p>235.7</text:p>
          </table:table-cell>
          <table:table-cell office:value-type="float" office:value="227.331680462854" calcext:value-type="float">
            <text:p>227.3</text:p>
          </table:table-cell>
          <table:table-cell office:value-type="float" office:value="177.101011475523" calcext:value-type="float">
            <text:p>177.1</text:p>
          </table:table-cell>
          <table:table-cell office:value-type="float" office:value="160.3433749098" calcext:value-type="float">
            <text:p>160.3</text:p>
          </table:table-cell>
          <table:table-cell office:value-type="float" office:value="148.920934162665" calcext:value-type="float">
            <text:p>148.9</text:p>
          </table:table-cell>
          <table:table-cell office:value-type="float" office:value="133.324382071664" calcext:value-type="float">
            <text:p>133.3</text:p>
          </table:table-cell>
          <table:table-cell office:value-type="float" office:value="133.473111498879" calcext:value-type="float">
            <text:p>133.5</text:p>
          </table:table-cell>
          <table:table-cell office:value-type="float" office:value="169.267523735678" calcext:value-type="float">
            <text:p>169.3</text:p>
          </table:table-cell>
          <table:table-cell office:value-type="float" office:value="190.700593842442" calcext:value-type="float">
            <text:p>190.7</text:p>
          </table:table-cell>
          <table:table-cell office:value-type="float" office:value="224.147865571821" calcext:value-type="float">
            <text:p>224.1</text:p>
          </table:table-cell>
          <table:table-cell office:value-type="float" office:value="195.433486835889" calcext:value-type="float">
            <text:p>195.4</text:p>
          </table:table-cell>
          <table:table-cell office:value-type="float" office:value="274.604172835295" calcext:value-type="float">
            <text:p>274.6</text:p>
          </table:table-cell>
          <table:table-cell office:value-type="float" office:value="319.336432908709" calcext:value-type="float">
            <text:p>319.3</text:p>
          </table:table-cell>
          <table:table-cell office:value-type="float" office:value="338.315697232171" calcext:value-type="float">
            <text:p>338.3</text:p>
          </table:table-cell>
          <table:table-cell office:value-type="float" office:value="319.611470961197" calcext:value-type="float">
            <text:p>319.6</text:p>
          </table:table-cell>
          <table:table-cell office:value-type="float" office:value="288.685513819909" calcext:value-type="float">
            <text:p>288.7</text:p>
          </table:table-cell>
          <table:table-cell office:value-type="float" office:value="234.926879691382" calcext:value-type="float">
            <text:p>234.9</text:p>
          </table:table-cell>
          <table:table-cell office:value-type="float" office:value="206.209092115234" calcext:value-type="float">
            <text:p>206.2</text:p>
          </table:table-cell>
          <table:table-cell office:value-type="float" office:value="184.137109950101" calcext:value-type="float">
            <text:p>184.1</text:p>
          </table:table-cell>
          <table:table-cell office:value-type="float" office:value="149.071476434212" calcext:value-type="float">
            <text:p>149.1</text:p>
          </table:table-cell>
          <table:table-cell office:value-type="float" office:value="139.147369559284" calcext:value-type="float">
            <text:p>139.1</text:p>
          </table:table-cell>
          <table:table-cell office:value-type="float" office:value="135.613826463676" calcext:value-type="float">
            <text:p>135.6</text:p>
          </table:table-cell>
          <table:table-cell office:value-type="float" office:value="121.439802593774" calcext:value-type="float">
            <text:p>121.4</text:p>
          </table:table-cell>
          <table:table-cell office:value-type="float" office:value="128.941478479252" calcext:value-type="float">
            <text:p>128.9</text:p>
          </table:table-cell>
          <table:table-cell office:value-type="float" office:value="108.008849720503" calcext:value-type="float">
            <text:p>108.0</text:p>
          </table:table-cell>
          <table:table-cell office:value-type="float" office:value="102.330018323613" calcext:value-type="float">
            <text:p>102.3</text:p>
          </table:table-cell>
          <table:table-cell office:value-type="float" office:value="65.7812069072299" calcext:value-type="float">
            <text:p>65.8</text:p>
          </table:table-cell>
          <table:table-cell office:value-type="float" office:value="50.551395564401" calcext:value-type="float">
            <text:p>50.6</text:p>
          </table:table-cell>
          <table:table-cell office:value-type="float" office:value="41.657371689589" calcext:value-type="float">
            <text:p>41.7</text:p>
          </table:table-cell>
          <table:table-cell office:value-type="float" office:value="40.1240449422996" calcext:value-type="float">
            <text:p>40.1</text:p>
          </table:table-cell>
          <table:table-cell office:value-type="float" office:value="56.9435632420155" calcext:value-type="float">
            <text:p>56.9</text:p>
          </table:table-cell>
          <table:table-cell office:value-type="float" office:value="59.2835882653005" calcext:value-type="float">
            <text:p>59.3</text:p>
          </table:table-cell>
          <table:table-cell office:value-type="float" office:value="63.3672112879178" calcext:value-type="float">
            <text:p>63.4</text:p>
          </table:table-cell>
          <table:table-cell office:value-type="float" office:value="82.986274042816" calcext:value-type="float">
            <text:p>83.0</text:p>
          </table:table-cell>
          <table:table-cell office:value-type="float" office:value="103.170009515692" calcext:value-type="float">
            <text:p>103.2</text:p>
          </table:table-cell>
          <table:table-cell office:value-type="float" office:value="132.7513740424" calcext:value-type="float">
            <text:p>132.8</text:p>
          </table:table-cell>
          <table:table-cell office:value-type="float" office:value="175.655045889137" calcext:value-type="float">
            <text:p>175.7</text:p>
          </table:table-cell>
          <table:table-cell office:value-type="float" office:value="187.062578975647" calcext:value-type="float">
            <text:p>187.1</text:p>
          </table:table-cell>
          <table:table-cell office:value-type="float" office:value="185.815396484005" calcext:value-type="float">
            <text:p>185.8</text:p>
          </table:table-cell>
          <table:table-cell office:value-type="float" office:value="166.435544792758" calcext:value-type="float">
            <text:p>166.4</text:p>
          </table:table-cell>
          <table:table-cell office:value-type="float" office:value="136.118603576568" calcext:value-type="float">
            <text:p>136.1</text:p>
          </table:table-cell>
          <table:table-cell office:value-type="float" office:value="125.221707104716" calcext:value-type="float">
            <text:p>125.2</text:p>
          </table:table-cell>
          <table:table-cell office:value-type="float" office:value="108.768982993922" calcext:value-type="float">
            <text:p>108.8</text:p>
          </table:table-cell>
          <table:table-cell office:value-type="float" office:value="108.457398563085" calcext:value-type="float">
            <text:p>108.5</text:p>
          </table:table-cell>
          <table:table-cell office:value-type="float" office:value="106.416139364419" calcext:value-type="float">
            <text:p>106.4</text:p>
          </table:table-cell>
          <table:table-cell office:value-type="float" office:value="90.8560848964685" calcext:value-type="float">
            <text:p>90.9</text:p>
          </table:table-cell>
          <table:table-cell office:value-type="float" office:value="85.5836818577705" calcext:value-type="float">
            <text:p>85.6</text:p>
          </table:table-cell>
          <table:table-cell office:value-type="float" office:value="111.688349512591" calcext:value-type="float">
            <text:p>111.7</text:p>
          </table:table-cell>
          <table:table-cell office:value-type="float" office:value="101.739124365943" calcext:value-type="float">
            <text:p>101.7</text:p>
          </table:table-cell>
          <table:table-cell office:value-type="float" office:value="77.6383546981569" calcext:value-type="float">
            <text:p>77.6</text:p>
          </table:table-cell>
          <table:table-cell office:value-type="float" office:value="47.6790477402989" calcext:value-type="float">
            <text:p>47.7</text:p>
          </table:table-cell>
          <table:table-cell office:value-type="float" office:value="29.0718049279502" calcext:value-type="float">
            <text:p>29.1</text:p>
          </table:table-cell>
          <table:table-cell office:value-type="float" office:value="19.3316958989083" calcext:value-type="float">
            <text:p>19.3</text:p>
          </table:table-cell>
          <table:table-cell office:value-type="float" office:value="17.7042700141154" calcext:value-type="float">
            <text:p>17.7</text:p>
          </table:table-cell>
          <table:table-cell table:style-name="ce14" office:value-type="float" office:value="26.1841370099188" calcext:value-type="float">
            <text:p>26.2</text:p>
          </table:table-cell>
          <table:table-cell table:number-columns-repeated="951"/>
        </table:table-row>
        <table:table-row table:style-name="ro1">
          <table:table-cell table:style-name="ce3" table:formula="of:=[.A72]+1" office:value-type="date" office:date-value="2016-05-11" calcext:value-type="date">
            <text:p>May 11, 16</text:p>
          </table:table-cell>
          <table:table-cell table:style-name="ce7" office:value-type="float" office:value="147.971254082201" calcext:value-type="float">
            <text:p>148.0</text:p>
          </table:table-cell>
          <table:table-cell office:value-type="float" office:value="142.25253565383" calcext:value-type="float">
            <text:p>142.3</text:p>
          </table:table-cell>
          <table:table-cell office:value-type="float" office:value="153.118375403275" calcext:value-type="float">
            <text:p>153.1</text:p>
          </table:table-cell>
          <table:table-cell office:value-type="float" office:value="151.360450755694" calcext:value-type="float">
            <text:p>151.4</text:p>
          </table:table-cell>
          <table:table-cell office:value-type="float" office:value="185.899334352057" calcext:value-type="float">
            <text:p>185.9</text:p>
          </table:table-cell>
          <table:table-cell office:value-type="float" office:value="211.943084826493" calcext:value-type="float">
            <text:p>211.9</text:p>
          </table:table-cell>
          <table:table-cell office:value-type="float" office:value="263.590815480242" calcext:value-type="float">
            <text:p>263.6</text:p>
          </table:table-cell>
          <table:table-cell office:value-type="float" office:value="284.430982719712" calcext:value-type="float">
            <text:p>284.4</text:p>
          </table:table-cell>
          <table:table-cell office:value-type="float" office:value="254.839593337305" calcext:value-type="float">
            <text:p>254.8</text:p>
          </table:table-cell>
          <table:table-cell office:value-type="float" office:value="214.718038284015" calcext:value-type="float">
            <text:p>214.7</text:p>
          </table:table-cell>
          <table:table-cell office:value-type="float" office:value="204.319167147192" calcext:value-type="float">
            <text:p>204.3</text:p>
          </table:table-cell>
          <table:table-cell office:value-type="float" office:value="150.08683112997" calcext:value-type="float">
            <text:p>150.1</text:p>
          </table:table-cell>
          <table:table-cell office:value-type="float" office:value="136.504900617359" calcext:value-type="float">
            <text:p>136.5</text:p>
          </table:table-cell>
          <table:table-cell office:value-type="float" office:value="156.260486973927" calcext:value-type="float">
            <text:p>156.3</text:p>
          </table:table-cell>
          <table:table-cell office:value-type="float" office:value="155.290363845799" calcext:value-type="float">
            <text:p>155.3</text:p>
          </table:table-cell>
          <table:table-cell office:value-type="float" office:value="154.715716558591" calcext:value-type="float">
            <text:p>154.7</text:p>
          </table:table-cell>
          <table:table-cell office:value-type="float" office:value="113.517763242638" calcext:value-type="float">
            <text:p>113.5</text:p>
          </table:table-cell>
          <table:table-cell office:value-type="float" office:value="110.559916832962" calcext:value-type="float">
            <text:p>110.6</text:p>
          </table:table-cell>
          <table:table-cell office:value-type="float" office:value="116.807758015379" calcext:value-type="float">
            <text:p>116.8</text:p>
          </table:table-cell>
          <table:table-cell office:value-type="float" office:value="56.8039733024046" calcext:value-type="float">
            <text:p>56.8</text:p>
          </table:table-cell>
          <table:table-cell office:value-type="float" office:value="43.4586910362783" calcext:value-type="float">
            <text:p>43.5</text:p>
          </table:table-cell>
          <table:table-cell office:value-type="float" office:value="40.0532704403927" calcext:value-type="float">
            <text:p>40.1</text:p>
          </table:table-cell>
          <table:table-cell office:value-type="float" office:value="41.8962315651298" calcext:value-type="float">
            <text:p>41.9</text:p>
          </table:table-cell>
          <table:table-cell office:value-type="float" office:value="44.4010906296512" calcext:value-type="float">
            <text:p>44.4</text:p>
          </table:table-cell>
          <table:table-cell office:value-type="float" office:value="69.2143532972391" calcext:value-type="float">
            <text:p>69.2</text:p>
          </table:table-cell>
          <table:table-cell office:value-type="float" office:value="76.759141031434" calcext:value-type="float">
            <text:p>76.8</text:p>
          </table:table-cell>
          <table:table-cell office:value-type="float" office:value="75.2572594833675" calcext:value-type="float">
            <text:p>75.3</text:p>
          </table:table-cell>
          <table:table-cell office:value-type="float" office:value="73.6126593250685" calcext:value-type="float">
            <text:p>73.6</text:p>
          </table:table-cell>
          <table:table-cell office:value-type="float" office:value="107.312993416053" calcext:value-type="float">
            <text:p>107.3</text:p>
          </table:table-cell>
          <table:table-cell office:value-type="float" office:value="139.804547988617" calcext:value-type="float">
            <text:p>139.8</text:p>
          </table:table-cell>
          <table:table-cell office:value-type="float" office:value="135.173447231086" calcext:value-type="float">
            <text:p>135.2</text:p>
          </table:table-cell>
          <table:table-cell office:value-type="float" office:value="122.839336928738" calcext:value-type="float">
            <text:p>122.8</text:p>
          </table:table-cell>
          <table:table-cell office:value-type="float" office:value="129.797105605342" calcext:value-type="float">
            <text:p>129.8</text:p>
          </table:table-cell>
          <table:table-cell office:value-type="float" office:value="92.150461545404" calcext:value-type="float">
            <text:p>92.2</text:p>
          </table:table-cell>
          <table:table-cell office:value-type="float" office:value="98.0446391744373" calcext:value-type="float">
            <text:p>98.0</text:p>
          </table:table-cell>
          <table:table-cell office:value-type="float" office:value="79.1044390730664" calcext:value-type="float">
            <text:p>79.1</text:p>
          </table:table-cell>
          <table:table-cell office:value-type="float" office:value="70.0044667588269" calcext:value-type="float">
            <text:p>70.0</text:p>
          </table:table-cell>
          <table:table-cell office:value-type="float" office:value="72.5039429987884" calcext:value-type="float">
            <text:p>72.5</text:p>
          </table:table-cell>
          <table:table-cell office:value-type="float" office:value="55.4047146276571" calcext:value-type="float">
            <text:p>55.4</text:p>
          </table:table-cell>
          <table:table-cell office:value-type="float" office:value="45.9888449353021" calcext:value-type="float">
            <text:p>46.0</text:p>
          </table:table-cell>
          <table:table-cell office:value-type="float" office:value="41.1316206108685" calcext:value-type="float">
            <text:p>41.1</text:p>
          </table:table-cell>
          <table:table-cell office:value-type="float" office:value="40.014123888364" calcext:value-type="float">
            <text:p>40.0</text:p>
          </table:table-cell>
          <table:table-cell office:value-type="float" office:value="42.6457164854152" calcext:value-type="float">
            <text:p>42.6</text:p>
          </table:table-cell>
          <table:table-cell office:value-type="float" office:value="40.5517522542899" calcext:value-type="float">
            <text:p>40.6</text:p>
          </table:table-cell>
          <table:table-cell office:value-type="float" office:value="26.6673795345696" calcext:value-type="float">
            <text:p>26.7</text:p>
          </table:table-cell>
          <table:table-cell office:value-type="float" office:value="11.4460151801003" calcext:value-type="float">
            <text:p>11.4</text:p>
          </table:table-cell>
          <table:table-cell office:value-type="float" office:value="7.02156676705161" calcext:value-type="float">
            <text:p>7.0</text:p>
          </table:table-cell>
          <table:table-cell office:value-type="float" office:value="5.7671270160843" calcext:value-type="float">
            <text:p>5.8</text:p>
          </table:table-cell>
          <table:table-cell office:value-type="float" office:value="8.33838112523784" calcext:value-type="float">
            <text:p>8.3</text:p>
          </table:table-cell>
          <table:table-cell office:value-type="float" office:value="13.3506151656575" calcext:value-type="float">
            <text:p>13.4</text:p>
          </table:table-cell>
          <table:table-cell office:value-type="float" office:value="23.5966991615474" calcext:value-type="float">
            <text:p>23.6</text:p>
          </table:table-cell>
          <table:table-cell office:value-type="float" office:value="21.6503324595994" calcext:value-type="float">
            <text:p>21.7</text:p>
          </table:table-cell>
          <table:table-cell office:value-type="float" office:value="31.0743349095018" calcext:value-type="float">
            <text:p>31.1</text:p>
          </table:table-cell>
          <table:table-cell office:value-type="float" office:value="47.5632073023566" calcext:value-type="float">
            <text:p>47.6</text:p>
          </table:table-cell>
          <table:table-cell office:value-type="float" office:value="73.122009222197" calcext:value-type="float">
            <text:p>73.1</text:p>
          </table:table-cell>
          <table:table-cell office:value-type="float" office:value="97.4904015601959" calcext:value-type="float">
            <text:p>97.5</text:p>
          </table:table-cell>
          <table:table-cell office:value-type="float" office:value="118.173223480852" calcext:value-type="float">
            <text:p>118.2</text:p>
          </table:table-cell>
          <table:table-cell office:value-type="float" office:value="124.436915199949" calcext:value-type="float">
            <text:p>124.4</text:p>
          </table:table-cell>
          <table:table-cell office:value-type="float" office:value="116.556066608416" calcext:value-type="float">
            <text:p>116.6</text:p>
          </table:table-cell>
          <table:table-cell office:value-type="float" office:value="126.458020519499" calcext:value-type="float">
            <text:p>126.5</text:p>
          </table:table-cell>
          <table:table-cell office:value-type="float" office:value="135.765823119991" calcext:value-type="float">
            <text:p>135.8</text:p>
          </table:table-cell>
          <table:table-cell office:value-type="float" office:value="123.736001895088" calcext:value-type="float">
            <text:p>123.7</text:p>
          </table:table-cell>
          <table:table-cell office:value-type="float" office:value="111.823128588736" calcext:value-type="float">
            <text:p>111.8</text:p>
          </table:table-cell>
          <table:table-cell office:value-type="float" office:value="92.6307738370162" calcext:value-type="float">
            <text:p>92.6</text:p>
          </table:table-cell>
          <table:table-cell office:value-type="float" office:value="70.3657793005179" calcext:value-type="float">
            <text:p>70.4</text:p>
          </table:table-cell>
          <table:table-cell office:value-type="float" office:value="71.7277693946743" calcext:value-type="float">
            <text:p>71.7</text:p>
          </table:table-cell>
          <table:table-cell office:value-type="float" office:value="94.8136314622905" calcext:value-type="float">
            <text:p>94.8</text:p>
          </table:table-cell>
          <table:table-cell office:value-type="float" office:value="106.756813134909" calcext:value-type="float">
            <text:p>106.8</text:p>
          </table:table-cell>
          <table:table-cell office:value-type="float" office:value="59.7299502907441" calcext:value-type="float">
            <text:p>59.7</text:p>
          </table:table-cell>
          <table:table-cell office:value-type="float" office:value="55.1803759898906" calcext:value-type="float">
            <text:p>55.2</text:p>
          </table:table-cell>
          <table:table-cell office:value-type="float" office:value="42.905100692859" calcext:value-type="float">
            <text:p>42.9</text:p>
          </table:table-cell>
          <table:table-cell table:style-name="ce14" office:value-type="float" office:value="33.8809338488661" calcext:value-type="float">
            <text:p>33.9</text:p>
          </table:table-cell>
          <table:table-cell table:number-columns-repeated="951"/>
        </table:table-row>
        <table:table-row table:style-name="ro1">
          <table:table-cell table:style-name="ce3" table:formula="of:=[.A73]+1" office:value-type="date" office:date-value="2016-05-12" calcext:value-type="date">
            <text:p>May 12, 16</text:p>
          </table:table-cell>
          <table:table-cell table:style-name="ce7" office:value-type="string" calcext:value-type="string">
            <text:p>NaN</text:p>
          </table:table-cell>
          <table:table-cell table:number-columns-repeated="70" office:value-type="string" calcext:value-type="string">
            <text:p>NaN</text:p>
          </table:table-cell>
          <table:table-cell table:style-name="ce14" office:value-type="string" calcext:value-type="string">
            <text:p>NaN</text:p>
          </table:table-cell>
          <table:table-cell table:number-columns-repeated="951"/>
        </table:table-row>
        <table:table-row table:style-name="ro1">
          <table:table-cell table:style-name="ce3" table:formula="of:=[.A74]+1" office:value-type="date" office:date-value="2016-05-13" calcext:value-type="date">
            <text:p>May 13, 16</text:p>
          </table:table-cell>
          <table:table-cell table:style-name="ce7" office:value-type="float" office:value="27.1525910710083" calcext:value-type="float">
            <text:p>27.2</text:p>
          </table:table-cell>
          <table:table-cell office:value-type="float" office:value="26.2581319634483" calcext:value-type="float">
            <text:p>26.3</text:p>
          </table:table-cell>
          <table:table-cell office:value-type="float" office:value="35.1163083937404" calcext:value-type="float">
            <text:p>35.1</text:p>
          </table:table-cell>
          <table:table-cell office:value-type="float" office:value="35.569018678229" calcext:value-type="float">
            <text:p>35.6</text:p>
          </table:table-cell>
          <table:table-cell office:value-type="float" office:value="60.2921438064263" calcext:value-type="float">
            <text:p>60.3</text:p>
          </table:table-cell>
          <table:table-cell office:value-type="float" office:value="84.7521189291001" calcext:value-type="float">
            <text:p>84.8</text:p>
          </table:table-cell>
          <table:table-cell office:value-type="float" office:value="144.905443530699" calcext:value-type="float">
            <text:p>144.9</text:p>
          </table:table-cell>
          <table:table-cell office:value-type="float" office:value="140.072201938425" calcext:value-type="float">
            <text:p>140.1</text:p>
          </table:table-cell>
          <table:table-cell office:value-type="float" office:value="156.877674694449" calcext:value-type="float">
            <text:p>156.9</text:p>
          </table:table-cell>
          <table:table-cell office:value-type="float" office:value="188.908765240485" calcext:value-type="float">
            <text:p>188.9</text:p>
          </table:table-cell>
          <table:table-cell office:value-type="float" office:value="221.216608576967" calcext:value-type="float">
            <text:p>221.2</text:p>
          </table:table-cell>
          <table:table-cell office:value-type="float" office:value="269.936943343221" calcext:value-type="float">
            <text:p>269.9</text:p>
          </table:table-cell>
          <table:table-cell office:value-type="float" office:value="275.689679607041" calcext:value-type="float">
            <text:p>275.7</text:p>
          </table:table-cell>
          <table:table-cell office:value-type="float" office:value="257.642025303934" calcext:value-type="float">
            <text:p>257.6</text:p>
          </table:table-cell>
          <table:table-cell office:value-type="float" office:value="230.55582197656" calcext:value-type="float">
            <text:p>230.6</text:p>
          </table:table-cell>
          <table:table-cell office:value-type="float" office:value="204.761365156662" calcext:value-type="float">
            <text:p>204.8</text:p>
          </table:table-cell>
          <table:table-cell office:value-type="float" office:value="170.767731308463" calcext:value-type="float">
            <text:p>170.8</text:p>
          </table:table-cell>
          <table:table-cell office:value-type="float" office:value="165.927344133134" calcext:value-type="float">
            <text:p>165.9</text:p>
          </table:table-cell>
          <table:table-cell office:value-type="float" office:value="167.87958899932" calcext:value-type="float">
            <text:p>167.9</text:p>
          </table:table-cell>
          <table:table-cell office:value-type="float" office:value="128.662954889552" calcext:value-type="float">
            <text:p>128.7</text:p>
          </table:table-cell>
          <table:table-cell office:value-type="float" office:value="105.114974643451" calcext:value-type="float">
            <text:p>105.1</text:p>
          </table:table-cell>
          <table:table-cell office:value-type="float" office:value="108.077201219812" calcext:value-type="float">
            <text:p>108.1</text:p>
          </table:table-cell>
          <table:table-cell office:value-type="float" office:value="122.427814861124" calcext:value-type="float">
            <text:p>122.4</text:p>
          </table:table-cell>
          <table:table-cell office:value-type="float" office:value="118.05145621959" calcext:value-type="float">
            <text:p>118.1</text:p>
          </table:table-cell>
          <table:table-cell office:value-type="float" office:value="114.941240794841" calcext:value-type="float">
            <text:p>114.9</text:p>
          </table:table-cell>
          <table:table-cell office:value-type="float" office:value="109.798300097512" calcext:value-type="float">
            <text:p>109.8</text:p>
          </table:table-cell>
          <table:table-cell office:value-type="float" office:value="93.7217873498143" calcext:value-type="float">
            <text:p>93.7</text:p>
          </table:table-cell>
          <table:table-cell office:value-type="float" office:value="127.428131084366" calcext:value-type="float">
            <text:p>127.4</text:p>
          </table:table-cell>
          <table:table-cell office:value-type="float" office:value="260.25357103219" calcext:value-type="float">
            <text:p>260.3</text:p>
          </table:table-cell>
          <table:table-cell office:value-type="float" office:value="405.918923889244" calcext:value-type="float">
            <text:p>405.9</text:p>
          </table:table-cell>
          <table:table-cell office:value-type="float" office:value="450.209391887537" calcext:value-type="float">
            <text:p>450.2</text:p>
          </table:table-cell>
          <table:table-cell office:value-type="float" office:value="454.170451315688" calcext:value-type="float">
            <text:p>454.2</text:p>
          </table:table-cell>
          <table:table-cell office:value-type="float" office:value="396.296512605889" calcext:value-type="float">
            <text:p>396.3</text:p>
          </table:table-cell>
          <table:table-cell office:value-type="float" office:value="371.361539533564" calcext:value-type="float">
            <text:p>371.4</text:p>
          </table:table-cell>
          <table:table-cell office:value-type="float" office:value="351.069839439424" calcext:value-type="float">
            <text:p>351.1</text:p>
          </table:table-cell>
          <table:table-cell office:value-type="float" office:value="382.719760180994" calcext:value-type="float">
            <text:p>382.7</text:p>
          </table:table-cell>
          <table:table-cell office:value-type="float" office:value="317.564420066414" calcext:value-type="float">
            <text:p>317.6</text:p>
          </table:table-cell>
          <table:table-cell office:value-type="float" office:value="283.008095238261" calcext:value-type="float">
            <text:p>283.0</text:p>
          </table:table-cell>
          <table:table-cell office:value-type="float" office:value="224.476853982712" calcext:value-type="float">
            <text:p>224.5</text:p>
          </table:table-cell>
          <table:table-cell office:value-type="float" office:value="122.151910342374" calcext:value-type="float">
            <text:p>122.2</text:p>
          </table:table-cell>
          <table:table-cell office:value-type="float" office:value="65.7852619643449" calcext:value-type="float">
            <text:p>65.8</text:p>
          </table:table-cell>
          <table:table-cell office:value-type="float" office:value="75.0107457842818" calcext:value-type="float">
            <text:p>75.0</text:p>
          </table:table-cell>
          <table:table-cell office:value-type="float" office:value="61.3591250122552" calcext:value-type="float">
            <text:p>61.4</text:p>
          </table:table-cell>
          <table:table-cell office:value-type="float" office:value="72.1564851280632" calcext:value-type="float">
            <text:p>72.2</text:p>
          </table:table-cell>
          <table:table-cell office:value-type="float" office:value="34.9776504657508" calcext:value-type="float">
            <text:p>35.0</text:p>
          </table:table-cell>
          <table:table-cell office:value-type="float" office:value="49.2267052929347" calcext:value-type="float">
            <text:p>49.2</text:p>
          </table:table-cell>
          <table:table-cell office:value-type="float" office:value="82.4626682913526" calcext:value-type="float">
            <text:p>82.5</text:p>
          </table:table-cell>
          <table:table-cell office:value-type="float" office:value="105.662892619096" calcext:value-type="float">
            <text:p>105.7</text:p>
          </table:table-cell>
          <table:table-cell office:value-type="float" office:value="134.252067295678" calcext:value-type="float">
            <text:p>134.3</text:p>
          </table:table-cell>
          <table:table-cell office:value-type="float" office:value="206.408660782356" calcext:value-type="float">
            <text:p>206.4</text:p>
          </table:table-cell>
          <table:table-cell office:value-type="float" office:value="315.443022691663" calcext:value-type="float">
            <text:p>315.4</text:p>
          </table:table-cell>
          <table:table-cell office:value-type="float" office:value="393.663780746542" calcext:value-type="float">
            <text:p>393.7</text:p>
          </table:table-cell>
          <table:table-cell office:value-type="float" office:value="448.757136916572" calcext:value-type="float">
            <text:p>448.8</text:p>
          </table:table-cell>
          <table:table-cell office:value-type="float" office:value="424.003012833841" calcext:value-type="float">
            <text:p>424.0</text:p>
          </table:table-cell>
          <table:table-cell office:value-type="float" office:value="469.366241889465" calcext:value-type="float">
            <text:p>469.4</text:p>
          </table:table-cell>
          <table:table-cell office:value-type="float" office:value="505.248698251529" calcext:value-type="float">
            <text:p>505.2</text:p>
          </table:table-cell>
          <table:table-cell office:value-type="float" office:value="482.147572744852" calcext:value-type="float">
            <text:p>482.1</text:p>
          </table:table-cell>
          <table:table-cell office:value-type="float" office:value="472.812925750973" calcext:value-type="float">
            <text:p>472.8</text:p>
          </table:table-cell>
          <table:table-cell office:value-type="float" office:value="444.705405682164" calcext:value-type="float">
            <text:p>444.7</text:p>
          </table:table-cell>
          <table:table-cell office:value-type="float" office:value="378.876913911529" calcext:value-type="float">
            <text:p>378.9</text:p>
          </table:table-cell>
          <table:table-cell office:value-type="float" office:value="361.090107220007" calcext:value-type="float">
            <text:p>361.1</text:p>
          </table:table-cell>
          <table:table-cell office:value-type="float" office:value="352.390821538269" calcext:value-type="float">
            <text:p>352.4</text:p>
          </table:table-cell>
          <table:table-cell office:value-type="float" office:value="295.935382771783" calcext:value-type="float">
            <text:p>295.9</text:p>
          </table:table-cell>
          <table:table-cell office:value-type="float" office:value="271.658459101179" calcext:value-type="float">
            <text:p>271.7</text:p>
          </table:table-cell>
          <table:table-cell office:value-type="float" office:value="239.428006650636" calcext:value-type="float">
            <text:p>239.4</text:p>
          </table:table-cell>
          <table:table-cell office:value-type="float" office:value="283.377150353311" calcext:value-type="float">
            <text:p>283.4</text:p>
          </table:table-cell>
          <table:table-cell office:value-type="float" office:value="307.036437830119" calcext:value-type="float">
            <text:p>307.0</text:p>
          </table:table-cell>
          <table:table-cell office:value-type="float" office:value="273.575694002929" calcext:value-type="float">
            <text:p>273.6</text:p>
          </table:table-cell>
          <table:table-cell office:value-type="float" office:value="259.390834643158" calcext:value-type="float">
            <text:p>259.4</text:p>
          </table:table-cell>
          <table:table-cell office:value-type="float" office:value="220.410708058643" calcext:value-type="float">
            <text:p>220.4</text:p>
          </table:table-cell>
          <table:table-cell office:value-type="float" office:value="188.831264743728" calcext:value-type="float">
            <text:p>188.8</text:p>
          </table:table-cell>
          <table:table-cell table:style-name="ce14" office:value-type="float" office:value="191.115455605866" calcext:value-type="float">
            <text:p>191.1</text:p>
          </table:table-cell>
          <table:table-cell table:number-columns-repeated="951"/>
        </table:table-row>
        <table:table-row table:style-name="ro1">
          <table:table-cell table:style-name="ce3" table:formula="of:=[.A75]+1" office:value-type="date" office:date-value="2016-05-14" calcext:value-type="date">
            <text:p>May 14, 16</text:p>
          </table:table-cell>
          <table:table-cell table:style-name="ce7" office:value-type="float" office:value="149.350773705774" calcext:value-type="float">
            <text:p>149.4</text:p>
          </table:table-cell>
          <table:table-cell office:value-type="float" office:value="146.330209452761" calcext:value-type="float">
            <text:p>146.3</text:p>
          </table:table-cell>
          <table:table-cell office:value-type="float" office:value="148.689527435613" calcext:value-type="float">
            <text:p>148.7</text:p>
          </table:table-cell>
          <table:table-cell office:value-type="float" office:value="186.166769711597" calcext:value-type="float">
            <text:p>186.2</text:p>
          </table:table-cell>
          <table:table-cell office:value-type="float" office:value="282.080729084871" calcext:value-type="float">
            <text:p>282.1</text:p>
          </table:table-cell>
          <table:table-cell office:value-type="float" office:value="381.666939012649" calcext:value-type="float">
            <text:p>381.7</text:p>
          </table:table-cell>
          <table:table-cell office:value-type="float" office:value="468.818449586296" calcext:value-type="float">
            <text:p>468.8</text:p>
          </table:table-cell>
          <table:table-cell office:value-type="float" office:value="504.867534560994" calcext:value-type="float">
            <text:p>504.9</text:p>
          </table:table-cell>
          <table:table-cell office:value-type="float" office:value="415.521468254214" calcext:value-type="float">
            <text:p>415.5</text:p>
          </table:table-cell>
          <table:table-cell office:value-type="float" office:value="399.197057999406" calcext:value-type="float">
            <text:p>399.2</text:p>
          </table:table-cell>
          <table:table-cell office:value-type="float" office:value="386.555765266361" calcext:value-type="float">
            <text:p>386.6</text:p>
          </table:table-cell>
          <table:table-cell office:value-type="float" office:value="346.331930930343" calcext:value-type="float">
            <text:p>346.3</text:p>
          </table:table-cell>
          <table:table-cell office:value-type="float" office:value="326.484802565179" calcext:value-type="float">
            <text:p>326.5</text:p>
          </table:table-cell>
          <table:table-cell office:value-type="float" office:value="300.010266325554" calcext:value-type="float">
            <text:p>300.0</text:p>
          </table:table-cell>
          <table:table-cell office:value-type="float" office:value="218.058132998256" calcext:value-type="float">
            <text:p>218.1</text:p>
          </table:table-cell>
          <table:table-cell office:value-type="float" office:value="158.125562719326" calcext:value-type="float">
            <text:p>158.1</text:p>
          </table:table-cell>
          <table:table-cell office:value-type="float" office:value="110.876480145733" calcext:value-type="float">
            <text:p>110.9</text:p>
          </table:table-cell>
          <table:table-cell office:value-type="float" office:value="95.3928935498555" calcext:value-type="float">
            <text:p>95.4</text:p>
          </table:table-cell>
          <table:table-cell office:value-type="float" office:value="64.8592266190342" calcext:value-type="float">
            <text:p>64.9</text:p>
          </table:table-cell>
          <table:table-cell office:value-type="float" office:value="48.5066191021957" calcext:value-type="float">
            <text:p>48.5</text:p>
          </table:table-cell>
          <table:table-cell office:value-type="float" office:value="39.8510729548861" calcext:value-type="float">
            <text:p>39.9</text:p>
          </table:table-cell>
          <table:table-cell office:value-type="float" office:value="35.1089861068924" calcext:value-type="float">
            <text:p>35.1</text:p>
          </table:table-cell>
          <table:table-cell office:value-type="float" office:value="37.97153951158" calcext:value-type="float">
            <text:p>38.0</text:p>
          </table:table-cell>
          <table:table-cell office:value-type="float" office:value="70.153699355347" calcext:value-type="float">
            <text:p>70.2</text:p>
          </table:table-cell>
          <table:table-cell office:value-type="float" office:value="88.2590991962506" calcext:value-type="float">
            <text:p>88.3</text:p>
          </table:table-cell>
          <table:table-cell office:value-type="float" office:value="229.332776004898" calcext:value-type="float">
            <text:p>229.3</text:p>
          </table:table-cell>
          <table:table-cell office:value-type="float" office:value="281.863318704331" calcext:value-type="float">
            <text:p>281.9</text:p>
          </table:table-cell>
          <table:table-cell office:value-type="float" office:value="341.845339325553" calcext:value-type="float">
            <text:p>341.8</text:p>
          </table:table-cell>
          <table:table-cell office:value-type="float" office:value="393.799668065608" calcext:value-type="float">
            <text:p>393.8</text:p>
          </table:table-cell>
          <table:table-cell office:value-type="float" office:value="431.69007654316" calcext:value-type="float">
            <text:p>431.7</text:p>
          </table:table-cell>
          <table:table-cell office:value-type="float" office:value="430.170172922854" calcext:value-type="float">
            <text:p>430.2</text:p>
          </table:table-cell>
          <table:table-cell office:value-type="float" office:value="512.793769189259" calcext:value-type="float">
            <text:p>512.8</text:p>
          </table:table-cell>
          <table:table-cell office:value-type="float" office:value="506.444629275106" calcext:value-type="float">
            <text:p>506.4</text:p>
          </table:table-cell>
          <table:table-cell office:value-type="float" office:value="507.94080011217" calcext:value-type="float">
            <text:p>507.9</text:p>
          </table:table-cell>
          <table:table-cell office:value-type="float" office:value="462.351755763599" calcext:value-type="float">
            <text:p>462.4</text:p>
          </table:table-cell>
          <table:table-cell office:value-type="float" office:value="414.354275710778" calcext:value-type="float">
            <text:p>414.4</text:p>
          </table:table-cell>
          <table:table-cell office:value-type="float" office:value="390.886262489579" calcext:value-type="float">
            <text:p>390.9</text:p>
          </table:table-cell>
          <table:table-cell office:value-type="float" office:value="369.073032150943" calcext:value-type="float">
            <text:p>369.1</text:p>
          </table:table-cell>
          <table:table-cell office:value-type="float" office:value="352.321854293258" calcext:value-type="float">
            <text:p>352.3</text:p>
          </table:table-cell>
          <table:table-cell office:value-type="float" office:value="368.568348508748" calcext:value-type="float">
            <text:p>368.6</text:p>
          </table:table-cell>
          <table:table-cell office:value-type="float" office:value="410.614098839679" calcext:value-type="float">
            <text:p>410.6</text:p>
          </table:table-cell>
          <table:table-cell office:value-type="float" office:value="408.242085622898" calcext:value-type="float">
            <text:p>408.2</text:p>
          </table:table-cell>
          <table:table-cell office:value-type="float" office:value="363.121271212801" calcext:value-type="float">
            <text:p>363.1</text:p>
          </table:table-cell>
          <table:table-cell office:value-type="float" office:value="344.295620052843" calcext:value-type="float">
            <text:p>344.3</text:p>
          </table:table-cell>
          <table:table-cell office:value-type="float" office:value="353.813754558586" calcext:value-type="float">
            <text:p>353.8</text:p>
          </table:table-cell>
          <table:table-cell office:value-type="float" office:value="320.109727169208" calcext:value-type="float">
            <text:p>320.1</text:p>
          </table:table-cell>
          <table:table-cell office:value-type="float" office:value="312.029802689883" calcext:value-type="float">
            <text:p>312.0</text:p>
          </table:table-cell>
          <table:table-cell office:value-type="float" office:value="358.996848137943" calcext:value-type="float">
            <text:p>359.0</text:p>
          </table:table-cell>
          <table:table-cell office:value-type="float" office:value="425.931255114849" calcext:value-type="float">
            <text:p>425.9</text:p>
          </table:table-cell>
          <table:table-cell office:value-type="float" office:value="454.442682129861" calcext:value-type="float">
            <text:p>454.4</text:p>
          </table:table-cell>
          <table:table-cell office:value-type="float" office:value="479.318784105941" calcext:value-type="float">
            <text:p>479.3</text:p>
          </table:table-cell>
          <table:table-cell office:value-type="float" office:value="432.780167062315" calcext:value-type="float">
            <text:p>432.8</text:p>
          </table:table-cell>
          <table:table-cell office:value-type="float" office:value="391.368140860869" calcext:value-type="float">
            <text:p>391.4</text:p>
          </table:table-cell>
          <table:table-cell office:value-type="float" office:value="380.05488589096" calcext:value-type="float">
            <text:p>380.1</text:p>
          </table:table-cell>
          <table:table-cell office:value-type="float" office:value="373.756710009593" calcext:value-type="float">
            <text:p>373.8</text:p>
          </table:table-cell>
          <table:table-cell office:value-type="float" office:value="390.44587302034" calcext:value-type="float">
            <text:p>390.4</text:p>
          </table:table-cell>
          <table:table-cell office:value-type="float" office:value="330.899076509004" calcext:value-type="float">
            <text:p>330.9</text:p>
          </table:table-cell>
          <table:table-cell office:value-type="float" office:value="331.723608961972" calcext:value-type="float">
            <text:p>331.7</text:p>
          </table:table-cell>
          <table:table-cell office:value-type="float" office:value="328.979374885207" calcext:value-type="float">
            <text:p>329.0</text:p>
          </table:table-cell>
          <table:table-cell office:value-type="float" office:value="290.551282738137" calcext:value-type="float">
            <text:p>290.6</text:p>
          </table:table-cell>
          <table:table-cell office:value-type="float" office:value="260.538943255988" calcext:value-type="float">
            <text:p>260.5</text:p>
          </table:table-cell>
          <table:table-cell office:value-type="float" office:value="268.983632864776" calcext:value-type="float">
            <text:p>269.0</text:p>
          </table:table-cell>
          <table:table-cell office:value-type="float" office:value="243.554719409826" calcext:value-type="float">
            <text:p>243.6</text:p>
          </table:table-cell>
          <table:table-cell office:value-type="float" office:value="244.431350882753" calcext:value-type="float">
            <text:p>244.4</text:p>
          </table:table-cell>
          <table:table-cell office:value-type="float" office:value="257.934290435642" calcext:value-type="float">
            <text:p>257.9</text:p>
          </table:table-cell>
          <table:table-cell office:value-type="float" office:value="260.745951330859" calcext:value-type="float">
            <text:p>260.7</text:p>
          </table:table-cell>
          <table:table-cell office:value-type="float" office:value="248.461897217116" calcext:value-type="float">
            <text:p>248.5</text:p>
          </table:table-cell>
          <table:table-cell office:value-type="float" office:value="153.561461289456" calcext:value-type="float">
            <text:p>153.6</text:p>
          </table:table-cell>
          <table:table-cell office:value-type="float" office:value="165.73492238907" calcext:value-type="float">
            <text:p>165.7</text:p>
          </table:table-cell>
          <table:table-cell office:value-type="float" office:value="165.867091415661" calcext:value-type="float">
            <text:p>165.9</text:p>
          </table:table-cell>
          <table:table-cell office:value-type="float" office:value="182.240718325747" calcext:value-type="float">
            <text:p>182.2</text:p>
          </table:table-cell>
          <table:table-cell table:style-name="ce14" office:value-type="float" office:value="181.287144046814" calcext:value-type="float">
            <text:p>181.3</text:p>
          </table:table-cell>
          <table:table-cell table:number-columns-repeated="951"/>
        </table:table-row>
        <table:table-row table:style-name="ro1">
          <table:table-cell table:style-name="ce3" table:formula="of:=[.A76]+1" office:value-type="date" office:date-value="2016-05-15" calcext:value-type="date">
            <text:p>May 15, 16</text:p>
          </table:table-cell>
          <table:table-cell table:style-name="ce7" office:value-type="float" office:value="412.7995760263" calcext:value-type="float">
            <text:p>412.8</text:p>
          </table:table-cell>
          <table:table-cell office:value-type="float" office:value="435.736357981945" calcext:value-type="float">
            <text:p>435.7</text:p>
          </table:table-cell>
          <table:table-cell office:value-type="float" office:value="465.204825525376" calcext:value-type="float">
            <text:p>465.2</text:p>
          </table:table-cell>
          <table:table-cell office:value-type="float" office:value="474.954974514424" calcext:value-type="float">
            <text:p>475.0</text:p>
          </table:table-cell>
          <table:table-cell office:value-type="float" office:value="492.897118699577" calcext:value-type="float">
            <text:p>492.9</text:p>
          </table:table-cell>
          <table:table-cell office:value-type="float" office:value="444.049833681815" calcext:value-type="float">
            <text:p>444.0</text:p>
          </table:table-cell>
          <table:table-cell office:value-type="float" office:value="508.242278106576" calcext:value-type="float">
            <text:p>508.2</text:p>
          </table:table-cell>
          <table:table-cell office:value-type="float" office:value="587.414153117594" calcext:value-type="float">
            <text:p>587.4</text:p>
          </table:table-cell>
          <table:table-cell office:value-type="float" office:value="522.590200740778" calcext:value-type="float">
            <text:p>522.6</text:p>
          </table:table-cell>
          <table:table-cell office:value-type="float" office:value="534.551272345384" calcext:value-type="float">
            <text:p>534.6</text:p>
          </table:table-cell>
          <table:table-cell office:value-type="float" office:value="490.127147996553" calcext:value-type="float">
            <text:p>490.1</text:p>
          </table:table-cell>
          <table:table-cell office:value-type="float" office:value="463.762690859286" calcext:value-type="float">
            <text:p>463.8</text:p>
          </table:table-cell>
          <table:table-cell office:value-type="float" office:value="479.826983071441" calcext:value-type="float">
            <text:p>479.8</text:p>
          </table:table-cell>
          <table:table-cell office:value-type="float" office:value="553.850406480569" calcext:value-type="float">
            <text:p>553.9</text:p>
          </table:table-cell>
          <table:table-cell office:value-type="float" office:value="521.430890036136" calcext:value-type="float">
            <text:p>521.4</text:p>
          </table:table-cell>
          <table:table-cell office:value-type="float" office:value="527.417335637737" calcext:value-type="float">
            <text:p>527.4</text:p>
          </table:table-cell>
          <table:table-cell office:value-type="float" office:value="542.27461722249" calcext:value-type="float">
            <text:p>542.3</text:p>
          </table:table-cell>
          <table:table-cell office:value-type="float" office:value="555.503356813618" calcext:value-type="float">
            <text:p>555.5</text:p>
          </table:table-cell>
          <table:table-cell office:value-type="float" office:value="527.37500435571" calcext:value-type="float">
            <text:p>527.4</text:p>
          </table:table-cell>
          <table:table-cell office:value-type="float" office:value="477.096902403578" calcext:value-type="float">
            <text:p>477.1</text:p>
          </table:table-cell>
          <table:table-cell office:value-type="float" office:value="486.148473668691" calcext:value-type="float">
            <text:p>486.1</text:p>
          </table:table-cell>
          <table:table-cell office:value-type="float" office:value="506.122725577138" calcext:value-type="float">
            <text:p>506.1</text:p>
          </table:table-cell>
          <table:table-cell office:value-type="float" office:value="493.312496570712" calcext:value-type="float">
            <text:p>493.3</text:p>
          </table:table-cell>
          <table:table-cell office:value-type="float" office:value="511.42682269264" calcext:value-type="float">
            <text:p>511.4</text:p>
          </table:table-cell>
          <table:table-cell office:value-type="float" office:value="551.050559449689" calcext:value-type="float">
            <text:p>551.1</text:p>
          </table:table-cell>
          <table:table-cell office:value-type="float" office:value="536.139970069444" calcext:value-type="float">
            <text:p>536.1</text:p>
          </table:table-cell>
          <table:table-cell office:value-type="float" office:value="544.312912495044" calcext:value-type="float">
            <text:p>544.3</text:p>
          </table:table-cell>
          <table:table-cell office:value-type="float" office:value="486.619975549349" calcext:value-type="float">
            <text:p>486.6</text:p>
          </table:table-cell>
          <table:table-cell office:value-type="float" office:value="496.505971844534" calcext:value-type="float">
            <text:p>496.5</text:p>
          </table:table-cell>
          <table:table-cell office:value-type="float" office:value="477.776956909439" calcext:value-type="float">
            <text:p>477.8</text:p>
          </table:table-cell>
          <table:table-cell office:value-type="float" office:value="473.129832017939" calcext:value-type="float">
            <text:p>473.1</text:p>
          </table:table-cell>
          <table:table-cell office:value-type="float" office:value="496.293494265476" calcext:value-type="float">
            <text:p>496.3</text:p>
          </table:table-cell>
          <table:table-cell office:value-type="float" office:value="524.318575102571" calcext:value-type="float">
            <text:p>524.3</text:p>
          </table:table-cell>
          <table:table-cell office:value-type="float" office:value="520.981515015293" calcext:value-type="float">
            <text:p>521.0</text:p>
          </table:table-cell>
          <table:table-cell office:value-type="float" office:value="484.040087476878" calcext:value-type="float">
            <text:p>484.0</text:p>
          </table:table-cell>
          <table:table-cell office:value-type="float" office:value="494.964193673257" calcext:value-type="float">
            <text:p>495.0</text:p>
          </table:table-cell>
          <table:table-cell office:value-type="float" office:value="490.715058947266" calcext:value-type="float">
            <text:p>490.7</text:p>
          </table:table-cell>
          <table:table-cell office:value-type="float" office:value="485.167196522595" calcext:value-type="float">
            <text:p>485.2</text:p>
          </table:table-cell>
          <table:table-cell office:value-type="float" office:value="467.620907402649" calcext:value-type="float">
            <text:p>467.6</text:p>
          </table:table-cell>
          <table:table-cell office:value-type="float" office:value="483.80679042813" calcext:value-type="float">
            <text:p>483.8</text:p>
          </table:table-cell>
          <table:table-cell office:value-type="float" office:value="509.410123244073" calcext:value-type="float">
            <text:p>509.4</text:p>
          </table:table-cell>
          <table:table-cell office:value-type="float" office:value="510.001140513149" calcext:value-type="float">
            <text:p>510.0</text:p>
          </table:table-cell>
          <table:table-cell office:value-type="float" office:value="476.724836369076" calcext:value-type="float">
            <text:p>476.7</text:p>
          </table:table-cell>
          <table:table-cell office:value-type="float" office:value="374.038519457547" calcext:value-type="float">
            <text:p>374.0</text:p>
          </table:table-cell>
          <table:table-cell office:value-type="float" office:value="442.598665743828" calcext:value-type="float">
            <text:p>442.6</text:p>
          </table:table-cell>
          <table:table-cell office:value-type="float" office:value="417.023912247813" calcext:value-type="float">
            <text:p>417.0</text:p>
          </table:table-cell>
          <table:table-cell office:value-type="float" office:value="365.969056366868" calcext:value-type="float">
            <text:p>366.0</text:p>
          </table:table-cell>
          <table:table-cell office:value-type="float" office:value="322.431357357198" calcext:value-type="float">
            <text:p>322.4</text:p>
          </table:table-cell>
          <table:table-cell office:value-type="float" office:value="284.360775871114" calcext:value-type="float">
            <text:p>284.4</text:p>
          </table:table-cell>
          <table:table-cell office:value-type="float" office:value="273.203656539016" calcext:value-type="float">
            <text:p>273.2</text:p>
          </table:table-cell>
          <table:table-cell office:value-type="float" office:value="310.987424559818" calcext:value-type="float">
            <text:p>311.0</text:p>
          </table:table-cell>
          <table:table-cell office:value-type="float" office:value="290.580529349288" calcext:value-type="float">
            <text:p>290.6</text:p>
          </table:table-cell>
          <table:table-cell office:value-type="float" office:value="314.003949876697" calcext:value-type="float">
            <text:p>314.0</text:p>
          </table:table-cell>
          <table:table-cell office:value-type="float" office:value="317.499545245159" calcext:value-type="float">
            <text:p>317.5</text:p>
          </table:table-cell>
          <table:table-cell office:value-type="float" office:value="288.994310396215" calcext:value-type="float">
            <text:p>289.0</text:p>
          </table:table-cell>
          <table:table-cell office:value-type="float" office:value="286.555805706441" calcext:value-type="float">
            <text:p>286.6</text:p>
          </table:table-cell>
          <table:table-cell office:value-type="float" office:value="289.183542726772" calcext:value-type="float">
            <text:p>289.2</text:p>
          </table:table-cell>
          <table:table-cell office:value-type="float" office:value="284.527949195859" calcext:value-type="float">
            <text:p>284.5</text:p>
          </table:table-cell>
          <table:table-cell office:value-type="float" office:value="265.173187712994" calcext:value-type="float">
            <text:p>265.2</text:p>
          </table:table-cell>
          <table:table-cell office:value-type="float" office:value="280.964359181552" calcext:value-type="float">
            <text:p>281.0</text:p>
          </table:table-cell>
          <table:table-cell office:value-type="float" office:value="261.055359056312" calcext:value-type="float">
            <text:p>261.1</text:p>
          </table:table-cell>
          <table:table-cell office:value-type="float" office:value="247.976081949053" calcext:value-type="float">
            <text:p>248.0</text:p>
          </table:table-cell>
          <table:table-cell office:value-type="float" office:value="227.610011021568" calcext:value-type="float">
            <text:p>227.6</text:p>
          </table:table-cell>
          <table:table-cell office:value-type="float" office:value="231.060518472976" calcext:value-type="float">
            <text:p>231.1</text:p>
          </table:table-cell>
          <table:table-cell office:value-type="float" office:value="217.04635453059" calcext:value-type="float">
            <text:p>217.0</text:p>
          </table:table-cell>
          <table:table-cell office:value-type="float" office:value="199.388134863239" calcext:value-type="float">
            <text:p>199.4</text:p>
          </table:table-cell>
          <table:table-cell office:value-type="float" office:value="207.166319608028" calcext:value-type="float">
            <text:p>207.2</text:p>
          </table:table-cell>
          <table:table-cell office:value-type="float" office:value="110.694184406586" calcext:value-type="float">
            <text:p>110.7</text:p>
          </table:table-cell>
          <table:table-cell office:value-type="float" office:value="106.516583092131" calcext:value-type="float">
            <text:p>106.5</text:p>
          </table:table-cell>
          <table:table-cell office:value-type="float" office:value="94.0092575432846" calcext:value-type="float">
            <text:p>94.0</text:p>
          </table:table-cell>
          <table:table-cell office:value-type="float" office:value="94.3805951904402" calcext:value-type="float">
            <text:p>94.4</text:p>
          </table:table-cell>
          <table:table-cell table:style-name="ce14" office:value-type="float" office:value="86.343106009161" calcext:value-type="float">
            <text:p>86.3</text:p>
          </table:table-cell>
          <table:table-cell table:number-columns-repeated="951"/>
        </table:table-row>
        <table:table-row table:style-name="ro1">
          <table:table-cell table:style-name="ce3" table:formula="of:=[.A77]+1" office:value-type="date" office:date-value="2016-05-16" calcext:value-type="date">
            <text:p>May 16, 16</text:p>
          </table:table-cell>
          <table:table-cell table:style-name="ce7" office:value-type="float" office:value="627.678316781631" calcext:value-type="float">
            <text:p>627.7</text:p>
          </table:table-cell>
          <table:table-cell office:value-type="float" office:value="630.707541608582" calcext:value-type="float">
            <text:p>630.7</text:p>
          </table:table-cell>
          <table:table-cell office:value-type="float" office:value="625.164597319217" calcext:value-type="float">
            <text:p>625.2</text:p>
          </table:table-cell>
          <table:table-cell office:value-type="float" office:value="580.663032090795" calcext:value-type="float">
            <text:p>580.7</text:p>
          </table:table-cell>
          <table:table-cell office:value-type="float" office:value="584.011812553914" calcext:value-type="float">
            <text:p>584.0</text:p>
          </table:table-cell>
          <table:table-cell office:value-type="float" office:value="606.163626464442" calcext:value-type="float">
            <text:p>606.2</text:p>
          </table:table-cell>
          <table:table-cell office:value-type="float" office:value="587.184915697352" calcext:value-type="float">
            <text:p>587.2</text:p>
          </table:table-cell>
          <table:table-cell office:value-type="float" office:value="608.035297814546" calcext:value-type="float">
            <text:p>608.0</text:p>
          </table:table-cell>
          <table:table-cell office:value-type="float" office:value="612.974022206808" calcext:value-type="float">
            <text:p>613.0</text:p>
          </table:table-cell>
          <table:table-cell office:value-type="float" office:value="586.958898462884" calcext:value-type="float">
            <text:p>587.0</text:p>
          </table:table-cell>
          <table:table-cell office:value-type="float" office:value="572.801083087961" calcext:value-type="float">
            <text:p>572.8</text:p>
          </table:table-cell>
          <table:table-cell office:value-type="float" office:value="570.453618347171" calcext:value-type="float">
            <text:p>570.5</text:p>
          </table:table-cell>
          <table:table-cell office:value-type="float" office:value="577.970817835106" calcext:value-type="float">
            <text:p>578.0</text:p>
          </table:table-cell>
          <table:table-cell office:value-type="float" office:value="570.496488504541" calcext:value-type="float">
            <text:p>570.5</text:p>
          </table:table-cell>
          <table:table-cell office:value-type="float" office:value="559.171205832819" calcext:value-type="float">
            <text:p>559.2</text:p>
          </table:table-cell>
          <table:table-cell office:value-type="float" office:value="566.005334126483" calcext:value-type="float">
            <text:p>566.0</text:p>
          </table:table-cell>
          <table:table-cell office:value-type="float" office:value="581.740107096379" calcext:value-type="float">
            <text:p>581.7</text:p>
          </table:table-cell>
          <table:table-cell office:value-type="float" office:value="568.372561605431" calcext:value-type="float">
            <text:p>568.4</text:p>
          </table:table-cell>
          <table:table-cell office:value-type="float" office:value="528.183354750152" calcext:value-type="float">
            <text:p>528.2</text:p>
          </table:table-cell>
          <table:table-cell office:value-type="float" office:value="444.31682414947" calcext:value-type="float">
            <text:p>444.3</text:p>
          </table:table-cell>
          <table:table-cell office:value-type="float" office:value="413.381763864502" calcext:value-type="float">
            <text:p>413.4</text:p>
          </table:table-cell>
          <table:table-cell office:value-type="float" office:value="418.651169705983" calcext:value-type="float">
            <text:p>418.7</text:p>
          </table:table-cell>
          <table:table-cell office:value-type="float" office:value="401.450586590367" calcext:value-type="float">
            <text:p>401.5</text:p>
          </table:table-cell>
          <table:table-cell office:value-type="float" office:value="390.185178437286" calcext:value-type="float">
            <text:p>390.2</text:p>
          </table:table-cell>
          <table:table-cell office:value-type="float" office:value="384.97381218017" calcext:value-type="float">
            <text:p>385.0</text:p>
          </table:table-cell>
          <table:table-cell office:value-type="float" office:value="387.994828585246" calcext:value-type="float">
            <text:p>388.0</text:p>
          </table:table-cell>
          <table:table-cell office:value-type="float" office:value="403.01910334729" calcext:value-type="float">
            <text:p>403.0</text:p>
          </table:table-cell>
          <table:table-cell office:value-type="float" office:value="342.270528135255" calcext:value-type="float">
            <text:p>342.3</text:p>
          </table:table-cell>
          <table:table-cell office:value-type="float" office:value="350.789053260827" calcext:value-type="float">
            <text:p>350.8</text:p>
          </table:table-cell>
          <table:table-cell office:value-type="float" office:value="347.003091331261" calcext:value-type="float">
            <text:p>347.0</text:p>
          </table:table-cell>
          <table:table-cell office:value-type="float" office:value="375.230033995263" calcext:value-type="float">
            <text:p>375.2</text:p>
          </table:table-cell>
          <table:table-cell office:value-type="float" office:value="382.232625173833" calcext:value-type="float">
            <text:p>382.2</text:p>
          </table:table-cell>
          <table:table-cell office:value-type="float" office:value="418.32522112486" calcext:value-type="float">
            <text:p>418.3</text:p>
          </table:table-cell>
          <table:table-cell office:value-type="float" office:value="416.212415587005" calcext:value-type="float">
            <text:p>416.2</text:p>
          </table:table-cell>
          <table:table-cell office:value-type="float" office:value="409.614233582369" calcext:value-type="float">
            <text:p>409.6</text:p>
          </table:table-cell>
          <table:table-cell office:value-type="float" office:value="412.637421703042" calcext:value-type="float">
            <text:p>412.6</text:p>
          </table:table-cell>
          <table:table-cell office:value-type="float" office:value="396.240921641166" calcext:value-type="float">
            <text:p>396.2</text:p>
          </table:table-cell>
          <table:table-cell office:value-type="float" office:value="415.862362724311" calcext:value-type="float">
            <text:p>415.9</text:p>
          </table:table-cell>
          <table:table-cell office:value-type="float" office:value="377.784231735346" calcext:value-type="float">
            <text:p>377.8</text:p>
          </table:table-cell>
          <table:table-cell office:value-type="float" office:value="386.031472829601" calcext:value-type="float">
            <text:p>386.0</text:p>
          </table:table-cell>
          <table:table-cell office:value-type="float" office:value="375.508814310908" calcext:value-type="float">
            <text:p>375.5</text:p>
          </table:table-cell>
          <table:table-cell office:value-type="float" office:value="351.363466458649" calcext:value-type="float">
            <text:p>351.4</text:p>
          </table:table-cell>
          <table:table-cell office:value-type="float" office:value="339.524630089056" calcext:value-type="float">
            <text:p>339.5</text:p>
          </table:table-cell>
          <table:table-cell office:value-type="float" office:value="192.558939220289" calcext:value-type="float">
            <text:p>192.6</text:p>
          </table:table-cell>
          <table:table-cell office:value-type="float" office:value="175.222765216509" calcext:value-type="float">
            <text:p>175.2</text:p>
          </table:table-cell>
          <table:table-cell office:value-type="float" office:value="158.68146380153" calcext:value-type="float">
            <text:p>158.7</text:p>
          </table:table-cell>
          <table:table-cell office:value-type="float" office:value="151.157932617617" calcext:value-type="float">
            <text:p>151.2</text:p>
          </table:table-cell>
          <table:table-cell office:value-type="float" office:value="133.512943911515" calcext:value-type="float">
            <text:p>133.5</text:p>
          </table:table-cell>
          <table:table-cell office:value-type="float" office:value="115.370030052023" calcext:value-type="float">
            <text:p>115.4</text:p>
          </table:table-cell>
          <table:table-cell office:value-type="float" office:value="100.920120053191" calcext:value-type="float">
            <text:p>100.9</text:p>
          </table:table-cell>
          <table:table-cell office:value-type="float" office:value="70.3238583356976" calcext:value-type="float">
            <text:p>70.3</text:p>
          </table:table-cell>
          <table:table-cell office:value-type="float" office:value="87.7061403802483" calcext:value-type="float">
            <text:p>87.7</text:p>
          </table:table-cell>
          <table:table-cell office:value-type="float" office:value="101.425950225066" calcext:value-type="float">
            <text:p>101.4</text:p>
          </table:table-cell>
          <table:table-cell office:value-type="float" office:value="95.8277960715187" calcext:value-type="float">
            <text:p>95.8</text:p>
          </table:table-cell>
          <table:table-cell office:value-type="float" office:value="92.3657625355616" calcext:value-type="float">
            <text:p>92.4</text:p>
          </table:table-cell>
          <table:table-cell office:value-type="float" office:value="61.1472837182712" calcext:value-type="float">
            <text:p>61.1</text:p>
          </table:table-cell>
          <table:table-cell office:value-type="float" office:value="55.9163851692981" calcext:value-type="float">
            <text:p>55.9</text:p>
          </table:table-cell>
          <table:table-cell office:value-type="float" office:value="67.3256301458574" calcext:value-type="float">
            <text:p>67.3</text:p>
          </table:table-cell>
          <table:table-cell office:value-type="float" office:value="65.7792366982083" calcext:value-type="float">
            <text:p>65.8</text:p>
          </table:table-cell>
          <table:table-cell office:value-type="float" office:value="53.5285509312324" calcext:value-type="float">
            <text:p>53.5</text:p>
          </table:table-cell>
          <table:table-cell office:value-type="float" office:value="46.3703341014694" calcext:value-type="float">
            <text:p>46.4</text:p>
          </table:table-cell>
          <table:table-cell office:value-type="float" office:value="37.796315522685" calcext:value-type="float">
            <text:p>37.8</text:p>
          </table:table-cell>
          <table:table-cell office:value-type="float" office:value="45.5701771516692" calcext:value-type="float">
            <text:p>45.6</text:p>
          </table:table-cell>
          <table:table-cell office:value-type="float" office:value="52.8042899807795" calcext:value-type="float">
            <text:p>52.8</text:p>
          </table:table-cell>
          <table:table-cell office:value-type="float" office:value="53.4290863877452" calcext:value-type="float">
            <text:p>53.4</text:p>
          </table:table-cell>
          <table:table-cell office:value-type="float" office:value="62.5907409878645" calcext:value-type="float">
            <text:p>62.6</text:p>
          </table:table-cell>
          <table:table-cell office:value-type="float" office:value="81.3422541578281" calcext:value-type="float">
            <text:p>81.3</text:p>
          </table:table-cell>
          <table:table-cell office:value-type="float" office:value="53.8670595146597" calcext:value-type="float">
            <text:p>53.9</text:p>
          </table:table-cell>
          <table:table-cell office:value-type="float" office:value="24.3086159291299" calcext:value-type="float">
            <text:p>24.3</text:p>
          </table:table-cell>
          <table:table-cell office:value-type="float" office:value="20.5590982019455" calcext:value-type="float">
            <text:p>20.6</text:p>
          </table:table-cell>
          <table:table-cell office:value-type="float" office:value="17.7931745998052" calcext:value-type="float">
            <text:p>17.8</text:p>
          </table:table-cell>
          <table:table-cell table:style-name="ce14" office:value-type="float" office:value="25.3612060775076" calcext:value-type="float">
            <text:p>25.4</text:p>
          </table:table-cell>
          <table:table-cell table:number-columns-repeated="951"/>
        </table:table-row>
        <table:table-row table:style-name="ro1">
          <table:table-cell table:style-name="ce3" table:formula="of:=[.A78]+1" office:value-type="date" office:date-value="2016-05-17" calcext:value-type="date">
            <text:p>May 17, 16</text:p>
          </table:table-cell>
          <table:table-cell table:style-name="ce7" office:value-type="float" office:value="397.125417181927" calcext:value-type="float">
            <text:p>397.1</text:p>
          </table:table-cell>
          <table:table-cell office:value-type="float" office:value="397.650710780907" calcext:value-type="float">
            <text:p>397.7</text:p>
          </table:table-cell>
          <table:table-cell office:value-type="float" office:value="423.120590707592" calcext:value-type="float">
            <text:p>423.1</text:p>
          </table:table-cell>
          <table:table-cell office:value-type="float" office:value="384.909020155678" calcext:value-type="float">
            <text:p>384.9</text:p>
          </table:table-cell>
          <table:table-cell office:value-type="float" office:value="408.948878802584" calcext:value-type="float">
            <text:p>408.9</text:p>
          </table:table-cell>
          <table:table-cell office:value-type="float" office:value="428.396141749153" calcext:value-type="float">
            <text:p>428.4</text:p>
          </table:table-cell>
          <table:table-cell office:value-type="float" office:value="465.58833416668" calcext:value-type="float">
            <text:p>465.6</text:p>
          </table:table-cell>
          <table:table-cell office:value-type="float" office:value="456.610450428429" calcext:value-type="float">
            <text:p>456.6</text:p>
          </table:table-cell>
          <table:table-cell office:value-type="float" office:value="470.915130463894" calcext:value-type="float">
            <text:p>470.9</text:p>
          </table:table-cell>
          <table:table-cell office:value-type="float" office:value="474.817455384826" calcext:value-type="float">
            <text:p>474.8</text:p>
          </table:table-cell>
          <table:table-cell office:value-type="float" office:value="457.480736555349" calcext:value-type="float">
            <text:p>457.5</text:p>
          </table:table-cell>
          <table:table-cell office:value-type="float" office:value="455.289367344817" calcext:value-type="float">
            <text:p>455.3</text:p>
          </table:table-cell>
          <table:table-cell office:value-type="float" office:value="459.795940218813" calcext:value-type="float">
            <text:p>459.8</text:p>
          </table:table-cell>
          <table:table-cell office:value-type="float" office:value="458.982468598823" calcext:value-type="float">
            <text:p>459.0</text:p>
          </table:table-cell>
          <table:table-cell office:value-type="float" office:value="411.315772557663" calcext:value-type="float">
            <text:p>411.3</text:p>
          </table:table-cell>
          <table:table-cell office:value-type="float" office:value="345.818949917626" calcext:value-type="float">
            <text:p>345.8</text:p>
          </table:table-cell>
          <table:table-cell office:value-type="float" office:value="339.093565704085" calcext:value-type="float">
            <text:p>339.1</text:p>
          </table:table-cell>
          <table:table-cell office:value-type="float" office:value="323.528280060183" calcext:value-type="float">
            <text:p>323.5</text:p>
          </table:table-cell>
          <table:table-cell office:value-type="float" office:value="328.53794713486" calcext:value-type="float">
            <text:p>328.5</text:p>
          </table:table-cell>
          <table:table-cell office:value-type="float" office:value="179.110607030321" calcext:value-type="float">
            <text:p>179.1</text:p>
          </table:table-cell>
          <table:table-cell office:value-type="float" office:value="139.791354097719" calcext:value-type="float">
            <text:p>139.8</text:p>
          </table:table-cell>
          <table:table-cell office:value-type="float" office:value="118.816728452285" calcext:value-type="float">
            <text:p>118.8</text:p>
          </table:table-cell>
          <table:table-cell office:value-type="float" office:value="98.7821929335275" calcext:value-type="float">
            <text:p>98.8</text:p>
          </table:table-cell>
          <table:table-cell office:value-type="float" office:value="91.6882281668027" calcext:value-type="float">
            <text:p>91.7</text:p>
          </table:table-cell>
          <table:table-cell office:value-type="float" office:value="89.6515062560893" calcext:value-type="float">
            <text:p>89.7</text:p>
          </table:table-cell>
          <table:table-cell office:value-type="float" office:value="93.8734552658541" calcext:value-type="float">
            <text:p>93.9</text:p>
          </table:table-cell>
          <table:table-cell office:value-type="float" office:value="100.566342593414" calcext:value-type="float">
            <text:p>100.6</text:p>
          </table:table-cell>
          <table:table-cell office:value-type="float" office:value="97.849186255605" calcext:value-type="float">
            <text:p>97.8</text:p>
          </table:table-cell>
          <table:table-cell office:value-type="float" office:value="98.3536360208555" calcext:value-type="float">
            <text:p>98.4</text:p>
          </table:table-cell>
          <table:table-cell office:value-type="float" office:value="106.318723251937" calcext:value-type="float">
            <text:p>106.3</text:p>
          </table:table-cell>
          <table:table-cell office:value-type="float" office:value="94.8388915385736" calcext:value-type="float">
            <text:p>94.8</text:p>
          </table:table-cell>
          <table:table-cell office:value-type="float" office:value="81.6740345421848" calcext:value-type="float">
            <text:p>81.7</text:p>
          </table:table-cell>
          <table:table-cell office:value-type="float" office:value="71.023103661008" calcext:value-type="float">
            <text:p>71.0</text:p>
          </table:table-cell>
          <table:table-cell office:value-type="float" office:value="54.5985353323825" calcext:value-type="float">
            <text:p>54.6</text:p>
          </table:table-cell>
          <table:table-cell office:value-type="float" office:value="45.1910912864147" calcext:value-type="float">
            <text:p>45.2</text:p>
          </table:table-cell>
          <table:table-cell office:value-type="float" office:value="39.6032140557292" calcext:value-type="float">
            <text:p>39.6</text:p>
          </table:table-cell>
          <table:table-cell office:value-type="float" office:value="35.0308155981901" calcext:value-type="float">
            <text:p>35.0</text:p>
          </table:table-cell>
          <table:table-cell office:value-type="float" office:value="31.0448939420856" calcext:value-type="float">
            <text:p>31.0</text:p>
          </table:table-cell>
          <table:table-cell office:value-type="float" office:value="33.2859924593212" calcext:value-type="float">
            <text:p>33.3</text:p>
          </table:table-cell>
          <table:table-cell office:value-type="float" office:value="38.8879088907311" calcext:value-type="float">
            <text:p>38.9</text:p>
          </table:table-cell>
          <table:table-cell office:value-type="float" office:value="33.9614714294028" calcext:value-type="float">
            <text:p>34.0</text:p>
          </table:table-cell>
          <table:table-cell office:value-type="float" office:value="35.0929886870288" calcext:value-type="float">
            <text:p>35.1</text:p>
          </table:table-cell>
          <table:table-cell office:value-type="float" office:value="70.1247054489058" calcext:value-type="float">
            <text:p>70.1</text:p>
          </table:table-cell>
          <table:table-cell office:value-type="float" office:value="47.7540383008371" calcext:value-type="float">
            <text:p>47.8</text:p>
          </table:table-cell>
          <table:table-cell office:value-type="float" office:value="22.3253586554425" calcext:value-type="float">
            <text:p>22.3</text:p>
          </table:table-cell>
          <table:table-cell office:value-type="float" office:value="15.7326686273066" calcext:value-type="float">
            <text:p>15.7</text:p>
          </table:table-cell>
          <table:table-cell office:value-type="float" office:value="13.6139678970541" calcext:value-type="float">
            <text:p>13.6</text:p>
          </table:table-cell>
          <table:table-cell office:value-type="float" office:value="15.1750279662471" calcext:value-type="float">
            <text:p>15.2</text:p>
          </table:table-cell>
          <table:table-cell office:value-type="float" office:value="13.8307617764561" calcext:value-type="float">
            <text:p>13.8</text:p>
          </table:table-cell>
          <table:table-cell office:value-type="float" office:value="22.2993826313978" calcext:value-type="float">
            <text:p>22.3</text:p>
          </table:table-cell>
          <table:table-cell office:value-type="float" office:value="27.3307118696032" calcext:value-type="float">
            <text:p>27.3</text:p>
          </table:table-cell>
          <table:table-cell office:value-type="float" office:value="52.5944918249025" calcext:value-type="float">
            <text:p>52.6</text:p>
          </table:table-cell>
          <table:table-cell office:value-type="float" office:value="71.0205078726735" calcext:value-type="float">
            <text:p>71.0</text:p>
          </table:table-cell>
          <table:table-cell office:value-type="float" office:value="108.514199734102" calcext:value-type="float">
            <text:p>108.5</text:p>
          </table:table-cell>
          <table:table-cell office:value-type="float" office:value="151.666299559102" calcext:value-type="float">
            <text:p>151.7</text:p>
          </table:table-cell>
          <table:table-cell office:value-type="float" office:value="214.448729939124" calcext:value-type="float">
            <text:p>214.4</text:p>
          </table:table-cell>
          <table:table-cell office:value-type="float" office:value="185.111796295254" calcext:value-type="float">
            <text:p>185.1</text:p>
          </table:table-cell>
          <table:table-cell office:value-type="float" office:value="203.829004761407" calcext:value-type="float">
            <text:p>203.8</text:p>
          </table:table-cell>
          <table:table-cell office:value-type="float" office:value="226.933799141774" calcext:value-type="float">
            <text:p>226.9</text:p>
          </table:table-cell>
          <table:table-cell office:value-type="float" office:value="228.429327509452" calcext:value-type="float">
            <text:p>228.4</text:p>
          </table:table-cell>
          <table:table-cell office:value-type="float" office:value="216.24102882482" calcext:value-type="float">
            <text:p>216.2</text:p>
          </table:table-cell>
          <table:table-cell office:value-type="float" office:value="212.444170919287" calcext:value-type="float">
            <text:p>212.4</text:p>
          </table:table-cell>
          <table:table-cell office:value-type="float" office:value="170.788149155052" calcext:value-type="float">
            <text:p>170.8</text:p>
          </table:table-cell>
          <table:table-cell office:value-type="float" office:value="147.1617311946" calcext:value-type="float">
            <text:p>147.2</text:p>
          </table:table-cell>
          <table:table-cell office:value-type="float" office:value="137.048095280425" calcext:value-type="float">
            <text:p>137.0</text:p>
          </table:table-cell>
          <table:table-cell office:value-type="float" office:value="155.146432607462" calcext:value-type="float">
            <text:p>155.1</text:p>
          </table:table-cell>
          <table:table-cell office:value-type="float" office:value="158.590560497762" calcext:value-type="float">
            <text:p>158.6</text:p>
          </table:table-cell>
          <table:table-cell office:value-type="float" office:value="149.947885389644" calcext:value-type="float">
            <text:p>149.9</text:p>
          </table:table-cell>
          <table:table-cell office:value-type="float" office:value="88.8325107125792" calcext:value-type="float">
            <text:p>88.8</text:p>
          </table:table-cell>
          <table:table-cell office:value-type="float" office:value="71.1804641428933" calcext:value-type="float">
            <text:p>71.2</text:p>
          </table:table-cell>
          <table:table-cell office:value-type="float" office:value="99.8518764427929" calcext:value-type="float">
            <text:p>99.9</text:p>
          </table:table-cell>
          <table:table-cell table:style-name="ce14" office:value-type="float" office:value="129.653975999773" calcext:value-type="float">
            <text:p>129.7</text:p>
          </table:table-cell>
          <table:table-cell table:number-columns-repeated="951"/>
        </table:table-row>
        <table:table-row table:style-name="ro1">
          <table:table-cell table:style-name="ce3" table:formula="of:=[.A79]+1" office:value-type="date" office:date-value="2016-05-18" calcext:value-type="date">
            <text:p>May 18, 16</text:p>
          </table:table-cell>
          <table:table-cell table:style-name="ce7" office:value-type="float" office:value="107.002551674332" calcext:value-type="float">
            <text:p>107.0</text:p>
          </table:table-cell>
          <table:table-cell office:value-type="float" office:value="114.944630331704" calcext:value-type="float">
            <text:p>114.9</text:p>
          </table:table-cell>
          <table:table-cell office:value-type="float" office:value="105.460929897732" calcext:value-type="float">
            <text:p>105.5</text:p>
          </table:table-cell>
          <table:table-cell office:value-type="float" office:value="116.695335717308" calcext:value-type="float">
            <text:p>116.7</text:p>
          </table:table-cell>
          <table:table-cell office:value-type="float" office:value="124.772296356154" calcext:value-type="float">
            <text:p>124.8</text:p>
          </table:table-cell>
          <table:table-cell office:value-type="float" office:value="113.750574219055" calcext:value-type="float">
            <text:p>113.8</text:p>
          </table:table-cell>
          <table:table-cell office:value-type="float" office:value="112.922007065764" calcext:value-type="float">
            <text:p>112.9</text:p>
          </table:table-cell>
          <table:table-cell office:value-type="float" office:value="101.544228295562" calcext:value-type="float">
            <text:p>101.5</text:p>
          </table:table-cell>
          <table:table-cell office:value-type="float" office:value="87.7836486477098" calcext:value-type="float">
            <text:p>87.8</text:p>
          </table:table-cell>
          <table:table-cell office:value-type="float" office:value="73.636694557772" calcext:value-type="float">
            <text:p>73.6</text:p>
          </table:table-cell>
          <table:table-cell office:value-type="float" office:value="67.4327687872327" calcext:value-type="float">
            <text:p>67.4</text:p>
          </table:table-cell>
          <table:table-cell office:value-type="float" office:value="57.3654353627319" calcext:value-type="float">
            <text:p>57.4</text:p>
          </table:table-cell>
          <table:table-cell office:value-type="float" office:value="47.7088754308639" calcext:value-type="float">
            <text:p>47.7</text:p>
          </table:table-cell>
          <table:table-cell office:value-type="float" office:value="36.5455097221485" calcext:value-type="float">
            <text:p>36.5</text:p>
          </table:table-cell>
          <table:table-cell office:value-type="float" office:value="34.8415037172915" calcext:value-type="float">
            <text:p>34.8</text:p>
          </table:table-cell>
          <table:table-cell office:value-type="float" office:value="38.0936787087539" calcext:value-type="float">
            <text:p>38.1</text:p>
          </table:table-cell>
          <table:table-cell office:value-type="float" office:value="41.8019753460211" calcext:value-type="float">
            <text:p>41.8</text:p>
          </table:table-cell>
          <table:table-cell office:value-type="float" office:value="42.9412458783256" calcext:value-type="float">
            <text:p>42.9</text:p>
          </table:table-cell>
          <table:table-cell office:value-type="float" office:value="68.3830728587012" calcext:value-type="float">
            <text:p>68.4</text:p>
          </table:table-cell>
          <table:table-cell office:value-type="float" office:value="31.890416532201" calcext:value-type="float">
            <text:p>31.9</text:p>
          </table:table-cell>
          <table:table-cell office:value-type="float" office:value="10.3063600260535" calcext:value-type="float">
            <text:p>10.3</text:p>
          </table:table-cell>
          <table:table-cell office:value-type="float" office:value="9.58587541488437" calcext:value-type="float">
            <text:p>9.6</text:p>
          </table:table-cell>
          <table:table-cell office:value-type="float" office:value="8.19147588320964" calcext:value-type="float">
            <text:p>8.2</text:p>
          </table:table-cell>
          <table:table-cell office:value-type="float" office:value="11.4651662546272" calcext:value-type="float">
            <text:p>11.5</text:p>
          </table:table-cell>
          <table:table-cell office:value-type="float" office:value="12.0413315925648" calcext:value-type="float">
            <text:p>12.0</text:p>
          </table:table-cell>
          <table:table-cell office:value-type="float" office:value="13.9340160668518" calcext:value-type="float">
            <text:p>13.9</text:p>
          </table:table-cell>
          <table:table-cell office:value-type="float" office:value="37.4175093360673" calcext:value-type="float">
            <text:p>37.4</text:p>
          </table:table-cell>
          <table:table-cell office:value-type="float" office:value="42.1770782369342" calcext:value-type="float">
            <text:p>42.2</text:p>
          </table:table-cell>
          <table:table-cell office:value-type="float" office:value="57.6445734701535" calcext:value-type="float">
            <text:p>57.6</text:p>
          </table:table-cell>
          <table:table-cell office:value-type="float" office:value="77.3264868196828" calcext:value-type="float">
            <text:p>77.3</text:p>
          </table:table-cell>
          <table:table-cell office:value-type="float" office:value="105.659811821688" calcext:value-type="float">
            <text:p>105.7</text:p>
          </table:table-cell>
          <table:table-cell office:value-type="float" office:value="130.077650028163" calcext:value-type="float">
            <text:p>130.1</text:p>
          </table:table-cell>
          <table:table-cell office:value-type="float" office:value="144.26382060913" calcext:value-type="float">
            <text:p>144.3</text:p>
          </table:table-cell>
          <table:table-cell office:value-type="float" office:value="171.013984475547" calcext:value-type="float">
            <text:p>171.0</text:p>
          </table:table-cell>
          <table:table-cell office:value-type="float" office:value="163.864230985144" calcext:value-type="float">
            <text:p>163.9</text:p>
          </table:table-cell>
          <table:table-cell office:value-type="float" office:value="150.663321571407" calcext:value-type="float">
            <text:p>150.7</text:p>
          </table:table-cell>
          <table:table-cell office:value-type="float" office:value="150.078135487915" calcext:value-type="float">
            <text:p>150.1</text:p>
          </table:table-cell>
          <table:table-cell office:value-type="float" office:value="148.798739858003" calcext:value-type="float">
            <text:p>148.8</text:p>
          </table:table-cell>
          <table:table-cell office:value-type="float" office:value="128.831180084345" calcext:value-type="float">
            <text:p>128.8</text:p>
          </table:table-cell>
          <table:table-cell office:value-type="float" office:value="118.729371295456" calcext:value-type="float">
            <text:p>118.7</text:p>
          </table:table-cell>
          <table:table-cell office:value-type="float" office:value="111.079684525346" calcext:value-type="float">
            <text:p>111.1</text:p>
          </table:table-cell>
          <table:table-cell office:value-type="float" office:value="106.818896975279" calcext:value-type="float">
            <text:p>106.8</text:p>
          </table:table-cell>
          <table:table-cell office:value-type="float" office:value="114.795647742173" calcext:value-type="float">
            <text:p>114.8</text:p>
          </table:table-cell>
          <table:table-cell office:value-type="float" office:value="106.183424977663" calcext:value-type="float">
            <text:p>106.2</text:p>
          </table:table-cell>
          <table:table-cell office:value-type="float" office:value="51.2029773853822" calcext:value-type="float">
            <text:p>51.2</text:p>
          </table:table-cell>
          <table:table-cell office:value-type="float" office:value="64.8715533891633" calcext:value-type="float">
            <text:p>64.9</text:p>
          </table:table-cell>
          <table:table-cell office:value-type="float" office:value="96.0407487355586" calcext:value-type="float">
            <text:p>96.0</text:p>
          </table:table-cell>
          <table:table-cell office:value-type="float" office:value="121.325264675086" calcext:value-type="float">
            <text:p>121.3</text:p>
          </table:table-cell>
          <table:table-cell office:value-type="float" office:value="168.135571035443" calcext:value-type="float">
            <text:p>168.1</text:p>
          </table:table-cell>
          <table:table-cell office:value-type="float" office:value="238.460918961621" calcext:value-type="float">
            <text:p>238.5</text:p>
          </table:table-cell>
          <table:table-cell office:value-type="float" office:value="281.819578326698" calcext:value-type="float">
            <text:p>281.8</text:p>
          </table:table-cell>
          <table:table-cell office:value-type="float" office:value="268.632963807198" calcext:value-type="float">
            <text:p>268.6</text:p>
          </table:table-cell>
          <table:table-cell office:value-type="float" office:value="382.862361801323" calcext:value-type="float">
            <text:p>382.9</text:p>
          </table:table-cell>
          <table:table-cell office:value-type="float" office:value="426.617901209734" calcext:value-type="float">
            <text:p>426.6</text:p>
          </table:table-cell>
          <table:table-cell office:value-type="float" office:value="425.132435948106" calcext:value-type="float">
            <text:p>425.1</text:p>
          </table:table-cell>
          <table:table-cell office:value-type="float" office:value="486.901749639183" calcext:value-type="float">
            <text:p>486.9</text:p>
          </table:table-cell>
          <table:table-cell office:value-type="float" office:value="483.448559944356" calcext:value-type="float">
            <text:p>483.4</text:p>
          </table:table-cell>
          <table:table-cell office:value-type="float" office:value="454.217791689789" calcext:value-type="float">
            <text:p>454.2</text:p>
          </table:table-cell>
          <table:table-cell office:value-type="float" office:value="438.371776418959" calcext:value-type="float">
            <text:p>438.4</text:p>
          </table:table-cell>
          <table:table-cell office:value-type="float" office:value="436.973600410144" calcext:value-type="float">
            <text:p>437.0</text:p>
          </table:table-cell>
          <table:table-cell office:value-type="float" office:value="458.344348969279" calcext:value-type="float">
            <text:p>458.3</text:p>
          </table:table-cell>
          <table:table-cell office:value-type="float" office:value="481.086802684459" calcext:value-type="float">
            <text:p>481.1</text:p>
          </table:table-cell>
          <table:table-cell office:value-type="float" office:value="492.275269342046" calcext:value-type="float">
            <text:p>492.3</text:p>
          </table:table-cell>
          <table:table-cell office:value-type="float" office:value="498.837168450666" calcext:value-type="float">
            <text:p>498.8</text:p>
          </table:table-cell>
          <table:table-cell office:value-type="float" office:value="487.162152738391" calcext:value-type="float">
            <text:p>487.2</text:p>
          </table:table-cell>
          <table:table-cell office:value-type="float" office:value="490.186419451344" calcext:value-type="float">
            <text:p>490.2</text:p>
          </table:table-cell>
          <table:table-cell office:value-type="float" office:value="450.638603893723" calcext:value-type="float">
            <text:p>450.6</text:p>
          </table:table-cell>
          <table:table-cell office:value-type="float" office:value="347.782578696191" calcext:value-type="float">
            <text:p>347.8</text:p>
          </table:table-cell>
          <table:table-cell office:value-type="float" office:value="318.03367996506" calcext:value-type="float">
            <text:p>318.0</text:p>
          </table:table-cell>
          <table:table-cell office:value-type="float" office:value="274.5143816673" calcext:value-type="float">
            <text:p>274.5</text:p>
          </table:table-cell>
          <table:table-cell office:value-type="float" office:value="298.01290181564" calcext:value-type="float">
            <text:p>298.0</text:p>
          </table:table-cell>
          <table:table-cell table:style-name="ce14" office:value-type="float" office:value="274.261288639459" calcext:value-type="float">
            <text:p>274.3</text:p>
          </table:table-cell>
          <table:table-cell table:number-columns-repeated="951"/>
        </table:table-row>
        <table:table-row table:style-name="ro1">
          <table:table-cell table:style-name="ce3" table:formula="of:=[.A80]+1" office:value-type="date" office:date-value="2016-05-19" calcext:value-type="date">
            <text:p>May 19, 16</text:p>
          </table:table-cell>
          <table:table-cell table:style-name="ce7" office:value-type="float" office:value="16.7270411727042" calcext:value-type="float">
            <text:p>16.7</text:p>
          </table:table-cell>
          <table:table-cell office:value-type="float" office:value="17.432630736531" calcext:value-type="float">
            <text:p>17.4</text:p>
          </table:table-cell>
          <table:table-cell office:value-type="float" office:value="32.0766247930985" calcext:value-type="float">
            <text:p>32.1</text:p>
          </table:table-cell>
          <table:table-cell office:value-type="float" office:value="31.4255477618812" calcext:value-type="float">
            <text:p>31.4</text:p>
          </table:table-cell>
          <table:table-cell office:value-type="float" office:value="36.0498474521313" calcext:value-type="float">
            <text:p>36.0</text:p>
          </table:table-cell>
          <table:table-cell office:value-type="float" office:value="49.453876256924" calcext:value-type="float">
            <text:p>49.5</text:p>
          </table:table-cell>
          <table:table-cell office:value-type="float" office:value="81.8241835663945" calcext:value-type="float">
            <text:p>81.8</text:p>
          </table:table-cell>
          <table:table-cell office:value-type="float" office:value="118.955698008228" calcext:value-type="float">
            <text:p>119.0</text:p>
          </table:table-cell>
          <table:table-cell office:value-type="float" office:value="138.26597816191" calcext:value-type="float">
            <text:p>138.3</text:p>
          </table:table-cell>
          <table:table-cell office:value-type="float" office:value="158.289957258018" calcext:value-type="float">
            <text:p>158.3</text:p>
          </table:table-cell>
          <table:table-cell office:value-type="float" office:value="163.193230262382" calcext:value-type="float">
            <text:p>163.2</text:p>
          </table:table-cell>
          <table:table-cell office:value-type="float" office:value="153.771398358403" calcext:value-type="float">
            <text:p>153.8</text:p>
          </table:table-cell>
          <table:table-cell office:value-type="float" office:value="143.516378537036" calcext:value-type="float">
            <text:p>143.5</text:p>
          </table:table-cell>
          <table:table-cell office:value-type="float" office:value="143.222255671506" calcext:value-type="float">
            <text:p>143.2</text:p>
          </table:table-cell>
          <table:table-cell office:value-type="float" office:value="121.262285169691" calcext:value-type="float">
            <text:p>121.3</text:p>
          </table:table-cell>
          <table:table-cell office:value-type="float" office:value="110.306362135072" calcext:value-type="float">
            <text:p>110.3</text:p>
          </table:table-cell>
          <table:table-cell office:value-type="float" office:value="90.3031589424625" calcext:value-type="float">
            <text:p>90.3</text:p>
          </table:table-cell>
          <table:table-cell office:value-type="float" office:value="91.3993595750814" calcext:value-type="float">
            <text:p>91.4</text:p>
          </table:table-cell>
          <table:table-cell office:value-type="float" office:value="111.657050466637" calcext:value-type="float">
            <text:p>111.7</text:p>
          </table:table-cell>
          <table:table-cell office:value-type="float" office:value="101.348332944861" calcext:value-type="float">
            <text:p>101.3</text:p>
          </table:table-cell>
          <table:table-cell office:value-type="float" office:value="40.2952083927906" calcext:value-type="float">
            <text:p>40.3</text:p>
          </table:table-cell>
          <table:table-cell office:value-type="float" office:value="46.297379761707" calcext:value-type="float">
            <text:p>46.3</text:p>
          </table:table-cell>
          <table:table-cell office:value-type="float" office:value="76.7408060445181" calcext:value-type="float">
            <text:p>76.7</text:p>
          </table:table-cell>
          <table:table-cell office:value-type="float" office:value="105.90591091466" calcext:value-type="float">
            <text:p>105.9</text:p>
          </table:table-cell>
          <table:table-cell office:value-type="float" office:value="161.565993460608" calcext:value-type="float">
            <text:p>161.6</text:p>
          </table:table-cell>
          <table:table-cell office:value-type="float" office:value="235.946130762111" calcext:value-type="float">
            <text:p>235.9</text:p>
          </table:table-cell>
          <table:table-cell office:value-type="float" office:value="243.833633248893" calcext:value-type="float">
            <text:p>243.8</text:p>
          </table:table-cell>
          <table:table-cell office:value-type="float" office:value="256.711020693839" calcext:value-type="float">
            <text:p>256.7</text:p>
          </table:table-cell>
          <table:table-cell office:value-type="float" office:value="341.697135088443" calcext:value-type="float">
            <text:p>341.7</text:p>
          </table:table-cell>
          <table:table-cell office:value-type="float" office:value="365.307228824999" calcext:value-type="float">
            <text:p>365.3</text:p>
          </table:table-cell>
          <table:table-cell office:value-type="float" office:value="377.692187602322" calcext:value-type="float">
            <text:p>377.7</text:p>
          </table:table-cell>
          <table:table-cell office:value-type="float" office:value="415.551552495406" calcext:value-type="float">
            <text:p>415.6</text:p>
          </table:table-cell>
          <table:table-cell office:value-type="float" office:value="416.88658104188" calcext:value-type="float">
            <text:p>416.9</text:p>
          </table:table-cell>
          <table:table-cell office:value-type="float" office:value="420.715901040558" calcext:value-type="float">
            <text:p>420.7</text:p>
          </table:table-cell>
          <table:table-cell office:value-type="float" office:value="405.552515674934" calcext:value-type="float">
            <text:p>405.6</text:p>
          </table:table-cell>
          <table:table-cell office:value-type="float" office:value="393.229394108984" calcext:value-type="float">
            <text:p>393.2</text:p>
          </table:table-cell>
          <table:table-cell office:value-type="float" office:value="387.06339020517" calcext:value-type="float">
            <text:p>387.1</text:p>
          </table:table-cell>
          <table:table-cell office:value-type="float" office:value="380.45462662147" calcext:value-type="float">
            <text:p>380.5</text:p>
          </table:table-cell>
          <table:table-cell office:value-type="float" office:value="385.780777607012" calcext:value-type="float">
            <text:p>385.8</text:p>
          </table:table-cell>
          <table:table-cell office:value-type="float" office:value="395.014174459256" calcext:value-type="float">
            <text:p>395.0</text:p>
          </table:table-cell>
          <table:table-cell office:value-type="float" office:value="395.602948666666" calcext:value-type="float">
            <text:p>395.6</text:p>
          </table:table-cell>
          <table:table-cell office:value-type="float" office:value="362.382693151958" calcext:value-type="float">
            <text:p>362.4</text:p>
          </table:table-cell>
          <table:table-cell office:value-type="float" office:value="332.348106521251" calcext:value-type="float">
            <text:p>332.3</text:p>
          </table:table-cell>
          <table:table-cell office:value-type="float" office:value="273.327436177978" calcext:value-type="float">
            <text:p>273.3</text:p>
          </table:table-cell>
          <table:table-cell office:value-type="float" office:value="218.013157900083" calcext:value-type="float">
            <text:p>218.0</text:p>
          </table:table-cell>
          <table:table-cell office:value-type="float" office:value="205.306182828954" calcext:value-type="float">
            <text:p>205.3</text:p>
          </table:table-cell>
          <table:table-cell office:value-type="float" office:value="204.661977351237" calcext:value-type="float">
            <text:p>204.7</text:p>
          </table:table-cell>
          <table:table-cell office:value-type="float" office:value="202.099087731243" calcext:value-type="float">
            <text:p>202.1</text:p>
          </table:table-cell>
          <table:table-cell office:value-type="float" office:value="207.315453634159" calcext:value-type="float">
            <text:p>207.3</text:p>
          </table:table-cell>
          <table:table-cell office:value-type="float" office:value="210.355861898392" calcext:value-type="float">
            <text:p>210.4</text:p>
          </table:table-cell>
          <table:table-cell office:value-type="float" office:value="255.478114504229" calcext:value-type="float">
            <text:p>255.5</text:p>
          </table:table-cell>
          <table:table-cell office:value-type="float" office:value="268.532534108725" calcext:value-type="float">
            <text:p>268.5</text:p>
          </table:table-cell>
          <table:table-cell office:value-type="float" office:value="312.945929651927" calcext:value-type="float">
            <text:p>312.9</text:p>
          </table:table-cell>
          <table:table-cell office:value-type="float" office:value="347.583068392773" calcext:value-type="float">
            <text:p>347.6</text:p>
          </table:table-cell>
          <table:table-cell office:value-type="float" office:value="347.362812104435" calcext:value-type="float">
            <text:p>347.4</text:p>
          </table:table-cell>
          <table:table-cell office:value-type="float" office:value="268.281618700239" calcext:value-type="float">
            <text:p>268.3</text:p>
          </table:table-cell>
          <table:table-cell office:value-type="float" office:value="206.48137150899" calcext:value-type="float">
            <text:p>206.5</text:p>
          </table:table-cell>
          <table:table-cell office:value-type="float" office:value="183.421665623914" calcext:value-type="float">
            <text:p>183.4</text:p>
          </table:table-cell>
          <table:table-cell office:value-type="float" office:value="169.943743516164" calcext:value-type="float">
            <text:p>169.9</text:p>
          </table:table-cell>
          <table:table-cell office:value-type="float" office:value="168.357642681425" calcext:value-type="float">
            <text:p>168.4</text:p>
          </table:table-cell>
          <table:table-cell office:value-type="float" office:value="168.514768902906" calcext:value-type="float">
            <text:p>168.5</text:p>
          </table:table-cell>
          <table:table-cell office:value-type="float" office:value="191.235408813454" calcext:value-type="float">
            <text:p>191.2</text:p>
          </table:table-cell>
          <table:table-cell office:value-type="float" office:value="211.457164750874" calcext:value-type="float">
            <text:p>211.5</text:p>
          </table:table-cell>
          <table:table-cell office:value-type="float" office:value="214.84463539783" calcext:value-type="float">
            <text:p>214.8</text:p>
          </table:table-cell>
          <table:table-cell office:value-type="float" office:value="249.167898529076" calcext:value-type="float">
            <text:p>249.2</text:p>
          </table:table-cell>
          <table:table-cell office:value-type="float" office:value="252.456506174691" calcext:value-type="float">
            <text:p>252.5</text:p>
          </table:table-cell>
          <table:table-cell office:value-type="float" office:value="332.067425069142" calcext:value-type="float">
            <text:p>332.1</text:p>
          </table:table-cell>
          <table:table-cell office:value-type="float" office:value="340.664848095662" calcext:value-type="float">
            <text:p>340.7</text:p>
          </table:table-cell>
          <table:table-cell office:value-type="float" office:value="275.784057720617" calcext:value-type="float">
            <text:p>275.8</text:p>
          </table:table-cell>
          <table:table-cell office:value-type="float" office:value="255.176678238646" calcext:value-type="float">
            <text:p>255.2</text:p>
          </table:table-cell>
          <table:table-cell office:value-type="float" office:value="327.869886971001" calcext:value-type="float">
            <text:p>327.9</text:p>
          </table:table-cell>
          <table:table-cell table:style-name="ce14" office:value-type="float" office:value="306.283648331795" calcext:value-type="float">
            <text:p>306.3</text:p>
          </table:table-cell>
          <table:table-cell table:number-columns-repeated="951"/>
        </table:table-row>
        <table:table-row table:style-name="ro1">
          <table:table-cell table:style-name="ce3" table:formula="of:=[.A81]+1" office:value-type="date" office:date-value="2016-05-20" calcext:value-type="date">
            <text:p>May 20, 16</text:p>
          </table:table-cell>
          <table:table-cell table:style-name="ce7" office:value-type="float" office:value="189.608310891193" calcext:value-type="float">
            <text:p>189.6</text:p>
          </table:table-cell>
          <table:table-cell office:value-type="float" office:value="175.679526782794" calcext:value-type="float">
            <text:p>175.7</text:p>
          </table:table-cell>
          <table:table-cell office:value-type="float" office:value="168.49595982699" calcext:value-type="float">
            <text:p>168.5</text:p>
          </table:table-cell>
          <table:table-cell office:value-type="float" office:value="195.524793236357" calcext:value-type="float">
            <text:p>195.5</text:p>
          </table:table-cell>
          <table:table-cell office:value-type="float" office:value="211.996120868694" calcext:value-type="float">
            <text:p>212.0</text:p>
          </table:table-cell>
          <table:table-cell office:value-type="float" office:value="234.292770378944" calcext:value-type="float">
            <text:p>234.3</text:p>
          </table:table-cell>
          <table:table-cell office:value-type="float" office:value="256.564693382945" calcext:value-type="float">
            <text:p>256.6</text:p>
          </table:table-cell>
          <table:table-cell office:value-type="float" office:value="309.720517707383" calcext:value-type="float">
            <text:p>309.7</text:p>
          </table:table-cell>
          <table:table-cell office:value-type="float" office:value="323.083631811723" calcext:value-type="float">
            <text:p>323.1</text:p>
          </table:table-cell>
          <table:table-cell office:value-type="float" office:value="304.344380693914" calcext:value-type="float">
            <text:p>304.3</text:p>
          </table:table-cell>
          <table:table-cell office:value-type="float" office:value="283.584706868723" calcext:value-type="float">
            <text:p>283.6</text:p>
          </table:table-cell>
          <table:table-cell office:value-type="float" office:value="264.09155952729" calcext:value-type="float">
            <text:p>264.1</text:p>
          </table:table-cell>
          <table:table-cell office:value-type="float" office:value="267.297506890506" calcext:value-type="float">
            <text:p>267.3</text:p>
          </table:table-cell>
          <table:table-cell office:value-type="float" office:value="267.251718417137" calcext:value-type="float">
            <text:p>267.3</text:p>
          </table:table-cell>
          <table:table-cell office:value-type="float" office:value="256.550263491717" calcext:value-type="float">
            <text:p>256.6</text:p>
          </table:table-cell>
          <table:table-cell office:value-type="float" office:value="252.723932368536" calcext:value-type="float">
            <text:p>252.7</text:p>
          </table:table-cell>
          <table:table-cell office:value-type="float" office:value="242.132847169085" calcext:value-type="float">
            <text:p>242.1</text:p>
          </table:table-cell>
          <table:table-cell office:value-type="float" office:value="230.352039223123" calcext:value-type="float">
            <text:p>230.4</text:p>
          </table:table-cell>
          <table:table-cell office:value-type="float" office:value="226.901938885418" calcext:value-type="float">
            <text:p>226.9</text:p>
          </table:table-cell>
          <table:table-cell office:value-type="float" office:value="126.359334700187" calcext:value-type="float">
            <text:p>126.4</text:p>
          </table:table-cell>
          <table:table-cell office:value-type="float" office:value="69.5560132242732" calcext:value-type="float">
            <text:p>69.6</text:p>
          </table:table-cell>
          <table:table-cell office:value-type="float" office:value="68.9975602224682" calcext:value-type="float">
            <text:p>69.0</text:p>
          </table:table-cell>
          <table:table-cell office:value-type="float" office:value="66.2243161375338" calcext:value-type="float">
            <text:p>66.2</text:p>
          </table:table-cell>
          <table:table-cell office:value-type="float" office:value="69.7815437336447" calcext:value-type="float">
            <text:p>69.8</text:p>
          </table:table-cell>
          <table:table-cell office:value-type="float" office:value="86.344967874349" calcext:value-type="float">
            <text:p>86.3</text:p>
          </table:table-cell>
          <table:table-cell office:value-type="float" office:value="76.6511841654496" calcext:value-type="float">
            <text:p>76.7</text:p>
          </table:table-cell>
          <table:table-cell office:value-type="float" office:value="95.0895481800679" calcext:value-type="float">
            <text:p>95.1</text:p>
          </table:table-cell>
          <table:table-cell office:value-type="float" office:value="96.9452852853796" calcext:value-type="float">
            <text:p>96.9</text:p>
          </table:table-cell>
          <table:table-cell office:value-type="float" office:value="108.483027019242" calcext:value-type="float">
            <text:p>108.5</text:p>
          </table:table-cell>
          <table:table-cell office:value-type="float" office:value="109.084376249857" calcext:value-type="float">
            <text:p>109.1</text:p>
          </table:table-cell>
          <table:table-cell office:value-type="float" office:value="118.629015768985" calcext:value-type="float">
            <text:p>118.6</text:p>
          </table:table-cell>
          <table:table-cell office:value-type="float" office:value="105.072191340091" calcext:value-type="float">
            <text:p>105.1</text:p>
          </table:table-cell>
          <table:table-cell office:value-type="float" office:value="87.4752864310137" calcext:value-type="float">
            <text:p>87.5</text:p>
          </table:table-cell>
          <table:table-cell office:value-type="float" office:value="76.8915283608928" calcext:value-type="float">
            <text:p>76.9</text:p>
          </table:table-cell>
          <table:table-cell office:value-type="float" office:value="60.91551628172" calcext:value-type="float">
            <text:p>60.9</text:p>
          </table:table-cell>
          <table:table-cell office:value-type="float" office:value="56.3482802735101" calcext:value-type="float">
            <text:p>56.3</text:p>
          </table:table-cell>
          <table:table-cell office:value-type="float" office:value="67.7331968535857" calcext:value-type="float">
            <text:p>67.7</text:p>
          </table:table-cell>
          <table:table-cell office:value-type="float" office:value="105.225959800711" calcext:value-type="float">
            <text:p>105.2</text:p>
          </table:table-cell>
          <table:table-cell office:value-type="float" office:value="102.917100601015" calcext:value-type="float">
            <text:p>102.9</text:p>
          </table:table-cell>
          <table:table-cell office:value-type="float" office:value="107.056830826509" calcext:value-type="float">
            <text:p>107.1</text:p>
          </table:table-cell>
          <table:table-cell office:value-type="float" office:value="136.276463691182" calcext:value-type="float">
            <text:p>136.3</text:p>
          </table:table-cell>
          <table:table-cell office:value-type="float" office:value="153.044078985749" calcext:value-type="float">
            <text:p>153.0</text:p>
          </table:table-cell>
          <table:table-cell office:value-type="float" office:value="190.426182841652" calcext:value-type="float">
            <text:p>190.4</text:p>
          </table:table-cell>
          <table:table-cell office:value-type="float" office:value="198.418163231038" calcext:value-type="float">
            <text:p>198.4</text:p>
          </table:table-cell>
          <table:table-cell office:value-type="float" office:value="141.314594426996" calcext:value-type="float">
            <text:p>141.3</text:p>
          </table:table-cell>
          <table:table-cell office:value-type="float" office:value="122.991159635365" calcext:value-type="float">
            <text:p>123.0</text:p>
          </table:table-cell>
          <table:table-cell office:value-type="float" office:value="122.052681804267" calcext:value-type="float">
            <text:p>122.1</text:p>
          </table:table-cell>
          <table:table-cell office:value-type="float" office:value="173.657417321406" calcext:value-type="float">
            <text:p>173.7</text:p>
          </table:table-cell>
          <table:table-cell office:value-type="float" office:value="185.423102781298" calcext:value-type="float">
            <text:p>185.4</text:p>
          </table:table-cell>
          <table:table-cell office:value-type="float" office:value="212.020375925271" calcext:value-type="float">
            <text:p>212.0</text:p>
          </table:table-cell>
          <table:table-cell office:value-type="float" office:value="224.328657659358" calcext:value-type="float">
            <text:p>224.3</text:p>
          </table:table-cell>
          <table:table-cell office:value-type="float" office:value="205.774955453554" calcext:value-type="float">
            <text:p>205.8</text:p>
          </table:table-cell>
          <table:table-cell office:value-type="float" office:value="225.925617820023" calcext:value-type="float">
            <text:p>225.9</text:p>
          </table:table-cell>
          <table:table-cell office:value-type="float" office:value="237.967431113054" calcext:value-type="float">
            <text:p>238.0</text:p>
          </table:table-cell>
          <table:table-cell office:value-type="float" office:value="204.752997920812" calcext:value-type="float">
            <text:p>204.8</text:p>
          </table:table-cell>
          <table:table-cell office:value-type="float" office:value="150.250085832647" calcext:value-type="float">
            <text:p>150.3</text:p>
          </table:table-cell>
          <table:table-cell office:value-type="float" office:value="148.844097444368" calcext:value-type="float">
            <text:p>148.8</text:p>
          </table:table-cell>
          <table:table-cell office:value-type="float" office:value="130.030503697389" calcext:value-type="float">
            <text:p>130.0</text:p>
          </table:table-cell>
          <table:table-cell office:value-type="float" office:value="131.041100904376" calcext:value-type="float">
            <text:p>131.0</text:p>
          </table:table-cell>
          <table:table-cell office:value-type="float" office:value="125.174136225274" calcext:value-type="float">
            <text:p>125.2</text:p>
          </table:table-cell>
          <table:table-cell office:value-type="float" office:value="139.937561873151" calcext:value-type="float">
            <text:p>139.9</text:p>
          </table:table-cell>
          <table:table-cell office:value-type="float" office:value="173.071329523248" calcext:value-type="float">
            <text:p>173.1</text:p>
          </table:table-cell>
          <table:table-cell office:value-type="float" office:value="147.499512326974" calcext:value-type="float">
            <text:p>147.5</text:p>
          </table:table-cell>
          <table:table-cell office:value-type="float" office:value="120.574106133199" calcext:value-type="float">
            <text:p>120.6</text:p>
          </table:table-cell>
          <table:table-cell office:value-type="float" office:value="108.788505735608" calcext:value-type="float">
            <text:p>108.8</text:p>
          </table:table-cell>
          <table:table-cell office:value-type="float" office:value="104.229329510984" calcext:value-type="float">
            <text:p>104.2</text:p>
          </table:table-cell>
          <table:table-cell office:value-type="float" office:value="81.3027896243371" calcext:value-type="float">
            <text:p>81.3</text:p>
          </table:table-cell>
          <table:table-cell office:value-type="float" office:value="73.6583440759814" calcext:value-type="float">
            <text:p>73.7</text:p>
          </table:table-cell>
          <table:table-cell office:value-type="float" office:value="27.3232501255454" calcext:value-type="float">
            <text:p>27.3</text:p>
          </table:table-cell>
          <table:table-cell office:value-type="float" office:value="14.9006453769708" calcext:value-type="float">
            <text:p>14.9</text:p>
          </table:table-cell>
          <table:table-cell office:value-type="float" office:value="12.4859855229307" calcext:value-type="float">
            <text:p>12.5</text:p>
          </table:table-cell>
          <table:table-cell table:style-name="ce14" office:value-type="float" office:value="10.8577838244962" calcext:value-type="float">
            <text:p>10.9</text:p>
          </table:table-cell>
          <table:table-cell table:number-columns-repeated="951"/>
        </table:table-row>
        <table:table-row table:style-name="ro1">
          <table:table-cell table:style-name="ce3" table:formula="of:=[.A82]+1" office:value-type="date" office:date-value="2016-05-21" calcext:value-type="date">
            <text:p>May 21, 16</text:p>
          </table:table-cell>
          <table:table-cell table:style-name="ce7" office:value-type="float" office:value="97.9429391980321" calcext:value-type="float">
            <text:p>97.9</text:p>
          </table:table-cell>
          <table:table-cell office:value-type="float" office:value="91.6710886214024" calcext:value-type="float">
            <text:p>91.7</text:p>
          </table:table-cell>
          <table:table-cell office:value-type="float" office:value="107.832530611532" calcext:value-type="float">
            <text:p>107.8</text:p>
          </table:table-cell>
          <table:table-cell office:value-type="float" office:value="106.818999088874" calcext:value-type="float">
            <text:p>106.8</text:p>
          </table:table-cell>
          <table:table-cell office:value-type="float" office:value="125.406116915599" calcext:value-type="float">
            <text:p>125.4</text:p>
          </table:table-cell>
          <table:table-cell office:value-type="float" office:value="137.249991142451" calcext:value-type="float">
            <text:p>137.2</text:p>
          </table:table-cell>
          <table:table-cell office:value-type="float" office:value="148.560248412482" calcext:value-type="float">
            <text:p>148.6</text:p>
          </table:table-cell>
          <table:table-cell office:value-type="float" office:value="132.755238510494" calcext:value-type="float">
            <text:p>132.8</text:p>
          </table:table-cell>
          <table:table-cell office:value-type="float" office:value="114.973778732531" calcext:value-type="float">
            <text:p>115.0</text:p>
          </table:table-cell>
          <table:table-cell office:value-type="float" office:value="89.768762720325" calcext:value-type="float">
            <text:p>89.8</text:p>
          </table:table-cell>
          <table:table-cell office:value-type="float" office:value="75.5411126017346" calcext:value-type="float">
            <text:p>75.5</text:p>
          </table:table-cell>
          <table:table-cell office:value-type="float" office:value="82.4123187248409" calcext:value-type="float">
            <text:p>82.4</text:p>
          </table:table-cell>
          <table:table-cell office:value-type="float" office:value="108.075700262579" calcext:value-type="float">
            <text:p>108.1</text:p>
          </table:table-cell>
          <table:table-cell office:value-type="float" office:value="157.750496402839" calcext:value-type="float">
            <text:p>157.8</text:p>
          </table:table-cell>
          <table:table-cell office:value-type="float" office:value="154.085727859883" calcext:value-type="float">
            <text:p>154.1</text:p>
          </table:table-cell>
          <table:table-cell office:value-type="float" office:value="188.024416177957" calcext:value-type="float">
            <text:p>188.0</text:p>
          </table:table-cell>
          <table:table-cell office:value-type="float" office:value="239.25907599768" calcext:value-type="float">
            <text:p>239.3</text:p>
          </table:table-cell>
          <table:table-cell office:value-type="float" office:value="260.940896485173" calcext:value-type="float">
            <text:p>260.9</text:p>
          </table:table-cell>
          <table:table-cell office:value-type="float" office:value="256.330550558915" calcext:value-type="float">
            <text:p>256.3</text:p>
          </table:table-cell>
          <table:table-cell office:value-type="float" office:value="256.742447945471" calcext:value-type="float">
            <text:p>256.7</text:p>
          </table:table-cell>
          <table:table-cell office:value-type="float" office:value="197.797194768056" calcext:value-type="float">
            <text:p>197.8</text:p>
          </table:table-cell>
          <table:table-cell office:value-type="float" office:value="218.312030525333" calcext:value-type="float">
            <text:p>218.3</text:p>
          </table:table-cell>
          <table:table-cell office:value-type="float" office:value="226.905011756313" calcext:value-type="float">
            <text:p>226.9</text:p>
          </table:table-cell>
          <table:table-cell office:value-type="float" office:value="280.390086762392" calcext:value-type="float">
            <text:p>280.4</text:p>
          </table:table-cell>
          <table:table-cell office:value-type="float" office:value="337.237184941529" calcext:value-type="float">
            <text:p>337.2</text:p>
          </table:table-cell>
          <table:table-cell office:value-type="float" office:value="367.205281059259" calcext:value-type="float">
            <text:p>367.2</text:p>
          </table:table-cell>
          <table:table-cell office:value-type="float" office:value="334.367865592082" calcext:value-type="float">
            <text:p>334.4</text:p>
          </table:table-cell>
          <table:table-cell office:value-type="float" office:value="328.92557443644" calcext:value-type="float">
            <text:p>328.9</text:p>
          </table:table-cell>
          <table:table-cell office:value-type="float" office:value="329.981124847135" calcext:value-type="float">
            <text:p>330.0</text:p>
          </table:table-cell>
          <table:table-cell office:value-type="float" office:value="333.453169366219" calcext:value-type="float">
            <text:p>333.5</text:p>
          </table:table-cell>
          <table:table-cell office:value-type="float" office:value="304.472961142248" calcext:value-type="float">
            <text:p>304.5</text:p>
          </table:table-cell>
          <table:table-cell office:value-type="float" office:value="231.737806102887" calcext:value-type="float">
            <text:p>231.7</text:p>
          </table:table-cell>
          <table:table-cell office:value-type="float" office:value="204.479834699366" calcext:value-type="float">
            <text:p>204.5</text:p>
          </table:table-cell>
          <table:table-cell office:value-type="float" office:value="182.988260369254" calcext:value-type="float">
            <text:p>183.0</text:p>
          </table:table-cell>
          <table:table-cell office:value-type="float" office:value="161.756016999626" calcext:value-type="float">
            <text:p>161.8</text:p>
          </table:table-cell>
          <table:table-cell office:value-type="float" office:value="144.490650137954" calcext:value-type="float">
            <text:p>144.5</text:p>
          </table:table-cell>
          <table:table-cell office:value-type="float" office:value="143.39941885404" calcext:value-type="float">
            <text:p>143.4</text:p>
          </table:table-cell>
          <table:table-cell office:value-type="float" office:value="148.949850639493" calcext:value-type="float">
            <text:p>148.9</text:p>
          </table:table-cell>
          <table:table-cell office:value-type="float" office:value="133.508667931079" calcext:value-type="float">
            <text:p>133.5</text:p>
          </table:table-cell>
          <table:table-cell office:value-type="float" office:value="129.336437420989" calcext:value-type="float">
            <text:p>129.3</text:p>
          </table:table-cell>
          <table:table-cell office:value-type="float" office:value="107.204260899078" calcext:value-type="float">
            <text:p>107.2</text:p>
          </table:table-cell>
          <table:table-cell office:value-type="float" office:value="107.830308699559" calcext:value-type="float">
            <text:p>107.8</text:p>
          </table:table-cell>
          <table:table-cell office:value-type="float" office:value="91.1205561949961" calcext:value-type="float">
            <text:p>91.1</text:p>
          </table:table-cell>
          <table:table-cell office:value-type="float" office:value="67.8494091917004" calcext:value-type="float">
            <text:p>67.8</text:p>
          </table:table-cell>
          <table:table-cell office:value-type="float" office:value="38.2936570126974" calcext:value-type="float">
            <text:p>38.3</text:p>
          </table:table-cell>
          <table:table-cell office:value-type="float" office:value="20.1395601270736" calcext:value-type="float">
            <text:p>20.1</text:p>
          </table:table-cell>
          <table:table-cell office:value-type="float" office:value="18.6758232789617" calcext:value-type="float">
            <text:p>18.7</text:p>
          </table:table-cell>
          <table:table-cell office:value-type="float" office:value="22.238763715894" calcext:value-type="float">
            <text:p>22.2</text:p>
          </table:table-cell>
          <table:table-cell office:value-type="float" office:value="16.9851721188752" calcext:value-type="float">
            <text:p>17.0</text:p>
          </table:table-cell>
          <table:table-cell office:value-type="float" office:value="17.1189580130018" calcext:value-type="float">
            <text:p>17.1</text:p>
          </table:table-cell>
          <table:table-cell office:value-type="float" office:value="14.7272914847348" calcext:value-type="float">
            <text:p>14.7</text:p>
          </table:table-cell>
          <table:table-cell office:value-type="float" office:value="14.1945258885113" calcext:value-type="float">
            <text:p>14.2</text:p>
          </table:table-cell>
          <table:table-cell office:value-type="float" office:value="13.270894664949" calcext:value-type="float">
            <text:p>13.3</text:p>
          </table:table-cell>
          <table:table-cell office:value-type="float" office:value="31.5333927079623" calcext:value-type="float">
            <text:p>31.5</text:p>
          </table:table-cell>
          <table:table-cell office:value-type="float" office:value="33.043287443356" calcext:value-type="float">
            <text:p>33.0</text:p>
          </table:table-cell>
          <table:table-cell office:value-type="float" office:value="40.1671304388121" calcext:value-type="float">
            <text:p>40.2</text:p>
          </table:table-cell>
          <table:table-cell office:value-type="float" office:value="47.4977344627722" calcext:value-type="float">
            <text:p>47.5</text:p>
          </table:table-cell>
          <table:table-cell office:value-type="float" office:value="49.4489315487181" calcext:value-type="float">
            <text:p>49.4</text:p>
          </table:table-cell>
          <table:table-cell office:value-type="float" office:value="53.1946641174352" calcext:value-type="float">
            <text:p>53.2</text:p>
          </table:table-cell>
          <table:table-cell office:value-type="float" office:value="79.4290468058025" calcext:value-type="float">
            <text:p>79.4</text:p>
          </table:table-cell>
          <table:table-cell office:value-type="float" office:value="63.3107173933749" calcext:value-type="float">
            <text:p>63.3</text:p>
          </table:table-cell>
          <table:table-cell office:value-type="float" office:value="59.3577668694504" calcext:value-type="float">
            <text:p>59.4</text:p>
          </table:table-cell>
          <table:table-cell office:value-type="float" office:value="58.4981098308314" calcext:value-type="float">
            <text:p>58.5</text:p>
          </table:table-cell>
          <table:table-cell office:value-type="float" office:value="64.5882100960484" calcext:value-type="float">
            <text:p>64.6</text:p>
          </table:table-cell>
          <table:table-cell office:value-type="float" office:value="64.353881465157" calcext:value-type="float">
            <text:p>64.4</text:p>
          </table:table-cell>
          <table:table-cell office:value-type="float" office:value="63.0332260892054" calcext:value-type="float">
            <text:p>63.0</text:p>
          </table:table-cell>
          <table:table-cell office:value-type="float" office:value="67.4754046066085" calcext:value-type="float">
            <text:p>67.5</text:p>
          </table:table-cell>
          <table:table-cell office:value-type="float" office:value="71.5731287229709" calcext:value-type="float">
            <text:p>71.6</text:p>
          </table:table-cell>
          <table:table-cell office:value-type="float" office:value="61.8536649943952" calcext:value-type="float">
            <text:p>61.9</text:p>
          </table:table-cell>
          <table:table-cell office:value-type="float" office:value="34.4583377533093" calcext:value-type="float">
            <text:p>34.5</text:p>
          </table:table-cell>
          <table:table-cell office:value-type="float" office:value="22.283402689578" calcext:value-type="float">
            <text:p>22.3</text:p>
          </table:table-cell>
          <table:table-cell table:style-name="ce14" office:value-type="float" office:value="26.5897262343058" calcext:value-type="float">
            <text:p>26.6</text:p>
          </table:table-cell>
          <table:table-cell table:number-columns-repeated="951"/>
        </table:table-row>
        <table:table-row table:style-name="ro1">
          <table:table-cell table:style-name="ce3" table:formula="of:=[.A83]+1" office:value-type="date" office:date-value="2016-05-22" calcext:value-type="date">
            <text:p>May 22, 16</text:p>
          </table:table-cell>
          <table:table-cell table:style-name="ce7" office:value-type="float" office:value="224.320807012342" calcext:value-type="float">
            <text:p>224.3</text:p>
          </table:table-cell>
          <table:table-cell office:value-type="float" office:value="249.2449671865" calcext:value-type="float">
            <text:p>249.2</text:p>
          </table:table-cell>
          <table:table-cell office:value-type="float" office:value="265.093789694327" calcext:value-type="float">
            <text:p>265.1</text:p>
          </table:table-cell>
          <table:table-cell office:value-type="float" office:value="274.907282395978" calcext:value-type="float">
            <text:p>274.9</text:p>
          </table:table-cell>
          <table:table-cell office:value-type="float" office:value="313.871827452876" calcext:value-type="float">
            <text:p>313.9</text:p>
          </table:table-cell>
          <table:table-cell office:value-type="float" office:value="338.466887748478" calcext:value-type="float">
            <text:p>338.5</text:p>
          </table:table-cell>
          <table:table-cell office:value-type="float" office:value="381.418626334339" calcext:value-type="float">
            <text:p>381.4</text:p>
          </table:table-cell>
          <table:table-cell office:value-type="float" office:value="310.080189368801" calcext:value-type="float">
            <text:p>310.1</text:p>
          </table:table-cell>
          <table:table-cell office:value-type="float" office:value="260.904343907355" calcext:value-type="float">
            <text:p>260.9</text:p>
          </table:table-cell>
          <table:table-cell office:value-type="float" office:value="226.997994087617" calcext:value-type="float">
            <text:p>227.0</text:p>
          </table:table-cell>
          <table:table-cell office:value-type="float" office:value="224.133025504252" calcext:value-type="float">
            <text:p>224.1</text:p>
          </table:table-cell>
          <table:table-cell office:value-type="float" office:value="234.136496997451" calcext:value-type="float">
            <text:p>234.1</text:p>
          </table:table-cell>
          <table:table-cell office:value-type="float" office:value="209.349239511597" calcext:value-type="float">
            <text:p>209.3</text:p>
          </table:table-cell>
          <table:table-cell office:value-type="float" office:value="168.420293650986" calcext:value-type="float">
            <text:p>168.4</text:p>
          </table:table-cell>
          <table:table-cell office:value-type="float" office:value="122.767575632672" calcext:value-type="float">
            <text:p>122.8</text:p>
          </table:table-cell>
          <table:table-cell office:value-type="float" office:value="104.369604964965" calcext:value-type="float">
            <text:p>104.4</text:p>
          </table:table-cell>
          <table:table-cell office:value-type="float" office:value="114.613756983968" calcext:value-type="float">
            <text:p>114.6</text:p>
          </table:table-cell>
          <table:table-cell office:value-type="float" office:value="117.250411854223" calcext:value-type="float">
            <text:p>117.3</text:p>
          </table:table-cell>
          <table:table-cell office:value-type="float" office:value="101.64911089249" calcext:value-type="float">
            <text:p>101.6</text:p>
          </table:table-cell>
          <table:table-cell office:value-type="float" office:value="69.0469502720622" calcext:value-type="float">
            <text:p>69.0</text:p>
          </table:table-cell>
          <table:table-cell office:value-type="float" office:value="33.2400067900729" calcext:value-type="float">
            <text:p>33.2</text:p>
          </table:table-cell>
          <table:table-cell office:value-type="float" office:value="19.6138817178878" calcext:value-type="float">
            <text:p>19.6</text:p>
          </table:table-cell>
          <table:table-cell office:value-type="float" office:value="25.6119286702899" calcext:value-type="float">
            <text:p>25.6</text:p>
          </table:table-cell>
          <table:table-cell office:value-type="float" office:value="35.2093704621071" calcext:value-type="float">
            <text:p>35.2</text:p>
          </table:table-cell>
          <table:table-cell office:value-type="float" office:value="30.3434986424311" calcext:value-type="float">
            <text:p>30.3</text:p>
          </table:table-cell>
          <table:table-cell office:value-type="float" office:value="26.7750757143352" calcext:value-type="float">
            <text:p>26.8</text:p>
          </table:table-cell>
          <table:table-cell office:value-type="float" office:value="17.972599914101" calcext:value-type="float">
            <text:p>18.0</text:p>
          </table:table-cell>
          <table:table-cell office:value-type="float" office:value="19.630313105409" calcext:value-type="float">
            <text:p>19.6</text:p>
          </table:table-cell>
          <table:table-cell office:value-type="float" office:value="19.9907118851402" calcext:value-type="float">
            <text:p>20.0</text:p>
          </table:table-cell>
          <table:table-cell office:value-type="float" office:value="26.1002537480472" calcext:value-type="float">
            <text:p>26.1</text:p>
          </table:table-cell>
          <table:table-cell office:value-type="float" office:value="48.7292460748711" calcext:value-type="float">
            <text:p>48.7</text:p>
          </table:table-cell>
          <table:table-cell office:value-type="float" office:value="58.8185513781106" calcext:value-type="float">
            <text:p>58.8</text:p>
          </table:table-cell>
          <table:table-cell office:value-type="float" office:value="53.4206652521427" calcext:value-type="float">
            <text:p>53.4</text:p>
          </table:table-cell>
          <table:table-cell office:value-type="float" office:value="78.7642045469894" calcext:value-type="float">
            <text:p>78.8</text:p>
          </table:table-cell>
          <table:table-cell office:value-type="float" office:value="66.1524717036566" calcext:value-type="float">
            <text:p>66.2</text:p>
          </table:table-cell>
          <table:table-cell office:value-type="float" office:value="56.4972136594598" calcext:value-type="float">
            <text:p>56.5</text:p>
          </table:table-cell>
          <table:table-cell office:value-type="float" office:value="56.0823007676848" calcext:value-type="float">
            <text:p>56.1</text:p>
          </table:table-cell>
          <table:table-cell office:value-type="float" office:value="51.7649809487409" calcext:value-type="float">
            <text:p>51.8</text:p>
          </table:table-cell>
          <table:table-cell office:value-type="float" office:value="62.4612662068666" calcext:value-type="float">
            <text:p>62.5</text:p>
          </table:table-cell>
          <table:table-cell office:value-type="float" office:value="54.8436308555928" calcext:value-type="float">
            <text:p>54.8</text:p>
          </table:table-cell>
          <table:table-cell office:value-type="float" office:value="56.0755158280599" calcext:value-type="float">
            <text:p>56.1</text:p>
          </table:table-cell>
          <table:table-cell office:value-type="float" office:value="60.0726724027972" calcext:value-type="float">
            <text:p>60.1</text:p>
          </table:table-cell>
          <table:table-cell office:value-type="float" office:value="68.9083289643772" calcext:value-type="float">
            <text:p>68.9</text:p>
          </table:table-cell>
          <table:table-cell office:value-type="float" office:value="83.2832058845692" calcext:value-type="float">
            <text:p>83.3</text:p>
          </table:table-cell>
          <table:table-cell office:value-type="float" office:value="74.8496347705156" calcext:value-type="float">
            <text:p>74.8</text:p>
          </table:table-cell>
          <table:table-cell office:value-type="float" office:value="53.9208305743613" calcext:value-type="float">
            <text:p>53.9</text:p>
          </table:table-cell>
          <table:table-cell office:value-type="float" office:value="35.0793362790164" calcext:value-type="float">
            <text:p>35.1</text:p>
          </table:table-cell>
          <table:table-cell office:value-type="float" office:value="37.4781355048685" calcext:value-type="float">
            <text:p>37.5</text:p>
          </table:table-cell>
          <table:table-cell office:value-type="float" office:value="39.0064733821869" calcext:value-type="float">
            <text:p>39.0</text:p>
          </table:table-cell>
          <table:table-cell office:value-type="float" office:value="58.8355644353302" calcext:value-type="float">
            <text:p>58.8</text:p>
          </table:table-cell>
          <table:table-cell office:value-type="float" office:value="82.3384801391259" calcext:value-type="float">
            <text:p>82.3</text:p>
          </table:table-cell>
          <table:table-cell office:value-type="float" office:value="132.181139988911" calcext:value-type="float">
            <text:p>132.2</text:p>
          </table:table-cell>
          <table:table-cell office:value-type="float" office:value="141.253415704424" calcext:value-type="float">
            <text:p>141.3</text:p>
          </table:table-cell>
          <table:table-cell office:value-type="float" office:value="159.323672127063" calcext:value-type="float">
            <text:p>159.3</text:p>
          </table:table-cell>
          <table:table-cell office:value-type="float" office:value="192.444353318284" calcext:value-type="float">
            <text:p>192.4</text:p>
          </table:table-cell>
          <table:table-cell office:value-type="float" office:value="230.867282368788" calcext:value-type="float">
            <text:p>230.9</text:p>
          </table:table-cell>
          <table:table-cell office:value-type="float" office:value="241.481734877059" calcext:value-type="float">
            <text:p>241.5</text:p>
          </table:table-cell>
          <table:table-cell office:value-type="float" office:value="257.638064215055" calcext:value-type="float">
            <text:p>257.6</text:p>
          </table:table-cell>
          <table:table-cell office:value-type="float" office:value="250.132977800532" calcext:value-type="float">
            <text:p>250.1</text:p>
          </table:table-cell>
          <table:table-cell office:value-type="float" office:value="250.785413671477" calcext:value-type="float">
            <text:p>250.8</text:p>
          </table:table-cell>
          <table:table-cell office:value-type="float" office:value="229.479373449142" calcext:value-type="float">
            <text:p>229.5</text:p>
          </table:table-cell>
          <table:table-cell office:value-type="float" office:value="213.016388734924" calcext:value-type="float">
            <text:p>213.0</text:p>
          </table:table-cell>
          <table:table-cell office:value-type="float" office:value="195.042182247662" calcext:value-type="float">
            <text:p>195.0</text:p>
          </table:table-cell>
          <table:table-cell office:value-type="float" office:value="193.680391100494" calcext:value-type="float">
            <text:p>193.7</text:p>
          </table:table-cell>
          <table:table-cell office:value-type="float" office:value="178.628514123153" calcext:value-type="float">
            <text:p>178.6</text:p>
          </table:table-cell>
          <table:table-cell office:value-type="float" office:value="151.19988992129" calcext:value-type="float">
            <text:p>151.2</text:p>
          </table:table-cell>
          <table:table-cell office:value-type="float" office:value="137.670744821322" calcext:value-type="float">
            <text:p>137.7</text:p>
          </table:table-cell>
          <table:table-cell office:value-type="float" office:value="110.678406589837" calcext:value-type="float">
            <text:p>110.7</text:p>
          </table:table-cell>
          <table:table-cell office:value-type="float" office:value="48.312491039046" calcext:value-type="float">
            <text:p>48.3</text:p>
          </table:table-cell>
          <table:table-cell office:value-type="float" office:value="8.62982692938045" calcext:value-type="float">
            <text:p>8.6</text:p>
          </table:table-cell>
          <table:table-cell office:value-type="float" office:value="9.37830052023582" calcext:value-type="float">
            <text:p>9.4</text:p>
          </table:table-cell>
          <table:table-cell table:style-name="ce14" office:value-type="float" office:value="5.03483940843428" calcext:value-type="float">
            <text:p>5.0</text:p>
          </table:table-cell>
          <table:table-cell table:number-columns-repeated="951"/>
        </table:table-row>
        <table:table-row table:style-name="ro1">
          <table:table-cell table:style-name="ce3" table:formula="of:=[.A84]+1" office:value-type="date" office:date-value="2016-05-23" calcext:value-type="date">
            <text:p>May 23, 16</text:p>
          </table:table-cell>
          <table:table-cell table:style-name="ce7" office:value-type="float" office:value="27.1632336164347" calcext:value-type="float">
            <text:p>27.2</text:p>
          </table:table-cell>
          <table:table-cell office:value-type="float" office:value="25.5814453356397" calcext:value-type="float">
            <text:p>25.6</text:p>
          </table:table-cell>
          <table:table-cell office:value-type="float" office:value="18.4050620962287" calcext:value-type="float">
            <text:p>18.4</text:p>
          </table:table-cell>
          <table:table-cell office:value-type="float" office:value="14.3055303725493" calcext:value-type="float">
            <text:p>14.3</text:p>
          </table:table-cell>
          <table:table-cell office:value-type="float" office:value="10.7681856395008" calcext:value-type="float">
            <text:p>10.8</text:p>
          </table:table-cell>
          <table:table-cell office:value-type="float" office:value="9.43698923030367" calcext:value-type="float">
            <text:p>9.4</text:p>
          </table:table-cell>
          <table:table-cell office:value-type="float" office:value="16.5767696032077" calcext:value-type="float">
            <text:p>16.6</text:p>
          </table:table-cell>
          <table:table-cell office:value-type="float" office:value="20.019380881427" calcext:value-type="float">
            <text:p>20.0</text:p>
          </table:table-cell>
          <table:table-cell office:value-type="float" office:value="29.009031937007" calcext:value-type="float">
            <text:p>29.0</text:p>
          </table:table-cell>
          <table:table-cell office:value-type="float" office:value="31.4859256482863" calcext:value-type="float">
            <text:p>31.5</text:p>
          </table:table-cell>
          <table:table-cell office:value-type="float" office:value="32.4412491895587" calcext:value-type="float">
            <text:p>32.4</text:p>
          </table:table-cell>
          <table:table-cell office:value-type="float" office:value="30.1629631178229" calcext:value-type="float">
            <text:p>30.2</text:p>
          </table:table-cell>
          <table:table-cell office:value-type="float" office:value="34.7769275305069" calcext:value-type="float">
            <text:p>34.8</text:p>
          </table:table-cell>
          <table:table-cell office:value-type="float" office:value="46.1862601443823" calcext:value-type="float">
            <text:p>46.2</text:p>
          </table:table-cell>
          <table:table-cell office:value-type="float" office:value="65.8699425452976" calcext:value-type="float">
            <text:p>65.9</text:p>
          </table:table-cell>
          <table:table-cell office:value-type="float" office:value="73.6304924288245" calcext:value-type="float">
            <text:p>73.6</text:p>
          </table:table-cell>
          <table:table-cell office:value-type="float" office:value="88.0753502947209" calcext:value-type="float">
            <text:p>88.1</text:p>
          </table:table-cell>
          <table:table-cell office:value-type="float" office:value="103.747621554268" calcext:value-type="float">
            <text:p>103.7</text:p>
          </table:table-cell>
          <table:table-cell office:value-type="float" office:value="85.6541302106724" calcext:value-type="float">
            <text:p>85.7</text:p>
          </table:table-cell>
          <table:table-cell office:value-type="float" office:value="92.6846668137008" calcext:value-type="float">
            <text:p>92.7</text:p>
          </table:table-cell>
          <table:table-cell office:value-type="float" office:value="54.9051514793595" calcext:value-type="float">
            <text:p>54.9</text:p>
          </table:table-cell>
          <table:table-cell office:value-type="float" office:value="45.6448970565616" calcext:value-type="float">
            <text:p>45.6</text:p>
          </table:table-cell>
          <table:table-cell office:value-type="float" office:value="43.1900570034599" calcext:value-type="float">
            <text:p>43.2</text:p>
          </table:table-cell>
          <table:table-cell office:value-type="float" office:value="50.3450238940773" calcext:value-type="float">
            <text:p>50.3</text:p>
          </table:table-cell>
          <table:table-cell office:value-type="float" office:value="75.2822266971803" calcext:value-type="float">
            <text:p>75.3</text:p>
          </table:table-cell>
          <table:table-cell office:value-type="float" office:value="119.092016985057" calcext:value-type="float">
            <text:p>119.1</text:p>
          </table:table-cell>
          <table:table-cell office:value-type="float" office:value="107.914637792275" calcext:value-type="float">
            <text:p>107.9</text:p>
          </table:table-cell>
          <table:table-cell office:value-type="float" office:value="187.10509383604" calcext:value-type="float">
            <text:p>187.1</text:p>
          </table:table-cell>
          <table:table-cell office:value-type="float" office:value="242.133364563117" calcext:value-type="float">
            <text:p>242.1</text:p>
          </table:table-cell>
          <table:table-cell office:value-type="float" office:value="293.913680636887" calcext:value-type="float">
            <text:p>293.9</text:p>
          </table:table-cell>
          <table:table-cell office:value-type="float" office:value="379.744646409113" calcext:value-type="float">
            <text:p>379.7</text:p>
          </table:table-cell>
          <table:table-cell office:value-type="float" office:value="474.928646059272" calcext:value-type="float">
            <text:p>474.9</text:p>
          </table:table-cell>
          <table:table-cell office:value-type="float" office:value="493.57759097016" calcext:value-type="float">
            <text:p>493.6</text:p>
          </table:table-cell>
          <table:table-cell office:value-type="float" office:value="507.089454793851" calcext:value-type="float">
            <text:p>507.1</text:p>
          </table:table-cell>
          <table:table-cell office:value-type="float" office:value="511.551717062518" calcext:value-type="float">
            <text:p>511.6</text:p>
          </table:table-cell>
          <table:table-cell office:value-type="float" office:value="508.811326930022" calcext:value-type="float">
            <text:p>508.8</text:p>
          </table:table-cell>
          <table:table-cell office:value-type="float" office:value="511.973136108608" calcext:value-type="float">
            <text:p>512.0</text:p>
          </table:table-cell>
          <table:table-cell office:value-type="float" office:value="518.864126816032" calcext:value-type="float">
            <text:p>518.9</text:p>
          </table:table-cell>
          <table:table-cell office:value-type="float" office:value="442.756466563316" calcext:value-type="float">
            <text:p>442.8</text:p>
          </table:table-cell>
          <table:table-cell office:value-type="float" office:value="412.926685982455" calcext:value-type="float">
            <text:p>412.9</text:p>
          </table:table-cell>
          <table:table-cell office:value-type="float" office:value="358.711308743772" calcext:value-type="float">
            <text:p>358.7</text:p>
          </table:table-cell>
          <table:table-cell office:value-type="float" office:value="351.779177206771" calcext:value-type="float">
            <text:p>351.8</text:p>
          </table:table-cell>
          <table:table-cell office:value-type="float" office:value="321.312725750008" calcext:value-type="float">
            <text:p>321.3</text:p>
          </table:table-cell>
          <table:table-cell office:value-type="float" office:value="165.622231025696" calcext:value-type="float">
            <text:p>165.6</text:p>
          </table:table-cell>
          <table:table-cell office:value-type="float" office:value="75.3804451670486" calcext:value-type="float">
            <text:p>75.4</text:p>
          </table:table-cell>
          <table:table-cell office:value-type="float" office:value="53.7297954797017" calcext:value-type="float">
            <text:p>53.7</text:p>
          </table:table-cell>
          <table:table-cell office:value-type="float" office:value="27.0557690986588" calcext:value-type="float">
            <text:p>27.1</text:p>
          </table:table-cell>
          <table:table-cell office:value-type="float" office:value="31.2701666892275" calcext:value-type="float">
            <text:p>31.3</text:p>
          </table:table-cell>
          <table:table-cell office:value-type="float" office:value="28.9997865005194" calcext:value-type="float">
            <text:p>29.0</text:p>
          </table:table-cell>
          <table:table-cell office:value-type="float" office:value="24.6046222408417" calcext:value-type="float">
            <text:p>24.6</text:p>
          </table:table-cell>
          <table:table-cell office:value-type="float" office:value="17.7060280928419" calcext:value-type="float">
            <text:p>17.7</text:p>
          </table:table-cell>
          <table:table-cell office:value-type="float" office:value="1.01851591466182" calcext:value-type="float">
            <text:p>1.0</text:p>
          </table:table-cell>
          <table:table-cell office:value-type="float" office:value="2.0384529083831" calcext:value-type="float">
            <text:p>2.0</text:p>
          </table:table-cell>
          <table:table-cell office:value-type="float" office:value="1.61706552238779" calcext:value-type="float">
            <text:p>1.6</text:p>
          </table:table-cell>
          <table:table-cell office:value-type="float" office:value="2.95408598366157" calcext:value-type="float">
            <text:p>3.0</text:p>
          </table:table-cell>
          <table:table-cell office:value-type="float" office:value="7.11010291004039" calcext:value-type="float">
            <text:p>7.1</text:p>
          </table:table-cell>
          <table:table-cell office:value-type="float" office:value="13.1488407449155" calcext:value-type="float">
            <text:p>13.1</text:p>
          </table:table-cell>
          <table:table-cell office:value-type="float" office:value="12.5655103060374" calcext:value-type="float">
            <text:p>12.6</text:p>
          </table:table-cell>
          <table:table-cell office:value-type="float" office:value="11.307248052807" calcext:value-type="float">
            <text:p>11.3</text:p>
          </table:table-cell>
          <table:table-cell office:value-type="float" office:value="10.3913545931212" calcext:value-type="float">
            <text:p>10.4</text:p>
          </table:table-cell>
          <table:table-cell office:value-type="float" office:value="10.9350406375913" calcext:value-type="float">
            <text:p>10.9</text:p>
          </table:table-cell>
          <table:table-cell office:value-type="float" office:value="20.5363287116287" calcext:value-type="float">
            <text:p>20.5</text:p>
          </table:table-cell>
          <table:table-cell office:value-type="float" office:value="38.8078798716097" calcext:value-type="float">
            <text:p>38.8</text:p>
          </table:table-cell>
          <table:table-cell office:value-type="float" office:value="60.458702831083" calcext:value-type="float">
            <text:p>60.5</text:p>
          </table:table-cell>
          <table:table-cell office:value-type="float" office:value="78.3146683262021" calcext:value-type="float">
            <text:p>78.3</text:p>
          </table:table-cell>
          <table:table-cell office:value-type="float" office:value="91.3271121421982" calcext:value-type="float">
            <text:p>91.3</text:p>
          </table:table-cell>
          <table:table-cell office:value-type="float" office:value="93.9815693836513" calcext:value-type="float">
            <text:p>94.0</text:p>
          </table:table-cell>
          <table:table-cell office:value-type="float" office:value="122.715177512905" calcext:value-type="float">
            <text:p>122.7</text:p>
          </table:table-cell>
          <table:table-cell office:value-type="float" office:value="148.460630757908" calcext:value-type="float">
            <text:p>148.5</text:p>
          </table:table-cell>
          <table:table-cell office:value-type="float" office:value="148.339760810576" calcext:value-type="float">
            <text:p>148.3</text:p>
          </table:table-cell>
          <table:table-cell office:value-type="float" office:value="160.753350288525" calcext:value-type="float">
            <text:p>160.8</text:p>
          </table:table-cell>
          <table:table-cell table:style-name="ce14" office:value-type="float" office:value="166.164876261227" calcext:value-type="float">
            <text:p>166.2</text:p>
          </table:table-cell>
          <table:table-cell table:number-columns-repeated="951"/>
        </table:table-row>
        <table:table-row table:style-name="ro1">
          <table:table-cell table:style-name="ce3" table:formula="of:=[.A85]+1" office:value-type="date" office:date-value="2016-05-24" calcext:value-type="date">
            <text:p>May 24, 16</text:p>
          </table:table-cell>
          <table:table-cell table:style-name="ce7" office:value-type="float" office:value="121.071011964047" calcext:value-type="float">
            <text:p>121.1</text:p>
          </table:table-cell>
          <table:table-cell office:value-type="float" office:value="124.515244474481" calcext:value-type="float">
            <text:p>124.5</text:p>
          </table:table-cell>
          <table:table-cell office:value-type="float" office:value="115.576436586221" calcext:value-type="float">
            <text:p>115.6</text:p>
          </table:table-cell>
          <table:table-cell office:value-type="float" office:value="153.532359563797" calcext:value-type="float">
            <text:p>153.5</text:p>
          </table:table-cell>
          <table:table-cell office:value-type="float" office:value="194.510409064497" calcext:value-type="float">
            <text:p>194.5</text:p>
          </table:table-cell>
          <table:table-cell office:value-type="float" office:value="261.079302431439" calcext:value-type="float">
            <text:p>261.1</text:p>
          </table:table-cell>
          <table:table-cell office:value-type="float" office:value="397.884358131472" calcext:value-type="float">
            <text:p>397.9</text:p>
          </table:table-cell>
          <table:table-cell office:value-type="float" office:value="530.474519895851" calcext:value-type="float">
            <text:p>530.5</text:p>
          </table:table-cell>
          <table:table-cell office:value-type="float" office:value="551.020335845281" calcext:value-type="float">
            <text:p>551.0</text:p>
          </table:table-cell>
          <table:table-cell office:value-type="float" office:value="553.931574396183" calcext:value-type="float">
            <text:p>553.9</text:p>
          </table:table-cell>
          <table:table-cell office:value-type="float" office:value="546.663115051431" calcext:value-type="float">
            <text:p>546.7</text:p>
          </table:table-cell>
          <table:table-cell office:value-type="float" office:value="548.153914680228" calcext:value-type="float">
            <text:p>548.2</text:p>
          </table:table-cell>
          <table:table-cell office:value-type="float" office:value="570.841010174498" calcext:value-type="float">
            <text:p>570.8</text:p>
          </table:table-cell>
          <table:table-cell office:value-type="float" office:value="512.942190745453" calcext:value-type="float">
            <text:p>512.9</text:p>
          </table:table-cell>
          <table:table-cell office:value-type="float" office:value="409.76893526214" calcext:value-type="float">
            <text:p>409.8</text:p>
          </table:table-cell>
          <table:table-cell office:value-type="float" office:value="400.719691412174" calcext:value-type="float">
            <text:p>400.7</text:p>
          </table:table-cell>
          <table:table-cell office:value-type="float" office:value="362.079927370026" calcext:value-type="float">
            <text:p>362.1</text:p>
          </table:table-cell>
          <table:table-cell office:value-type="float" office:value="333.811308769303" calcext:value-type="float">
            <text:p>333.8</text:p>
          </table:table-cell>
          <table:table-cell office:value-type="float" office:value="356.175711156405" calcext:value-type="float">
            <text:p>356.2</text:p>
          </table:table-cell>
          <table:table-cell office:value-type="float" office:value="189.019848228665" calcext:value-type="float">
            <text:p>189.0</text:p>
          </table:table-cell>
          <table:table-cell office:value-type="float" office:value="72.1627509507367" calcext:value-type="float">
            <text:p>72.2</text:p>
          </table:table-cell>
          <table:table-cell office:value-type="float" office:value="48.2431085392263" calcext:value-type="float">
            <text:p>48.2</text:p>
          </table:table-cell>
          <table:table-cell office:value-type="float" office:value="38.7426832274458" calcext:value-type="float">
            <text:p>38.7</text:p>
          </table:table-cell>
          <table:table-cell office:value-type="float" office:value="10.870951447976" calcext:value-type="float">
            <text:p>10.9</text:p>
          </table:table-cell>
          <table:table-cell office:value-type="float" office:value="14.269651731518" calcext:value-type="float">
            <text:p>14.3</text:p>
          </table:table-cell>
          <table:table-cell office:value-type="float" office:value="12.8785204135798" calcext:value-type="float">
            <text:p>12.9</text:p>
          </table:table-cell>
          <table:table-cell office:value-type="float" office:value="24.1218435794967" calcext:value-type="float">
            <text:p>24.1</text:p>
          </table:table-cell>
          <table:table-cell office:value-type="float" office:value="7.7953058314595" calcext:value-type="float">
            <text:p>7.8</text:p>
          </table:table-cell>
          <table:table-cell office:value-type="float" office:value="12.2396056068165" calcext:value-type="float">
            <text:p>12.2</text:p>
          </table:table-cell>
          <table:table-cell office:value-type="float" office:value="13.870606237334" calcext:value-type="float">
            <text:p>13.9</text:p>
          </table:table-cell>
          <table:table-cell office:value-type="float" office:value="17.2841774706841" calcext:value-type="float">
            <text:p>17.3</text:p>
          </table:table-cell>
          <table:table-cell office:value-type="float" office:value="20.8394193197038" calcext:value-type="float">
            <text:p>20.8</text:p>
          </table:table-cell>
          <table:table-cell office:value-type="float" office:value="16.2138122435999" calcext:value-type="float">
            <text:p>16.2</text:p>
          </table:table-cell>
          <table:table-cell office:value-type="float" office:value="13.8021853210283" calcext:value-type="float">
            <text:p>13.8</text:p>
          </table:table-cell>
          <table:table-cell office:value-type="float" office:value="16.0000931190624" calcext:value-type="float">
            <text:p>16.0</text:p>
          </table:table-cell>
          <table:table-cell office:value-type="float" office:value="16.1572126394565" calcext:value-type="float">
            <text:p>16.2</text:p>
          </table:table-cell>
          <table:table-cell office:value-type="float" office:value="7.59106221749835" calcext:value-type="float">
            <text:p>7.6</text:p>
          </table:table-cell>
          <table:table-cell office:value-type="float" office:value="0.645797237774829" calcext:value-type="float">
            <text:p>0.6</text:p>
          </table:table-cell>
          <table:table-cell office:value-type="float" office:value="11.9564705023377" calcext:value-type="float">
            <text:p>12.0</text:p>
          </table:table-cell>
          <table:table-cell office:value-type="float" office:value="29.7548019093511" calcext:value-type="float">
            <text:p>29.8</text:p>
          </table:table-cell>
          <table:table-cell office:value-type="float" office:value="40.548119279052" calcext:value-type="float">
            <text:p>40.5</text:p>
          </table:table-cell>
          <table:table-cell office:value-type="float" office:value="43.0276045975087" calcext:value-type="float">
            <text:p>43.0</text:p>
          </table:table-cell>
          <table:table-cell office:value-type="float" office:value="37.1409936193639" calcext:value-type="float">
            <text:p>37.1</text:p>
          </table:table-cell>
          <table:table-cell office:value-type="float" office:value="41.3873373928318" calcext:value-type="float">
            <text:p>41.4</text:p>
          </table:table-cell>
          <table:table-cell office:value-type="float" office:value="41.9110695474733" calcext:value-type="float">
            <text:p>41.9</text:p>
          </table:table-cell>
          <table:table-cell office:value-type="float" office:value="45.1057848556612" calcext:value-type="float">
            <text:p>45.1</text:p>
          </table:table-cell>
          <table:table-cell office:value-type="float" office:value="54.4246030957621" calcext:value-type="float">
            <text:p>54.4</text:p>
          </table:table-cell>
          <table:table-cell office:value-type="float" office:value="71.7434834772384" calcext:value-type="float">
            <text:p>71.7</text:p>
          </table:table-cell>
          <table:table-cell office:value-type="float" office:value="82.7195495876054" calcext:value-type="float">
            <text:p>82.7</text:p>
          </table:table-cell>
          <table:table-cell office:value-type="float" office:value="89.3987296923346" calcext:value-type="float">
            <text:p>89.4</text:p>
          </table:table-cell>
          <table:table-cell office:value-type="float" office:value="111.833570627628" calcext:value-type="float">
            <text:p>111.8</text:p>
          </table:table-cell>
          <table:table-cell office:value-type="float" office:value="136.943705487101" calcext:value-type="float">
            <text:p>136.9</text:p>
          </table:table-cell>
          <table:table-cell office:value-type="float" office:value="175.121350267274" calcext:value-type="float">
            <text:p>175.1</text:p>
          </table:table-cell>
          <table:table-cell office:value-type="float" office:value="182.625469683711" calcext:value-type="float">
            <text:p>182.6</text:p>
          </table:table-cell>
          <table:table-cell office:value-type="float" office:value="176.79698617018" calcext:value-type="float">
            <text:p>176.8</text:p>
          </table:table-cell>
          <table:table-cell office:value-type="float" office:value="221.740760947258" calcext:value-type="float">
            <text:p>221.7</text:p>
          </table:table-cell>
          <table:table-cell office:value-type="float" office:value="229.646446596442" calcext:value-type="float">
            <text:p>229.6</text:p>
          </table:table-cell>
          <table:table-cell office:value-type="float" office:value="232.753739442205" calcext:value-type="float">
            <text:p>232.8</text:p>
          </table:table-cell>
          <table:table-cell office:value-type="float" office:value="232.242844462157" calcext:value-type="float">
            <text:p>232.2</text:p>
          </table:table-cell>
          <table:table-cell office:value-type="float" office:value="243.098630286231" calcext:value-type="float">
            <text:p>243.1</text:p>
          </table:table-cell>
          <table:table-cell office:value-type="float" office:value="251.624647992236" calcext:value-type="float">
            <text:p>251.6</text:p>
          </table:table-cell>
          <table:table-cell office:value-type="float" office:value="254.088411494105" calcext:value-type="float">
            <text:p>254.1</text:p>
          </table:table-cell>
          <table:table-cell office:value-type="float" office:value="308.743536516548" calcext:value-type="float">
            <text:p>308.7</text:p>
          </table:table-cell>
          <table:table-cell office:value-type="float" office:value="335.395470620806" calcext:value-type="float">
            <text:p>335.4</text:p>
          </table:table-cell>
          <table:table-cell office:value-type="float" office:value="296.332012909235" calcext:value-type="float">
            <text:p>296.3</text:p>
          </table:table-cell>
          <table:table-cell office:value-type="float" office:value="318.644726559953" calcext:value-type="float">
            <text:p>318.6</text:p>
          </table:table-cell>
          <table:table-cell office:value-type="float" office:value="320.648340958011" calcext:value-type="float">
            <text:p>320.6</text:p>
          </table:table-cell>
          <table:table-cell office:value-type="float" office:value="281.364132697767" calcext:value-type="float">
            <text:p>281.4</text:p>
          </table:table-cell>
          <table:table-cell office:value-type="float" office:value="288.060619000608" calcext:value-type="float">
            <text:p>288.1</text:p>
          </table:table-cell>
          <table:table-cell office:value-type="float" office:value="281.223492890986" calcext:value-type="float">
            <text:p>281.2</text:p>
          </table:table-cell>
          <table:table-cell office:value-type="float" office:value="318.00291059342" calcext:value-type="float">
            <text:p>318.0</text:p>
          </table:table-cell>
          <table:table-cell table:style-name="ce14" office:value-type="float" office:value="280.704367733665" calcext:value-type="float">
            <text:p>280.7</text:p>
          </table:table-cell>
          <table:table-cell table:number-columns-repeated="951"/>
        </table:table-row>
        <table:table-row table:style-name="ro1">
          <table:table-cell table:style-name="ce3" table:formula="of:=[.A86]+1" office:value-type="date" office:date-value="2016-05-25" calcext:value-type="date">
            <text:p>May 25, 16</text:p>
          </table:table-cell>
          <table:table-cell table:style-name="ce7" office:value-type="float" office:value="26.5138344961175" calcext:value-type="float">
            <text:p>26.5</text:p>
          </table:table-cell>
          <table:table-cell office:value-type="float" office:value="23.8705367646475" calcext:value-type="float">
            <text:p>23.9</text:p>
          </table:table-cell>
          <table:table-cell office:value-type="float" office:value="27.9957975414303" calcext:value-type="float">
            <text:p>28.0</text:p>
          </table:table-cell>
          <table:table-cell office:value-type="float" office:value="15.6166121678046" calcext:value-type="float">
            <text:p>15.6</text:p>
          </table:table-cell>
          <table:table-cell office:value-type="float" office:value="22.8304675007219" calcext:value-type="float">
            <text:p>22.8</text:p>
          </table:table-cell>
          <table:table-cell office:value-type="float" office:value="33.4188191748922" calcext:value-type="float">
            <text:p>33.4</text:p>
          </table:table-cell>
          <table:table-cell office:value-type="float" office:value="35.2019957016553" calcext:value-type="float">
            <text:p>35.2</text:p>
          </table:table-cell>
          <table:table-cell office:value-type="float" office:value="32.3205203754398" calcext:value-type="float">
            <text:p>32.3</text:p>
          </table:table-cell>
          <table:table-cell office:value-type="float" office:value="32.2794863217389" calcext:value-type="float">
            <text:p>32.3</text:p>
          </table:table-cell>
          <table:table-cell office:value-type="float" office:value="29.8658556400821" calcext:value-type="float">
            <text:p>29.9</text:p>
          </table:table-cell>
          <table:table-cell office:value-type="float" office:value="24.7217317673674" calcext:value-type="float">
            <text:p>24.7</text:p>
          </table:table-cell>
          <table:table-cell office:value-type="float" office:value="15.4468439691323" calcext:value-type="float">
            <text:p>15.4</text:p>
          </table:table-cell>
          <table:table-cell office:value-type="float" office:value="6.6315162363892" calcext:value-type="float">
            <text:p>6.6</text:p>
          </table:table-cell>
          <table:table-cell office:value-type="float" office:value="0.480962718956277" calcext:value-type="float">
            <text:p>0.5</text:p>
          </table:table-cell>
          <table:table-cell office:value-type="float" office:value="0.102068106390341" calcext:value-type="float">
            <text:p>0.1</text:p>
          </table:table-cell>
          <table:table-cell office:value-type="float" office:value="6.18960607658603" calcext:value-type="float">
            <text:p>6.2</text:p>
          </table:table-cell>
          <table:table-cell office:value-type="float" office:value="26.0582096872298" calcext:value-type="float">
            <text:p>26.1</text:p>
          </table:table-cell>
          <table:table-cell office:value-type="float" office:value="48.9471493279405" calcext:value-type="float">
            <text:p>48.9</text:p>
          </table:table-cell>
          <table:table-cell office:value-type="float" office:value="65.8276321370406" calcext:value-type="float">
            <text:p>65.8</text:p>
          </table:table-cell>
          <table:table-cell office:value-type="float" office:value="64.8693837938744" calcext:value-type="float">
            <text:p>64.9</text:p>
          </table:table-cell>
          <table:table-cell office:value-type="float" office:value="51.7888220621581" calcext:value-type="float">
            <text:p>51.8</text:p>
          </table:table-cell>
          <table:table-cell office:value-type="float" office:value="34.584089020318" calcext:value-type="float">
            <text:p>34.6</text:p>
          </table:table-cell>
          <table:table-cell office:value-type="float" office:value="38.4111775345343" calcext:value-type="float">
            <text:p>38.4</text:p>
          </table:table-cell>
          <table:table-cell office:value-type="float" office:value="40.2876866355112" calcext:value-type="float">
            <text:p>40.3</text:p>
          </table:table-cell>
          <table:table-cell office:value-type="float" office:value="48.6531930784788" calcext:value-type="float">
            <text:p>48.7</text:p>
          </table:table-cell>
          <table:table-cell office:value-type="float" office:value="64.9177283180534" calcext:value-type="float">
            <text:p>64.9</text:p>
          </table:table-cell>
          <table:table-cell office:value-type="float" office:value="93.3076572036715" calcext:value-type="float">
            <text:p>93.3</text:p>
          </table:table-cell>
          <table:table-cell office:value-type="float" office:value="122.822979043784" calcext:value-type="float">
            <text:p>122.8</text:p>
          </table:table-cell>
          <table:table-cell office:value-type="float" office:value="152.042478259696" calcext:value-type="float">
            <text:p>152.0</text:p>
          </table:table-cell>
          <table:table-cell office:value-type="float" office:value="160.384946695255" calcext:value-type="float">
            <text:p>160.4</text:p>
          </table:table-cell>
          <table:table-cell office:value-type="float" office:value="185.998964954557" calcext:value-type="float">
            <text:p>186.0</text:p>
          </table:table-cell>
          <table:table-cell office:value-type="float" office:value="214.849249691558" calcext:value-type="float">
            <text:p>214.8</text:p>
          </table:table-cell>
          <table:table-cell office:value-type="float" office:value="223.835794165287" calcext:value-type="float">
            <text:p>223.8</text:p>
          </table:table-cell>
          <table:table-cell office:value-type="float" office:value="172.626044683639" calcext:value-type="float">
            <text:p>172.6</text:p>
          </table:table-cell>
          <table:table-cell office:value-type="float" office:value="144.830939580352" calcext:value-type="float">
            <text:p>144.8</text:p>
          </table:table-cell>
          <table:table-cell office:value-type="float" office:value="122.153659004342" calcext:value-type="float">
            <text:p>122.2</text:p>
          </table:table-cell>
          <table:table-cell office:value-type="float" office:value="134.177780932323" calcext:value-type="float">
            <text:p>134.2</text:p>
          </table:table-cell>
          <table:table-cell office:value-type="float" office:value="147.58686386539" calcext:value-type="float">
            <text:p>147.6</text:p>
          </table:table-cell>
          <table:table-cell office:value-type="float" office:value="166.607381566789" calcext:value-type="float">
            <text:p>166.6</text:p>
          </table:table-cell>
          <table:table-cell office:value-type="float" office:value="171.879720758705" calcext:value-type="float">
            <text:p>171.9</text:p>
          </table:table-cell>
          <table:table-cell office:value-type="float" office:value="165.378642386279" calcext:value-type="float">
            <text:p>165.4</text:p>
          </table:table-cell>
          <table:table-cell office:value-type="float" office:value="201.236532846442" calcext:value-type="float">
            <text:p>201.2</text:p>
          </table:table-cell>
          <table:table-cell office:value-type="float" office:value="206.449222345057" calcext:value-type="float">
            <text:p>206.4</text:p>
          </table:table-cell>
          <table:table-cell office:value-type="float" office:value="182.78981727834" calcext:value-type="float">
            <text:p>182.8</text:p>
          </table:table-cell>
          <table:table-cell office:value-type="float" office:value="207.189527682497" calcext:value-type="float">
            <text:p>207.2</text:p>
          </table:table-cell>
          <table:table-cell office:value-type="float" office:value="217.038704438698" calcext:value-type="float">
            <text:p>217.0</text:p>
          </table:table-cell>
          <table:table-cell office:value-type="float" office:value="222.910974961902" calcext:value-type="float">
            <text:p>222.9</text:p>
          </table:table-cell>
          <table:table-cell office:value-type="float" office:value="222.545391926582" calcext:value-type="float">
            <text:p>222.5</text:p>
          </table:table-cell>
          <table:table-cell office:value-type="float" office:value="275.220078996433" calcext:value-type="float">
            <text:p>275.2</text:p>
          </table:table-cell>
          <table:table-cell office:value-type="float" office:value="303.81659760013" calcext:value-type="float">
            <text:p>303.8</text:p>
          </table:table-cell>
          <table:table-cell office:value-type="float" office:value="336.777141558506" calcext:value-type="float">
            <text:p>336.8</text:p>
          </table:table-cell>
          <table:table-cell office:value-type="float" office:value="410.925845754542" calcext:value-type="float">
            <text:p>410.9</text:p>
          </table:table-cell>
          <table:table-cell office:value-type="float" office:value="485.646347736291" calcext:value-type="float">
            <text:p>485.6</text:p>
          </table:table-cell>
          <table:table-cell office:value-type="float" office:value="549.522373411928" calcext:value-type="float">
            <text:p>549.5</text:p>
          </table:table-cell>
          <table:table-cell office:value-type="float" office:value="542.923634976139" calcext:value-type="float">
            <text:p>542.9</text:p>
          </table:table-cell>
          <table:table-cell office:value-type="float" office:value="564.002526252259" calcext:value-type="float">
            <text:p>564.0</text:p>
          </table:table-cell>
          <table:table-cell office:value-type="float" office:value="518.219749116443" calcext:value-type="float">
            <text:p>518.2</text:p>
          </table:table-cell>
          <table:table-cell office:value-type="float" office:value="476.340501177653" calcext:value-type="float">
            <text:p>476.3</text:p>
          </table:table-cell>
          <table:table-cell office:value-type="float" office:value="471.667024325741" calcext:value-type="float">
            <text:p>471.7</text:p>
          </table:table-cell>
          <table:table-cell office:value-type="float" office:value="484.351088794942" calcext:value-type="float">
            <text:p>484.4</text:p>
          </table:table-cell>
          <table:table-cell office:value-type="float" office:value="501.191810494693" calcext:value-type="float">
            <text:p>501.2</text:p>
          </table:table-cell>
          <table:table-cell office:value-type="float" office:value="517.451163354717" calcext:value-type="float">
            <text:p>517.5</text:p>
          </table:table-cell>
          <table:table-cell office:value-type="float" office:value="522.511949858523" calcext:value-type="float">
            <text:p>522.5</text:p>
          </table:table-cell>
          <table:table-cell office:value-type="float" office:value="506.581029602019" calcext:value-type="float">
            <text:p>506.6</text:p>
          </table:table-cell>
          <table:table-cell office:value-type="float" office:value="514.689754095656" calcext:value-type="float">
            <text:p>514.7</text:p>
          </table:table-cell>
          <table:table-cell office:value-type="float" office:value="535.079479788117" calcext:value-type="float">
            <text:p>535.1</text:p>
          </table:table-cell>
          <table:table-cell office:value-type="float" office:value="531.949212177299" calcext:value-type="float">
            <text:p>531.9</text:p>
          </table:table-cell>
          <table:table-cell office:value-type="float" office:value="485.127158391892" calcext:value-type="float">
            <text:p>485.1</text:p>
          </table:table-cell>
          <table:table-cell office:value-type="float" office:value="460.928938609001" calcext:value-type="float">
            <text:p>460.9</text:p>
          </table:table-cell>
          <table:table-cell office:value-type="float" office:value="468.413147461663" calcext:value-type="float">
            <text:p>468.4</text:p>
          </table:table-cell>
          <table:table-cell office:value-type="float" office:value="487.714792724741" calcext:value-type="float">
            <text:p>487.7</text:p>
          </table:table-cell>
          <table:table-cell table:style-name="ce14" office:value-type="float" office:value="513.385445735377" calcext:value-type="float">
            <text:p>513.4</text:p>
          </table:table-cell>
          <table:table-cell table:number-columns-repeated="951"/>
        </table:table-row>
        <table:table-row table:style-name="ro1">
          <table:table-cell table:style-name="ce3" table:formula="of:=[.A87]+1" office:value-type="date" office:date-value="2016-05-26" calcext:value-type="date">
            <text:p>May 26, 16</text:p>
          </table:table-cell>
          <table:table-cell table:style-name="ce7" office:value-type="float" office:value="197.580770141226" calcext:value-type="float">
            <text:p>197.6</text:p>
          </table:table-cell>
          <table:table-cell office:value-type="float" office:value="181.468065422601" calcext:value-type="float">
            <text:p>181.5</text:p>
          </table:table-cell>
          <table:table-cell office:value-type="float" office:value="170.794573711584" calcext:value-type="float">
            <text:p>170.8</text:p>
          </table:table-cell>
          <table:table-cell office:value-type="float" office:value="217.853304561609" calcext:value-type="float">
            <text:p>217.9</text:p>
          </table:table-cell>
          <table:table-cell office:value-type="float" office:value="248.29495207956" calcext:value-type="float">
            <text:p>248.3</text:p>
          </table:table-cell>
          <table:table-cell office:value-type="float" office:value="263.331515384074" calcext:value-type="float">
            <text:p>263.3</text:p>
          </table:table-cell>
          <table:table-cell office:value-type="float" office:value="295.48345615381" calcext:value-type="float">
            <text:p>295.5</text:p>
          </table:table-cell>
          <table:table-cell office:value-type="float" office:value="339.921414416084" calcext:value-type="float">
            <text:p>339.9</text:p>
          </table:table-cell>
          <table:table-cell office:value-type="float" office:value="331.51618947622" calcext:value-type="float">
            <text:p>331.5</text:p>
          </table:table-cell>
          <table:table-cell office:value-type="float" office:value="271.269139177927" calcext:value-type="float">
            <text:p>271.3</text:p>
          </table:table-cell>
          <table:table-cell office:value-type="float" office:value="232.171754052008" calcext:value-type="float">
            <text:p>232.2</text:p>
          </table:table-cell>
          <table:table-cell office:value-type="float" office:value="165.958941284519" calcext:value-type="float">
            <text:p>166.0</text:p>
          </table:table-cell>
          <table:table-cell office:value-type="float" office:value="141.272963275699" calcext:value-type="float">
            <text:p>141.3</text:p>
          </table:table-cell>
          <table:table-cell office:value-type="float" office:value="165.232248908473" calcext:value-type="float">
            <text:p>165.2</text:p>
          </table:table-cell>
          <table:table-cell office:value-type="float" office:value="175.466013506879" calcext:value-type="float">
            <text:p>175.5</text:p>
          </table:table-cell>
          <table:table-cell office:value-type="float" office:value="168.927546650266" calcext:value-type="float">
            <text:p>168.9</text:p>
          </table:table-cell>
          <table:table-cell office:value-type="float" office:value="169.252532697444" calcext:value-type="float">
            <text:p>169.3</text:p>
          </table:table-cell>
          <table:table-cell office:value-type="float" office:value="214.583666226806" calcext:value-type="float">
            <text:p>214.6</text:p>
          </table:table-cell>
          <table:table-cell office:value-type="float" office:value="240.034914539412" calcext:value-type="float">
            <text:p>240.0</text:p>
          </table:table-cell>
          <table:table-cell office:value-type="float" office:value="217.619582107811" calcext:value-type="float">
            <text:p>217.6</text:p>
          </table:table-cell>
          <table:table-cell office:value-type="float" office:value="233.899794290823" calcext:value-type="float">
            <text:p>233.9</text:p>
          </table:table-cell>
          <table:table-cell office:value-type="float" office:value="241.502785319339" calcext:value-type="float">
            <text:p>241.5</text:p>
          </table:table-cell>
          <table:table-cell office:value-type="float" office:value="239.9645395881" calcext:value-type="float">
            <text:p>240.0</text:p>
          </table:table-cell>
          <table:table-cell office:value-type="float" office:value="270.039792948344" calcext:value-type="float">
            <text:p>270.0</text:p>
          </table:table-cell>
          <table:table-cell office:value-type="float" office:value="275.399127189999" calcext:value-type="float">
            <text:p>275.4</text:p>
          </table:table-cell>
          <table:table-cell office:value-type="float" office:value="277.043963351661" calcext:value-type="float">
            <text:p>277.0</text:p>
          </table:table-cell>
          <table:table-cell office:value-type="float" office:value="305.918293821626" calcext:value-type="float">
            <text:p>305.9</text:p>
          </table:table-cell>
          <table:table-cell office:value-type="float" office:value="386.343092141009" calcext:value-type="float">
            <text:p>386.3</text:p>
          </table:table-cell>
          <table:table-cell office:value-type="float" office:value="457.65217464086" calcext:value-type="float">
            <text:p>457.7</text:p>
          </table:table-cell>
          <table:table-cell office:value-type="float" office:value="495.40531032933" calcext:value-type="float">
            <text:p>495.4</text:p>
          </table:table-cell>
          <table:table-cell office:value-type="float" office:value="522.141417620695" calcext:value-type="float">
            <text:p>522.1</text:p>
          </table:table-cell>
          <table:table-cell office:value-type="float" office:value="539.088633076512" calcext:value-type="float">
            <text:p>539.1</text:p>
          </table:table-cell>
          <table:table-cell office:value-type="float" office:value="518.026565555192" calcext:value-type="float">
            <text:p>518.0</text:p>
          </table:table-cell>
          <table:table-cell office:value-type="float" office:value="504.696024285198" calcext:value-type="float">
            <text:p>504.7</text:p>
          </table:table-cell>
          <table:table-cell office:value-type="float" office:value="503.911991331775" calcext:value-type="float">
            <text:p>503.9</text:p>
          </table:table-cell>
          <table:table-cell office:value-type="float" office:value="509.199102226352" calcext:value-type="float">
            <text:p>509.2</text:p>
          </table:table-cell>
          <table:table-cell office:value-type="float" office:value="514.444786330369" calcext:value-type="float">
            <text:p>514.4</text:p>
          </table:table-cell>
          <table:table-cell office:value-type="float" office:value="502.417267247203" calcext:value-type="float">
            <text:p>502.4</text:p>
          </table:table-cell>
          <table:table-cell office:value-type="float" office:value="505.793658820927" calcext:value-type="float">
            <text:p>505.8</text:p>
          </table:table-cell>
          <table:table-cell office:value-type="float" office:value="485.527199399603" calcext:value-type="float">
            <text:p>485.5</text:p>
          </table:table-cell>
          <table:table-cell office:value-type="float" office:value="459.738725013887" calcext:value-type="float">
            <text:p>459.7</text:p>
          </table:table-cell>
          <table:table-cell office:value-type="float" office:value="468.224514601739" calcext:value-type="float">
            <text:p>468.2</text:p>
          </table:table-cell>
          <table:table-cell office:value-type="float" office:value="488.771135868799" calcext:value-type="float">
            <text:p>488.8</text:p>
          </table:table-cell>
          <table:table-cell office:value-type="float" office:value="427.281803095268" calcext:value-type="float">
            <text:p>427.3</text:p>
          </table:table-cell>
          <table:table-cell office:value-type="float" office:value="437.513150717097" calcext:value-type="float">
            <text:p>437.5</text:p>
          </table:table-cell>
          <table:table-cell office:value-type="float" office:value="438.198003716544" calcext:value-type="float">
            <text:p>438.2</text:p>
          </table:table-cell>
          <table:table-cell office:value-type="float" office:value="463.568141129964" calcext:value-type="float">
            <text:p>463.6</text:p>
          </table:table-cell>
          <table:table-cell office:value-type="float" office:value="434.607296405169" calcext:value-type="float">
            <text:p>434.6</text:p>
          </table:table-cell>
          <table:table-cell office:value-type="float" office:value="427.939093245004" calcext:value-type="float">
            <text:p>427.9</text:p>
          </table:table-cell>
          <table:table-cell office:value-type="float" office:value="408.29326902726" calcext:value-type="float">
            <text:p>408.3</text:p>
          </table:table-cell>
          <table:table-cell office:value-type="float" office:value="430.237938839537" calcext:value-type="float">
            <text:p>430.2</text:p>
          </table:table-cell>
          <table:table-cell office:value-type="float" office:value="451.921917457842" calcext:value-type="float">
            <text:p>451.9</text:p>
          </table:table-cell>
          <table:table-cell office:value-type="float" office:value="485.469736834067" calcext:value-type="float">
            <text:p>485.5</text:p>
          </table:table-cell>
          <table:table-cell office:value-type="float" office:value="496.895247729324" calcext:value-type="float">
            <text:p>496.9</text:p>
          </table:table-cell>
          <table:table-cell office:value-type="float" office:value="479.544377975013" calcext:value-type="float">
            <text:p>479.5</text:p>
          </table:table-cell>
          <table:table-cell office:value-type="float" office:value="500.409157963226" calcext:value-type="float">
            <text:p>500.4</text:p>
          </table:table-cell>
          <table:table-cell office:value-type="float" office:value="458.497396654181" calcext:value-type="float">
            <text:p>458.5</text:p>
          </table:table-cell>
          <table:table-cell office:value-type="float" office:value="407.947532462514" calcext:value-type="float">
            <text:p>407.9</text:p>
          </table:table-cell>
          <table:table-cell office:value-type="float" office:value="411.916508511992" calcext:value-type="float">
            <text:p>411.9</text:p>
          </table:table-cell>
          <table:table-cell office:value-type="float" office:value="415.934341145364" calcext:value-type="float">
            <text:p>415.9</text:p>
          </table:table-cell>
          <table:table-cell office:value-type="float" office:value="426.055388485314" calcext:value-type="float">
            <text:p>426.1</text:p>
          </table:table-cell>
          <table:table-cell office:value-type="float" office:value="474.231358774985" calcext:value-type="float">
            <text:p>474.2</text:p>
          </table:table-cell>
          <table:table-cell office:value-type="float" office:value="498.470634946722" calcext:value-type="float">
            <text:p>498.5</text:p>
          </table:table-cell>
          <table:table-cell office:value-type="float" office:value="481.844512158424" calcext:value-type="float">
            <text:p>481.8</text:p>
          </table:table-cell>
          <table:table-cell office:value-type="float" office:value="482.558514136572" calcext:value-type="float">
            <text:p>482.6</text:p>
          </table:table-cell>
          <table:table-cell office:value-type="float" office:value="480.303881083585" calcext:value-type="float">
            <text:p>480.3</text:p>
          </table:table-cell>
          <table:table-cell office:value-type="float" office:value="488.477597535703" calcext:value-type="float">
            <text:p>488.5</text:p>
          </table:table-cell>
          <table:table-cell office:value-type="float" office:value="522.723402326669" calcext:value-type="float">
            <text:p>522.7</text:p>
          </table:table-cell>
          <table:table-cell office:value-type="float" office:value="510.286212849351" calcext:value-type="float">
            <text:p>510.3</text:p>
          </table:table-cell>
          <table:table-cell office:value-type="float" office:value="507.016449722151" calcext:value-type="float">
            <text:p>507.0</text:p>
          </table:table-cell>
          <table:table-cell office:value-type="float" office:value="555.77019978171" calcext:value-type="float">
            <text:p>555.8</text:p>
          </table:table-cell>
          <table:table-cell table:style-name="ce14" office:value-type="float" office:value="502.734230816874" calcext:value-type="float">
            <text:p>502.7</text:p>
          </table:table-cell>
          <table:table-cell table:number-columns-repeated="951"/>
        </table:table-row>
        <table:table-row table:style-name="ro1">
          <table:table-cell table:style-name="ce3" table:formula="of:=[.A88]+1" office:value-type="date" office:date-value="2016-05-27" calcext:value-type="date">
            <text:p>May 27, 16</text:p>
          </table:table-cell>
          <table:table-cell table:style-name="ce7" office:value-type="float" office:value="295.869156020986" calcext:value-type="float">
            <text:p>295.9</text:p>
          </table:table-cell>
          <table:table-cell office:value-type="float" office:value="325.629267619194" calcext:value-type="float">
            <text:p>325.6</text:p>
          </table:table-cell>
          <table:table-cell office:value-type="float" office:value="374.018996626241" calcext:value-type="float">
            <text:p>374.0</text:p>
          </table:table-cell>
          <table:table-cell office:value-type="float" office:value="405.758548274899" calcext:value-type="float">
            <text:p>405.8</text:p>
          </table:table-cell>
          <table:table-cell office:value-type="float" office:value="450.825709817757" calcext:value-type="float">
            <text:p>450.8</text:p>
          </table:table-cell>
          <table:table-cell office:value-type="float" office:value="490.130966288577" calcext:value-type="float">
            <text:p>490.1</text:p>
          </table:table-cell>
          <table:table-cell office:value-type="float" office:value="569.953770064184" calcext:value-type="float">
            <text:p>570.0</text:p>
          </table:table-cell>
          <table:table-cell office:value-type="float" office:value="569.475349451819" calcext:value-type="float">
            <text:p>569.5</text:p>
          </table:table-cell>
          <table:table-cell office:value-type="float" office:value="531.403509184844" calcext:value-type="float">
            <text:p>531.4</text:p>
          </table:table-cell>
          <table:table-cell office:value-type="float" office:value="502.000992846804" calcext:value-type="float">
            <text:p>502.0</text:p>
          </table:table-cell>
          <table:table-cell office:value-type="float" office:value="509.799319725227" calcext:value-type="float">
            <text:p>509.8</text:p>
          </table:table-cell>
          <table:table-cell office:value-type="float" office:value="537.108249235825" calcext:value-type="float">
            <text:p>537.1</text:p>
          </table:table-cell>
          <table:table-cell office:value-type="float" office:value="538.217583616803" calcext:value-type="float">
            <text:p>538.2</text:p>
          </table:table-cell>
          <table:table-cell office:value-type="float" office:value="536.208148239384" calcext:value-type="float">
            <text:p>536.2</text:p>
          </table:table-cell>
          <table:table-cell office:value-type="float" office:value="545.737438478482" calcext:value-type="float">
            <text:p>545.7</text:p>
          </table:table-cell>
          <table:table-cell office:value-type="float" office:value="536.136577195201" calcext:value-type="float">
            <text:p>536.1</text:p>
          </table:table-cell>
          <table:table-cell office:value-type="float" office:value="528.09404483317" calcext:value-type="float">
            <text:p>528.1</text:p>
          </table:table-cell>
          <table:table-cell office:value-type="float" office:value="560.072266618657" calcext:value-type="float">
            <text:p>560.1</text:p>
          </table:table-cell>
          <table:table-cell office:value-type="float" office:value="568.850074158736" calcext:value-type="float">
            <text:p>568.9</text:p>
          </table:table-cell>
          <table:table-cell office:value-type="float" office:value="577.22082887071" calcext:value-type="float">
            <text:p>577.2</text:p>
          </table:table-cell>
          <table:table-cell office:value-type="float" office:value="546.571360637531" calcext:value-type="float">
            <text:p>546.6</text:p>
          </table:table-cell>
          <table:table-cell office:value-type="float" office:value="485.241919668078" calcext:value-type="float">
            <text:p>485.2</text:p>
          </table:table-cell>
          <table:table-cell office:value-type="float" office:value="490.339781938889" calcext:value-type="float">
            <text:p>490.3</text:p>
          </table:table-cell>
          <table:table-cell office:value-type="float" office:value="505.43592186324" calcext:value-type="float">
            <text:p>505.4</text:p>
          </table:table-cell>
          <table:table-cell office:value-type="float" office:value="500.528903387148" calcext:value-type="float">
            <text:p>500.5</text:p>
          </table:table-cell>
          <table:table-cell office:value-type="float" office:value="505.621970132166" calcext:value-type="float">
            <text:p>505.6</text:p>
          </table:table-cell>
          <table:table-cell office:value-type="float" office:value="503.062268027463" calcext:value-type="float">
            <text:p>503.1</text:p>
          </table:table-cell>
          <table:table-cell office:value-type="float" office:value="497.974387215572" calcext:value-type="float">
            <text:p>498.0</text:p>
          </table:table-cell>
          <table:table-cell office:value-type="float" office:value="517.267338797147" calcext:value-type="float">
            <text:p>517.3</text:p>
          </table:table-cell>
          <table:table-cell office:value-type="float" office:value="535.289039981105" calcext:value-type="float">
            <text:p>535.3</text:p>
          </table:table-cell>
          <table:table-cell office:value-type="float" office:value="510.657881871323" calcext:value-type="float">
            <text:p>510.7</text:p>
          </table:table-cell>
          <table:table-cell office:value-type="float" office:value="522.148502568034" calcext:value-type="float">
            <text:p>522.1</text:p>
          </table:table-cell>
          <table:table-cell office:value-type="float" office:value="431.82418679414" calcext:value-type="float">
            <text:p>431.8</text:p>
          </table:table-cell>
          <table:table-cell office:value-type="float" office:value="462.194697762575" calcext:value-type="float">
            <text:p>462.2</text:p>
          </table:table-cell>
          <table:table-cell office:value-type="float" office:value="528.575690638218" calcext:value-type="float">
            <text:p>528.6</text:p>
          </table:table-cell>
          <table:table-cell office:value-type="float" office:value="545.979865177274" calcext:value-type="float">
            <text:p>546.0</text:p>
          </table:table-cell>
          <table:table-cell office:value-type="float" office:value="544.175206584963" calcext:value-type="float">
            <text:p>544.2</text:p>
          </table:table-cell>
          <table:table-cell office:value-type="float" office:value="529.142451390547" calcext:value-type="float">
            <text:p>529.1</text:p>
          </table:table-cell>
          <table:table-cell office:value-type="float" office:value="520.153704954919" calcext:value-type="float">
            <text:p>520.2</text:p>
          </table:table-cell>
          <table:table-cell office:value-type="float" office:value="528.057424065906" calcext:value-type="float">
            <text:p>528.1</text:p>
          </table:table-cell>
          <table:table-cell office:value-type="float" office:value="510.262685384438" calcext:value-type="float">
            <text:p>510.3</text:p>
          </table:table-cell>
          <table:table-cell office:value-type="float" office:value="527.498185703093" calcext:value-type="float">
            <text:p>527.5</text:p>
          </table:table-cell>
          <table:table-cell office:value-type="float" office:value="527.869507313997" calcext:value-type="float">
            <text:p>527.9</text:p>
          </table:table-cell>
          <table:table-cell office:value-type="float" office:value="527.320767969982" calcext:value-type="float">
            <text:p>527.3</text:p>
          </table:table-cell>
          <table:table-cell office:value-type="float" office:value="493.778648827181" calcext:value-type="float">
            <text:p>493.8</text:p>
          </table:table-cell>
          <table:table-cell office:value-type="float" office:value="463.060410668422" calcext:value-type="float">
            <text:p>463.1</text:p>
          </table:table-cell>
          <table:table-cell office:value-type="float" office:value="447.293013994033" calcext:value-type="float">
            <text:p>447.3</text:p>
          </table:table-cell>
          <table:table-cell office:value-type="float" office:value="398.358633495027" calcext:value-type="float">
            <text:p>398.4</text:p>
          </table:table-cell>
          <table:table-cell office:value-type="float" office:value="414.351203448277" calcext:value-type="float">
            <text:p>414.4</text:p>
          </table:table-cell>
          <table:table-cell office:value-type="float" office:value="474.597547824113" calcext:value-type="float">
            <text:p>474.6</text:p>
          </table:table-cell>
          <table:table-cell office:value-type="float" office:value="474.67155534941" calcext:value-type="float">
            <text:p>474.7</text:p>
          </table:table-cell>
          <table:table-cell office:value-type="float" office:value="472.114048407707" calcext:value-type="float">
            <text:p>472.1</text:p>
          </table:table-cell>
          <table:table-cell office:value-type="float" office:value="467.550965036857" calcext:value-type="float">
            <text:p>467.6</text:p>
          </table:table-cell>
          <table:table-cell office:value-type="float" office:value="484.527648946637" calcext:value-type="float">
            <text:p>484.5</text:p>
          </table:table-cell>
          <table:table-cell office:value-type="float" office:value="450.722859562635" calcext:value-type="float">
            <text:p>450.7</text:p>
          </table:table-cell>
          <table:table-cell office:value-type="float" office:value="474.493980665248" calcext:value-type="float">
            <text:p>474.5</text:p>
          </table:table-cell>
          <table:table-cell office:value-type="float" office:value="450.144855683769" calcext:value-type="float">
            <text:p>450.1</text:p>
          </table:table-cell>
          <table:table-cell office:value-type="float" office:value="449.784651228442" calcext:value-type="float">
            <text:p>449.8</text:p>
          </table:table-cell>
          <table:table-cell office:value-type="float" office:value="460.909053999777" calcext:value-type="float">
            <text:p>460.9</text:p>
          </table:table-cell>
          <table:table-cell office:value-type="float" office:value="492.022227393606" calcext:value-type="float">
            <text:p>492.0</text:p>
          </table:table-cell>
          <table:table-cell office:value-type="float" office:value="497.293226539383" calcext:value-type="float">
            <text:p>497.3</text:p>
          </table:table-cell>
          <table:table-cell office:value-type="float" office:value="536.310345271009" calcext:value-type="float">
            <text:p>536.3</text:p>
          </table:table-cell>
          <table:table-cell office:value-type="float" office:value="635.053654943073" calcext:value-type="float">
            <text:p>635.1</text:p>
          </table:table-cell>
          <table:table-cell office:value-type="float" office:value="672.557968917836" calcext:value-type="float">
            <text:p>672.6</text:p>
          </table:table-cell>
          <table:table-cell office:value-type="float" office:value="701.182469780609" calcext:value-type="float">
            <text:p>701.2</text:p>
          </table:table-cell>
          <table:table-cell office:value-type="float" office:value="693.53287834602" calcext:value-type="float">
            <text:p>693.5</text:p>
          </table:table-cell>
          <table:table-cell office:value-type="float" office:value="675.741027786103" calcext:value-type="float">
            <text:p>675.7</text:p>
          </table:table-cell>
          <table:table-cell office:value-type="float" office:value="663.089482833927" calcext:value-type="float">
            <text:p>663.1</text:p>
          </table:table-cell>
          <table:table-cell office:value-type="float" office:value="658.467006302562" calcext:value-type="float">
            <text:p>658.5</text:p>
          </table:table-cell>
          <table:table-cell office:value-type="float" office:value="650.571076340632" calcext:value-type="float">
            <text:p>650.6</text:p>
          </table:table-cell>
          <table:table-cell office:value-type="float" office:value="645.348848671289" calcext:value-type="float">
            <text:p>645.3</text:p>
          </table:table-cell>
          <table:table-cell table:style-name="ce14" office:value-type="float" office:value="627.531941196799" calcext:value-type="float">
            <text:p>627.5</text:p>
          </table:table-cell>
          <table:table-cell table:number-columns-repeated="951"/>
        </table:table-row>
        <table:table-row table:style-name="ro1">
          <table:table-cell table:style-name="ce3" table:formula="of:=[.A89]+1" office:value-type="date" office:date-value="2016-05-28" calcext:value-type="date">
            <text:p>May 28, 16</text:p>
          </table:table-cell>
          <table:table-cell table:style-name="ce7" office:value-type="float" office:value="415.697442507206" calcext:value-type="float">
            <text:p>415.7</text:p>
          </table:table-cell>
          <table:table-cell office:value-type="float" office:value="446.817686611121" calcext:value-type="float">
            <text:p>446.8</text:p>
          </table:table-cell>
          <table:table-cell office:value-type="float" office:value="503.538032775357" calcext:value-type="float">
            <text:p>503.5</text:p>
          </table:table-cell>
          <table:table-cell office:value-type="float" office:value="518.933740863728" calcext:value-type="float">
            <text:p>518.9</text:p>
          </table:table-cell>
          <table:table-cell office:value-type="float" office:value="537.379542777443" calcext:value-type="float">
            <text:p>537.4</text:p>
          </table:table-cell>
          <table:table-cell office:value-type="float" office:value="563.25726623651" calcext:value-type="float">
            <text:p>563.3</text:p>
          </table:table-cell>
          <table:table-cell office:value-type="float" office:value="604.326888516119" calcext:value-type="float">
            <text:p>604.3</text:p>
          </table:table-cell>
          <table:table-cell office:value-type="float" office:value="624.40072341761" calcext:value-type="float">
            <text:p>624.4</text:p>
          </table:table-cell>
          <table:table-cell office:value-type="float" office:value="619.477003751621" calcext:value-type="float">
            <text:p>619.5</text:p>
          </table:table-cell>
          <table:table-cell office:value-type="float" office:value="614.113541613811" calcext:value-type="float">
            <text:p>614.1</text:p>
          </table:table-cell>
          <table:table-cell office:value-type="float" office:value="581.709376665619" calcext:value-type="float">
            <text:p>581.7</text:p>
          </table:table-cell>
          <table:table-cell office:value-type="float" office:value="541.472756568536" calcext:value-type="float">
            <text:p>541.5</text:p>
          </table:table-cell>
          <table:table-cell office:value-type="float" office:value="512.875411122481" calcext:value-type="float">
            <text:p>512.9</text:p>
          </table:table-cell>
          <table:table-cell office:value-type="float" office:value="487.317278668066" calcext:value-type="float">
            <text:p>487.3</text:p>
          </table:table-cell>
          <table:table-cell office:value-type="float" office:value="467.210889700338" calcext:value-type="float">
            <text:p>467.2</text:p>
          </table:table-cell>
          <table:table-cell office:value-type="float" office:value="433.744209115562" calcext:value-type="float">
            <text:p>433.7</text:p>
          </table:table-cell>
          <table:table-cell office:value-type="float" office:value="439.081884162664" calcext:value-type="float">
            <text:p>439.1</text:p>
          </table:table-cell>
          <table:table-cell office:value-type="float" office:value="444.100413290812" calcext:value-type="float">
            <text:p>444.1</text:p>
          </table:table-cell>
          <table:table-cell office:value-type="float" office:value="442.040555176152" calcext:value-type="float">
            <text:p>442.0</text:p>
          </table:table-cell>
          <table:table-cell office:value-type="float" office:value="440.338563036973" calcext:value-type="float">
            <text:p>440.3</text:p>
          </table:table-cell>
          <table:table-cell office:value-type="float" office:value="361.195056692415" calcext:value-type="float">
            <text:p>361.2</text:p>
          </table:table-cell>
          <table:table-cell office:value-type="float" office:value="341.105428655846" calcext:value-type="float">
            <text:p>341.1</text:p>
          </table:table-cell>
          <table:table-cell office:value-type="float" office:value="323.329209723438" calcext:value-type="float">
            <text:p>323.3</text:p>
          </table:table-cell>
          <table:table-cell office:value-type="float" office:value="324.287176848937" calcext:value-type="float">
            <text:p>324.3</text:p>
          </table:table-cell>
          <table:table-cell office:value-type="float" office:value="337.248980989375" calcext:value-type="float">
            <text:p>337.2</text:p>
          </table:table-cell>
          <table:table-cell office:value-type="float" office:value="330.564374535533" calcext:value-type="float">
            <text:p>330.6</text:p>
          </table:table-cell>
          <table:table-cell office:value-type="float" office:value="277.640378302591" calcext:value-type="float">
            <text:p>277.6</text:p>
          </table:table-cell>
          <table:table-cell office:value-type="float" office:value="220.532698546757" calcext:value-type="float">
            <text:p>220.5</text:p>
          </table:table-cell>
          <table:table-cell office:value-type="float" office:value="255.457516444763" calcext:value-type="float">
            <text:p>255.5</text:p>
          </table:table-cell>
          <table:table-cell office:value-type="float" office:value="238.545965986894" calcext:value-type="float">
            <text:p>238.5</text:p>
          </table:table-cell>
          <table:table-cell office:value-type="float" office:value="228.85302649484" calcext:value-type="float">
            <text:p>228.9</text:p>
          </table:table-cell>
          <table:table-cell office:value-type="float" office:value="224.102988740292" calcext:value-type="float">
            <text:p>224.1</text:p>
          </table:table-cell>
          <table:table-cell office:value-type="float" office:value="230.797697195467" calcext:value-type="float">
            <text:p>230.8</text:p>
          </table:table-cell>
          <table:table-cell office:value-type="float" office:value="266.512121681809" calcext:value-type="float">
            <text:p>266.5</text:p>
          </table:table-cell>
          <table:table-cell office:value-type="float" office:value="368.384908101937" calcext:value-type="float">
            <text:p>368.4</text:p>
          </table:table-cell>
          <table:table-cell office:value-type="float" office:value="431.600123417418" calcext:value-type="float">
            <text:p>431.6</text:p>
          </table:table-cell>
          <table:table-cell office:value-type="float" office:value="487.471429620988" calcext:value-type="float">
            <text:p>487.5</text:p>
          </table:table-cell>
          <table:table-cell office:value-type="float" office:value="513.4372365588" calcext:value-type="float">
            <text:p>513.4</text:p>
          </table:table-cell>
          <table:table-cell office:value-type="float" office:value="518.577535679903" calcext:value-type="float">
            <text:p>518.6</text:p>
          </table:table-cell>
          <table:table-cell office:value-type="float" office:value="534.765424864864" calcext:value-type="float">
            <text:p>534.8</text:p>
          </table:table-cell>
          <table:table-cell office:value-type="float" office:value="563.907304552494" calcext:value-type="float">
            <text:p>563.9</text:p>
          </table:table-cell>
          <table:table-cell office:value-type="float" office:value="613.942172454379" calcext:value-type="float">
            <text:p>613.9</text:p>
          </table:table-cell>
          <table:table-cell office:value-type="float" office:value="629.874194526842" calcext:value-type="float">
            <text:p>629.9</text:p>
          </table:table-cell>
          <table:table-cell office:value-type="float" office:value="648.841252464736" calcext:value-type="float">
            <text:p>648.8</text:p>
          </table:table-cell>
          <table:table-cell office:value-type="float" office:value="655.611792033317" calcext:value-type="float">
            <text:p>655.6</text:p>
          </table:table-cell>
          <table:table-cell office:value-type="float" office:value="642.906114680689" calcext:value-type="float">
            <text:p>642.9</text:p>
          </table:table-cell>
          <table:table-cell office:value-type="float" office:value="659.32106702652" calcext:value-type="float">
            <text:p>659.3</text:p>
          </table:table-cell>
          <table:table-cell office:value-type="float" office:value="674.031865516673" calcext:value-type="float">
            <text:p>674.0</text:p>
          </table:table-cell>
          <table:table-cell office:value-type="float" office:value="657.308941736386" calcext:value-type="float">
            <text:p>657.3</text:p>
          </table:table-cell>
          <table:table-cell office:value-type="float" office:value="666.371834432575" calcext:value-type="float">
            <text:p>666.4</text:p>
          </table:table-cell>
          <table:table-cell office:value-type="float" office:value="659.9298910092" calcext:value-type="float">
            <text:p>659.9</text:p>
          </table:table-cell>
          <table:table-cell office:value-type="float" office:value="651.919505375381" calcext:value-type="float">
            <text:p>651.9</text:p>
          </table:table-cell>
          <table:table-cell office:value-type="float" office:value="659.024206463642" calcext:value-type="float">
            <text:p>659.0</text:p>
          </table:table-cell>
          <table:table-cell office:value-type="float" office:value="649.372155313024" calcext:value-type="float">
            <text:p>649.4</text:p>
          </table:table-cell>
          <table:table-cell office:value-type="float" office:value="644.57207632763" calcext:value-type="float">
            <text:p>644.6</text:p>
          </table:table-cell>
          <table:table-cell office:value-type="float" office:value="662.910096249387" calcext:value-type="float">
            <text:p>662.9</text:p>
          </table:table-cell>
          <table:table-cell office:value-type="float" office:value="635.965397882441" calcext:value-type="float">
            <text:p>636.0</text:p>
          </table:table-cell>
          <table:table-cell office:value-type="float" office:value="658.640968178288" calcext:value-type="float">
            <text:p>658.6</text:p>
          </table:table-cell>
          <table:table-cell office:value-type="float" office:value="661.95733411618" calcext:value-type="float">
            <text:p>662.0</text:p>
          </table:table-cell>
          <table:table-cell office:value-type="float" office:value="672.527284377588" calcext:value-type="float">
            <text:p>672.5</text:p>
          </table:table-cell>
          <table:table-cell office:value-type="float" office:value="661.53051538088" calcext:value-type="float">
            <text:p>661.5</text:p>
          </table:table-cell>
          <table:table-cell office:value-type="float" office:value="667.432755385001" calcext:value-type="float">
            <text:p>667.4</text:p>
          </table:table-cell>
          <table:table-cell office:value-type="float" office:value="656.563960728573" calcext:value-type="float">
            <text:p>656.6</text:p>
          </table:table-cell>
          <table:table-cell office:value-type="float" office:value="651.339190986694" calcext:value-type="float">
            <text:p>651.3</text:p>
          </table:table-cell>
          <table:table-cell office:value-type="float" office:value="648.876318152538" calcext:value-type="float">
            <text:p>648.9</text:p>
          </table:table-cell>
          <table:table-cell office:value-type="float" office:value="645.964306407296" calcext:value-type="float">
            <text:p>646.0</text:p>
          </table:table-cell>
          <table:table-cell office:value-type="float" office:value="652.270036415588" calcext:value-type="float">
            <text:p>652.3</text:p>
          </table:table-cell>
          <table:table-cell office:value-type="float" office:value="635.482650969429" calcext:value-type="float">
            <text:p>635.5</text:p>
          </table:table-cell>
          <table:table-cell office:value-type="float" office:value="630.357596634163" calcext:value-type="float">
            <text:p>630.4</text:p>
          </table:table-cell>
          <table:table-cell office:value-type="float" office:value="616.339721593141" calcext:value-type="float">
            <text:p>616.3</text:p>
          </table:table-cell>
          <table:table-cell office:value-type="float" office:value="604.27891335063" calcext:value-type="float">
            <text:p>604.3</text:p>
          </table:table-cell>
          <table:table-cell table:style-name="ce14" office:value-type="float" office:value="611.271107037168" calcext:value-type="float">
            <text:p>611.3</text:p>
          </table:table-cell>
          <table:table-cell table:number-columns-repeated="951"/>
        </table:table-row>
        <table:table-row table:style-name="ro1">
          <table:table-cell table:style-name="ce3" table:formula="of:=[.A90]+1" office:value-type="date" office:date-value="2016-05-29" calcext:value-type="date">
            <text:p>May 29, 16</text:p>
          </table:table-cell>
          <table:table-cell table:style-name="ce7" office:value-type="float" office:value="185.227607399358" calcext:value-type="float">
            <text:p>185.2</text:p>
          </table:table-cell>
          <table:table-cell office:value-type="float" office:value="191.018574510003" calcext:value-type="float">
            <text:p>191.0</text:p>
          </table:table-cell>
          <table:table-cell office:value-type="float" office:value="191.604924950411" calcext:value-type="float">
            <text:p>191.6</text:p>
          </table:table-cell>
          <table:table-cell office:value-type="float" office:value="175.307020951304" calcext:value-type="float">
            <text:p>175.3</text:p>
          </table:table-cell>
          <table:table-cell office:value-type="float" office:value="180.688213844216" calcext:value-type="float">
            <text:p>180.7</text:p>
          </table:table-cell>
          <table:table-cell office:value-type="float" office:value="176.582467177142" calcext:value-type="float">
            <text:p>176.6</text:p>
          </table:table-cell>
          <table:table-cell office:value-type="float" office:value="189.043726816198" calcext:value-type="float">
            <text:p>189.0</text:p>
          </table:table-cell>
          <table:table-cell office:value-type="float" office:value="185.318354677833" calcext:value-type="float">
            <text:p>185.3</text:p>
          </table:table-cell>
          <table:table-cell office:value-type="float" office:value="203.598402026251" calcext:value-type="float">
            <text:p>203.6</text:p>
          </table:table-cell>
          <table:table-cell office:value-type="float" office:value="270.284867993223" calcext:value-type="float">
            <text:p>270.3</text:p>
          </table:table-cell>
          <table:table-cell office:value-type="float" office:value="272.904771642418" calcext:value-type="float">
            <text:p>272.9</text:p>
          </table:table-cell>
          <table:table-cell office:value-type="float" office:value="345.646202223249" calcext:value-type="float">
            <text:p>345.6</text:p>
          </table:table-cell>
          <table:table-cell office:value-type="float" office:value="415.85389618653" calcext:value-type="float">
            <text:p>415.9</text:p>
          </table:table-cell>
          <table:table-cell office:value-type="float" office:value="455.771830042765" calcext:value-type="float">
            <text:p>455.8</text:p>
          </table:table-cell>
          <table:table-cell office:value-type="float" office:value="419.805929889904" calcext:value-type="float">
            <text:p>419.8</text:p>
          </table:table-cell>
          <table:table-cell office:value-type="float" office:value="450.6491872172" calcext:value-type="float">
            <text:p>450.6</text:p>
          </table:table-cell>
          <table:table-cell office:value-type="float" office:value="485.803098075082" calcext:value-type="float">
            <text:p>485.8</text:p>
          </table:table-cell>
          <table:table-cell office:value-type="float" office:value="530.922493302508" calcext:value-type="float">
            <text:p>530.9</text:p>
          </table:table-cell>
          <table:table-cell office:value-type="float" office:value="548.903276047674" calcext:value-type="float">
            <text:p>548.9</text:p>
          </table:table-cell>
          <table:table-cell office:value-type="float" office:value="548.613134048832" calcext:value-type="float">
            <text:p>548.6</text:p>
          </table:table-cell>
          <table:table-cell office:value-type="float" office:value="571.912977750527" calcext:value-type="float">
            <text:p>571.9</text:p>
          </table:table-cell>
          <table:table-cell office:value-type="float" office:value="597.133205665099" calcext:value-type="float">
            <text:p>597.1</text:p>
          </table:table-cell>
          <table:table-cell office:value-type="float" office:value="583.930030218226" calcext:value-type="float">
            <text:p>583.9</text:p>
          </table:table-cell>
          <table:table-cell office:value-type="float" office:value="595.118908287629" calcext:value-type="float">
            <text:p>595.1</text:p>
          </table:table-cell>
          <table:table-cell office:value-type="float" office:value="615.472746104818" calcext:value-type="float">
            <text:p>615.5</text:p>
          </table:table-cell>
          <table:table-cell office:value-type="float" office:value="628.20386990464" calcext:value-type="float">
            <text:p>628.2</text:p>
          </table:table-cell>
          <table:table-cell office:value-type="float" office:value="617.200966315105" calcext:value-type="float">
            <text:p>617.2</text:p>
          </table:table-cell>
          <table:table-cell office:value-type="float" office:value="625.738230920756" calcext:value-type="float">
            <text:p>625.7</text:p>
          </table:table-cell>
          <table:table-cell office:value-type="float" office:value="632.541280842027" calcext:value-type="float">
            <text:p>632.5</text:p>
          </table:table-cell>
          <table:table-cell office:value-type="float" office:value="622.006537533308" calcext:value-type="float">
            <text:p>622.0</text:p>
          </table:table-cell>
          <table:table-cell office:value-type="float" office:value="628.896764305263" calcext:value-type="float">
            <text:p>628.9</text:p>
          </table:table-cell>
          <table:table-cell office:value-type="float" office:value="623.465275506633" calcext:value-type="float">
            <text:p>623.5</text:p>
          </table:table-cell>
          <table:table-cell office:value-type="float" office:value="625.767538318562" calcext:value-type="float">
            <text:p>625.8</text:p>
          </table:table-cell>
          <table:table-cell office:value-type="float" office:value="626.919035076375" calcext:value-type="float">
            <text:p>626.9</text:p>
          </table:table-cell>
          <table:table-cell office:value-type="float" office:value="616.922757132044" calcext:value-type="float">
            <text:p>616.9</text:p>
          </table:table-cell>
          <table:table-cell office:value-type="float" office:value="627.463504282869" calcext:value-type="float">
            <text:p>627.5</text:p>
          </table:table-cell>
          <table:table-cell office:value-type="float" office:value="639.823949562477" calcext:value-type="float">
            <text:p>639.8</text:p>
          </table:table-cell>
          <table:table-cell office:value-type="float" office:value="653.195377826427" calcext:value-type="float">
            <text:p>653.2</text:p>
          </table:table-cell>
          <table:table-cell office:value-type="float" office:value="635.931977245564" calcext:value-type="float">
            <text:p>635.9</text:p>
          </table:table-cell>
          <table:table-cell office:value-type="float" office:value="630.987577653158" calcext:value-type="float">
            <text:p>631.0</text:p>
          </table:table-cell>
          <table:table-cell office:value-type="float" office:value="639.814922444395" calcext:value-type="float">
            <text:p>639.8</text:p>
          </table:table-cell>
          <table:table-cell office:value-type="float" office:value="636.557070934132" calcext:value-type="float">
            <text:p>636.6</text:p>
          </table:table-cell>
          <table:table-cell office:value-type="float" office:value="629.752935623395" calcext:value-type="float">
            <text:p>629.8</text:p>
          </table:table-cell>
          <table:table-cell office:value-type="float" office:value="638.666597384309" calcext:value-type="float">
            <text:p>638.7</text:p>
          </table:table-cell>
          <table:table-cell office:value-type="float" office:value="632.347923293168" calcext:value-type="float">
            <text:p>632.3</text:p>
          </table:table-cell>
          <table:table-cell office:value-type="float" office:value="630.465348991873" calcext:value-type="float">
            <text:p>630.5</text:p>
          </table:table-cell>
          <table:table-cell office:value-type="float" office:value="649.89844430206" calcext:value-type="float">
            <text:p>649.9</text:p>
          </table:table-cell>
          <table:table-cell office:value-type="float" office:value="655.712778623826" calcext:value-type="float">
            <text:p>655.7</text:p>
          </table:table-cell>
          <table:table-cell office:value-type="float" office:value="657.895889965071" calcext:value-type="float">
            <text:p>657.9</text:p>
          </table:table-cell>
          <table:table-cell office:value-type="float" office:value="674.28555148931" calcext:value-type="float">
            <text:p>674.3</text:p>
          </table:table-cell>
          <table:table-cell office:value-type="float" office:value="662.675297676819" calcext:value-type="float">
            <text:p>662.7</text:p>
          </table:table-cell>
          <table:table-cell office:value-type="float" office:value="641.101236039546" calcext:value-type="float">
            <text:p>641.1</text:p>
          </table:table-cell>
          <table:table-cell office:value-type="float" office:value="634.709605613494" calcext:value-type="float">
            <text:p>634.7</text:p>
          </table:table-cell>
          <table:table-cell office:value-type="float" office:value="641.552726728267" calcext:value-type="float">
            <text:p>641.6</text:p>
          </table:table-cell>
          <table:table-cell office:value-type="float" office:value="646.60217297265" calcext:value-type="float">
            <text:p>646.6</text:p>
          </table:table-cell>
          <table:table-cell office:value-type="float" office:value="635.703458932781" calcext:value-type="float">
            <text:p>635.7</text:p>
          </table:table-cell>
          <table:table-cell office:value-type="float" office:value="634.065354238154" calcext:value-type="float">
            <text:p>634.1</text:p>
          </table:table-cell>
          <table:table-cell office:value-type="float" office:value="627.410718333726" calcext:value-type="float">
            <text:p>627.4</text:p>
          </table:table-cell>
          <table:table-cell office:value-type="float" office:value="619.070717863091" calcext:value-type="float">
            <text:p>619.1</text:p>
          </table:table-cell>
          <table:table-cell office:value-type="float" office:value="624.894747895582" calcext:value-type="float">
            <text:p>624.9</text:p>
          </table:table-cell>
          <table:table-cell office:value-type="float" office:value="621.584598781177" calcext:value-type="float">
            <text:p>621.6</text:p>
          </table:table-cell>
          <table:table-cell office:value-type="float" office:value="620.040275277409" calcext:value-type="float">
            <text:p>620.0</text:p>
          </table:table-cell>
          <table:table-cell office:value-type="float" office:value="646.871737249076" calcext:value-type="float">
            <text:p>646.9</text:p>
          </table:table-cell>
          <table:table-cell office:value-type="float" office:value="633.889264545533" calcext:value-type="float">
            <text:p>633.9</text:p>
          </table:table-cell>
          <table:table-cell office:value-type="float" office:value="613.208007667806" calcext:value-type="float">
            <text:p>613.2</text:p>
          </table:table-cell>
          <table:table-cell office:value-type="float" office:value="615.805717317722" calcext:value-type="float">
            <text:p>615.8</text:p>
          </table:table-cell>
          <table:table-cell office:value-type="float" office:value="604.167106985499" calcext:value-type="float">
            <text:p>604.2</text:p>
          </table:table-cell>
          <table:table-cell office:value-type="float" office:value="559.334390245655" calcext:value-type="float">
            <text:p>559.3</text:p>
          </table:table-cell>
          <table:table-cell office:value-type="float" office:value="579.785368980813" calcext:value-type="float">
            <text:p>579.8</text:p>
          </table:table-cell>
          <table:table-cell office:value-type="float" office:value="580.817739935528" calcext:value-type="float">
            <text:p>580.8</text:p>
          </table:table-cell>
          <table:table-cell office:value-type="float" office:value="606.670312781053" calcext:value-type="float">
            <text:p>606.7</text:p>
          </table:table-cell>
          <table:table-cell table:style-name="ce14" office:value-type="float" office:value="622.867357531107" calcext:value-type="float">
            <text:p>622.9</text:p>
          </table:table-cell>
          <table:table-cell table:number-columns-repeated="951"/>
        </table:table-row>
        <table:table-row table:style-name="ro1">
          <table:table-cell table:style-name="ce3" table:formula="of:=[.A91]+1" office:value-type="date" office:date-value="2016-05-30" calcext:value-type="date">
            <text:p>May 30, 16</text:p>
          </table:table-cell>
          <table:table-cell table:style-name="ce7" office:value-type="float" office:value="594.767037520031" calcext:value-type="float">
            <text:p>594.8</text:p>
          </table:table-cell>
          <table:table-cell office:value-type="float" office:value="589.162584209057" calcext:value-type="float">
            <text:p>589.2</text:p>
          </table:table-cell>
          <table:table-cell office:value-type="float" office:value="570.878432970502" calcext:value-type="float">
            <text:p>570.9</text:p>
          </table:table-cell>
          <table:table-cell office:value-type="float" office:value="567.434872805756" calcext:value-type="float">
            <text:p>567.4</text:p>
          </table:table-cell>
          <table:table-cell office:value-type="float" office:value="546.901897648086" calcext:value-type="float">
            <text:p>546.9</text:p>
          </table:table-cell>
          <table:table-cell office:value-type="float" office:value="556.805197683408" calcext:value-type="float">
            <text:p>556.8</text:p>
          </table:table-cell>
          <table:table-cell office:value-type="float" office:value="636.123151578718" calcext:value-type="float">
            <text:p>636.1</text:p>
          </table:table-cell>
          <table:table-cell office:value-type="float" office:value="673.540352306655" calcext:value-type="float">
            <text:p>673.5</text:p>
          </table:table-cell>
          <table:table-cell office:value-type="float" office:value="627.666912949341" calcext:value-type="float">
            <text:p>627.7</text:p>
          </table:table-cell>
          <table:table-cell office:value-type="float" office:value="600.716816870058" calcext:value-type="float">
            <text:p>600.7</text:p>
          </table:table-cell>
          <table:table-cell office:value-type="float" office:value="601.921632998823" calcext:value-type="float">
            <text:p>601.9</text:p>
          </table:table-cell>
          <table:table-cell office:value-type="float" office:value="606.76048324553" calcext:value-type="float">
            <text:p>606.8</text:p>
          </table:table-cell>
          <table:table-cell office:value-type="float" office:value="601.598462949401" calcext:value-type="float">
            <text:p>601.6</text:p>
          </table:table-cell>
          <table:table-cell office:value-type="float" office:value="608.100131239617" calcext:value-type="float">
            <text:p>608.1</text:p>
          </table:table-cell>
          <table:table-cell office:value-type="float" office:value="605.574033897384" calcext:value-type="float">
            <text:p>605.6</text:p>
          </table:table-cell>
          <table:table-cell office:value-type="float" office:value="617.62821095665" calcext:value-type="float">
            <text:p>617.6</text:p>
          </table:table-cell>
          <table:table-cell office:value-type="float" office:value="604.466052487391" calcext:value-type="float">
            <text:p>604.5</text:p>
          </table:table-cell>
          <table:table-cell office:value-type="float" office:value="604.84009985348" calcext:value-type="float">
            <text:p>604.8</text:p>
          </table:table-cell>
          <table:table-cell office:value-type="float" office:value="621.313890531998" calcext:value-type="float">
            <text:p>621.3</text:p>
          </table:table-cell>
          <table:table-cell office:value-type="float" office:value="638.745684063309" calcext:value-type="float">
            <text:p>638.7</text:p>
          </table:table-cell>
          <table:table-cell office:value-type="float" office:value="625.757899389832" calcext:value-type="float">
            <text:p>625.8</text:p>
          </table:table-cell>
          <table:table-cell office:value-type="float" office:value="613.494560125958" calcext:value-type="float">
            <text:p>613.5</text:p>
          </table:table-cell>
          <table:table-cell office:value-type="float" office:value="628.31174609064" calcext:value-type="float">
            <text:p>628.3</text:p>
          </table:table-cell>
          <table:table-cell office:value-type="float" office:value="639.40228400977" calcext:value-type="float">
            <text:p>639.4</text:p>
          </table:table-cell>
          <table:table-cell office:value-type="float" office:value="646.748096885786" calcext:value-type="float">
            <text:p>646.7</text:p>
          </table:table-cell>
          <table:table-cell office:value-type="float" office:value="657.951348142197" calcext:value-type="float">
            <text:p>658.0</text:p>
          </table:table-cell>
          <table:table-cell office:value-type="float" office:value="664.953029773408" calcext:value-type="float">
            <text:p>665.0</text:p>
          </table:table-cell>
          <table:table-cell office:value-type="float" office:value="647.240242077089" calcext:value-type="float">
            <text:p>647.2</text:p>
          </table:table-cell>
          <table:table-cell office:value-type="float" office:value="630.288200163872" calcext:value-type="float">
            <text:p>630.3</text:p>
          </table:table-cell>
          <table:table-cell office:value-type="float" office:value="628.063953239651" calcext:value-type="float">
            <text:p>628.1</text:p>
          </table:table-cell>
          <table:table-cell office:value-type="float" office:value="627.900440475811" calcext:value-type="float">
            <text:p>627.9</text:p>
          </table:table-cell>
          <table:table-cell office:value-type="float" office:value="618.459395163508" calcext:value-type="float">
            <text:p>618.5</text:p>
          </table:table-cell>
          <table:table-cell office:value-type="float" office:value="624.964276510117" calcext:value-type="float">
            <text:p>625.0</text:p>
          </table:table-cell>
          <table:table-cell office:value-type="float" office:value="631.555915240759" calcext:value-type="float">
            <text:p>631.6</text:p>
          </table:table-cell>
          <table:table-cell office:value-type="float" office:value="621.434391721176" calcext:value-type="float">
            <text:p>621.4</text:p>
          </table:table-cell>
          <table:table-cell office:value-type="float" office:value="623.849250344081" calcext:value-type="float">
            <text:p>623.8</text:p>
          </table:table-cell>
          <table:table-cell office:value-type="float" office:value="621.19835025617" calcext:value-type="float">
            <text:p>621.2</text:p>
          </table:table-cell>
          <table:table-cell office:value-type="float" office:value="609.572772607326" calcext:value-type="float">
            <text:p>609.6</text:p>
          </table:table-cell>
          <table:table-cell office:value-type="float" office:value="589.940359432893" calcext:value-type="float">
            <text:p>589.9</text:p>
          </table:table-cell>
          <table:table-cell office:value-type="float" office:value="596.771273519614" calcext:value-type="float">
            <text:p>596.8</text:p>
          </table:table-cell>
          <table:table-cell office:value-type="float" office:value="607.216215893864" calcext:value-type="float">
            <text:p>607.2</text:p>
          </table:table-cell>
          <table:table-cell office:value-type="float" office:value="596.256884929877" calcext:value-type="float">
            <text:p>596.3</text:p>
          </table:table-cell>
          <table:table-cell office:value-type="float" office:value="591.142241922272" calcext:value-type="float">
            <text:p>591.1</text:p>
          </table:table-cell>
          <table:table-cell office:value-type="float" office:value="579.25776876332" calcext:value-type="float">
            <text:p>579.3</text:p>
          </table:table-cell>
          <table:table-cell office:value-type="float" office:value="587.985004217993" calcext:value-type="float">
            <text:p>588.0</text:p>
          </table:table-cell>
          <table:table-cell office:value-type="float" office:value="590.089621881953" calcext:value-type="float">
            <text:p>590.1</text:p>
          </table:table-cell>
          <table:table-cell office:value-type="float" office:value="588.161738277811" calcext:value-type="float">
            <text:p>588.2</text:p>
          </table:table-cell>
          <table:table-cell office:value-type="float" office:value="617.971087307337" calcext:value-type="float">
            <text:p>618.0</text:p>
          </table:table-cell>
          <table:table-cell office:value-type="float" office:value="618.325817863974" calcext:value-type="float">
            <text:p>618.3</text:p>
          </table:table-cell>
          <table:table-cell office:value-type="float" office:value="597.111538241661" calcext:value-type="float">
            <text:p>597.1</text:p>
          </table:table-cell>
          <table:table-cell office:value-type="float" office:value="576.802621249262" calcext:value-type="float">
            <text:p>576.8</text:p>
          </table:table-cell>
          <table:table-cell office:value-type="float" office:value="550.373759082897" calcext:value-type="float">
            <text:p>550.4</text:p>
          </table:table-cell>
          <table:table-cell office:value-type="float" office:value="573.542647076266" calcext:value-type="float">
            <text:p>573.5</text:p>
          </table:table-cell>
          <table:table-cell office:value-type="float" office:value="588.760670744306" calcext:value-type="float">
            <text:p>588.8</text:p>
          </table:table-cell>
          <table:table-cell office:value-type="float" office:value="594.630240078674" calcext:value-type="float">
            <text:p>594.6</text:p>
          </table:table-cell>
          <table:table-cell office:value-type="float" office:value="618.545347739274" calcext:value-type="float">
            <text:p>618.5</text:p>
          </table:table-cell>
          <table:table-cell office:value-type="float" office:value="599.740602083117" calcext:value-type="float">
            <text:p>599.7</text:p>
          </table:table-cell>
          <table:table-cell office:value-type="float" office:value="597.424941922882" calcext:value-type="float">
            <text:p>597.4</text:p>
          </table:table-cell>
          <table:table-cell office:value-type="float" office:value="605.228982607774" calcext:value-type="float">
            <text:p>605.2</text:p>
          </table:table-cell>
          <table:table-cell office:value-type="float" office:value="603.131173730755" calcext:value-type="float">
            <text:p>603.1</text:p>
          </table:table-cell>
          <table:table-cell office:value-type="float" office:value="607.701191601515" calcext:value-type="float">
            <text:p>607.7</text:p>
          </table:table-cell>
          <table:table-cell office:value-type="float" office:value="619.494350072159" calcext:value-type="float">
            <text:p>619.5</text:p>
          </table:table-cell>
          <table:table-cell office:value-type="float" office:value="603.478887719384" calcext:value-type="float">
            <text:p>603.5</text:p>
          </table:table-cell>
          <table:table-cell office:value-type="float" office:value="592.248924790735" calcext:value-type="float">
            <text:p>592.2</text:p>
          </table:table-cell>
          <table:table-cell office:value-type="float" office:value="586.647745271417" calcext:value-type="float">
            <text:p>586.6</text:p>
          </table:table-cell>
          <table:table-cell office:value-type="float" office:value="566.316708651682" calcext:value-type="float">
            <text:p>566.3</text:p>
          </table:table-cell>
          <table:table-cell office:value-type="float" office:value="556.489129527733" calcext:value-type="float">
            <text:p>556.5</text:p>
          </table:table-cell>
          <table:table-cell office:value-type="float" office:value="522.745706940284" calcext:value-type="float">
            <text:p>522.7</text:p>
          </table:table-cell>
          <table:table-cell office:value-type="float" office:value="558.394844816574" calcext:value-type="float">
            <text:p>558.4</text:p>
          </table:table-cell>
          <table:table-cell office:value-type="float" office:value="595.989963247967" calcext:value-type="float">
            <text:p>596.0</text:p>
          </table:table-cell>
          <table:table-cell office:value-type="float" office:value="629.610189594827" calcext:value-type="float">
            <text:p>629.6</text:p>
          </table:table-cell>
          <table:table-cell table:style-name="ce14" office:value-type="float" office:value="635.412502217832" calcext:value-type="float">
            <text:p>635.4</text:p>
          </table:table-cell>
          <table:table-cell table:number-columns-repeated="951"/>
        </table:table-row>
        <table:table-row table:style-name="ro1">
          <table:table-cell table:style-name="ce4" table:formula="of:=[.A92]+1" office:value-type="date" office:date-value="2016-05-31" calcext:value-type="date">
            <text:p>May 31, 16</text:p>
          </table:table-cell>
          <table:table-cell table:style-name="ce8" office:value-type="float" office:value="529.340303355677" calcext:value-type="float">
            <text:p>529.3</text:p>
          </table:table-cell>
          <table:table-cell table:style-name="ce11" office:value-type="float" office:value="559.483420163571" calcext:value-type="float">
            <text:p>559.5</text:p>
          </table:table-cell>
          <table:table-cell table:style-name="ce11" office:value-type="float" office:value="578.340019914125" calcext:value-type="float">
            <text:p>578.3</text:p>
          </table:table-cell>
          <table:table-cell table:style-name="ce11" office:value-type="float" office:value="567.428603276821" calcext:value-type="float">
            <text:p>567.4</text:p>
          </table:table-cell>
          <table:table-cell table:style-name="ce11" office:value-type="float" office:value="569.203615634377" calcext:value-type="float">
            <text:p>569.2</text:p>
          </table:table-cell>
          <table:table-cell table:style-name="ce11" office:value-type="float" office:value="558.099679115189" calcext:value-type="float">
            <text:p>558.1</text:p>
          </table:table-cell>
          <table:table-cell table:style-name="ce11" office:value-type="float" office:value="587.190059478467" calcext:value-type="float">
            <text:p>587.2</text:p>
          </table:table-cell>
          <table:table-cell table:style-name="ce11" office:value-type="float" office:value="585.840330185612" calcext:value-type="float">
            <text:p>585.8</text:p>
          </table:table-cell>
          <table:table-cell table:style-name="ce11" office:value-type="float" office:value="592.638057128421" calcext:value-type="float">
            <text:p>592.6</text:p>
          </table:table-cell>
          <table:table-cell table:style-name="ce11" office:value-type="float" office:value="608.748525197704" calcext:value-type="float">
            <text:p>608.7</text:p>
          </table:table-cell>
          <table:table-cell table:style-name="ce11" office:value-type="float" office:value="609.51943317229" calcext:value-type="float">
            <text:p>609.5</text:p>
          </table:table-cell>
          <table:table-cell table:style-name="ce11" office:value-type="float" office:value="603.648058290642" calcext:value-type="float">
            <text:p>603.6</text:p>
          </table:table-cell>
          <table:table-cell table:style-name="ce11" office:value-type="float" office:value="599.229773821812" calcext:value-type="float">
            <text:p>599.2</text:p>
          </table:table-cell>
          <table:table-cell table:style-name="ce11" office:value-type="float" office:value="580.685307003599" calcext:value-type="float">
            <text:p>580.7</text:p>
          </table:table-cell>
          <table:table-cell table:style-name="ce11" office:value-type="float" office:value="578.162761109353" calcext:value-type="float">
            <text:p>578.2</text:p>
          </table:table-cell>
          <table:table-cell table:style-name="ce11" office:value-type="float" office:value="579.210555153094" calcext:value-type="float">
            <text:p>579.2</text:p>
          </table:table-cell>
          <table:table-cell table:style-name="ce11" office:value-type="float" office:value="587.339043852129" calcext:value-type="float">
            <text:p>587.3</text:p>
          </table:table-cell>
          <table:table-cell table:style-name="ce11" office:value-type="float" office:value="592.413659196632" calcext:value-type="float">
            <text:p>592.4</text:p>
          </table:table-cell>
          <table:table-cell table:style-name="ce11" office:value-type="float" office:value="588.759950781315" calcext:value-type="float">
            <text:p>588.8</text:p>
          </table:table-cell>
          <table:table-cell table:style-name="ce11" office:value-type="float" office:value="575.678514150293" calcext:value-type="float">
            <text:p>575.7</text:p>
          </table:table-cell>
          <table:table-cell table:style-name="ce11" office:value-type="float" office:value="589.566856499004" calcext:value-type="float">
            <text:p>589.6</text:p>
          </table:table-cell>
          <table:table-cell table:style-name="ce11" office:value-type="float" office:value="611.670352295928" calcext:value-type="float">
            <text:p>611.7</text:p>
          </table:table-cell>
          <table:table-cell table:style-name="ce11" office:value-type="float" office:value="604.312465846784" calcext:value-type="float">
            <text:p>604.3</text:p>
          </table:table-cell>
          <table:table-cell table:style-name="ce11" office:value-type="float" office:value="627.037277656982" calcext:value-type="float">
            <text:p>627.0</text:p>
          </table:table-cell>
          <table:table-cell table:style-name="ce11" office:value-type="float" office:value="629.587873329444" calcext:value-type="float">
            <text:p>629.6</text:p>
          </table:table-cell>
          <table:table-cell table:style-name="ce11" office:value-type="float" office:value="608.438772623908" calcext:value-type="float">
            <text:p>608.4</text:p>
          </table:table-cell>
          <table:table-cell table:style-name="ce11" office:value-type="float" office:value="587.815324541655" calcext:value-type="float">
            <text:p>587.8</text:p>
          </table:table-cell>
          <table:table-cell table:style-name="ce11" office:value-type="float" office:value="570.343632575346" calcext:value-type="float">
            <text:p>570.3</text:p>
          </table:table-cell>
          <table:table-cell table:style-name="ce11" office:value-type="float" office:value="583.868412660957" calcext:value-type="float">
            <text:p>583.9</text:p>
          </table:table-cell>
          <table:table-cell table:style-name="ce11" office:value-type="float" office:value="593.576460612829" calcext:value-type="float">
            <text:p>593.6</text:p>
          </table:table-cell>
          <table:table-cell table:style-name="ce11" office:value-type="float" office:value="599.099690591696" calcext:value-type="float">
            <text:p>599.1</text:p>
          </table:table-cell>
          <table:table-cell table:style-name="ce11" office:value-type="float" office:value="605.970224033724" calcext:value-type="float">
            <text:p>606.0</text:p>
          </table:table-cell>
          <table:table-cell table:style-name="ce11" office:value-type="float" office:value="601.514928800374" calcext:value-type="float">
            <text:p>601.5</text:p>
          </table:table-cell>
          <table:table-cell table:style-name="ce11" office:value-type="float" office:value="588.143569589842" calcext:value-type="float">
            <text:p>588.1</text:p>
          </table:table-cell>
          <table:table-cell table:style-name="ce11" office:value-type="float" office:value="569.761981066548" calcext:value-type="float">
            <text:p>569.8</text:p>
          </table:table-cell>
          <table:table-cell table:style-name="ce11" office:value-type="float" office:value="563.005718759303" calcext:value-type="float">
            <text:p>563.0</text:p>
          </table:table-cell>
          <table:table-cell table:style-name="ce11" office:value-type="float" office:value="569.341692194057" calcext:value-type="float">
            <text:p>569.3</text:p>
          </table:table-cell>
          <table:table-cell table:style-name="ce11" office:value-type="float" office:value="591.48035593782" calcext:value-type="float">
            <text:p>591.5</text:p>
          </table:table-cell>
          <table:table-cell table:style-name="ce11" office:value-type="float" office:value="586.634000761001" calcext:value-type="float">
            <text:p>586.6</text:p>
          </table:table-cell>
          <table:table-cell table:style-name="ce11" office:value-type="float" office:value="584.797700078927" calcext:value-type="float">
            <text:p>584.8</text:p>
          </table:table-cell>
          <table:table-cell table:style-name="ce11" office:value-type="float" office:value="588.738903293387" calcext:value-type="float">
            <text:p>588.7</text:p>
          </table:table-cell>
          <table:table-cell table:style-name="ce11" office:value-type="float" office:value="554.806085170535" calcext:value-type="float">
            <text:p>554.8</text:p>
          </table:table-cell>
          <table:table-cell table:style-name="ce11" office:value-type="float" office:value="538.898170966067" calcext:value-type="float">
            <text:p>538.9</text:p>
          </table:table-cell>
          <table:table-cell table:style-name="ce11" office:value-type="float" office:value="397.812172819743" calcext:value-type="float">
            <text:p>397.8</text:p>
          </table:table-cell>
          <table:table-cell table:style-name="ce11" office:value-type="float" office:value="367.721299692763" calcext:value-type="float">
            <text:p>367.7</text:p>
          </table:table-cell>
          <table:table-cell table:style-name="ce11" office:value-type="float" office:value="344.379547762967" calcext:value-type="float">
            <text:p>344.4</text:p>
          </table:table-cell>
          <table:table-cell table:style-name="ce11" office:value-type="float" office:value="379.234866443499" calcext:value-type="float">
            <text:p>379.2</text:p>
          </table:table-cell>
          <table:table-cell table:style-name="ce11" office:value-type="float" office:value="382.670882687546" calcext:value-type="float">
            <text:p>382.7</text:p>
          </table:table-cell>
          <table:table-cell table:style-name="ce11" office:value-type="float" office:value="407.783170918363" calcext:value-type="float">
            <text:p>407.8</text:p>
          </table:table-cell>
          <table:table-cell table:style-name="ce11" office:value-type="float" office:value="390.593111023913" calcext:value-type="float">
            <text:p>390.6</text:p>
          </table:table-cell>
          <table:table-cell table:style-name="ce11" office:value-type="float" office:value="370.111330121123" calcext:value-type="float">
            <text:p>370.1</text:p>
          </table:table-cell>
          <table:table-cell table:style-name="ce11" office:value-type="float" office:value="315.286606705362" calcext:value-type="float">
            <text:p>315.3</text:p>
          </table:table-cell>
          <table:table-cell table:style-name="ce11" office:value-type="float" office:value="379.090266834556" calcext:value-type="float">
            <text:p>379.1</text:p>
          </table:table-cell>
          <table:table-cell table:style-name="ce11" office:value-type="float" office:value="410.039517655367" calcext:value-type="float">
            <text:p>410.0</text:p>
          </table:table-cell>
          <table:table-cell table:style-name="ce11" office:value-type="float" office:value="397.456673466782" calcext:value-type="float">
            <text:p>397.5</text:p>
          </table:table-cell>
          <table:table-cell table:style-name="ce11" office:value-type="float" office:value="373.213115322482" calcext:value-type="float">
            <text:p>373.2</text:p>
          </table:table-cell>
          <table:table-cell table:style-name="ce11" office:value-type="float" office:value="364.776939394099" calcext:value-type="float">
            <text:p>364.8</text:p>
          </table:table-cell>
          <table:table-cell table:style-name="ce11" office:value-type="float" office:value="322.302349854863" calcext:value-type="float">
            <text:p>322.3</text:p>
          </table:table-cell>
          <table:table-cell table:style-name="ce11" office:value-type="float" office:value="309.450491583038" calcext:value-type="float">
            <text:p>309.5</text:p>
          </table:table-cell>
          <table:table-cell table:style-name="ce11" office:value-type="float" office:value="270.306387489059" calcext:value-type="float">
            <text:p>270.3</text:p>
          </table:table-cell>
          <table:table-cell table:style-name="ce11" office:value-type="float" office:value="288.497251565143" calcext:value-type="float">
            <text:p>288.5</text:p>
          </table:table-cell>
          <table:table-cell table:style-name="ce11" office:value-type="float" office:value="292.604711929997" calcext:value-type="float">
            <text:p>292.6</text:p>
          </table:table-cell>
          <table:table-cell table:style-name="ce11" office:value-type="float" office:value="248.503068959363" calcext:value-type="float">
            <text:p>248.5</text:p>
          </table:table-cell>
          <table:table-cell table:style-name="ce11" office:value-type="float" office:value="245.430431393163" calcext:value-type="float">
            <text:p>245.4</text:p>
          </table:table-cell>
          <table:table-cell table:style-name="ce11" office:value-type="float" office:value="258.875515844874" calcext:value-type="float">
            <text:p>258.9</text:p>
          </table:table-cell>
          <table:table-cell table:style-name="ce11" office:value-type="float" office:value="262.205009815975" calcext:value-type="float">
            <text:p>262.2</text:p>
          </table:table-cell>
          <table:table-cell table:style-name="ce11" office:value-type="float" office:value="246.92005799524" calcext:value-type="float">
            <text:p>246.9</text:p>
          </table:table-cell>
          <table:table-cell table:style-name="ce11" office:value-type="float" office:value="124.730094077008" calcext:value-type="float">
            <text:p>124.7</text:p>
          </table:table-cell>
          <table:table-cell table:style-name="ce11" office:value-type="float" office:value="104.067065529466" calcext:value-type="float">
            <text:p>104.1</text:p>
          </table:table-cell>
          <table:table-cell table:style-name="ce11" office:value-type="float" office:value="125.194846629337" calcext:value-type="float">
            <text:p>125.2</text:p>
          </table:table-cell>
          <table:table-cell table:style-name="ce11" office:value-type="float" office:value="131.887831733416" calcext:value-type="float">
            <text:p>131.9</text:p>
          </table:table-cell>
          <table:table-cell table:style-name="ce15" office:value-type="float" office:value="101.301472405445" calcext:value-type="float">
            <text:p>101.3</text:p>
          </table:table-cell>
          <table:table-cell table:number-columns-repeated="951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UY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UY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/00/0000</text:date>, <text:time style:data-style-name="N2" text:time-value="13:08:52.566332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3:37:53.799768499</meta:creation-date>
    <dc:date>2016-08-31T13:08:32.863257000</dc:date>
    <meta:editing-duration>PT32S</meta:editing-duration>
    <meta:editing-cycles>2</meta:editing-cycles>
    <meta:generator>LibreOffice/5.1.4.2$MacOSX_X86_64 LibreOffice_project/f99d75f39f1c57ebdd7ffc5f42867c12031db97a</meta:generator>
    <meta:document-statistic meta:table-count="1" meta:cell-count="6788" meta:object-count="0"/>
  </office:meta>
</office:document-meta>
</file>